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4E95D9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A6CAE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A6CAEC" style:repeat-content="false"/>
      <style:paragraph-properties fo:text-align="center"/>
    </style:style>
    <style:style style:name="ce6" style:family="table-cell" style:parent-style-name="Default" style:data-style-name="N2">
      <style:table-cell-properties fo:border-top="thin solid #000000" fo:border-bottom="thin solid #000000" fo:border-left="none" fo:border-right="none" style:vertical-align="automatic" fo:wrap-option="wrap" fo:background-color="#A6CAE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A6CAE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E59EDD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E59EDD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E59EDD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6C6AD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6C6AD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6C6AD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4E95D9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4E95D9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4E95D9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#A02B93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A02B93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background-color="#4E95D9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4E95D9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background-color="#E97132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#E97132" style:repeat-content="false"/>
      <style:paragraph-properties fo:text-align="center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6.29708333333333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9.181041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0" style:family="table-cell" style:parent-style-name="Default" style:data-style-name="N0">
      <style:table-cell-properties fo:border="thin solid #000000" style:vertical-align="middle" fo:background-color="#A02B93" style:repeat-content="false"/>
      <style:paragraph-properties fo:text-align="center"/>
      <style:map style:condition="of:cell-content()=&quot;S1&quot;" style:apply-style-name="cf1"/>
      <style:map style:condition="of:cell-content()=&quot;S2&quot;" style:apply-style-name="cf2"/>
      <style:map style:condition="of:cell-content()=&quot;S3&quot;" style:apply-style-name="cf3"/>
      <style:map style:condition="of:cell-content()=&quot;S4&quot;" style:apply-style-name="cf4"/>
      <style:map style:condition="of:cell-content()=&quot;S5&quot;" style:apply-style-name="cf5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E59EDD" style:repeat-content="false"/>
      <style:paragraph-properties fo:text-align="center"/>
      <style:map style:condition="of:cell-content()=&quot;S1&quot;" style:apply-style-name="cf1"/>
      <style:map style:condition="of:cell-content()=&quot;S2&quot;" style:apply-style-name="cf2"/>
      <style:map style:condition="of:cell-content()=&quot;S3&quot;" style:apply-style-name="cf3"/>
      <style:map style:condition="of:cell-content()=&quot;S4&quot;" style:apply-style-name="cf4"/>
      <style:map style:condition="of:cell-content()=&quot;S5&quot;" style:apply-style-name="cf5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 style:vertical-align="automatic" style:repeat-content="false"/>
      <style:paragraph-properties fo:text-align="center"/>
      <style:map style:condition="of:cell-content()=&quot;S1&quot;" style:apply-style-name="cf1"/>
      <style:map style:condition="of:cell-content()=&quot;S2&quot;" style:apply-style-name="cf2"/>
      <style:map style:condition="of:cell-content()=&quot;S3&quot;" style:apply-style-name="cf3"/>
      <style:map style:condition="of:cell-content()=&quot;S4&quot;" style:apply-style-name="cf4"/>
      <style:map style:condition="of:cell-content()=&quot;S5&quot;" style:apply-style-name="cf5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map style:condition="of:cell-content()=&quot;S1&quot;" style:apply-style-name="cf1"/>
      <style:map style:condition="of:cell-content()=&quot;S2&quot;" style:apply-style-name="cf2"/>
      <style:map style:condition="of:cell-content()=&quot;S3&quot;" style:apply-style-name="cf3"/>
      <style:map style:condition="of:cell-content()=&quot;S4&quot;" style:apply-style-name="cf4"/>
      <style:map style:condition="of:cell-content()=&quot;S5&quot;" style:apply-style-name="cf5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A02B93" style:repeat-content="false"/>
      <style:paragraph-properties fo:text-align="center"/>
      <style:map style:condition="of:cell-content()=&quot;S1&quot;" style:apply-style-name="cf1"/>
      <style:map style:condition="of:cell-content()=&quot;S2&quot;" style:apply-style-name="cf2"/>
      <style:map style:condition="of:cell-content()=&quot;S3&quot;" style:apply-style-name="cf3"/>
      <style:map style:condition="of:cell-content()=&quot;S4&quot;" style:apply-style-name="cf4"/>
      <style:map style:condition="of:cell-content()=&quot;S5&quot;" style:apply-style-name="cf5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E59EDD" style:repeat-content="false"/>
      <style:paragraph-properties fo:text-align="center"/>
      <style:map style:condition="of:cell-content()=&quot;S1&quot;" style:apply-style-name="cf1"/>
      <style:map style:condition="of:cell-content()=&quot;S2&quot;" style:apply-style-name="cf2"/>
      <style:map style:condition="of:cell-content()=&quot;S3&quot;" style:apply-style-name="cf3"/>
      <style:map style:condition="of:cell-content()=&quot;S4&quot;" style:apply-style-name="cf4"/>
      <style:map style:condition="of:cell-content()=&quot;S5&quot;" style:apply-style-name="cf5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E59EDD" style:repeat-content="false"/>
      <style:paragraph-properties fo:text-align="center"/>
      <style:map style:condition="of:cell-content()=&quot;S1&quot;" style:apply-style-name="cf1"/>
      <style:map style:condition="of:cell-content()=&quot;S2&quot;" style:apply-style-name="cf2"/>
      <style:map style:condition="of:cell-content()=&quot;S3&quot;" style:apply-style-name="cf3"/>
      <style:map style:condition="of:cell-content()=&quot;S4&quot;" style:apply-style-name="cf4"/>
      <style:map style:condition="of:cell-content()=&quot;S5&quot;" style:apply-style-name="cf5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A6CAEC" style:repeat-content="false"/>
      <style:paragraph-properties fo:text-align="center"/>
      <style:map style:condition="of:cell-content()=&quot;S1&quot;" style:apply-style-name="cf1"/>
      <style:map style:condition="of:cell-content()=&quot;S2&quot;" style:apply-style-name="cf2"/>
      <style:map style:condition="of:cell-content()=&quot;S3&quot;" style:apply-style-name="cf3"/>
      <style:map style:condition="of:cell-content()=&quot;S4&quot;" style:apply-style-name="cf4"/>
      <style:map style:condition="of:cell-content()=&quot;S5&quot;" style:apply-style-name="cf5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A6CAEC" style:repeat-content="false"/>
      <style:paragraph-properties fo:text-align="center"/>
      <style:map style:condition="of:cell-content()=&quot;S1&quot;" style:apply-style-name="cf1"/>
      <style:map style:condition="of:cell-content()=&quot;S2&quot;" style:apply-style-name="cf2"/>
      <style:map style:condition="of:cell-content()=&quot;S3&quot;" style:apply-style-name="cf3"/>
      <style:map style:condition="of:cell-content()=&quot;S4&quot;" style:apply-style-name="cf4"/>
      <style:map style:condition="of:cell-content()=&quot;S5&quot;" style:apply-style-name="cf5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A6CAEC" style:repeat-content="false"/>
      <style:paragraph-properties fo:text-align="center"/>
      <style:map style:condition="of:cell-content()=&quot;S1&quot;" style:apply-style-name="cf1"/>
      <style:map style:condition="of:cell-content()=&quot;S2&quot;" style:apply-style-name="cf2"/>
      <style:map style:condition="of:cell-content()=&quot;S3&quot;" style:apply-style-name="cf3"/>
      <style:map style:condition="of:cell-content()=&quot;S4&quot;" style:apply-style-name="cf4"/>
      <style:map style:condition="of:cell-content()=&quot;S5&quot;" style:apply-style-name="cf5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6C6AD" style:repeat-content="false"/>
      <style:paragraph-properties fo:text-align="center"/>
      <style:map style:condition="of:cell-content()=&quot;S1&quot;" style:apply-style-name="cf1"/>
      <style:map style:condition="of:cell-content()=&quot;S2&quot;" style:apply-style-name="cf2"/>
      <style:map style:condition="of:cell-content()=&quot;S3&quot;" style:apply-style-name="cf3"/>
      <style:map style:condition="of:cell-content()=&quot;S4&quot;" style:apply-style-name="cf4"/>
      <style:map style:condition="of:cell-content()=&quot;S5&quot;" style:apply-style-name="cf5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6C6AD" style:repeat-content="false"/>
      <style:paragraph-properties fo:text-align="center"/>
      <style:map style:condition="of:cell-content()=&quot;S1&quot;" style:apply-style-name="cf1"/>
      <style:map style:condition="of:cell-content()=&quot;S2&quot;" style:apply-style-name="cf2"/>
      <style:map style:condition="of:cell-content()=&quot;S3&quot;" style:apply-style-name="cf3"/>
      <style:map style:condition="of:cell-content()=&quot;S4&quot;" style:apply-style-name="cf4"/>
      <style:map style:condition="of:cell-content()=&quot;S5&quot;" style:apply-style-name="cf5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6C6AD" style:repeat-content="false"/>
      <style:paragraph-properties fo:text-align="center"/>
      <style:map style:condition="of:cell-content()=&quot;S1&quot;" style:apply-style-name="cf1"/>
      <style:map style:condition="of:cell-content()=&quot;S2&quot;" style:apply-style-name="cf2"/>
      <style:map style:condition="of:cell-content()=&quot;S3&quot;" style:apply-style-name="cf3"/>
      <style:map style:condition="of:cell-content()=&quot;S4&quot;" style:apply-style-name="cf4"/>
      <style:map style:condition="of:cell-content()=&quot;S5&quot;" style:apply-style-name="cf5"/>
    </style:style>
    <style:style style:name="ce43" style:family="table-cell" style:parent-style-name="Default" style:data-style-name="N36">
      <style:table-cell-properties style:vertical-align="automatic" style:repeat-content="false"/>
      <style:paragraph-properties fo:text-align="center"/>
      <style:map style:condition="of:cell-content()=&quot;S1&quot;" style:apply-style-name="cf1"/>
      <style:map style:condition="of:cell-content()=&quot;S2&quot;" style:apply-style-name="cf2"/>
      <style:map style:condition="of:cell-content()=&quot;S3&quot;" style:apply-style-name="cf3"/>
      <style:map style:condition="of:cell-content()=&quot;S4&quot;" style:apply-style-name="cf4"/>
      <style:map style:condition="of:cell-content()=&quot;S5&quot;" style:apply-style-name="cf5"/>
    </style:style>
    <style:style style:name="ce44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center"/>
      <style:map style:condition="of:cell-content()=&quot;S1&quot;" style:apply-style-name="cf1"/>
      <style:map style:condition="of:cell-content()=&quot;S2&quot;" style:apply-style-name="cf2"/>
      <style:map style:condition="of:cell-content()=&quot;S3&quot;" style:apply-style-name="cf3"/>
      <style:map style:condition="of:cell-content()=&quot;S4&quot;" style:apply-style-name="cf4"/>
      <style:map style:condition="of:cell-content()=&quot;S5&quot;" style:apply-style-name="cf5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&quot;S1&quot;" style:apply-style-name="cf1"/>
      <style:map style:condition="of:cell-content()=&quot;S2&quot;" style:apply-style-name="cf2"/>
      <style:map style:condition="of:cell-content()=&quot;S3&quot;" style:apply-style-name="cf3"/>
      <style:map style:condition="of:cell-content()=&quot;S4&quot;" style:apply-style-name="cf4"/>
      <style:map style:condition="of:cell-content()=&quot;S5&quot;" style:apply-style-name="cf5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map style:condition="of:cell-content()=&quot;S1&quot;" style:apply-style-name="cf1"/>
      <style:map style:condition="of:cell-content()=&quot;S2&quot;" style:apply-style-name="cf2"/>
      <style:map style:condition="of:cell-content()=&quot;S3&quot;" style:apply-style-name="cf3"/>
      <style:map style:condition="of:cell-content()=&quot;S4&quot;" style:apply-style-name="cf4"/>
      <style:map style:condition="of:cell-content()=&quot;S5&quot;" style:apply-style-name="cf5"/>
    </style:style>
    <style:style style:name="ce47" style:family="table-cell" style:parent-style-name="Default" style:data-style-name="N0">
      <style:table-cell-properties fo:border="thin solid #000000" style:vertical-align="middle" fo:background-color="#4E95D9" style:repeat-content="false"/>
      <style:paragraph-properties fo:text-align="center"/>
      <style:map style:condition="of:cell-content()=&quot;S1&quot;" style:apply-style-name="cf1"/>
      <style:map style:condition="of:cell-content()=&quot;S2&quot;" style:apply-style-name="cf2"/>
      <style:map style:condition="of:cell-content()=&quot;S3&quot;" style:apply-style-name="cf3"/>
      <style:map style:condition="of:cell-content()=&quot;S4&quot;" style:apply-style-name="cf4"/>
      <style:map style:condition="of:cell-content()=&quot;S5&quot;" style:apply-style-name="cf5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4E95D9" style:repeat-content="false"/>
      <style:paragraph-properties fo:text-align="center"/>
      <style:map style:condition="of:cell-content()=&quot;S1&quot;" style:apply-style-name="cf1"/>
      <style:map style:condition="of:cell-content()=&quot;S2&quot;" style:apply-style-name="cf2"/>
      <style:map style:condition="of:cell-content()=&quot;S3&quot;" style:apply-style-name="cf3"/>
      <style:map style:condition="of:cell-content()=&quot;S4&quot;" style:apply-style-name="cf4"/>
      <style:map style:condition="of:cell-content()=&quot;S5&quot;" style:apply-style-name="cf5"/>
    </style:style>
    <style:style style:name="ce49" style:family="table-cell" style:parent-style-name="Default" style:data-style-name="N0">
      <style:table-cell-properties fo:border="thin solid #000000" style:vertical-align="middle" fo:background-color="#E97132" style:repeat-content="false"/>
      <style:paragraph-properties fo:text-align="center"/>
      <style:map style:condition="of:cell-content()=&quot;S1&quot;" style:apply-style-name="cf1"/>
      <style:map style:condition="of:cell-content()=&quot;S2&quot;" style:apply-style-name="cf2"/>
      <style:map style:condition="of:cell-content()=&quot;S3&quot;" style:apply-style-name="cf3"/>
      <style:map style:condition="of:cell-content()=&quot;S4&quot;" style:apply-style-name="cf4"/>
      <style:map style:condition="of:cell-content()=&quot;S5&quot;" style:apply-style-name="cf5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E97132" style:repeat-content="false"/>
      <style:paragraph-properties fo:text-align="center"/>
      <style:map style:condition="of:cell-content()=&quot;S1&quot;" style:apply-style-name="cf1"/>
      <style:map style:condition="of:cell-content()=&quot;S2&quot;" style:apply-style-name="cf2"/>
      <style:map style:condition="of:cell-content()=&quot;S3&quot;" style:apply-style-name="cf3"/>
      <style:map style:condition="of:cell-content()=&quot;S4&quot;" style:apply-style-name="cf4"/>
      <style:map style:condition="of:cell-content()=&quot;S5&quot;" style:apply-style-name="cf5"/>
    </style:style>
    <style:style style:name="ce51" style:family="table-cell">
      <style:map style:condition="of:cell-content()=&quot;S2&quot;" style:apply-style-name="cf1"/>
      <style:map style:condition="of:cell-content()=&quot;S1&quot;" style:apply-style-name="cf6"/>
      <style:map style:condition="of:cell-content()=&quot;S3&quot;" style:apply-style-name="cf3"/>
      <style:map style:condition="of:cell-content()=&quot;S4&quot;" style:apply-style-name="cf4"/>
      <style:map style:condition="of:cell-content()=&quot;S5&quot;" style:apply-style-name="cf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exercises" table:style-name="ta1">
        <table:table-column table:style-name="co1" table:default-cell-style-name="ce14"/>
        <table:table-column table:style-name="co2" table:default-cell-style-name="ce14"/>
        <table:table-column table:style-name="co1" table:default-cell-style-name="ce14"/>
        <table:table-column table:style-name="co3" table:default-cell-style-name="ce14"/>
        <table:table-column table:style-name="co1" table:default-cell-style-name="ce15"/>
        <table:table-column table:style-name="co1" table:default-cell-style-name="ce14"/>
        <table:table-column table:style-name="co4" table:default-cell-style-name="ce20"/>
        <table:table-column table:style-name="co1" table:default-cell-style-name="ce14"/>
        <table:table-column table:style-name="co1" table:default-cell-style-name="ce16"/>
        <table:table-column table:style-name="co1" table:default-cell-style-name="ce15"/>
        <table:table-column table:style-name="co1" table:default-cell-style-name="ce14"/>
        <table:table-column table:style-name="co4" table:default-cell-style-name="ce14"/>
        <table:table-column table:style-name="co1" table:default-cell-style-name="ce15"/>
        <table:table-column table:style-name="co1" table:number-columns-repeated="4" table:default-cell-style-name="ce14"/>
        <table:table-column table:style-name="co1" table:default-cell-style-name="ce16"/>
        <table:table-column table:style-name="co1" table:default-cell-style-name="ce15"/>
        <table:table-column table:style-name="co1" table:number-columns-repeated="2" table:default-cell-style-name="ce14"/>
        <table:table-column table:style-name="co1" table:default-cell-style-name="ce16"/>
        <table:table-column table:style-name="co1" table:default-cell-style-name="ce15"/>
        <table:table-column table:style-name="co1" table:number-columns-repeated="2" table:default-cell-style-name="ce14"/>
        <table:table-column table:style-name="co1" table:default-cell-style-name="ce16"/>
        <table:table-column table:style-name="co1" table:default-cell-style-name="ce15"/>
        <table:table-column table:style-name="co1" table:default-cell-style-name="ce14"/>
        <table:table-column table:style-name="co1" table:default-cell-style-name="ce16"/>
        <table:table-column table:style-name="co1" table:default-cell-style-name="ce15"/>
        <table:table-column table:style-name="co1" table:default-cell-style-name="ce14"/>
        <table:table-column table:style-name="co1" table:default-cell-style-name="ce16"/>
        <table:table-column table:style-name="co1" table:default-cell-style-name="ce15"/>
        <table:table-column table:style-name="co1" table:number-columns-repeated="4" table:default-cell-style-name="ce14"/>
        <table:table-column table:style-name="co1" table:default-cell-style-name="ce16"/>
        <table:table-column table:style-name="co1" table:default-cell-style-name="ce15"/>
        <table:table-column table:style-name="co1" table:number-columns-repeated="2" table:default-cell-style-name="ce14"/>
        <table:table-column table:style-name="co1" table:default-cell-style-name="ce16"/>
        <table:table-column table:style-name="co1" table:default-cell-style-name="ce15"/>
        <table:table-column table:style-name="co1" table:number-columns-repeated="2" table:default-cell-style-name="ce14"/>
        <table:table-column table:style-name="co1" table:default-cell-style-name="ce16"/>
        <table:table-column table:style-name="co1" table:default-cell-style-name="ce15"/>
        <table:table-column table:style-name="co1" table:default-cell-style-name="ce14"/>
        <table:table-column table:style-name="co1" table:default-cell-style-name="ce16"/>
        <table:table-column table:style-name="co1" table:default-cell-style-name="ce15"/>
        <table:table-column table:style-name="co1" table:default-cell-style-name="ce14"/>
        <table:table-column table:style-name="co1" table:default-cell-style-name="ce16"/>
        <table:table-column table:style-name="co1" table:default-cell-style-name="ce15"/>
        <table:table-column table:style-name="co1" table:number-columns-repeated="4" table:default-cell-style-name="ce14"/>
        <table:table-column table:style-name="co1" table:default-cell-style-name="ce16"/>
        <table:table-column table:style-name="co1" table:default-cell-style-name="ce15"/>
        <table:table-column table:style-name="co1" table:number-columns-repeated="2" table:default-cell-style-name="ce14"/>
        <table:table-column table:style-name="co1" table:default-cell-style-name="ce16"/>
        <table:table-column table:style-name="co1" table:default-cell-style-name="ce15"/>
        <table:table-column table:style-name="co1" table:number-columns-repeated="2" table:default-cell-style-name="ce14"/>
        <table:table-column table:style-name="co1" table:default-cell-style-name="ce16"/>
        <table:table-column table:style-name="co1" table:default-cell-style-name="ce15"/>
        <table:table-column table:style-name="co1" table:default-cell-style-name="ce14"/>
        <table:table-column table:style-name="co1" table:default-cell-style-name="ce16"/>
        <table:table-column table:style-name="co1" table:default-cell-style-name="ce15"/>
        <table:table-column table:style-name="co1" table:default-cell-style-name="ce14"/>
        <table:table-column table:style-name="co1" table:default-cell-style-name="ce16"/>
        <table:table-column table:style-name="co1" table:number-columns-repeated="16312" table:default-cell-style-name="ce14"/>
        <table:table-row table:style-name="ro1">
          <table:table-cell office:value-type="string" table:number-columns-spanned="4" table:number-rows-spanned="1" table:style-name="ce21">
            <text:p>Basic info</text:p>
          </table:table-cell>
          <table:covered-table-cell table:number-columns-repeated="3"/>
          <table:table-cell office:value-type="string" table:number-columns-spanned="5" table:number-rows-spanned="1" table:style-name="ce22">
            <text:p>General metrics</text:p>
          </table:table-cell>
          <table:covered-table-cell table:number-columns-repeated="4"/>
          <table:table-cell office:value-type="string" table:number-columns-spanned="2" table:number-rows-spanned="1" table:style-name="ce23">
            <text:p>Ratings</text:p>
          </table:table-cell>
          <table:covered-table-cell/>
          <table:table-cell table:style-name="ce2"/>
          <table:table-cell office:value-type="string" table:number-columns-spanned="6" table:number-rows-spanned="1" table:style-name="ce30">
            <text:p>Legs</text:p>
          </table:table-cell>
          <table:covered-table-cell table:number-columns-repeated="5"/>
          <table:table-cell office:value-type="string" table:number-columns-spanned="4" table:number-rows-spanned="1" table:style-name="ce34">
            <text:p>Chest / Shoulders</text:p>
          </table:table-cell>
          <table:covered-table-cell table:number-columns-repeated="3"/>
          <table:table-cell office:value-type="string" table:number-columns-spanned="4" table:number-rows-spanned="1" table:style-name="ce30">
            <text:p>Back</text:p>
          </table:table-cell>
          <table:covered-table-cell table:number-columns-repeated="3"/>
          <table:table-cell office:value-type="string" table:number-columns-spanned="3" table:number-rows-spanned="1" table:style-name="ce30">
            <text:p>Arms</text:p>
          </table:table-cell>
          <table:covered-table-cell table:number-columns-repeated="2"/>
          <table:table-cell office:value-type="string" table:number-columns-spanned="3" table:number-rows-spanned="1" table:style-name="ce30">
            <text:p>Core</text:p>
          </table:table-cell>
          <table:covered-table-cell table:number-columns-repeated="2"/>
          <table:table-cell office:value-type="string" table:number-columns-spanned="6" table:number-rows-spanned="1" table:style-name="ce47">
            <text:p>Legs</text:p>
          </table:table-cell>
          <table:covered-table-cell table:number-columns-repeated="5"/>
          <table:table-cell office:value-type="string" table:number-columns-spanned="4" table:number-rows-spanned="1" table:style-name="ce48">
            <text:p>Chest / Shoulders</text:p>
          </table:table-cell>
          <table:covered-table-cell table:number-columns-repeated="3"/>
          <table:table-cell office:value-type="string" table:number-columns-spanned="4" table:number-rows-spanned="1" table:style-name="ce47">
            <text:p>Back</text:p>
          </table:table-cell>
          <table:covered-table-cell table:number-columns-repeated="3"/>
          <table:table-cell office:value-type="string" table:number-columns-spanned="3" table:number-rows-spanned="1" table:style-name="ce47">
            <text:p>Arms</text:p>
          </table:table-cell>
          <table:covered-table-cell table:number-columns-repeated="2"/>
          <table:table-cell office:value-type="string" table:number-columns-spanned="3" table:number-rows-spanned="1" table:style-name="ce47">
            <text:p>Core</text:p>
          </table:table-cell>
          <table:covered-table-cell table:number-columns-repeated="2"/>
          <table:table-cell office:value-type="string" table:number-columns-spanned="6" table:number-rows-spanned="1" table:style-name="ce49">
            <text:p>Legs</text:p>
          </table:table-cell>
          <table:covered-table-cell table:number-columns-repeated="5"/>
          <table:table-cell office:value-type="string" table:number-columns-spanned="4" table:number-rows-spanned="1" table:style-name="ce50">
            <text:p>Chest / Shoulders</text:p>
          </table:table-cell>
          <table:covered-table-cell table:number-columns-repeated="3"/>
          <table:table-cell office:value-type="string" table:number-columns-spanned="4" table:number-rows-spanned="1" table:style-name="ce49">
            <text:p>Back</text:p>
          </table:table-cell>
          <table:covered-table-cell table:number-columns-repeated="3"/>
          <table:table-cell office:value-type="string" table:number-columns-spanned="3" table:number-rows-spanned="1" table:style-name="ce49">
            <text:p>Arms</text:p>
          </table:table-cell>
          <table:covered-table-cell table:number-columns-repeated="2"/>
          <table:table-cell office:value-type="string" table:number-columns-spanned="3" table:number-rows-spanned="1" table:style-name="ce49">
            <text:p>Core</text:p>
          </table:table-cell>
          <table:covered-table-cell table:number-columns-repeated="2"/>
          <table:table-cell table:number-columns-repeated="16312" table:style-name="ce3"/>
        </table:table-row>
        <table:table-row table:style-name="ro2">
          <table:table-cell office:value-type="string" table:style-name="ce4">
            <text:p>ID</text:p>
          </table:table-cell>
          <table:table-cell office:value-type="string" table:style-name="ce5">
            <text:p>Exercise</text:p>
          </table:table-cell>
          <table:table-cell office:value-type="string" table:style-name="ce5">
            <text:p>Active</text:p>
          </table:table-cell>
          <table:table-cell office:value-type="string" table:style-name="ce5">
            <text:p>Type</text:p>
          </table:table-cell>
          <table:table-cell office:value-type="string" table:style-name="ce4">
            <text:p>Duration</text:p>
          </table:table-cell>
          <table:table-cell office:value-type="string" table:style-name="ce5">
            <text:p>Weight</text:p>
          </table:table-cell>
          <table:table-cell office:value-type="string" table:style-name="ce6">
            <text:p>BW contribution</text:p>
          </table:table-cell>
          <table:table-cell office:value-type="string" table:style-name="ce5">
            <text:p>Home</text:p>
          </table:table-cell>
          <table:table-cell office:value-type="string" table:style-name="ce7">
            <text:p>Unilateral</text:p>
          </table:table-cell>
          <table:table-cell office:value-type="string" table:style-name="ce4">
            <text:p>Fatigue</text:p>
          </table:table-cell>
          <table:table-cell office:value-type="string" table:style-name="ce5">
            <text:p>Calories</text:p>
          </table:table-cell>
          <table:table-cell office:value-type="string" table:style-name="ce5">
            <text:p>Growth</text:p>
          </table:table-cell>
          <table:table-cell office:value-type="string" table:style-name="ce31">
            <text:p>Quads</text:p>
          </table:table-cell>
          <table:table-cell office:value-type="string" table:style-name="ce35">
            <text:p>Hamstrings</text:p>
          </table:table-cell>
          <table:table-cell office:value-type="string" table:style-name="ce35">
            <text:p>Glutes</text:p>
          </table:table-cell>
          <table:table-cell office:value-type="string" table:style-name="ce35">
            <text:p>Calves</text:p>
          </table:table-cell>
          <table:table-cell office:value-type="string" table:style-name="ce35">
            <text:p>Adductors</text:p>
          </table:table-cell>
          <table:table-cell office:value-type="string" table:style-name="ce36">
            <text:p>Abductors</text:p>
          </table:table-cell>
          <table:table-cell office:value-type="string" table:style-name="ce31">
            <text:p>Pecs</text:p>
          </table:table-cell>
          <table:table-cell office:value-type="string" table:style-name="ce35">
            <text:p>Front delts</text:p>
          </table:table-cell>
          <table:table-cell office:value-type="string" table:style-name="ce35">
            <text:p>Side delts</text:p>
          </table:table-cell>
          <table:table-cell office:value-type="string" table:style-name="ce36">
            <text:p>Rear delts</text:p>
          </table:table-cell>
          <table:table-cell office:value-type="string" table:style-name="ce31">
            <text:p>Lats</text:p>
          </table:table-cell>
          <table:table-cell office:value-type="string" table:style-name="ce35">
            <text:p>Traps</text:p>
          </table:table-cell>
          <table:table-cell office:value-type="string" table:style-name="ce35">
            <text:p>Rhomboids</text:p>
          </table:table-cell>
          <table:table-cell office:value-type="string" table:style-name="ce36">
            <text:p>Lower back</text:p>
          </table:table-cell>
          <table:table-cell office:value-type="string" table:style-name="ce31">
            <text:p>Biceps</text:p>
          </table:table-cell>
          <table:table-cell office:value-type="string" table:style-name="ce35">
            <text:p>Triceps</text:p>
          </table:table-cell>
          <table:table-cell office:value-type="string" table:style-name="ce36">
            <text:p>Forearms</text:p>
          </table:table-cell>
          <table:table-cell office:value-type="string" table:style-name="ce31">
            <text:p>Front abs</text:p>
          </table:table-cell>
          <table:table-cell office:value-type="string" table:style-name="ce35">
            <text:p>Deep abs</text:p>
          </table:table-cell>
          <table:table-cell office:value-type="string" table:style-name="ce36">
            <text:p>Obliques</text:p>
          </table:table-cell>
          <table:table-cell office:value-type="string" table:style-name="ce37">
            <text:p>Quads</text:p>
          </table:table-cell>
          <table:table-cell office:value-type="string" table:style-name="ce38">
            <text:p>Hamstrings</text:p>
          </table:table-cell>
          <table:table-cell office:value-type="string" table:style-name="ce38">
            <text:p>Glutes</text:p>
          </table:table-cell>
          <table:table-cell office:value-type="string" table:style-name="ce38">
            <text:p>Calves</text:p>
          </table:table-cell>
          <table:table-cell office:value-type="string" table:style-name="ce38">
            <text:p>Adductors</text:p>
          </table:table-cell>
          <table:table-cell office:value-type="string" table:style-name="ce39">
            <text:p>Abductors</text:p>
          </table:table-cell>
          <table:table-cell office:value-type="string" table:style-name="ce37">
            <text:p>Pecs</text:p>
          </table:table-cell>
          <table:table-cell office:value-type="string" table:style-name="ce38">
            <text:p>Front delts</text:p>
          </table:table-cell>
          <table:table-cell office:value-type="string" table:style-name="ce38">
            <text:p>Side delts</text:p>
          </table:table-cell>
          <table:table-cell office:value-type="string" table:style-name="ce39">
            <text:p>Rear delts</text:p>
          </table:table-cell>
          <table:table-cell office:value-type="string" table:style-name="ce37">
            <text:p>Lats</text:p>
          </table:table-cell>
          <table:table-cell office:value-type="string" table:style-name="ce38">
            <text:p>Traps</text:p>
          </table:table-cell>
          <table:table-cell office:value-type="string" table:style-name="ce38">
            <text:p>Rhomboids</text:p>
          </table:table-cell>
          <table:table-cell office:value-type="string" table:style-name="ce39">
            <text:p>Lower back</text:p>
          </table:table-cell>
          <table:table-cell office:value-type="string" table:style-name="ce37">
            <text:p>Biceps</text:p>
          </table:table-cell>
          <table:table-cell office:value-type="string" table:style-name="ce38">
            <text:p>Triceps</text:p>
          </table:table-cell>
          <table:table-cell office:value-type="string" table:style-name="ce39">
            <text:p>Forearms</text:p>
          </table:table-cell>
          <table:table-cell office:value-type="string" table:style-name="ce37">
            <text:p>Front abs</text:p>
          </table:table-cell>
          <table:table-cell office:value-type="string" table:style-name="ce38">
            <text:p>Deep abs</text:p>
          </table:table-cell>
          <table:table-cell office:value-type="string" table:style-name="ce39">
            <text:p>Obliques</text:p>
          </table:table-cell>
          <table:table-cell office:value-type="string" table:style-name="ce40">
            <text:p>Quads</text:p>
          </table:table-cell>
          <table:table-cell office:value-type="string" table:style-name="ce41">
            <text:p>Hamstrings</text:p>
          </table:table-cell>
          <table:table-cell office:value-type="string" table:style-name="ce41">
            <text:p>Glutes</text:p>
          </table:table-cell>
          <table:table-cell office:value-type="string" table:style-name="ce41">
            <text:p>Calves</text:p>
          </table:table-cell>
          <table:table-cell office:value-type="string" table:style-name="ce41">
            <text:p>Adductors</text:p>
          </table:table-cell>
          <table:table-cell office:value-type="string" table:style-name="ce42">
            <text:p>Abductors</text:p>
          </table:table-cell>
          <table:table-cell office:value-type="string" table:style-name="ce40">
            <text:p>Pecs</text:p>
          </table:table-cell>
          <table:table-cell office:value-type="string" table:style-name="ce41">
            <text:p>Front delts</text:p>
          </table:table-cell>
          <table:table-cell office:value-type="string" table:style-name="ce41">
            <text:p>Side delts</text:p>
          </table:table-cell>
          <table:table-cell office:value-type="string" table:style-name="ce42">
            <text:p>Rear delts</text:p>
          </table:table-cell>
          <table:table-cell office:value-type="string" table:style-name="ce40">
            <text:p>Lats</text:p>
          </table:table-cell>
          <table:table-cell office:value-type="string" table:style-name="ce41">
            <text:p>Traps</text:p>
          </table:table-cell>
          <table:table-cell office:value-type="string" table:style-name="ce41">
            <text:p>Rhomboids</text:p>
          </table:table-cell>
          <table:table-cell office:value-type="string" table:style-name="ce42">
            <text:p>Lower back</text:p>
          </table:table-cell>
          <table:table-cell office:value-type="string" table:style-name="ce40">
            <text:p>Biceps</text:p>
          </table:table-cell>
          <table:table-cell office:value-type="string" table:style-name="ce41">
            <text:p>Triceps</text:p>
          </table:table-cell>
          <table:table-cell office:value-type="string" table:style-name="ce42">
            <text:p>Forearms</text:p>
          </table:table-cell>
          <table:table-cell office:value-type="string" table:style-name="ce40">
            <text:p>Front abs</text:p>
          </table:table-cell>
          <table:table-cell office:value-type="string" table:style-name="ce41">
            <text:p>Deep abs</text:p>
          </table:table-cell>
          <table:table-cell office:value-type="string" table:style-name="ce42">
            <text:p>Obliques</text:p>
          </table:table-cell>
          <table:table-cell table:number-columns-repeated="16312" table:style-name="ce3"/>
        </table:table-row>
        <table:table-row table:style-name="ro1">
          <table:table-cell office:value-type="float" office:value="59" table:style-name="ce14">
            <text:p>59</text:p>
          </table:table-cell>
          <table:table-cell office:value-type="string" table:style-name="ce14">
            <text:p>Triceps dip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rms</text:p>
          </table:table-cell>
          <table:table-cell office:value-type="float" office:value="7" table:style-name="ce15">
            <text:p>7</text:p>
          </table:table-cell>
          <table:table-cell office:value-type="float" office:value="71" table:style-name="ce14">
            <text:p>71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style-name="ce16"/>
          <table:table-cell office:value-type="float" office:value="3" table:style-name="ce15">
            <text:p>3</text:p>
          </table:table-cell>
          <table:table-cell table:style-name="ce14"/>
          <table:table-cell office:value-type="float" office:value="3.5663742716242077" table:formula="of:=SUM([.M3:.AF3])" table:style-name="ce17">
            <text:p>3.6</text:p>
          </table:table-cell>
          <table:table-cell office:value-type="string" office:string-value="" table:formula="of:=IFERROR([.BA3]/MAX([.BA:.BA]);&quot;&quot;)" table:style-name="ce32"/>
          <table:table-cell office:value-type="string" office:string-value="" table:formula="of:=IFERROR([.BB3]/MAX([.BB:.BB]);&quot;&quot;)" table:style-name="ce43"/>
          <table:table-cell office:value-type="float" office:value="4.3463798101679801E-2" table:formula="of:=IFERROR([.BC3]/MAX([.BC:.BC]);&quot;&quot;)" table:style-name="ce43">
            <text:p>0.0</text:p>
          </table:table-cell>
          <table:table-cell office:value-type="string" office:string-value="" table:formula="of:=IFERROR([.BD3]/MAX([.BD:.BD]);&quot;&quot;)" table:style-name="ce43"/>
          <table:table-cell office:value-type="string" office:string-value="" table:formula="of:=IFERROR([.BE3]/MAX([.BE:.BE]);&quot;&quot;)" table:style-name="ce43"/>
          <table:table-cell office:value-type="string" office:string-value="" table:formula="of:=IFERROR([.BF3]/MAX([.BF:.BF]);&quot;&quot;)" table:style-name="ce44"/>
          <table:table-cell office:value-type="float" office:value="0.58424836657551205" table:formula="of:=IFERROR([.BG3]/MAX([.BG:.BG]);&quot;&quot;)" table:style-name="ce32">
            <text:p>0.6</text:p>
          </table:table-cell>
          <table:table-cell office:value-type="float" office:value="0.59581876439064929" table:formula="of:=IFERROR([.BH3]/MAX([.BH:.BH]);&quot;&quot;)" table:style-name="ce43">
            <text:p>0.6</text:p>
          </table:table-cell>
          <table:table-cell office:value-type="string" office:string-value="" table:formula="of:=IFERROR([.BI3]/MAX([.BI:.BI]);&quot;&quot;)" table:style-name="ce43"/>
          <table:table-cell office:value-type="string" office:string-value="" table:formula="of:=IFERROR([.BJ3]/MAX([.BJ:.BJ]);&quot;&quot;)" table:style-name="ce44"/>
          <table:table-cell office:value-type="float" office:value="7.865979808277325E-2" table:formula="of:=IFERROR([.BK3]/MAX([.BK:.BK]);&quot;&quot;)" table:style-name="ce32">
            <text:p>0.1</text:p>
          </table:table-cell>
          <table:table-cell office:value-type="float" office:value="0.15133811749341808" table:formula="of:=IFERROR([.BL3]/MAX([.BL:.BL]);&quot;&quot;)" table:style-name="ce43">
            <text:p>0.2</text:p>
          </table:table-cell>
          <table:table-cell office:value-type="string" office:string-value="" table:formula="of:=IFERROR([.BM3]/MAX([.BM:.BM]);&quot;&quot;)" table:style-name="ce43"/>
          <table:table-cell office:value-type="float" office:value="0.32504578432085823" table:formula="of:=IFERROR([.BN3]/MAX([.BN:.BN]);&quot;&quot;)" table:style-name="ce44">
            <text:p>0.3</text:p>
          </table:table-cell>
          <table:table-cell office:value-type="string" office:string-value="" table:formula="of:=IFERROR([.BO3]/MAX([.BO:.BO]);&quot;&quot;)" table:style-name="ce32"/>
          <table:table-cell office:value-type="float" office:value="0.8457274585884782" table:formula="of:=IFERROR([.BP3]/MAX([.BP:.BP]);&quot;&quot;)" table:style-name="ce43">
            <text:p>0.8</text:p>
          </table:table-cell>
          <table:table-cell office:value-type="float" office:value="0.94207218407083859" table:formula="of:=IFERROR([.BQ3]/MAX([.BQ:.BQ]);&quot;&quot;)" table:style-name="ce44">
            <text:p>0.9</text:p>
          </table:table-cell>
          <table:table-cell office:value-type="string" office:string-value="" table:formula="of:=IFERROR([.BR3]/MAX([.BR:.BR]);&quot;&quot;)" table:style-name="ce32"/>
          <table:table-cell office:value-type="string" office:string-value="" table:formula="of:=IFERROR([.BS3]/MAX([.BS:.BS]);&quot;&quot;)" table:style-name="ce43"/>
          <table:table-cell office:value-type="string" office:string-value="" table:formula="of:=IFERROR([.BT3]/MAX([.BT:.BT]);&quot;&quot;)" table:style-name="ce44"/>
          <table:table-cell table:style-name="ce33"/>
          <table:table-cell table:style-name="ce45"/>
          <table:table-cell office:value-type="string" table:style-name="ce45">
            <text:p>S4</text:p>
          </table:table-cell>
          <table:table-cell table:style-name="ce45"/>
          <table:table-cell table:style-name="ce45"/>
          <table:table-cell table:style-name="ce46"/>
          <table:table-cell office:value-type="float" office:value="0.25" table:style-name="ce33">
            <text:p>0.25</text:p>
          </table:table-cell>
          <table:table-cell office:value-type="float" office:value="0.2" table:style-name="ce45">
            <text:p>0.2</text:p>
          </table:table-cell>
          <table:table-cell table:style-name="ce45"/>
          <table:table-cell table:style-name="ce46"/>
          <table:table-cell office:value-type="string" table:style-name="ce33">
            <text:p>S3</text:p>
          </table:table-cell>
          <table:table-cell office:value-type="string" table:style-name="ce45">
            <text:p>S2</text:p>
          </table:table-cell>
          <table:table-cell table:style-name="ce45"/>
          <table:table-cell office:value-type="string" table:style-name="ce46">
            <text:p>S1</text:p>
          </table:table-cell>
          <table:table-cell table:style-name="ce33"/>
          <table:table-cell office:value-type="float" office:value="0.35" table:style-name="ce45">
            <text:p>0.35</text:p>
          </table:table-cell>
          <table:table-cell office:value-type="float" office:value="0.2" table:style-name="ce46">
            <text:p>0.2</text:p>
          </table:table-cell>
          <table:table-cell table:style-name="ce33"/>
          <table:table-cell table:style-name="ce45"/>
          <table:table-cell table:style-name="ce46"/>
          <table:table-cell office:value-type="string" office:string-value="" table:formula="of:=IF([.AG3]=&quot;&quot;;&quot;&quot;;IF(LEFT([.AG3];1)=&quot;S&quot;;0.1/NUMBERVALUE(RIGHT([.AG3];1))*POWER([.$F3]+70*[.$G3];0.5);[.AG3]*POWER([.$F3]+70*[.$G3];0.5)))" table:style-name="ce32"/>
          <table:table-cell office:value-type="string" office:string-value="" table:formula="of:=IF([.AH3]=&quot;&quot;;&quot;&quot;;IF(LEFT([.AH3];1)=&quot;S&quot;;0.1/NUMBERVALUE(RIGHT([.AH3];1))*POWER([.$F3]+70*[.$G3];0.5);[.AH3]*POWER([.$F3]+70*[.$G3];0.5)))" table:style-name="ce43"/>
          <table:table-cell office:value-type="float" office:value="0.21065374432940898" table:formula="of:=IF([.AI3]=&quot;&quot;;&quot;&quot;;IF(LEFT([.AI3];1)=&quot;S&quot;;0.1/NUMBERVALUE(RIGHT([.AI3];1))*POWER([.$F3]+70*[.$G3];0.5);[.AI3]*POWER([.$F3]+70*[.$G3];0.5)))" table:style-name="ce43">
            <text:p>0.2</text:p>
          </table:table-cell>
          <table:table-cell office:value-type="string" office:string-value="" table:formula="of:=IF([.AJ3]=&quot;&quot;;&quot;&quot;;IF(LEFT([.AJ3];1)=&quot;S&quot;;0.1/NUMBERVALUE(RIGHT([.AJ3];1))*POWER([.$F3]+70*[.$G3];0.5);[.AJ3]*POWER([.$F3]+70*[.$G3];0.5)))" table:style-name="ce43"/>
          <table:table-cell office:value-type="string" office:string-value="" table:formula="of:=IF([.AK3]=&quot;&quot;;&quot;&quot;;IF(LEFT([.AK3];1)=&quot;S&quot;;0.1/NUMBERVALUE(RIGHT([.AK3];1))*POWER([.$F3]+70*[.$G3];0.5);[.AK3]*POWER([.$F3]+70*[.$G3];0.5)))" table:style-name="ce43"/>
          <table:table-cell office:value-type="string" office:string-value="" table:formula="of:=IF([.AL3]=&quot;&quot;;&quot;&quot;;IF(LEFT([.AL3];1)=&quot;S&quot;;0.1/NUMBERVALUE(RIGHT([.AL3];1))*POWER([.$F3]+70*[.$G3];0.5);[.AL3]*POWER([.$F3]+70*[.$G3];0.5)))" table:style-name="ce44"/>
          <table:table-cell office:value-type="float" office:value="2.1065374432940898" table:formula="of:=IF([.AM3]=&quot;&quot;;&quot;&quot;;IF(LEFT([.AM3];1)=&quot;S&quot;;0.1/NUMBERVALUE(RIGHT([.AM3];1))*POWER([.$F3]+70*[.$G3];0.5);[.AM3]*POWER([.$F3]+70*[.$G3];0.5)))" table:style-name="ce32">
            <text:p>2.1</text:p>
          </table:table-cell>
          <table:table-cell office:value-type="float" office:value="1.6852299546352718" table:formula="of:=IF([.AN3]=&quot;&quot;;&quot;&quot;;IF(LEFT([.AN3];1)=&quot;S&quot;;0.1/NUMBERVALUE(RIGHT([.AN3];1))*POWER([.$F3]+70*[.$G3];0.5);[.AN3]*POWER([.$F3]+70*[.$G3];0.5)))" table:style-name="ce43">
            <text:p>1.7</text:p>
          </table:table-cell>
          <table:table-cell office:value-type="string" office:string-value="" table:formula="of:=IF([.AO3]=&quot;&quot;;&quot;&quot;;IF(LEFT([.AO3];1)=&quot;S&quot;;0.1/NUMBERVALUE(RIGHT([.AO3];1))*POWER([.$F3]+70*[.$G3];0.5);[.AO3]*POWER([.$F3]+70*[.$G3];0.5)))" table:style-name="ce43"/>
          <table:table-cell office:value-type="string" office:string-value="" table:formula="of:=IF([.AP3]=&quot;&quot;;&quot;&quot;;IF(LEFT([.AP3];1)=&quot;S&quot;;0.1/NUMBERVALUE(RIGHT([.AP3];1))*POWER([.$F3]+70*[.$G3];0.5);[.AP3]*POWER([.$F3]+70*[.$G3];0.5)))" table:style-name="ce44"/>
          <table:table-cell office:value-type="float" office:value="0.28087165910587863" table:formula="of:=IF([.AQ3]=&quot;&quot;;&quot;&quot;;IF(LEFT([.AQ3];1)=&quot;S&quot;;0.1/NUMBERVALUE(RIGHT([.AQ3];1))*POWER([.$F3]+70*[.$G3];0.5);[.AQ3]*POWER([.$F3]+70*[.$G3];0.5)))" table:style-name="ce32">
            <text:p>0.3</text:p>
          </table:table-cell>
          <table:table-cell office:value-type="float" office:value="0.42130748865881795" table:formula="of:=IF([.AR3]=&quot;&quot;;&quot;&quot;;IF(LEFT([.AR3];1)=&quot;S&quot;;0.1/NUMBERVALUE(RIGHT([.AR3];1))*POWER([.$F3]+70*[.$G3];0.5);[.AR3]*POWER([.$F3]+70*[.$G3];0.5)))" table:style-name="ce43">
            <text:p>0.4</text:p>
          </table:table-cell>
          <table:table-cell office:value-type="string" office:string-value="" table:formula="of:=IF([.AS3]=&quot;&quot;;&quot;&quot;;IF(LEFT([.AS3];1)=&quot;S&quot;;0.1/NUMBERVALUE(RIGHT([.AS3];1))*POWER([.$F3]+70*[.$G3];0.5);[.AS3]*POWER([.$F3]+70*[.$G3];0.5)))" table:style-name="ce43"/>
          <table:table-cell office:value-type="float" office:value="0.8426149773176359" table:formula="of:=IF([.AT3]=&quot;&quot;;&quot;&quot;;IF(LEFT([.AT3];1)=&quot;S&quot;;0.1/NUMBERVALUE(RIGHT([.AT3];1))*POWER([.$F3]+70*[.$G3];0.5);[.AT3]*POWER([.$F3]+70*[.$G3];0.5)))" table:style-name="ce44">
            <text:p>0.8</text:p>
          </table:table-cell>
          <table:table-cell office:value-type="string" office:string-value="" table:formula="of:=IF([.AU3]=&quot;&quot;;&quot;&quot;;IF(LEFT([.AU3];1)=&quot;S&quot;;0.1/NUMBERVALUE(RIGHT([.AU3];1))*POWER([.$F3]+70*[.$G3];0.5);[.AU3]*POWER([.$F3]+70*[.$G3];0.5)))" table:style-name="ce32"/>
          <table:table-cell office:value-type="float" office:value="2.9491524206117257" table:formula="of:=IF([.AV3]=&quot;&quot;;&quot;&quot;;IF(LEFT([.AV3];1)=&quot;S&quot;;0.1/NUMBERVALUE(RIGHT([.AV3];1))*POWER([.$F3]+70*[.$G3];0.5);[.AV3]*POWER([.$F3]+70*[.$G3];0.5)))" table:style-name="ce43">
            <text:p>2.9</text:p>
          </table:table-cell>
          <table:table-cell office:value-type="float" office:value="1.6852299546352718" table:formula="of:=IF([.AW3]=&quot;&quot;;&quot;&quot;;IF(LEFT([.AW3];1)=&quot;S&quot;;0.1/NUMBERVALUE(RIGHT([.AW3];1))*POWER([.$F3]+70*[.$G3];0.5);[.AW3]*POWER([.$F3]+70*[.$G3];0.5)))" table:style-name="ce44">
            <text:p>1.7</text:p>
          </table:table-cell>
          <table:table-cell office:value-type="string" office:string-value="" table:formula="of:=IF([.AX3]=&quot;&quot;;&quot;&quot;;IF(LEFT([.AX3];1)=&quot;S&quot;;0.1/NUMBERVALUE(RIGHT([.AX3];1))*POWER([.$F3]+70*[.$G3];0.5);[.AX3]*POWER([.$F3]+70*[.$G3];0.5)))" table:style-name="ce32"/>
          <table:table-cell office:value-type="string" office:string-value="" table:formula="of:=IF([.AY3]=&quot;&quot;;&quot;&quot;;IF(LEFT([.AY3];1)=&quot;S&quot;;0.1/NUMBERVALUE(RIGHT([.AY3];1))*POWER([.$F3]+70*[.$G3];0.5);[.AY3]*POWER([.$F3]+70*[.$G3];0.5)))" table:style-name="ce43"/>
          <table:table-cell office:value-type="string" office:string-value="" table:formula="of:=IF([.AZ3]=&quot;&quot;;&quot;&quot;;IF(LEFT([.AZ3];1)=&quot;S&quot;;0.1/NUMBERVALUE(RIGHT([.AZ3];1))*POWER([.$F3]+70*[.$G3];0.5);[.AZ3]*POWER([.$F3]+70*[.$G3];0.5)))" table:style-name="ce44"/>
          <table:table-cell table:number-columns-repeated="16312"/>
        </table:table-row>
        <table:table-row table:style-name="ro1">
          <table:table-cell office:value-type="float" office:value="20" table:style-name="ce14">
            <text:p>20</text:p>
          </table:table-cell>
          <table:table-cell office:value-type="string" table:style-name="ce14">
            <text:p>EZ bar reverse curl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Arms</text:p>
          </table:table-cell>
          <table:table-cell office:value-type="float" office:value="7" table:style-name="ce15">
            <text:p>7</text:p>
          </table:table-cell>
          <table:table-cell office:value-type="float" office:value="20" table:style-name="ce14">
            <text:p>20</text:p>
          </table:table-cell>
          <table:table-cell table:number-columns-repeated="2" table:style-name="ce14"/>
          <table:table-cell table:style-name="ce16"/>
          <table:table-cell office:value-type="float" office:value="1" table:style-name="ce15">
            <text:p>1</text:p>
          </table:table-cell>
          <table:table-cell table:style-name="ce14"/>
          <table:table-cell office:value-type="float" office:value="2.0765864577248401" table:formula="of:=SUM([.M4:.AF4])" table:style-name="ce17">
            <text:p>2.1</text:p>
          </table:table-cell>
          <table:table-cell office:value-type="string" office:string-value="" table:formula="of:=IFERROR([.BA4]/MAX([.BA:.BA]);&quot;&quot;)" table:style-name="ce32"/>
          <table:table-cell office:value-type="string" office:string-value="" table:formula="of:=IFERROR([.BB4]/MAX([.BB:.BB]);&quot;&quot;)" table:style-name="ce43"/>
          <table:table-cell office:value-type="string" office:string-value="" table:formula="of:=IFERROR([.BC4]/MAX([.BC:.BC]);&quot;&quot;)" table:style-name="ce43"/>
          <table:table-cell office:value-type="string" office:string-value="" table:formula="of:=IFERROR([.BD4]/MAX([.BD:.BD]);&quot;&quot;)" table:style-name="ce43"/>
          <table:table-cell office:value-type="string" office:string-value="" table:formula="of:=IFERROR([.BE4]/MAX([.BE:.BE]);&quot;&quot;)" table:style-name="ce43"/>
          <table:table-cell office:value-type="string" office:string-value="" table:formula="of:=IFERROR([.BF4]/MAX([.BF:.BF]);&quot;&quot;)" table:style-name="ce44"/>
          <table:table-cell office:value-type="string" office:string-value="" table:formula="of:=IFERROR([.BG4]/MAX([.BG:.BG]);&quot;&quot;)" table:style-name="ce32"/>
          <table:table-cell office:value-type="string" office:string-value="" table:formula="of:=IFERROR([.BH4]/MAX([.BH:.BH]);&quot;&quot;)" table:style-name="ce43"/>
          <table:table-cell office:value-type="string" office:string-value="" table:formula="of:=IFERROR([.BI4]/MAX([.BI:.BI]);&quot;&quot;)" table:style-name="ce43"/>
          <table:table-cell office:value-type="string" office:string-value="" table:formula="of:=IFERROR([.BJ4]/MAX([.BJ:.BJ]);&quot;&quot;)" table:style-name="ce44"/>
          <table:table-cell office:value-type="string" office:string-value="" table:formula="of:=IFERROR([.BK4]/MAX([.BK:.BK]);&quot;&quot;)" table:style-name="ce32"/>
          <table:table-cell office:value-type="float" office:value="4.016096644512495E-2" table:formula="of:=IFERROR([.BL4]/MAX([.BL:.BL]);&quot;&quot;)" table:style-name="ce43">
            <text:p>0.0</text:p>
          </table:table-cell>
          <table:table-cell office:value-type="string" office:string-value="" table:formula="of:=IFERROR([.BM4]/MAX([.BM:.BM]);&quot;&quot;)" table:style-name="ce43"/>
          <table:table-cell office:value-type="float" office:value="5.7505463278529512E-2" table:formula="of:=IFERROR([.BN4]/MAX([.BN:.BN]);&quot;&quot;)" table:style-name="ce44">
            <text:p>0.1</text:p>
          </table:table-cell>
          <table:table-cell office:value-type="float" office:value="0.73029674334022154" table:formula="of:=IFERROR([.BO4]/MAX([.BO:.BO]);&quot;&quot;)" table:style-name="ce32">
            <text:p>0.7</text:p>
          </table:table-cell>
          <table:table-cell office:value-type="string" office:string-value="" table:formula="of:=IFERROR([.BP4]/MAX([.BP:.BP]);&quot;&quot;)" table:style-name="ce43"/>
          <table:table-cell office:value-type="float" office:value="1" table:formula="of:=IFERROR([.BQ4]/MAX([.BQ:.BQ]);&quot;&quot;)" table:style-name="ce44">
            <text:p>1.0</text:p>
          </table:table-cell>
          <table:table-cell office:value-type="float" office:value="0.13561270072416209" table:formula="of:=IFERROR([.BR4]/MAX([.BR:.BR]);&quot;&quot;)" table:style-name="ce32">
            <text:p>0.1</text:p>
          </table:table-cell>
          <table:table-cell office:value-type="float" office:value="0.11301058393680175" table:formula="of:=IFERROR([.BS4]/MAX([.BS:.BS]);&quot;&quot;)" table:style-name="ce43">
            <text:p>0.1</text:p>
          </table:table-cell>
          <table:table-cell office:value-type="string" office:string-value="" table:formula="of:=IFERROR([.BT4]/MAX([.BT:.BT]);&quot;&quot;)" table:style-name="ce44"/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office:value-type="string" table:style-name="ce45">
            <text:p>S4</text:p>
          </table:table-cell>
          <table:table-cell table:style-name="ce45"/>
          <table:table-cell office:value-type="string" table:style-name="ce46">
            <text:p>S3</text:p>
          </table:table-cell>
          <table:table-cell office:value-type="float" office:value="0.6" table:style-name="ce33">
            <text:p>0.6</text:p>
          </table:table-cell>
          <table:table-cell table:style-name="ce45"/>
          <table:table-cell office:value-type="float" office:value="0.4" table:style-name="ce46">
            <text:p>0.4</text:p>
          </table:table-cell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table:style-name="ce46"/>
          <table:table-cell office:value-type="string" office:string-value="" table:formula="of:=IF([.AG4]=&quot;&quot;;&quot;&quot;;IF(LEFT([.AG4];1)=&quot;S&quot;;0.1/NUMBERVALUE(RIGHT([.AG4];1))*POWER([.$F4]+70*[.$G4];0.5);[.AG4]*POWER([.$F4]+70*[.$G4];0.5)))" table:style-name="ce32"/>
          <table:table-cell office:value-type="string" office:string-value="" table:formula="of:=IF([.AH4]=&quot;&quot;;&quot;&quot;;IF(LEFT([.AH4];1)=&quot;S&quot;;0.1/NUMBERVALUE(RIGHT([.AH4];1))*POWER([.$F4]+70*[.$G4];0.5);[.AH4]*POWER([.$F4]+70*[.$G4];0.5)))" table:style-name="ce43"/>
          <table:table-cell office:value-type="string" office:string-value="" table:formula="of:=IF([.AI4]=&quot;&quot;;&quot;&quot;;IF(LEFT([.AI4];1)=&quot;S&quot;;0.1/NUMBERVALUE(RIGHT([.AI4];1))*POWER([.$F4]+70*[.$G4];0.5);[.AI4]*POWER([.$F4]+70*[.$G4];0.5)))" table:style-name="ce43"/>
          <table:table-cell office:value-type="string" office:string-value="" table:formula="of:=IF([.AJ4]=&quot;&quot;;&quot;&quot;;IF(LEFT([.AJ4];1)=&quot;S&quot;;0.1/NUMBERVALUE(RIGHT([.AJ4];1))*POWER([.$F4]+70*[.$G4];0.5);[.AJ4]*POWER([.$F4]+70*[.$G4];0.5)))" table:style-name="ce43"/>
          <table:table-cell office:value-type="string" office:string-value="" table:formula="of:=IF([.AK4]=&quot;&quot;;&quot;&quot;;IF(LEFT([.AK4];1)=&quot;S&quot;;0.1/NUMBERVALUE(RIGHT([.AK4];1))*POWER([.$F4]+70*[.$G4];0.5);[.AK4]*POWER([.$F4]+70*[.$G4];0.5)))" table:style-name="ce43"/>
          <table:table-cell office:value-type="string" office:string-value="" table:formula="of:=IF([.AL4]=&quot;&quot;;&quot;&quot;;IF(LEFT([.AL4];1)=&quot;S&quot;;0.1/NUMBERVALUE(RIGHT([.AL4];1))*POWER([.$F4]+70*[.$G4];0.5);[.AL4]*POWER([.$F4]+70*[.$G4];0.5)))" table:style-name="ce44"/>
          <table:table-cell office:value-type="string" office:string-value="" table:formula="of:=IF([.AM4]=&quot;&quot;;&quot;&quot;;IF(LEFT([.AM4];1)=&quot;S&quot;;0.1/NUMBERVALUE(RIGHT([.AM4];1))*POWER([.$F4]+70*[.$G4];0.5);[.AM4]*POWER([.$F4]+70*[.$G4];0.5)))" table:style-name="ce32"/>
          <table:table-cell office:value-type="string" office:string-value="" table:formula="of:=IF([.AN4]=&quot;&quot;;&quot;&quot;;IF(LEFT([.AN4];1)=&quot;S&quot;;0.1/NUMBERVALUE(RIGHT([.AN4];1))*POWER([.$F4]+70*[.$G4];0.5);[.AN4]*POWER([.$F4]+70*[.$G4];0.5)))" table:style-name="ce43"/>
          <table:table-cell office:value-type="string" office:string-value="" table:formula="of:=IF([.AO4]=&quot;&quot;;&quot;&quot;;IF(LEFT([.AO4];1)=&quot;S&quot;;0.1/NUMBERVALUE(RIGHT([.AO4];1))*POWER([.$F4]+70*[.$G4];0.5);[.AO4]*POWER([.$F4]+70*[.$G4];0.5)))" table:style-name="ce43"/>
          <table:table-cell office:value-type="string" office:string-value="" table:formula="of:=IF([.AP4]=&quot;&quot;;&quot;&quot;;IF(LEFT([.AP4];1)=&quot;S&quot;;0.1/NUMBERVALUE(RIGHT([.AP4];1))*POWER([.$F4]+70*[.$G4];0.5);[.AP4]*POWER([.$F4]+70*[.$G4];0.5)))" table:style-name="ce44"/>
          <table:table-cell office:value-type="string" office:string-value="" table:formula="of:=IF([.AQ4]=&quot;&quot;;&quot;&quot;;IF(LEFT([.AQ4];1)=&quot;S&quot;;0.1/NUMBERVALUE(RIGHT([.AQ4];1))*POWER([.$F4]+70*[.$G4];0.5);[.AQ4]*POWER([.$F4]+70*[.$G4];0.5)))" table:style-name="ce32"/>
          <table:table-cell office:value-type="float" office:value="0.1118033988749895" table:formula="of:=IF([.AR4]=&quot;&quot;;&quot;&quot;;IF(LEFT([.AR4];1)=&quot;S&quot;;0.1/NUMBERVALUE(RIGHT([.AR4];1))*POWER([.$F4]+70*[.$G4];0.5);[.AR4]*POWER([.$F4]+70*[.$G4];0.5)))" table:style-name="ce43">
            <text:p>0.1</text:p>
          </table:table-cell>
          <table:table-cell office:value-type="string" office:string-value="" table:formula="of:=IF([.AS4]=&quot;&quot;;&quot;&quot;;IF(LEFT([.AS4];1)=&quot;S&quot;;0.1/NUMBERVALUE(RIGHT([.AS4];1))*POWER([.$F4]+70*[.$G4];0.5);[.AS4]*POWER([.$F4]+70*[.$G4];0.5)))" table:style-name="ce43"/>
          <table:table-cell office:value-type="float" office:value="0.14907119849998599" table:formula="of:=IF([.AT4]=&quot;&quot;;&quot;&quot;;IF(LEFT([.AT4];1)=&quot;S&quot;;0.1/NUMBERVALUE(RIGHT([.AT4];1))*POWER([.$F4]+70*[.$G4];0.5);[.AT4]*POWER([.$F4]+70*[.$G4];0.5)))" table:style-name="ce44">
            <text:p>0.1</text:p>
          </table:table-cell>
          <table:table-cell office:value-type="float" office:value="2.6832815729997477" table:formula="of:=IF([.AU4]=&quot;&quot;;&quot;&quot;;IF(LEFT([.AU4];1)=&quot;S&quot;;0.1/NUMBERVALUE(RIGHT([.AU4];1))*POWER([.$F4]+70*[.$G4];0.5);[.AU4]*POWER([.$F4]+70*[.$G4];0.5)))" table:style-name="ce32">
            <text:p>2.7</text:p>
          </table:table-cell>
          <table:table-cell office:value-type="string" office:string-value="" table:formula="of:=IF([.AV4]=&quot;&quot;;&quot;&quot;;IF(LEFT([.AV4];1)=&quot;S&quot;;0.1/NUMBERVALUE(RIGHT([.AV4];1))*POWER([.$F4]+70*[.$G4];0.5);[.AV4]*POWER([.$F4]+70*[.$G4];0.5)))" table:style-name="ce43"/>
          <table:table-cell office:value-type="float" office:value="1.7888543819998319" table:formula="of:=IF([.AW4]=&quot;&quot;;&quot;&quot;;IF(LEFT([.AW4];1)=&quot;S&quot;;0.1/NUMBERVALUE(RIGHT([.AW4];1))*POWER([.$F4]+70*[.$G4];0.5);[.AW4]*POWER([.$F4]+70*[.$G4];0.5)))" table:style-name="ce44">
            <text:p>1.8</text:p>
          </table:table-cell>
          <table:table-cell office:value-type="float" office:value="0.44721359549995798" table:formula="of:=IF([.AX4]=&quot;&quot;;&quot;&quot;;IF(LEFT([.AX4];1)=&quot;S&quot;;0.1/NUMBERVALUE(RIGHT([.AX4];1))*POWER([.$F4]+70*[.$G4];0.5);[.AX4]*POWER([.$F4]+70*[.$G4];0.5)))" table:style-name="ce32">
            <text:p>0.4</text:p>
          </table:table-cell>
          <table:table-cell office:value-type="float" office:value="0.22360679774997899" table:formula="of:=IF([.AY4]=&quot;&quot;;&quot;&quot;;IF(LEFT([.AY4];1)=&quot;S&quot;;0.1/NUMBERVALUE(RIGHT([.AY4];1))*POWER([.$F4]+70*[.$G4];0.5);[.AY4]*POWER([.$F4]+70*[.$G4];0.5)))" table:style-name="ce43">
            <text:p>0.2</text:p>
          </table:table-cell>
          <table:table-cell office:value-type="string" office:string-value="" table:formula="of:=IF([.AZ4]=&quot;&quot;;&quot;&quot;;IF(LEFT([.AZ4];1)=&quot;S&quot;;0.1/NUMBERVALUE(RIGHT([.AZ4];1))*POWER([.$F4]+70*[.$G4];0.5);[.AZ4]*POWER([.$F4]+70*[.$G4];0.5)))" table:style-name="ce44"/>
          <table:table-cell table:number-columns-repeated="16312"/>
        </table:table-row>
        <table:table-row table:style-name="ro1">
          <table:table-cell office:value-type="float" office:value="19" table:style-name="ce14">
            <text:p>19</text:p>
          </table:table-cell>
          <table:table-cell office:value-type="string" table:style-name="ce14">
            <text:p>EZ bar curl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Arms</text:p>
          </table:table-cell>
          <table:table-cell office:value-type="float" office:value="7" table:style-name="ce15">
            <text:p>7</text:p>
          </table:table-cell>
          <table:table-cell office:value-type="float" office:value="24" table:style-name="ce14">
            <text:p>24</text:p>
          </table:table-cell>
          <table:table-cell table:number-columns-repeated="2" table:style-name="ce14"/>
          <table:table-cell table:style-name="ce16"/>
          <table:table-cell office:value-type="float" office:value="1" table:style-name="ce15">
            <text:p>1</text:p>
          </table:table-cell>
          <table:table-cell table:style-name="ce14"/>
          <table:table-cell office:value-type="float" office:value="2.0200004383760048" table:formula="of:=SUM([.M5:.AF5])" table:style-name="ce17">
            <text:p>2.0</text:p>
          </table:table-cell>
          <table:table-cell office:value-type="string" office:string-value="" table:formula="of:=IFERROR([.BA5]/MAX([.BA:.BA]);&quot;&quot;)" table:style-name="ce32"/>
          <table:table-cell office:value-type="string" office:string-value="" table:formula="of:=IFERROR([.BB5]/MAX([.BB:.BB]);&quot;&quot;)" table:style-name="ce43"/>
          <table:table-cell office:value-type="string" office:string-value="" table:formula="of:=IFERROR([.BC5]/MAX([.BC:.BC]);&quot;&quot;)" table:style-name="ce43"/>
          <table:table-cell office:value-type="string" office:string-value="" table:formula="of:=IFERROR([.BD5]/MAX([.BD:.BD]);&quot;&quot;)" table:style-name="ce43"/>
          <table:table-cell office:value-type="string" office:string-value="" table:formula="of:=IFERROR([.BE5]/MAX([.BE:.BE]);&quot;&quot;)" table:style-name="ce43"/>
          <table:table-cell office:value-type="string" office:string-value="" table:formula="of:=IFERROR([.BF5]/MAX([.BF:.BF]);&quot;&quot;)" table:style-name="ce44"/>
          <table:table-cell office:value-type="string" office:string-value="" table:formula="of:=IFERROR([.BG5]/MAX([.BG:.BG]);&quot;&quot;)" table:style-name="ce32"/>
          <table:table-cell office:value-type="string" office:string-value="" table:formula="of:=IFERROR([.BH5]/MAX([.BH:.BH]);&quot;&quot;)" table:style-name="ce43"/>
          <table:table-cell office:value-type="string" office:string-value="" table:formula="of:=IFERROR([.BI5]/MAX([.BI:.BI]);&quot;&quot;)" table:style-name="ce43"/>
          <table:table-cell office:value-type="string" office:string-value="" table:formula="of:=IFERROR([.BJ5]/MAX([.BJ:.BJ]);&quot;&quot;)" table:style-name="ce44"/>
          <table:table-cell office:value-type="string" office:string-value="" table:formula="of:=IFERROR([.BK5]/MAX([.BK:.BK]);&quot;&quot;)" table:style-name="ce32"/>
          <table:table-cell office:value-type="string" office:string-value="" table:formula="of:=IFERROR([.BL5]/MAX([.BL:.BL]);&quot;&quot;)" table:style-name="ce43"/>
          <table:table-cell office:value-type="string" office:string-value="" table:formula="of:=IFERROR([.BM5]/MAX([.BM:.BM]);&quot;&quot;)" table:style-name="ce43"/>
          <table:table-cell office:value-type="float" office:value="6.2994078834871195E-2" table:formula="of:=IFERROR([.BN5]/MAX([.BN:.BN]);&quot;&quot;)" table:style-name="ce44">
            <text:p>0.1</text:p>
          </table:table-cell>
          <table:table-cell office:value-type="float" office:value="1" table:formula="of:=IFERROR([.BO5]/MAX([.BO:.BO]);&quot;&quot;)" table:style-name="ce32">
            <text:p>1.0</text:p>
          </table:table-cell>
          <table:table-cell office:value-type="string" office:string-value="" table:formula="of:=IFERROR([.BP5]/MAX([.BP:.BP]);&quot;&quot;)" table:style-name="ce43"/>
          <table:table-cell office:value-type="float" office:value="0.68465319688145754" table:formula="of:=IFERROR([.BQ5]/MAX([.BQ:.BQ]);&quot;&quot;)" table:style-name="ce44">
            <text:p>0.7</text:p>
          </table:table-cell>
          <table:table-cell office:value-type="float" office:value="0.14855627054164147" table:formula="of:=IFERROR([.BR5]/MAX([.BR:.BR]);&quot;&quot;)" table:style-name="ce32">
            <text:p>0.1</text:p>
          </table:table-cell>
          <table:table-cell office:value-type="float" office:value="0.12379689211803457" table:formula="of:=IFERROR([.BS5]/MAX([.BS:.BS]);&quot;&quot;)" table:style-name="ce43">
            <text:p>0.1</text:p>
          </table:table-cell>
          <table:table-cell office:value-type="string" office:string-value="" table:formula="of:=IFERROR([.BT5]/MAX([.BT:.BT]);&quot;&quot;)" table:style-name="ce44"/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office:value-type="string" table:style-name="ce46">
            <text:p>S3</text:p>
          </table:table-cell>
          <table:table-cell office:value-type="float" office:value="0.75" table:style-name="ce33">
            <text:p>0.75</text:p>
          </table:table-cell>
          <table:table-cell table:style-name="ce45"/>
          <table:table-cell office:value-type="float" office:value="0.25" table:style-name="ce46">
            <text:p>0.25</text:p>
          </table:table-cell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table:style-name="ce46"/>
          <table:table-cell office:value-type="string" office:string-value="" table:formula="of:=IF([.AG5]=&quot;&quot;;&quot;&quot;;IF(LEFT([.AG5];1)=&quot;S&quot;;0.1/NUMBERVALUE(RIGHT([.AG5];1))*POWER([.$F5]+70*[.$G5];0.5);[.AG5]*POWER([.$F5]+70*[.$G5];0.5)))" table:style-name="ce32"/>
          <table:table-cell office:value-type="string" office:string-value="" table:formula="of:=IF([.AH5]=&quot;&quot;;&quot;&quot;;IF(LEFT([.AH5];1)=&quot;S&quot;;0.1/NUMBERVALUE(RIGHT([.AH5];1))*POWER([.$F5]+70*[.$G5];0.5);[.AH5]*POWER([.$F5]+70*[.$G5];0.5)))" table:style-name="ce43"/>
          <table:table-cell office:value-type="string" office:string-value="" table:formula="of:=IF([.AI5]=&quot;&quot;;&quot;&quot;;IF(LEFT([.AI5];1)=&quot;S&quot;;0.1/NUMBERVALUE(RIGHT([.AI5];1))*POWER([.$F5]+70*[.$G5];0.5);[.AI5]*POWER([.$F5]+70*[.$G5];0.5)))" table:style-name="ce43"/>
          <table:table-cell office:value-type="string" office:string-value="" table:formula="of:=IF([.AJ5]=&quot;&quot;;&quot;&quot;;IF(LEFT([.AJ5];1)=&quot;S&quot;;0.1/NUMBERVALUE(RIGHT([.AJ5];1))*POWER([.$F5]+70*[.$G5];0.5);[.AJ5]*POWER([.$F5]+70*[.$G5];0.5)))" table:style-name="ce43"/>
          <table:table-cell office:value-type="string" office:string-value="" table:formula="of:=IF([.AK5]=&quot;&quot;;&quot;&quot;;IF(LEFT([.AK5];1)=&quot;S&quot;;0.1/NUMBERVALUE(RIGHT([.AK5];1))*POWER([.$F5]+70*[.$G5];0.5);[.AK5]*POWER([.$F5]+70*[.$G5];0.5)))" table:style-name="ce43"/>
          <table:table-cell office:value-type="string" office:string-value="" table:formula="of:=IF([.AL5]=&quot;&quot;;&quot;&quot;;IF(LEFT([.AL5];1)=&quot;S&quot;;0.1/NUMBERVALUE(RIGHT([.AL5];1))*POWER([.$F5]+70*[.$G5];0.5);[.AL5]*POWER([.$F5]+70*[.$G5];0.5)))" table:style-name="ce44"/>
          <table:table-cell office:value-type="string" office:string-value="" table:formula="of:=IF([.AM5]=&quot;&quot;;&quot;&quot;;IF(LEFT([.AM5];1)=&quot;S&quot;;0.1/NUMBERVALUE(RIGHT([.AM5];1))*POWER([.$F5]+70*[.$G5];0.5);[.AM5]*POWER([.$F5]+70*[.$G5];0.5)))" table:style-name="ce32"/>
          <table:table-cell office:value-type="string" office:string-value="" table:formula="of:=IF([.AN5]=&quot;&quot;;&quot;&quot;;IF(LEFT([.AN5];1)=&quot;S&quot;;0.1/NUMBERVALUE(RIGHT([.AN5];1))*POWER([.$F5]+70*[.$G5];0.5);[.AN5]*POWER([.$F5]+70*[.$G5];0.5)))" table:style-name="ce43"/>
          <table:table-cell office:value-type="string" office:string-value="" table:formula="of:=IF([.AO5]=&quot;&quot;;&quot;&quot;;IF(LEFT([.AO5];1)=&quot;S&quot;;0.1/NUMBERVALUE(RIGHT([.AO5];1))*POWER([.$F5]+70*[.$G5];0.5);[.AO5]*POWER([.$F5]+70*[.$G5];0.5)))" table:style-name="ce43"/>
          <table:table-cell office:value-type="string" office:string-value="" table:formula="of:=IF([.AP5]=&quot;&quot;;&quot;&quot;;IF(LEFT([.AP5];1)=&quot;S&quot;;0.1/NUMBERVALUE(RIGHT([.AP5];1))*POWER([.$F5]+70*[.$G5];0.5);[.AP5]*POWER([.$F5]+70*[.$G5];0.5)))" table:style-name="ce44"/>
          <table:table-cell office:value-type="string" office:string-value="" table:formula="of:=IF([.AQ5]=&quot;&quot;;&quot;&quot;;IF(LEFT([.AQ5];1)=&quot;S&quot;;0.1/NUMBERVALUE(RIGHT([.AQ5];1))*POWER([.$F5]+70*[.$G5];0.5);[.AQ5]*POWER([.$F5]+70*[.$G5];0.5)))" table:style-name="ce32"/>
          <table:table-cell office:value-type="string" office:string-value="" table:formula="of:=IF([.AR5]=&quot;&quot;;&quot;&quot;;IF(LEFT([.AR5];1)=&quot;S&quot;;0.1/NUMBERVALUE(RIGHT([.AR5];1))*POWER([.$F5]+70*[.$G5];0.5);[.AR5]*POWER([.$F5]+70*[.$G5];0.5)))" table:style-name="ce43"/>
          <table:table-cell office:value-type="string" office:string-value="" table:formula="of:=IF([.AS5]=&quot;&quot;;&quot;&quot;;IF(LEFT([.AS5];1)=&quot;S&quot;;0.1/NUMBERVALUE(RIGHT([.AS5];1))*POWER([.$F5]+70*[.$G5];0.5);[.AS5]*POWER([.$F5]+70*[.$G5];0.5)))" table:style-name="ce43"/>
          <table:table-cell office:value-type="float" office:value="0.16329931618554519" table:formula="of:=IF([.AT5]=&quot;&quot;;&quot;&quot;;IF(LEFT([.AT5];1)=&quot;S&quot;;0.1/NUMBERVALUE(RIGHT([.AT5];1))*POWER([.$F5]+70*[.$G5];0.5);[.AT5]*POWER([.$F5]+70*[.$G5];0.5)))" table:style-name="ce44">
            <text:p>0.2</text:p>
          </table:table-cell>
          <table:table-cell office:value-type="float" office:value="3.6742346141747668" table:formula="of:=IF([.AU5]=&quot;&quot;;&quot;&quot;;IF(LEFT([.AU5];1)=&quot;S&quot;;0.1/NUMBERVALUE(RIGHT([.AU5];1))*POWER([.$F5]+70*[.$G5];0.5);[.AU5]*POWER([.$F5]+70*[.$G5];0.5)))" table:style-name="ce32">
            <text:p>3.7</text:p>
          </table:table-cell>
          <table:table-cell office:value-type="string" office:string-value="" table:formula="of:=IF([.AV5]=&quot;&quot;;&quot;&quot;;IF(LEFT([.AV5];1)=&quot;S&quot;;0.1/NUMBERVALUE(RIGHT([.AV5];1))*POWER([.$F5]+70*[.$G5];0.5);[.AV5]*POWER([.$F5]+70*[.$G5];0.5)))" table:style-name="ce43"/>
          <table:table-cell office:value-type="float" office:value="1.2247448713915889" table:formula="of:=IF([.AW5]=&quot;&quot;;&quot;&quot;;IF(LEFT([.AW5];1)=&quot;S&quot;;0.1/NUMBERVALUE(RIGHT([.AW5];1))*POWER([.$F5]+70*[.$G5];0.5);[.AW5]*POWER([.$F5]+70*[.$G5];0.5)))" table:style-name="ce44">
            <text:p>1.2</text:p>
          </table:table-cell>
          <table:table-cell office:value-type="float" office:value="0.4898979485566356" table:formula="of:=IF([.AX5]=&quot;&quot;;&quot;&quot;;IF(LEFT([.AX5];1)=&quot;S&quot;;0.1/NUMBERVALUE(RIGHT([.AX5];1))*POWER([.$F5]+70*[.$G5];0.5);[.AX5]*POWER([.$F5]+70*[.$G5];0.5)))" table:style-name="ce32">
            <text:p>0.5</text:p>
          </table:table-cell>
          <table:table-cell office:value-type="float" office:value="0.2449489742783178" table:formula="of:=IF([.AY5]=&quot;&quot;;&quot;&quot;;IF(LEFT([.AY5];1)=&quot;S&quot;;0.1/NUMBERVALUE(RIGHT([.AY5];1))*POWER([.$F5]+70*[.$G5];0.5);[.AY5]*POWER([.$F5]+70*[.$G5];0.5)))" table:style-name="ce43">
            <text:p>0.2</text:p>
          </table:table-cell>
          <table:table-cell office:value-type="string" office:string-value="" table:formula="of:=IF([.AZ5]=&quot;&quot;;&quot;&quot;;IF(LEFT([.AZ5];1)=&quot;S&quot;;0.1/NUMBERVALUE(RIGHT([.AZ5];1))*POWER([.$F5]+70*[.$G5];0.5);[.AZ5]*POWER([.$F5]+70*[.$G5];0.5)))" table:style-name="ce44"/>
          <table:table-cell table:number-columns-repeated="16312"/>
        </table:table-row>
        <table:table-row table:style-name="ro1">
          <table:table-cell office:value-type="float" office:value="58" table:style-name="ce14">
            <text:p>58</text:p>
          </table:table-cell>
          <table:table-cell office:value-type="string" table:style-name="ce14">
            <text:p>Skull crusher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rms</text:p>
          </table:table-cell>
          <table:table-cell office:value-type="float" office:value="7" table:style-name="ce15">
            <text:p>7</text:p>
          </table:table-cell>
          <table:table-cell office:value-type="float" office:value="19" table:style-name="ce14">
            <text:p>19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style-name="ce16"/>
          <table:table-cell office:value-type="float" office:value="2" table:style-name="ce15">
            <text:p>2</text:p>
          </table:table-cell>
          <table:table-cell table:style-name="ce14"/>
          <table:table-cell office:value-type="float" office:value="1.7857171121604583" table:formula="of:=SUM([.M6:.AF6])" table:style-name="ce17">
            <text:p>1.8</text:p>
          </table:table-cell>
          <table:table-cell office:value-type="string" office:string-value="" table:formula="of:=IFERROR([.BA6]/MAX([.BA:.BA]);&quot;&quot;)" table:style-name="ce32"/>
          <table:table-cell office:value-type="string" office:string-value="" table:formula="of:=IFERROR([.BB6]/MAX([.BB:.BB]);&quot;&quot;)" table:style-name="ce43"/>
          <table:table-cell office:value-type="string" office:string-value="" table:formula="of:=IFERROR([.BC6]/MAX([.BC:.BC]);&quot;&quot;)" table:style-name="ce43"/>
          <table:table-cell office:value-type="string" office:string-value="" table:formula="of:=IFERROR([.BD6]/MAX([.BD:.BD]);&quot;&quot;)" table:style-name="ce43"/>
          <table:table-cell office:value-type="string" office:string-value="" table:formula="of:=IFERROR([.BE6]/MAX([.BE:.BE]);&quot;&quot;)" table:style-name="ce43"/>
          <table:table-cell office:value-type="string" office:string-value="" table:formula="of:=IFERROR([.BF6]/MAX([.BF:.BF]);&quot;&quot;)" table:style-name="ce44"/>
          <table:table-cell office:value-type="string" office:string-value="" table:formula="of:=IFERROR([.BG6]/MAX([.BG:.BG]);&quot;&quot;)" table:style-name="ce32"/>
          <table:table-cell office:value-type="string" office:string-value="" table:formula="of:=IFERROR([.BH6]/MAX([.BH:.BH]);&quot;&quot;)" table:style-name="ce43"/>
          <table:table-cell office:value-type="string" office:string-value="" table:formula="of:=IFERROR([.BI6]/MAX([.BI:.BI]);&quot;&quot;)" table:style-name="ce43"/>
          <table:table-cell office:value-type="string" office:string-value="" table:formula="of:=IFERROR([.BJ6]/MAX([.BJ:.BJ]);&quot;&quot;)" table:style-name="ce44"/>
          <table:table-cell office:value-type="string" office:string-value="" table:formula="of:=IFERROR([.BK6]/MAX([.BK:.BK]);&quot;&quot;)" table:style-name="ce32"/>
          <table:table-cell office:value-type="string" office:string-value="" table:formula="of:=IFERROR([.BL6]/MAX([.BL:.BL]);&quot;&quot;)" table:style-name="ce43"/>
          <table:table-cell office:value-type="string" office:string-value="" table:formula="of:=IFERROR([.BM6]/MAX([.BM:.BM]);&quot;&quot;)" table:style-name="ce43"/>
          <table:table-cell office:value-type="float" office:value="5.6049392427879104E-2" table:formula="of:=IFERROR([.BN6]/MAX([.BN:.BN]);&quot;&quot;)" table:style-name="ce44">
            <text:p>0.1</text:p>
          </table:table-cell>
          <table:table-cell office:value-type="string" office:string-value="" table:formula="of:=IFERROR([.BO6]/MAX([.BO:.BO]);&quot;&quot;)" table:style-name="ce32"/>
          <table:table-cell office:value-type="float" office:value="1" table:formula="of:=IFERROR([.BP6]/MAX([.BP:.BP]);&quot;&quot;)" table:style-name="ce43">
            <text:p>1.0</text:p>
          </table:table-cell>
          <table:table-cell office:value-type="float" office:value="0.48733971724044822" table:formula="of:=IFERROR([.BQ6]/MAX([.BQ:.BQ]);&quot;&quot;)" table:style-name="ce44">
            <text:p>0.5</text:p>
          </table:table-cell>
          <table:table-cell office:value-type="float" office:value="0.13217891045025337" table:formula="of:=IFERROR([.BR6]/MAX([.BR:.BR]);&quot;&quot;)" table:style-name="ce32">
            <text:p>0.1</text:p>
          </table:table-cell>
          <table:table-cell office:value-type="float" office:value="0.11014909204187781" table:formula="of:=IFERROR([.BS6]/MAX([.BS:.BS]);&quot;&quot;)" table:style-name="ce43">
            <text:p>0.1</text:p>
          </table:table-cell>
          <table:table-cell office:value-type="string" office:string-value="" table:formula="of:=IFERROR([.BT6]/MAX([.BT:.BT]);&quot;&quot;)" table:style-name="ce44"/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office:value-type="string" table:style-name="ce46">
            <text:p>S3</text:p>
          </table:table-cell>
          <table:table-cell table:style-name="ce33"/>
          <table:table-cell office:value-type="float" office:value="0.8" table:style-name="ce45">
            <text:p>0.8</text:p>
          </table:table-cell>
          <table:table-cell office:value-type="float" office:value="0.2" table:style-name="ce46">
            <text:p>0.2</text:p>
          </table:table-cell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table:style-name="ce46"/>
          <table:table-cell office:value-type="string" office:string-value="" table:formula="of:=IF([.AG6]=&quot;&quot;;&quot;&quot;;IF(LEFT([.AG6];1)=&quot;S&quot;;0.1/NUMBERVALUE(RIGHT([.AG6];1))*POWER([.$F6]+70*[.$G6];0.5);[.AG6]*POWER([.$F6]+70*[.$G6];0.5)))" table:style-name="ce32"/>
          <table:table-cell office:value-type="string" office:string-value="" table:formula="of:=IF([.AH6]=&quot;&quot;;&quot;&quot;;IF(LEFT([.AH6];1)=&quot;S&quot;;0.1/NUMBERVALUE(RIGHT([.AH6];1))*POWER([.$F6]+70*[.$G6];0.5);[.AH6]*POWER([.$F6]+70*[.$G6];0.5)))" table:style-name="ce43"/>
          <table:table-cell office:value-type="string" office:string-value="" table:formula="of:=IF([.AI6]=&quot;&quot;;&quot;&quot;;IF(LEFT([.AI6];1)=&quot;S&quot;;0.1/NUMBERVALUE(RIGHT([.AI6];1))*POWER([.$F6]+70*[.$G6];0.5);[.AI6]*POWER([.$F6]+70*[.$G6];0.5)))" table:style-name="ce43"/>
          <table:table-cell office:value-type="string" office:string-value="" table:formula="of:=IF([.AJ6]=&quot;&quot;;&quot;&quot;;IF(LEFT([.AJ6];1)=&quot;S&quot;;0.1/NUMBERVALUE(RIGHT([.AJ6];1))*POWER([.$F6]+70*[.$G6];0.5);[.AJ6]*POWER([.$F6]+70*[.$G6];0.5)))" table:style-name="ce43"/>
          <table:table-cell office:value-type="string" office:string-value="" table:formula="of:=IF([.AK6]=&quot;&quot;;&quot;&quot;;IF(LEFT([.AK6];1)=&quot;S&quot;;0.1/NUMBERVALUE(RIGHT([.AK6];1))*POWER([.$F6]+70*[.$G6];0.5);[.AK6]*POWER([.$F6]+70*[.$G6];0.5)))" table:style-name="ce43"/>
          <table:table-cell office:value-type="string" office:string-value="" table:formula="of:=IF([.AL6]=&quot;&quot;;&quot;&quot;;IF(LEFT([.AL6];1)=&quot;S&quot;;0.1/NUMBERVALUE(RIGHT([.AL6];1))*POWER([.$F6]+70*[.$G6];0.5);[.AL6]*POWER([.$F6]+70*[.$G6];0.5)))" table:style-name="ce44"/>
          <table:table-cell office:value-type="string" office:string-value="" table:formula="of:=IF([.AM6]=&quot;&quot;;&quot;&quot;;IF(LEFT([.AM6];1)=&quot;S&quot;;0.1/NUMBERVALUE(RIGHT([.AM6];1))*POWER([.$F6]+70*[.$G6];0.5);[.AM6]*POWER([.$F6]+70*[.$G6];0.5)))" table:style-name="ce32"/>
          <table:table-cell office:value-type="string" office:string-value="" table:formula="of:=IF([.AN6]=&quot;&quot;;&quot;&quot;;IF(LEFT([.AN6];1)=&quot;S&quot;;0.1/NUMBERVALUE(RIGHT([.AN6];1))*POWER([.$F6]+70*[.$G6];0.5);[.AN6]*POWER([.$F6]+70*[.$G6];0.5)))" table:style-name="ce43"/>
          <table:table-cell office:value-type="string" office:string-value="" table:formula="of:=IF([.AO6]=&quot;&quot;;&quot;&quot;;IF(LEFT([.AO6];1)=&quot;S&quot;;0.1/NUMBERVALUE(RIGHT([.AO6];1))*POWER([.$F6]+70*[.$G6];0.5);[.AO6]*POWER([.$F6]+70*[.$G6];0.5)))" table:style-name="ce43"/>
          <table:table-cell office:value-type="string" office:string-value="" table:formula="of:=IF([.AP6]=&quot;&quot;;&quot;&quot;;IF(LEFT([.AP6];1)=&quot;S&quot;;0.1/NUMBERVALUE(RIGHT([.AP6];1))*POWER([.$F6]+70*[.$G6];0.5);[.AP6]*POWER([.$F6]+70*[.$G6];0.5)))" table:style-name="ce44"/>
          <table:table-cell office:value-type="string" office:string-value="" table:formula="of:=IF([.AQ6]=&quot;&quot;;&quot;&quot;;IF(LEFT([.AQ6];1)=&quot;S&quot;;0.1/NUMBERVALUE(RIGHT([.AQ6];1))*POWER([.$F6]+70*[.$G6];0.5);[.AQ6]*POWER([.$F6]+70*[.$G6];0.5)))" table:style-name="ce32"/>
          <table:table-cell office:value-type="string" office:string-value="" table:formula="of:=IF([.AR6]=&quot;&quot;;&quot;&quot;;IF(LEFT([.AR6];1)=&quot;S&quot;;0.1/NUMBERVALUE(RIGHT([.AR6];1))*POWER([.$F6]+70*[.$G6];0.5);[.AR6]*POWER([.$F6]+70*[.$G6];0.5)))" table:style-name="ce43"/>
          <table:table-cell office:value-type="string" office:string-value="" table:formula="of:=IF([.AS6]=&quot;&quot;;&quot;&quot;;IF(LEFT([.AS6];1)=&quot;S&quot;;0.1/NUMBERVALUE(RIGHT([.AS6];1))*POWER([.$F6]+70*[.$G6];0.5);[.AS6]*POWER([.$F6]+70*[.$G6];0.5)))" table:style-name="ce43"/>
          <table:table-cell office:value-type="float" office:value="0.1452966314513558" table:formula="of:=IF([.AT6]=&quot;&quot;;&quot;&quot;;IF(LEFT([.AT6];1)=&quot;S&quot;;0.1/NUMBERVALUE(RIGHT([.AT6];1))*POWER([.$F6]+70*[.$G6];0.5);[.AT6]*POWER([.$F6]+70*[.$G6];0.5)))" table:style-name="ce44">
            <text:p>0.1</text:p>
          </table:table-cell>
          <table:table-cell office:value-type="string" office:string-value="" table:formula="of:=IF([.AU6]=&quot;&quot;;&quot;&quot;;IF(LEFT([.AU6];1)=&quot;S&quot;;0.1/NUMBERVALUE(RIGHT([.AU6];1))*POWER([.$F6]+70*[.$G6];0.5);[.AU6]*POWER([.$F6]+70*[.$G6];0.5)))" table:style-name="ce32"/>
          <table:table-cell office:value-type="float" office:value="3.4871191548325395" table:formula="of:=IF([.AV6]=&quot;&quot;;&quot;&quot;;IF(LEFT([.AV6];1)=&quot;S&quot;;0.1/NUMBERVALUE(RIGHT([.AV6];1))*POWER([.$F6]+70*[.$G6];0.5);[.AV6]*POWER([.$F6]+70*[.$G6];0.5)))" table:style-name="ce43">
            <text:p>3.5</text:p>
          </table:table-cell>
          <table:table-cell office:value-type="float" office:value="0.87177978870813488" table:formula="of:=IF([.AW6]=&quot;&quot;;&quot;&quot;;IF(LEFT([.AW6];1)=&quot;S&quot;;0.1/NUMBERVALUE(RIGHT([.AW6];1))*POWER([.$F6]+70*[.$G6];0.5);[.AW6]*POWER([.$F6]+70*[.$G6];0.5)))" table:style-name="ce44">
            <text:p>0.9</text:p>
          </table:table-cell>
          <table:table-cell office:value-type="float" office:value="0.43588989435406744" table:formula="of:=IF([.AX6]=&quot;&quot;;&quot;&quot;;IF(LEFT([.AX6];1)=&quot;S&quot;;0.1/NUMBERVALUE(RIGHT([.AX6];1))*POWER([.$F6]+70*[.$G6];0.5);[.AX6]*POWER([.$F6]+70*[.$G6];0.5)))" table:style-name="ce32">
            <text:p>0.4</text:p>
          </table:table-cell>
          <table:table-cell office:value-type="float" office:value="0.21794494717703372" table:formula="of:=IF([.AY6]=&quot;&quot;;&quot;&quot;;IF(LEFT([.AY6];1)=&quot;S&quot;;0.1/NUMBERVALUE(RIGHT([.AY6];1))*POWER([.$F6]+70*[.$G6];0.5);[.AY6]*POWER([.$F6]+70*[.$G6];0.5)))" table:style-name="ce43">
            <text:p>0.2</text:p>
          </table:table-cell>
          <table:table-cell office:value-type="string" office:string-value="" table:formula="of:=IF([.AZ6]=&quot;&quot;;&quot;&quot;;IF(LEFT([.AZ6];1)=&quot;S&quot;;0.1/NUMBERVALUE(RIGHT([.AZ6];1))*POWER([.$F6]+70*[.$G6];0.5);[.AZ6]*POWER([.$F6]+70*[.$G6];0.5)))" table:style-name="ce44"/>
          <table:table-cell table:number-columns-repeated="16312"/>
        </table:table-row>
        <table:table-row table:style-name="ro1">
          <table:table-cell office:value-type="float" office:value="57" table:style-name="ce14">
            <text:p>57</text:p>
          </table:table-cell>
          <table:table-cell office:value-type="string" table:style-name="ce14">
            <text:p>Cable triceps pushdown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Arms</text:p>
          </table:table-cell>
          <table:table-cell office:value-type="float" office:value="7" table:style-name="ce15">
            <text:p>7</text:p>
          </table:table-cell>
          <table:table-cell office:value-type="float" office:value="16" table:style-name="ce14">
            <text:p>16</text:p>
          </table:table-cell>
          <table:table-cell table:number-columns-repeated="2" table:style-name="ce14"/>
          <table:table-cell table:style-name="ce16"/>
          <table:table-cell office:value-type="float" office:value="1" table:style-name="ce15">
            <text:p>1</text:p>
          </table:table-cell>
          <table:table-cell table:style-name="ce14"/>
          <table:table-cell office:value-type="float" office:value="1.7176017713937324" table:formula="of:=SUM([.M7:.AF7])" table:style-name="ce17">
            <text:p>1.7</text:p>
          </table:table-cell>
          <table:table-cell office:value-type="string" office:string-value="" table:formula="of:=IFERROR([.BA7]/MAX([.BA:.BA]);&quot;&quot;)" table:style-name="ce32"/>
          <table:table-cell office:value-type="string" office:string-value="" table:formula="of:=IFERROR([.BB7]/MAX([.BB:.BB]);&quot;&quot;)" table:style-name="ce43"/>
          <table:table-cell office:value-type="string" office:string-value="" table:formula="of:=IFERROR([.BC7]/MAX([.BC:.BC]);&quot;&quot;)" table:style-name="ce43"/>
          <table:table-cell office:value-type="string" office:string-value="" table:formula="of:=IFERROR([.BD7]/MAX([.BD:.BD]);&quot;&quot;)" table:style-name="ce43"/>
          <table:table-cell office:value-type="string" office:string-value="" table:formula="of:=IFERROR([.BE7]/MAX([.BE:.BE]);&quot;&quot;)" table:style-name="ce43"/>
          <table:table-cell office:value-type="string" office:string-value="" table:formula="of:=IFERROR([.BF7]/MAX([.BF:.BF]);&quot;&quot;)" table:style-name="ce44"/>
          <table:table-cell office:value-type="string" office:string-value="" table:formula="of:=IFERROR([.BG7]/MAX([.BG:.BG]);&quot;&quot;)" table:style-name="ce32"/>
          <table:table-cell office:value-type="string" office:string-value="" table:formula="of:=IFERROR([.BH7]/MAX([.BH:.BH]);&quot;&quot;)" table:style-name="ce43"/>
          <table:table-cell office:value-type="string" office:string-value="" table:formula="of:=IFERROR([.BI7]/MAX([.BI:.BI]);&quot;&quot;)" table:style-name="ce43"/>
          <table:table-cell office:value-type="string" office:string-value="" table:formula="of:=IFERROR([.BJ7]/MAX([.BJ:.BJ]);&quot;&quot;)" table:style-name="ce44"/>
          <table:table-cell office:value-type="float" office:value="2.8005601680560196E-2" table:formula="of:=IFERROR([.BK7]/MAX([.BK:.BK]);&quot;&quot;)" table:style-name="ce32">
            <text:p>0.0</text:p>
          </table:table-cell>
          <table:table-cell office:value-type="float" office:value="4.7894747207139973E-2" table:formula="of:=IFERROR([.BL7]/MAX([.BL:.BL]);&quot;&quot;)" table:style-name="ce43">
            <text:p>0.0</text:p>
          </table:table-cell>
          <table:table-cell office:value-type="string" office:string-value="" table:formula="of:=IFERROR([.BM7]/MAX([.BM:.BM]);&quot;&quot;)" table:style-name="ce43"/>
          <table:table-cell office:value-type="string" office:string-value="" table:formula="of:=IFERROR([.BN7]/MAX([.BN:.BN]);&quot;&quot;)" table:style-name="ce44"/>
          <table:table-cell office:value-type="string" office:string-value="" table:formula="of:=IFERROR([.BO7]/MAX([.BO:.BO]);&quot;&quot;)" table:style-name="ce32"/>
          <table:table-cell office:value-type="float" office:value="0.86030900201460647" table:formula="of:=IFERROR([.BP7]/MAX([.BP:.BP]);&quot;&quot;)" table:style-name="ce43">
            <text:p>0.9</text:p>
          </table:table-cell>
          <table:table-cell office:value-type="float" office:value="0.55901699437494734" table:formula="of:=IFERROR([.BQ7]/MAX([.BQ:.BQ]);&quot;&quot;)" table:style-name="ce44">
            <text:p>0.6</text:p>
          </table:table-cell>
          <table:table-cell office:value-type="float" office:value="0.12129568697262455" table:formula="of:=IFERROR([.BR7]/MAX([.BR:.BR]);&quot;&quot;)" table:style-name="ce32">
            <text:p>0.1</text:p>
          </table:table-cell>
          <table:table-cell office:value-type="float" office:value="0.10107973914385379" table:formula="of:=IFERROR([.BS7]/MAX([.BS:.BS]);&quot;&quot;)" table:style-name="ce43">
            <text:p>0.1</text:p>
          </table:table-cell>
          <table:table-cell office:value-type="string" office:string-value="" table:formula="of:=IFERROR([.BT7]/MAX([.BT:.BT]);&quot;&quot;)" table:style-name="ce44"/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office:value-type="string" table:style-name="ce33">
            <text:p>S4</text:p>
          </table:table-cell>
          <table:table-cell office:value-type="string" table:style-name="ce45">
            <text:p>S3</text:p>
          </table:table-cell>
          <table:table-cell table:style-name="ce45"/>
          <table:table-cell table:style-name="ce46"/>
          <table:table-cell table:style-name="ce33"/>
          <table:table-cell office:value-type="float" office:value="0.75" table:style-name="ce45">
            <text:p>0.75</text:p>
          </table:table-cell>
          <table:table-cell office:value-type="float" office:value="0.25" table:style-name="ce46">
            <text:p>0.25</text:p>
          </table:table-cell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table:style-name="ce46"/>
          <table:table-cell office:value-type="string" office:string-value="" table:formula="of:=IF([.AG7]=&quot;&quot;;&quot;&quot;;IF(LEFT([.AG7];1)=&quot;S&quot;;0.1/NUMBERVALUE(RIGHT([.AG7];1))*POWER([.$F7]+70*[.$G7];0.5);[.AG7]*POWER([.$F7]+70*[.$G7];0.5)))" table:style-name="ce32"/>
          <table:table-cell office:value-type="string" office:string-value="" table:formula="of:=IF([.AH7]=&quot;&quot;;&quot;&quot;;IF(LEFT([.AH7];1)=&quot;S&quot;;0.1/NUMBERVALUE(RIGHT([.AH7];1))*POWER([.$F7]+70*[.$G7];0.5);[.AH7]*POWER([.$F7]+70*[.$G7];0.5)))" table:style-name="ce43"/>
          <table:table-cell office:value-type="string" office:string-value="" table:formula="of:=IF([.AI7]=&quot;&quot;;&quot;&quot;;IF(LEFT([.AI7];1)=&quot;S&quot;;0.1/NUMBERVALUE(RIGHT([.AI7];1))*POWER([.$F7]+70*[.$G7];0.5);[.AI7]*POWER([.$F7]+70*[.$G7];0.5)))" table:style-name="ce43"/>
          <table:table-cell office:value-type="string" office:string-value="" table:formula="of:=IF([.AJ7]=&quot;&quot;;&quot;&quot;;IF(LEFT([.AJ7];1)=&quot;S&quot;;0.1/NUMBERVALUE(RIGHT([.AJ7];1))*POWER([.$F7]+70*[.$G7];0.5);[.AJ7]*POWER([.$F7]+70*[.$G7];0.5)))" table:style-name="ce43"/>
          <table:table-cell office:value-type="string" office:string-value="" table:formula="of:=IF([.AK7]=&quot;&quot;;&quot;&quot;;IF(LEFT([.AK7];1)=&quot;S&quot;;0.1/NUMBERVALUE(RIGHT([.AK7];1))*POWER([.$F7]+70*[.$G7];0.5);[.AK7]*POWER([.$F7]+70*[.$G7];0.5)))" table:style-name="ce43"/>
          <table:table-cell office:value-type="string" office:string-value="" table:formula="of:=IF([.AL7]=&quot;&quot;;&quot;&quot;;IF(LEFT([.AL7];1)=&quot;S&quot;;0.1/NUMBERVALUE(RIGHT([.AL7];1))*POWER([.$F7]+70*[.$G7];0.5);[.AL7]*POWER([.$F7]+70*[.$G7];0.5)))" table:style-name="ce44"/>
          <table:table-cell office:value-type="string" office:string-value="" table:formula="of:=IF([.AM7]=&quot;&quot;;&quot;&quot;;IF(LEFT([.AM7];1)=&quot;S&quot;;0.1/NUMBERVALUE(RIGHT([.AM7];1))*POWER([.$F7]+70*[.$G7];0.5);[.AM7]*POWER([.$F7]+70*[.$G7];0.5)))" table:style-name="ce32"/>
          <table:table-cell office:value-type="string" office:string-value="" table:formula="of:=IF([.AN7]=&quot;&quot;;&quot;&quot;;IF(LEFT([.AN7];1)=&quot;S&quot;;0.1/NUMBERVALUE(RIGHT([.AN7];1))*POWER([.$F7]+70*[.$G7];0.5);[.AN7]*POWER([.$F7]+70*[.$G7];0.5)))" table:style-name="ce43"/>
          <table:table-cell office:value-type="string" office:string-value="" table:formula="of:=IF([.AO7]=&quot;&quot;;&quot;&quot;;IF(LEFT([.AO7];1)=&quot;S&quot;;0.1/NUMBERVALUE(RIGHT([.AO7];1))*POWER([.$F7]+70*[.$G7];0.5);[.AO7]*POWER([.$F7]+70*[.$G7];0.5)))" table:style-name="ce43"/>
          <table:table-cell office:value-type="string" office:string-value="" table:formula="of:=IF([.AP7]=&quot;&quot;;&quot;&quot;;IF(LEFT([.AP7];1)=&quot;S&quot;;0.1/NUMBERVALUE(RIGHT([.AP7];1))*POWER([.$F7]+70*[.$G7];0.5);[.AP7]*POWER([.$F7]+70*[.$G7];0.5)))" table:style-name="ce44"/>
          <table:table-cell office:value-type="float" office:value="0.1" table:formula="of:=IF([.AQ7]=&quot;&quot;;&quot;&quot;;IF(LEFT([.AQ7];1)=&quot;S&quot;;0.1/NUMBERVALUE(RIGHT([.AQ7];1))*POWER([.$F7]+70*[.$G7];0.5);[.AQ7]*POWER([.$F7]+70*[.$G7];0.5)))" table:style-name="ce32">
            <text:p>0.1</text:p>
          </table:table-cell>
          <table:table-cell office:value-type="float" office:value="0.13333333333333333" table:formula="of:=IF([.AR7]=&quot;&quot;;&quot;&quot;;IF(LEFT([.AR7];1)=&quot;S&quot;;0.1/NUMBERVALUE(RIGHT([.AR7];1))*POWER([.$F7]+70*[.$G7];0.5);[.AR7]*POWER([.$F7]+70*[.$G7];0.5)))" table:style-name="ce43">
            <text:p>0.1</text:p>
          </table:table-cell>
          <table:table-cell office:value-type="string" office:string-value="" table:formula="of:=IF([.AS7]=&quot;&quot;;&quot;&quot;;IF(LEFT([.AS7];1)=&quot;S&quot;;0.1/NUMBERVALUE(RIGHT([.AS7];1))*POWER([.$F7]+70*[.$G7];0.5);[.AS7]*POWER([.$F7]+70*[.$G7];0.5)))" table:style-name="ce43"/>
          <table:table-cell office:value-type="string" office:string-value="" table:formula="of:=IF([.AT7]=&quot;&quot;;&quot;&quot;;IF(LEFT([.AT7];1)=&quot;S&quot;;0.1/NUMBERVALUE(RIGHT([.AT7];1))*POWER([.$F7]+70*[.$G7];0.5);[.AT7]*POWER([.$F7]+70*[.$G7];0.5)))" table:style-name="ce44"/>
          <table:table-cell office:value-type="string" office:string-value="" table:formula="of:=IF([.AU7]=&quot;&quot;;&quot;&quot;;IF(LEFT([.AU7];1)=&quot;S&quot;;0.1/NUMBERVALUE(RIGHT([.AU7];1))*POWER([.$F7]+70*[.$G7];0.5);[.AU7]*POWER([.$F7]+70*[.$G7];0.5)))" table:style-name="ce32"/>
          <table:table-cell office:value-type="float" office:value="3" table:formula="of:=IF([.AV7]=&quot;&quot;;&quot;&quot;;IF(LEFT([.AV7];1)=&quot;S&quot;;0.1/NUMBERVALUE(RIGHT([.AV7];1))*POWER([.$F7]+70*[.$G7];0.5);[.AV7]*POWER([.$F7]+70*[.$G7];0.5)))" table:style-name="ce43">
            <text:p>3.0</text:p>
          </table:table-cell>
          <table:table-cell office:value-type="float" office:value="1" table:formula="of:=IF([.AW7]=&quot;&quot;;&quot;&quot;;IF(LEFT([.AW7];1)=&quot;S&quot;;0.1/NUMBERVALUE(RIGHT([.AW7];1))*POWER([.$F7]+70*[.$G7];0.5);[.AW7]*POWER([.$F7]+70*[.$G7];0.5)))" table:style-name="ce44">
            <text:p>1.0</text:p>
          </table:table-cell>
          <table:table-cell office:value-type="float" office:value="0.4" table:formula="of:=IF([.AX7]=&quot;&quot;;&quot;&quot;;IF(LEFT([.AX7];1)=&quot;S&quot;;0.1/NUMBERVALUE(RIGHT([.AX7];1))*POWER([.$F7]+70*[.$G7];0.5);[.AX7]*POWER([.$F7]+70*[.$G7];0.5)))" table:style-name="ce32">
            <text:p>0.4</text:p>
          </table:table-cell>
          <table:table-cell office:value-type="float" office:value="0.2" table:formula="of:=IF([.AY7]=&quot;&quot;;&quot;&quot;;IF(LEFT([.AY7];1)=&quot;S&quot;;0.1/NUMBERVALUE(RIGHT([.AY7];1))*POWER([.$F7]+70*[.$G7];0.5);[.AY7]*POWER([.$F7]+70*[.$G7];0.5)))" table:style-name="ce43">
            <text:p>0.2</text:p>
          </table:table-cell>
          <table:table-cell office:value-type="string" office:string-value="" table:formula="of:=IF([.AZ7]=&quot;&quot;;&quot;&quot;;IF(LEFT([.AZ7];1)=&quot;S&quot;;0.1/NUMBERVALUE(RIGHT([.AZ7];1))*POWER([.$F7]+70*[.$G7];0.5);[.AZ7]*POWER([.$F7]+70*[.$G7];0.5)))" table:style-name="ce44"/>
          <table:table-cell table:number-columns-repeated="16312"/>
        </table:table-row>
        <table:table-row table:style-name="ro1">
          <table:table-cell office:value-type="float" office:value="22" table:style-name="ce14">
            <text:p>22</text:p>
          </table:table-cell>
          <table:table-cell office:value-type="string" table:style-name="ce14">
            <text:p>Dumbbell incline curl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rms</text:p>
          </table:table-cell>
          <table:table-cell office:value-type="float" office:value="7" table:style-name="ce15">
            <text:p>7</text:p>
          </table:table-cell>
          <table:table-cell office:value-type="float" office:value="16" table:style-name="ce14">
            <text:p>16</text:p>
          </table:table-cell>
          <table:table-cell table:number-columns-repeated="2" table:style-name="ce14"/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table:style-name="ce14"/>
          <table:table-cell office:value-type="float" office:value="1.5919531579267081" table:formula="of:=SUM([.M8:.AF8])" table:style-name="ce17">
            <text:p>1.6</text:p>
          </table:table-cell>
          <table:table-cell office:value-type="string" office:string-value="" table:formula="of:=IFERROR([.BA8]/MAX([.BA:.BA]);&quot;&quot;)" table:style-name="ce32"/>
          <table:table-cell office:value-type="string" office:string-value="" table:formula="of:=IFERROR([.BB8]/MAX([.BB:.BB]);&quot;&quot;)" table:style-name="ce43"/>
          <table:table-cell office:value-type="string" office:string-value="" table:formula="of:=IFERROR([.BC8]/MAX([.BC:.BC]);&quot;&quot;)" table:style-name="ce43"/>
          <table:table-cell office:value-type="string" office:string-value="" table:formula="of:=IFERROR([.BD8]/MAX([.BD:.BD]);&quot;&quot;)" table:style-name="ce43"/>
          <table:table-cell office:value-type="string" office:string-value="" table:formula="of:=IFERROR([.BE8]/MAX([.BE:.BE]);&quot;&quot;)" table:style-name="ce43"/>
          <table:table-cell office:value-type="string" office:string-value="" table:formula="of:=IFERROR([.BF8]/MAX([.BF:.BF]);&quot;&quot;)" table:style-name="ce44"/>
          <table:table-cell office:value-type="string" office:string-value="" table:formula="of:=IFERROR([.BG8]/MAX([.BG:.BG]);&quot;&quot;)" table:style-name="ce32"/>
          <table:table-cell office:value-type="string" office:string-value="" table:formula="of:=IFERROR([.BH8]/MAX([.BH:.BH]);&quot;&quot;)" table:style-name="ce43"/>
          <table:table-cell office:value-type="string" office:string-value="" table:formula="of:=IFERROR([.BI8]/MAX([.BI:.BI]);&quot;&quot;)" table:style-name="ce43"/>
          <table:table-cell office:value-type="string" office:string-value="" table:formula="of:=IFERROR([.BJ8]/MAX([.BJ:.BJ]);&quot;&quot;)" table:style-name="ce44"/>
          <table:table-cell office:value-type="string" office:string-value="" table:formula="of:=IFERROR([.BK8]/MAX([.BK:.BK]);&quot;&quot;)" table:style-name="ce32"/>
          <table:table-cell office:value-type="string" office:string-value="" table:formula="of:=IFERROR([.BL8]/MAX([.BL:.BL]);&quot;&quot;)" table:style-name="ce43"/>
          <table:table-cell office:value-type="string" office:string-value="" table:formula="of:=IFERROR([.BM8]/MAX([.BM:.BM]);&quot;&quot;)" table:style-name="ce43"/>
          <table:table-cell office:value-type="float" office:value="5.1434449987363962E-2" table:formula="of:=IFERROR([.BN8]/MAX([.BN:.BN]);&quot;&quot;)" table:style-name="ce44">
            <text:p>0.1</text:p>
          </table:table-cell>
          <table:table-cell office:value-type="float" office:value="0.8709296863229079" table:formula="of:=IFERROR([.BO8]/MAX([.BO:.BO]);&quot;&quot;)" table:style-name="ce32">
            <text:p>0.9</text:p>
          </table:table-cell>
          <table:table-cell office:value-type="string" office:string-value="" table:formula="of:=IFERROR([.BP8]/MAX([.BP:.BP]);&quot;&quot;)" table:style-name="ce43"/>
          <table:table-cell office:value-type="float" office:value="0.44721359549995793" table:formula="of:=IFERROR([.BQ8]/MAX([.BQ:.BQ]);&quot;&quot;)" table:style-name="ce44">
            <text:p>0.4</text:p>
          </table:table-cell>
          <table:table-cell office:value-type="float" office:value="0.12129568697262455" table:formula="of:=IFERROR([.BR8]/MAX([.BR:.BR]);&quot;&quot;)" table:style-name="ce32">
            <text:p>0.1</text:p>
          </table:table-cell>
          <table:table-cell office:value-type="float" office:value="0.10107973914385379" table:formula="of:=IFERROR([.BS8]/MAX([.BS:.BS]);&quot;&quot;)" table:style-name="ce43">
            <text:p>0.1</text:p>
          </table:table-cell>
          <table:table-cell office:value-type="string" office:string-value="" table:formula="of:=IFERROR([.BT8]/MAX([.BT:.BT]);&quot;&quot;)" table:style-name="ce44"/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office:value-type="string" table:style-name="ce46">
            <text:p>S3</text:p>
          </table:table-cell>
          <table:table-cell office:value-type="float" office:value="0.8" table:style-name="ce33">
            <text:p>0.8</text:p>
          </table:table-cell>
          <table:table-cell table:style-name="ce45"/>
          <table:table-cell office:value-type="float" office:value="0.2" table:style-name="ce46">
            <text:p>0.2</text:p>
          </table:table-cell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table:style-name="ce46"/>
          <table:table-cell office:value-type="string" office:string-value="" table:formula="of:=IF([.AG8]=&quot;&quot;;&quot;&quot;;IF(LEFT([.AG8];1)=&quot;S&quot;;0.1/NUMBERVALUE(RIGHT([.AG8];1))*POWER([.$F8]+70*[.$G8];0.5);[.AG8]*POWER([.$F8]+70*[.$G8];0.5)))" table:style-name="ce32"/>
          <table:table-cell office:value-type="string" office:string-value="" table:formula="of:=IF([.AH8]=&quot;&quot;;&quot;&quot;;IF(LEFT([.AH8];1)=&quot;S&quot;;0.1/NUMBERVALUE(RIGHT([.AH8];1))*POWER([.$F8]+70*[.$G8];0.5);[.AH8]*POWER([.$F8]+70*[.$G8];0.5)))" table:style-name="ce43"/>
          <table:table-cell office:value-type="string" office:string-value="" table:formula="of:=IF([.AI8]=&quot;&quot;;&quot;&quot;;IF(LEFT([.AI8];1)=&quot;S&quot;;0.1/NUMBERVALUE(RIGHT([.AI8];1))*POWER([.$F8]+70*[.$G8];0.5);[.AI8]*POWER([.$F8]+70*[.$G8];0.5)))" table:style-name="ce43"/>
          <table:table-cell office:value-type="string" office:string-value="" table:formula="of:=IF([.AJ8]=&quot;&quot;;&quot;&quot;;IF(LEFT([.AJ8];1)=&quot;S&quot;;0.1/NUMBERVALUE(RIGHT([.AJ8];1))*POWER([.$F8]+70*[.$G8];0.5);[.AJ8]*POWER([.$F8]+70*[.$G8];0.5)))" table:style-name="ce43"/>
          <table:table-cell office:value-type="string" office:string-value="" table:formula="of:=IF([.AK8]=&quot;&quot;;&quot;&quot;;IF(LEFT([.AK8];1)=&quot;S&quot;;0.1/NUMBERVALUE(RIGHT([.AK8];1))*POWER([.$F8]+70*[.$G8];0.5);[.AK8]*POWER([.$F8]+70*[.$G8];0.5)))" table:style-name="ce43"/>
          <table:table-cell office:value-type="string" office:string-value="" table:formula="of:=IF([.AL8]=&quot;&quot;;&quot;&quot;;IF(LEFT([.AL8];1)=&quot;S&quot;;0.1/NUMBERVALUE(RIGHT([.AL8];1))*POWER([.$F8]+70*[.$G8];0.5);[.AL8]*POWER([.$F8]+70*[.$G8];0.5)))" table:style-name="ce44"/>
          <table:table-cell office:value-type="string" office:string-value="" table:formula="of:=IF([.AM8]=&quot;&quot;;&quot;&quot;;IF(LEFT([.AM8];1)=&quot;S&quot;;0.1/NUMBERVALUE(RIGHT([.AM8];1))*POWER([.$F8]+70*[.$G8];0.5);[.AM8]*POWER([.$F8]+70*[.$G8];0.5)))" table:style-name="ce32"/>
          <table:table-cell office:value-type="string" office:string-value="" table:formula="of:=IF([.AN8]=&quot;&quot;;&quot;&quot;;IF(LEFT([.AN8];1)=&quot;S&quot;;0.1/NUMBERVALUE(RIGHT([.AN8];1))*POWER([.$F8]+70*[.$G8];0.5);[.AN8]*POWER([.$F8]+70*[.$G8];0.5)))" table:style-name="ce43"/>
          <table:table-cell office:value-type="string" office:string-value="" table:formula="of:=IF([.AO8]=&quot;&quot;;&quot;&quot;;IF(LEFT([.AO8];1)=&quot;S&quot;;0.1/NUMBERVALUE(RIGHT([.AO8];1))*POWER([.$F8]+70*[.$G8];0.5);[.AO8]*POWER([.$F8]+70*[.$G8];0.5)))" table:style-name="ce43"/>
          <table:table-cell office:value-type="string" office:string-value="" table:formula="of:=IF([.AP8]=&quot;&quot;;&quot;&quot;;IF(LEFT([.AP8];1)=&quot;S&quot;;0.1/NUMBERVALUE(RIGHT([.AP8];1))*POWER([.$F8]+70*[.$G8];0.5);[.AP8]*POWER([.$F8]+70*[.$G8];0.5)))" table:style-name="ce44"/>
          <table:table-cell office:value-type="string" office:string-value="" table:formula="of:=IF([.AQ8]=&quot;&quot;;&quot;&quot;;IF(LEFT([.AQ8];1)=&quot;S&quot;;0.1/NUMBERVALUE(RIGHT([.AQ8];1))*POWER([.$F8]+70*[.$G8];0.5);[.AQ8]*POWER([.$F8]+70*[.$G8];0.5)))" table:style-name="ce32"/>
          <table:table-cell office:value-type="string" office:string-value="" table:formula="of:=IF([.AR8]=&quot;&quot;;&quot;&quot;;IF(LEFT([.AR8];1)=&quot;S&quot;;0.1/NUMBERVALUE(RIGHT([.AR8];1))*POWER([.$F8]+70*[.$G8];0.5);[.AR8]*POWER([.$F8]+70*[.$G8];0.5)))" table:style-name="ce43"/>
          <table:table-cell office:value-type="string" office:string-value="" table:formula="of:=IF([.AS8]=&quot;&quot;;&quot;&quot;;IF(LEFT([.AS8];1)=&quot;S&quot;;0.1/NUMBERVALUE(RIGHT([.AS8];1))*POWER([.$F8]+70*[.$G8];0.5);[.AS8]*POWER([.$F8]+70*[.$G8];0.5)))" table:style-name="ce43"/>
          <table:table-cell office:value-type="float" office:value="0.13333333333333333" table:formula="of:=IF([.AT8]=&quot;&quot;;&quot;&quot;;IF(LEFT([.AT8];1)=&quot;S&quot;;0.1/NUMBERVALUE(RIGHT([.AT8];1))*POWER([.$F8]+70*[.$G8];0.5);[.AT8]*POWER([.$F8]+70*[.$G8];0.5)))" table:style-name="ce44">
            <text:p>0.1</text:p>
          </table:table-cell>
          <table:table-cell office:value-type="float" office:value="3.2" table:formula="of:=IF([.AU8]=&quot;&quot;;&quot;&quot;;IF(LEFT([.AU8];1)=&quot;S&quot;;0.1/NUMBERVALUE(RIGHT([.AU8];1))*POWER([.$F8]+70*[.$G8];0.5);[.AU8]*POWER([.$F8]+70*[.$G8];0.5)))" table:style-name="ce32">
            <text:p>3.2</text:p>
          </table:table-cell>
          <table:table-cell office:value-type="string" office:string-value="" table:formula="of:=IF([.AV8]=&quot;&quot;;&quot;&quot;;IF(LEFT([.AV8];1)=&quot;S&quot;;0.1/NUMBERVALUE(RIGHT([.AV8];1))*POWER([.$F8]+70*[.$G8];0.5);[.AV8]*POWER([.$F8]+70*[.$G8];0.5)))" table:style-name="ce43"/>
          <table:table-cell office:value-type="float" office:value="0.8" table:formula="of:=IF([.AW8]=&quot;&quot;;&quot;&quot;;IF(LEFT([.AW8];1)=&quot;S&quot;;0.1/NUMBERVALUE(RIGHT([.AW8];1))*POWER([.$F8]+70*[.$G8];0.5);[.AW8]*POWER([.$F8]+70*[.$G8];0.5)))" table:style-name="ce44">
            <text:p>0.8</text:p>
          </table:table-cell>
          <table:table-cell office:value-type="float" office:value="0.4" table:formula="of:=IF([.AX8]=&quot;&quot;;&quot;&quot;;IF(LEFT([.AX8];1)=&quot;S&quot;;0.1/NUMBERVALUE(RIGHT([.AX8];1))*POWER([.$F8]+70*[.$G8];0.5);[.AX8]*POWER([.$F8]+70*[.$G8];0.5)))" table:style-name="ce32">
            <text:p>0.4</text:p>
          </table:table-cell>
          <table:table-cell office:value-type="float" office:value="0.2" table:formula="of:=IF([.AY8]=&quot;&quot;;&quot;&quot;;IF(LEFT([.AY8];1)=&quot;S&quot;;0.1/NUMBERVALUE(RIGHT([.AY8];1))*POWER([.$F8]+70*[.$G8];0.5);[.AY8]*POWER([.$F8]+70*[.$G8];0.5)))" table:style-name="ce43">
            <text:p>0.2</text:p>
          </table:table-cell>
          <table:table-cell office:value-type="string" office:string-value="" table:formula="of:=IF([.AZ8]=&quot;&quot;;&quot;&quot;;IF(LEFT([.AZ8];1)=&quot;S&quot;;0.1/NUMBERVALUE(RIGHT([.AZ8];1))*POWER([.$F8]+70*[.$G8];0.5);[.AZ8]*POWER([.$F8]+70*[.$G8];0.5)))" table:style-name="ce44"/>
          <table:table-cell table:number-columns-repeated="16312"/>
        </table:table-row>
        <table:table-row table:style-name="ro1">
          <table:table-cell office:value-type="float" office:value="18" table:style-name="ce14">
            <text:p>18</text:p>
          </table:table-cell>
          <table:table-cell office:value-type="string" table:style-name="ce14">
            <text:p>Concentration curl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rms</text:p>
          </table:table-cell>
          <table:table-cell office:value-type="float" office:value="7" table:style-name="ce15">
            <text:p>7</text:p>
          </table:table-cell>
          <table:table-cell office:value-type="float" office:value="18" table:style-name="ce14">
            <text:p>18</text:p>
          </table:table-cell>
          <table:table-cell table:style-name="ce14"/>
          <table:table-cell office:value-type="float" office:value="1" table:style-name="ce1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table:style-name="ce14"/>
          <table:table-cell office:value-type="float" office:value="1.4659051985718419" table:formula="of:=SUM([.M9:.AF9])" table:style-name="ce17">
            <text:p>1.5</text:p>
          </table:table-cell>
          <table:table-cell office:value-type="string" office:string-value="" table:formula="of:=IFERROR([.BA9]/MAX([.BA:.BA]);&quot;&quot;)" table:style-name="ce32"/>
          <table:table-cell office:value-type="string" office:string-value="" table:formula="of:=IFERROR([.BB9]/MAX([.BB:.BB]);&quot;&quot;)" table:style-name="ce43"/>
          <table:table-cell office:value-type="string" office:string-value="" table:formula="of:=IFERROR([.BC9]/MAX([.BC:.BC]);&quot;&quot;)" table:style-name="ce43"/>
          <table:table-cell office:value-type="string" office:string-value="" table:formula="of:=IFERROR([.BD9]/MAX([.BD:.BD]);&quot;&quot;)" table:style-name="ce43"/>
          <table:table-cell office:value-type="string" office:string-value="" table:formula="of:=IFERROR([.BE9]/MAX([.BE:.BE]);&quot;&quot;)" table:style-name="ce43"/>
          <table:table-cell office:value-type="string" office:string-value="" table:formula="of:=IFERROR([.BF9]/MAX([.BF:.BF]);&quot;&quot;)" table:style-name="ce44"/>
          <table:table-cell office:value-type="string" office:string-value="" table:formula="of:=IFERROR([.BG9]/MAX([.BG:.BG]);&quot;&quot;)" table:style-name="ce32"/>
          <table:table-cell office:value-type="string" office:string-value="" table:formula="of:=IFERROR([.BH9]/MAX([.BH:.BH]);&quot;&quot;)" table:style-name="ce43"/>
          <table:table-cell office:value-type="string" office:string-value="" table:formula="of:=IFERROR([.BI9]/MAX([.BI:.BI]);&quot;&quot;)" table:style-name="ce43"/>
          <table:table-cell office:value-type="string" office:string-value="" table:formula="of:=IFERROR([.BJ9]/MAX([.BJ:.BJ]);&quot;&quot;)" table:style-name="ce44"/>
          <table:table-cell office:value-type="string" office:string-value="" table:formula="of:=IFERROR([.BK9]/MAX([.BK:.BK]);&quot;&quot;)" table:style-name="ce32"/>
          <table:table-cell office:value-type="string" office:string-value="" table:formula="of:=IFERROR([.BL9]/MAX([.BL:.BL]);&quot;&quot;)" table:style-name="ce43"/>
          <table:table-cell office:value-type="string" office:string-value="" table:formula="of:=IFERROR([.BM9]/MAX([.BM:.BM]);&quot;&quot;)" table:style-name="ce43"/>
          <table:table-cell office:value-type="string" office:string-value="" table:formula="of:=IFERROR([.BN9]/MAX([.BN:.BN]);&quot;&quot;)" table:style-name="ce44"/>
          <table:table-cell office:value-type="float" office:value="0.98149545762236379" table:formula="of:=IFERROR([.BO9]/MAX([.BO:.BO]);&quot;&quot;)" table:style-name="ce32">
            <text:p>1.0</text:p>
          </table:table-cell>
          <table:table-cell office:value-type="string" office:string-value="" table:formula="of:=IFERROR([.BP9]/MAX([.BP:.BP]);&quot;&quot;)" table:style-name="ce43"/>
          <table:table-cell office:value-type="float" office:value="0.35575623676894264" table:formula="of:=IFERROR([.BQ9]/MAX([.BQ:.BQ]);&quot;&quot;)" table:style-name="ce44">
            <text:p>0.4</text:p>
          </table:table-cell>
          <table:table-cell office:value-type="float" office:value="0.12865350418053537" table:formula="of:=IFERROR([.BR9]/MAX([.BR:.BR]);&quot;&quot;)" table:style-name="ce32">
            <text:p>0.1</text:p>
          </table:table-cell>
          <table:table-cell office:value-type="string" office:string-value="" table:formula="of:=IFERROR([.BS9]/MAX([.BS:.BS]);&quot;&quot;)" table:style-name="ce43"/>
          <table:table-cell office:value-type="string" office:string-value="" table:formula="of:=IFERROR([.BT9]/MAX([.BT:.BT]);&quot;&quot;)" table:style-name="ce44"/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office:value-type="float" office:value="0.85" table:style-name="ce33">
            <text:p>0.85</text:p>
          </table:table-cell>
          <table:table-cell table:style-name="ce45"/>
          <table:table-cell office:value-type="float" office:value="0.15" table:style-name="ce46">
            <text:p>0.15</text:p>
          </table:table-cell>
          <table:table-cell office:value-type="string" table:style-name="ce33">
            <text:p>S1</text:p>
          </table:table-cell>
          <table:table-cell table:style-name="ce45"/>
          <table:table-cell table:style-name="ce46"/>
          <table:table-cell office:value-type="string" office:string-value="" table:formula="of:=IF([.AG9]=&quot;&quot;;&quot;&quot;;IF(LEFT([.AG9];1)=&quot;S&quot;;0.1/NUMBERVALUE(RIGHT([.AG9];1))*POWER([.$F9]+70*[.$G9];0.5);[.AG9]*POWER([.$F9]+70*[.$G9];0.5)))" table:style-name="ce32"/>
          <table:table-cell office:value-type="string" office:string-value="" table:formula="of:=IF([.AH9]=&quot;&quot;;&quot;&quot;;IF(LEFT([.AH9];1)=&quot;S&quot;;0.1/NUMBERVALUE(RIGHT([.AH9];1))*POWER([.$F9]+70*[.$G9];0.5);[.AH9]*POWER([.$F9]+70*[.$G9];0.5)))" table:style-name="ce43"/>
          <table:table-cell office:value-type="string" office:string-value="" table:formula="of:=IF([.AI9]=&quot;&quot;;&quot;&quot;;IF(LEFT([.AI9];1)=&quot;S&quot;;0.1/NUMBERVALUE(RIGHT([.AI9];1))*POWER([.$F9]+70*[.$G9];0.5);[.AI9]*POWER([.$F9]+70*[.$G9];0.5)))" table:style-name="ce43"/>
          <table:table-cell office:value-type="string" office:string-value="" table:formula="of:=IF([.AJ9]=&quot;&quot;;&quot;&quot;;IF(LEFT([.AJ9];1)=&quot;S&quot;;0.1/NUMBERVALUE(RIGHT([.AJ9];1))*POWER([.$F9]+70*[.$G9];0.5);[.AJ9]*POWER([.$F9]+70*[.$G9];0.5)))" table:style-name="ce43"/>
          <table:table-cell office:value-type="string" office:string-value="" table:formula="of:=IF([.AK9]=&quot;&quot;;&quot;&quot;;IF(LEFT([.AK9];1)=&quot;S&quot;;0.1/NUMBERVALUE(RIGHT([.AK9];1))*POWER([.$F9]+70*[.$G9];0.5);[.AK9]*POWER([.$F9]+70*[.$G9];0.5)))" table:style-name="ce43"/>
          <table:table-cell office:value-type="string" office:string-value="" table:formula="of:=IF([.AL9]=&quot;&quot;;&quot;&quot;;IF(LEFT([.AL9];1)=&quot;S&quot;;0.1/NUMBERVALUE(RIGHT([.AL9];1))*POWER([.$F9]+70*[.$G9];0.5);[.AL9]*POWER([.$F9]+70*[.$G9];0.5)))" table:style-name="ce44"/>
          <table:table-cell office:value-type="string" office:string-value="" table:formula="of:=IF([.AM9]=&quot;&quot;;&quot;&quot;;IF(LEFT([.AM9];1)=&quot;S&quot;;0.1/NUMBERVALUE(RIGHT([.AM9];1))*POWER([.$F9]+70*[.$G9];0.5);[.AM9]*POWER([.$F9]+70*[.$G9];0.5)))" table:style-name="ce32"/>
          <table:table-cell office:value-type="string" office:string-value="" table:formula="of:=IF([.AN9]=&quot;&quot;;&quot;&quot;;IF(LEFT([.AN9];1)=&quot;S&quot;;0.1/NUMBERVALUE(RIGHT([.AN9];1))*POWER([.$F9]+70*[.$G9];0.5);[.AN9]*POWER([.$F9]+70*[.$G9];0.5)))" table:style-name="ce43"/>
          <table:table-cell office:value-type="string" office:string-value="" table:formula="of:=IF([.AO9]=&quot;&quot;;&quot;&quot;;IF(LEFT([.AO9];1)=&quot;S&quot;;0.1/NUMBERVALUE(RIGHT([.AO9];1))*POWER([.$F9]+70*[.$G9];0.5);[.AO9]*POWER([.$F9]+70*[.$G9];0.5)))" table:style-name="ce43"/>
          <table:table-cell office:value-type="string" office:string-value="" table:formula="of:=IF([.AP9]=&quot;&quot;;&quot;&quot;;IF(LEFT([.AP9];1)=&quot;S&quot;;0.1/NUMBERVALUE(RIGHT([.AP9];1))*POWER([.$F9]+70*[.$G9];0.5);[.AP9]*POWER([.$F9]+70*[.$G9];0.5)))" table:style-name="ce44"/>
          <table:table-cell office:value-type="string" office:string-value="" table:formula="of:=IF([.AQ9]=&quot;&quot;;&quot;&quot;;IF(LEFT([.AQ9];1)=&quot;S&quot;;0.1/NUMBERVALUE(RIGHT([.AQ9];1))*POWER([.$F9]+70*[.$G9];0.5);[.AQ9]*POWER([.$F9]+70*[.$G9];0.5)))" table:style-name="ce32"/>
          <table:table-cell office:value-type="string" office:string-value="" table:formula="of:=IF([.AR9]=&quot;&quot;;&quot;&quot;;IF(LEFT([.AR9];1)=&quot;S&quot;;0.1/NUMBERVALUE(RIGHT([.AR9];1))*POWER([.$F9]+70*[.$G9];0.5);[.AR9]*POWER([.$F9]+70*[.$G9];0.5)))" table:style-name="ce43"/>
          <table:table-cell office:value-type="string" office:string-value="" table:formula="of:=IF([.AS9]=&quot;&quot;;&quot;&quot;;IF(LEFT([.AS9];1)=&quot;S&quot;;0.1/NUMBERVALUE(RIGHT([.AS9];1))*POWER([.$F9]+70*[.$G9];0.5);[.AS9]*POWER([.$F9]+70*[.$G9];0.5)))" table:style-name="ce43"/>
          <table:table-cell office:value-type="string" office:string-value="" table:formula="of:=IF([.AT9]=&quot;&quot;;&quot;&quot;;IF(LEFT([.AT9];1)=&quot;S&quot;;0.1/NUMBERVALUE(RIGHT([.AT9];1))*POWER([.$F9]+70*[.$G9];0.5);[.AT9]*POWER([.$F9]+70*[.$G9];0.5)))" table:style-name="ce44"/>
          <table:table-cell office:value-type="float" office:value="3.6062445840513919" table:formula="of:=IF([.AU9]=&quot;&quot;;&quot;&quot;;IF(LEFT([.AU9];1)=&quot;S&quot;;0.1/NUMBERVALUE(RIGHT([.AU9];1))*POWER([.$F9]+70*[.$G9];0.5);[.AU9]*POWER([.$F9]+70*[.$G9];0.5)))" table:style-name="ce32">
            <text:p>3.6</text:p>
          </table:table-cell>
          <table:table-cell office:value-type="string" office:string-value="" table:formula="of:=IF([.AV9]=&quot;&quot;;&quot;&quot;;IF(LEFT([.AV9];1)=&quot;S&quot;;0.1/NUMBERVALUE(RIGHT([.AV9];1))*POWER([.$F9]+70*[.$G9];0.5);[.AV9]*POWER([.$F9]+70*[.$G9];0.5)))" table:style-name="ce43"/>
          <table:table-cell office:value-type="float" office:value="0.63639610306789274" table:formula="of:=IF([.AW9]=&quot;&quot;;&quot;&quot;;IF(LEFT([.AW9];1)=&quot;S&quot;;0.1/NUMBERVALUE(RIGHT([.AW9];1))*POWER([.$F9]+70*[.$G9];0.5);[.AW9]*POWER([.$F9]+70*[.$G9];0.5)))" table:style-name="ce44">
            <text:p>0.6</text:p>
          </table:table-cell>
          <table:table-cell office:value-type="float" office:value="0.42426406871192851" table:formula="of:=IF([.AX9]=&quot;&quot;;&quot;&quot;;IF(LEFT([.AX9];1)=&quot;S&quot;;0.1/NUMBERVALUE(RIGHT([.AX9];1))*POWER([.$F9]+70*[.$G9];0.5);[.AX9]*POWER([.$F9]+70*[.$G9];0.5)))" table:style-name="ce32">
            <text:p>0.4</text:p>
          </table:table-cell>
          <table:table-cell office:value-type="string" office:string-value="" table:formula="of:=IF([.AY9]=&quot;&quot;;&quot;&quot;;IF(LEFT([.AY9];1)=&quot;S&quot;;0.1/NUMBERVALUE(RIGHT([.AY9];1))*POWER([.$F9]+70*[.$G9];0.5);[.AY9]*POWER([.$F9]+70*[.$G9];0.5)))" table:style-name="ce43"/>
          <table:table-cell office:value-type="string" office:string-value="" table:formula="of:=IF([.AZ9]=&quot;&quot;;&quot;&quot;;IF(LEFT([.AZ9];1)=&quot;S&quot;;0.1/NUMBERVALUE(RIGHT([.AZ9];1))*POWER([.$F9]+70*[.$G9];0.5);[.AZ9]*POWER([.$F9]+70*[.$G9];0.5)))" table:style-name="ce44"/>
          <table:table-cell table:number-columns-repeated="16312"/>
        </table:table-row>
        <table:table-row table:style-name="ro1">
          <table:table-cell office:value-type="float" office:value="11" table:style-name="ce14">
            <text:p>11</text:p>
          </table:table-cell>
          <table:table-cell office:value-type="string" table:style-name="ce14">
            <text:p>Chin-up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Back</text:p>
          </table:table-cell>
          <table:table-cell office:value-type="float" office:value="10" table:style-name="ce15">
            <text:p>10</text:p>
          </table:table-cell>
          <table:table-cell office:value-type="float" office:value="68" table:style-name="ce14">
            <text:p>68</text:p>
          </table:table-cell>
          <table:table-cell table:number-columns-repeated="2" table:style-name="ce14"/>
          <table:table-cell table:style-name="ce16"/>
          <table:table-cell office:value-type="float" office:value="4" table:style-name="ce15">
            <text:p>4</text:p>
          </table:table-cell>
          <table:table-cell table:style-name="ce14"/>
          <table:table-cell office:value-type="float" office:value="3.488810500805378" table:formula="of:=SUM([.M10:.AF10])" table:style-name="ce17">
            <text:p>3.5</text:p>
          </table:table-cell>
          <table:table-cell office:value-type="string" office:string-value="" table:formula="of:=IFERROR([.BA10]/MAX([.BA:.BA]);&quot;&quot;)" table:style-name="ce32"/>
          <table:table-cell office:value-type="string" office:string-value="" table:formula="of:=IFERROR([.BB10]/MAX([.BB:.BB]);&quot;&quot;)" table:style-name="ce43"/>
          <table:table-cell office:value-type="string" office:string-value="" table:formula="of:=IFERROR([.BC10]/MAX([.BC:.BC]);&quot;&quot;)" table:style-name="ce43"/>
          <table:table-cell office:value-type="string" office:string-value="" table:formula="of:=IFERROR([.BD10]/MAX([.BD:.BD]);&quot;&quot;)" table:style-name="ce43"/>
          <table:table-cell office:value-type="string" office:string-value="" table:formula="of:=IFERROR([.BE10]/MAX([.BE:.BE]);&quot;&quot;)" table:style-name="ce43"/>
          <table:table-cell office:value-type="string" office:string-value="" table:formula="of:=IFERROR([.BF10]/MAX([.BF:.BF]);&quot;&quot;)" table:style-name="ce44"/>
          <table:table-cell office:value-type="string" office:string-value="" table:formula="of:=IFERROR([.BG10]/MAX([.BG:.BG]);&quot;&quot;)" table:style-name="ce32"/>
          <table:table-cell office:value-type="string" office:string-value="" table:formula="of:=IFERROR([.BH10]/MAX([.BH:.BH]);&quot;&quot;)" table:style-name="ce43"/>
          <table:table-cell office:value-type="string" office:string-value="" table:formula="of:=IFERROR([.BI10]/MAX([.BI:.BI]);&quot;&quot;)" table:style-name="ce43"/>
          <table:table-cell office:value-type="string" office:string-value="" table:formula="of:=IFERROR([.BJ10]/MAX([.BJ:.BJ]);&quot;&quot;)" table:style-name="ce44"/>
          <table:table-cell office:value-type="float" office:value="0.92376043070340119" table:formula="of:=IFERROR([.BK10]/MAX([.BK:.BK]);&quot;&quot;)" table:style-name="ce32">
            <text:p>0.9</text:p>
          </table:table-cell>
          <table:table-cell office:value-type="float" office:value="0.59242530494188372" table:formula="of:=IFERROR([.BL10]/MAX([.BL:.BL]);&quot;&quot;)" table:style-name="ce43">
            <text:p>0.6</text:p>
          </table:table-cell>
          <table:table-cell office:value-type="float" office:value="0.82877541401074817" table:formula="of:=IFERROR([.BM10]/MAX([.BM:.BM]);&quot;&quot;)" table:style-name="ce43">
            <text:p>0.8</text:p>
          </table:table-cell>
          <table:table-cell office:value-type="string" office:string-value="" table:formula="of:=IFERROR([.BN10]/MAX([.BN:.BN]);&quot;&quot;)" table:style-name="ce44"/>
          <table:table-cell office:value-type="float" office:value="0.22443344307471289" table:formula="of:=IFERROR([.BO10]/MAX([.BO:.BO]);&quot;&quot;)" table:style-name="ce32">
            <text:p>0.2</text:p>
          </table:table-cell>
          <table:table-cell office:value-type="string" office:string-value="" table:formula="of:=IFERROR([.BP10]/MAX([.BP:.BP]);&quot;&quot;)" table:style-name="ce43"/>
          <table:table-cell office:value-type="float" office:value="0.46097722286464432" table:formula="of:=IFERROR([.BQ10]/MAX([.BQ:.BQ]);&quot;&quot;)" table:style-name="ce44">
            <text:p>0.5</text:p>
          </table:table-cell>
          <table:table-cell office:value-type="float" office:value="0.25005746465999351" table:formula="of:=IFERROR([.BR10]/MAX([.BR:.BR]);&quot;&quot;)" table:style-name="ce32">
            <text:p>0.3</text:p>
          </table:table-cell>
          <table:table-cell office:value-type="float" office:value="0.20838122054999461" table:formula="of:=IFERROR([.BS10]/MAX([.BS:.BS]);&quot;&quot;)" table:style-name="ce43">
            <text:p>0.2</text:p>
          </table:table-cell>
          <table:table-cell office:value-type="string" office:string-value="" table:formula="of:=IFERROR([.BT10]/MAX([.BT:.BT]);&quot;&quot;)" table:style-name="ce44"/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office:value-type="float" office:value="0.4" table:style-name="ce33">
            <text:p>0.4</text:p>
          </table:table-cell>
          <table:table-cell office:value-type="float" office:value="0.2" table:style-name="ce45">
            <text:p>0.2</text:p>
          </table:table-cell>
          <table:table-cell office:value-type="float" office:value="0.2" table:style-name="ce45">
            <text:p>0.2</text:p>
          </table:table-cell>
          <table:table-cell table:style-name="ce46"/>
          <table:table-cell office:value-type="float" office:value="0.1" table:style-name="ce33">
            <text:p>0.1</text:p>
          </table:table-cell>
          <table:table-cell table:style-name="ce45"/>
          <table:table-cell office:value-type="float" office:value="0.1" table:style-name="ce46">
            <text:p>0.1</text:p>
          </table:table-cell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table:style-name="ce46"/>
          <table:table-cell office:value-type="string" office:string-value="" table:formula="of:=IF([.AG10]=&quot;&quot;;&quot;&quot;;IF(LEFT([.AG10];1)=&quot;S&quot;;0.1/NUMBERVALUE(RIGHT([.AG10];1))*POWER([.$F10]+70*[.$G10];0.5);[.AG10]*POWER([.$F10]+70*[.$G10];0.5)))" table:style-name="ce32"/>
          <table:table-cell office:value-type="string" office:string-value="" table:formula="of:=IF([.AH10]=&quot;&quot;;&quot;&quot;;IF(LEFT([.AH10];1)=&quot;S&quot;;0.1/NUMBERVALUE(RIGHT([.AH10];1))*POWER([.$F10]+70*[.$G10];0.5);[.AH10]*POWER([.$F10]+70*[.$G10];0.5)))" table:style-name="ce43"/>
          <table:table-cell office:value-type="string" office:string-value="" table:formula="of:=IF([.AI10]=&quot;&quot;;&quot;&quot;;IF(LEFT([.AI10];1)=&quot;S&quot;;0.1/NUMBERVALUE(RIGHT([.AI10];1))*POWER([.$F10]+70*[.$G10];0.5);[.AI10]*POWER([.$F10]+70*[.$G10];0.5)))" table:style-name="ce43"/>
          <table:table-cell office:value-type="string" office:string-value="" table:formula="of:=IF([.AJ10]=&quot;&quot;;&quot;&quot;;IF(LEFT([.AJ10];1)=&quot;S&quot;;0.1/NUMBERVALUE(RIGHT([.AJ10];1))*POWER([.$F10]+70*[.$G10];0.5);[.AJ10]*POWER([.$F10]+70*[.$G10];0.5)))" table:style-name="ce43"/>
          <table:table-cell office:value-type="string" office:string-value="" table:formula="of:=IF([.AK10]=&quot;&quot;;&quot;&quot;;IF(LEFT([.AK10];1)=&quot;S&quot;;0.1/NUMBERVALUE(RIGHT([.AK10];1))*POWER([.$F10]+70*[.$G10];0.5);[.AK10]*POWER([.$F10]+70*[.$G10];0.5)))" table:style-name="ce43"/>
          <table:table-cell office:value-type="string" office:string-value="" table:formula="of:=IF([.AL10]=&quot;&quot;;&quot;&quot;;IF(LEFT([.AL10];1)=&quot;S&quot;;0.1/NUMBERVALUE(RIGHT([.AL10];1))*POWER([.$F10]+70*[.$G10];0.5);[.AL10]*POWER([.$F10]+70*[.$G10];0.5)))" table:style-name="ce44"/>
          <table:table-cell office:value-type="string" office:string-value="" table:formula="of:=IF([.AM10]=&quot;&quot;;&quot;&quot;;IF(LEFT([.AM10];1)=&quot;S&quot;;0.1/NUMBERVALUE(RIGHT([.AM10];1))*POWER([.$F10]+70*[.$G10];0.5);[.AM10]*POWER([.$F10]+70*[.$G10];0.5)))" table:style-name="ce32"/>
          <table:table-cell office:value-type="string" office:string-value="" table:formula="of:=IF([.AN10]=&quot;&quot;;&quot;&quot;;IF(LEFT([.AN10];1)=&quot;S&quot;;0.1/NUMBERVALUE(RIGHT([.AN10];1))*POWER([.$F10]+70*[.$G10];0.5);[.AN10]*POWER([.$F10]+70*[.$G10];0.5)))" table:style-name="ce43"/>
          <table:table-cell office:value-type="string" office:string-value="" table:formula="of:=IF([.AO10]=&quot;&quot;;&quot;&quot;;IF(LEFT([.AO10];1)=&quot;S&quot;;0.1/NUMBERVALUE(RIGHT([.AO10];1))*POWER([.$F10]+70*[.$G10];0.5);[.AO10]*POWER([.$F10]+70*[.$G10];0.5)))" table:style-name="ce43"/>
          <table:table-cell office:value-type="string" office:string-value="" table:formula="of:=IF([.AP10]=&quot;&quot;;&quot;&quot;;IF(LEFT([.AP10];1)=&quot;S&quot;;0.1/NUMBERVALUE(RIGHT([.AP10];1))*POWER([.$F10]+70*[.$G10];0.5);[.AP10]*POWER([.$F10]+70*[.$G10];0.5)))" table:style-name="ce44"/>
          <table:table-cell office:value-type="float" office:value="3.2984845004941286" table:formula="of:=IF([.AQ10]=&quot;&quot;;&quot;&quot;;IF(LEFT([.AQ10];1)=&quot;S&quot;;0.1/NUMBERVALUE(RIGHT([.AQ10];1))*POWER([.$F10]+70*[.$G10];0.5);[.AQ10]*POWER([.$F10]+70*[.$G10];0.5)))" table:style-name="ce32">
            <text:p>3.3</text:p>
          </table:table-cell>
          <table:table-cell office:value-type="float" office:value="1.6492422502470643" table:formula="of:=IF([.AR10]=&quot;&quot;;&quot;&quot;;IF(LEFT([.AR10];1)=&quot;S&quot;;0.1/NUMBERVALUE(RIGHT([.AR10];1))*POWER([.$F10]+70*[.$G10];0.5);[.AR10]*POWER([.$F10]+70*[.$G10];0.5)))" table:style-name="ce43">
            <text:p>1.6</text:p>
          </table:table-cell>
          <table:table-cell office:value-type="float" office:value="1.6492422502470643" table:formula="of:=IF([.AS10]=&quot;&quot;;&quot;&quot;;IF(LEFT([.AS10];1)=&quot;S&quot;;0.1/NUMBERVALUE(RIGHT([.AS10];1))*POWER([.$F10]+70*[.$G10];0.5);[.AS10]*POWER([.$F10]+70*[.$G10];0.5)))" table:style-name="ce43">
            <text:p>1.6</text:p>
          </table:table-cell>
          <table:table-cell office:value-type="string" office:string-value="" table:formula="of:=IF([.AT10]=&quot;&quot;;&quot;&quot;;IF(LEFT([.AT10];1)=&quot;S&quot;;0.1/NUMBERVALUE(RIGHT([.AT10];1))*POWER([.$F10]+70*[.$G10];0.5);[.AT10]*POWER([.$F10]+70*[.$G10];0.5)))" table:style-name="ce44"/>
          <table:table-cell office:value-type="float" office:value="0.82462112512353214" table:formula="of:=IF([.AU10]=&quot;&quot;;&quot;&quot;;IF(LEFT([.AU10];1)=&quot;S&quot;;0.1/NUMBERVALUE(RIGHT([.AU10];1))*POWER([.$F10]+70*[.$G10];0.5);[.AU10]*POWER([.$F10]+70*[.$G10];0.5)))" table:style-name="ce32">
            <text:p>0.8</text:p>
          </table:table-cell>
          <table:table-cell office:value-type="string" office:string-value="" table:formula="of:=IF([.AV10]=&quot;&quot;;&quot;&quot;;IF(LEFT([.AV10];1)=&quot;S&quot;;0.1/NUMBERVALUE(RIGHT([.AV10];1))*POWER([.$F10]+70*[.$G10];0.5);[.AV10]*POWER([.$F10]+70*[.$G10];0.5)))" table:style-name="ce43"/>
          <table:table-cell office:value-type="float" office:value="0.82462112512353214" table:formula="of:=IF([.AW10]=&quot;&quot;;&quot;&quot;;IF(LEFT([.AW10];1)=&quot;S&quot;;0.1/NUMBERVALUE(RIGHT([.AW10];1))*POWER([.$F10]+70*[.$G10];0.5);[.AW10]*POWER([.$F10]+70*[.$G10];0.5)))" table:style-name="ce44">
            <text:p>0.8</text:p>
          </table:table-cell>
          <table:table-cell office:value-type="float" office:value="0.82462112512353214" table:formula="of:=IF([.AX10]=&quot;&quot;;&quot;&quot;;IF(LEFT([.AX10];1)=&quot;S&quot;;0.1/NUMBERVALUE(RIGHT([.AX10];1))*POWER([.$F10]+70*[.$G10];0.5);[.AX10]*POWER([.$F10]+70*[.$G10];0.5)))" table:style-name="ce32">
            <text:p>0.8</text:p>
          </table:table-cell>
          <table:table-cell office:value-type="float" office:value="0.41231056256176607" table:formula="of:=IF([.AY10]=&quot;&quot;;&quot;&quot;;IF(LEFT([.AY10];1)=&quot;S&quot;;0.1/NUMBERVALUE(RIGHT([.AY10];1))*POWER([.$F10]+70*[.$G10];0.5);[.AY10]*POWER([.$F10]+70*[.$G10];0.5)))" table:style-name="ce43">
            <text:p>0.4</text:p>
          </table:table-cell>
          <table:table-cell office:value-type="string" office:string-value="" table:formula="of:=IF([.AZ10]=&quot;&quot;;&quot;&quot;;IF(LEFT([.AZ10];1)=&quot;S&quot;;0.1/NUMBERVALUE(RIGHT([.AZ10];1))*POWER([.$F10]+70*[.$G10];0.5);[.AZ10]*POWER([.$F10]+70*[.$G10];0.5)))" table:style-name="ce44"/>
          <table:table-cell table:number-columns-repeated="16312"/>
        </table:table-row>
        <table:table-row table:style-name="ro1">
          <table:table-cell office:value-type="float" office:value="16" table:style-name="ce14">
            <text:p>16</text:p>
          </table:table-cell>
          <table:table-cell office:value-type="string" table:style-name="ce14">
            <text:p>Pull-up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Back</text:p>
          </table:table-cell>
          <table:table-cell office:value-type="float" office:value="10" table:style-name="ce15">
            <text:p>10</text:p>
          </table:table-cell>
          <table:table-cell office:value-type="float" office:value="62" table:style-name="ce14">
            <text:p>62</text:p>
          </table:table-cell>
          <table:table-cell table:number-columns-repeated="2" table:style-name="ce14"/>
          <table:table-cell table:style-name="ce16"/>
          <table:table-cell office:value-type="float" office:value="4" table:style-name="ce15">
            <text:p>4</text:p>
          </table:table-cell>
          <table:table-cell table:style-name="ce14"/>
          <table:table-cell office:value-type="float" office:value="3.331338540491716" table:formula="of:=SUM([.M11:.AF11])" table:style-name="ce17">
            <text:p>3.3</text:p>
          </table:table-cell>
          <table:table-cell office:value-type="string" office:string-value="" table:formula="of:=IFERROR([.BA11]/MAX([.BA:.BA]);&quot;&quot;)" table:style-name="ce32"/>
          <table:table-cell office:value-type="string" office:string-value="" table:formula="of:=IFERROR([.BB11]/MAX([.BB:.BB]);&quot;&quot;)" table:style-name="ce43"/>
          <table:table-cell office:value-type="string" office:string-value="" table:formula="of:=IFERROR([.BC11]/MAX([.BC:.BC]);&quot;&quot;)" table:style-name="ce43"/>
          <table:table-cell office:value-type="string" office:string-value="" table:formula="of:=IFERROR([.BD11]/MAX([.BD:.BD]);&quot;&quot;)" table:style-name="ce43"/>
          <table:table-cell office:value-type="string" office:string-value="" table:formula="of:=IFERROR([.BE11]/MAX([.BE:.BE]);&quot;&quot;)" table:style-name="ce43"/>
          <table:table-cell office:value-type="string" office:string-value="" table:formula="of:=IFERROR([.BF11]/MAX([.BF:.BF]);&quot;&quot;)" table:style-name="ce44"/>
          <table:table-cell office:value-type="string" office:string-value="" table:formula="of:=IFERROR([.BG11]/MAX([.BG:.BG]);&quot;&quot;)" table:style-name="ce32"/>
          <table:table-cell office:value-type="string" office:string-value="" table:formula="of:=IFERROR([.BH11]/MAX([.BH:.BH]);&quot;&quot;)" table:style-name="ce43"/>
          <table:table-cell office:value-type="string" office:string-value="" table:formula="of:=IFERROR([.BI11]/MAX([.BI:.BI]);&quot;&quot;)" table:style-name="ce43"/>
          <table:table-cell office:value-type="string" office:string-value="" table:formula="of:=IFERROR([.BJ11]/MAX([.BJ:.BJ]);&quot;&quot;)" table:style-name="ce44"/>
          <table:table-cell office:value-type="float" office:value="0.88206531259667753" table:formula="of:=IFERROR([.BK11]/MAX([.BK:.BK]);&quot;&quot;)" table:style-name="ce32">
            <text:p>0.9</text:p>
          </table:table-cell>
          <table:table-cell office:value-type="float" office:value="0.56568542494923812" table:formula="of:=IFERROR([.BL11]/MAX([.BL:.BL]);&quot;&quot;)" table:style-name="ce43">
            <text:p>0.6</text:p>
          </table:table-cell>
          <table:table-cell office:value-type="float" office:value="0.79136756710306644" table:formula="of:=IFERROR([.BM11]/MAX([.BM:.BM]);&quot;&quot;)" table:style-name="ce43">
            <text:p>0.8</text:p>
          </table:table-cell>
          <table:table-cell office:value-type="string" office:string-value="" table:formula="of:=IFERROR([.BN11]/MAX([.BN:.BN]);&quot;&quot;)" table:style-name="ce44"/>
          <table:table-cell office:value-type="float" office:value="0.21430335024428793" table:formula="of:=IFERROR([.BO11]/MAX([.BO:.BO]);&quot;&quot;)" table:style-name="ce32">
            <text:p>0.2</text:p>
          </table:table-cell>
          <table:table-cell office:value-type="string" office:string-value="" table:formula="of:=IFERROR([.BP11]/MAX([.BP:.BP]);&quot;&quot;)" table:style-name="ce43"/>
          <table:table-cell office:value-type="float" office:value="0.44017042154147518" table:formula="of:=IFERROR([.BQ11]/MAX([.BQ:.BQ]);&quot;&quot;)" table:style-name="ce44">
            <text:p>0.4</text:p>
          </table:table-cell>
          <table:table-cell office:value-type="float" office:value="0.23877079857652939" table:formula="of:=IFERROR([.BR11]/MAX([.BR:.BR]);&quot;&quot;)" table:style-name="ce32">
            <text:p>0.2</text:p>
          </table:table-cell>
          <table:table-cell office:value-type="float" office:value="0.19897566548044116" table:formula="of:=IFERROR([.BS11]/MAX([.BS:.BS]);&quot;&quot;)" table:style-name="ce43">
            <text:p>0.2</text:p>
          </table:table-cell>
          <table:table-cell office:value-type="string" office:string-value="" table:formula="of:=IFERROR([.BT11]/MAX([.BT:.BT]);&quot;&quot;)" table:style-name="ce44"/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office:value-type="float" office:value="0.4" table:style-name="ce33">
            <text:p>0.4</text:p>
          </table:table-cell>
          <table:table-cell office:value-type="float" office:value="0.2" table:style-name="ce45">
            <text:p>0.2</text:p>
          </table:table-cell>
          <table:table-cell office:value-type="float" office:value="0.2" table:style-name="ce45">
            <text:p>0.2</text:p>
          </table:table-cell>
          <table:table-cell table:style-name="ce46"/>
          <table:table-cell office:value-type="float" office:value="0.1" table:style-name="ce33">
            <text:p>0.1</text:p>
          </table:table-cell>
          <table:table-cell table:style-name="ce45"/>
          <table:table-cell office:value-type="float" office:value="0.1" table:style-name="ce46">
            <text:p>0.1</text:p>
          </table:table-cell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table:style-name="ce46"/>
          <table:table-cell office:value-type="string" office:string-value="" table:formula="of:=IF([.AG11]=&quot;&quot;;&quot;&quot;;IF(LEFT([.AG11];1)=&quot;S&quot;;0.1/NUMBERVALUE(RIGHT([.AG11];1))*POWER([.$F11]+70*[.$G11];0.5);[.AG11]*POWER([.$F11]+70*[.$G11];0.5)))" table:style-name="ce32"/>
          <table:table-cell office:value-type="string" office:string-value="" table:formula="of:=IF([.AH11]=&quot;&quot;;&quot;&quot;;IF(LEFT([.AH11];1)=&quot;S&quot;;0.1/NUMBERVALUE(RIGHT([.AH11];1))*POWER([.$F11]+70*[.$G11];0.5);[.AH11]*POWER([.$F11]+70*[.$G11];0.5)))" table:style-name="ce43"/>
          <table:table-cell office:value-type="string" office:string-value="" table:formula="of:=IF([.AI11]=&quot;&quot;;&quot;&quot;;IF(LEFT([.AI11];1)=&quot;S&quot;;0.1/NUMBERVALUE(RIGHT([.AI11];1))*POWER([.$F11]+70*[.$G11];0.5);[.AI11]*POWER([.$F11]+70*[.$G11];0.5)))" table:style-name="ce43"/>
          <table:table-cell office:value-type="string" office:string-value="" table:formula="of:=IF([.AJ11]=&quot;&quot;;&quot;&quot;;IF(LEFT([.AJ11];1)=&quot;S&quot;;0.1/NUMBERVALUE(RIGHT([.AJ11];1))*POWER([.$F11]+70*[.$G11];0.5);[.AJ11]*POWER([.$F11]+70*[.$G11];0.5)))" table:style-name="ce43"/>
          <table:table-cell office:value-type="string" office:string-value="" table:formula="of:=IF([.AK11]=&quot;&quot;;&quot;&quot;;IF(LEFT([.AK11];1)=&quot;S&quot;;0.1/NUMBERVALUE(RIGHT([.AK11];1))*POWER([.$F11]+70*[.$G11];0.5);[.AK11]*POWER([.$F11]+70*[.$G11];0.5)))" table:style-name="ce43"/>
          <table:table-cell office:value-type="string" office:string-value="" table:formula="of:=IF([.AL11]=&quot;&quot;;&quot;&quot;;IF(LEFT([.AL11];1)=&quot;S&quot;;0.1/NUMBERVALUE(RIGHT([.AL11];1))*POWER([.$F11]+70*[.$G11];0.5);[.AL11]*POWER([.$F11]+70*[.$G11];0.5)))" table:style-name="ce44"/>
          <table:table-cell office:value-type="string" office:string-value="" table:formula="of:=IF([.AM11]=&quot;&quot;;&quot;&quot;;IF(LEFT([.AM11];1)=&quot;S&quot;;0.1/NUMBERVALUE(RIGHT([.AM11];1))*POWER([.$F11]+70*[.$G11];0.5);[.AM11]*POWER([.$F11]+70*[.$G11];0.5)))" table:style-name="ce32"/>
          <table:table-cell office:value-type="string" office:string-value="" table:formula="of:=IF([.AN11]=&quot;&quot;;&quot;&quot;;IF(LEFT([.AN11];1)=&quot;S&quot;;0.1/NUMBERVALUE(RIGHT([.AN11];1))*POWER([.$F11]+70*[.$G11];0.5);[.AN11]*POWER([.$F11]+70*[.$G11];0.5)))" table:style-name="ce43"/>
          <table:table-cell office:value-type="string" office:string-value="" table:formula="of:=IF([.AO11]=&quot;&quot;;&quot;&quot;;IF(LEFT([.AO11];1)=&quot;S&quot;;0.1/NUMBERVALUE(RIGHT([.AO11];1))*POWER([.$F11]+70*[.$G11];0.5);[.AO11]*POWER([.$F11]+70*[.$G11];0.5)))" table:style-name="ce43"/>
          <table:table-cell office:value-type="string" office:string-value="" table:formula="of:=IF([.AP11]=&quot;&quot;;&quot;&quot;;IF(LEFT([.AP11];1)=&quot;S&quot;;0.1/NUMBERVALUE(RIGHT([.AP11];1))*POWER([.$F11]+70*[.$G11];0.5);[.AP11]*POWER([.$F11]+70*[.$G11];0.5)))" table:style-name="ce44"/>
          <table:table-cell office:value-type="float" office:value="3.1496031496047245" table:formula="of:=IF([.AQ11]=&quot;&quot;;&quot;&quot;;IF(LEFT([.AQ11];1)=&quot;S&quot;;0.1/NUMBERVALUE(RIGHT([.AQ11];1))*POWER([.$F11]+70*[.$G11];0.5);[.AQ11]*POWER([.$F11]+70*[.$G11];0.5)))" table:style-name="ce32">
            <text:p>3.1</text:p>
          </table:table-cell>
          <table:table-cell office:value-type="float" office:value="1.5748015748023623" table:formula="of:=IF([.AR11]=&quot;&quot;;&quot;&quot;;IF(LEFT([.AR11];1)=&quot;S&quot;;0.1/NUMBERVALUE(RIGHT([.AR11];1))*POWER([.$F11]+70*[.$G11];0.5);[.AR11]*POWER([.$F11]+70*[.$G11];0.5)))" table:style-name="ce43">
            <text:p>1.6</text:p>
          </table:table-cell>
          <table:table-cell office:value-type="float" office:value="1.5748015748023623" table:formula="of:=IF([.AS11]=&quot;&quot;;&quot;&quot;;IF(LEFT([.AS11];1)=&quot;S&quot;;0.1/NUMBERVALUE(RIGHT([.AS11];1))*POWER([.$F11]+70*[.$G11];0.5);[.AS11]*POWER([.$F11]+70*[.$G11];0.5)))" table:style-name="ce43">
            <text:p>1.6</text:p>
          </table:table-cell>
          <table:table-cell office:value-type="string" office:string-value="" table:formula="of:=IF([.AT11]=&quot;&quot;;&quot;&quot;;IF(LEFT([.AT11];1)=&quot;S&quot;;0.1/NUMBERVALUE(RIGHT([.AT11];1))*POWER([.$F11]+70*[.$G11];0.5);[.AT11]*POWER([.$F11]+70*[.$G11];0.5)))" table:style-name="ce44"/>
          <table:table-cell office:value-type="float" office:value="0.78740078740118113" table:formula="of:=IF([.AU11]=&quot;&quot;;&quot;&quot;;IF(LEFT([.AU11];1)=&quot;S&quot;;0.1/NUMBERVALUE(RIGHT([.AU11];1))*POWER([.$F11]+70*[.$G11];0.5);[.AU11]*POWER([.$F11]+70*[.$G11];0.5)))" table:style-name="ce32">
            <text:p>0.8</text:p>
          </table:table-cell>
          <table:table-cell office:value-type="string" office:string-value="" table:formula="of:=IF([.AV11]=&quot;&quot;;&quot;&quot;;IF(LEFT([.AV11];1)=&quot;S&quot;;0.1/NUMBERVALUE(RIGHT([.AV11];1))*POWER([.$F11]+70*[.$G11];0.5);[.AV11]*POWER([.$F11]+70*[.$G11];0.5)))" table:style-name="ce43"/>
          <table:table-cell office:value-type="float" office:value="0.78740078740118113" table:formula="of:=IF([.AW11]=&quot;&quot;;&quot;&quot;;IF(LEFT([.AW11];1)=&quot;S&quot;;0.1/NUMBERVALUE(RIGHT([.AW11];1))*POWER([.$F11]+70*[.$G11];0.5);[.AW11]*POWER([.$F11]+70*[.$G11];0.5)))" table:style-name="ce44">
            <text:p>0.8</text:p>
          </table:table-cell>
          <table:table-cell office:value-type="float" office:value="0.78740078740118113" table:formula="of:=IF([.AX11]=&quot;&quot;;&quot;&quot;;IF(LEFT([.AX11];1)=&quot;S&quot;;0.1/NUMBERVALUE(RIGHT([.AX11];1))*POWER([.$F11]+70*[.$G11];0.5);[.AX11]*POWER([.$F11]+70*[.$G11];0.5)))" table:style-name="ce32">
            <text:p>0.8</text:p>
          </table:table-cell>
          <table:table-cell office:value-type="float" office:value="0.39370039370059057" table:formula="of:=IF([.AY11]=&quot;&quot;;&quot;&quot;;IF(LEFT([.AY11];1)=&quot;S&quot;;0.1/NUMBERVALUE(RIGHT([.AY11];1))*POWER([.$F11]+70*[.$G11];0.5);[.AY11]*POWER([.$F11]+70*[.$G11];0.5)))" table:style-name="ce43">
            <text:p>0.4</text:p>
          </table:table-cell>
          <table:table-cell office:value-type="string" office:string-value="" table:formula="of:=IF([.AZ11]=&quot;&quot;;&quot;&quot;;IF(LEFT([.AZ11];1)=&quot;S&quot;;0.1/NUMBERVALUE(RIGHT([.AZ11];1))*POWER([.$F11]+70*[.$G11];0.5);[.AZ11]*POWER([.$F11]+70*[.$G11];0.5)))" table:style-name="ce44"/>
          <table:table-cell table:number-columns-repeated="16312"/>
        </table:table-row>
        <table:table-row table:style-name="ro1">
          <table:table-cell office:value-type="float" office:value="79" table:style-name="ce14">
            <text:p>79</text:p>
          </table:table-cell>
          <table:table-cell office:value-type="string" table:style-name="ce14">
            <text:p>Cable lat pulldown (chin grip)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Back</text:p>
          </table:table-cell>
          <table:table-cell office:value-type="float" office:value="7" table:style-name="ce15">
            <text:p>7</text:p>
          </table:table-cell>
          <table:table-cell office:value-type="float" office:value="60" table:style-name="ce14">
            <text:p>60</text:p>
          </table:table-cell>
          <table:table-cell table:number-columns-repeated="2" table:style-name="ce14"/>
          <table:table-cell table:style-name="ce16"/>
          <table:table-cell office:value-type="float" office:value="2" table:style-name="ce15">
            <text:p>2</text:p>
          </table:table-cell>
          <table:table-cell table:style-name="ce14"/>
          <table:table-cell office:value-type="float" office:value="3.2741108503255281" table:formula="of:=SUM([.M12:.AF12])" table:style-name="ce17">
            <text:p>3.3</text:p>
          </table:table-cell>
          <table:table-cell office:value-type="string" office:string-value="" table:formula="of:=IFERROR([.BA12]/MAX([.BA:.BA]);&quot;&quot;)" table:style-name="ce32"/>
          <table:table-cell office:value-type="string" office:string-value="" table:formula="of:=IFERROR([.BB12]/MAX([.BB:.BB]);&quot;&quot;)" table:style-name="ce43"/>
          <table:table-cell office:value-type="string" office:string-value="" table:formula="of:=IFERROR([.BC12]/MAX([.BC:.BC]);&quot;&quot;)" table:style-name="ce43"/>
          <table:table-cell office:value-type="string" office:string-value="" table:formula="of:=IFERROR([.BD12]/MAX([.BD:.BD]);&quot;&quot;)" table:style-name="ce43"/>
          <table:table-cell office:value-type="string" office:string-value="" table:formula="of:=IFERROR([.BE12]/MAX([.BE:.BE]);&quot;&quot;)" table:style-name="ce43"/>
          <table:table-cell office:value-type="string" office:string-value="" table:formula="of:=IFERROR([.BF12]/MAX([.BF:.BF]);&quot;&quot;)" table:style-name="ce44"/>
          <table:table-cell office:value-type="string" office:string-value="" table:formula="of:=IFERROR([.BG12]/MAX([.BG:.BG]);&quot;&quot;)" table:style-name="ce32"/>
          <table:table-cell office:value-type="string" office:string-value="" table:formula="of:=IFERROR([.BH12]/MAX([.BH:.BH]);&quot;&quot;)" table:style-name="ce43"/>
          <table:table-cell office:value-type="string" office:string-value="" table:formula="of:=IFERROR([.BI12]/MAX([.BI:.BI]);&quot;&quot;)" table:style-name="ce43"/>
          <table:table-cell office:value-type="string" office:string-value="" table:formula="of:=IFERROR([.BJ12]/MAX([.BJ:.BJ]);&quot;&quot;)" table:style-name="ce44"/>
          <table:table-cell office:value-type="float" office:value="0.75925660236529657" table:formula="of:=IFERROR([.BK12]/MAX([.BK:.BK]);&quot;&quot;)" table:style-name="ce32">
            <text:p>0.8</text:p>
          </table:table-cell>
          <table:table-cell office:value-type="float" office:value="0.55648667491220194" table:formula="of:=IFERROR([.BL12]/MAX([.BL:.BL]);&quot;&quot;)" table:style-name="ce43">
            <text:p>0.6</text:p>
          </table:table-cell>
          <table:table-cell office:value-type="float" office:value="0.7784989441615231" table:formula="of:=IFERROR([.BM12]/MAX([.BM:.BM]);&quot;&quot;)" table:style-name="ce43">
            <text:p>0.8</text:p>
          </table:table-cell>
          <table:table-cell office:value-type="string" office:string-value="" table:formula="of:=IFERROR([.BN12]/MAX([.BN:.BN]);&quot;&quot;)" table:style-name="ce44"/>
          <table:table-cell office:value-type="float" office:value="0.316227766016838" table:formula="of:=IFERROR([.BO12]/MAX([.BO:.BO]);&quot;&quot;)" table:style-name="ce32">
            <text:p>0.3</text:p>
          </table:table-cell>
          <table:table-cell office:value-type="string" office:string-value="" table:formula="of:=IFERROR([.BP12]/MAX([.BP:.BP]);&quot;&quot;)" table:style-name="ce43"/>
          <table:table-cell office:value-type="float" office:value="0.4330127018922193" table:formula="of:=IFERROR([.BQ12]/MAX([.BQ:.BQ]);&quot;&quot;)" table:style-name="ce44">
            <text:p>0.4</text:p>
          </table:table-cell>
          <table:table-cell office:value-type="float" office:value="0.23488808780588138" table:formula="of:=IFERROR([.BR12]/MAX([.BR:.BR]);&quot;&quot;)" table:style-name="ce32">
            <text:p>0.2</text:p>
          </table:table-cell>
          <table:table-cell office:value-type="float" office:value="0.19574007317156783" table:formula="of:=IFERROR([.BS12]/MAX([.BS:.BS]);&quot;&quot;)" table:style-name="ce43">
            <text:p>0.2</text:p>
          </table:table-cell>
          <table:table-cell office:value-type="string" office:string-value="" table:formula="of:=IFERROR([.BT12]/MAX([.BT:.BT]);&quot;&quot;)" table:style-name="ce44"/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office:value-type="float" office:value="0.35" table:style-name="ce33">
            <text:p>0.35</text:p>
          </table:table-cell>
          <table:table-cell office:value-type="float" office:value="0.2" table:style-name="ce45">
            <text:p>0.2</text:p>
          </table:table-cell>
          <table:table-cell office:value-type="float" office:value="0.2" table:style-name="ce45">
            <text:p>0.2</text:p>
          </table:table-cell>
          <table:table-cell table:style-name="ce46"/>
          <table:table-cell office:value-type="float" office:value="0.15" table:style-name="ce33">
            <text:p>0.15</text:p>
          </table:table-cell>
          <table:table-cell table:style-name="ce45"/>
          <table:table-cell office:value-type="float" office:value="0.1" table:style-name="ce46">
            <text:p>0.1</text:p>
          </table:table-cell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table:style-name="ce46"/>
          <table:table-cell office:value-type="string" office:string-value="" table:formula="of:=IF([.AG12]=&quot;&quot;;&quot;&quot;;IF(LEFT([.AG12];1)=&quot;S&quot;;0.1/NUMBERVALUE(RIGHT([.AG12];1))*POWER([.$F12]+70*[.$G12];0.5);[.AG12]*POWER([.$F12]+70*[.$G12];0.5)))" table:style-name="ce32"/>
          <table:table-cell office:value-type="string" office:string-value="" table:formula="of:=IF([.AH12]=&quot;&quot;;&quot;&quot;;IF(LEFT([.AH12];1)=&quot;S&quot;;0.1/NUMBERVALUE(RIGHT([.AH12];1))*POWER([.$F12]+70*[.$G12];0.5);[.AH12]*POWER([.$F12]+70*[.$G12];0.5)))" table:style-name="ce43"/>
          <table:table-cell office:value-type="string" office:string-value="" table:formula="of:=IF([.AI12]=&quot;&quot;;&quot;&quot;;IF(LEFT([.AI12];1)=&quot;S&quot;;0.1/NUMBERVALUE(RIGHT([.AI12];1))*POWER([.$F12]+70*[.$G12];0.5);[.AI12]*POWER([.$F12]+70*[.$G12];0.5)))" table:style-name="ce43"/>
          <table:table-cell office:value-type="string" office:string-value="" table:formula="of:=IF([.AJ12]=&quot;&quot;;&quot;&quot;;IF(LEFT([.AJ12];1)=&quot;S&quot;;0.1/NUMBERVALUE(RIGHT([.AJ12];1))*POWER([.$F12]+70*[.$G12];0.5);[.AJ12]*POWER([.$F12]+70*[.$G12];0.5)))" table:style-name="ce43"/>
          <table:table-cell office:value-type="string" office:string-value="" table:formula="of:=IF([.AK12]=&quot;&quot;;&quot;&quot;;IF(LEFT([.AK12];1)=&quot;S&quot;;0.1/NUMBERVALUE(RIGHT([.AK12];1))*POWER([.$F12]+70*[.$G12];0.5);[.AK12]*POWER([.$F12]+70*[.$G12];0.5)))" table:style-name="ce43"/>
          <table:table-cell office:value-type="string" office:string-value="" table:formula="of:=IF([.AL12]=&quot;&quot;;&quot;&quot;;IF(LEFT([.AL12];1)=&quot;S&quot;;0.1/NUMBERVALUE(RIGHT([.AL12];1))*POWER([.$F12]+70*[.$G12];0.5);[.AL12]*POWER([.$F12]+70*[.$G12];0.5)))" table:style-name="ce44"/>
          <table:table-cell office:value-type="string" office:string-value="" table:formula="of:=IF([.AM12]=&quot;&quot;;&quot;&quot;;IF(LEFT([.AM12];1)=&quot;S&quot;;0.1/NUMBERVALUE(RIGHT([.AM12];1))*POWER([.$F12]+70*[.$G12];0.5);[.AM12]*POWER([.$F12]+70*[.$G12];0.5)))" table:style-name="ce32"/>
          <table:table-cell office:value-type="string" office:string-value="" table:formula="of:=IF([.AN12]=&quot;&quot;;&quot;&quot;;IF(LEFT([.AN12];1)=&quot;S&quot;;0.1/NUMBERVALUE(RIGHT([.AN12];1))*POWER([.$F12]+70*[.$G12];0.5);[.AN12]*POWER([.$F12]+70*[.$G12];0.5)))" table:style-name="ce43"/>
          <table:table-cell office:value-type="string" office:string-value="" table:formula="of:=IF([.AO12]=&quot;&quot;;&quot;&quot;;IF(LEFT([.AO12];1)=&quot;S&quot;;0.1/NUMBERVALUE(RIGHT([.AO12];1))*POWER([.$F12]+70*[.$G12];0.5);[.AO12]*POWER([.$F12]+70*[.$G12];0.5)))" table:style-name="ce43"/>
          <table:table-cell office:value-type="string" office:string-value="" table:formula="of:=IF([.AP12]=&quot;&quot;;&quot;&quot;;IF(LEFT([.AP12];1)=&quot;S&quot;;0.1/NUMBERVALUE(RIGHT([.AP12];1))*POWER([.$F12]+70*[.$G12];0.5);[.AP12]*POWER([.$F12]+70*[.$G12];0.5)))" table:style-name="ce44"/>
          <table:table-cell office:value-type="float" office:value="2.7110883423451919" table:formula="of:=IF([.AQ12]=&quot;&quot;;&quot;&quot;;IF(LEFT([.AQ12];1)=&quot;S&quot;;0.1/NUMBERVALUE(RIGHT([.AQ12];1))*POWER([.$F12]+70*[.$G12];0.5);[.AQ12]*POWER([.$F12]+70*[.$G12];0.5)))" table:style-name="ce32">
            <text:p>2.7</text:p>
          </table:table-cell>
          <table:table-cell office:value-type="float" office:value="1.5491933384829668" table:formula="of:=IF([.AR12]=&quot;&quot;;&quot;&quot;;IF(LEFT([.AR12];1)=&quot;S&quot;;0.1/NUMBERVALUE(RIGHT([.AR12];1))*POWER([.$F12]+70*[.$G12];0.5);[.AR12]*POWER([.$F12]+70*[.$G12];0.5)))" table:style-name="ce43">
            <text:p>1.5</text:p>
          </table:table-cell>
          <table:table-cell office:value-type="float" office:value="1.5491933384829668" table:formula="of:=IF([.AS12]=&quot;&quot;;&quot;&quot;;IF(LEFT([.AS12];1)=&quot;S&quot;;0.1/NUMBERVALUE(RIGHT([.AS12];1))*POWER([.$F12]+70*[.$G12];0.5);[.AS12]*POWER([.$F12]+70*[.$G12];0.5)))" table:style-name="ce43">
            <text:p>1.5</text:p>
          </table:table-cell>
          <table:table-cell office:value-type="string" office:string-value="" table:formula="of:=IF([.AT12]=&quot;&quot;;&quot;&quot;;IF(LEFT([.AT12];1)=&quot;S&quot;;0.1/NUMBERVALUE(RIGHT([.AT12];1))*POWER([.$F12]+70*[.$G12];0.5);[.AT12]*POWER([.$F12]+70*[.$G12];0.5)))" table:style-name="ce44"/>
          <table:table-cell office:value-type="float" office:value="1.1618950038622251" table:formula="of:=IF([.AU12]=&quot;&quot;;&quot;&quot;;IF(LEFT([.AU12];1)=&quot;S&quot;;0.1/NUMBERVALUE(RIGHT([.AU12];1))*POWER([.$F12]+70*[.$G12];0.5);[.AU12]*POWER([.$F12]+70*[.$G12];0.5)))" table:style-name="ce32">
            <text:p>1.2</text:p>
          </table:table-cell>
          <table:table-cell office:value-type="string" office:string-value="" table:formula="of:=IF([.AV12]=&quot;&quot;;&quot;&quot;;IF(LEFT([.AV12];1)=&quot;S&quot;;0.1/NUMBERVALUE(RIGHT([.AV12];1))*POWER([.$F12]+70*[.$G12];0.5);[.AV12]*POWER([.$F12]+70*[.$G12];0.5)))" table:style-name="ce43"/>
          <table:table-cell office:value-type="float" office:value="0.7745966692414834" table:formula="of:=IF([.AW12]=&quot;&quot;;&quot;&quot;;IF(LEFT([.AW12];1)=&quot;S&quot;;0.1/NUMBERVALUE(RIGHT([.AW12];1))*POWER([.$F12]+70*[.$G12];0.5);[.AW12]*POWER([.$F12]+70*[.$G12];0.5)))" table:style-name="ce44">
            <text:p>0.8</text:p>
          </table:table-cell>
          <table:table-cell office:value-type="float" office:value="0.7745966692414834" table:formula="of:=IF([.AX12]=&quot;&quot;;&quot;&quot;;IF(LEFT([.AX12];1)=&quot;S&quot;;0.1/NUMBERVALUE(RIGHT([.AX12];1))*POWER([.$F12]+70*[.$G12];0.5);[.AX12]*POWER([.$F12]+70*[.$G12];0.5)))" table:style-name="ce32">
            <text:p>0.8</text:p>
          </table:table-cell>
          <table:table-cell office:value-type="float" office:value="0.3872983346207417" table:formula="of:=IF([.AY12]=&quot;&quot;;&quot;&quot;;IF(LEFT([.AY12];1)=&quot;S&quot;;0.1/NUMBERVALUE(RIGHT([.AY12];1))*POWER([.$F12]+70*[.$G12];0.5);[.AY12]*POWER([.$F12]+70*[.$G12];0.5)))" table:style-name="ce43">
            <text:p>0.4</text:p>
          </table:table-cell>
          <table:table-cell office:value-type="string" office:string-value="" table:formula="of:=IF([.AZ12]=&quot;&quot;;&quot;&quot;;IF(LEFT([.AZ12];1)=&quot;S&quot;;0.1/NUMBERVALUE(RIGHT([.AZ12];1))*POWER([.$F12]+70*[.$G12];0.5);[.AZ12]*POWER([.$F12]+70*[.$G12];0.5)))" table:style-name="ce44"/>
          <table:table-cell table:number-columns-repeated="16312"/>
        </table:table-row>
        <table:table-row table:style-name="ro1">
          <table:table-cell office:value-type="float" office:value="10" table:style-name="ce14">
            <text:p>10</text:p>
          </table:table-cell>
          <table:table-cell office:value-type="string" table:style-name="ce14">
            <text:p>Cable seated row (narrow grip)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Back</text:p>
          </table:table-cell>
          <table:table-cell office:value-type="float" office:value="7" table:style-name="ce15">
            <text:p>7</text:p>
          </table:table-cell>
          <table:table-cell office:value-type="float" office:value="51" table:style-name="ce14">
            <text:p>51</text:p>
          </table:table-cell>
          <table:table-cell table:number-columns-repeated="2" table:style-name="ce14"/>
          <table:table-cell table:style-name="ce16"/>
          <table:table-cell office:value-type="float" office:value="3" table:style-name="ce15">
            <text:p>3</text:p>
          </table:table-cell>
          <table:table-cell table:style-name="ce14"/>
          <table:table-cell office:value-type="float" office:value="3.1365425587460245" table:formula="of:=SUM([.M13:.AF13])" table:style-name="ce17">
            <text:p>3.1</text:p>
          </table:table-cell>
          <table:table-cell office:value-type="string" office:string-value="" table:formula="of:=IFERROR([.BA13]/MAX([.BA:.BA]);&quot;&quot;)" table:style-name="ce32"/>
          <table:table-cell office:value-type="string" office:string-value="" table:formula="of:=IFERROR([.BB13]/MAX([.BB:.BB]);&quot;&quot;)" table:style-name="ce43"/>
          <table:table-cell office:value-type="string" office:string-value="" table:formula="of:=IFERROR([.BC13]/MAX([.BC:.BC]);&quot;&quot;)" table:style-name="ce43"/>
          <table:table-cell office:value-type="string" office:string-value="" table:formula="of:=IFERROR([.BD13]/MAX([.BD:.BD]);&quot;&quot;)" table:style-name="ce43"/>
          <table:table-cell office:value-type="string" office:string-value="" table:formula="of:=IFERROR([.BE13]/MAX([.BE:.BE]);&quot;&quot;)" table:style-name="ce43"/>
          <table:table-cell office:value-type="string" office:string-value="" table:formula="of:=IFERROR([.BF13]/MAX([.BF:.BF]);&quot;&quot;)" table:style-name="ce44"/>
          <table:table-cell office:value-type="string" office:string-value="" table:formula="of:=IFERROR([.BG13]/MAX([.BG:.BG]);&quot;&quot;)" table:style-name="ce32"/>
          <table:table-cell office:value-type="string" office:string-value="" table:formula="of:=IFERROR([.BH13]/MAX([.BH:.BH]);&quot;&quot;)" table:style-name="ce43"/>
          <table:table-cell office:value-type="string" office:string-value="" table:formula="of:=IFERROR([.BI13]/MAX([.BI:.BI]);&quot;&quot;)" table:style-name="ce43"/>
          <table:table-cell office:value-type="string" office:string-value="" table:formula="of:=IFERROR([.BJ13]/MAX([.BJ:.BJ]);&quot;&quot;)" table:style-name="ce44"/>
          <table:table-cell office:value-type="float" office:value="0.7" table:formula="of:=IFERROR([.BK13]/MAX([.BK:.BK]);&quot;&quot;)" table:style-name="ce32">
            <text:p>0.7</text:p>
          </table:table-cell>
          <table:table-cell office:value-type="float" office:value="0.64131920490551764" table:formula="of:=IFERROR([.BL13]/MAX([.BL:.BL]);&quot;&quot;)" table:style-name="ce43">
            <text:p>0.6</text:p>
          </table:table-cell>
          <table:table-cell office:value-type="float" office:value="0.8971757032065919" table:formula="of:=IFERROR([.BM13]/MAX([.BM:.BM]);&quot;&quot;)" table:style-name="ce43">
            <text:p>0.9</text:p>
          </table:table-cell>
          <table:table-cell office:value-type="float" office:value="0.2754865825096699" table:formula="of:=IFERROR([.BN13]/MAX([.BN:.BN]);&quot;&quot;)" table:style-name="ce44">
            <text:p>0.3</text:p>
          </table:table-cell>
          <table:table-cell office:value-type="float" office:value="0.19436506316151006" table:formula="of:=IFERROR([.BO13]/MAX([.BO:.BO]);&quot;&quot;)" table:style-name="ce32">
            <text:p>0.2</text:p>
          </table:table-cell>
          <table:table-cell office:value-type="string" office:string-value="" table:formula="of:=IFERROR([.BP13]/MAX([.BP:.BP]);&quot;&quot;)" table:style-name="ce43"/>
          <table:table-cell office:value-type="float" office:value="0.19960899278339139" table:formula="of:=IFERROR([.BQ13]/MAX([.BQ:.BQ]);&quot;&quot;)" table:style-name="ce44">
            <text:p>0.2</text:p>
          </table:table-cell>
          <table:table-cell office:value-type="float" office:value="0.10827805840074195" table:formula="of:=IFERROR([.BR13]/MAX([.BR:.BR]);&quot;&quot;)" table:style-name="ce32">
            <text:p>0.1</text:p>
          </table:table-cell>
          <table:table-cell office:value-type="float" office:value="0.12030895377860217" table:formula="of:=IFERROR([.BS13]/MAX([.BS:.BS]);&quot;&quot;)" table:style-name="ce43">
            <text:p>0.1</text:p>
          </table:table-cell>
          <table:table-cell office:value-type="string" office:string-value="" table:formula="of:=IFERROR([.BT13]/MAX([.BT:.BT]);&quot;&quot;)" table:style-name="ce44"/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office:value-type="float" office:value="0.35" table:style-name="ce33">
            <text:p>0.35</text:p>
          </table:table-cell>
          <table:table-cell office:value-type="float" office:value="0.25" table:style-name="ce45">
            <text:p>0.25</text:p>
          </table:table-cell>
          <table:table-cell office:value-type="float" office:value="0.25" table:style-name="ce45">
            <text:p>0.25</text:p>
          </table:table-cell>
          <table:table-cell office:value-type="string" table:style-name="ce46">
            <text:p>S1</text:p>
          </table:table-cell>
          <table:table-cell office:value-type="float" office:value="0.1" table:style-name="ce33">
            <text:p>0.1</text:p>
          </table:table-cell>
          <table:table-cell table:style-name="ce45"/>
          <table:table-cell office:value-type="float" office:value="0.05" table:style-name="ce46">
            <text:p>0.05</text:p>
          </table:table-cell>
          <table:table-cell office:value-type="string" table:style-name="ce33">
            <text:p>S2</text:p>
          </table:table-cell>
          <table:table-cell office:value-type="string" table:style-name="ce45">
            <text:p>S3</text:p>
          </table:table-cell>
          <table:table-cell table:style-name="ce46"/>
          <table:table-cell office:value-type="string" office:string-value="" table:formula="of:=IF([.AG13]=&quot;&quot;;&quot;&quot;;IF(LEFT([.AG13];1)=&quot;S&quot;;0.1/NUMBERVALUE(RIGHT([.AG13];1))*POWER([.$F13]+70*[.$G13];0.5);[.AG13]*POWER([.$F13]+70*[.$G13];0.5)))" table:style-name="ce32"/>
          <table:table-cell office:value-type="string" office:string-value="" table:formula="of:=IF([.AH13]=&quot;&quot;;&quot;&quot;;IF(LEFT([.AH13];1)=&quot;S&quot;;0.1/NUMBERVALUE(RIGHT([.AH13];1))*POWER([.$F13]+70*[.$G13];0.5);[.AH13]*POWER([.$F13]+70*[.$G13];0.5)))" table:style-name="ce43"/>
          <table:table-cell office:value-type="string" office:string-value="" table:formula="of:=IF([.AI13]=&quot;&quot;;&quot;&quot;;IF(LEFT([.AI13];1)=&quot;S&quot;;0.1/NUMBERVALUE(RIGHT([.AI13];1))*POWER([.$F13]+70*[.$G13];0.5);[.AI13]*POWER([.$F13]+70*[.$G13];0.5)))" table:style-name="ce43"/>
          <table:table-cell office:value-type="string" office:string-value="" table:formula="of:=IF([.AJ13]=&quot;&quot;;&quot;&quot;;IF(LEFT([.AJ13];1)=&quot;S&quot;;0.1/NUMBERVALUE(RIGHT([.AJ13];1))*POWER([.$F13]+70*[.$G13];0.5);[.AJ13]*POWER([.$F13]+70*[.$G13];0.5)))" table:style-name="ce43"/>
          <table:table-cell office:value-type="string" office:string-value="" table:formula="of:=IF([.AK13]=&quot;&quot;;&quot;&quot;;IF(LEFT([.AK13];1)=&quot;S&quot;;0.1/NUMBERVALUE(RIGHT([.AK13];1))*POWER([.$F13]+70*[.$G13];0.5);[.AK13]*POWER([.$F13]+70*[.$G13];0.5)))" table:style-name="ce43"/>
          <table:table-cell office:value-type="string" office:string-value="" table:formula="of:=IF([.AL13]=&quot;&quot;;&quot;&quot;;IF(LEFT([.AL13];1)=&quot;S&quot;;0.1/NUMBERVALUE(RIGHT([.AL13];1))*POWER([.$F13]+70*[.$G13];0.5);[.AL13]*POWER([.$F13]+70*[.$G13];0.5)))" table:style-name="ce44"/>
          <table:table-cell office:value-type="string" office:string-value="" table:formula="of:=IF([.AM13]=&quot;&quot;;&quot;&quot;;IF(LEFT([.AM13];1)=&quot;S&quot;;0.1/NUMBERVALUE(RIGHT([.AM13];1))*POWER([.$F13]+70*[.$G13];0.5);[.AM13]*POWER([.$F13]+70*[.$G13];0.5)))" table:style-name="ce32"/>
          <table:table-cell office:value-type="string" office:string-value="" table:formula="of:=IF([.AN13]=&quot;&quot;;&quot;&quot;;IF(LEFT([.AN13];1)=&quot;S&quot;;0.1/NUMBERVALUE(RIGHT([.AN13];1))*POWER([.$F13]+70*[.$G13];0.5);[.AN13]*POWER([.$F13]+70*[.$G13];0.5)))" table:style-name="ce43"/>
          <table:table-cell office:value-type="string" office:string-value="" table:formula="of:=IF([.AO13]=&quot;&quot;;&quot;&quot;;IF(LEFT([.AO13];1)=&quot;S&quot;;0.1/NUMBERVALUE(RIGHT([.AO13];1))*POWER([.$F13]+70*[.$G13];0.5);[.AO13]*POWER([.$F13]+70*[.$G13];0.5)))" table:style-name="ce43"/>
          <table:table-cell office:value-type="string" office:string-value="" table:formula="of:=IF([.AP13]=&quot;&quot;;&quot;&quot;;IF(LEFT([.AP13];1)=&quot;S&quot;;0.1/NUMBERVALUE(RIGHT([.AP13];1))*POWER([.$F13]+70*[.$G13];0.5);[.AP13]*POWER([.$F13]+70*[.$G13];0.5)))" table:style-name="ce44"/>
          <table:table-cell office:value-type="float" office:value="2.4994999499899975" table:formula="of:=IF([.AQ13]=&quot;&quot;;&quot;&quot;;IF(LEFT([.AQ13];1)=&quot;S&quot;;0.1/NUMBERVALUE(RIGHT([.AQ13];1))*POWER([.$F13]+70*[.$G13];0.5);[.AQ13]*POWER([.$F13]+70*[.$G13];0.5)))" table:style-name="ce32">
            <text:p>2.5</text:p>
          </table:table-cell>
          <table:table-cell office:value-type="float" office:value="1.7853571071357126" table:formula="of:=IF([.AR13]=&quot;&quot;;&quot;&quot;;IF(LEFT([.AR13];1)=&quot;S&quot;;0.1/NUMBERVALUE(RIGHT([.AR13];1))*POWER([.$F13]+70*[.$G13];0.5);[.AR13]*POWER([.$F13]+70*[.$G13];0.5)))" table:style-name="ce43">
            <text:p>1.8</text:p>
          </table:table-cell>
          <table:table-cell office:value-type="float" office:value="1.7853571071357126" table:formula="of:=IF([.AS13]=&quot;&quot;;&quot;&quot;;IF(LEFT([.AS13];1)=&quot;S&quot;;0.1/NUMBERVALUE(RIGHT([.AS13];1))*POWER([.$F13]+70*[.$G13];0.5);[.AS13]*POWER([.$F13]+70*[.$G13];0.5)))" table:style-name="ce43">
            <text:p>1.8</text:p>
          </table:table-cell>
          <table:table-cell office:value-type="float" office:value="0.71414284285428509" table:formula="of:=IF([.AT13]=&quot;&quot;;&quot;&quot;;IF(LEFT([.AT13];1)=&quot;S&quot;;0.1/NUMBERVALUE(RIGHT([.AT13];1))*POWER([.$F13]+70*[.$G13];0.5);[.AT13]*POWER([.$F13]+70*[.$G13];0.5)))" table:style-name="ce44">
            <text:p>0.7</text:p>
          </table:table-cell>
          <table:table-cell office:value-type="float" office:value="0.71414284285428509" table:formula="of:=IF([.AU13]=&quot;&quot;;&quot;&quot;;IF(LEFT([.AU13];1)=&quot;S&quot;;0.1/NUMBERVALUE(RIGHT([.AU13];1))*POWER([.$F13]+70*[.$G13];0.5);[.AU13]*POWER([.$F13]+70*[.$G13];0.5)))" table:style-name="ce32">
            <text:p>0.7</text:p>
          </table:table-cell>
          <table:table-cell office:value-type="string" office:string-value="" table:formula="of:=IF([.AV13]=&quot;&quot;;&quot;&quot;;IF(LEFT([.AV13];1)=&quot;S&quot;;0.1/NUMBERVALUE(RIGHT([.AV13];1))*POWER([.$F13]+70*[.$G13];0.5);[.AV13]*POWER([.$F13]+70*[.$G13];0.5)))" table:style-name="ce43"/>
          <table:table-cell office:value-type="float" office:value="0.35707142142714254" table:formula="of:=IF([.AW13]=&quot;&quot;;&quot;&quot;;IF(LEFT([.AW13];1)=&quot;S&quot;;0.1/NUMBERVALUE(RIGHT([.AW13];1))*POWER([.$F13]+70*[.$G13];0.5);[.AW13]*POWER([.$F13]+70*[.$G13];0.5)))" table:style-name="ce44">
            <text:p>0.4</text:p>
          </table:table-cell>
          <table:table-cell office:value-type="float" office:value="0.35707142142714254" table:formula="of:=IF([.AX13]=&quot;&quot;;&quot;&quot;;IF(LEFT([.AX13];1)=&quot;S&quot;;0.1/NUMBERVALUE(RIGHT([.AX13];1))*POWER([.$F13]+70*[.$G13];0.5);[.AX13]*POWER([.$F13]+70*[.$G13];0.5)))" table:style-name="ce32">
            <text:p>0.4</text:p>
          </table:table-cell>
          <table:table-cell office:value-type="float" office:value="0.23804761428476168" table:formula="of:=IF([.AY13]=&quot;&quot;;&quot;&quot;;IF(LEFT([.AY13];1)=&quot;S&quot;;0.1/NUMBERVALUE(RIGHT([.AY13];1))*POWER([.$F13]+70*[.$G13];0.5);[.AY13]*POWER([.$F13]+70*[.$G13];0.5)))" table:style-name="ce43">
            <text:p>0.2</text:p>
          </table:table-cell>
          <table:table-cell office:value-type="string" office:string-value="" table:formula="of:=IF([.AZ13]=&quot;&quot;;&quot;&quot;;IF(LEFT([.AZ13];1)=&quot;S&quot;;0.1/NUMBERVALUE(RIGHT([.AZ13];1))*POWER([.$F13]+70*[.$G13];0.5);[.AZ13]*POWER([.$F13]+70*[.$G13];0.5)))" table:style-name="ce44"/>
          <table:table-cell table:number-columns-repeated="16312"/>
        </table:table-row>
        <table:table-row table:style-name="ro1">
          <table:table-cell office:value-type="float" office:value="7" table:style-name="ce14">
            <text:p>7</text:p>
          </table:table-cell>
          <table:table-cell office:value-type="string" table:style-name="ce14">
            <text:p>Bent-over row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Back</text:p>
          </table:table-cell>
          <table:table-cell office:value-type="float" office:value="10" table:style-name="ce15">
            <text:p>10</text:p>
          </table:table-cell>
          <table:table-cell office:value-type="float" office:value="44" table:style-name="ce14">
            <text:p>44</text:p>
          </table:table-cell>
          <table:table-cell table:number-columns-repeated="2" table:style-name="ce14"/>
          <table:table-cell table:style-name="ce16"/>
          <table:table-cell office:value-type="float" office:value="3" table:style-name="ce15">
            <text:p>3</text:p>
          </table:table-cell>
          <table:table-cell table:style-name="ce14"/>
          <table:table-cell office:value-type="float" office:value="3.0662407688179192" table:formula="of:=SUM([.M14:.AF14])" table:style-name="ce17">
            <text:p>3.1</text:p>
          </table:table-cell>
          <table:table-cell office:value-type="string" office:string-value="" table:formula="of:=IFERROR([.BA14]/MAX([.BA:.BA]);&quot;&quot;)" table:style-name="ce32"/>
          <table:table-cell office:value-type="float" office:value="3.9395789352351926E-2" table:formula="of:=IFERROR([.BB14]/MAX([.BB:.BB]);&quot;&quot;)" table:style-name="ce43">
            <text:p>0.0</text:p>
          </table:table-cell>
          <table:table-cell office:value-type="float" office:value="6.8431306894604416E-2" table:formula="of:=IFERROR([.BC14]/MAX([.BC:.BC]);&quot;&quot;)" table:style-name="ce43">
            <text:p>0.1</text:p>
          </table:table-cell>
          <table:table-cell office:value-type="string" office:string-value="" table:formula="of:=IFERROR([.BD14]/MAX([.BD:.BD]);&quot;&quot;)" table:style-name="ce43"/>
          <table:table-cell office:value-type="string" office:string-value="" table:formula="of:=IFERROR([.BE14]/MAX([.BE:.BE]);&quot;&quot;)" table:style-name="ce43"/>
          <table:table-cell office:value-type="string" office:string-value="" table:formula="of:=IFERROR([.BF14]/MAX([.BF:.BF]);&quot;&quot;)" table:style-name="ce44"/>
          <table:table-cell office:value-type="string" office:string-value="" table:formula="of:=IFERROR([.BG14]/MAX([.BG:.BG]);&quot;&quot;)" table:style-name="ce32"/>
          <table:table-cell office:value-type="string" office:string-value="" table:formula="of:=IFERROR([.BH14]/MAX([.BH:.BH]);&quot;&quot;)" table:style-name="ce43"/>
          <table:table-cell office:value-type="string" office:string-value="" table:formula="of:=IFERROR([.BI14]/MAX([.BI:.BI]);&quot;&quot;)" table:style-name="ce43"/>
          <table:table-cell office:value-type="string" office:string-value="" table:formula="of:=IFERROR([.BJ14]/MAX([.BJ:.BJ]);&quot;&quot;)" table:style-name="ce44"/>
          <table:table-cell office:value-type="float" office:value="0.55730443681538866" table:formula="of:=IFERROR([.BK14]/MAX([.BK:.BK]);&quot;&quot;)" table:style-name="ce32">
            <text:p>0.6</text:p>
          </table:table-cell>
          <table:table-cell office:value-type="float" office:value="0.47654671774501656" table:formula="of:=IFERROR([.BL14]/MAX([.BL:.BL]);&quot;&quot;)" table:style-name="ce43">
            <text:p>0.5</text:p>
          </table:table-cell>
          <table:table-cell office:value-type="float" office:value="1" table:formula="of:=IFERROR([.BM14]/MAX([.BM:.BM]);&quot;&quot;)" table:style-name="ce43">
            <text:p>1.0</text:p>
          </table:table-cell>
          <table:table-cell office:value-type="float" office:value="0.25588315785957949" table:formula="of:=IFERROR([.BN14]/MAX([.BN:.BN]);&quot;&quot;)" table:style-name="ce44">
            <text:p>0.3</text:p>
          </table:table-cell>
          <table:table-cell office:value-type="float" office:value="0.18053418676968805" table:formula="of:=IFERROR([.BO14]/MAX([.BO:.BO]);&quot;&quot;)" table:style-name="ce32">
            <text:p>0.2</text:p>
          </table:table-cell>
          <table:table-cell office:value-type="string" office:string-value="" table:formula="of:=IFERROR([.BP14]/MAX([.BP:.BP]);&quot;&quot;)" table:style-name="ce43"/>
          <table:table-cell office:value-type="float" office:value="0.37080992435478316" table:formula="of:=IFERROR([.BQ14]/MAX([.BQ:.BQ]);&quot;&quot;)" table:style-name="ce44">
            <text:p>0.4</text:p>
          </table:table-cell>
          <table:table-cell office:value-type="float" office:value="5.0286535297074393E-2" table:formula="of:=IFERROR([.BR14]/MAX([.BR:.BR]);&quot;&quot;)" table:style-name="ce32">
            <text:p>0.1</text:p>
          </table:table-cell>
          <table:table-cell office:value-type="float" office:value="6.704871372943251E-2" table:formula="of:=IFERROR([.BS14]/MAX([.BS:.BS]);&quot;&quot;)" table:style-name="ce43">
            <text:p>0.1</text:p>
          </table:table-cell>
          <table:table-cell office:value-type="string" office:string-value="" table:formula="of:=IFERROR([.BT14]/MAX([.BT:.BT]);&quot;&quot;)" table:style-name="ce44"/>
          <table:table-cell table:style-name="ce33"/>
          <table:table-cell office:value-type="string" table:style-name="ce45">
            <text:p>S3</text:p>
          </table:table-cell>
          <table:table-cell office:value-type="string" table:style-name="ce45">
            <text:p>S2</text:p>
          </table:table-cell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office:value-type="float" office:value="0.3" table:style-name="ce33">
            <text:p>0.3</text:p>
          </table:table-cell>
          <table:table-cell office:value-type="float" office:value="0.2" table:style-name="ce45">
            <text:p>0.2</text:p>
          </table:table-cell>
          <table:table-cell office:value-type="float" office:value="0.3" table:style-name="ce45">
            <text:p>0.3</text:p>
          </table:table-cell>
          <table:table-cell office:value-type="string" table:style-name="ce46">
            <text:p>S1</text:p>
          </table:table-cell>
          <table:table-cell office:value-type="float" office:value="0.1" table:style-name="ce33">
            <text:p>0.1</text:p>
          </table:table-cell>
          <table:table-cell table:style-name="ce45"/>
          <table:table-cell office:value-type="float" office:value="0.1" table:style-name="ce46">
            <text:p>0.1</text:p>
          </table:table-cell>
          <table:table-cell office:value-type="string" table:style-name="ce33">
            <text:p>S4</text:p>
          </table:table-cell>
          <table:table-cell office:value-type="string" table:style-name="ce45">
            <text:p>S5</text:p>
          </table:table-cell>
          <table:table-cell table:style-name="ce46"/>
          <table:table-cell office:value-type="string" office:string-value="" table:formula="of:=IF([.AG14]=&quot;&quot;;&quot;&quot;;IF(LEFT([.AG14];1)=&quot;S&quot;;0.1/NUMBERVALUE(RIGHT([.AG14];1))*POWER([.$F14]+70*[.$G14];0.5);[.AG14]*POWER([.$F14]+70*[.$G14];0.5)))" table:style-name="ce32"/>
          <table:table-cell office:value-type="float" office:value="0.22110831935702666" table:formula="of:=IF([.AH14]=&quot;&quot;;&quot;&quot;;IF(LEFT([.AH14];1)=&quot;S&quot;;0.1/NUMBERVALUE(RIGHT([.AH14];1))*POWER([.$F14]+70*[.$G14];0.5);[.AH14]*POWER([.$F14]+70*[.$G14];0.5)))" table:style-name="ce43">
            <text:p>0.2</text:p>
          </table:table-cell>
          <table:table-cell office:value-type="float" office:value="0.33166247903554003" table:formula="of:=IF([.AI14]=&quot;&quot;;&quot;&quot;;IF(LEFT([.AI14];1)=&quot;S&quot;;0.1/NUMBERVALUE(RIGHT([.AI14];1))*POWER([.$F14]+70*[.$G14];0.5);[.AI14]*POWER([.$F14]+70*[.$G14];0.5)))" table:style-name="ce43">
            <text:p>0.3</text:p>
          </table:table-cell>
          <table:table-cell office:value-type="string" office:string-value="" table:formula="of:=IF([.AJ14]=&quot;&quot;;&quot;&quot;;IF(LEFT([.AJ14];1)=&quot;S&quot;;0.1/NUMBERVALUE(RIGHT([.AJ14];1))*POWER([.$F14]+70*[.$G14];0.5);[.AJ14]*POWER([.$F14]+70*[.$G14];0.5)))" table:style-name="ce43"/>
          <table:table-cell office:value-type="string" office:string-value="" table:formula="of:=IF([.AK14]=&quot;&quot;;&quot;&quot;;IF(LEFT([.AK14];1)=&quot;S&quot;;0.1/NUMBERVALUE(RIGHT([.AK14];1))*POWER([.$F14]+70*[.$G14];0.5);[.AK14]*POWER([.$F14]+70*[.$G14];0.5)))" table:style-name="ce43"/>
          <table:table-cell office:value-type="string" office:string-value="" table:formula="of:=IF([.AL14]=&quot;&quot;;&quot;&quot;;IF(LEFT([.AL14];1)=&quot;S&quot;;0.1/NUMBERVALUE(RIGHT([.AL14];1))*POWER([.$F14]+70*[.$G14];0.5);[.AL14]*POWER([.$F14]+70*[.$G14];0.5)))" table:style-name="ce44"/>
          <table:table-cell office:value-type="string" office:string-value="" table:formula="of:=IF([.AM14]=&quot;&quot;;&quot;&quot;;IF(LEFT([.AM14];1)=&quot;S&quot;;0.1/NUMBERVALUE(RIGHT([.AM14];1))*POWER([.$F14]+70*[.$G14];0.5);[.AM14]*POWER([.$F14]+70*[.$G14];0.5)))" table:style-name="ce32"/>
          <table:table-cell office:value-type="string" office:string-value="" table:formula="of:=IF([.AN14]=&quot;&quot;;&quot;&quot;;IF(LEFT([.AN14];1)=&quot;S&quot;;0.1/NUMBERVALUE(RIGHT([.AN14];1))*POWER([.$F14]+70*[.$G14];0.5);[.AN14]*POWER([.$F14]+70*[.$G14];0.5)))" table:style-name="ce43"/>
          <table:table-cell office:value-type="string" office:string-value="" table:formula="of:=IF([.AO14]=&quot;&quot;;&quot;&quot;;IF(LEFT([.AO14];1)=&quot;S&quot;;0.1/NUMBERVALUE(RIGHT([.AO14];1))*POWER([.$F14]+70*[.$G14];0.5);[.AO14]*POWER([.$F14]+70*[.$G14];0.5)))" table:style-name="ce43"/>
          <table:table-cell office:value-type="string" office:string-value="" table:formula="of:=IF([.AP14]=&quot;&quot;;&quot;&quot;;IF(LEFT([.AP14];1)=&quot;S&quot;;0.1/NUMBERVALUE(RIGHT([.AP14];1))*POWER([.$F14]+70*[.$G14];0.5);[.AP14]*POWER([.$F14]+70*[.$G14];0.5)))" table:style-name="ce44"/>
          <table:table-cell office:value-type="float" office:value="1.9899748742132397" table:formula="of:=IF([.AQ14]=&quot;&quot;;&quot;&quot;;IF(LEFT([.AQ14];1)=&quot;S&quot;;0.1/NUMBERVALUE(RIGHT([.AQ14];1))*POWER([.$F14]+70*[.$G14];0.5);[.AQ14]*POWER([.$F14]+70*[.$G14];0.5)))" table:style-name="ce32">
            <text:p>2.0</text:p>
          </table:table-cell>
          <table:table-cell office:value-type="float" office:value="1.3266499161421601" table:formula="of:=IF([.AR14]=&quot;&quot;;&quot;&quot;;IF(LEFT([.AR14];1)=&quot;S&quot;;0.1/NUMBERVALUE(RIGHT([.AR14];1))*POWER([.$F14]+70*[.$G14];0.5);[.AR14]*POWER([.$F14]+70*[.$G14];0.5)))" table:style-name="ce43">
            <text:p>1.3</text:p>
          </table:table-cell>
          <table:table-cell office:value-type="float" office:value="1.9899748742132397" table:formula="of:=IF([.AS14]=&quot;&quot;;&quot;&quot;;IF(LEFT([.AS14];1)=&quot;S&quot;;0.1/NUMBERVALUE(RIGHT([.AS14];1))*POWER([.$F14]+70*[.$G14];0.5);[.AS14]*POWER([.$F14]+70*[.$G14];0.5)))" table:style-name="ce43">
            <text:p>2.0</text:p>
          </table:table-cell>
          <table:table-cell office:value-type="float" office:value="0.66332495807108005" table:formula="of:=IF([.AT14]=&quot;&quot;;&quot;&quot;;IF(LEFT([.AT14];1)=&quot;S&quot;;0.1/NUMBERVALUE(RIGHT([.AT14];1))*POWER([.$F14]+70*[.$G14];0.5);[.AT14]*POWER([.$F14]+70*[.$G14];0.5)))" table:style-name="ce44">
            <text:p>0.7</text:p>
          </table:table-cell>
          <table:table-cell office:value-type="float" office:value="0.66332495807108005" table:formula="of:=IF([.AU14]=&quot;&quot;;&quot;&quot;;IF(LEFT([.AU14];1)=&quot;S&quot;;0.1/NUMBERVALUE(RIGHT([.AU14];1))*POWER([.$F14]+70*[.$G14];0.5);[.AU14]*POWER([.$F14]+70*[.$G14];0.5)))" table:style-name="ce32">
            <text:p>0.7</text:p>
          </table:table-cell>
          <table:table-cell office:value-type="string" office:string-value="" table:formula="of:=IF([.AV14]=&quot;&quot;;&quot;&quot;;IF(LEFT([.AV14];1)=&quot;S&quot;;0.1/NUMBERVALUE(RIGHT([.AV14];1))*POWER([.$F14]+70*[.$G14];0.5);[.AV14]*POWER([.$F14]+70*[.$G14];0.5)))" table:style-name="ce43"/>
          <table:table-cell office:value-type="float" office:value="0.66332495807108005" table:formula="of:=IF([.AW14]=&quot;&quot;;&quot;&quot;;IF(LEFT([.AW14];1)=&quot;S&quot;;0.1/NUMBERVALUE(RIGHT([.AW14];1))*POWER([.$F14]+70*[.$G14];0.5);[.AW14]*POWER([.$F14]+70*[.$G14];0.5)))" table:style-name="ce44">
            <text:p>0.7</text:p>
          </table:table-cell>
          <table:table-cell office:value-type="float" office:value="0.16583123951777001" table:formula="of:=IF([.AX14]=&quot;&quot;;&quot;&quot;;IF(LEFT([.AX14];1)=&quot;S&quot;;0.1/NUMBERVALUE(RIGHT([.AX14];1))*POWER([.$F14]+70*[.$G14];0.5);[.AX14]*POWER([.$F14]+70*[.$G14];0.5)))" table:style-name="ce32">
            <text:p>0.2</text:p>
          </table:table-cell>
          <table:table-cell office:value-type="float" office:value="0.13266499161421599" table:formula="of:=IF([.AY14]=&quot;&quot;;&quot;&quot;;IF(LEFT([.AY14];1)=&quot;S&quot;;0.1/NUMBERVALUE(RIGHT([.AY14];1))*POWER([.$F14]+70*[.$G14];0.5);[.AY14]*POWER([.$F14]+70*[.$G14];0.5)))" table:style-name="ce43">
            <text:p>0.1</text:p>
          </table:table-cell>
          <table:table-cell office:value-type="string" office:string-value="" table:formula="of:=IF([.AZ14]=&quot;&quot;;&quot;&quot;;IF(LEFT([.AZ14];1)=&quot;S&quot;;0.1/NUMBERVALUE(RIGHT([.AZ14];1))*POWER([.$F14]+70*[.$G14];0.5);[.AZ14]*POWER([.$F14]+70*[.$G14];0.5)))" table:style-name="ce44"/>
          <table:table-cell table:number-columns-repeated="16312"/>
        </table:table-row>
        <table:table-row table:style-name="ro1">
          <table:table-cell office:value-type="float" office:value="49" table:style-name="ce14">
            <text:p>49</text:p>
          </table:table-cell>
          <table:table-cell office:value-type="string" table:style-name="ce14">
            <text:p>Cable face pull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Back</text:p>
          </table:table-cell>
          <table:table-cell office:value-type="float" office:value="7" table:style-name="ce15">
            <text:p>7</text:p>
          </table:table-cell>
          <table:table-cell office:value-type="float" office:value="29" table:style-name="ce14">
            <text:p>29</text:p>
          </table:table-cell>
          <table:table-cell table:number-columns-repeated="2" table:style-name="ce14"/>
          <table:table-cell table:style-name="ce16"/>
          <table:table-cell office:value-type="float" office:value="2" table:style-name="ce15">
            <text:p>2</text:p>
          </table:table-cell>
          <table:table-cell table:style-name="ce14"/>
          <table:table-cell office:value-type="float" office:value="2.909321687353569" table:formula="of:=SUM([.M15:.AF15])" table:style-name="ce17">
            <text:p>2.9</text:p>
          </table:table-cell>
          <table:table-cell office:value-type="string" office:string-value="" table:formula="of:=IFERROR([.BA15]/MAX([.BA:.BA]);&quot;&quot;)" table:style-name="ce32"/>
          <table:table-cell office:value-type="string" office:string-value="" table:formula="of:=IFERROR([.BB15]/MAX([.BB:.BB]);&quot;&quot;)" table:style-name="ce43"/>
          <table:table-cell office:value-type="string" office:string-value="" table:formula="of:=IFERROR([.BC15]/MAX([.BC:.BC]);&quot;&quot;)" table:style-name="ce43"/>
          <table:table-cell office:value-type="string" office:string-value="" table:formula="of:=IFERROR([.BD15]/MAX([.BD:.BD]);&quot;&quot;)" table:style-name="ce43"/>
          <table:table-cell office:value-type="string" office:string-value="" table:formula="of:=IFERROR([.BE15]/MAX([.BE:.BE]);&quot;&quot;)" table:style-name="ce43"/>
          <table:table-cell office:value-type="string" office:string-value="" table:formula="of:=IFERROR([.BF15]/MAX([.BF:.BF]);&quot;&quot;)" table:style-name="ce44"/>
          <table:table-cell office:value-type="string" office:string-value="" table:formula="of:=IFERROR([.BG15]/MAX([.BG:.BG]);&quot;&quot;)" table:style-name="ce32"/>
          <table:table-cell office:value-type="string" office:string-value="" table:formula="of:=IFERROR([.BH15]/MAX([.BH:.BH]);&quot;&quot;)" table:style-name="ce43"/>
          <table:table-cell office:value-type="float" office:value="0.38078865529319539" table:formula="of:=IFERROR([.BI15]/MAX([.BI:.BI]);&quot;&quot;)" table:style-name="ce43">
            <text:p>0.4</text:p>
          </table:table-cell>
          <table:table-cell office:value-type="float" office:value="1" table:formula="of:=IFERROR([.BJ15]/MAX([.BJ:.BJ]);&quot;&quot;)" table:style-name="ce44">
            <text:p>1.0</text:p>
          </table:table-cell>
          <table:table-cell office:value-type="string" office:string-value="" table:formula="of:=IFERROR([.BK15]/MAX([.BK:.BK]);&quot;&quot;)" table:style-name="ce32"/>
          <table:table-cell office:value-type="float" office:value="0.38688166065974067" table:formula="of:=IFERROR([.BL15]/MAX([.BL:.BL]);&quot;&quot;)" table:style-name="ce43">
            <text:p>0.4</text:p>
          </table:table-cell>
          <table:table-cell office:value-type="float" office:value="0.54122942725732581" table:formula="of:=IFERROR([.BM15]/MAX([.BM:.BM]);&quot;&quot;)" table:style-name="ce43">
            <text:p>0.5</text:p>
          </table:table-cell>
          <table:table-cell office:value-type="string" office:string-value="" table:formula="of:=IFERROR([.BN15]/MAX([.BN:.BN]);&quot;&quot;)" table:style-name="ce44"/>
          <table:table-cell office:value-type="string" office:string-value="" table:formula="of:=IFERROR([.BO15]/MAX([.BO:.BO]);&quot;&quot;)" table:style-name="ce32"/>
          <table:table-cell office:value-type="string" office:string-value="" table:formula="of:=IFERROR([.BP15]/MAX([.BP:.BP]);&quot;&quot;)" table:style-name="ce43"/>
          <table:table-cell office:value-type="float" office:value="0.30103986446980735" table:formula="of:=IFERROR([.BQ15]/MAX([.BQ:.BQ]);&quot;&quot;)" table:style-name="ce44">
            <text:p>0.3</text:p>
          </table:table-cell>
          <table:table-cell office:value-type="float" office:value="0.16329931618554519" table:formula="of:=IFERROR([.BR15]/MAX([.BR:.BR]);&quot;&quot;)" table:style-name="ce32">
            <text:p>0.2</text:p>
          </table:table-cell>
          <table:table-cell office:value-type="float" office:value="0.13608276348795434" table:formula="of:=IFERROR([.BS15]/MAX([.BS:.BS]);&quot;&quot;)" table:style-name="ce43">
            <text:p>0.1</text:p>
          </table:table-cell>
          <table:table-cell office:value-type="string" office:string-value="" table:formula="of:=IFERROR([.BT15]/MAX([.BT:.BT]);&quot;&quot;)" table:style-name="ce44"/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office:value-type="float" office:value="0.2" table:style-name="ce45">
            <text:p>0.2</text:p>
          </table:table-cell>
          <table:table-cell office:value-type="float" office:value="0.3" table:style-name="ce46">
            <text:p>0.3</text:p>
          </table:table-cell>
          <table:table-cell table:style-name="ce33"/>
          <table:table-cell office:value-type="float" office:value="0.2" table:style-name="ce45">
            <text:p>0.2</text:p>
          </table:table-cell>
          <table:table-cell office:value-type="float" office:value="0.2" table:style-name="ce45">
            <text:p>0.2</text:p>
          </table:table-cell>
          <table:table-cell table:style-name="ce46"/>
          <table:table-cell table:style-name="ce33"/>
          <table:table-cell table:style-name="ce45"/>
          <table:table-cell office:value-type="float" office:value="0.1" table:style-name="ce46">
            <text:p>0.1</text:p>
          </table:table-cell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table:style-name="ce46"/>
          <table:table-cell office:value-type="string" office:string-value="" table:formula="of:=IF([.AG15]=&quot;&quot;;&quot;&quot;;IF(LEFT([.AG15];1)=&quot;S&quot;;0.1/NUMBERVALUE(RIGHT([.AG15];1))*POWER([.$F15]+70*[.$G15];0.5);[.AG15]*POWER([.$F15]+70*[.$G15];0.5)))" table:style-name="ce32"/>
          <table:table-cell office:value-type="string" office:string-value="" table:formula="of:=IF([.AH15]=&quot;&quot;;&quot;&quot;;IF(LEFT([.AH15];1)=&quot;S&quot;;0.1/NUMBERVALUE(RIGHT([.AH15];1))*POWER([.$F15]+70*[.$G15];0.5);[.AH15]*POWER([.$F15]+70*[.$G15];0.5)))" table:style-name="ce43"/>
          <table:table-cell office:value-type="string" office:string-value="" table:formula="of:=IF([.AI15]=&quot;&quot;;&quot;&quot;;IF(LEFT([.AI15];1)=&quot;S&quot;;0.1/NUMBERVALUE(RIGHT([.AI15];1))*POWER([.$F15]+70*[.$G15];0.5);[.AI15]*POWER([.$F15]+70*[.$G15];0.5)))" table:style-name="ce43"/>
          <table:table-cell office:value-type="string" office:string-value="" table:formula="of:=IF([.AJ15]=&quot;&quot;;&quot;&quot;;IF(LEFT([.AJ15];1)=&quot;S&quot;;0.1/NUMBERVALUE(RIGHT([.AJ15];1))*POWER([.$F15]+70*[.$G15];0.5);[.AJ15]*POWER([.$F15]+70*[.$G15];0.5)))" table:style-name="ce43"/>
          <table:table-cell office:value-type="string" office:string-value="" table:formula="of:=IF([.AK15]=&quot;&quot;;&quot;&quot;;IF(LEFT([.AK15];1)=&quot;S&quot;;0.1/NUMBERVALUE(RIGHT([.AK15];1))*POWER([.$F15]+70*[.$G15];0.5);[.AK15]*POWER([.$F15]+70*[.$G15];0.5)))" table:style-name="ce43"/>
          <table:table-cell office:value-type="string" office:string-value="" table:formula="of:=IF([.AL15]=&quot;&quot;;&quot;&quot;;IF(LEFT([.AL15];1)=&quot;S&quot;;0.1/NUMBERVALUE(RIGHT([.AL15];1))*POWER([.$F15]+70*[.$G15];0.5);[.AL15]*POWER([.$F15]+70*[.$G15];0.5)))" table:style-name="ce44"/>
          <table:table-cell office:value-type="string" office:string-value="" table:formula="of:=IF([.AM15]=&quot;&quot;;&quot;&quot;;IF(LEFT([.AM15];1)=&quot;S&quot;;0.1/NUMBERVALUE(RIGHT([.AM15];1))*POWER([.$F15]+70*[.$G15];0.5);[.AM15]*POWER([.$F15]+70*[.$G15];0.5)))" table:style-name="ce32"/>
          <table:table-cell office:value-type="string" office:string-value="" table:formula="of:=IF([.AN15]=&quot;&quot;;&quot;&quot;;IF(LEFT([.AN15];1)=&quot;S&quot;;0.1/NUMBERVALUE(RIGHT([.AN15];1))*POWER([.$F15]+70*[.$G15];0.5);[.AN15]*POWER([.$F15]+70*[.$G15];0.5)))" table:style-name="ce43"/>
          <table:table-cell office:value-type="float" office:value="1.0770329614269007" table:formula="of:=IF([.AO15]=&quot;&quot;;&quot;&quot;;IF(LEFT([.AO15];1)=&quot;S&quot;;0.1/NUMBERVALUE(RIGHT([.AO15];1))*POWER([.$F15]+70*[.$G15];0.5);[.AO15]*POWER([.$F15]+70*[.$G15];0.5)))" table:style-name="ce43">
            <text:p>1.1</text:p>
          </table:table-cell>
          <table:table-cell office:value-type="float" office:value="1.6155494421403511" table:formula="of:=IF([.AP15]=&quot;&quot;;&quot;&quot;;IF(LEFT([.AP15];1)=&quot;S&quot;;0.1/NUMBERVALUE(RIGHT([.AP15];1))*POWER([.$F15]+70*[.$G15];0.5);[.AP15]*POWER([.$F15]+70*[.$G15];0.5)))" table:style-name="ce44">
            <text:p>1.6</text:p>
          </table:table-cell>
          <table:table-cell office:value-type="string" office:string-value="" table:formula="of:=IF([.AQ15]=&quot;&quot;;&quot;&quot;;IF(LEFT([.AQ15];1)=&quot;S&quot;;0.1/NUMBERVALUE(RIGHT([.AQ15];1))*POWER([.$F15]+70*[.$G15];0.5);[.AQ15]*POWER([.$F15]+70*[.$G15];0.5)))" table:style-name="ce32"/>
          <table:table-cell office:value-type="float" office:value="1.0770329614269007" table:formula="of:=IF([.AR15]=&quot;&quot;;&quot;&quot;;IF(LEFT([.AR15];1)=&quot;S&quot;;0.1/NUMBERVALUE(RIGHT([.AR15];1))*POWER([.$F15]+70*[.$G15];0.5);[.AR15]*POWER([.$F15]+70*[.$G15];0.5)))" table:style-name="ce43">
            <text:p>1.1</text:p>
          </table:table-cell>
          <table:table-cell office:value-type="float" office:value="1.0770329614269007" table:formula="of:=IF([.AS15]=&quot;&quot;;&quot;&quot;;IF(LEFT([.AS15];1)=&quot;S&quot;;0.1/NUMBERVALUE(RIGHT([.AS15];1))*POWER([.$F15]+70*[.$G15];0.5);[.AS15]*POWER([.$F15]+70*[.$G15];0.5)))" table:style-name="ce43">
            <text:p>1.1</text:p>
          </table:table-cell>
          <table:table-cell office:value-type="string" office:string-value="" table:formula="of:=IF([.AT15]=&quot;&quot;;&quot;&quot;;IF(LEFT([.AT15];1)=&quot;S&quot;;0.1/NUMBERVALUE(RIGHT([.AT15];1))*POWER([.$F15]+70*[.$G15];0.5);[.AT15]*POWER([.$F15]+70*[.$G15];0.5)))" table:style-name="ce44"/>
          <table:table-cell office:value-type="string" office:string-value="" table:formula="of:=IF([.AU15]=&quot;&quot;;&quot;&quot;;IF(LEFT([.AU15];1)=&quot;S&quot;;0.1/NUMBERVALUE(RIGHT([.AU15];1))*POWER([.$F15]+70*[.$G15];0.5);[.AU15]*POWER([.$F15]+70*[.$G15];0.5)))" table:style-name="ce32"/>
          <table:table-cell office:value-type="string" office:string-value="" table:formula="of:=IF([.AV15]=&quot;&quot;;&quot;&quot;;IF(LEFT([.AV15];1)=&quot;S&quot;;0.1/NUMBERVALUE(RIGHT([.AV15];1))*POWER([.$F15]+70*[.$G15];0.5);[.AV15]*POWER([.$F15]+70*[.$G15];0.5)))" table:style-name="ce43"/>
          <table:table-cell office:value-type="float" office:value="0.53851648071345037" table:formula="of:=IF([.AW15]=&quot;&quot;;&quot;&quot;;IF(LEFT([.AW15];1)=&quot;S&quot;;0.1/NUMBERVALUE(RIGHT([.AW15];1))*POWER([.$F15]+70*[.$G15];0.5);[.AW15]*POWER([.$F15]+70*[.$G15];0.5)))" table:style-name="ce44">
            <text:p>0.5</text:p>
          </table:table-cell>
          <table:table-cell office:value-type="float" office:value="0.53851648071345037" table:formula="of:=IF([.AX15]=&quot;&quot;;&quot;&quot;;IF(LEFT([.AX15];1)=&quot;S&quot;;0.1/NUMBERVALUE(RIGHT([.AX15];1))*POWER([.$F15]+70*[.$G15];0.5);[.AX15]*POWER([.$F15]+70*[.$G15];0.5)))" table:style-name="ce32">
            <text:p>0.5</text:p>
          </table:table-cell>
          <table:table-cell office:value-type="float" office:value="0.26925824035672519" table:formula="of:=IF([.AY15]=&quot;&quot;;&quot;&quot;;IF(LEFT([.AY15];1)=&quot;S&quot;;0.1/NUMBERVALUE(RIGHT([.AY15];1))*POWER([.$F15]+70*[.$G15];0.5);[.AY15]*POWER([.$F15]+70*[.$G15];0.5)))" table:style-name="ce43">
            <text:p>0.3</text:p>
          </table:table-cell>
          <table:table-cell office:value-type="string" office:string-value="" table:formula="of:=IF([.AZ15]=&quot;&quot;;&quot;&quot;;IF(LEFT([.AZ15];1)=&quot;S&quot;;0.1/NUMBERVALUE(RIGHT([.AZ15];1))*POWER([.$F15]+70*[.$G15];0.5);[.AZ15]*POWER([.$F15]+70*[.$G15];0.5)))" table:style-name="ce44"/>
          <table:table-cell table:number-columns-repeated="16312"/>
        </table:table-row>
        <table:table-row table:style-name="ro1">
          <table:table-cell office:value-type="float" office:value="50" table:style-name="ce14">
            <text:p>50</text:p>
          </table:table-cell>
          <table:table-cell office:value-type="string" table:style-name="ce14">
            <text:p>Cable shrug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Back</text:p>
          </table:table-cell>
          <table:table-cell office:value-type="float" office:value="7" table:style-name="ce15">
            <text:p>7</text:p>
          </table:table-cell>
          <table:table-cell office:value-type="float" office:value="31" table:style-name="ce14">
            <text:p>31</text:p>
          </table:table-cell>
          <table:table-cell table:number-columns-repeated="2" table:style-name="ce14"/>
          <table:table-cell office:value-type="float" office:value="1" table:style-name="ce16">
            <text:p>1</text:p>
          </table:table-cell>
          <table:table-cell office:value-type="float" office:value="2" table:style-name="ce15">
            <text:p>2</text:p>
          </table:table-cell>
          <table:table-cell table:style-name="ce14"/>
          <table:table-cell office:value-type="float" office:value="2.7714005327390714" table:formula="of:=SUM([.M16:.AF16])" table:style-name="ce17">
            <text:p>2.8</text:p>
          </table:table-cell>
          <table:table-cell office:value-type="string" office:string-value="" table:formula="of:=IFERROR([.BA16]/MAX([.BA:.BA]);&quot;&quot;)" table:style-name="ce32"/>
          <table:table-cell office:value-type="string" office:string-value="" table:formula="of:=IFERROR([.BB16]/MAX([.BB:.BB]);&quot;&quot;)" table:style-name="ce43"/>
          <table:table-cell office:value-type="string" office:string-value="" table:formula="of:=IFERROR([.BC16]/MAX([.BC:.BC]);&quot;&quot;)" table:style-name="ce43"/>
          <table:table-cell office:value-type="string" office:string-value="" table:formula="of:=IFERROR([.BD16]/MAX([.BD:.BD]);&quot;&quot;)" table:style-name="ce43"/>
          <table:table-cell office:value-type="string" office:string-value="" table:formula="of:=IFERROR([.BE16]/MAX([.BE:.BE]);&quot;&quot;)" table:style-name="ce43"/>
          <table:table-cell office:value-type="string" office:string-value="" table:formula="of:=IFERROR([.BF16]/MAX([.BF:.BF]);&quot;&quot;)" table:style-name="ce44"/>
          <table:table-cell office:value-type="string" office:string-value="" table:formula="of:=IFERROR([.BG16]/MAX([.BG:.BG]);&quot;&quot;)" table:style-name="ce32"/>
          <table:table-cell office:value-type="string" office:string-value="" table:formula="of:=IFERROR([.BH16]/MAX([.BH:.BH]);&quot;&quot;)" table:style-name="ce43"/>
          <table:table-cell office:value-type="string" office:string-value="" table:formula="of:=IFERROR([.BI16]/MAX([.BI:.BI]);&quot;&quot;)" table:style-name="ce43"/>
          <table:table-cell office:value-type="string" office:string-value="" table:formula="of:=IFERROR([.BJ16]/MAX([.BJ:.BJ]);&quot;&quot;)" table:style-name="ce44"/>
          <table:table-cell office:value-type="string" office:string-value="" table:formula="of:=IFERROR([.BK16]/MAX([.BK:.BK]);&quot;&quot;)" table:style-name="ce32"/>
          <table:table-cell office:value-type="float" office:value="1" table:formula="of:=IFERROR([.BL16]/MAX([.BL:.BL]);&quot;&quot;)" table:style-name="ce43">
            <text:p>1.0</text:p>
          </table:table-cell>
          <table:table-cell office:value-type="float" office:value="0.83937205966451756" table:formula="of:=IFERROR([.BM16]/MAX([.BM:.BM]);&quot;&quot;)" table:style-name="ce43">
            <text:p>0.8</text:p>
          </table:table-cell>
          <table:table-cell office:value-type="string" office:string-value="" table:formula="of:=IFERROR([.BN16]/MAX([.BN:.BN]);&quot;&quot;)" table:style-name="ce44"/>
          <table:table-cell office:value-type="string" office:string-value="" table:formula="of:=IFERROR([.BO16]/MAX([.BO:.BO]);&quot;&quot;)" table:style-name="ce32"/>
          <table:table-cell office:value-type="string" office:string-value="" table:formula="of:=IFERROR([.BP16]/MAX([.BP:.BP]);&quot;&quot;)" table:style-name="ce43"/>
          <table:table-cell office:value-type="float" office:value="0.62249497989943658" table:formula="of:=IFERROR([.BQ16]/MAX([.BQ:.BQ]);&quot;&quot;)" table:style-name="ce44">
            <text:p>0.6</text:p>
          </table:table-cell>
          <table:table-cell office:value-type="float" office:value="0.16883645082279117" table:formula="of:=IFERROR([.BR16]/MAX([.BR:.BR]);&quot;&quot;)" table:style-name="ce32">
            <text:p>0.2</text:p>
          </table:table-cell>
          <table:table-cell office:value-type="float" office:value="0.140697042352326" table:formula="of:=IFERROR([.BS16]/MAX([.BS:.BS]);&quot;&quot;)" table:style-name="ce43">
            <text:p>0.1</text:p>
          </table:table-cell>
          <table:table-cell office:value-type="string" office:string-value="" table:formula="of:=IFERROR([.BT16]/MAX([.BT:.BT]);&quot;&quot;)" table:style-name="ce44"/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office:value-type="float" office:value="0.5" table:style-name="ce45">
            <text:p>0.5</text:p>
          </table:table-cell>
          <table:table-cell office:value-type="float" office:value="0.3" table:style-name="ce45">
            <text:p>0.3</text:p>
          </table:table-cell>
          <table:table-cell table:style-name="ce46"/>
          <table:table-cell table:style-name="ce33"/>
          <table:table-cell table:style-name="ce45"/>
          <table:table-cell office:value-type="float" office:value="0.2" table:style-name="ce46">
            <text:p>0.2</text:p>
          </table:table-cell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table:style-name="ce46"/>
          <table:table-cell office:value-type="string" office:string-value="" table:formula="of:=IF([.AG16]=&quot;&quot;;&quot;&quot;;IF(LEFT([.AG16];1)=&quot;S&quot;;0.1/NUMBERVALUE(RIGHT([.AG16];1))*POWER([.$F16]+70*[.$G16];0.5);[.AG16]*POWER([.$F16]+70*[.$G16];0.5)))" table:style-name="ce32"/>
          <table:table-cell office:value-type="string" office:string-value="" table:formula="of:=IF([.AH16]=&quot;&quot;;&quot;&quot;;IF(LEFT([.AH16];1)=&quot;S&quot;;0.1/NUMBERVALUE(RIGHT([.AH16];1))*POWER([.$F16]+70*[.$G16];0.5);[.AH16]*POWER([.$F16]+70*[.$G16];0.5)))" table:style-name="ce43"/>
          <table:table-cell office:value-type="string" office:string-value="" table:formula="of:=IF([.AI16]=&quot;&quot;;&quot;&quot;;IF(LEFT([.AI16];1)=&quot;S&quot;;0.1/NUMBERVALUE(RIGHT([.AI16];1))*POWER([.$F16]+70*[.$G16];0.5);[.AI16]*POWER([.$F16]+70*[.$G16];0.5)))" table:style-name="ce43"/>
          <table:table-cell office:value-type="string" office:string-value="" table:formula="of:=IF([.AJ16]=&quot;&quot;;&quot;&quot;;IF(LEFT([.AJ16];1)=&quot;S&quot;;0.1/NUMBERVALUE(RIGHT([.AJ16];1))*POWER([.$F16]+70*[.$G16];0.5);[.AJ16]*POWER([.$F16]+70*[.$G16];0.5)))" table:style-name="ce43"/>
          <table:table-cell office:value-type="string" office:string-value="" table:formula="of:=IF([.AK16]=&quot;&quot;;&quot;&quot;;IF(LEFT([.AK16];1)=&quot;S&quot;;0.1/NUMBERVALUE(RIGHT([.AK16];1))*POWER([.$F16]+70*[.$G16];0.5);[.AK16]*POWER([.$F16]+70*[.$G16];0.5)))" table:style-name="ce43"/>
          <table:table-cell office:value-type="string" office:string-value="" table:formula="of:=IF([.AL16]=&quot;&quot;;&quot;&quot;;IF(LEFT([.AL16];1)=&quot;S&quot;;0.1/NUMBERVALUE(RIGHT([.AL16];1))*POWER([.$F16]+70*[.$G16];0.5);[.AL16]*POWER([.$F16]+70*[.$G16];0.5)))" table:style-name="ce44"/>
          <table:table-cell office:value-type="string" office:string-value="" table:formula="of:=IF([.AM16]=&quot;&quot;;&quot;&quot;;IF(LEFT([.AM16];1)=&quot;S&quot;;0.1/NUMBERVALUE(RIGHT([.AM16];1))*POWER([.$F16]+70*[.$G16];0.5);[.AM16]*POWER([.$F16]+70*[.$G16];0.5)))" table:style-name="ce32"/>
          <table:table-cell office:value-type="string" office:string-value="" table:formula="of:=IF([.AN16]=&quot;&quot;;&quot;&quot;;IF(LEFT([.AN16];1)=&quot;S&quot;;0.1/NUMBERVALUE(RIGHT([.AN16];1))*POWER([.$F16]+70*[.$G16];0.5);[.AN16]*POWER([.$F16]+70*[.$G16];0.5)))" table:style-name="ce43"/>
          <table:table-cell office:value-type="string" office:string-value="" table:formula="of:=IF([.AO16]=&quot;&quot;;&quot;&quot;;IF(LEFT([.AO16];1)=&quot;S&quot;;0.1/NUMBERVALUE(RIGHT([.AO16];1))*POWER([.$F16]+70*[.$G16];0.5);[.AO16]*POWER([.$F16]+70*[.$G16];0.5)))" table:style-name="ce43"/>
          <table:table-cell office:value-type="string" office:string-value="" table:formula="of:=IF([.AP16]=&quot;&quot;;&quot;&quot;;IF(LEFT([.AP16];1)=&quot;S&quot;;0.1/NUMBERVALUE(RIGHT([.AP16];1))*POWER([.$F16]+70*[.$G16];0.5);[.AP16]*POWER([.$F16]+70*[.$G16];0.5)))" table:style-name="ce44"/>
          <table:table-cell office:value-type="string" office:string-value="" table:formula="of:=IF([.AQ16]=&quot;&quot;;&quot;&quot;;IF(LEFT([.AQ16];1)=&quot;S&quot;;0.1/NUMBERVALUE(RIGHT([.AQ16];1))*POWER([.$F16]+70*[.$G16];0.5);[.AQ16]*POWER([.$F16]+70*[.$G16];0.5)))" table:style-name="ce32"/>
          <table:table-cell office:value-type="float" office:value="2.7838821814150108" table:formula="of:=IF([.AR16]=&quot;&quot;;&quot;&quot;;IF(LEFT([.AR16];1)=&quot;S&quot;;0.1/NUMBERVALUE(RIGHT([.AR16];1))*POWER([.$F16]+70*[.$G16];0.5);[.AR16]*POWER([.$F16]+70*[.$G16];0.5)))" table:style-name="ce43">
            <text:p>2.8</text:p>
          </table:table-cell>
          <table:table-cell office:value-type="float" office:value="1.6703293088490063" table:formula="of:=IF([.AS16]=&quot;&quot;;&quot;&quot;;IF(LEFT([.AS16];1)=&quot;S&quot;;0.1/NUMBERVALUE(RIGHT([.AS16];1))*POWER([.$F16]+70*[.$G16];0.5);[.AS16]*POWER([.$F16]+70*[.$G16];0.5)))" table:style-name="ce43">
            <text:p>1.7</text:p>
          </table:table-cell>
          <table:table-cell office:value-type="string" office:string-value="" table:formula="of:=IF([.AT16]=&quot;&quot;;&quot;&quot;;IF(LEFT([.AT16];1)=&quot;S&quot;;0.1/NUMBERVALUE(RIGHT([.AT16];1))*POWER([.$F16]+70*[.$G16];0.5);[.AT16]*POWER([.$F16]+70*[.$G16];0.5)))" table:style-name="ce44"/>
          <table:table-cell office:value-type="string" office:string-value="" table:formula="of:=IF([.AU16]=&quot;&quot;;&quot;&quot;;IF(LEFT([.AU16];1)=&quot;S&quot;;0.1/NUMBERVALUE(RIGHT([.AU16];1))*POWER([.$F16]+70*[.$G16];0.5);[.AU16]*POWER([.$F16]+70*[.$G16];0.5)))" table:style-name="ce32"/>
          <table:table-cell office:value-type="string" office:string-value="" table:formula="of:=IF([.AV16]=&quot;&quot;;&quot;&quot;;IF(LEFT([.AV16];1)=&quot;S&quot;;0.1/NUMBERVALUE(RIGHT([.AV16];1))*POWER([.$F16]+70*[.$G16];0.5);[.AV16]*POWER([.$F16]+70*[.$G16];0.5)))" table:style-name="ce43"/>
          <table:table-cell office:value-type="float" office:value="1.1135528725660044" table:formula="of:=IF([.AW16]=&quot;&quot;;&quot;&quot;;IF(LEFT([.AW16];1)=&quot;S&quot;;0.1/NUMBERVALUE(RIGHT([.AW16];1))*POWER([.$F16]+70*[.$G16];0.5);[.AW16]*POWER([.$F16]+70*[.$G16];0.5)))" table:style-name="ce44">
            <text:p>1.1</text:p>
          </table:table-cell>
          <table:table-cell office:value-type="float" office:value="0.55677643628300222" table:formula="of:=IF([.AX16]=&quot;&quot;;&quot;&quot;;IF(LEFT([.AX16];1)=&quot;S&quot;;0.1/NUMBERVALUE(RIGHT([.AX16];1))*POWER([.$F16]+70*[.$G16];0.5);[.AX16]*POWER([.$F16]+70*[.$G16];0.5)))" table:style-name="ce32">
            <text:p>0.6</text:p>
          </table:table-cell>
          <table:table-cell office:value-type="float" office:value="0.27838821814150111" table:formula="of:=IF([.AY16]=&quot;&quot;;&quot;&quot;;IF(LEFT([.AY16];1)=&quot;S&quot;;0.1/NUMBERVALUE(RIGHT([.AY16];1))*POWER([.$F16]+70*[.$G16];0.5);[.AY16]*POWER([.$F16]+70*[.$G16];0.5)))" table:style-name="ce43">
            <text:p>0.3</text:p>
          </table:table-cell>
          <table:table-cell office:value-type="string" office:string-value="" table:formula="of:=IF([.AZ16]=&quot;&quot;;&quot;&quot;;IF(LEFT([.AZ16];1)=&quot;S&quot;;0.1/NUMBERVALUE(RIGHT([.AZ16];1))*POWER([.$F16]+70*[.$G16];0.5);[.AZ16]*POWER([.$F16]+70*[.$G16];0.5)))" table:style-name="ce44"/>
          <table:table-cell table:number-columns-repeated="16312"/>
        </table:table-row>
        <table:table-row table:style-name="ro1">
          <table:table-cell office:value-type="float" office:value="80" table:style-name="ce14">
            <text:p>80</text:p>
          </table:table-cell>
          <table:table-cell office:value-type="string" table:style-name="ce14">
            <text:p>Cable seated row (wide grip)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Back</text:p>
          </table:table-cell>
          <table:table-cell office:value-type="float" office:value="7" table:style-name="ce15">
            <text:p>7</text:p>
          </table:table-cell>
          <table:table-cell office:value-type="float" office:value="25" table:style-name="ce14">
            <text:p>25</text:p>
          </table:table-cell>
          <table:table-cell table:number-columns-repeated="2" table:style-name="ce14"/>
          <table:table-cell table:style-name="ce16"/>
          <table:table-cell office:value-type="float" office:value="3" table:style-name="ce15">
            <text:p>3</text:p>
          </table:table-cell>
          <table:table-cell table:style-name="ce14"/>
          <table:table-cell office:value-type="float" office:value="2.5933710775619212" table:formula="of:=SUM([.M17:.AF17])" table:style-name="ce17">
            <text:p>2.6</text:p>
          </table:table-cell>
          <table:table-cell office:value-type="string" office:string-value="" table:formula="of:=IFERROR([.BA17]/MAX([.BA:.BA]);&quot;&quot;)" table:style-name="ce32"/>
          <table:table-cell office:value-type="string" office:string-value="" table:formula="of:=IFERROR([.BB17]/MAX([.BB:.BB]);&quot;&quot;)" table:style-name="ce43"/>
          <table:table-cell office:value-type="string" office:string-value="" table:formula="of:=IFERROR([.BC17]/MAX([.BC:.BC]);&quot;&quot;)" table:style-name="ce43"/>
          <table:table-cell office:value-type="string" office:string-value="" table:formula="of:=IFERROR([.BD17]/MAX([.BD:.BD]);&quot;&quot;)" table:style-name="ce43"/>
          <table:table-cell office:value-type="string" office:string-value="" table:formula="of:=IFERROR([.BE17]/MAX([.BE:.BE]);&quot;&quot;)" table:style-name="ce43"/>
          <table:table-cell office:value-type="string" office:string-value="" table:formula="of:=IFERROR([.BF17]/MAX([.BF:.BF]);&quot;&quot;)" table:style-name="ce44"/>
          <table:table-cell office:value-type="string" office:string-value="" table:formula="of:=IFERROR([.BG17]/MAX([.BG:.BG]);&quot;&quot;)" table:style-name="ce32"/>
          <table:table-cell office:value-type="string" office:string-value="" table:formula="of:=IFERROR([.BH17]/MAX([.BH:.BH]);&quot;&quot;)" table:style-name="ce43"/>
          <table:table-cell office:value-type="string" office:string-value="" table:formula="of:=IFERROR([.BI17]/MAX([.BI:.BI]);&quot;&quot;)" table:style-name="ce43"/>
          <table:table-cell office:value-type="float" office:value="0.77373057573771609" table:formula="of:=IFERROR([.BJ17]/MAX([.BJ:.BJ]);&quot;&quot;)" table:style-name="ce44">
            <text:p>0.8</text:p>
          </table:table-cell>
          <table:table-cell office:value-type="float" office:value="0.42008402520840293" table:formula="of:=IFERROR([.BK17]/MAX([.BK:.BK]);&quot;&quot;)" table:style-name="ce32">
            <text:p>0.4</text:p>
          </table:table-cell>
          <table:table-cell office:value-type="float" office:value="0.26940795304016235" table:formula="of:=IFERROR([.BL17]/MAX([.BL:.BL]);&quot;&quot;)" table:style-name="ce43">
            <text:p>0.3</text:p>
          </table:table-cell>
          <table:table-cell office:value-type="float" office:value="0.50251890762960605" table:formula="of:=IFERROR([.BM17]/MAX([.BM:.BM]);&quot;&quot;)" table:style-name="ce43">
            <text:p>0.5</text:p>
          </table:table-cell>
          <table:table-cell office:value-type="float" office:value="6.4293062484204952E-2" table:formula="of:=IFERROR([.BN17]/MAX([.BN:.BN]);&quot;&quot;)" table:style-name="ce44">
            <text:p>0.1</text:p>
          </table:table-cell>
          <table:table-cell office:value-type="float" office:value="0.13608276348795434" table:formula="of:=IFERROR([.BO17]/MAX([.BO:.BO]);&quot;&quot;)" table:style-name="ce32">
            <text:p>0.1</text:p>
          </table:table-cell>
          <table:table-cell office:value-type="string" office:string-value="" table:formula="of:=IFERROR([.BP17]/MAX([.BP:.BP]);&quot;&quot;)" table:style-name="ce43"/>
          <table:table-cell office:value-type="float" office:value="6.9877124296868418E-2" table:formula="of:=IFERROR([.BQ17]/MAX([.BQ:.BQ]);&quot;&quot;)" table:style-name="ce44">
            <text:p>0.1</text:p>
          </table:table-cell>
          <table:table-cell office:value-type="float" office:value="7.5809804357890337E-2" table:formula="of:=IFERROR([.BR17]/MAX([.BR:.BR]);&quot;&quot;)" table:style-name="ce32">
            <text:p>0.1</text:p>
          </table:table-cell>
          <table:table-cell office:value-type="float" office:value="0.25269934785963449" table:formula="of:=IFERROR([.BS17]/MAX([.BS:.BS]);&quot;&quot;)" table:style-name="ce43">
            <text:p>0.3</text:p>
          </table:table-cell>
          <table:table-cell office:value-type="float" office:value="2.8867513459481291E-2" table:formula="of:=IFERROR([.BT17]/MAX([.BT:.BT]);&quot;&quot;)" table:style-name="ce44">
            <text:p>0.0</text:p>
          </table:table-cell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office:value-type="float" office:value="0.25" table:style-name="ce46">
            <text:p>0.25</text:p>
          </table:table-cell>
          <table:table-cell office:value-type="float" office:value="0.3" table:style-name="ce33">
            <text:p>0.3</text:p>
          </table:table-cell>
          <table:table-cell office:value-type="float" office:value="0.15" table:style-name="ce45">
            <text:p>0.15</text:p>
          </table:table-cell>
          <table:table-cell office:value-type="float" office:value="0.2" table:style-name="ce45">
            <text:p>0.2</text:p>
          </table:table-cell>
          <table:table-cell office:value-type="string" table:style-name="ce46">
            <text:p>S3</text:p>
          </table:table-cell>
          <table:table-cell office:value-type="float" office:value="0.1" table:style-name="ce33">
            <text:p>0.1</text:p>
          </table:table-cell>
          <table:table-cell table:style-name="ce45"/>
          <table:table-cell office:value-type="string" table:style-name="ce46">
            <text:p>S4</text:p>
          </table:table-cell>
          <table:table-cell office:value-type="string" table:style-name="ce33">
            <text:p>S2</text:p>
          </table:table-cell>
          <table:table-cell office:value-type="string" table:style-name="ce45">
            <text:p>S1</text:p>
          </table:table-cell>
          <table:table-cell office:value-type="string" table:style-name="ce46">
            <text:p>S5</text:p>
          </table:table-cell>
          <table:table-cell office:value-type="string" office:string-value="" table:formula="of:=IF([.AG17]=&quot;&quot;;&quot;&quot;;IF(LEFT([.AG17];1)=&quot;S&quot;;0.1/NUMBERVALUE(RIGHT([.AG17];1))*POWER([.$F17]+70*[.$G17];0.5);[.AG17]*POWER([.$F17]+70*[.$G17];0.5)))" table:style-name="ce32"/>
          <table:table-cell office:value-type="string" office:string-value="" table:formula="of:=IF([.AH17]=&quot;&quot;;&quot;&quot;;IF(LEFT([.AH17];1)=&quot;S&quot;;0.1/NUMBERVALUE(RIGHT([.AH17];1))*POWER([.$F17]+70*[.$G17];0.5);[.AH17]*POWER([.$F17]+70*[.$G17];0.5)))" table:style-name="ce43"/>
          <table:table-cell office:value-type="string" office:string-value="" table:formula="of:=IF([.AI17]=&quot;&quot;;&quot;&quot;;IF(LEFT([.AI17];1)=&quot;S&quot;;0.1/NUMBERVALUE(RIGHT([.AI17];1))*POWER([.$F17]+70*[.$G17];0.5);[.AI17]*POWER([.$F17]+70*[.$G17];0.5)))" table:style-name="ce43"/>
          <table:table-cell office:value-type="string" office:string-value="" table:formula="of:=IF([.AJ17]=&quot;&quot;;&quot;&quot;;IF(LEFT([.AJ17];1)=&quot;S&quot;;0.1/NUMBERVALUE(RIGHT([.AJ17];1))*POWER([.$F17]+70*[.$G17];0.5);[.AJ17]*POWER([.$F17]+70*[.$G17];0.5)))" table:style-name="ce43"/>
          <table:table-cell office:value-type="string" office:string-value="" table:formula="of:=IF([.AK17]=&quot;&quot;;&quot;&quot;;IF(LEFT([.AK17];1)=&quot;S&quot;;0.1/NUMBERVALUE(RIGHT([.AK17];1))*POWER([.$F17]+70*[.$G17];0.5);[.AK17]*POWER([.$F17]+70*[.$G17];0.5)))" table:style-name="ce43"/>
          <table:table-cell office:value-type="string" office:string-value="" table:formula="of:=IF([.AL17]=&quot;&quot;;&quot;&quot;;IF(LEFT([.AL17];1)=&quot;S&quot;;0.1/NUMBERVALUE(RIGHT([.AL17];1))*POWER([.$F17]+70*[.$G17];0.5);[.AL17]*POWER([.$F17]+70*[.$G17];0.5)))" table:style-name="ce44"/>
          <table:table-cell office:value-type="string" office:string-value="" table:formula="of:=IF([.AM17]=&quot;&quot;;&quot;&quot;;IF(LEFT([.AM17];1)=&quot;S&quot;;0.1/NUMBERVALUE(RIGHT([.AM17];1))*POWER([.$F17]+70*[.$G17];0.5);[.AM17]*POWER([.$F17]+70*[.$G17];0.5)))" table:style-name="ce32"/>
          <table:table-cell office:value-type="string" office:string-value="" table:formula="of:=IF([.AN17]=&quot;&quot;;&quot;&quot;;IF(LEFT([.AN17];1)=&quot;S&quot;;0.1/NUMBERVALUE(RIGHT([.AN17];1))*POWER([.$F17]+70*[.$G17];0.5);[.AN17]*POWER([.$F17]+70*[.$G17];0.5)))" table:style-name="ce43"/>
          <table:table-cell office:value-type="string" office:string-value="" table:formula="of:=IF([.AO17]=&quot;&quot;;&quot;&quot;;IF(LEFT([.AO17];1)=&quot;S&quot;;0.1/NUMBERVALUE(RIGHT([.AO17];1))*POWER([.$F17]+70*[.$G17];0.5);[.AO17]*POWER([.$F17]+70*[.$G17];0.5)))" table:style-name="ce43"/>
          <table:table-cell office:value-type="float" office:value="1.25" table:formula="of:=IF([.AP17]=&quot;&quot;;&quot;&quot;;IF(LEFT([.AP17];1)=&quot;S&quot;;0.1/NUMBERVALUE(RIGHT([.AP17];1))*POWER([.$F17]+70*[.$G17];0.5);[.AP17]*POWER([.$F17]+70*[.$G17];0.5)))" table:style-name="ce44">
            <text:p>1.3</text:p>
          </table:table-cell>
          <table:table-cell office:value-type="float" office:value="1.5" table:formula="of:=IF([.AQ17]=&quot;&quot;;&quot;&quot;;IF(LEFT([.AQ17];1)=&quot;S&quot;;0.1/NUMBERVALUE(RIGHT([.AQ17];1))*POWER([.$F17]+70*[.$G17];0.5);[.AQ17]*POWER([.$F17]+70*[.$G17];0.5)))" table:style-name="ce32">
            <text:p>1.5</text:p>
          </table:table-cell>
          <table:table-cell office:value-type="float" office:value="0.75" table:formula="of:=IF([.AR17]=&quot;&quot;;&quot;&quot;;IF(LEFT([.AR17];1)=&quot;S&quot;;0.1/NUMBERVALUE(RIGHT([.AR17];1))*POWER([.$F17]+70*[.$G17];0.5);[.AR17]*POWER([.$F17]+70*[.$G17];0.5)))" table:style-name="ce43">
            <text:p>0.8</text:p>
          </table:table-cell>
          <table:table-cell office:value-type="float" office:value="1" table:formula="of:=IF([.AS17]=&quot;&quot;;&quot;&quot;;IF(LEFT([.AS17];1)=&quot;S&quot;;0.1/NUMBERVALUE(RIGHT([.AS17];1))*POWER([.$F17]+70*[.$G17];0.5);[.AS17]*POWER([.$F17]+70*[.$G17];0.5)))" table:style-name="ce43">
            <text:p>1.0</text:p>
          </table:table-cell>
          <table:table-cell office:value-type="float" office:value="0.16666666666666666" table:formula="of:=IF([.AT17]=&quot;&quot;;&quot;&quot;;IF(LEFT([.AT17];1)=&quot;S&quot;;0.1/NUMBERVALUE(RIGHT([.AT17];1))*POWER([.$F17]+70*[.$G17];0.5);[.AT17]*POWER([.$F17]+70*[.$G17];0.5)))" table:style-name="ce44">
            <text:p>0.2</text:p>
          </table:table-cell>
          <table:table-cell office:value-type="float" office:value="0.5" table:formula="of:=IF([.AU17]=&quot;&quot;;&quot;&quot;;IF(LEFT([.AU17];1)=&quot;S&quot;;0.1/NUMBERVALUE(RIGHT([.AU17];1))*POWER([.$F17]+70*[.$G17];0.5);[.AU17]*POWER([.$F17]+70*[.$G17];0.5)))" table:style-name="ce32">
            <text:p>0.5</text:p>
          </table:table-cell>
          <table:table-cell office:value-type="string" office:string-value="" table:formula="of:=IF([.AV17]=&quot;&quot;;&quot;&quot;;IF(LEFT([.AV17];1)=&quot;S&quot;;0.1/NUMBERVALUE(RIGHT([.AV17];1))*POWER([.$F17]+70*[.$G17];0.5);[.AV17]*POWER([.$F17]+70*[.$G17];0.5)))" table:style-name="ce43"/>
          <table:table-cell office:value-type="float" office:value="0.125" table:formula="of:=IF([.AW17]=&quot;&quot;;&quot;&quot;;IF(LEFT([.AW17];1)=&quot;S&quot;;0.1/NUMBERVALUE(RIGHT([.AW17];1))*POWER([.$F17]+70*[.$G17];0.5);[.AW17]*POWER([.$F17]+70*[.$G17];0.5)))" table:style-name="ce44">
            <text:p>0.1</text:p>
          </table:table-cell>
          <table:table-cell office:value-type="float" office:value="0.25" table:formula="of:=IF([.AX17]=&quot;&quot;;&quot;&quot;;IF(LEFT([.AX17];1)=&quot;S&quot;;0.1/NUMBERVALUE(RIGHT([.AX17];1))*POWER([.$F17]+70*[.$G17];0.5);[.AX17]*POWER([.$F17]+70*[.$G17];0.5)))" table:style-name="ce32">
            <text:p>0.3</text:p>
          </table:table-cell>
          <table:table-cell office:value-type="float" office:value="0.5" table:formula="of:=IF([.AY17]=&quot;&quot;;&quot;&quot;;IF(LEFT([.AY17];1)=&quot;S&quot;;0.1/NUMBERVALUE(RIGHT([.AY17];1))*POWER([.$F17]+70*[.$G17];0.5);[.AY17]*POWER([.$F17]+70*[.$G17];0.5)))" table:style-name="ce43">
            <text:p>0.5</text:p>
          </table:table-cell>
          <table:table-cell office:value-type="float" office:value="0.1" table:formula="of:=IF([.AZ17]=&quot;&quot;;&quot;&quot;;IF(LEFT([.AZ17];1)=&quot;S&quot;;0.1/NUMBERVALUE(RIGHT([.AZ17];1))*POWER([.$F17]+70*[.$G17];0.5);[.AZ17]*POWER([.$F17]+70*[.$G17];0.5)))" table:style-name="ce44">
            <text:p>0.1</text:p>
          </table:table-cell>
          <table:table-cell table:number-columns-repeated="16312"/>
        </table:table-row>
        <table:table-row table:style-name="ro1">
          <table:table-cell office:value-type="float" office:value="15" table:style-name="ce14">
            <text:p>15</text:p>
          </table:table-cell>
          <table:table-cell office:value-type="string" table:style-name="ce14">
            <text:p>Dumbbell row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Back</text:p>
          </table:table-cell>
          <table:table-cell office:value-type="float" office:value="7" table:style-name="ce15">
            <text:p>7</text:p>
          </table:table-cell>
          <table:table-cell office:value-type="float" office:value="32" table:style-name="ce14">
            <text:p>32</text:p>
          </table:table-cell>
          <table:table-cell table:style-name="ce14"/>
          <table:table-cell office:value-type="float" office:value="1" table:style-name="ce1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5">
            <text:p>2</text:p>
          </table:table-cell>
          <table:table-cell table:style-name="ce14"/>
          <table:table-cell office:value-type="float" office:value="2.5519769062574262" table:formula="of:=SUM([.M18:.AF18])" table:style-name="ce17">
            <text:p>2.6</text:p>
          </table:table-cell>
          <table:table-cell office:value-type="string" office:string-value="" table:formula="of:=IFERROR([.BA18]/MAX([.BA:.BA]);&quot;&quot;)" table:style-name="ce32"/>
          <table:table-cell office:value-type="float" office:value="3.3596842045264641E-2" table:formula="of:=IFERROR([.BB18]/MAX([.BB:.BB]);&quot;&quot;)" table:style-name="ce43">
            <text:p>0.0</text:p>
          </table:table-cell>
          <table:table-cell office:value-type="float" office:value="5.8358414604321146E-2" table:formula="of:=IFERROR([.BC18]/MAX([.BC:.BC]);&quot;&quot;)" table:style-name="ce43">
            <text:p>0.1</text:p>
          </table:table-cell>
          <table:table-cell office:value-type="string" office:string-value="" table:formula="of:=IFERROR([.BD18]/MAX([.BD:.BD]);&quot;&quot;)" table:style-name="ce43"/>
          <table:table-cell office:value-type="string" office:string-value="" table:formula="of:=IFERROR([.BE18]/MAX([.BE:.BE]);&quot;&quot;)" table:style-name="ce43"/>
          <table:table-cell office:value-type="string" office:string-value="" table:formula="of:=IFERROR([.BF18]/MAX([.BF:.BF]);&quot;&quot;)" table:style-name="ce44"/>
          <table:table-cell office:value-type="string" office:string-value="" table:formula="of:=IFERROR([.BG18]/MAX([.BG:.BG]);&quot;&quot;)" table:style-name="ce32"/>
          <table:table-cell office:value-type="string" office:string-value="" table:formula="of:=IFERROR([.BH18]/MAX([.BH:.BH]);&quot;&quot;)" table:style-name="ce43"/>
          <table:table-cell office:value-type="string" office:string-value="" table:formula="of:=IFERROR([.BI18]/MAX([.BI:.BI]);&quot;&quot;)" table:style-name="ce43"/>
          <table:table-cell office:value-type="string" office:string-value="" table:formula="of:=IFERROR([.BJ18]/MAX([.BJ:.BJ]);&quot;&quot;)" table:style-name="ce44"/>
          <table:table-cell office:value-type="float" office:value="0.5544826240669376" table:formula="of:=IFERROR([.BK18]/MAX([.BK:.BK]);&quot;&quot;)" table:style-name="ce32">
            <text:p>0.6</text:p>
          </table:table-cell>
          <table:table-cell office:value-type="float" office:value="0.4064004064006097" table:formula="of:=IFERROR([.BL18]/MAX([.BL:.BL]);&quot;&quot;)" table:style-name="ce43">
            <text:p>0.4</text:p>
          </table:table-cell>
          <table:table-cell office:value-type="float" office:value="0.71066905451870155" table:formula="of:=IFERROR([.BM18]/MAX([.BM:.BM]);&quot;&quot;)" table:style-name="ce43">
            <text:p>0.7</text:p>
          </table:table-cell>
          <table:table-cell office:value-type="float" office:value="0.21821789023599239" table:formula="of:=IFERROR([.BN18]/MAX([.BN:.BN]);&quot;&quot;)" table:style-name="ce44">
            <text:p>0.2</text:p>
          </table:table-cell>
          <table:table-cell office:value-type="float" office:value="0.15396007178390025" table:formula="of:=IFERROR([.BO18]/MAX([.BO:.BO]);&quot;&quot;)" table:style-name="ce32">
            <text:p>0.2</text:p>
          </table:table-cell>
          <table:table-cell office:value-type="string" office:string-value="" table:formula="of:=IFERROR([.BP18]/MAX([.BP:.BP]);&quot;&quot;)" table:style-name="ce43"/>
          <table:table-cell office:value-type="float" office:value="0.31622776601683794" table:formula="of:=IFERROR([.BQ18]/MAX([.BQ:.BQ]);&quot;&quot;)" table:style-name="ce44">
            <text:p>0.3</text:p>
          </table:table-cell>
          <table:table-cell office:value-type="float" office:value="4.2884501393511798E-2" table:formula="of:=IFERROR([.BR18]/MAX([.BR:.BR]);&quot;&quot;)" table:style-name="ce32">
            <text:p>0.0</text:p>
          </table:table-cell>
          <table:table-cell office:value-type="float" office:value="5.7179335191349066E-2" table:formula="of:=IFERROR([.BS18]/MAX([.BS:.BS]);&quot;&quot;)" table:style-name="ce43">
            <text:p>0.1</text:p>
          </table:table-cell>
          <table:table-cell office:value-type="string" office:string-value="" table:formula="of:=IFERROR([.BT18]/MAX([.BT:.BT]);&quot;&quot;)" table:style-name="ce44"/>
          <table:table-cell table:style-name="ce33"/>
          <table:table-cell office:value-type="string" table:style-name="ce45">
            <text:p>S3</text:p>
          </table:table-cell>
          <table:table-cell office:value-type="string" table:style-name="ce45">
            <text:p>S2</text:p>
          </table:table-cell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office:value-type="float" office:value="0.35" table:style-name="ce33">
            <text:p>0.35</text:p>
          </table:table-cell>
          <table:table-cell office:value-type="float" office:value="0.2" table:style-name="ce45">
            <text:p>0.2</text:p>
          </table:table-cell>
          <table:table-cell office:value-type="float" office:value="0.25" table:style-name="ce45">
            <text:p>0.25</text:p>
          </table:table-cell>
          <table:table-cell office:value-type="string" table:style-name="ce46">
            <text:p>S1</text:p>
          </table:table-cell>
          <table:table-cell office:value-type="float" office:value="0.1" table:style-name="ce33">
            <text:p>0.1</text:p>
          </table:table-cell>
          <table:table-cell table:style-name="ce45"/>
          <table:table-cell office:value-type="float" office:value="0.1" table:style-name="ce46">
            <text:p>0.1</text:p>
          </table:table-cell>
          <table:table-cell office:value-type="string" table:style-name="ce33">
            <text:p>S4</text:p>
          </table:table-cell>
          <table:table-cell office:value-type="string" table:style-name="ce45">
            <text:p>S5</text:p>
          </table:table-cell>
          <table:table-cell table:style-name="ce46"/>
          <table:table-cell office:value-type="string" office:string-value="" table:formula="of:=IF([.AG18]=&quot;&quot;;&quot;&quot;;IF(LEFT([.AG18];1)=&quot;S&quot;;0.1/NUMBERVALUE(RIGHT([.AG18];1))*POWER([.$F18]+70*[.$G18];0.5);[.AG18]*POWER([.$F18]+70*[.$G18];0.5)))" table:style-name="ce32"/>
          <table:table-cell office:value-type="float" office:value="0.18856180831641267" table:formula="of:=IF([.AH18]=&quot;&quot;;&quot;&quot;;IF(LEFT([.AH18];1)=&quot;S&quot;;0.1/NUMBERVALUE(RIGHT([.AH18];1))*POWER([.$F18]+70*[.$G18];0.5);[.AH18]*POWER([.$F18]+70*[.$G18];0.5)))" table:style-name="ce43">
            <text:p>0.2</text:p>
          </table:table-cell>
          <table:table-cell office:value-type="float" office:value="0.28284271247461906" table:formula="of:=IF([.AI18]=&quot;&quot;;&quot;&quot;;IF(LEFT([.AI18];1)=&quot;S&quot;;0.1/NUMBERVALUE(RIGHT([.AI18];1))*POWER([.$F18]+70*[.$G18];0.5);[.AI18]*POWER([.$F18]+70*[.$G18];0.5)))" table:style-name="ce43">
            <text:p>0.3</text:p>
          </table:table-cell>
          <table:table-cell office:value-type="string" office:string-value="" table:formula="of:=IF([.AJ18]=&quot;&quot;;&quot;&quot;;IF(LEFT([.AJ18];1)=&quot;S&quot;;0.1/NUMBERVALUE(RIGHT([.AJ18];1))*POWER([.$F18]+70*[.$G18];0.5);[.AJ18]*POWER([.$F18]+70*[.$G18];0.5)))" table:style-name="ce43"/>
          <table:table-cell office:value-type="string" office:string-value="" table:formula="of:=IF([.AK18]=&quot;&quot;;&quot;&quot;;IF(LEFT([.AK18];1)=&quot;S&quot;;0.1/NUMBERVALUE(RIGHT([.AK18];1))*POWER([.$F18]+70*[.$G18];0.5);[.AK18]*POWER([.$F18]+70*[.$G18];0.5)))" table:style-name="ce43"/>
          <table:table-cell office:value-type="string" office:string-value="" table:formula="of:=IF([.AL18]=&quot;&quot;;&quot;&quot;;IF(LEFT([.AL18];1)=&quot;S&quot;;0.1/NUMBERVALUE(RIGHT([.AL18];1))*POWER([.$F18]+70*[.$G18];0.5);[.AL18]*POWER([.$F18]+70*[.$G18];0.5)))" table:style-name="ce44"/>
          <table:table-cell office:value-type="string" office:string-value="" table:formula="of:=IF([.AM18]=&quot;&quot;;&quot;&quot;;IF(LEFT([.AM18];1)=&quot;S&quot;;0.1/NUMBERVALUE(RIGHT([.AM18];1))*POWER([.$F18]+70*[.$G18];0.5);[.AM18]*POWER([.$F18]+70*[.$G18];0.5)))" table:style-name="ce32"/>
          <table:table-cell office:value-type="string" office:string-value="" table:formula="of:=IF([.AN18]=&quot;&quot;;&quot;&quot;;IF(LEFT([.AN18];1)=&quot;S&quot;;0.1/NUMBERVALUE(RIGHT([.AN18];1))*POWER([.$F18]+70*[.$G18];0.5);[.AN18]*POWER([.$F18]+70*[.$G18];0.5)))" table:style-name="ce43"/>
          <table:table-cell office:value-type="string" office:string-value="" table:formula="of:=IF([.AO18]=&quot;&quot;;&quot;&quot;;IF(LEFT([.AO18];1)=&quot;S&quot;;0.1/NUMBERVALUE(RIGHT([.AO18];1))*POWER([.$F18]+70*[.$G18];0.5);[.AO18]*POWER([.$F18]+70*[.$G18];0.5)))" table:style-name="ce43"/>
          <table:table-cell office:value-type="string" office:string-value="" table:formula="of:=IF([.AP18]=&quot;&quot;;&quot;&quot;;IF(LEFT([.AP18];1)=&quot;S&quot;;0.1/NUMBERVALUE(RIGHT([.AP18];1))*POWER([.$F18]+70*[.$G18];0.5);[.AP18]*POWER([.$F18]+70*[.$G18];0.5)))" table:style-name="ce44"/>
          <table:table-cell office:value-type="float" office:value="1.9798989873223332" table:formula="of:=IF([.AQ18]=&quot;&quot;;&quot;&quot;;IF(LEFT([.AQ18];1)=&quot;S&quot;;0.1/NUMBERVALUE(RIGHT([.AQ18];1))*POWER([.$F18]+70*[.$G18];0.5);[.AQ18]*POWER([.$F18]+70*[.$G18];0.5)))" table:style-name="ce32">
            <text:p>2.0</text:p>
          </table:table-cell>
          <table:table-cell office:value-type="float" office:value="1.1313708498984762" table:formula="of:=IF([.AR18]=&quot;&quot;;&quot;&quot;;IF(LEFT([.AR18];1)=&quot;S&quot;;0.1/NUMBERVALUE(RIGHT([.AR18];1))*POWER([.$F18]+70*[.$G18];0.5);[.AR18]*POWER([.$F18]+70*[.$G18];0.5)))" table:style-name="ce43">
            <text:p>1.1</text:p>
          </table:table-cell>
          <table:table-cell office:value-type="float" office:value="1.4142135623730951" table:formula="of:=IF([.AS18]=&quot;&quot;;&quot;&quot;;IF(LEFT([.AS18];1)=&quot;S&quot;;0.1/NUMBERVALUE(RIGHT([.AS18];1))*POWER([.$F18]+70*[.$G18];0.5);[.AS18]*POWER([.$F18]+70*[.$G18];0.5)))" table:style-name="ce43">
            <text:p>1.4</text:p>
          </table:table-cell>
          <table:table-cell office:value-type="float" office:value="0.56568542494923812" table:formula="of:=IF([.AT18]=&quot;&quot;;&quot;&quot;;IF(LEFT([.AT18];1)=&quot;S&quot;;0.1/NUMBERVALUE(RIGHT([.AT18];1))*POWER([.$F18]+70*[.$G18];0.5);[.AT18]*POWER([.$F18]+70*[.$G18];0.5)))" table:style-name="ce44">
            <text:p>0.6</text:p>
          </table:table-cell>
          <table:table-cell office:value-type="float" office:value="0.56568542494923812" table:formula="of:=IF([.AU18]=&quot;&quot;;&quot;&quot;;IF(LEFT([.AU18];1)=&quot;S&quot;;0.1/NUMBERVALUE(RIGHT([.AU18];1))*POWER([.$F18]+70*[.$G18];0.5);[.AU18]*POWER([.$F18]+70*[.$G18];0.5)))" table:style-name="ce32">
            <text:p>0.6</text:p>
          </table:table-cell>
          <table:table-cell office:value-type="string" office:string-value="" table:formula="of:=IF([.AV18]=&quot;&quot;;&quot;&quot;;IF(LEFT([.AV18];1)=&quot;S&quot;;0.1/NUMBERVALUE(RIGHT([.AV18];1))*POWER([.$F18]+70*[.$G18];0.5);[.AV18]*POWER([.$F18]+70*[.$G18];0.5)))" table:style-name="ce43"/>
          <table:table-cell office:value-type="float" office:value="0.56568542494923812" table:formula="of:=IF([.AW18]=&quot;&quot;;&quot;&quot;;IF(LEFT([.AW18];1)=&quot;S&quot;;0.1/NUMBERVALUE(RIGHT([.AW18];1))*POWER([.$F18]+70*[.$G18];0.5);[.AW18]*POWER([.$F18]+70*[.$G18];0.5)))" table:style-name="ce44">
            <text:p>0.6</text:p>
          </table:table-cell>
          <table:table-cell office:value-type="float" office:value="0.14142135623730953" table:formula="of:=IF([.AX18]=&quot;&quot;;&quot;&quot;;IF(LEFT([.AX18];1)=&quot;S&quot;;0.1/NUMBERVALUE(RIGHT([.AX18];1))*POWER([.$F18]+70*[.$G18];0.5);[.AX18]*POWER([.$F18]+70*[.$G18];0.5)))" table:style-name="ce32">
            <text:p>0.1</text:p>
          </table:table-cell>
          <table:table-cell office:value-type="float" office:value="0.11313708498984762" table:formula="of:=IF([.AY18]=&quot;&quot;;&quot;&quot;;IF(LEFT([.AY18];1)=&quot;S&quot;;0.1/NUMBERVALUE(RIGHT([.AY18];1))*POWER([.$F18]+70*[.$G18];0.5);[.AY18]*POWER([.$F18]+70*[.$G18];0.5)))" table:style-name="ce43">
            <text:p>0.1</text:p>
          </table:table-cell>
          <table:table-cell office:value-type="string" office:string-value="" table:formula="of:=IF([.AZ18]=&quot;&quot;;&quot;&quot;;IF(LEFT([.AZ18];1)=&quot;S&quot;;0.1/NUMBERVALUE(RIGHT([.AZ18];1))*POWER([.$F18]+70*[.$G18];0.5);[.AZ18]*POWER([.$F18]+70*[.$G18];0.5)))" table:style-name="ce44"/>
          <table:table-cell table:number-columns-repeated="16312"/>
        </table:table-row>
        <table:table-row table:style-name="ro1">
          <table:table-cell office:value-type="float" office:value="9" table:style-name="ce14">
            <text:p>9</text:p>
          </table:table-cell>
          <table:table-cell office:value-type="string" table:style-name="ce14">
            <text:p>Cable lat pulldown (wide grip)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Back</text:p>
          </table:table-cell>
          <table:table-cell office:value-type="float" office:value="7" table:style-name="ce15">
            <text:p>7</text:p>
          </table:table-cell>
          <table:table-cell office:value-type="float" office:value="51" table:style-name="ce14">
            <text:p>51</text:p>
          </table:table-cell>
          <table:table-cell table:number-columns-repeated="2" table:style-name="ce14"/>
          <table:table-cell table:style-name="ce16"/>
          <table:table-cell office:value-type="float" office:value="2" table:style-name="ce15">
            <text:p>2</text:p>
          </table:table-cell>
          <table:table-cell table:style-name="ce14"/>
          <table:table-cell office:value-type="float" office:value="2.4964385533661009" table:formula="of:=SUM([.M19:.AF19])" table:style-name="ce17">
            <text:p>2.5</text:p>
          </table:table-cell>
          <table:table-cell office:value-type="string" office:string-value="" table:formula="of:=IFERROR([.BA19]/MAX([.BA:.BA]);&quot;&quot;)" table:style-name="ce32"/>
          <table:table-cell office:value-type="string" office:string-value="" table:formula="of:=IFERROR([.BB19]/MAX([.BB:.BB]);&quot;&quot;)" table:style-name="ce43"/>
          <table:table-cell office:value-type="string" office:string-value="" table:formula="of:=IFERROR([.BC19]/MAX([.BC:.BC]);&quot;&quot;)" table:style-name="ce43"/>
          <table:table-cell office:value-type="string" office:string-value="" table:formula="of:=IFERROR([.BD19]/MAX([.BD:.BD]);&quot;&quot;)" table:style-name="ce43"/>
          <table:table-cell office:value-type="string" office:string-value="" table:formula="of:=IFERROR([.BE19]/MAX([.BE:.BE]);&quot;&quot;)" table:style-name="ce43"/>
          <table:table-cell office:value-type="string" office:string-value="" table:formula="of:=IFERROR([.BF19]/MAX([.BF:.BF]);&quot;&quot;)" table:style-name="ce44"/>
          <table:table-cell office:value-type="string" office:string-value="" table:formula="of:=IFERROR([.BG19]/MAX([.BG:.BG]);&quot;&quot;)" table:style-name="ce32"/>
          <table:table-cell office:value-type="string" office:string-value="" table:formula="of:=IFERROR([.BH19]/MAX([.BH:.BH]);&quot;&quot;)" table:style-name="ce43"/>
          <table:table-cell office:value-type="string" office:string-value="" table:formula="of:=IFERROR([.BI19]/MAX([.BI:.BI]);&quot;&quot;)" table:style-name="ce43"/>
          <table:table-cell office:value-type="string" office:string-value="" table:formula="of:=IFERROR([.BJ19]/MAX([.BJ:.BJ]);&quot;&quot;)" table:style-name="ce44"/>
          <table:table-cell office:value-type="float" office:value="1" table:formula="of:=IFERROR([.BK19]/MAX([.BK:.BK]);&quot;&quot;)" table:style-name="ce32">
            <text:p>1.0</text:p>
          </table:table-cell>
          <table:table-cell office:value-type="float" office:value="0.38479152294331054" table:formula="of:=IFERROR([.BL19]/MAX([.BL:.BL]);&quot;&quot;)" table:style-name="ce43">
            <text:p>0.4</text:p>
          </table:table-cell>
          <table:table-cell office:value-type="float" office:value="0.53830542192395514" table:formula="of:=IFERROR([.BM19]/MAX([.BM:.BM]);&quot;&quot;)" table:style-name="ce43">
            <text:p>0.5</text:p>
          </table:table-cell>
          <table:table-cell office:value-type="string" office:string-value="" table:formula="of:=IFERROR([.BN19]/MAX([.BN:.BN]);&quot;&quot;)" table:style-name="ce44"/>
          <table:table-cell office:value-type="float" office:value="0.38873012632302012" table:formula="of:=IFERROR([.BO19]/MAX([.BO:.BO]);&quot;&quot;)" table:style-name="ce32">
            <text:p>0.4</text:p>
          </table:table-cell>
          <table:table-cell office:value-type="string" office:string-value="" table:formula="of:=IFERROR([.BP19]/MAX([.BP:.BP]);&quot;&quot;)" table:style-name="ce43"/>
          <table:table-cell office:value-type="float" office:value="0.13307266185559427" table:formula="of:=IFERROR([.BQ19]/MAX([.BQ:.BQ]);&quot;&quot;)" table:style-name="ce44">
            <text:p>0.1</text:p>
          </table:table-cell>
          <table:table-cell office:value-type="string" office:string-value="" table:formula="of:=IFERROR([.BR19]/MAX([.BR:.BR]);&quot;&quot;)" table:style-name="ce32"/>
          <table:table-cell office:value-type="string" office:string-value="" table:formula="of:=IFERROR([.BS19]/MAX([.BS:.BS]);&quot;&quot;)" table:style-name="ce43"/>
          <table:table-cell office:value-type="float" office:value="5.1538820320220766E-2" table:formula="of:=IFERROR([.BT19]/MAX([.BT:.BT]);&quot;&quot;)" table:style-name="ce44">
            <text:p>0.1</text:p>
          </table:table-cell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office:value-type="float" office:value="0.5" table:style-name="ce33">
            <text:p>0.5</text:p>
          </table:table-cell>
          <table:table-cell office:value-type="float" office:value="0.15" table:style-name="ce45">
            <text:p>0.15</text:p>
          </table:table-cell>
          <table:table-cell office:value-type="float" office:value="0.15" table:style-name="ce45">
            <text:p>0.15</text:p>
          </table:table-cell>
          <table:table-cell table:style-name="ce46"/>
          <table:table-cell office:value-type="float" office:value="0.2" table:style-name="ce33">
            <text:p>0.2</text:p>
          </table:table-cell>
          <table:table-cell table:style-name="ce45"/>
          <table:table-cell office:value-type="string" table:style-name="ce46">
            <text:p>S3</text:p>
          </table:table-cell>
          <table:table-cell table:style-name="ce33"/>
          <table:table-cell table:style-name="ce45"/>
          <table:table-cell office:value-type="string" table:style-name="ce46">
            <text:p>S4</text:p>
          </table:table-cell>
          <table:table-cell office:value-type="string" office:string-value="" table:formula="of:=IF([.AG19]=&quot;&quot;;&quot;&quot;;IF(LEFT([.AG19];1)=&quot;S&quot;;0.1/NUMBERVALUE(RIGHT([.AG19];1))*POWER([.$F19]+70*[.$G19];0.5);[.AG19]*POWER([.$F19]+70*[.$G19];0.5)))" table:style-name="ce32"/>
          <table:table-cell office:value-type="string" office:string-value="" table:formula="of:=IF([.AH19]=&quot;&quot;;&quot;&quot;;IF(LEFT([.AH19];1)=&quot;S&quot;;0.1/NUMBERVALUE(RIGHT([.AH19];1))*POWER([.$F19]+70*[.$G19];0.5);[.AH19]*POWER([.$F19]+70*[.$G19];0.5)))" table:style-name="ce43"/>
          <table:table-cell office:value-type="string" office:string-value="" table:formula="of:=IF([.AI19]=&quot;&quot;;&quot;&quot;;IF(LEFT([.AI19];1)=&quot;S&quot;;0.1/NUMBERVALUE(RIGHT([.AI19];1))*POWER([.$F19]+70*[.$G19];0.5);[.AI19]*POWER([.$F19]+70*[.$G19];0.5)))" table:style-name="ce43"/>
          <table:table-cell office:value-type="string" office:string-value="" table:formula="of:=IF([.AJ19]=&quot;&quot;;&quot;&quot;;IF(LEFT([.AJ19];1)=&quot;S&quot;;0.1/NUMBERVALUE(RIGHT([.AJ19];1))*POWER([.$F19]+70*[.$G19];0.5);[.AJ19]*POWER([.$F19]+70*[.$G19];0.5)))" table:style-name="ce43"/>
          <table:table-cell office:value-type="string" office:string-value="" table:formula="of:=IF([.AK19]=&quot;&quot;;&quot;&quot;;IF(LEFT([.AK19];1)=&quot;S&quot;;0.1/NUMBERVALUE(RIGHT([.AK19];1))*POWER([.$F19]+70*[.$G19];0.5);[.AK19]*POWER([.$F19]+70*[.$G19];0.5)))" table:style-name="ce43"/>
          <table:table-cell office:value-type="string" office:string-value="" table:formula="of:=IF([.AL19]=&quot;&quot;;&quot;&quot;;IF(LEFT([.AL19];1)=&quot;S&quot;;0.1/NUMBERVALUE(RIGHT([.AL19];1))*POWER([.$F19]+70*[.$G19];0.5);[.AL19]*POWER([.$F19]+70*[.$G19];0.5)))" table:style-name="ce44"/>
          <table:table-cell office:value-type="string" office:string-value="" table:formula="of:=IF([.AM19]=&quot;&quot;;&quot;&quot;;IF(LEFT([.AM19];1)=&quot;S&quot;;0.1/NUMBERVALUE(RIGHT([.AM19];1))*POWER([.$F19]+70*[.$G19];0.5);[.AM19]*POWER([.$F19]+70*[.$G19];0.5)))" table:style-name="ce32"/>
          <table:table-cell office:value-type="string" office:string-value="" table:formula="of:=IF([.AN19]=&quot;&quot;;&quot;&quot;;IF(LEFT([.AN19];1)=&quot;S&quot;;0.1/NUMBERVALUE(RIGHT([.AN19];1))*POWER([.$F19]+70*[.$G19];0.5);[.AN19]*POWER([.$F19]+70*[.$G19];0.5)))" table:style-name="ce43"/>
          <table:table-cell office:value-type="string" office:string-value="" table:formula="of:=IF([.AO19]=&quot;&quot;;&quot;&quot;;IF(LEFT([.AO19];1)=&quot;S&quot;;0.1/NUMBERVALUE(RIGHT([.AO19];1))*POWER([.$F19]+70*[.$G19];0.5);[.AO19]*POWER([.$F19]+70*[.$G19];0.5)))" table:style-name="ce43"/>
          <table:table-cell office:value-type="string" office:string-value="" table:formula="of:=IF([.AP19]=&quot;&quot;;&quot;&quot;;IF(LEFT([.AP19];1)=&quot;S&quot;;0.1/NUMBERVALUE(RIGHT([.AP19];1))*POWER([.$F19]+70*[.$G19];0.5);[.AP19]*POWER([.$F19]+70*[.$G19];0.5)))" table:style-name="ce44"/>
          <table:table-cell office:value-type="float" office:value="3.5707142142714252" table:formula="of:=IF([.AQ19]=&quot;&quot;;&quot;&quot;;IF(LEFT([.AQ19];1)=&quot;S&quot;;0.1/NUMBERVALUE(RIGHT([.AQ19];1))*POWER([.$F19]+70*[.$G19];0.5);[.AQ19]*POWER([.$F19]+70*[.$G19];0.5)))" table:style-name="ce32">
            <text:p>3.6</text:p>
          </table:table-cell>
          <table:table-cell office:value-type="float" office:value="1.0712142642814275" table:formula="of:=IF([.AR19]=&quot;&quot;;&quot;&quot;;IF(LEFT([.AR19];1)=&quot;S&quot;;0.1/NUMBERVALUE(RIGHT([.AR19];1))*POWER([.$F19]+70*[.$G19];0.5);[.AR19]*POWER([.$F19]+70*[.$G19];0.5)))" table:style-name="ce43">
            <text:p>1.1</text:p>
          </table:table-cell>
          <table:table-cell office:value-type="float" office:value="1.0712142642814275" table:formula="of:=IF([.AS19]=&quot;&quot;;&quot;&quot;;IF(LEFT([.AS19];1)=&quot;S&quot;;0.1/NUMBERVALUE(RIGHT([.AS19];1))*POWER([.$F19]+70*[.$G19];0.5);[.AS19]*POWER([.$F19]+70*[.$G19];0.5)))" table:style-name="ce43">
            <text:p>1.1</text:p>
          </table:table-cell>
          <table:table-cell office:value-type="string" office:string-value="" table:formula="of:=IF([.AT19]=&quot;&quot;;&quot;&quot;;IF(LEFT([.AT19];1)=&quot;S&quot;;0.1/NUMBERVALUE(RIGHT([.AT19];1))*POWER([.$F19]+70*[.$G19];0.5);[.AT19]*POWER([.$F19]+70*[.$G19];0.5)))" table:style-name="ce44"/>
          <table:table-cell office:value-type="float" office:value="1.4282856857085702" table:formula="of:=IF([.AU19]=&quot;&quot;;&quot;&quot;;IF(LEFT([.AU19];1)=&quot;S&quot;;0.1/NUMBERVALUE(RIGHT([.AU19];1))*POWER([.$F19]+70*[.$G19];0.5);[.AU19]*POWER([.$F19]+70*[.$G19];0.5)))" table:style-name="ce32">
            <text:p>1.4</text:p>
          </table:table-cell>
          <table:table-cell office:value-type="string" office:string-value="" table:formula="of:=IF([.AV19]=&quot;&quot;;&quot;&quot;;IF(LEFT([.AV19];1)=&quot;S&quot;;0.1/NUMBERVALUE(RIGHT([.AV19];1))*POWER([.$F19]+70*[.$G19];0.5);[.AV19]*POWER([.$F19]+70*[.$G19];0.5)))" table:style-name="ce43"/>
          <table:table-cell office:value-type="float" office:value="0.23804761428476168" table:formula="of:=IF([.AW19]=&quot;&quot;;&quot;&quot;;IF(LEFT([.AW19];1)=&quot;S&quot;;0.1/NUMBERVALUE(RIGHT([.AW19];1))*POWER([.$F19]+70*[.$G19];0.5);[.AW19]*POWER([.$F19]+70*[.$G19];0.5)))" table:style-name="ce44">
            <text:p>0.2</text:p>
          </table:table-cell>
          <table:table-cell office:value-type="string" office:string-value="" table:formula="of:=IF([.AX19]=&quot;&quot;;&quot;&quot;;IF(LEFT([.AX19];1)=&quot;S&quot;;0.1/NUMBERVALUE(RIGHT([.AX19];1))*POWER([.$F19]+70*[.$G19];0.5);[.AX19]*POWER([.$F19]+70*[.$G19];0.5)))" table:style-name="ce32"/>
          <table:table-cell office:value-type="string" office:string-value="" table:formula="of:=IF([.AY19]=&quot;&quot;;&quot;&quot;;IF(LEFT([.AY19];1)=&quot;S&quot;;0.1/NUMBERVALUE(RIGHT([.AY19];1))*POWER([.$F19]+70*[.$G19];0.5);[.AY19]*POWER([.$F19]+70*[.$G19];0.5)))" table:style-name="ce43"/>
          <table:table-cell office:value-type="float" office:value="0.17853571071357127" table:formula="of:=IF([.AZ19]=&quot;&quot;;&quot;&quot;;IF(LEFT([.AZ19];1)=&quot;S&quot;;0.1/NUMBERVALUE(RIGHT([.AZ19];1))*POWER([.$F19]+70*[.$G19];0.5);[.AZ19]*POWER([.$F19]+70*[.$G19];0.5)))" table:style-name="ce44">
            <text:p>0.2</text:p>
          </table:table-cell>
          <table:table-cell table:number-columns-repeated="16312"/>
        </table:table-row>
        <table:table-row table:style-name="ro1">
          <table:table-cell office:value-type="float" office:value="81" table:style-name="ce14">
            <text:p>81</text:p>
          </table:table-cell>
          <table:table-cell office:value-type="string" table:style-name="ce14">
            <text:p>Back hyperextensions</text:p>
          </table:table-cell>
          <table:table-cell table:style-name="ce14"/>
          <table:table-cell office:value-type="string" table:style-name="ce14">
            <text:p>Back</text:p>
          </table:table-cell>
          <table:table-cell office:value-type="float" office:value="7" table:style-name="ce15">
            <text:p>7</text:p>
          </table:table-cell>
          <table:table-cell table:style-name="ce14"/>
          <table:table-cell office:value-type="float" office:value="0.6" table:style-name="ce14">
            <text:p>0.6</text:p>
          </table:table-cell>
          <table:table-cell table:style-name="ce14"/>
          <table:table-cell table:style-name="ce16"/>
          <table:table-cell office:value-type="float" office:value="3" table:style-name="ce15">
            <text:p>3</text:p>
          </table:table-cell>
          <table:table-cell table:style-name="ce14"/>
          <table:table-cell office:value-type="float" office:value="2.1329572066542735" table:formula="of:=SUM([.M20:.AF20])" table:style-name="ce17">
            <text:p>2.1</text:p>
          </table:table-cell>
          <table:table-cell office:value-type="string" office:string-value="" table:formula="of:=IFERROR([.BA20]/MAX([.BA:.BA]);&quot;&quot;)" table:style-name="ce32"/>
          <table:table-cell office:value-type="float" office:value="0.404145188432738" table:formula="of:=IFERROR([.BB20]/MAX([.BB:.BB]);&quot;&quot;)" table:style-name="ce43">
            <text:p>0.4</text:p>
          </table:table-cell>
          <table:table-cell office:value-type="float" office:value="0.33428981545239744" table:formula="of:=IFERROR([.BC20]/MAX([.BC:.BC]);&quot;&quot;)" table:style-name="ce43">
            <text:p>0.3</text:p>
          </table:table-cell>
          <table:table-cell office:value-type="string" office:string-value="" table:formula="of:=IFERROR([.BD20]/MAX([.BD:.BD]);&quot;&quot;)" table:style-name="ce43"/>
          <table:table-cell office:value-type="string" office:string-value="" table:formula="of:=IFERROR([.BE20]/MAX([.BE:.BE]);&quot;&quot;)" table:style-name="ce43"/>
          <table:table-cell office:value-type="string" office:string-value="" table:formula="of:=IFERROR([.BF20]/MAX([.BF:.BF]);&quot;&quot;)" table:style-name="ce44"/>
          <table:table-cell office:value-type="string" office:string-value="" table:formula="of:=IFERROR([.BG20]/MAX([.BG:.BG]);&quot;&quot;)" table:style-name="ce32"/>
          <table:table-cell office:value-type="string" office:string-value="" table:formula="of:=IFERROR([.BH20]/MAX([.BH:.BH]);&quot;&quot;)" table:style-name="ce43"/>
          <table:table-cell office:value-type="string" office:string-value="" table:formula="of:=IFERROR([.BI20]/MAX([.BI:.BI]);&quot;&quot;)" table:style-name="ce43"/>
          <table:table-cell office:value-type="string" office:string-value="" table:formula="of:=IFERROR([.BJ20]/MAX([.BJ:.BJ]);&quot;&quot;)" table:style-name="ce44"/>
          <table:table-cell office:value-type="string" office:string-value="" table:formula="of:=IFERROR([.BK20]/MAX([.BK:.BK]);&quot;&quot;)" table:style-name="ce32"/>
          <table:table-cell office:value-type="string" office:string-value="" table:formula="of:=IFERROR([.BL20]/MAX([.BL:.BL]);&quot;&quot;)" table:style-name="ce43"/>
          <table:table-cell office:value-type="string" office:string-value="" table:formula="of:=IFERROR([.BM20]/MAX([.BM:.BM]);&quot;&quot;)" table:style-name="ce43"/>
          <table:table-cell office:value-type="float" office:value="1" table:formula="of:=IFERROR([.BN20]/MAX([.BN:.BN]);&quot;&quot;)" table:style-name="ce44">
            <text:p>1.0</text:p>
          </table:table-cell>
          <table:table-cell office:value-type="string" office:string-value="" table:formula="of:=IFERROR([.BO20]/MAX([.BO:.BO]);&quot;&quot;)" table:style-name="ce32"/>
          <table:table-cell office:value-type="string" office:string-value="" table:formula="of:=IFERROR([.BP20]/MAX([.BP:.BP]);&quot;&quot;)" table:style-name="ce43"/>
          <table:table-cell office:value-type="string" office:string-value="" table:formula="of:=IFERROR([.BQ20]/MAX([.BQ:.BQ]);&quot;&quot;)" table:style-name="ce44"/>
          <table:table-cell office:value-type="float" office:value="9.8260736888103509E-2" table:formula="of:=IFERROR([.BR20]/MAX([.BR:.BR]);&quot;&quot;)" table:style-name="ce32">
            <text:p>0.1</text:p>
          </table:table-cell>
          <table:table-cell office:value-type="float" office:value="0.10917859654233722" table:formula="of:=IFERROR([.BS20]/MAX([.BS:.BS]);&quot;&quot;)" table:style-name="ce43">
            <text:p>0.1</text:p>
          </table:table-cell>
          <table:table-cell office:value-type="float" office:value="0.18708286933869711" table:formula="of:=IFERROR([.BT20]/MAX([.BT:.BT]);&quot;&quot;)" table:style-name="ce44">
            <text:p>0.2</text:p>
          </table:table-cell>
          <table:table-cell table:style-name="ce33"/>
          <table:table-cell office:value-type="float" office:value="0.35" table:style-name="ce45">
            <text:p>0.35</text:p>
          </table:table-cell>
          <table:table-cell office:value-type="float" office:value="0.25" table:style-name="ce45">
            <text:p>0.25</text:p>
          </table:table-cell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office:value-type="float" office:value="0.4" table:style-name="ce46">
            <text:p>0.4</text:p>
          </table:table-cell>
          <table:table-cell table:style-name="ce33"/>
          <table:table-cell table:style-name="ce45"/>
          <table:table-cell table:style-name="ce46"/>
          <table:table-cell office:value-type="string" table:style-name="ce33">
            <text:p>S2</text:p>
          </table:table-cell>
          <table:table-cell office:value-type="string" table:style-name="ce45">
            <text:p>S3</text:p>
          </table:table-cell>
          <table:table-cell office:value-type="string" table:style-name="ce46">
            <text:p>S1</text:p>
          </table:table-cell>
          <table:table-cell office:value-type="string" office:string-value="" table:formula="of:=IF([.AG20]=&quot;&quot;;&quot;&quot;;IF(LEFT([.AG20];1)=&quot;S&quot;;0.1/NUMBERVALUE(RIGHT([.AG20];1))*POWER([.$F20]+70*[.$G20];0.5);[.AG20]*POWER([.$F20]+70*[.$G20];0.5)))" table:style-name="ce32"/>
          <table:table-cell office:value-type="float" office:value="2.268259244442751" table:formula="of:=IF([.AH20]=&quot;&quot;;&quot;&quot;;IF(LEFT([.AH20];1)=&quot;S&quot;;0.1/NUMBERVALUE(RIGHT([.AH20];1))*POWER([.$F20]+70*[.$G20];0.5);[.AH20]*POWER([.$F20]+70*[.$G20];0.5)))" table:style-name="ce43">
            <text:p>2.3</text:p>
          </table:table-cell>
          <table:table-cell office:value-type="float" office:value="1.6201851746019651" table:formula="of:=IF([.AI20]=&quot;&quot;;&quot;&quot;;IF(LEFT([.AI20];1)=&quot;S&quot;;0.1/NUMBERVALUE(RIGHT([.AI20];1))*POWER([.$F20]+70*[.$G20];0.5);[.AI20]*POWER([.$F20]+70*[.$G20];0.5)))" table:style-name="ce43">
            <text:p>1.6</text:p>
          </table:table-cell>
          <table:table-cell office:value-type="string" office:string-value="" table:formula="of:=IF([.AJ20]=&quot;&quot;;&quot;&quot;;IF(LEFT([.AJ20];1)=&quot;S&quot;;0.1/NUMBERVALUE(RIGHT([.AJ20];1))*POWER([.$F20]+70*[.$G20];0.5);[.AJ20]*POWER([.$F20]+70*[.$G20];0.5)))" table:style-name="ce43"/>
          <table:table-cell office:value-type="string" office:string-value="" table:formula="of:=IF([.AK20]=&quot;&quot;;&quot;&quot;;IF(LEFT([.AK20];1)=&quot;S&quot;;0.1/NUMBERVALUE(RIGHT([.AK20];1))*POWER([.$F20]+70*[.$G20];0.5);[.AK20]*POWER([.$F20]+70*[.$G20];0.5)))" table:style-name="ce43"/>
          <table:table-cell office:value-type="string" office:string-value="" table:formula="of:=IF([.AL20]=&quot;&quot;;&quot;&quot;;IF(LEFT([.AL20];1)=&quot;S&quot;;0.1/NUMBERVALUE(RIGHT([.AL20];1))*POWER([.$F20]+70*[.$G20];0.5);[.AL20]*POWER([.$F20]+70*[.$G20];0.5)))" table:style-name="ce44"/>
          <table:table-cell office:value-type="string" office:string-value="" table:formula="of:=IF([.AM20]=&quot;&quot;;&quot;&quot;;IF(LEFT([.AM20];1)=&quot;S&quot;;0.1/NUMBERVALUE(RIGHT([.AM20];1))*POWER([.$F20]+70*[.$G20];0.5);[.AM20]*POWER([.$F20]+70*[.$G20];0.5)))" table:style-name="ce32"/>
          <table:table-cell office:value-type="string" office:string-value="" table:formula="of:=IF([.AN20]=&quot;&quot;;&quot;&quot;;IF(LEFT([.AN20];1)=&quot;S&quot;;0.1/NUMBERVALUE(RIGHT([.AN20];1))*POWER([.$F20]+70*[.$G20];0.5);[.AN20]*POWER([.$F20]+70*[.$G20];0.5)))" table:style-name="ce43"/>
          <table:table-cell office:value-type="string" office:string-value="" table:formula="of:=IF([.AO20]=&quot;&quot;;&quot;&quot;;IF(LEFT([.AO20];1)=&quot;S&quot;;0.1/NUMBERVALUE(RIGHT([.AO20];1))*POWER([.$F20]+70*[.$G20];0.5);[.AO20]*POWER([.$F20]+70*[.$G20];0.5)))" table:style-name="ce43"/>
          <table:table-cell office:value-type="string" office:string-value="" table:formula="of:=IF([.AP20]=&quot;&quot;;&quot;&quot;;IF(LEFT([.AP20];1)=&quot;S&quot;;0.1/NUMBERVALUE(RIGHT([.AP20];1))*POWER([.$F20]+70*[.$G20];0.5);[.AP20]*POWER([.$F20]+70*[.$G20];0.5)))" table:style-name="ce44"/>
          <table:table-cell office:value-type="string" office:string-value="" table:formula="of:=IF([.AQ20]=&quot;&quot;;&quot;&quot;;IF(LEFT([.AQ20];1)=&quot;S&quot;;0.1/NUMBERVALUE(RIGHT([.AQ20];1))*POWER([.$F20]+70*[.$G20];0.5);[.AQ20]*POWER([.$F20]+70*[.$G20];0.5)))" table:style-name="ce32"/>
          <table:table-cell office:value-type="string" office:string-value="" table:formula="of:=IF([.AR20]=&quot;&quot;;&quot;&quot;;IF(LEFT([.AR20];1)=&quot;S&quot;;0.1/NUMBERVALUE(RIGHT([.AR20];1))*POWER([.$F20]+70*[.$G20];0.5);[.AR20]*POWER([.$F20]+70*[.$G20];0.5)))" table:style-name="ce43"/>
          <table:table-cell office:value-type="string" office:string-value="" table:formula="of:=IF([.AS20]=&quot;&quot;;&quot;&quot;;IF(LEFT([.AS20];1)=&quot;S&quot;;0.1/NUMBERVALUE(RIGHT([.AS20];1))*POWER([.$F20]+70*[.$G20];0.5);[.AS20]*POWER([.$F20]+70*[.$G20];0.5)))" table:style-name="ce43"/>
          <table:table-cell office:value-type="float" office:value="2.5922962793631443" table:formula="of:=IF([.AT20]=&quot;&quot;;&quot;&quot;;IF(LEFT([.AT20];1)=&quot;S&quot;;0.1/NUMBERVALUE(RIGHT([.AT20];1))*POWER([.$F20]+70*[.$G20];0.5);[.AT20]*POWER([.$F20]+70*[.$G20];0.5)))" table:style-name="ce44">
            <text:p>2.6</text:p>
          </table:table-cell>
          <table:table-cell office:value-type="string" office:string-value="" table:formula="of:=IF([.AU20]=&quot;&quot;;&quot;&quot;;IF(LEFT([.AU20];1)=&quot;S&quot;;0.1/NUMBERVALUE(RIGHT([.AU20];1))*POWER([.$F20]+70*[.$G20];0.5);[.AU20]*POWER([.$F20]+70*[.$G20];0.5)))" table:style-name="ce32"/>
          <table:table-cell office:value-type="string" office:string-value="" table:formula="of:=IF([.AV20]=&quot;&quot;;&quot;&quot;;IF(LEFT([.AV20];1)=&quot;S&quot;;0.1/NUMBERVALUE(RIGHT([.AV20];1))*POWER([.$F20]+70*[.$G20];0.5);[.AV20]*POWER([.$F20]+70*[.$G20];0.5)))" table:style-name="ce43"/>
          <table:table-cell office:value-type="string" office:string-value="" table:formula="of:=IF([.AW20]=&quot;&quot;;&quot;&quot;;IF(LEFT([.AW20];1)=&quot;S&quot;;0.1/NUMBERVALUE(RIGHT([.AW20];1))*POWER([.$F20]+70*[.$G20];0.5);[.AW20]*POWER([.$F20]+70*[.$G20];0.5)))" table:style-name="ce44"/>
          <table:table-cell office:value-type="float" office:value="0.32403703492039304" table:formula="of:=IF([.AX20]=&quot;&quot;;&quot;&quot;;IF(LEFT([.AX20];1)=&quot;S&quot;;0.1/NUMBERVALUE(RIGHT([.AX20];1))*POWER([.$F20]+70*[.$G20];0.5);[.AX20]*POWER([.$F20]+70*[.$G20];0.5)))" table:style-name="ce32">
            <text:p>0.3</text:p>
          </table:table-cell>
          <table:table-cell office:value-type="float" office:value="0.21602468994692867" table:formula="of:=IF([.AY20]=&quot;&quot;;&quot;&quot;;IF(LEFT([.AY20];1)=&quot;S&quot;;0.1/NUMBERVALUE(RIGHT([.AY20];1))*POWER([.$F20]+70*[.$G20];0.5);[.AY20]*POWER([.$F20]+70*[.$G20];0.5)))" table:style-name="ce43">
            <text:p>0.2</text:p>
          </table:table-cell>
          <table:table-cell office:value-type="float" office:value="0.64807406984078608" table:formula="of:=IF([.AZ20]=&quot;&quot;;&quot;&quot;;IF(LEFT([.AZ20];1)=&quot;S&quot;;0.1/NUMBERVALUE(RIGHT([.AZ20];1))*POWER([.$F20]+70*[.$G20];0.5);[.AZ20]*POWER([.$F20]+70*[.$G20];0.5)))" table:style-name="ce44">
            <text:p>0.6</text:p>
          </table:table-cell>
          <table:table-cell table:number-columns-repeated="16312"/>
        </table:table-row>
        <table:table-row table:style-name="ro1">
          <table:table-cell office:value-type="float" office:value="56" table:style-name="ce14">
            <text:p>56</text:p>
          </table:table-cell>
          <table:table-cell office:value-type="string" table:style-name="ce14">
            <text:p>Cable single reverse fly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Back</text:p>
          </table:table-cell>
          <table:table-cell office:value-type="float" office:value="7" table:style-name="ce15">
            <text:p>7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4"/>
          <table:table-cell office:value-type="float" office:value="1" table:style-name="ce16">
            <text:p>1</text:p>
          </table:table-cell>
          <table:table-cell office:value-type="float" office:value="2" table:style-name="ce15">
            <text:p>2</text:p>
          </table:table-cell>
          <table:table-cell table:style-name="ce14"/>
          <table:table-cell office:value-type="float" office:value="1.3380196169341378" table:formula="of:=SUM([.M21:.AF21])" table:style-name="ce17">
            <text:p>1.3</text:p>
          </table:table-cell>
          <table:table-cell office:value-type="string" office:string-value="" table:formula="of:=IFERROR([.BA21]/MAX([.BA:.BA]);&quot;&quot;)" table:style-name="ce32"/>
          <table:table-cell office:value-type="string" office:string-value="" table:formula="of:=IFERROR([.BB21]/MAX([.BB:.BB]);&quot;&quot;)" table:style-name="ce43"/>
          <table:table-cell office:value-type="string" office:string-value="" table:formula="of:=IFERROR([.BC21]/MAX([.BC:.BC]);&quot;&quot;)" table:style-name="ce43"/>
          <table:table-cell office:value-type="string" office:string-value="" table:formula="of:=IFERROR([.BD21]/MAX([.BD:.BD]);&quot;&quot;)" table:style-name="ce43"/>
          <table:table-cell office:value-type="string" office:string-value="" table:formula="of:=IFERROR([.BE21]/MAX([.BE:.BE]);&quot;&quot;)" table:style-name="ce43"/>
          <table:table-cell office:value-type="string" office:string-value="" table:formula="of:=IFERROR([.BF21]/MAX([.BF:.BF]);&quot;&quot;)" table:style-name="ce44"/>
          <table:table-cell office:value-type="string" office:string-value="" table:formula="of:=IFERROR([.BG21]/MAX([.BG:.BG]);&quot;&quot;)" table:style-name="ce32"/>
          <table:table-cell office:value-type="string" office:string-value="" table:formula="of:=IFERROR([.BH21]/MAX([.BH:.BH]);&quot;&quot;)" table:style-name="ce43"/>
          <table:table-cell office:value-type="float" office:value="0.1732050807568877" table:formula="of:=IFERROR([.BI21]/MAX([.BI:.BI]);&quot;&quot;)" table:style-name="ce43">
            <text:p>0.2</text:p>
          </table:table-cell>
          <table:table-cell office:value-type="float" office:value="0.6064784348631227" table:formula="of:=IFERROR([.BJ21]/MAX([.BJ:.BJ]);&quot;&quot;)" table:style-name="ce44">
            <text:p>0.6</text:p>
          </table:table-cell>
          <table:table-cell office:value-type="string" office:string-value="" table:formula="of:=IFERROR([.BK21]/MAX([.BK:.BK]);&quot;&quot;)" table:style-name="ce32"/>
          <table:table-cell office:value-type="float" office:value="0.17597653802562396" table:formula="of:=IFERROR([.BL21]/MAX([.BL:.BL]);&quot;&quot;)" table:style-name="ce43">
            <text:p>0.2</text:p>
          </table:table-cell>
          <table:table-cell office:value-type="float" office:value="0.24618298195866548" table:formula="of:=IFERROR([.BM21]/MAX([.BM:.BM]);&quot;&quot;)" table:style-name="ce43">
            <text:p>0.2</text:p>
          </table:table-cell>
          <table:table-cell office:value-type="string" office:string-value="" table:formula="of:=IFERROR([.BN21]/MAX([.BN:.BN]);&quot;&quot;)" table:style-name="ce44"/>
          <table:table-cell office:value-type="string" office:string-value="" table:formula="of:=IFERROR([.BO21]/MAX([.BO:.BO]);&quot;&quot;)" table:style-name="ce32"/>
          <table:table-cell office:value-type="string" office:string-value="" table:formula="of:=IFERROR([.BP21]/MAX([.BP:.BP]);&quot;&quot;)" table:style-name="ce43"/>
          <table:table-cell office:value-type="string" office:string-value="" table:formula="of:=IFERROR([.BQ21]/MAX([.BQ:.BQ]);&quot;&quot;)" table:style-name="ce44"/>
          <table:table-cell office:value-type="float" office:value="7.4278135270820736E-2" table:formula="of:=IFERROR([.BR21]/MAX([.BR:.BR]);&quot;&quot;)" table:style-name="ce32">
            <text:p>0.1</text:p>
          </table:table-cell>
          <table:table-cell office:value-type="float" office:value="6.1898446059017287E-2" table:formula="of:=IFERROR([.BS21]/MAX([.BS:.BS]);&quot;&quot;)" table:style-name="ce43">
            <text:p>0.1</text:p>
          </table:table-cell>
          <table:table-cell office:value-type="string" office:string-value="" table:formula="of:=IFERROR([.BT21]/MAX([.BT:.BT]);&quot;&quot;)" table:style-name="ce44"/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office:value-type="float" office:value="0.2" table:style-name="ce45">
            <text:p>0.2</text:p>
          </table:table-cell>
          <table:table-cell office:value-type="float" office:value="0.4" table:style-name="ce46">
            <text:p>0.4</text:p>
          </table:table-cell>
          <table:table-cell table:style-name="ce33"/>
          <table:table-cell office:value-type="float" office:value="0.2" table:style-name="ce45">
            <text:p>0.2</text:p>
          </table:table-cell>
          <table:table-cell office:value-type="float" office:value="0.2" table:style-name="ce45">
            <text:p>0.2</text:p>
          </table:table-cell>
          <table:table-cell table:style-name="ce46"/>
          <table:table-cell table:style-name="ce33"/>
          <table:table-cell table:style-name="ce45"/>
          <table:table-cell table:style-name="ce46"/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table:style-name="ce46"/>
          <table:table-cell office:value-type="string" office:string-value="" table:formula="of:=IF([.AG21]=&quot;&quot;;&quot;&quot;;IF(LEFT([.AG21];1)=&quot;S&quot;;0.1/NUMBERVALUE(RIGHT([.AG21];1))*POWER([.$F21]+70*[.$G21];0.5);[.AG21]*POWER([.$F21]+70*[.$G21];0.5)))" table:style-name="ce32"/>
          <table:table-cell office:value-type="string" office:string-value="" table:formula="of:=IF([.AH21]=&quot;&quot;;&quot;&quot;;IF(LEFT([.AH21];1)=&quot;S&quot;;0.1/NUMBERVALUE(RIGHT([.AH21];1))*POWER([.$F21]+70*[.$G21];0.5);[.AH21]*POWER([.$F21]+70*[.$G21];0.5)))" table:style-name="ce43"/>
          <table:table-cell office:value-type="string" office:string-value="" table:formula="of:=IF([.AI21]=&quot;&quot;;&quot;&quot;;IF(LEFT([.AI21];1)=&quot;S&quot;;0.1/NUMBERVALUE(RIGHT([.AI21];1))*POWER([.$F21]+70*[.$G21];0.5);[.AI21]*POWER([.$F21]+70*[.$G21];0.5)))" table:style-name="ce43"/>
          <table:table-cell office:value-type="string" office:string-value="" table:formula="of:=IF([.AJ21]=&quot;&quot;;&quot;&quot;;IF(LEFT([.AJ21];1)=&quot;S&quot;;0.1/NUMBERVALUE(RIGHT([.AJ21];1))*POWER([.$F21]+70*[.$G21];0.5);[.AJ21]*POWER([.$F21]+70*[.$G21];0.5)))" table:style-name="ce43"/>
          <table:table-cell office:value-type="string" office:string-value="" table:formula="of:=IF([.AK21]=&quot;&quot;;&quot;&quot;;IF(LEFT([.AK21];1)=&quot;S&quot;;0.1/NUMBERVALUE(RIGHT([.AK21];1))*POWER([.$F21]+70*[.$G21];0.5);[.AK21]*POWER([.$F21]+70*[.$G21];0.5)))" table:style-name="ce43"/>
          <table:table-cell office:value-type="string" office:string-value="" table:formula="of:=IF([.AL21]=&quot;&quot;;&quot;&quot;;IF(LEFT([.AL21];1)=&quot;S&quot;;0.1/NUMBERVALUE(RIGHT([.AL21];1))*POWER([.$F21]+70*[.$G21];0.5);[.AL21]*POWER([.$F21]+70*[.$G21];0.5)))" table:style-name="ce44"/>
          <table:table-cell office:value-type="string" office:string-value="" table:formula="of:=IF([.AM21]=&quot;&quot;;&quot;&quot;;IF(LEFT([.AM21];1)=&quot;S&quot;;0.1/NUMBERVALUE(RIGHT([.AM21];1))*POWER([.$F21]+70*[.$G21];0.5);[.AM21]*POWER([.$F21]+70*[.$G21];0.5)))" table:style-name="ce32"/>
          <table:table-cell office:value-type="string" office:string-value="" table:formula="of:=IF([.AN21]=&quot;&quot;;&quot;&quot;;IF(LEFT([.AN21];1)=&quot;S&quot;;0.1/NUMBERVALUE(RIGHT([.AN21];1))*POWER([.$F21]+70*[.$G21];0.5);[.AN21]*POWER([.$F21]+70*[.$G21];0.5)))" table:style-name="ce43"/>
          <table:table-cell office:value-type="float" office:value="0.4898979485566356" table:formula="of:=IF([.AO21]=&quot;&quot;;&quot;&quot;;IF(LEFT([.AO21];1)=&quot;S&quot;;0.1/NUMBERVALUE(RIGHT([.AO21];1))*POWER([.$F21]+70*[.$G21];0.5);[.AO21]*POWER([.$F21]+70*[.$G21];0.5)))" table:style-name="ce43">
            <text:p>0.5</text:p>
          </table:table-cell>
          <table:table-cell office:value-type="float" office:value="0.9797958971132712" table:formula="of:=IF([.AP21]=&quot;&quot;;&quot;&quot;;IF(LEFT([.AP21];1)=&quot;S&quot;;0.1/NUMBERVALUE(RIGHT([.AP21];1))*POWER([.$F21]+70*[.$G21];0.5);[.AP21]*POWER([.$F21]+70*[.$G21];0.5)))" table:style-name="ce44">
            <text:p>1.0</text:p>
          </table:table-cell>
          <table:table-cell office:value-type="string" office:string-value="" table:formula="of:=IF([.AQ21]=&quot;&quot;;&quot;&quot;;IF(LEFT([.AQ21];1)=&quot;S&quot;;0.1/NUMBERVALUE(RIGHT([.AQ21];1))*POWER([.$F21]+70*[.$G21];0.5);[.AQ21]*POWER([.$F21]+70*[.$G21];0.5)))" table:style-name="ce32"/>
          <table:table-cell office:value-type="float" office:value="0.4898979485566356" table:formula="of:=IF([.AR21]=&quot;&quot;;&quot;&quot;;IF(LEFT([.AR21];1)=&quot;S&quot;;0.1/NUMBERVALUE(RIGHT([.AR21];1))*POWER([.$F21]+70*[.$G21];0.5);[.AR21]*POWER([.$F21]+70*[.$G21];0.5)))" table:style-name="ce43">
            <text:p>0.5</text:p>
          </table:table-cell>
          <table:table-cell office:value-type="float" office:value="0.4898979485566356" table:formula="of:=IF([.AS21]=&quot;&quot;;&quot;&quot;;IF(LEFT([.AS21];1)=&quot;S&quot;;0.1/NUMBERVALUE(RIGHT([.AS21];1))*POWER([.$F21]+70*[.$G21];0.5);[.AS21]*POWER([.$F21]+70*[.$G21];0.5)))" table:style-name="ce43">
            <text:p>0.5</text:p>
          </table:table-cell>
          <table:table-cell office:value-type="string" office:string-value="" table:formula="of:=IF([.AT21]=&quot;&quot;;&quot;&quot;;IF(LEFT([.AT21];1)=&quot;S&quot;;0.1/NUMBERVALUE(RIGHT([.AT21];1))*POWER([.$F21]+70*[.$G21];0.5);[.AT21]*POWER([.$F21]+70*[.$G21];0.5)))" table:style-name="ce44"/>
          <table:table-cell office:value-type="string" office:string-value="" table:formula="of:=IF([.AU21]=&quot;&quot;;&quot;&quot;;IF(LEFT([.AU21];1)=&quot;S&quot;;0.1/NUMBERVALUE(RIGHT([.AU21];1))*POWER([.$F21]+70*[.$G21];0.5);[.AU21]*POWER([.$F21]+70*[.$G21];0.5)))" table:style-name="ce32"/>
          <table:table-cell office:value-type="string" office:string-value="" table:formula="of:=IF([.AV21]=&quot;&quot;;&quot;&quot;;IF(LEFT([.AV21];1)=&quot;S&quot;;0.1/NUMBERVALUE(RIGHT([.AV21];1))*POWER([.$F21]+70*[.$G21];0.5);[.AV21]*POWER([.$F21]+70*[.$G21];0.5)))" table:style-name="ce43"/>
          <table:table-cell office:value-type="string" office:string-value="" table:formula="of:=IF([.AW21]=&quot;&quot;;&quot;&quot;;IF(LEFT([.AW21];1)=&quot;S&quot;;0.1/NUMBERVALUE(RIGHT([.AW21];1))*POWER([.$F21]+70*[.$G21];0.5);[.AW21]*POWER([.$F21]+70*[.$G21];0.5)))" table:style-name="ce44"/>
          <table:table-cell office:value-type="float" office:value="0.2449489742783178" table:formula="of:=IF([.AX21]=&quot;&quot;;&quot;&quot;;IF(LEFT([.AX21];1)=&quot;S&quot;;0.1/NUMBERVALUE(RIGHT([.AX21];1))*POWER([.$F21]+70*[.$G21];0.5);[.AX21]*POWER([.$F21]+70*[.$G21];0.5)))" table:style-name="ce32">
            <text:p>0.2</text:p>
          </table:table-cell>
          <table:table-cell office:value-type="float" office:value="0.1224744871391589" table:formula="of:=IF([.AY21]=&quot;&quot;;&quot;&quot;;IF(LEFT([.AY21];1)=&quot;S&quot;;0.1/NUMBERVALUE(RIGHT([.AY21];1))*POWER([.$F21]+70*[.$G21];0.5);[.AY21]*POWER([.$F21]+70*[.$G21];0.5)))" table:style-name="ce43">
            <text:p>0.1</text:p>
          </table:table-cell>
          <table:table-cell office:value-type="string" office:string-value="" table:formula="of:=IF([.AZ21]=&quot;&quot;;&quot;&quot;;IF(LEFT([.AZ21];1)=&quot;S&quot;;0.1/NUMBERVALUE(RIGHT([.AZ21];1))*POWER([.$F21]+70*[.$G21];0.5);[.AZ21]*POWER([.$F21]+70*[.$G21];0.5)))" table:style-name="ce44"/>
          <table:table-cell table:number-columns-repeated="16312"/>
        </table:table-row>
        <table:table-row table:style-name="ro1">
          <table:table-cell office:value-type="float" office:value="66" table:style-name="ce14">
            <text:p>66</text:p>
          </table:table-cell>
          <table:table-cell office:value-type="string" table:style-name="ce14">
            <text:p>Rowing HIIT 15m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ardio</text:p>
          </table:table-cell>
          <table:table-cell office:value-type="float" office:value="20" table:style-name="ce15">
            <text:p>20</text:p>
          </table:table-cell>
          <table:table-cell table:style-name="ce14"/>
          <table:table-cell office:value-type="float" office:value="0.2" table:style-name="ce20">
            <text:p>0.20</text:p>
          </table:table-cell>
          <table:table-cell table:style-name="ce14"/>
          <table:table-cell table:style-name="ce16"/>
          <table:table-cell office:value-type="float" office:value="5" table:style-name="ce15">
            <text:p>5</text:p>
          </table:table-cell>
          <table:table-cell office:value-type="float" office:value="220" table:style-name="ce14">
            <text:p>220</text:p>
          </table:table-cell>
          <table:table-cell office:value-type="float" office:value="1.1419331483720432" table:formula="of:=SUM([.M22:.AF22])" table:style-name="ce17">
            <text:p>1.1</text:p>
          </table:table-cell>
          <table:table-cell office:value-type="float" office:value="0.12613124477737825" table:formula="of:=IFERROR([.BA22]/MAX([.BA:.BA]);&quot;&quot;)" table:style-name="ce32">
            <text:p>0.1</text:p>
          </table:table-cell>
          <table:table-cell office:value-type="float" office:value="0.1" table:formula="of:=IFERROR([.BB22]/MAX([.BB:.BB]);&quot;&quot;)" table:style-name="ce43">
            <text:p>0.1</text:p>
          </table:table-cell>
          <table:table-cell office:value-type="float" office:value="0.15440185195103359" table:formula="of:=IFERROR([.BC22]/MAX([.BC:.BC]);&quot;&quot;)" table:style-name="ce43">
            <text:p>0.2</text:p>
          </table:table-cell>
          <table:table-cell office:value-type="float" office:value="1.3554594576037122E-2" table:formula="of:=IFERROR([.BD22]/MAX([.BD:.BD]);&quot;&quot;)" table:style-name="ce43">
            <text:p>0.0</text:p>
          </table:table-cell>
          <table:table-cell office:value-type="string" office:string-value="" table:formula="of:=IFERROR([.BE22]/MAX([.BE:.BE]);&quot;&quot;)" table:style-name="ce43"/>
          <table:table-cell office:value-type="string" office:string-value="" table:formula="of:=IFERROR([.BF22]/MAX([.BF:.BF]);&quot;&quot;)" table:style-name="ce44"/>
          <table:table-cell office:value-type="float" office:value="5.188745216627709E-2" table:formula="of:=IFERROR([.BG22]/MAX([.BG:.BG]);&quot;&quot;)" table:style-name="ce32">
            <text:p>0.1</text:p>
          </table:table-cell>
          <table:table-cell office:value-type="float" office:value="6.6143782776614771E-2" table:formula="of:=IFERROR([.BH22]/MAX([.BH:.BH]);&quot;&quot;)" table:style-name="ce43">
            <text:p>0.1</text:p>
          </table:table-cell>
          <table:table-cell office:value-type="string" office:string-value="" table:formula="of:=IFERROR([.BI22]/MAX([.BI:.BI]);&quot;&quot;)" table:style-name="ce43"/>
          <table:table-cell office:value-type="float" office:value="0.11580138896327521" table:formula="of:=IFERROR([.BJ22]/MAX([.BJ:.BJ]);&quot;&quot;)" table:style-name="ce44">
            <text:p>0.1</text:p>
          </table:table-cell>
          <table:table-cell office:value-type="float" office:value="0.10478736639911676" table:formula="of:=IFERROR([.BK22]/MAX([.BK:.BK]);&quot;&quot;)" table:style-name="ce32">
            <text:p>0.1</text:p>
          </table:table-cell>
          <table:table-cell office:value-type="float" office:value="6.7202150503224714E-2" table:formula="of:=IFERROR([.BL22]/MAX([.BL:.BL]);&quot;&quot;)" table:style-name="ce43">
            <text:p>0.1</text:p>
          </table:table-cell>
          <table:table-cell office:value-type="string" office:string-value="" table:formula="of:=IFERROR([.BM22]/MAX([.BM:.BM]);&quot;&quot;)" table:style-name="ce43"/>
          <table:table-cell office:value-type="float" office:value="0.14433756729740643" table:formula="of:=IFERROR([.BN22]/MAX([.BN:.BN]);&quot;&quot;)" table:style-name="ce44">
            <text:p>0.1</text:p>
          </table:table-cell>
          <table:table-cell office:value-type="float" office:value="5.0917507721731564E-2" table:formula="of:=IFERROR([.BO22]/MAX([.BO:.BO]);&quot;&quot;)" table:style-name="ce32">
            <text:p>0.1</text:p>
          </table:table-cell>
          <table:table-cell office:value-type="string" office:string-value="" table:formula="of:=IFERROR([.BP22]/MAX([.BP:.BP]);&quot;&quot;)" table:style-name="ce43"/>
          <table:table-cell office:value-type="string" office:string-value="" table:formula="of:=IFERROR([.BQ22]/MAX([.BQ:.BQ]);&quot;&quot;)" table:style-name="ce44"/>
          <table:table-cell office:value-type="float" office:value="5.6730862893117545E-2" table:formula="of:=IFERROR([.BR22]/MAX([.BR:.BR]);&quot;&quot;)" table:style-name="ce32">
            <text:p>0.1</text:p>
          </table:table-cell>
          <table:table-cell office:value-type="float" office:value="6.3034292103463938E-2" table:formula="of:=IFERROR([.BS22]/MAX([.BS:.BS]);&quot;&quot;)" table:style-name="ce43">
            <text:p>0.1</text:p>
          </table:table-cell>
          <table:table-cell office:value-type="float" office:value="2.7003086243366087E-2" table:formula="of:=IFERROR([.BT22]/MAX([.BT:.BT]);&quot;&quot;)" table:style-name="ce44">
            <text:p>0.0</text:p>
          </table:table-cell>
          <table:table-cell office:value-type="float" office:value="0.25" table:style-name="ce33">
            <text:p>0.25</text:p>
          </table:table-cell>
          <table:table-cell office:value-type="float" office:value="0.15" table:style-name="ce45">
            <text:p>0.15</text:p>
          </table:table-cell>
          <table:table-cell office:value-type="float" office:value="0.2" table:style-name="ce45">
            <text:p>0.2</text:p>
          </table:table-cell>
          <table:table-cell office:value-type="float" office:value="0.05" table:style-name="ce45">
            <text:p>0.05</text:p>
          </table:table-cell>
          <table:table-cell table:style-name="ce45"/>
          <table:table-cell table:style-name="ce46"/>
          <table:table-cell office:value-type="float" office:value="0.05" table:style-name="ce33">
            <text:p>0.05</text:p>
          </table:table-cell>
          <table:table-cell office:value-type="float" office:value="0.05" table:style-name="ce45">
            <text:p>0.05</text:p>
          </table:table-cell>
          <table:table-cell table:style-name="ce45"/>
          <table:table-cell office:value-type="float" office:value="0.05" table:style-name="ce46">
            <text:p>0.05</text:p>
          </table:table-cell>
          <table:table-cell office:value-type="float" office:value="0.1" table:style-name="ce33">
            <text:p>0.1</text:p>
          </table:table-cell>
          <table:table-cell office:value-type="float" office:value="0.05" table:style-name="ce45">
            <text:p>0.05</text:p>
          </table:table-cell>
          <table:table-cell table:style-name="ce45"/>
          <table:table-cell office:value-type="string" table:style-name="ce46">
            <text:p>S1</text:p>
          </table:table-cell>
          <table:table-cell office:value-type="float" office:value="0.05" table:style-name="ce33">
            <text:p>0.05</text:p>
          </table:table-cell>
          <table:table-cell table:style-name="ce45"/>
          <table:table-cell table:style-name="ce46"/>
          <table:table-cell office:value-type="string" table:style-name="ce33">
            <text:p>S2</text:p>
          </table:table-cell>
          <table:table-cell office:value-type="string" table:style-name="ce45">
            <text:p>S3</text:p>
          </table:table-cell>
          <table:table-cell office:value-type="string" table:style-name="ce46">
            <text:p>S4</text:p>
          </table:table-cell>
          <table:table-cell office:value-type="float" office:value="0.93541434669348533" table:formula="of:=IF([.AG22]=&quot;&quot;;&quot;&quot;;IF(LEFT([.AG22];1)=&quot;S&quot;;0.1/NUMBERVALUE(RIGHT([.AG22];1))*POWER([.$F22]+70*[.$G22];0.5);[.AG22]*POWER([.$F22]+70*[.$G22];0.5)))" table:style-name="ce32">
            <text:p>0.9</text:p>
          </table:table-cell>
          <table:table-cell office:value-type="float" office:value="0.56124860801609122" table:formula="of:=IF([.AH22]=&quot;&quot;;&quot;&quot;;IF(LEFT([.AH22];1)=&quot;S&quot;;0.1/NUMBERVALUE(RIGHT([.AH22];1))*POWER([.$F22]+70*[.$G22];0.5);[.AH22]*POWER([.$F22]+70*[.$G22];0.5)))" table:style-name="ce43">
            <text:p>0.6</text:p>
          </table:table-cell>
          <table:table-cell office:value-type="float" office:value="0.74833147735478833" table:formula="of:=IF([.AI22]=&quot;&quot;;&quot;&quot;;IF(LEFT([.AI22];1)=&quot;S&quot;;0.1/NUMBERVALUE(RIGHT([.AI22];1))*POWER([.$F22]+70*[.$G22];0.5);[.AI22]*POWER([.$F22]+70*[.$G22];0.5)))" table:style-name="ce43">
            <text:p>0.7</text:p>
          </table:table-cell>
          <table:table-cell office:value-type="float" office:value="0.18708286933869708" table:formula="of:=IF([.AJ22]=&quot;&quot;;&quot;&quot;;IF(LEFT([.AJ22];1)=&quot;S&quot;;0.1/NUMBERVALUE(RIGHT([.AJ22];1))*POWER([.$F22]+70*[.$G22];0.5);[.AJ22]*POWER([.$F22]+70*[.$G22];0.5)))" table:style-name="ce43">
            <text:p>0.2</text:p>
          </table:table-cell>
          <table:table-cell office:value-type="string" office:string-value="" table:formula="of:=IF([.AK22]=&quot;&quot;;&quot;&quot;;IF(LEFT([.AK22];1)=&quot;S&quot;;0.1/NUMBERVALUE(RIGHT([.AK22];1))*POWER([.$F22]+70*[.$G22];0.5);[.AK22]*POWER([.$F22]+70*[.$G22];0.5)))" table:style-name="ce43"/>
          <table:table-cell office:value-type="string" office:string-value="" table:formula="of:=IF([.AL22]=&quot;&quot;;&quot;&quot;;IF(LEFT([.AL22];1)=&quot;S&quot;;0.1/NUMBERVALUE(RIGHT([.AL22];1))*POWER([.$F22]+70*[.$G22];0.5);[.AL22]*POWER([.$F22]+70*[.$G22];0.5)))" table:style-name="ce44"/>
          <table:table-cell office:value-type="float" office:value="0.18708286933869708" table:formula="of:=IF([.AM22]=&quot;&quot;;&quot;&quot;;IF(LEFT([.AM22];1)=&quot;S&quot;;0.1/NUMBERVALUE(RIGHT([.AM22];1))*POWER([.$F22]+70*[.$G22];0.5);[.AM22]*POWER([.$F22]+70*[.$G22];0.5)))" table:style-name="ce32">
            <text:p>0.2</text:p>
          </table:table-cell>
          <table:table-cell office:value-type="float" office:value="0.18708286933869708" table:formula="of:=IF([.AN22]=&quot;&quot;;&quot;&quot;;IF(LEFT([.AN22];1)=&quot;S&quot;;0.1/NUMBERVALUE(RIGHT([.AN22];1))*POWER([.$F22]+70*[.$G22];0.5);[.AN22]*POWER([.$F22]+70*[.$G22];0.5)))" table:style-name="ce43">
            <text:p>0.2</text:p>
          </table:table-cell>
          <table:table-cell office:value-type="string" office:string-value="" table:formula="of:=IF([.AO22]=&quot;&quot;;&quot;&quot;;IF(LEFT([.AO22];1)=&quot;S&quot;;0.1/NUMBERVALUE(RIGHT([.AO22];1))*POWER([.$F22]+70*[.$G22];0.5);[.AO22]*POWER([.$F22]+70*[.$G22];0.5)))" table:style-name="ce43"/>
          <table:table-cell office:value-type="float" office:value="0.18708286933869708" table:formula="of:=IF([.AP22]=&quot;&quot;;&quot;&quot;;IF(LEFT([.AP22];1)=&quot;S&quot;;0.1/NUMBERVALUE(RIGHT([.AP22];1))*POWER([.$F22]+70*[.$G22];0.5);[.AP22]*POWER([.$F22]+70*[.$G22];0.5)))" table:style-name="ce44">
            <text:p>0.2</text:p>
          </table:table-cell>
          <table:table-cell office:value-type="float" office:value="0.37416573867739417" table:formula="of:=IF([.AQ22]=&quot;&quot;;&quot;&quot;;IF(LEFT([.AQ22];1)=&quot;S&quot;;0.1/NUMBERVALUE(RIGHT([.AQ22];1))*POWER([.$F22]+70*[.$G22];0.5);[.AQ22]*POWER([.$F22]+70*[.$G22];0.5)))" table:style-name="ce32">
            <text:p>0.4</text:p>
          </table:table-cell>
          <table:table-cell office:value-type="float" office:value="0.18708286933869708" table:formula="of:=IF([.AR22]=&quot;&quot;;&quot;&quot;;IF(LEFT([.AR22];1)=&quot;S&quot;;0.1/NUMBERVALUE(RIGHT([.AR22];1))*POWER([.$F22]+70*[.$G22];0.5);[.AR22]*POWER([.$F22]+70*[.$G22];0.5)))" table:style-name="ce43">
            <text:p>0.2</text:p>
          </table:table-cell>
          <table:table-cell office:value-type="string" office:string-value="" table:formula="of:=IF([.AS22]=&quot;&quot;;&quot;&quot;;IF(LEFT([.AS22];1)=&quot;S&quot;;0.1/NUMBERVALUE(RIGHT([.AS22];1))*POWER([.$F22]+70*[.$G22];0.5);[.AS22]*POWER([.$F22]+70*[.$G22];0.5)))" table:style-name="ce43"/>
          <table:table-cell office:value-type="float" office:value="0.37416573867739417" table:formula="of:=IF([.AT22]=&quot;&quot;;&quot;&quot;;IF(LEFT([.AT22];1)=&quot;S&quot;;0.1/NUMBERVALUE(RIGHT([.AT22];1))*POWER([.$F22]+70*[.$G22];0.5);[.AT22]*POWER([.$F22]+70*[.$G22];0.5)))" table:style-name="ce44">
            <text:p>0.4</text:p>
          </table:table-cell>
          <table:table-cell office:value-type="float" office:value="0.18708286933869708" table:formula="of:=IF([.AU22]=&quot;&quot;;&quot;&quot;;IF(LEFT([.AU22];1)=&quot;S&quot;;0.1/NUMBERVALUE(RIGHT([.AU22];1))*POWER([.$F22]+70*[.$G22];0.5);[.AU22]*POWER([.$F22]+70*[.$G22];0.5)))" table:style-name="ce32">
            <text:p>0.2</text:p>
          </table:table-cell>
          <table:table-cell office:value-type="string" office:string-value="" table:formula="of:=IF([.AV22]=&quot;&quot;;&quot;&quot;;IF(LEFT([.AV22];1)=&quot;S&quot;;0.1/NUMBERVALUE(RIGHT([.AV22];1))*POWER([.$F22]+70*[.$G22];0.5);[.AV22]*POWER([.$F22]+70*[.$G22];0.5)))" table:style-name="ce43"/>
          <table:table-cell office:value-type="string" office:string-value="" table:formula="of:=IF([.AW22]=&quot;&quot;;&quot;&quot;;IF(LEFT([.AW22];1)=&quot;S&quot;;0.1/NUMBERVALUE(RIGHT([.AW22];1))*POWER([.$F22]+70*[.$G22];0.5);[.AW22]*POWER([.$F22]+70*[.$G22];0.5)))" table:style-name="ce44"/>
          <table:table-cell office:value-type="float" office:value="0.18708286933869708" table:formula="of:=IF([.AX22]=&quot;&quot;;&quot;&quot;;IF(LEFT([.AX22];1)=&quot;S&quot;;0.1/NUMBERVALUE(RIGHT([.AX22];1))*POWER([.$F22]+70*[.$G22];0.5);[.AX22]*POWER([.$F22]+70*[.$G22];0.5)))" table:style-name="ce32">
            <text:p>0.2</text:p>
          </table:table-cell>
          <table:table-cell office:value-type="float" office:value="0.1247219128924647" table:formula="of:=IF([.AY22]=&quot;&quot;;&quot;&quot;;IF(LEFT([.AY22];1)=&quot;S&quot;;0.1/NUMBERVALUE(RIGHT([.AY22];1))*POWER([.$F22]+70*[.$G22];0.5);[.AY22]*POWER([.$F22]+70*[.$G22];0.5)))" table:style-name="ce43">
            <text:p>0.1</text:p>
          </table:table-cell>
          <table:table-cell office:value-type="float" office:value="9.3541434669348542E-2" table:formula="of:=IF([.AZ22]=&quot;&quot;;&quot;&quot;;IF(LEFT([.AZ22];1)=&quot;S&quot;;0.1/NUMBERVALUE(RIGHT([.AZ22];1))*POWER([.$F22]+70*[.$G22];0.5);[.AZ22]*POWER([.$F22]+70*[.$G22];0.5)))" table:style-name="ce44">
            <text:p>0.1</text:p>
          </table:table-cell>
          <table:table-cell table:number-columns-repeated="16312"/>
        </table:table-row>
        <table:table-row table:style-name="ro1">
          <table:table-cell office:value-type="float" office:value="68" table:style-name="ce14">
            <text:p>68</text:p>
          </table:table-cell>
          <table:table-cell office:value-type="string" table:style-name="ce14">
            <text:p>Rowing SS 5m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ardio</text:p>
          </table:table-cell>
          <table:table-cell office:value-type="float" office:value="10" table:style-name="ce15">
            <text:p>10</text:p>
          </table:table-cell>
          <table:table-cell table:style-name="ce14"/>
          <table:table-cell office:value-type="float" office:value="0.16666666666666699" table:style-name="ce20">
            <text:p>0.17</text:p>
          </table:table-cell>
          <table:table-cell table:style-name="ce14"/>
          <table:table-cell table:style-name="ce16"/>
          <table:table-cell office:value-type="float" office:value="2" table:style-name="ce15">
            <text:p>2</text:p>
          </table:table-cell>
          <table:table-cell office:value-type="float" office:value="60" table:style-name="ce14">
            <text:p>60</text:p>
          </table:table-cell>
          <table:table-cell office:value-type="float" office:value="1.0424375742104373" table:formula="of:=SUM([.M23:.AF23])" table:style-name="ce17">
            <text:p>1.0</text:p>
          </table:table-cell>
          <table:table-cell office:value-type="float" office:value="0.11514154661795968" table:formula="of:=IFERROR([.BA23]/MAX([.BA:.BA]);&quot;&quot;)" table:style-name="ce32">
            <text:p>0.1</text:p>
          </table:table-cell>
          <table:table-cell office:value-type="float" office:value="9.1287092917527776E-2" table:formula="of:=IFERROR([.BB23]/MAX([.BB:.BB]);&quot;&quot;)" table:style-name="ce43">
            <text:p>0.1</text:p>
          </table:table-cell>
          <table:table-cell office:value-type="float" office:value="0.14094896205692373" table:formula="of:=IFERROR([.BC23]/MAX([.BC:.BC]);&quot;&quot;)" table:style-name="ce43">
            <text:p>0.1</text:p>
          </table:table-cell>
          <table:table-cell office:value-type="float" office:value="1.2373595345221188E-2" table:formula="of:=IFERROR([.BD23]/MAX([.BD:.BD]);&quot;&quot;)" table:style-name="ce43">
            <text:p>0.0</text:p>
          </table:table-cell>
          <table:table-cell office:value-type="string" office:string-value="" table:formula="of:=IFERROR([.BE23]/MAX([.BE:.BE]);&quot;&quot;)" table:style-name="ce43"/>
          <table:table-cell office:value-type="string" office:string-value="" table:formula="of:=IFERROR([.BF23]/MAX([.BF:.BF]);&quot;&quot;)" table:style-name="ce44"/>
          <table:table-cell office:value-type="float" office:value="4.7366546671567145E-2" table:formula="of:=IFERROR([.BG23]/MAX([.BG:.BG]);&quot;&quot;)" table:style-name="ce32">
            <text:p>0.0</text:p>
          </table:table-cell>
          <table:table-cell office:value-type="float" office:value="6.0380736442456055E-2" table:formula="of:=IFERROR([.BH23]/MAX([.BH:.BH]);&quot;&quot;)" table:style-name="ce43">
            <text:p>0.1</text:p>
          </table:table-cell>
          <table:table-cell office:value-type="string" office:string-value="" table:formula="of:=IFERROR([.BI23]/MAX([.BI:.BI]);&quot;&quot;)" table:style-name="ce43"/>
          <table:table-cell office:value-type="float" office:value="0.1057117215426928" table:formula="of:=IFERROR([.BJ23]/MAX([.BJ:.BJ]);&quot;&quot;)" table:style-name="ce44">
            <text:p>0.1</text:p>
          </table:table-cell>
          <table:table-cell office:value-type="float" office:value="9.5657340530592008E-2" table:formula="of:=IFERROR([.BK23]/MAX([.BK:.BK]);&quot;&quot;)" table:style-name="ce32">
            <text:p>0.1</text:p>
          </table:table-cell>
          <table:table-cell office:value-type="float" office:value="6.1346889572455605E-2" table:formula="of:=IFERROR([.BL23]/MAX([.BL:.BL]);&quot;&quot;)" table:style-name="ce43">
            <text:p>0.1</text:p>
          </table:table-cell>
          <table:table-cell office:value-type="string" office:string-value="" table:formula="of:=IFERROR([.BM23]/MAX([.BM:.BM]);&quot;&quot;)" table:style-name="ce43"/>
          <table:table-cell office:value-type="float" office:value="0.13176156917368259" table:formula="of:=IFERROR([.BN23]/MAX([.BN:.BN]);&quot;&quot;)" table:style-name="ce44">
            <text:p>0.1</text:p>
          </table:table-cell>
          <table:table-cell office:value-type="float" office:value="4.6481112585226469E-2" table:formula="of:=IFERROR([.BO23]/MAX([.BO:.BO]);&quot;&quot;)" table:style-name="ce32">
            <text:p>0.0</text:p>
          </table:table-cell>
          <table:table-cell office:value-type="string" office:string-value="" table:formula="of:=IFERROR([.BP23]/MAX([.BP:.BP]);&quot;&quot;)" table:style-name="ce43"/>
          <table:table-cell office:value-type="string" office:string-value="" table:formula="of:=IFERROR([.BQ23]/MAX([.BQ:.BQ]);&quot;&quot;)" table:style-name="ce44"/>
          <table:table-cell office:value-type="float" office:value="5.1787955522155503E-2" table:formula="of:=IFERROR([.BR23]/MAX([.BR:.BR]);&quot;&quot;)" table:style-name="ce32">
            <text:p>0.1</text:p>
          </table:table-cell>
          <table:table-cell office:value-type="float" office:value="5.7542172802395E-2" table:formula="of:=IFERROR([.BS23]/MAX([.BS:.BS]);&quot;&quot;)" table:style-name="ce43">
            <text:p>0.1</text:p>
          </table:table-cell>
          <table:table-cell office:value-type="float" office:value="2.465033242958176E-2" table:formula="of:=IFERROR([.BT23]/MAX([.BT:.BT]);&quot;&quot;)" table:style-name="ce44">
            <text:p>0.0</text:p>
          </table:table-cell>
          <table:table-cell office:value-type="float" office:value="0.25" table:style-name="ce33">
            <text:p>0.25</text:p>
          </table:table-cell>
          <table:table-cell office:value-type="float" office:value="0.15" table:style-name="ce45">
            <text:p>0.15</text:p>
          </table:table-cell>
          <table:table-cell office:value-type="float" office:value="0.2" table:style-name="ce45">
            <text:p>0.2</text:p>
          </table:table-cell>
          <table:table-cell office:value-type="float" office:value="0.05" table:style-name="ce45">
            <text:p>0.05</text:p>
          </table:table-cell>
          <table:table-cell table:style-name="ce45"/>
          <table:table-cell table:style-name="ce46"/>
          <table:table-cell office:value-type="float" office:value="0.05" table:style-name="ce33">
            <text:p>0.05</text:p>
          </table:table-cell>
          <table:table-cell office:value-type="float" office:value="0.05" table:style-name="ce45">
            <text:p>0.05</text:p>
          </table:table-cell>
          <table:table-cell table:style-name="ce45"/>
          <table:table-cell office:value-type="float" office:value="0.05" table:style-name="ce46">
            <text:p>0.05</text:p>
          </table:table-cell>
          <table:table-cell office:value-type="float" office:value="0.1" table:style-name="ce33">
            <text:p>0.1</text:p>
          </table:table-cell>
          <table:table-cell office:value-type="float" office:value="0.05" table:style-name="ce45">
            <text:p>0.05</text:p>
          </table:table-cell>
          <table:table-cell table:style-name="ce45"/>
          <table:table-cell office:value-type="string" table:style-name="ce46">
            <text:p>S1</text:p>
          </table:table-cell>
          <table:table-cell office:value-type="float" office:value="0.05" table:style-name="ce33">
            <text:p>0.05</text:p>
          </table:table-cell>
          <table:table-cell table:style-name="ce45"/>
          <table:table-cell table:style-name="ce46"/>
          <table:table-cell office:value-type="string" table:style-name="ce33">
            <text:p>S2</text:p>
          </table:table-cell>
          <table:table-cell office:value-type="string" table:style-name="ce45">
            <text:p>S3</text:p>
          </table:table-cell>
          <table:table-cell office:value-type="string" table:style-name="ce46">
            <text:p>S4</text:p>
          </table:table-cell>
          <table:table-cell office:value-type="float" office:value="0.85391256382996739" table:formula="of:=IF([.AG23]=&quot;&quot;;&quot;&quot;;IF(LEFT([.AG23];1)=&quot;S&quot;;0.1/NUMBERVALUE(RIGHT([.AG23];1))*POWER([.$F23]+70*[.$G23];0.5);[.AG23]*POWER([.$F23]+70*[.$G23];0.5)))" table:style-name="ce32">
            <text:p>0.9</text:p>
          </table:table-cell>
          <table:table-cell office:value-type="float" office:value="0.51234753829798041" table:formula="of:=IF([.AH23]=&quot;&quot;;&quot;&quot;;IF(LEFT([.AH23];1)=&quot;S&quot;;0.1/NUMBERVALUE(RIGHT([.AH23];1))*POWER([.$F23]+70*[.$G23];0.5);[.AH23]*POWER([.$F23]+70*[.$G23];0.5)))" table:style-name="ce43">
            <text:p>0.5</text:p>
          </table:table-cell>
          <table:table-cell office:value-type="float" office:value="0.68313005106397395" table:formula="of:=IF([.AI23]=&quot;&quot;;&quot;&quot;;IF(LEFT([.AI23];1)=&quot;S&quot;;0.1/NUMBERVALUE(RIGHT([.AI23];1))*POWER([.$F23]+70*[.$G23];0.5);[.AI23]*POWER([.$F23]+70*[.$G23];0.5)))" table:style-name="ce43">
            <text:p>0.7</text:p>
          </table:table-cell>
          <table:table-cell office:value-type="float" office:value="0.17078251276599349" table:formula="of:=IF([.AJ23]=&quot;&quot;;&quot;&quot;;IF(LEFT([.AJ23];1)=&quot;S&quot;;0.1/NUMBERVALUE(RIGHT([.AJ23];1))*POWER([.$F23]+70*[.$G23];0.5);[.AJ23]*POWER([.$F23]+70*[.$G23];0.5)))" table:style-name="ce43">
            <text:p>0.2</text:p>
          </table:table-cell>
          <table:table-cell office:value-type="string" office:string-value="" table:formula="of:=IF([.AK23]=&quot;&quot;;&quot;&quot;;IF(LEFT([.AK23];1)=&quot;S&quot;;0.1/NUMBERVALUE(RIGHT([.AK23];1))*POWER([.$F23]+70*[.$G23];0.5);[.AK23]*POWER([.$F23]+70*[.$G23];0.5)))" table:style-name="ce43"/>
          <table:table-cell office:value-type="string" office:string-value="" table:formula="of:=IF([.AL23]=&quot;&quot;;&quot;&quot;;IF(LEFT([.AL23];1)=&quot;S&quot;;0.1/NUMBERVALUE(RIGHT([.AL23];1))*POWER([.$F23]+70*[.$G23];0.5);[.AL23]*POWER([.$F23]+70*[.$G23];0.5)))" table:style-name="ce44"/>
          <table:table-cell office:value-type="float" office:value="0.17078251276599349" table:formula="of:=IF([.AM23]=&quot;&quot;;&quot;&quot;;IF(LEFT([.AM23];1)=&quot;S&quot;;0.1/NUMBERVALUE(RIGHT([.AM23];1))*POWER([.$F23]+70*[.$G23];0.5);[.AM23]*POWER([.$F23]+70*[.$G23];0.5)))" table:style-name="ce32">
            <text:p>0.2</text:p>
          </table:table-cell>
          <table:table-cell office:value-type="float" office:value="0.17078251276599349" table:formula="of:=IF([.AN23]=&quot;&quot;;&quot;&quot;;IF(LEFT([.AN23];1)=&quot;S&quot;;0.1/NUMBERVALUE(RIGHT([.AN23];1))*POWER([.$F23]+70*[.$G23];0.5);[.AN23]*POWER([.$F23]+70*[.$G23];0.5)))" table:style-name="ce43">
            <text:p>0.2</text:p>
          </table:table-cell>
          <table:table-cell office:value-type="string" office:string-value="" table:formula="of:=IF([.AO23]=&quot;&quot;;&quot;&quot;;IF(LEFT([.AO23];1)=&quot;S&quot;;0.1/NUMBERVALUE(RIGHT([.AO23];1))*POWER([.$F23]+70*[.$G23];0.5);[.AO23]*POWER([.$F23]+70*[.$G23];0.5)))" table:style-name="ce43"/>
          <table:table-cell office:value-type="float" office:value="0.17078251276599349" table:formula="of:=IF([.AP23]=&quot;&quot;;&quot;&quot;;IF(LEFT([.AP23];1)=&quot;S&quot;;0.1/NUMBERVALUE(RIGHT([.AP23];1))*POWER([.$F23]+70*[.$G23];0.5);[.AP23]*POWER([.$F23]+70*[.$G23];0.5)))" table:style-name="ce44">
            <text:p>0.2</text:p>
          </table:table-cell>
          <table:table-cell office:value-type="float" office:value="0.34156502553198698" table:formula="of:=IF([.AQ23]=&quot;&quot;;&quot;&quot;;IF(LEFT([.AQ23];1)=&quot;S&quot;;0.1/NUMBERVALUE(RIGHT([.AQ23];1))*POWER([.$F23]+70*[.$G23];0.5);[.AQ23]*POWER([.$F23]+70*[.$G23];0.5)))" table:style-name="ce32">
            <text:p>0.3</text:p>
          </table:table-cell>
          <table:table-cell office:value-type="float" office:value="0.17078251276599349" table:formula="of:=IF([.AR23]=&quot;&quot;;&quot;&quot;;IF(LEFT([.AR23];1)=&quot;S&quot;;0.1/NUMBERVALUE(RIGHT([.AR23];1))*POWER([.$F23]+70*[.$G23];0.5);[.AR23]*POWER([.$F23]+70*[.$G23];0.5)))" table:style-name="ce43">
            <text:p>0.2</text:p>
          </table:table-cell>
          <table:table-cell office:value-type="string" office:string-value="" table:formula="of:=IF([.AS23]=&quot;&quot;;&quot;&quot;;IF(LEFT([.AS23];1)=&quot;S&quot;;0.1/NUMBERVALUE(RIGHT([.AS23];1))*POWER([.$F23]+70*[.$G23];0.5);[.AS23]*POWER([.$F23]+70*[.$G23];0.5)))" table:style-name="ce43"/>
          <table:table-cell office:value-type="float" office:value="0.34156502553198698" table:formula="of:=IF([.AT23]=&quot;&quot;;&quot;&quot;;IF(LEFT([.AT23];1)=&quot;S&quot;;0.1/NUMBERVALUE(RIGHT([.AT23];1))*POWER([.$F23]+70*[.$G23];0.5);[.AT23]*POWER([.$F23]+70*[.$G23];0.5)))" table:style-name="ce44">
            <text:p>0.3</text:p>
          </table:table-cell>
          <table:table-cell office:value-type="float" office:value="0.17078251276599349" table:formula="of:=IF([.AU23]=&quot;&quot;;&quot;&quot;;IF(LEFT([.AU23];1)=&quot;S&quot;;0.1/NUMBERVALUE(RIGHT([.AU23];1))*POWER([.$F23]+70*[.$G23];0.5);[.AU23]*POWER([.$F23]+70*[.$G23];0.5)))" table:style-name="ce32">
            <text:p>0.2</text:p>
          </table:table-cell>
          <table:table-cell office:value-type="string" office:string-value="" table:formula="of:=IF([.AV23]=&quot;&quot;;&quot;&quot;;IF(LEFT([.AV23];1)=&quot;S&quot;;0.1/NUMBERVALUE(RIGHT([.AV23];1))*POWER([.$F23]+70*[.$G23];0.5);[.AV23]*POWER([.$F23]+70*[.$G23];0.5)))" table:style-name="ce43"/>
          <table:table-cell office:value-type="string" office:string-value="" table:formula="of:=IF([.AW23]=&quot;&quot;;&quot;&quot;;IF(LEFT([.AW23];1)=&quot;S&quot;;0.1/NUMBERVALUE(RIGHT([.AW23];1))*POWER([.$F23]+70*[.$G23];0.5);[.AW23]*POWER([.$F23]+70*[.$G23];0.5)))" table:style-name="ce44"/>
          <table:table-cell office:value-type="float" office:value="0.17078251276599349" table:formula="of:=IF([.AX23]=&quot;&quot;;&quot;&quot;;IF(LEFT([.AX23];1)=&quot;S&quot;;0.1/NUMBERVALUE(RIGHT([.AX23];1))*POWER([.$F23]+70*[.$G23];0.5);[.AX23]*POWER([.$F23]+70*[.$G23];0.5)))" table:style-name="ce32">
            <text:p>0.2</text:p>
          </table:table-cell>
          <table:table-cell office:value-type="float" office:value="0.11385500851066231" table:formula="of:=IF([.AY23]=&quot;&quot;;&quot;&quot;;IF(LEFT([.AY23];1)=&quot;S&quot;;0.1/NUMBERVALUE(RIGHT([.AY23];1))*POWER([.$F23]+70*[.$G23];0.5);[.AY23]*POWER([.$F23]+70*[.$G23];0.5)))" table:style-name="ce43">
            <text:p>0.1</text:p>
          </table:table-cell>
          <table:table-cell office:value-type="float" office:value="8.5391256382996744E-2" table:formula="of:=IF([.AZ23]=&quot;&quot;;&quot;&quot;;IF(LEFT([.AZ23];1)=&quot;S&quot;;0.1/NUMBERVALUE(RIGHT([.AZ23];1))*POWER([.$F23]+70*[.$G23];0.5);[.AZ23]*POWER([.$F23]+70*[.$G23];0.5)))" table:style-name="ce44">
            <text:p>0.1</text:p>
          </table:table-cell>
          <table:table-cell table:number-columns-repeated="16312"/>
        </table:table-row>
        <table:table-row table:style-name="ro1">
          <table:table-cell office:value-type="float" office:value="67" table:style-name="ce14">
            <text:p>67</text:p>
          </table:table-cell>
          <table:table-cell office:value-type="string" table:style-name="ce14">
            <text:p>Rowing SS 10m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ardio</text:p>
          </table:table-cell>
          <table:table-cell office:value-type="float" office:value="15" table:style-name="ce15">
            <text:p>15</text:p>
          </table:table-cell>
          <table:table-cell table:style-name="ce14"/>
          <table:table-cell office:value-type="float" office:value="0.16666666666666699" table:style-name="ce20">
            <text:p>0.17</text:p>
          </table:table-cell>
          <table:table-cell table:style-name="ce14"/>
          <table:table-cell table:style-name="ce16"/>
          <table:table-cell office:value-type="float" office:value="3" table:style-name="ce15">
            <text:p>3</text:p>
          </table:table-cell>
          <table:table-cell office:value-type="float" office:value="120" table:style-name="ce14">
            <text:p>120</text:p>
          </table:table-cell>
          <table:table-cell office:value-type="float" office:value="1.0424375742104373" table:formula="of:=SUM([.M24:.AF24])" table:style-name="ce17">
            <text:p>1.0</text:p>
          </table:table-cell>
          <table:table-cell office:value-type="float" office:value="0.11514154661795968" table:formula="of:=IFERROR([.BA24]/MAX([.BA:.BA]);&quot;&quot;)" table:style-name="ce32">
            <text:p>0.1</text:p>
          </table:table-cell>
          <table:table-cell office:value-type="float" office:value="9.1287092917527776E-2" table:formula="of:=IFERROR([.BB24]/MAX([.BB:.BB]);&quot;&quot;)" table:style-name="ce43">
            <text:p>0.1</text:p>
          </table:table-cell>
          <table:table-cell office:value-type="float" office:value="0.14094896205692373" table:formula="of:=IFERROR([.BC24]/MAX([.BC:.BC]);&quot;&quot;)" table:style-name="ce43">
            <text:p>0.1</text:p>
          </table:table-cell>
          <table:table-cell office:value-type="float" office:value="1.2373595345221188E-2" table:formula="of:=IFERROR([.BD24]/MAX([.BD:.BD]);&quot;&quot;)" table:style-name="ce43">
            <text:p>0.0</text:p>
          </table:table-cell>
          <table:table-cell office:value-type="string" office:string-value="" table:formula="of:=IFERROR([.BE24]/MAX([.BE:.BE]);&quot;&quot;)" table:style-name="ce43"/>
          <table:table-cell office:value-type="string" office:string-value="" table:formula="of:=IFERROR([.BF24]/MAX([.BF:.BF]);&quot;&quot;)" table:style-name="ce44"/>
          <table:table-cell office:value-type="float" office:value="4.7366546671567145E-2" table:formula="of:=IFERROR([.BG24]/MAX([.BG:.BG]);&quot;&quot;)" table:style-name="ce32">
            <text:p>0.0</text:p>
          </table:table-cell>
          <table:table-cell office:value-type="float" office:value="6.0380736442456055E-2" table:formula="of:=IFERROR([.BH24]/MAX([.BH:.BH]);&quot;&quot;)" table:style-name="ce43">
            <text:p>0.1</text:p>
          </table:table-cell>
          <table:table-cell office:value-type="string" office:string-value="" table:formula="of:=IFERROR([.BI24]/MAX([.BI:.BI]);&quot;&quot;)" table:style-name="ce43"/>
          <table:table-cell office:value-type="float" office:value="0.1057117215426928" table:formula="of:=IFERROR([.BJ24]/MAX([.BJ:.BJ]);&quot;&quot;)" table:style-name="ce44">
            <text:p>0.1</text:p>
          </table:table-cell>
          <table:table-cell office:value-type="float" office:value="9.5657340530592008E-2" table:formula="of:=IFERROR([.BK24]/MAX([.BK:.BK]);&quot;&quot;)" table:style-name="ce32">
            <text:p>0.1</text:p>
          </table:table-cell>
          <table:table-cell office:value-type="float" office:value="6.1346889572455605E-2" table:formula="of:=IFERROR([.BL24]/MAX([.BL:.BL]);&quot;&quot;)" table:style-name="ce43">
            <text:p>0.1</text:p>
          </table:table-cell>
          <table:table-cell office:value-type="string" office:string-value="" table:formula="of:=IFERROR([.BM24]/MAX([.BM:.BM]);&quot;&quot;)" table:style-name="ce43"/>
          <table:table-cell office:value-type="float" office:value="0.13176156917368259" table:formula="of:=IFERROR([.BN24]/MAX([.BN:.BN]);&quot;&quot;)" table:style-name="ce44">
            <text:p>0.1</text:p>
          </table:table-cell>
          <table:table-cell office:value-type="float" office:value="4.6481112585226469E-2" table:formula="of:=IFERROR([.BO24]/MAX([.BO:.BO]);&quot;&quot;)" table:style-name="ce32">
            <text:p>0.0</text:p>
          </table:table-cell>
          <table:table-cell office:value-type="string" office:string-value="" table:formula="of:=IFERROR([.BP24]/MAX([.BP:.BP]);&quot;&quot;)" table:style-name="ce43"/>
          <table:table-cell office:value-type="string" office:string-value="" table:formula="of:=IFERROR([.BQ24]/MAX([.BQ:.BQ]);&quot;&quot;)" table:style-name="ce44"/>
          <table:table-cell office:value-type="float" office:value="5.1787955522155503E-2" table:formula="of:=IFERROR([.BR24]/MAX([.BR:.BR]);&quot;&quot;)" table:style-name="ce32">
            <text:p>0.1</text:p>
          </table:table-cell>
          <table:table-cell office:value-type="float" office:value="5.7542172802395E-2" table:formula="of:=IFERROR([.BS24]/MAX([.BS:.BS]);&quot;&quot;)" table:style-name="ce43">
            <text:p>0.1</text:p>
          </table:table-cell>
          <table:table-cell office:value-type="float" office:value="2.465033242958176E-2" table:formula="of:=IFERROR([.BT24]/MAX([.BT:.BT]);&quot;&quot;)" table:style-name="ce44">
            <text:p>0.0</text:p>
          </table:table-cell>
          <table:table-cell office:value-type="float" office:value="0.25" table:style-name="ce33">
            <text:p>0.25</text:p>
          </table:table-cell>
          <table:table-cell office:value-type="float" office:value="0.15" table:style-name="ce45">
            <text:p>0.15</text:p>
          </table:table-cell>
          <table:table-cell office:value-type="float" office:value="0.2" table:style-name="ce45">
            <text:p>0.2</text:p>
          </table:table-cell>
          <table:table-cell office:value-type="float" office:value="0.05" table:style-name="ce45">
            <text:p>0.05</text:p>
          </table:table-cell>
          <table:table-cell table:style-name="ce45"/>
          <table:table-cell table:style-name="ce46"/>
          <table:table-cell office:value-type="float" office:value="0.05" table:style-name="ce33">
            <text:p>0.05</text:p>
          </table:table-cell>
          <table:table-cell office:value-type="float" office:value="0.05" table:style-name="ce45">
            <text:p>0.05</text:p>
          </table:table-cell>
          <table:table-cell table:style-name="ce45"/>
          <table:table-cell office:value-type="float" office:value="0.05" table:style-name="ce46">
            <text:p>0.05</text:p>
          </table:table-cell>
          <table:table-cell office:value-type="float" office:value="0.1" table:style-name="ce33">
            <text:p>0.1</text:p>
          </table:table-cell>
          <table:table-cell office:value-type="float" office:value="0.05" table:style-name="ce45">
            <text:p>0.05</text:p>
          </table:table-cell>
          <table:table-cell table:style-name="ce45"/>
          <table:table-cell office:value-type="string" table:style-name="ce46">
            <text:p>S1</text:p>
          </table:table-cell>
          <table:table-cell office:value-type="float" office:value="0.05" table:style-name="ce33">
            <text:p>0.05</text:p>
          </table:table-cell>
          <table:table-cell table:style-name="ce45"/>
          <table:table-cell table:style-name="ce46"/>
          <table:table-cell office:value-type="string" table:style-name="ce33">
            <text:p>S2</text:p>
          </table:table-cell>
          <table:table-cell office:value-type="string" table:style-name="ce45">
            <text:p>S3</text:p>
          </table:table-cell>
          <table:table-cell office:value-type="string" table:style-name="ce46">
            <text:p>S4</text:p>
          </table:table-cell>
          <table:table-cell office:value-type="float" office:value="0.85391256382996739" table:formula="of:=IF([.AG24]=&quot;&quot;;&quot;&quot;;IF(LEFT([.AG24];1)=&quot;S&quot;;0.1/NUMBERVALUE(RIGHT([.AG24];1))*POWER([.$F24]+70*[.$G24];0.5);[.AG24]*POWER([.$F24]+70*[.$G24];0.5)))" table:style-name="ce32">
            <text:p>0.9</text:p>
          </table:table-cell>
          <table:table-cell office:value-type="float" office:value="0.51234753829798041" table:formula="of:=IF([.AH24]=&quot;&quot;;&quot;&quot;;IF(LEFT([.AH24];1)=&quot;S&quot;;0.1/NUMBERVALUE(RIGHT([.AH24];1))*POWER([.$F24]+70*[.$G24];0.5);[.AH24]*POWER([.$F24]+70*[.$G24];0.5)))" table:style-name="ce43">
            <text:p>0.5</text:p>
          </table:table-cell>
          <table:table-cell office:value-type="float" office:value="0.68313005106397395" table:formula="of:=IF([.AI24]=&quot;&quot;;&quot;&quot;;IF(LEFT([.AI24];1)=&quot;S&quot;;0.1/NUMBERVALUE(RIGHT([.AI24];1))*POWER([.$F24]+70*[.$G24];0.5);[.AI24]*POWER([.$F24]+70*[.$G24];0.5)))" table:style-name="ce43">
            <text:p>0.7</text:p>
          </table:table-cell>
          <table:table-cell office:value-type="float" office:value="0.17078251276599349" table:formula="of:=IF([.AJ24]=&quot;&quot;;&quot;&quot;;IF(LEFT([.AJ24];1)=&quot;S&quot;;0.1/NUMBERVALUE(RIGHT([.AJ24];1))*POWER([.$F24]+70*[.$G24];0.5);[.AJ24]*POWER([.$F24]+70*[.$G24];0.5)))" table:style-name="ce43">
            <text:p>0.2</text:p>
          </table:table-cell>
          <table:table-cell office:value-type="string" office:string-value="" table:formula="of:=IF([.AK24]=&quot;&quot;;&quot;&quot;;IF(LEFT([.AK24];1)=&quot;S&quot;;0.1/NUMBERVALUE(RIGHT([.AK24];1))*POWER([.$F24]+70*[.$G24];0.5);[.AK24]*POWER([.$F24]+70*[.$G24];0.5)))" table:style-name="ce43"/>
          <table:table-cell office:value-type="string" office:string-value="" table:formula="of:=IF([.AL24]=&quot;&quot;;&quot;&quot;;IF(LEFT([.AL24];1)=&quot;S&quot;;0.1/NUMBERVALUE(RIGHT([.AL24];1))*POWER([.$F24]+70*[.$G24];0.5);[.AL24]*POWER([.$F24]+70*[.$G24];0.5)))" table:style-name="ce44"/>
          <table:table-cell office:value-type="float" office:value="0.17078251276599349" table:formula="of:=IF([.AM24]=&quot;&quot;;&quot;&quot;;IF(LEFT([.AM24];1)=&quot;S&quot;;0.1/NUMBERVALUE(RIGHT([.AM24];1))*POWER([.$F24]+70*[.$G24];0.5);[.AM24]*POWER([.$F24]+70*[.$G24];0.5)))" table:style-name="ce32">
            <text:p>0.2</text:p>
          </table:table-cell>
          <table:table-cell office:value-type="float" office:value="0.17078251276599349" table:formula="of:=IF([.AN24]=&quot;&quot;;&quot;&quot;;IF(LEFT([.AN24];1)=&quot;S&quot;;0.1/NUMBERVALUE(RIGHT([.AN24];1))*POWER([.$F24]+70*[.$G24];0.5);[.AN24]*POWER([.$F24]+70*[.$G24];0.5)))" table:style-name="ce43">
            <text:p>0.2</text:p>
          </table:table-cell>
          <table:table-cell office:value-type="string" office:string-value="" table:formula="of:=IF([.AO24]=&quot;&quot;;&quot;&quot;;IF(LEFT([.AO24];1)=&quot;S&quot;;0.1/NUMBERVALUE(RIGHT([.AO24];1))*POWER([.$F24]+70*[.$G24];0.5);[.AO24]*POWER([.$F24]+70*[.$G24];0.5)))" table:style-name="ce43"/>
          <table:table-cell office:value-type="float" office:value="0.17078251276599349" table:formula="of:=IF([.AP24]=&quot;&quot;;&quot;&quot;;IF(LEFT([.AP24];1)=&quot;S&quot;;0.1/NUMBERVALUE(RIGHT([.AP24];1))*POWER([.$F24]+70*[.$G24];0.5);[.AP24]*POWER([.$F24]+70*[.$G24];0.5)))" table:style-name="ce44">
            <text:p>0.2</text:p>
          </table:table-cell>
          <table:table-cell office:value-type="float" office:value="0.34156502553198698" table:formula="of:=IF([.AQ24]=&quot;&quot;;&quot;&quot;;IF(LEFT([.AQ24];1)=&quot;S&quot;;0.1/NUMBERVALUE(RIGHT([.AQ24];1))*POWER([.$F24]+70*[.$G24];0.5);[.AQ24]*POWER([.$F24]+70*[.$G24];0.5)))" table:style-name="ce32">
            <text:p>0.3</text:p>
          </table:table-cell>
          <table:table-cell office:value-type="float" office:value="0.17078251276599349" table:formula="of:=IF([.AR24]=&quot;&quot;;&quot;&quot;;IF(LEFT([.AR24];1)=&quot;S&quot;;0.1/NUMBERVALUE(RIGHT([.AR24];1))*POWER([.$F24]+70*[.$G24];0.5);[.AR24]*POWER([.$F24]+70*[.$G24];0.5)))" table:style-name="ce43">
            <text:p>0.2</text:p>
          </table:table-cell>
          <table:table-cell office:value-type="string" office:string-value="" table:formula="of:=IF([.AS24]=&quot;&quot;;&quot;&quot;;IF(LEFT([.AS24];1)=&quot;S&quot;;0.1/NUMBERVALUE(RIGHT([.AS24];1))*POWER([.$F24]+70*[.$G24];0.5);[.AS24]*POWER([.$F24]+70*[.$G24];0.5)))" table:style-name="ce43"/>
          <table:table-cell office:value-type="float" office:value="0.34156502553198698" table:formula="of:=IF([.AT24]=&quot;&quot;;&quot;&quot;;IF(LEFT([.AT24];1)=&quot;S&quot;;0.1/NUMBERVALUE(RIGHT([.AT24];1))*POWER([.$F24]+70*[.$G24];0.5);[.AT24]*POWER([.$F24]+70*[.$G24];0.5)))" table:style-name="ce44">
            <text:p>0.3</text:p>
          </table:table-cell>
          <table:table-cell office:value-type="float" office:value="0.17078251276599349" table:formula="of:=IF([.AU24]=&quot;&quot;;&quot;&quot;;IF(LEFT([.AU24];1)=&quot;S&quot;;0.1/NUMBERVALUE(RIGHT([.AU24];1))*POWER([.$F24]+70*[.$G24];0.5);[.AU24]*POWER([.$F24]+70*[.$G24];0.5)))" table:style-name="ce32">
            <text:p>0.2</text:p>
          </table:table-cell>
          <table:table-cell office:value-type="string" office:string-value="" table:formula="of:=IF([.AV24]=&quot;&quot;;&quot;&quot;;IF(LEFT([.AV24];1)=&quot;S&quot;;0.1/NUMBERVALUE(RIGHT([.AV24];1))*POWER([.$F24]+70*[.$G24];0.5);[.AV24]*POWER([.$F24]+70*[.$G24];0.5)))" table:style-name="ce43"/>
          <table:table-cell office:value-type="string" office:string-value="" table:formula="of:=IF([.AW24]=&quot;&quot;;&quot;&quot;;IF(LEFT([.AW24];1)=&quot;S&quot;;0.1/NUMBERVALUE(RIGHT([.AW24];1))*POWER([.$F24]+70*[.$G24];0.5);[.AW24]*POWER([.$F24]+70*[.$G24];0.5)))" table:style-name="ce44"/>
          <table:table-cell office:value-type="float" office:value="0.17078251276599349" table:formula="of:=IF([.AX24]=&quot;&quot;;&quot;&quot;;IF(LEFT([.AX24];1)=&quot;S&quot;;0.1/NUMBERVALUE(RIGHT([.AX24];1))*POWER([.$F24]+70*[.$G24];0.5);[.AX24]*POWER([.$F24]+70*[.$G24];0.5)))" table:style-name="ce32">
            <text:p>0.2</text:p>
          </table:table-cell>
          <table:table-cell office:value-type="float" office:value="0.11385500851066231" table:formula="of:=IF([.AY24]=&quot;&quot;;&quot;&quot;;IF(LEFT([.AY24];1)=&quot;S&quot;;0.1/NUMBERVALUE(RIGHT([.AY24];1))*POWER([.$F24]+70*[.$G24];0.5);[.AY24]*POWER([.$F24]+70*[.$G24];0.5)))" table:style-name="ce43">
            <text:p>0.1</text:p>
          </table:table-cell>
          <table:table-cell office:value-type="float" office:value="8.5391256382996744E-2" table:formula="of:=IF([.AZ24]=&quot;&quot;;&quot;&quot;;IF(LEFT([.AZ24];1)=&quot;S&quot;;0.1/NUMBERVALUE(RIGHT([.AZ24];1))*POWER([.$F24]+70*[.$G24];0.5);[.AZ24]*POWER([.$F24]+70*[.$G24];0.5)))" table:style-name="ce44">
            <text:p>0.1</text:p>
          </table:table-cell>
          <table:table-cell table:number-columns-repeated="16312"/>
        </table:table-row>
        <table:table-row table:style-name="ro1">
          <table:table-cell office:value-type="float" office:value="3" table:style-name="ce14">
            <text:p>3</text:p>
          </table:table-cell>
          <table:table-cell office:value-type="string" table:style-name="ce14">
            <text:p>Rowing SS 15m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ardio</text:p>
          </table:table-cell>
          <table:table-cell office:value-type="float" office:value="20" table:style-name="ce15">
            <text:p>20</text:p>
          </table:table-cell>
          <table:table-cell table:style-name="ce14"/>
          <table:table-cell office:value-type="float" office:value="0.16666666666666699" table:style-name="ce20">
            <text:p>0.17</text:p>
          </table:table-cell>
          <table:table-cell table:style-name="ce14"/>
          <table:table-cell table:style-name="ce16"/>
          <table:table-cell office:value-type="float" office:value="4" table:style-name="ce15">
            <text:p>4</text:p>
          </table:table-cell>
          <table:table-cell office:value-type="float" office:value="180" table:style-name="ce14">
            <text:p>180</text:p>
          </table:table-cell>
          <table:table-cell office:value-type="float" office:value="1.0424375742104373" table:formula="of:=SUM([.M25:.AF25])" table:style-name="ce17">
            <text:p>1.0</text:p>
          </table:table-cell>
          <table:table-cell office:value-type="float" office:value="0.11514154661795968" table:formula="of:=IFERROR([.BA25]/MAX([.BA:.BA]);&quot;&quot;)" table:style-name="ce32">
            <text:p>0.1</text:p>
          </table:table-cell>
          <table:table-cell office:value-type="float" office:value="9.1287092917527776E-2" table:formula="of:=IFERROR([.BB25]/MAX([.BB:.BB]);&quot;&quot;)" table:style-name="ce43">
            <text:p>0.1</text:p>
          </table:table-cell>
          <table:table-cell office:value-type="float" office:value="0.14094896205692373" table:formula="of:=IFERROR([.BC25]/MAX([.BC:.BC]);&quot;&quot;)" table:style-name="ce43">
            <text:p>0.1</text:p>
          </table:table-cell>
          <table:table-cell office:value-type="float" office:value="1.2373595345221188E-2" table:formula="of:=IFERROR([.BD25]/MAX([.BD:.BD]);&quot;&quot;)" table:style-name="ce43">
            <text:p>0.0</text:p>
          </table:table-cell>
          <table:table-cell office:value-type="string" office:string-value="" table:formula="of:=IFERROR([.BE25]/MAX([.BE:.BE]);&quot;&quot;)" table:style-name="ce43"/>
          <table:table-cell office:value-type="string" office:string-value="" table:formula="of:=IFERROR([.BF25]/MAX([.BF:.BF]);&quot;&quot;)" table:style-name="ce44"/>
          <table:table-cell office:value-type="float" office:value="4.7366546671567145E-2" table:formula="of:=IFERROR([.BG25]/MAX([.BG:.BG]);&quot;&quot;)" table:style-name="ce32">
            <text:p>0.0</text:p>
          </table:table-cell>
          <table:table-cell office:value-type="float" office:value="6.0380736442456055E-2" table:formula="of:=IFERROR([.BH25]/MAX([.BH:.BH]);&quot;&quot;)" table:style-name="ce43">
            <text:p>0.1</text:p>
          </table:table-cell>
          <table:table-cell office:value-type="string" office:string-value="" table:formula="of:=IFERROR([.BI25]/MAX([.BI:.BI]);&quot;&quot;)" table:style-name="ce43"/>
          <table:table-cell office:value-type="float" office:value="0.1057117215426928" table:formula="of:=IFERROR([.BJ25]/MAX([.BJ:.BJ]);&quot;&quot;)" table:style-name="ce44">
            <text:p>0.1</text:p>
          </table:table-cell>
          <table:table-cell office:value-type="float" office:value="9.5657340530592008E-2" table:formula="of:=IFERROR([.BK25]/MAX([.BK:.BK]);&quot;&quot;)" table:style-name="ce32">
            <text:p>0.1</text:p>
          </table:table-cell>
          <table:table-cell office:value-type="float" office:value="6.1346889572455605E-2" table:formula="of:=IFERROR([.BL25]/MAX([.BL:.BL]);&quot;&quot;)" table:style-name="ce43">
            <text:p>0.1</text:p>
          </table:table-cell>
          <table:table-cell office:value-type="string" office:string-value="" table:formula="of:=IFERROR([.BM25]/MAX([.BM:.BM]);&quot;&quot;)" table:style-name="ce43"/>
          <table:table-cell office:value-type="float" office:value="0.13176156917368259" table:formula="of:=IFERROR([.BN25]/MAX([.BN:.BN]);&quot;&quot;)" table:style-name="ce44">
            <text:p>0.1</text:p>
          </table:table-cell>
          <table:table-cell office:value-type="float" office:value="4.6481112585226469E-2" table:formula="of:=IFERROR([.BO25]/MAX([.BO:.BO]);&quot;&quot;)" table:style-name="ce32">
            <text:p>0.0</text:p>
          </table:table-cell>
          <table:table-cell office:value-type="string" office:string-value="" table:formula="of:=IFERROR([.BP25]/MAX([.BP:.BP]);&quot;&quot;)" table:style-name="ce43"/>
          <table:table-cell office:value-type="string" office:string-value="" table:formula="of:=IFERROR([.BQ25]/MAX([.BQ:.BQ]);&quot;&quot;)" table:style-name="ce44"/>
          <table:table-cell office:value-type="float" office:value="5.1787955522155503E-2" table:formula="of:=IFERROR([.BR25]/MAX([.BR:.BR]);&quot;&quot;)" table:style-name="ce32">
            <text:p>0.1</text:p>
          </table:table-cell>
          <table:table-cell office:value-type="float" office:value="5.7542172802395E-2" table:formula="of:=IFERROR([.BS25]/MAX([.BS:.BS]);&quot;&quot;)" table:style-name="ce43">
            <text:p>0.1</text:p>
          </table:table-cell>
          <table:table-cell office:value-type="float" office:value="2.465033242958176E-2" table:formula="of:=IFERROR([.BT25]/MAX([.BT:.BT]);&quot;&quot;)" table:style-name="ce44">
            <text:p>0.0</text:p>
          </table:table-cell>
          <table:table-cell office:value-type="float" office:value="0.25" table:style-name="ce33">
            <text:p>0.25</text:p>
          </table:table-cell>
          <table:table-cell office:value-type="float" office:value="0.15" table:style-name="ce45">
            <text:p>0.15</text:p>
          </table:table-cell>
          <table:table-cell office:value-type="float" office:value="0.2" table:style-name="ce45">
            <text:p>0.2</text:p>
          </table:table-cell>
          <table:table-cell office:value-type="float" office:value="0.05" table:style-name="ce45">
            <text:p>0.05</text:p>
          </table:table-cell>
          <table:table-cell table:style-name="ce45"/>
          <table:table-cell table:style-name="ce46"/>
          <table:table-cell office:value-type="float" office:value="0.05" table:style-name="ce33">
            <text:p>0.05</text:p>
          </table:table-cell>
          <table:table-cell office:value-type="float" office:value="0.05" table:style-name="ce45">
            <text:p>0.05</text:p>
          </table:table-cell>
          <table:table-cell table:style-name="ce45"/>
          <table:table-cell office:value-type="float" office:value="0.05" table:style-name="ce46">
            <text:p>0.05</text:p>
          </table:table-cell>
          <table:table-cell office:value-type="float" office:value="0.1" table:style-name="ce33">
            <text:p>0.1</text:p>
          </table:table-cell>
          <table:table-cell office:value-type="float" office:value="0.05" table:style-name="ce45">
            <text:p>0.05</text:p>
          </table:table-cell>
          <table:table-cell table:style-name="ce45"/>
          <table:table-cell office:value-type="string" table:style-name="ce46">
            <text:p>S1</text:p>
          </table:table-cell>
          <table:table-cell office:value-type="float" office:value="0.05" table:style-name="ce33">
            <text:p>0.05</text:p>
          </table:table-cell>
          <table:table-cell table:style-name="ce45"/>
          <table:table-cell table:style-name="ce46"/>
          <table:table-cell office:value-type="string" table:style-name="ce33">
            <text:p>S2</text:p>
          </table:table-cell>
          <table:table-cell office:value-type="string" table:style-name="ce45">
            <text:p>S3</text:p>
          </table:table-cell>
          <table:table-cell office:value-type="string" table:style-name="ce46">
            <text:p>S4</text:p>
          </table:table-cell>
          <table:table-cell office:value-type="float" office:value="0.85391256382996739" table:formula="of:=IF([.AG25]=&quot;&quot;;&quot;&quot;;IF(LEFT([.AG25];1)=&quot;S&quot;;0.1/NUMBERVALUE(RIGHT([.AG25];1))*POWER([.$F25]+70*[.$G25];0.5);[.AG25]*POWER([.$F25]+70*[.$G25];0.5)))" table:style-name="ce32">
            <text:p>0.9</text:p>
          </table:table-cell>
          <table:table-cell office:value-type="float" office:value="0.51234753829798041" table:formula="of:=IF([.AH25]=&quot;&quot;;&quot;&quot;;IF(LEFT([.AH25];1)=&quot;S&quot;;0.1/NUMBERVALUE(RIGHT([.AH25];1))*POWER([.$F25]+70*[.$G25];0.5);[.AH25]*POWER([.$F25]+70*[.$G25];0.5)))" table:style-name="ce43">
            <text:p>0.5</text:p>
          </table:table-cell>
          <table:table-cell office:value-type="float" office:value="0.68313005106397395" table:formula="of:=IF([.AI25]=&quot;&quot;;&quot;&quot;;IF(LEFT([.AI25];1)=&quot;S&quot;;0.1/NUMBERVALUE(RIGHT([.AI25];1))*POWER([.$F25]+70*[.$G25];0.5);[.AI25]*POWER([.$F25]+70*[.$G25];0.5)))" table:style-name="ce43">
            <text:p>0.7</text:p>
          </table:table-cell>
          <table:table-cell office:value-type="float" office:value="0.17078251276599349" table:formula="of:=IF([.AJ25]=&quot;&quot;;&quot;&quot;;IF(LEFT([.AJ25];1)=&quot;S&quot;;0.1/NUMBERVALUE(RIGHT([.AJ25];1))*POWER([.$F25]+70*[.$G25];0.5);[.AJ25]*POWER([.$F25]+70*[.$G25];0.5)))" table:style-name="ce43">
            <text:p>0.2</text:p>
          </table:table-cell>
          <table:table-cell office:value-type="string" office:string-value="" table:formula="of:=IF([.AK25]=&quot;&quot;;&quot;&quot;;IF(LEFT([.AK25];1)=&quot;S&quot;;0.1/NUMBERVALUE(RIGHT([.AK25];1))*POWER([.$F25]+70*[.$G25];0.5);[.AK25]*POWER([.$F25]+70*[.$G25];0.5)))" table:style-name="ce43"/>
          <table:table-cell office:value-type="string" office:string-value="" table:formula="of:=IF([.AL25]=&quot;&quot;;&quot;&quot;;IF(LEFT([.AL25];1)=&quot;S&quot;;0.1/NUMBERVALUE(RIGHT([.AL25];1))*POWER([.$F25]+70*[.$G25];0.5);[.AL25]*POWER([.$F25]+70*[.$G25];0.5)))" table:style-name="ce44"/>
          <table:table-cell office:value-type="float" office:value="0.17078251276599349" table:formula="of:=IF([.AM25]=&quot;&quot;;&quot;&quot;;IF(LEFT([.AM25];1)=&quot;S&quot;;0.1/NUMBERVALUE(RIGHT([.AM25];1))*POWER([.$F25]+70*[.$G25];0.5);[.AM25]*POWER([.$F25]+70*[.$G25];0.5)))" table:style-name="ce32">
            <text:p>0.2</text:p>
          </table:table-cell>
          <table:table-cell office:value-type="float" office:value="0.17078251276599349" table:formula="of:=IF([.AN25]=&quot;&quot;;&quot;&quot;;IF(LEFT([.AN25];1)=&quot;S&quot;;0.1/NUMBERVALUE(RIGHT([.AN25];1))*POWER([.$F25]+70*[.$G25];0.5);[.AN25]*POWER([.$F25]+70*[.$G25];0.5)))" table:style-name="ce43">
            <text:p>0.2</text:p>
          </table:table-cell>
          <table:table-cell office:value-type="string" office:string-value="" table:formula="of:=IF([.AO25]=&quot;&quot;;&quot;&quot;;IF(LEFT([.AO25];1)=&quot;S&quot;;0.1/NUMBERVALUE(RIGHT([.AO25];1))*POWER([.$F25]+70*[.$G25];0.5);[.AO25]*POWER([.$F25]+70*[.$G25];0.5)))" table:style-name="ce43"/>
          <table:table-cell office:value-type="float" office:value="0.17078251276599349" table:formula="of:=IF([.AP25]=&quot;&quot;;&quot;&quot;;IF(LEFT([.AP25];1)=&quot;S&quot;;0.1/NUMBERVALUE(RIGHT([.AP25];1))*POWER([.$F25]+70*[.$G25];0.5);[.AP25]*POWER([.$F25]+70*[.$G25];0.5)))" table:style-name="ce44">
            <text:p>0.2</text:p>
          </table:table-cell>
          <table:table-cell office:value-type="float" office:value="0.34156502553198698" table:formula="of:=IF([.AQ25]=&quot;&quot;;&quot;&quot;;IF(LEFT([.AQ25];1)=&quot;S&quot;;0.1/NUMBERVALUE(RIGHT([.AQ25];1))*POWER([.$F25]+70*[.$G25];0.5);[.AQ25]*POWER([.$F25]+70*[.$G25];0.5)))" table:style-name="ce32">
            <text:p>0.3</text:p>
          </table:table-cell>
          <table:table-cell office:value-type="float" office:value="0.17078251276599349" table:formula="of:=IF([.AR25]=&quot;&quot;;&quot;&quot;;IF(LEFT([.AR25];1)=&quot;S&quot;;0.1/NUMBERVALUE(RIGHT([.AR25];1))*POWER([.$F25]+70*[.$G25];0.5);[.AR25]*POWER([.$F25]+70*[.$G25];0.5)))" table:style-name="ce43">
            <text:p>0.2</text:p>
          </table:table-cell>
          <table:table-cell office:value-type="string" office:string-value="" table:formula="of:=IF([.AS25]=&quot;&quot;;&quot;&quot;;IF(LEFT([.AS25];1)=&quot;S&quot;;0.1/NUMBERVALUE(RIGHT([.AS25];1))*POWER([.$F25]+70*[.$G25];0.5);[.AS25]*POWER([.$F25]+70*[.$G25];0.5)))" table:style-name="ce43"/>
          <table:table-cell office:value-type="float" office:value="0.34156502553198698" table:formula="of:=IF([.AT25]=&quot;&quot;;&quot;&quot;;IF(LEFT([.AT25];1)=&quot;S&quot;;0.1/NUMBERVALUE(RIGHT([.AT25];1))*POWER([.$F25]+70*[.$G25];0.5);[.AT25]*POWER([.$F25]+70*[.$G25];0.5)))" table:style-name="ce44">
            <text:p>0.3</text:p>
          </table:table-cell>
          <table:table-cell office:value-type="float" office:value="0.17078251276599349" table:formula="of:=IF([.AU25]=&quot;&quot;;&quot;&quot;;IF(LEFT([.AU25];1)=&quot;S&quot;;0.1/NUMBERVALUE(RIGHT([.AU25];1))*POWER([.$F25]+70*[.$G25];0.5);[.AU25]*POWER([.$F25]+70*[.$G25];0.5)))" table:style-name="ce32">
            <text:p>0.2</text:p>
          </table:table-cell>
          <table:table-cell office:value-type="string" office:string-value="" table:formula="of:=IF([.AV25]=&quot;&quot;;&quot;&quot;;IF(LEFT([.AV25];1)=&quot;S&quot;;0.1/NUMBERVALUE(RIGHT([.AV25];1))*POWER([.$F25]+70*[.$G25];0.5);[.AV25]*POWER([.$F25]+70*[.$G25];0.5)))" table:style-name="ce43"/>
          <table:table-cell office:value-type="string" office:string-value="" table:formula="of:=IF([.AW25]=&quot;&quot;;&quot;&quot;;IF(LEFT([.AW25];1)=&quot;S&quot;;0.1/NUMBERVALUE(RIGHT([.AW25];1))*POWER([.$F25]+70*[.$G25];0.5);[.AW25]*POWER([.$F25]+70*[.$G25];0.5)))" table:style-name="ce44"/>
          <table:table-cell office:value-type="float" office:value="0.17078251276599349" table:formula="of:=IF([.AX25]=&quot;&quot;;&quot;&quot;;IF(LEFT([.AX25];1)=&quot;S&quot;;0.1/NUMBERVALUE(RIGHT([.AX25];1))*POWER([.$F25]+70*[.$G25];0.5);[.AX25]*POWER([.$F25]+70*[.$G25];0.5)))" table:style-name="ce32">
            <text:p>0.2</text:p>
          </table:table-cell>
          <table:table-cell office:value-type="float" office:value="0.11385500851066231" table:formula="of:=IF([.AY25]=&quot;&quot;;&quot;&quot;;IF(LEFT([.AY25];1)=&quot;S&quot;;0.1/NUMBERVALUE(RIGHT([.AY25];1))*POWER([.$F25]+70*[.$G25];0.5);[.AY25]*POWER([.$F25]+70*[.$G25];0.5)))" table:style-name="ce43">
            <text:p>0.1</text:p>
          </table:table-cell>
          <table:table-cell office:value-type="float" office:value="8.5391256382996744E-2" table:formula="of:=IF([.AZ25]=&quot;&quot;;&quot;&quot;;IF(LEFT([.AZ25];1)=&quot;S&quot;;0.1/NUMBERVALUE(RIGHT([.AZ25];1))*POWER([.$F25]+70*[.$G25];0.5);[.AZ25]*POWER([.$F25]+70*[.$G25];0.5)))" table:style-name="ce44">
            <text:p>0.1</text:p>
          </table:table-cell>
          <table:table-cell table:number-columns-repeated="16312"/>
        </table:table-row>
        <table:table-row table:style-name="ro1">
          <table:table-cell office:value-type="float" office:value="72" table:style-name="ce14">
            <text:p>72</text:p>
          </table:table-cell>
          <table:table-cell office:value-type="string" table:style-name="ce14">
            <text:p>Step machine HIIT 15m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ardio</text:p>
          </table:table-cell>
          <table:table-cell office:value-type="float" office:value="20" table:style-name="ce15">
            <text:p>20</text:p>
          </table:table-cell>
          <table:table-cell table:style-name="ce14"/>
          <table:table-cell office:value-type="float" office:value="0.16666666666666699" table:style-name="ce20">
            <text:p>0.17</text:p>
          </table:table-cell>
          <table:table-cell table:style-name="ce14"/>
          <table:table-cell table:style-name="ce16"/>
          <table:table-cell office:value-type="float" office:value="4" table:style-name="ce15">
            <text:p>4</text:p>
          </table:table-cell>
          <table:table-cell office:value-type="float" office:value="180" table:style-name="ce14">
            <text:p>180</text:p>
          </table:table-cell>
          <table:table-cell office:value-type="float" office:value="0.76722336176452732" table:formula="of:=SUM([.M26:.AF26])" table:style-name="ce17">
            <text:p>0.8</text:p>
          </table:table-cell>
          <table:table-cell office:value-type="float" office:value="0.16119816526514355" table:formula="of:=IFERROR([.BA26]/MAX([.BA:.BA]);&quot;&quot;)" table:style-name="ce32">
            <text:p>0.2</text:p>
          </table:table-cell>
          <table:table-cell office:value-type="float" office:value="0.15214515486254629" table:formula="of:=IFERROR([.BB26]/MAX([.BB:.BB]);&quot;&quot;)" table:style-name="ce43">
            <text:p>0.2</text:p>
          </table:table-cell>
          <table:table-cell office:value-type="float" office:value="0.17618620257115464" table:formula="of:=IFERROR([.BC26]/MAX([.BC:.BC]);&quot;&quot;)" table:style-name="ce43">
            <text:p>0.2</text:p>
          </table:table-cell>
          <table:table-cell office:value-type="float" office:value="2.4747190690442376E-2" table:formula="of:=IFERROR([.BD26]/MAX([.BD:.BD]);&quot;&quot;)" table:style-name="ce43">
            <text:p>0.0</text:p>
          </table:table-cell>
          <table:table-cell office:value-type="float" office:value="3.0190368221228028E-2" table:formula="of:=IFERROR([.BE26]/MAX([.BE:.BE]);&quot;&quot;)" table:style-name="ce43">
            <text:p>0.0</text:p>
          </table:table-cell>
          <table:table-cell office:value-type="string" office:string-value="" table:formula="of:=IFERROR([.BF26]/MAX([.BF:.BF]);&quot;&quot;)" table:style-name="ce44"/>
          <table:table-cell office:value-type="string" office:string-value="" table:formula="of:=IFERROR([.BG26]/MAX([.BG:.BG]);&quot;&quot;)" table:style-name="ce32"/>
          <table:table-cell office:value-type="string" office:string-value="" table:formula="of:=IFERROR([.BH26]/MAX([.BH:.BH]);&quot;&quot;)" table:style-name="ce43"/>
          <table:table-cell office:value-type="string" office:string-value="" table:formula="of:=IFERROR([.BI26]/MAX([.BI:.BI]);&quot;&quot;)" table:style-name="ce43"/>
          <table:table-cell office:value-type="string" office:string-value="" table:formula="of:=IFERROR([.BJ26]/MAX([.BJ:.BJ]);&quot;&quot;)" table:style-name="ce44"/>
          <table:table-cell office:value-type="string" office:string-value="" table:formula="of:=IFERROR([.BK26]/MAX([.BK:.BK]);&quot;&quot;)" table:style-name="ce32"/>
          <table:table-cell office:value-type="string" office:string-value="" table:formula="of:=IFERROR([.BL26]/MAX([.BL:.BL]);&quot;&quot;)" table:style-name="ce43"/>
          <table:table-cell office:value-type="string" office:string-value="" table:formula="of:=IFERROR([.BM26]/MAX([.BM:.BM]);&quot;&quot;)" table:style-name="ce43"/>
          <table:table-cell office:value-type="string" office:string-value="" table:formula="of:=IFERROR([.BN26]/MAX([.BN:.BN]);&quot;&quot;)" table:style-name="ce44"/>
          <table:table-cell office:value-type="string" office:string-value="" table:formula="of:=IFERROR([.BO26]/MAX([.BO:.BO]);&quot;&quot;)" table:style-name="ce32"/>
          <table:table-cell office:value-type="string" office:string-value="" table:formula="of:=IFERROR([.BP26]/MAX([.BP:.BP]);&quot;&quot;)" table:style-name="ce43"/>
          <table:table-cell office:value-type="string" office:string-value="" table:formula="of:=IFERROR([.BQ26]/MAX([.BQ:.BQ]);&quot;&quot;)" table:style-name="ce44"/>
          <table:table-cell office:value-type="float" office:value="0.10357591104431101" table:formula="of:=IFERROR([.BR26]/MAX([.BR:.BR]);&quot;&quot;)" table:style-name="ce32">
            <text:p>0.1</text:p>
          </table:table-cell>
          <table:table-cell office:value-type="float" office:value="8.6313259203592507E-2" table:formula="of:=IFERROR([.BS26]/MAX([.BS:.BS]);&quot;&quot;)" table:style-name="ce43">
            <text:p>0.1</text:p>
          </table:table-cell>
          <table:table-cell office:value-type="float" office:value="3.2867109906109013E-2" table:formula="of:=IFERROR([.BT26]/MAX([.BT:.BT]);&quot;&quot;)" table:style-name="ce44">
            <text:p>0.0</text:p>
          </table:table-cell>
          <table:table-cell office:value-type="float" office:value="0.35" table:style-name="ce33">
            <text:p>0.35</text:p>
          </table:table-cell>
          <table:table-cell office:value-type="float" office:value="0.25" table:style-name="ce45">
            <text:p>0.25</text:p>
          </table:table-cell>
          <table:table-cell office:value-type="float" office:value="0.25" table:style-name="ce45">
            <text:p>0.25</text:p>
          </table:table-cell>
          <table:table-cell office:value-type="float" office:value="0.1" table:style-name="ce45">
            <text:p>0.1</text:p>
          </table:table-cell>
          <table:table-cell office:value-type="float" office:value="0.05" table:style-name="ce45">
            <text:p>0.05</text:p>
          </table:table-cell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office:value-type="string" table:style-name="ce46">
            <text:p>S3</text:p>
          </table:table-cell>
          <table:table-cell office:value-type="float" office:value="1.1954775893619543" table:formula="of:=IF([.AG26]=&quot;&quot;;&quot;&quot;;IF(LEFT([.AG26];1)=&quot;S&quot;;0.1/NUMBERVALUE(RIGHT([.AG26];1))*POWER([.$F26]+70*[.$G26];0.5);[.AG26]*POWER([.$F26]+70*[.$G26];0.5)))" table:style-name="ce32">
            <text:p>1.2</text:p>
          </table:table-cell>
          <table:table-cell office:value-type="float" office:value="0.85391256382996739" table:formula="of:=IF([.AH26]=&quot;&quot;;&quot;&quot;;IF(LEFT([.AH26];1)=&quot;S&quot;;0.1/NUMBERVALUE(RIGHT([.AH26];1))*POWER([.$F26]+70*[.$G26];0.5);[.AH26]*POWER([.$F26]+70*[.$G26];0.5)))" table:style-name="ce43">
            <text:p>0.9</text:p>
          </table:table-cell>
          <table:table-cell office:value-type="float" office:value="0.85391256382996739" table:formula="of:=IF([.AI26]=&quot;&quot;;&quot;&quot;;IF(LEFT([.AI26];1)=&quot;S&quot;;0.1/NUMBERVALUE(RIGHT([.AI26];1))*POWER([.$F26]+70*[.$G26];0.5);[.AI26]*POWER([.$F26]+70*[.$G26];0.5)))" table:style-name="ce43">
            <text:p>0.9</text:p>
          </table:table-cell>
          <table:table-cell office:value-type="float" office:value="0.34156502553198698" table:formula="of:=IF([.AJ26]=&quot;&quot;;&quot;&quot;;IF(LEFT([.AJ26];1)=&quot;S&quot;;0.1/NUMBERVALUE(RIGHT([.AJ26];1))*POWER([.$F26]+70*[.$G26];0.5);[.AJ26]*POWER([.$F26]+70*[.$G26];0.5)))" table:style-name="ce43">
            <text:p>0.3</text:p>
          </table:table-cell>
          <table:table-cell office:value-type="float" office:value="0.17078251276599349" table:formula="of:=IF([.AK26]=&quot;&quot;;&quot;&quot;;IF(LEFT([.AK26];1)=&quot;S&quot;;0.1/NUMBERVALUE(RIGHT([.AK26];1))*POWER([.$F26]+70*[.$G26];0.5);[.AK26]*POWER([.$F26]+70*[.$G26];0.5)))" table:style-name="ce43">
            <text:p>0.2</text:p>
          </table:table-cell>
          <table:table-cell office:value-type="string" office:string-value="" table:formula="of:=IF([.AL26]=&quot;&quot;;&quot;&quot;;IF(LEFT([.AL26];1)=&quot;S&quot;;0.1/NUMBERVALUE(RIGHT([.AL26];1))*POWER([.$F26]+70*[.$G26];0.5);[.AL26]*POWER([.$F26]+70*[.$G26];0.5)))" table:style-name="ce44"/>
          <table:table-cell office:value-type="string" office:string-value="" table:formula="of:=IF([.AM26]=&quot;&quot;;&quot;&quot;;IF(LEFT([.AM26];1)=&quot;S&quot;;0.1/NUMBERVALUE(RIGHT([.AM26];1))*POWER([.$F26]+70*[.$G26];0.5);[.AM26]*POWER([.$F26]+70*[.$G26];0.5)))" table:style-name="ce32"/>
          <table:table-cell office:value-type="string" office:string-value="" table:formula="of:=IF([.AN26]=&quot;&quot;;&quot;&quot;;IF(LEFT([.AN26];1)=&quot;S&quot;;0.1/NUMBERVALUE(RIGHT([.AN26];1))*POWER([.$F26]+70*[.$G26];0.5);[.AN26]*POWER([.$F26]+70*[.$G26];0.5)))" table:style-name="ce43"/>
          <table:table-cell office:value-type="string" office:string-value="" table:formula="of:=IF([.AO26]=&quot;&quot;;&quot;&quot;;IF(LEFT([.AO26];1)=&quot;S&quot;;0.1/NUMBERVALUE(RIGHT([.AO26];1))*POWER([.$F26]+70*[.$G26];0.5);[.AO26]*POWER([.$F26]+70*[.$G26];0.5)))" table:style-name="ce43"/>
          <table:table-cell office:value-type="string" office:string-value="" table:formula="of:=IF([.AP26]=&quot;&quot;;&quot;&quot;;IF(LEFT([.AP26];1)=&quot;S&quot;;0.1/NUMBERVALUE(RIGHT([.AP26];1))*POWER([.$F26]+70*[.$G26];0.5);[.AP26]*POWER([.$F26]+70*[.$G26];0.5)))" table:style-name="ce44"/>
          <table:table-cell office:value-type="string" office:string-value="" table:formula="of:=IF([.AQ26]=&quot;&quot;;&quot;&quot;;IF(LEFT([.AQ26];1)=&quot;S&quot;;0.1/NUMBERVALUE(RIGHT([.AQ26];1))*POWER([.$F26]+70*[.$G26];0.5);[.AQ26]*POWER([.$F26]+70*[.$G26];0.5)))" table:style-name="ce32"/>
          <table:table-cell office:value-type="string" office:string-value="" table:formula="of:=IF([.AR26]=&quot;&quot;;&quot;&quot;;IF(LEFT([.AR26];1)=&quot;S&quot;;0.1/NUMBERVALUE(RIGHT([.AR26];1))*POWER([.$F26]+70*[.$G26];0.5);[.AR26]*POWER([.$F26]+70*[.$G26];0.5)))" table:style-name="ce43"/>
          <table:table-cell office:value-type="string" office:string-value="" table:formula="of:=IF([.AS26]=&quot;&quot;;&quot;&quot;;IF(LEFT([.AS26];1)=&quot;S&quot;;0.1/NUMBERVALUE(RIGHT([.AS26];1))*POWER([.$F26]+70*[.$G26];0.5);[.AS26]*POWER([.$F26]+70*[.$G26];0.5)))" table:style-name="ce43"/>
          <table:table-cell office:value-type="string" office:string-value="" table:formula="of:=IF([.AT26]=&quot;&quot;;&quot;&quot;;IF(LEFT([.AT26];1)=&quot;S&quot;;0.1/NUMBERVALUE(RIGHT([.AT26];1))*POWER([.$F26]+70*[.$G26];0.5);[.AT26]*POWER([.$F26]+70*[.$G26];0.5)))" table:style-name="ce44"/>
          <table:table-cell office:value-type="string" office:string-value="" table:formula="of:=IF([.AU26]=&quot;&quot;;&quot;&quot;;IF(LEFT([.AU26];1)=&quot;S&quot;;0.1/NUMBERVALUE(RIGHT([.AU26];1))*POWER([.$F26]+70*[.$G26];0.5);[.AU26]*POWER([.$F26]+70*[.$G26];0.5)))" table:style-name="ce32"/>
          <table:table-cell office:value-type="string" office:string-value="" table:formula="of:=IF([.AV26]=&quot;&quot;;&quot;&quot;;IF(LEFT([.AV26];1)=&quot;S&quot;;0.1/NUMBERVALUE(RIGHT([.AV26];1))*POWER([.$F26]+70*[.$G26];0.5);[.AV26]*POWER([.$F26]+70*[.$G26];0.5)))" table:style-name="ce43"/>
          <table:table-cell office:value-type="string" office:string-value="" table:formula="of:=IF([.AW26]=&quot;&quot;;&quot;&quot;;IF(LEFT([.AW26];1)=&quot;S&quot;;0.1/NUMBERVALUE(RIGHT([.AW26];1))*POWER([.$F26]+70*[.$G26];0.5);[.AW26]*POWER([.$F26]+70*[.$G26];0.5)))" table:style-name="ce44"/>
          <table:table-cell office:value-type="float" office:value="0.34156502553198698" table:formula="of:=IF([.AX26]=&quot;&quot;;&quot;&quot;;IF(LEFT([.AX26];1)=&quot;S&quot;;0.1/NUMBERVALUE(RIGHT([.AX26];1))*POWER([.$F26]+70*[.$G26];0.5);[.AX26]*POWER([.$F26]+70*[.$G26];0.5)))" table:style-name="ce32">
            <text:p>0.3</text:p>
          </table:table-cell>
          <table:table-cell office:value-type="float" office:value="0.17078251276599349" table:formula="of:=IF([.AY26]=&quot;&quot;;&quot;&quot;;IF(LEFT([.AY26];1)=&quot;S&quot;;0.1/NUMBERVALUE(RIGHT([.AY26];1))*POWER([.$F26]+70*[.$G26];0.5);[.AY26]*POWER([.$F26]+70*[.$G26];0.5)))" table:style-name="ce43">
            <text:p>0.2</text:p>
          </table:table-cell>
          <table:table-cell office:value-type="float" office:value="0.11385500851066231" table:formula="of:=IF([.AZ26]=&quot;&quot;;&quot;&quot;;IF(LEFT([.AZ26];1)=&quot;S&quot;;0.1/NUMBERVALUE(RIGHT([.AZ26];1))*POWER([.$F26]+70*[.$G26];0.5);[.AZ26]*POWER([.$F26]+70*[.$G26];0.5)))" table:style-name="ce44">
            <text:p>0.1</text:p>
          </table:table-cell>
          <table:table-cell table:number-columns-repeated="16312"/>
        </table:table-row>
        <table:table-row table:style-name="ro1">
          <table:table-cell office:value-type="float" office:value="69" table:style-name="ce14">
            <text:p>69</text:p>
          </table:table-cell>
          <table:table-cell office:value-type="string" table:style-name="ce14">
            <text:p>Running HIIT 15m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ardio</text:p>
          </table:table-cell>
          <table:table-cell office:value-type="float" office:value="20" table:style-name="ce15">
            <text:p>20</text:p>
          </table:table-cell>
          <table:table-cell table:style-name="ce14"/>
          <table:table-cell office:value-type="float" office:value="0.16666666666666699" table:style-name="ce20">
            <text:p>0.17</text:p>
          </table:table-cell>
          <table:table-cell table:style-name="ce14"/>
          <table:table-cell table:style-name="ce16"/>
          <table:table-cell office:value-type="float" office:value="5" table:style-name="ce15">
            <text:p>5</text:p>
          </table:table-cell>
          <table:table-cell office:value-type="float" office:value="220" table:style-name="ce14">
            <text:p>220</text:p>
          </table:table-cell>
          <table:table-cell office:value-type="float" office:value="0.75152177549315369" table:formula="of:=SUM([.M27:.AF27])" table:style-name="ce17">
            <text:p>0.8</text:p>
          </table:table-cell>
          <table:table-cell office:value-type="float" office:value="0.13816985594155162" table:formula="of:=IFERROR([.BA27]/MAX([.BA:.BA]);&quot;&quot;)" table:style-name="ce32">
            <text:p>0.1</text:p>
          </table:table-cell>
          <table:table-cell office:value-type="float" office:value="0.15214515486254629" table:formula="of:=IFERROR([.BB27]/MAX([.BB:.BB]);&quot;&quot;)" table:style-name="ce43">
            <text:p>0.2</text:p>
          </table:table-cell>
          <table:table-cell office:value-type="float" office:value="0.14094896205692373" table:formula="of:=IFERROR([.BC27]/MAX([.BC:.BC]);&quot;&quot;)" table:style-name="ce43">
            <text:p>0.1</text:p>
          </table:table-cell>
          <table:table-cell office:value-type="float" office:value="3.7120786035663558E-2" table:formula="of:=IFERROR([.BD27]/MAX([.BD:.BD]);&quot;&quot;)" table:style-name="ce43">
            <text:p>0.0</text:p>
          </table:table-cell>
          <table:table-cell office:value-type="float" office:value="3.0190368221228028E-2" table:formula="of:=IFERROR([.BE27]/MAX([.BE:.BE]);&quot;&quot;)" table:style-name="ce43">
            <text:p>0.0</text:p>
          </table:table-cell>
          <table:table-cell office:value-type="float" office:value="3.0190368221228028E-2" table:formula="of:=IFERROR([.BF27]/MAX([.BF:.BF]);&quot;&quot;)" table:style-name="ce44">
            <text:p>0.0</text:p>
          </table:table-cell>
          <table:table-cell office:value-type="string" office:string-value="" table:formula="of:=IFERROR([.BG27]/MAX([.BG:.BG]);&quot;&quot;)" table:style-name="ce32"/>
          <table:table-cell office:value-type="string" office:string-value="" table:formula="of:=IFERROR([.BH27]/MAX([.BH:.BH]);&quot;&quot;)" table:style-name="ce43"/>
          <table:table-cell office:value-type="string" office:string-value="" table:formula="of:=IFERROR([.BI27]/MAX([.BI:.BI]);&quot;&quot;)" table:style-name="ce43"/>
          <table:table-cell office:value-type="string" office:string-value="" table:formula="of:=IFERROR([.BJ27]/MAX([.BJ:.BJ]);&quot;&quot;)" table:style-name="ce44"/>
          <table:table-cell office:value-type="string" office:string-value="" table:formula="of:=IFERROR([.BK27]/MAX([.BK:.BK]);&quot;&quot;)" table:style-name="ce32"/>
          <table:table-cell office:value-type="string" office:string-value="" table:formula="of:=IFERROR([.BL27]/MAX([.BL:.BL]);&quot;&quot;)" table:style-name="ce43"/>
          <table:table-cell office:value-type="string" office:string-value="" table:formula="of:=IFERROR([.BM27]/MAX([.BM:.BM]);&quot;&quot;)" table:style-name="ce43"/>
          <table:table-cell office:value-type="string" office:string-value="" table:formula="of:=IFERROR([.BN27]/MAX([.BN:.BN]);&quot;&quot;)" table:style-name="ce44"/>
          <table:table-cell office:value-type="string" office:string-value="" table:formula="of:=IFERROR([.BO27]/MAX([.BO:.BO]);&quot;&quot;)" table:style-name="ce32"/>
          <table:table-cell office:value-type="string" office:string-value="" table:formula="of:=IFERROR([.BP27]/MAX([.BP:.BP]);&quot;&quot;)" table:style-name="ce43"/>
          <table:table-cell office:value-type="string" office:string-value="" table:formula="of:=IFERROR([.BQ27]/MAX([.BQ:.BQ]);&quot;&quot;)" table:style-name="ce44"/>
          <table:table-cell office:value-type="float" office:value="0.10357591104431101" table:formula="of:=IFERROR([.BR27]/MAX([.BR:.BR]);&quot;&quot;)" table:style-name="ce32">
            <text:p>0.1</text:p>
          </table:table-cell>
          <table:table-cell office:value-type="float" office:value="8.6313259203592507E-2" table:formula="of:=IFERROR([.BS27]/MAX([.BS:.BS]);&quot;&quot;)" table:style-name="ce43">
            <text:p>0.1</text:p>
          </table:table-cell>
          <table:table-cell office:value-type="float" office:value="3.2867109906109013E-2" table:formula="of:=IFERROR([.BT27]/MAX([.BT:.BT]);&quot;&quot;)" table:style-name="ce44">
            <text:p>0.0</text:p>
          </table:table-cell>
          <table:table-cell office:value-type="float" office:value="0.3" table:style-name="ce33">
            <text:p>0.3</text:p>
          </table:table-cell>
          <table:table-cell office:value-type="float" office:value="0.25" table:style-name="ce45">
            <text:p>0.25</text:p>
          </table:table-cell>
          <table:table-cell office:value-type="float" office:value="0.2" table:style-name="ce45">
            <text:p>0.2</text:p>
          </table:table-cell>
          <table:table-cell office:value-type="float" office:value="0.15" table:style-name="ce45">
            <text:p>0.15</text:p>
          </table:table-cell>
          <table:table-cell office:value-type="float" office:value="0.05" table:style-name="ce45">
            <text:p>0.05</text:p>
          </table:table-cell>
          <table:table-cell office:value-type="float" office:value="0.05" table:style-name="ce46">
            <text:p>0.05</text:p>
          </table:table-cell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office:value-type="string" table:style-name="ce46">
            <text:p>S3</text:p>
          </table:table-cell>
          <table:table-cell office:value-type="float" office:value="1.0246950765959608" table:formula="of:=IF([.AG27]=&quot;&quot;;&quot;&quot;;IF(LEFT([.AG27];1)=&quot;S&quot;;0.1/NUMBERVALUE(RIGHT([.AG27];1))*POWER([.$F27]+70*[.$G27];0.5);[.AG27]*POWER([.$F27]+70*[.$G27];0.5)))" table:style-name="ce32">
            <text:p>1.0</text:p>
          </table:table-cell>
          <table:table-cell office:value-type="float" office:value="0.85391256382996739" table:formula="of:=IF([.AH27]=&quot;&quot;;&quot;&quot;;IF(LEFT([.AH27];1)=&quot;S&quot;;0.1/NUMBERVALUE(RIGHT([.AH27];1))*POWER([.$F27]+70*[.$G27];0.5);[.AH27]*POWER([.$F27]+70*[.$G27];0.5)))" table:style-name="ce43">
            <text:p>0.9</text:p>
          </table:table-cell>
          <table:table-cell office:value-type="float" office:value="0.68313005106397395" table:formula="of:=IF([.AI27]=&quot;&quot;;&quot;&quot;;IF(LEFT([.AI27];1)=&quot;S&quot;;0.1/NUMBERVALUE(RIGHT([.AI27];1))*POWER([.$F27]+70*[.$G27];0.5);[.AI27]*POWER([.$F27]+70*[.$G27];0.5)))" table:style-name="ce43">
            <text:p>0.7</text:p>
          </table:table-cell>
          <table:table-cell office:value-type="float" office:value="0.51234753829798041" table:formula="of:=IF([.AJ27]=&quot;&quot;;&quot;&quot;;IF(LEFT([.AJ27];1)=&quot;S&quot;;0.1/NUMBERVALUE(RIGHT([.AJ27];1))*POWER([.$F27]+70*[.$G27];0.5);[.AJ27]*POWER([.$F27]+70*[.$G27];0.5)))" table:style-name="ce43">
            <text:p>0.5</text:p>
          </table:table-cell>
          <table:table-cell office:value-type="float" office:value="0.17078251276599349" table:formula="of:=IF([.AK27]=&quot;&quot;;&quot;&quot;;IF(LEFT([.AK27];1)=&quot;S&quot;;0.1/NUMBERVALUE(RIGHT([.AK27];1))*POWER([.$F27]+70*[.$G27];0.5);[.AK27]*POWER([.$F27]+70*[.$G27];0.5)))" table:style-name="ce43">
            <text:p>0.2</text:p>
          </table:table-cell>
          <table:table-cell office:value-type="float" office:value="0.17078251276599349" table:formula="of:=IF([.AL27]=&quot;&quot;;&quot;&quot;;IF(LEFT([.AL27];1)=&quot;S&quot;;0.1/NUMBERVALUE(RIGHT([.AL27];1))*POWER([.$F27]+70*[.$G27];0.5);[.AL27]*POWER([.$F27]+70*[.$G27];0.5)))" table:style-name="ce44">
            <text:p>0.2</text:p>
          </table:table-cell>
          <table:table-cell office:value-type="string" office:string-value="" table:formula="of:=IF([.AM27]=&quot;&quot;;&quot;&quot;;IF(LEFT([.AM27];1)=&quot;S&quot;;0.1/NUMBERVALUE(RIGHT([.AM27];1))*POWER([.$F27]+70*[.$G27];0.5);[.AM27]*POWER([.$F27]+70*[.$G27];0.5)))" table:style-name="ce32"/>
          <table:table-cell office:value-type="string" office:string-value="" table:formula="of:=IF([.AN27]=&quot;&quot;;&quot;&quot;;IF(LEFT([.AN27];1)=&quot;S&quot;;0.1/NUMBERVALUE(RIGHT([.AN27];1))*POWER([.$F27]+70*[.$G27];0.5);[.AN27]*POWER([.$F27]+70*[.$G27];0.5)))" table:style-name="ce43"/>
          <table:table-cell office:value-type="string" office:string-value="" table:formula="of:=IF([.AO27]=&quot;&quot;;&quot;&quot;;IF(LEFT([.AO27];1)=&quot;S&quot;;0.1/NUMBERVALUE(RIGHT([.AO27];1))*POWER([.$F27]+70*[.$G27];0.5);[.AO27]*POWER([.$F27]+70*[.$G27];0.5)))" table:style-name="ce43"/>
          <table:table-cell office:value-type="string" office:string-value="" table:formula="of:=IF([.AP27]=&quot;&quot;;&quot;&quot;;IF(LEFT([.AP27];1)=&quot;S&quot;;0.1/NUMBERVALUE(RIGHT([.AP27];1))*POWER([.$F27]+70*[.$G27];0.5);[.AP27]*POWER([.$F27]+70*[.$G27];0.5)))" table:style-name="ce44"/>
          <table:table-cell office:value-type="string" office:string-value="" table:formula="of:=IF([.AQ27]=&quot;&quot;;&quot;&quot;;IF(LEFT([.AQ27];1)=&quot;S&quot;;0.1/NUMBERVALUE(RIGHT([.AQ27];1))*POWER([.$F27]+70*[.$G27];0.5);[.AQ27]*POWER([.$F27]+70*[.$G27];0.5)))" table:style-name="ce32"/>
          <table:table-cell office:value-type="string" office:string-value="" table:formula="of:=IF([.AR27]=&quot;&quot;;&quot;&quot;;IF(LEFT([.AR27];1)=&quot;S&quot;;0.1/NUMBERVALUE(RIGHT([.AR27];1))*POWER([.$F27]+70*[.$G27];0.5);[.AR27]*POWER([.$F27]+70*[.$G27];0.5)))" table:style-name="ce43"/>
          <table:table-cell office:value-type="string" office:string-value="" table:formula="of:=IF([.AS27]=&quot;&quot;;&quot;&quot;;IF(LEFT([.AS27];1)=&quot;S&quot;;0.1/NUMBERVALUE(RIGHT([.AS27];1))*POWER([.$F27]+70*[.$G27];0.5);[.AS27]*POWER([.$F27]+70*[.$G27];0.5)))" table:style-name="ce43"/>
          <table:table-cell office:value-type="string" office:string-value="" table:formula="of:=IF([.AT27]=&quot;&quot;;&quot;&quot;;IF(LEFT([.AT27];1)=&quot;S&quot;;0.1/NUMBERVALUE(RIGHT([.AT27];1))*POWER([.$F27]+70*[.$G27];0.5);[.AT27]*POWER([.$F27]+70*[.$G27];0.5)))" table:style-name="ce44"/>
          <table:table-cell office:value-type="string" office:string-value="" table:formula="of:=IF([.AU27]=&quot;&quot;;&quot;&quot;;IF(LEFT([.AU27];1)=&quot;S&quot;;0.1/NUMBERVALUE(RIGHT([.AU27];1))*POWER([.$F27]+70*[.$G27];0.5);[.AU27]*POWER([.$F27]+70*[.$G27];0.5)))" table:style-name="ce32"/>
          <table:table-cell office:value-type="string" office:string-value="" table:formula="of:=IF([.AV27]=&quot;&quot;;&quot;&quot;;IF(LEFT([.AV27];1)=&quot;S&quot;;0.1/NUMBERVALUE(RIGHT([.AV27];1))*POWER([.$F27]+70*[.$G27];0.5);[.AV27]*POWER([.$F27]+70*[.$G27];0.5)))" table:style-name="ce43"/>
          <table:table-cell office:value-type="string" office:string-value="" table:formula="of:=IF([.AW27]=&quot;&quot;;&quot;&quot;;IF(LEFT([.AW27];1)=&quot;S&quot;;0.1/NUMBERVALUE(RIGHT([.AW27];1))*POWER([.$F27]+70*[.$G27];0.5);[.AW27]*POWER([.$F27]+70*[.$G27];0.5)))" table:style-name="ce44"/>
          <table:table-cell office:value-type="float" office:value="0.34156502553198698" table:formula="of:=IF([.AX27]=&quot;&quot;;&quot;&quot;;IF(LEFT([.AX27];1)=&quot;S&quot;;0.1/NUMBERVALUE(RIGHT([.AX27];1))*POWER([.$F27]+70*[.$G27];0.5);[.AX27]*POWER([.$F27]+70*[.$G27];0.5)))" table:style-name="ce32">
            <text:p>0.3</text:p>
          </table:table-cell>
          <table:table-cell office:value-type="float" office:value="0.17078251276599349" table:formula="of:=IF([.AY27]=&quot;&quot;;&quot;&quot;;IF(LEFT([.AY27];1)=&quot;S&quot;;0.1/NUMBERVALUE(RIGHT([.AY27];1))*POWER([.$F27]+70*[.$G27];0.5);[.AY27]*POWER([.$F27]+70*[.$G27];0.5)))" table:style-name="ce43">
            <text:p>0.2</text:p>
          </table:table-cell>
          <table:table-cell office:value-type="float" office:value="0.11385500851066231" table:formula="of:=IF([.AZ27]=&quot;&quot;;&quot;&quot;;IF(LEFT([.AZ27];1)=&quot;S&quot;;0.1/NUMBERVALUE(RIGHT([.AZ27];1))*POWER([.$F27]+70*[.$G27];0.5);[.AZ27]*POWER([.$F27]+70*[.$G27];0.5)))" table:style-name="ce44">
            <text:p>0.1</text:p>
          </table:table-cell>
          <table:table-cell table:number-columns-repeated="16312"/>
        </table:table-row>
        <table:table-row table:style-name="ro1">
          <table:table-cell office:value-type="float" office:value="74" table:style-name="ce14">
            <text:p>74</text:p>
          </table:table-cell>
          <table:table-cell office:value-type="string" table:style-name="ce14">
            <text:p>Step machine SS 5m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ardio</text:p>
          </table:table-cell>
          <table:table-cell office:value-type="float" office:value="10" table:style-name="ce15">
            <text:p>10</text:p>
          </table:table-cell>
          <table:table-cell table:style-name="ce14"/>
          <table:table-cell office:value-type="float" office:value="0.133333333333333" table:style-name="ce20">
            <text:p>0.13</text:p>
          </table:table-cell>
          <table:table-cell table:style-name="ce14"/>
          <table:table-cell table:style-name="ce16"/>
          <table:table-cell office:value-type="float" office:value="2" table:style-name="ce15">
            <text:p>2</text:p>
          </table:table-cell>
          <table:table-cell office:value-type="float" office:value="50" table:style-name="ce14">
            <text:p>50</text:p>
          </table:table-cell>
          <table:table-cell office:value-type="float" office:value="0.68622543633255695" table:formula="of:=SUM([.M28:.AF28])" table:style-name="ce17">
            <text:p>0.7</text:p>
          </table:table-cell>
          <table:table-cell office:value-type="float" office:value="0.14418002215244224" table:formula="of:=IFERROR([.BA28]/MAX([.BA:.BA]);&quot;&quot;)" table:style-name="ce32">
            <text:p>0.1</text:p>
          </table:table-cell>
          <table:table-cell office:value-type="float" office:value="0.13608276348795417" table:formula="of:=IFERROR([.BB28]/MAX([.BB:.BB]);&quot;&quot;)" table:style-name="ce43">
            <text:p>0.1</text:p>
          </table:table-cell>
          <table:table-cell office:value-type="float" office:value="0.15758573025865966" table:formula="of:=IFERROR([.BC28]/MAX([.BC:.BC]);&quot;&quot;)" table:style-name="ce43">
            <text:p>0.2</text:p>
          </table:table-cell>
          <table:table-cell office:value-type="float" office:value="2.2134560254391592E-2" table:formula="of:=IFERROR([.BD28]/MAX([.BD:.BD]);&quot;&quot;)" table:style-name="ce43">
            <text:p>0.0</text:p>
          </table:table-cell>
          <table:table-cell office:value-type="float" office:value="2.7003086243366052E-2" table:formula="of:=IFERROR([.BE28]/MAX([.BE:.BE]);&quot;&quot;)" table:style-name="ce43">
            <text:p>0.0</text:p>
          </table:table-cell>
          <table:table-cell office:value-type="string" office:string-value="" table:formula="of:=IFERROR([.BF28]/MAX([.BF:.BF]);&quot;&quot;)" table:style-name="ce44"/>
          <table:table-cell office:value-type="string" office:string-value="" table:formula="of:=IFERROR([.BG28]/MAX([.BG:.BG]);&quot;&quot;)" table:style-name="ce32"/>
          <table:table-cell office:value-type="string" office:string-value="" table:formula="of:=IFERROR([.BH28]/MAX([.BH:.BH]);&quot;&quot;)" table:style-name="ce43"/>
          <table:table-cell office:value-type="string" office:string-value="" table:formula="of:=IFERROR([.BI28]/MAX([.BI:.BI]);&quot;&quot;)" table:style-name="ce43"/>
          <table:table-cell office:value-type="string" office:string-value="" table:formula="of:=IFERROR([.BJ28]/MAX([.BJ:.BJ]);&quot;&quot;)" table:style-name="ce44"/>
          <table:table-cell office:value-type="string" office:string-value="" table:formula="of:=IFERROR([.BK28]/MAX([.BK:.BK]);&quot;&quot;)" table:style-name="ce32"/>
          <table:table-cell office:value-type="string" office:string-value="" table:formula="of:=IFERROR([.BL28]/MAX([.BL:.BL]);&quot;&quot;)" table:style-name="ce43"/>
          <table:table-cell office:value-type="string" office:string-value="" table:formula="of:=IFERROR([.BM28]/MAX([.BM:.BM]);&quot;&quot;)" table:style-name="ce43"/>
          <table:table-cell office:value-type="string" office:string-value="" table:formula="of:=IFERROR([.BN28]/MAX([.BN:.BN]);&quot;&quot;)" table:style-name="ce44"/>
          <table:table-cell office:value-type="string" office:string-value="" table:formula="of:=IFERROR([.BO28]/MAX([.BO:.BO]);&quot;&quot;)" table:style-name="ce32"/>
          <table:table-cell office:value-type="string" office:string-value="" table:formula="of:=IFERROR([.BP28]/MAX([.BP:.BP]);&quot;&quot;)" table:style-name="ce43"/>
          <table:table-cell office:value-type="string" office:string-value="" table:formula="of:=IFERROR([.BQ28]/MAX([.BQ:.BQ]);&quot;&quot;)" table:style-name="ce44"/>
          <table:table-cell office:value-type="float" office:value="9.2641111170620058E-2" table:formula="of:=IFERROR([.BR28]/MAX([.BR:.BR]);&quot;&quot;)" table:style-name="ce32">
            <text:p>0.1</text:p>
          </table:table-cell>
          <table:table-cell office:value-type="float" office:value="7.7200925975516713E-2" table:formula="of:=IFERROR([.BS28]/MAX([.BS:.BS]);&quot;&quot;)" table:style-name="ce43">
            <text:p>0.1</text:p>
          </table:table-cell>
          <table:table-cell office:value-type="float" office:value="2.9397236789606526E-2" table:formula="of:=IFERROR([.BT28]/MAX([.BT:.BT]);&quot;&quot;)" table:style-name="ce44">
            <text:p>0.0</text:p>
          </table:table-cell>
          <table:table-cell office:value-type="float" office:value="0.35" table:style-name="ce33">
            <text:p>0.35</text:p>
          </table:table-cell>
          <table:table-cell office:value-type="float" office:value="0.25" table:style-name="ce45">
            <text:p>0.25</text:p>
          </table:table-cell>
          <table:table-cell office:value-type="float" office:value="0.25" table:style-name="ce45">
            <text:p>0.25</text:p>
          </table:table-cell>
          <table:table-cell office:value-type="float" office:value="0.1" table:style-name="ce45">
            <text:p>0.1</text:p>
          </table:table-cell>
          <table:table-cell office:value-type="float" office:value="0.05" table:style-name="ce45">
            <text:p>0.05</text:p>
          </table:table-cell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office:value-type="string" table:style-name="ce46">
            <text:p>S3</text:p>
          </table:table-cell>
          <table:table-cell office:value-type="float" office:value="1.0692676621563613" table:formula="of:=IF([.AG28]=&quot;&quot;;&quot;&quot;;IF(LEFT([.AG28];1)=&quot;S&quot;;0.1/NUMBERVALUE(RIGHT([.AG28];1))*POWER([.$F28]+70*[.$G28];0.5);[.AG28]*POWER([.$F28]+70*[.$G28];0.5)))" table:style-name="ce32">
            <text:p>1.1</text:p>
          </table:table-cell>
          <table:table-cell office:value-type="float" office:value="0.76376261582597238" table:formula="of:=IF([.AH28]=&quot;&quot;;&quot;&quot;;IF(LEFT([.AH28];1)=&quot;S&quot;;0.1/NUMBERVALUE(RIGHT([.AH28];1))*POWER([.$F28]+70*[.$G28];0.5);[.AH28]*POWER([.$F28]+70*[.$G28];0.5)))" table:style-name="ce43">
            <text:p>0.8</text:p>
          </table:table-cell>
          <table:table-cell office:value-type="float" office:value="0.76376261582597238" table:formula="of:=IF([.AI28]=&quot;&quot;;&quot;&quot;;IF(LEFT([.AI28];1)=&quot;S&quot;;0.1/NUMBERVALUE(RIGHT([.AI28];1))*POWER([.$F28]+70*[.$G28];0.5);[.AI28]*POWER([.$F28]+70*[.$G28];0.5)))" table:style-name="ce43">
            <text:p>0.8</text:p>
          </table:table-cell>
          <table:table-cell office:value-type="float" office:value="0.305505046330389" table:formula="of:=IF([.AJ28]=&quot;&quot;;&quot;&quot;;IF(LEFT([.AJ28];1)=&quot;S&quot;;0.1/NUMBERVALUE(RIGHT([.AJ28];1))*POWER([.$F28]+70*[.$G28];0.5);[.AJ28]*POWER([.$F28]+70*[.$G28];0.5)))" table:style-name="ce43">
            <text:p>0.3</text:p>
          </table:table-cell>
          <table:table-cell office:value-type="float" office:value="0.1527525231651945" table:formula="of:=IF([.AK28]=&quot;&quot;;&quot;&quot;;IF(LEFT([.AK28];1)=&quot;S&quot;;0.1/NUMBERVALUE(RIGHT([.AK28];1))*POWER([.$F28]+70*[.$G28];0.5);[.AK28]*POWER([.$F28]+70*[.$G28];0.5)))" table:style-name="ce43">
            <text:p>0.2</text:p>
          </table:table-cell>
          <table:table-cell office:value-type="string" office:string-value="" table:formula="of:=IF([.AL28]=&quot;&quot;;&quot;&quot;;IF(LEFT([.AL28];1)=&quot;S&quot;;0.1/NUMBERVALUE(RIGHT([.AL28];1))*POWER([.$F28]+70*[.$G28];0.5);[.AL28]*POWER([.$F28]+70*[.$G28];0.5)))" table:style-name="ce44"/>
          <table:table-cell office:value-type="string" office:string-value="" table:formula="of:=IF([.AM28]=&quot;&quot;;&quot;&quot;;IF(LEFT([.AM28];1)=&quot;S&quot;;0.1/NUMBERVALUE(RIGHT([.AM28];1))*POWER([.$F28]+70*[.$G28];0.5);[.AM28]*POWER([.$F28]+70*[.$G28];0.5)))" table:style-name="ce32"/>
          <table:table-cell office:value-type="string" office:string-value="" table:formula="of:=IF([.AN28]=&quot;&quot;;&quot;&quot;;IF(LEFT([.AN28];1)=&quot;S&quot;;0.1/NUMBERVALUE(RIGHT([.AN28];1))*POWER([.$F28]+70*[.$G28];0.5);[.AN28]*POWER([.$F28]+70*[.$G28];0.5)))" table:style-name="ce43"/>
          <table:table-cell office:value-type="string" office:string-value="" table:formula="of:=IF([.AO28]=&quot;&quot;;&quot;&quot;;IF(LEFT([.AO28];1)=&quot;S&quot;;0.1/NUMBERVALUE(RIGHT([.AO28];1))*POWER([.$F28]+70*[.$G28];0.5);[.AO28]*POWER([.$F28]+70*[.$G28];0.5)))" table:style-name="ce43"/>
          <table:table-cell office:value-type="string" office:string-value="" table:formula="of:=IF([.AP28]=&quot;&quot;;&quot;&quot;;IF(LEFT([.AP28];1)=&quot;S&quot;;0.1/NUMBERVALUE(RIGHT([.AP28];1))*POWER([.$F28]+70*[.$G28];0.5);[.AP28]*POWER([.$F28]+70*[.$G28];0.5)))" table:style-name="ce44"/>
          <table:table-cell office:value-type="string" office:string-value="" table:formula="of:=IF([.AQ28]=&quot;&quot;;&quot;&quot;;IF(LEFT([.AQ28];1)=&quot;S&quot;;0.1/NUMBERVALUE(RIGHT([.AQ28];1))*POWER([.$F28]+70*[.$G28];0.5);[.AQ28]*POWER([.$F28]+70*[.$G28];0.5)))" table:style-name="ce32"/>
          <table:table-cell office:value-type="string" office:string-value="" table:formula="of:=IF([.AR28]=&quot;&quot;;&quot;&quot;;IF(LEFT([.AR28];1)=&quot;S&quot;;0.1/NUMBERVALUE(RIGHT([.AR28];1))*POWER([.$F28]+70*[.$G28];0.5);[.AR28]*POWER([.$F28]+70*[.$G28];0.5)))" table:style-name="ce43"/>
          <table:table-cell office:value-type="string" office:string-value="" table:formula="of:=IF([.AS28]=&quot;&quot;;&quot;&quot;;IF(LEFT([.AS28];1)=&quot;S&quot;;0.1/NUMBERVALUE(RIGHT([.AS28];1))*POWER([.$F28]+70*[.$G28];0.5);[.AS28]*POWER([.$F28]+70*[.$G28];0.5)))" table:style-name="ce43"/>
          <table:table-cell office:value-type="string" office:string-value="" table:formula="of:=IF([.AT28]=&quot;&quot;;&quot;&quot;;IF(LEFT([.AT28];1)=&quot;S&quot;;0.1/NUMBERVALUE(RIGHT([.AT28];1))*POWER([.$F28]+70*[.$G28];0.5);[.AT28]*POWER([.$F28]+70*[.$G28];0.5)))" table:style-name="ce44"/>
          <table:table-cell office:value-type="string" office:string-value="" table:formula="of:=IF([.AU28]=&quot;&quot;;&quot;&quot;;IF(LEFT([.AU28];1)=&quot;S&quot;;0.1/NUMBERVALUE(RIGHT([.AU28];1))*POWER([.$F28]+70*[.$G28];0.5);[.AU28]*POWER([.$F28]+70*[.$G28];0.5)))" table:style-name="ce32"/>
          <table:table-cell office:value-type="string" office:string-value="" table:formula="of:=IF([.AV28]=&quot;&quot;;&quot;&quot;;IF(LEFT([.AV28];1)=&quot;S&quot;;0.1/NUMBERVALUE(RIGHT([.AV28];1))*POWER([.$F28]+70*[.$G28];0.5);[.AV28]*POWER([.$F28]+70*[.$G28];0.5)))" table:style-name="ce43"/>
          <table:table-cell office:value-type="string" office:string-value="" table:formula="of:=IF([.AW28]=&quot;&quot;;&quot;&quot;;IF(LEFT([.AW28];1)=&quot;S&quot;;0.1/NUMBERVALUE(RIGHT([.AW28];1))*POWER([.$F28]+70*[.$G28];0.5);[.AW28]*POWER([.$F28]+70*[.$G28];0.5)))" table:style-name="ce44"/>
          <table:table-cell office:value-type="float" office:value="0.305505046330389" table:formula="of:=IF([.AX28]=&quot;&quot;;&quot;&quot;;IF(LEFT([.AX28];1)=&quot;S&quot;;0.1/NUMBERVALUE(RIGHT([.AX28];1))*POWER([.$F28]+70*[.$G28];0.5);[.AX28]*POWER([.$F28]+70*[.$G28];0.5)))" table:style-name="ce32">
            <text:p>0.3</text:p>
          </table:table-cell>
          <table:table-cell office:value-type="float" office:value="0.1527525231651945" table:formula="of:=IF([.AY28]=&quot;&quot;;&quot;&quot;;IF(LEFT([.AY28];1)=&quot;S&quot;;0.1/NUMBERVALUE(RIGHT([.AY28];1))*POWER([.$F28]+70*[.$G28];0.5);[.AY28]*POWER([.$F28]+70*[.$G28];0.5)))" table:style-name="ce43">
            <text:p>0.2</text:p>
          </table:table-cell>
          <table:table-cell office:value-type="float" office:value="0.10183501544346298" table:formula="of:=IF([.AZ28]=&quot;&quot;;&quot;&quot;;IF(LEFT([.AZ28];1)=&quot;S&quot;;0.1/NUMBERVALUE(RIGHT([.AZ28];1))*POWER([.$F28]+70*[.$G28];0.5);[.AZ28]*POWER([.$F28]+70*[.$G28];0.5)))" table:style-name="ce44">
            <text:p>0.1</text:p>
          </table:table-cell>
          <table:table-cell table:number-columns-repeated="16312"/>
        </table:table-row>
        <table:table-row table:style-name="ro1">
          <table:table-cell office:value-type="float" office:value="73" table:style-name="ce14">
            <text:p>73</text:p>
          </table:table-cell>
          <table:table-cell office:value-type="string" table:style-name="ce14">
            <text:p>Step machine SS 10m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ardio</text:p>
          </table:table-cell>
          <table:table-cell office:value-type="float" office:value="15" table:style-name="ce15">
            <text:p>15</text:p>
          </table:table-cell>
          <table:table-cell table:style-name="ce14"/>
          <table:table-cell office:value-type="float" office:value="0.133333333333333" table:style-name="ce20">
            <text:p>0.13</text:p>
          </table:table-cell>
          <table:table-cell table:style-name="ce14"/>
          <table:table-cell table:style-name="ce16"/>
          <table:table-cell office:value-type="float" office:value="3" table:style-name="ce15">
            <text:p>3</text:p>
          </table:table-cell>
          <table:table-cell office:value-type="float" office:value="100" table:style-name="ce14">
            <text:p>100</text:p>
          </table:table-cell>
          <table:table-cell office:value-type="float" office:value="0.68622543633255695" table:formula="of:=SUM([.M29:.AF29])" table:style-name="ce17">
            <text:p>0.7</text:p>
          </table:table-cell>
          <table:table-cell office:value-type="float" office:value="0.14418002215244224" table:formula="of:=IFERROR([.BA29]/MAX([.BA:.BA]);&quot;&quot;)" table:style-name="ce32">
            <text:p>0.1</text:p>
          </table:table-cell>
          <table:table-cell office:value-type="float" office:value="0.13608276348795417" table:formula="of:=IFERROR([.BB29]/MAX([.BB:.BB]);&quot;&quot;)" table:style-name="ce43">
            <text:p>0.1</text:p>
          </table:table-cell>
          <table:table-cell office:value-type="float" office:value="0.15758573025865966" table:formula="of:=IFERROR([.BC29]/MAX([.BC:.BC]);&quot;&quot;)" table:style-name="ce43">
            <text:p>0.2</text:p>
          </table:table-cell>
          <table:table-cell office:value-type="float" office:value="2.2134560254391592E-2" table:formula="of:=IFERROR([.BD29]/MAX([.BD:.BD]);&quot;&quot;)" table:style-name="ce43">
            <text:p>0.0</text:p>
          </table:table-cell>
          <table:table-cell office:value-type="float" office:value="2.7003086243366052E-2" table:formula="of:=IFERROR([.BE29]/MAX([.BE:.BE]);&quot;&quot;)" table:style-name="ce43">
            <text:p>0.0</text:p>
          </table:table-cell>
          <table:table-cell office:value-type="string" office:string-value="" table:formula="of:=IFERROR([.BF29]/MAX([.BF:.BF]);&quot;&quot;)" table:style-name="ce44"/>
          <table:table-cell office:value-type="string" office:string-value="" table:formula="of:=IFERROR([.BG29]/MAX([.BG:.BG]);&quot;&quot;)" table:style-name="ce32"/>
          <table:table-cell office:value-type="string" office:string-value="" table:formula="of:=IFERROR([.BH29]/MAX([.BH:.BH]);&quot;&quot;)" table:style-name="ce43"/>
          <table:table-cell office:value-type="string" office:string-value="" table:formula="of:=IFERROR([.BI29]/MAX([.BI:.BI]);&quot;&quot;)" table:style-name="ce43"/>
          <table:table-cell office:value-type="string" office:string-value="" table:formula="of:=IFERROR([.BJ29]/MAX([.BJ:.BJ]);&quot;&quot;)" table:style-name="ce44"/>
          <table:table-cell office:value-type="string" office:string-value="" table:formula="of:=IFERROR([.BK29]/MAX([.BK:.BK]);&quot;&quot;)" table:style-name="ce32"/>
          <table:table-cell office:value-type="string" office:string-value="" table:formula="of:=IFERROR([.BL29]/MAX([.BL:.BL]);&quot;&quot;)" table:style-name="ce43"/>
          <table:table-cell office:value-type="string" office:string-value="" table:formula="of:=IFERROR([.BM29]/MAX([.BM:.BM]);&quot;&quot;)" table:style-name="ce43"/>
          <table:table-cell office:value-type="string" office:string-value="" table:formula="of:=IFERROR([.BN29]/MAX([.BN:.BN]);&quot;&quot;)" table:style-name="ce44"/>
          <table:table-cell office:value-type="string" office:string-value="" table:formula="of:=IFERROR([.BO29]/MAX([.BO:.BO]);&quot;&quot;)" table:style-name="ce32"/>
          <table:table-cell office:value-type="string" office:string-value="" table:formula="of:=IFERROR([.BP29]/MAX([.BP:.BP]);&quot;&quot;)" table:style-name="ce43"/>
          <table:table-cell office:value-type="string" office:string-value="" table:formula="of:=IFERROR([.BQ29]/MAX([.BQ:.BQ]);&quot;&quot;)" table:style-name="ce44"/>
          <table:table-cell office:value-type="float" office:value="9.2641111170620058E-2" table:formula="of:=IFERROR([.BR29]/MAX([.BR:.BR]);&quot;&quot;)" table:style-name="ce32">
            <text:p>0.1</text:p>
          </table:table-cell>
          <table:table-cell office:value-type="float" office:value="7.7200925975516713E-2" table:formula="of:=IFERROR([.BS29]/MAX([.BS:.BS]);&quot;&quot;)" table:style-name="ce43">
            <text:p>0.1</text:p>
          </table:table-cell>
          <table:table-cell office:value-type="float" office:value="2.9397236789606526E-2" table:formula="of:=IFERROR([.BT29]/MAX([.BT:.BT]);&quot;&quot;)" table:style-name="ce44">
            <text:p>0.0</text:p>
          </table:table-cell>
          <table:table-cell office:value-type="float" office:value="0.35" table:style-name="ce33">
            <text:p>0.35</text:p>
          </table:table-cell>
          <table:table-cell office:value-type="float" office:value="0.25" table:style-name="ce45">
            <text:p>0.25</text:p>
          </table:table-cell>
          <table:table-cell office:value-type="float" office:value="0.25" table:style-name="ce45">
            <text:p>0.25</text:p>
          </table:table-cell>
          <table:table-cell office:value-type="float" office:value="0.1" table:style-name="ce45">
            <text:p>0.1</text:p>
          </table:table-cell>
          <table:table-cell office:value-type="float" office:value="0.05" table:style-name="ce45">
            <text:p>0.05</text:p>
          </table:table-cell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office:value-type="string" table:style-name="ce46">
            <text:p>S3</text:p>
          </table:table-cell>
          <table:table-cell office:value-type="float" office:value="1.0692676621563613" table:formula="of:=IF([.AG29]=&quot;&quot;;&quot;&quot;;IF(LEFT([.AG29];1)=&quot;S&quot;;0.1/NUMBERVALUE(RIGHT([.AG29];1))*POWER([.$F29]+70*[.$G29];0.5);[.AG29]*POWER([.$F29]+70*[.$G29];0.5)))" table:style-name="ce32">
            <text:p>1.1</text:p>
          </table:table-cell>
          <table:table-cell office:value-type="float" office:value="0.76376261582597238" table:formula="of:=IF([.AH29]=&quot;&quot;;&quot;&quot;;IF(LEFT([.AH29];1)=&quot;S&quot;;0.1/NUMBERVALUE(RIGHT([.AH29];1))*POWER([.$F29]+70*[.$G29];0.5);[.AH29]*POWER([.$F29]+70*[.$G29];0.5)))" table:style-name="ce43">
            <text:p>0.8</text:p>
          </table:table-cell>
          <table:table-cell office:value-type="float" office:value="0.76376261582597238" table:formula="of:=IF([.AI29]=&quot;&quot;;&quot;&quot;;IF(LEFT([.AI29];1)=&quot;S&quot;;0.1/NUMBERVALUE(RIGHT([.AI29];1))*POWER([.$F29]+70*[.$G29];0.5);[.AI29]*POWER([.$F29]+70*[.$G29];0.5)))" table:style-name="ce43">
            <text:p>0.8</text:p>
          </table:table-cell>
          <table:table-cell office:value-type="float" office:value="0.305505046330389" table:formula="of:=IF([.AJ29]=&quot;&quot;;&quot;&quot;;IF(LEFT([.AJ29];1)=&quot;S&quot;;0.1/NUMBERVALUE(RIGHT([.AJ29];1))*POWER([.$F29]+70*[.$G29];0.5);[.AJ29]*POWER([.$F29]+70*[.$G29];0.5)))" table:style-name="ce43">
            <text:p>0.3</text:p>
          </table:table-cell>
          <table:table-cell office:value-type="float" office:value="0.1527525231651945" table:formula="of:=IF([.AK29]=&quot;&quot;;&quot;&quot;;IF(LEFT([.AK29];1)=&quot;S&quot;;0.1/NUMBERVALUE(RIGHT([.AK29];1))*POWER([.$F29]+70*[.$G29];0.5);[.AK29]*POWER([.$F29]+70*[.$G29];0.5)))" table:style-name="ce43">
            <text:p>0.2</text:p>
          </table:table-cell>
          <table:table-cell office:value-type="string" office:string-value="" table:formula="of:=IF([.AL29]=&quot;&quot;;&quot;&quot;;IF(LEFT([.AL29];1)=&quot;S&quot;;0.1/NUMBERVALUE(RIGHT([.AL29];1))*POWER([.$F29]+70*[.$G29];0.5);[.AL29]*POWER([.$F29]+70*[.$G29];0.5)))" table:style-name="ce44"/>
          <table:table-cell office:value-type="string" office:string-value="" table:formula="of:=IF([.AM29]=&quot;&quot;;&quot;&quot;;IF(LEFT([.AM29];1)=&quot;S&quot;;0.1/NUMBERVALUE(RIGHT([.AM29];1))*POWER([.$F29]+70*[.$G29];0.5);[.AM29]*POWER([.$F29]+70*[.$G29];0.5)))" table:style-name="ce32"/>
          <table:table-cell office:value-type="string" office:string-value="" table:formula="of:=IF([.AN29]=&quot;&quot;;&quot;&quot;;IF(LEFT([.AN29];1)=&quot;S&quot;;0.1/NUMBERVALUE(RIGHT([.AN29];1))*POWER([.$F29]+70*[.$G29];0.5);[.AN29]*POWER([.$F29]+70*[.$G29];0.5)))" table:style-name="ce43"/>
          <table:table-cell office:value-type="string" office:string-value="" table:formula="of:=IF([.AO29]=&quot;&quot;;&quot;&quot;;IF(LEFT([.AO29];1)=&quot;S&quot;;0.1/NUMBERVALUE(RIGHT([.AO29];1))*POWER([.$F29]+70*[.$G29];0.5);[.AO29]*POWER([.$F29]+70*[.$G29];0.5)))" table:style-name="ce43"/>
          <table:table-cell office:value-type="string" office:string-value="" table:formula="of:=IF([.AP29]=&quot;&quot;;&quot;&quot;;IF(LEFT([.AP29];1)=&quot;S&quot;;0.1/NUMBERVALUE(RIGHT([.AP29];1))*POWER([.$F29]+70*[.$G29];0.5);[.AP29]*POWER([.$F29]+70*[.$G29];0.5)))" table:style-name="ce44"/>
          <table:table-cell office:value-type="string" office:string-value="" table:formula="of:=IF([.AQ29]=&quot;&quot;;&quot;&quot;;IF(LEFT([.AQ29];1)=&quot;S&quot;;0.1/NUMBERVALUE(RIGHT([.AQ29];1))*POWER([.$F29]+70*[.$G29];0.5);[.AQ29]*POWER([.$F29]+70*[.$G29];0.5)))" table:style-name="ce32"/>
          <table:table-cell office:value-type="string" office:string-value="" table:formula="of:=IF([.AR29]=&quot;&quot;;&quot;&quot;;IF(LEFT([.AR29];1)=&quot;S&quot;;0.1/NUMBERVALUE(RIGHT([.AR29];1))*POWER([.$F29]+70*[.$G29];0.5);[.AR29]*POWER([.$F29]+70*[.$G29];0.5)))" table:style-name="ce43"/>
          <table:table-cell office:value-type="string" office:string-value="" table:formula="of:=IF([.AS29]=&quot;&quot;;&quot;&quot;;IF(LEFT([.AS29];1)=&quot;S&quot;;0.1/NUMBERVALUE(RIGHT([.AS29];1))*POWER([.$F29]+70*[.$G29];0.5);[.AS29]*POWER([.$F29]+70*[.$G29];0.5)))" table:style-name="ce43"/>
          <table:table-cell office:value-type="string" office:string-value="" table:formula="of:=IF([.AT29]=&quot;&quot;;&quot;&quot;;IF(LEFT([.AT29];1)=&quot;S&quot;;0.1/NUMBERVALUE(RIGHT([.AT29];1))*POWER([.$F29]+70*[.$G29];0.5);[.AT29]*POWER([.$F29]+70*[.$G29];0.5)))" table:style-name="ce44"/>
          <table:table-cell office:value-type="string" office:string-value="" table:formula="of:=IF([.AU29]=&quot;&quot;;&quot;&quot;;IF(LEFT([.AU29];1)=&quot;S&quot;;0.1/NUMBERVALUE(RIGHT([.AU29];1))*POWER([.$F29]+70*[.$G29];0.5);[.AU29]*POWER([.$F29]+70*[.$G29];0.5)))" table:style-name="ce32"/>
          <table:table-cell office:value-type="string" office:string-value="" table:formula="of:=IF([.AV29]=&quot;&quot;;&quot;&quot;;IF(LEFT([.AV29];1)=&quot;S&quot;;0.1/NUMBERVALUE(RIGHT([.AV29];1))*POWER([.$F29]+70*[.$G29];0.5);[.AV29]*POWER([.$F29]+70*[.$G29];0.5)))" table:style-name="ce43"/>
          <table:table-cell office:value-type="string" office:string-value="" table:formula="of:=IF([.AW29]=&quot;&quot;;&quot;&quot;;IF(LEFT([.AW29];1)=&quot;S&quot;;0.1/NUMBERVALUE(RIGHT([.AW29];1))*POWER([.$F29]+70*[.$G29];0.5);[.AW29]*POWER([.$F29]+70*[.$G29];0.5)))" table:style-name="ce44"/>
          <table:table-cell office:value-type="float" office:value="0.305505046330389" table:formula="of:=IF([.AX29]=&quot;&quot;;&quot;&quot;;IF(LEFT([.AX29];1)=&quot;S&quot;;0.1/NUMBERVALUE(RIGHT([.AX29];1))*POWER([.$F29]+70*[.$G29];0.5);[.AX29]*POWER([.$F29]+70*[.$G29];0.5)))" table:style-name="ce32">
            <text:p>0.3</text:p>
          </table:table-cell>
          <table:table-cell office:value-type="float" office:value="0.1527525231651945" table:formula="of:=IF([.AY29]=&quot;&quot;;&quot;&quot;;IF(LEFT([.AY29];1)=&quot;S&quot;;0.1/NUMBERVALUE(RIGHT([.AY29];1))*POWER([.$F29]+70*[.$G29];0.5);[.AY29]*POWER([.$F29]+70*[.$G29];0.5)))" table:style-name="ce43">
            <text:p>0.2</text:p>
          </table:table-cell>
          <table:table-cell office:value-type="float" office:value="0.10183501544346298" table:formula="of:=IF([.AZ29]=&quot;&quot;;&quot;&quot;;IF(LEFT([.AZ29];1)=&quot;S&quot;;0.1/NUMBERVALUE(RIGHT([.AZ29];1))*POWER([.$F29]+70*[.$G29];0.5);[.AZ29]*POWER([.$F29]+70*[.$G29];0.5)))" table:style-name="ce44">
            <text:p>0.1</text:p>
          </table:table-cell>
          <table:table-cell table:number-columns-repeated="16312"/>
        </table:table-row>
        <table:table-row table:style-name="ro1">
          <table:table-cell office:value-type="float" office:value="4" table:style-name="ce14">
            <text:p>4</text:p>
          </table:table-cell>
          <table:table-cell office:value-type="string" table:style-name="ce14">
            <text:p>Step machine SS 15m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ardio</text:p>
          </table:table-cell>
          <table:table-cell office:value-type="float" office:value="20" table:style-name="ce15">
            <text:p>20</text:p>
          </table:table-cell>
          <table:table-cell table:style-name="ce14"/>
          <table:table-cell office:value-type="float" office:value="0.133333333333333" table:style-name="ce20">
            <text:p>0.13</text:p>
          </table:table-cell>
          <table:table-cell table:style-name="ce14"/>
          <table:table-cell table:style-name="ce16"/>
          <table:table-cell office:value-type="float" office:value="3" table:style-name="ce15">
            <text:p>3</text:p>
          </table:table-cell>
          <table:table-cell office:value-type="float" office:value="150" table:style-name="ce14">
            <text:p>150</text:p>
          </table:table-cell>
          <table:table-cell office:value-type="float" office:value="0.68622543633255695" table:formula="of:=SUM([.M30:.AF30])" table:style-name="ce17">
            <text:p>0.7</text:p>
          </table:table-cell>
          <table:table-cell office:value-type="float" office:value="0.14418002215244224" table:formula="of:=IFERROR([.BA30]/MAX([.BA:.BA]);&quot;&quot;)" table:style-name="ce32">
            <text:p>0.1</text:p>
          </table:table-cell>
          <table:table-cell office:value-type="float" office:value="0.13608276348795417" table:formula="of:=IFERROR([.BB30]/MAX([.BB:.BB]);&quot;&quot;)" table:style-name="ce43">
            <text:p>0.1</text:p>
          </table:table-cell>
          <table:table-cell office:value-type="float" office:value="0.15758573025865966" table:formula="of:=IFERROR([.BC30]/MAX([.BC:.BC]);&quot;&quot;)" table:style-name="ce43">
            <text:p>0.2</text:p>
          </table:table-cell>
          <table:table-cell office:value-type="float" office:value="2.2134560254391592E-2" table:formula="of:=IFERROR([.BD30]/MAX([.BD:.BD]);&quot;&quot;)" table:style-name="ce43">
            <text:p>0.0</text:p>
          </table:table-cell>
          <table:table-cell office:value-type="float" office:value="2.7003086243366052E-2" table:formula="of:=IFERROR([.BE30]/MAX([.BE:.BE]);&quot;&quot;)" table:style-name="ce43">
            <text:p>0.0</text:p>
          </table:table-cell>
          <table:table-cell office:value-type="string" office:string-value="" table:formula="of:=IFERROR([.BF30]/MAX([.BF:.BF]);&quot;&quot;)" table:style-name="ce44"/>
          <table:table-cell office:value-type="string" office:string-value="" table:formula="of:=IFERROR([.BG30]/MAX([.BG:.BG]);&quot;&quot;)" table:style-name="ce32"/>
          <table:table-cell office:value-type="string" office:string-value="" table:formula="of:=IFERROR([.BH30]/MAX([.BH:.BH]);&quot;&quot;)" table:style-name="ce43"/>
          <table:table-cell office:value-type="string" office:string-value="" table:formula="of:=IFERROR([.BI30]/MAX([.BI:.BI]);&quot;&quot;)" table:style-name="ce43"/>
          <table:table-cell office:value-type="string" office:string-value="" table:formula="of:=IFERROR([.BJ30]/MAX([.BJ:.BJ]);&quot;&quot;)" table:style-name="ce44"/>
          <table:table-cell office:value-type="string" office:string-value="" table:formula="of:=IFERROR([.BK30]/MAX([.BK:.BK]);&quot;&quot;)" table:style-name="ce32"/>
          <table:table-cell office:value-type="string" office:string-value="" table:formula="of:=IFERROR([.BL30]/MAX([.BL:.BL]);&quot;&quot;)" table:style-name="ce43"/>
          <table:table-cell office:value-type="string" office:string-value="" table:formula="of:=IFERROR([.BM30]/MAX([.BM:.BM]);&quot;&quot;)" table:style-name="ce43"/>
          <table:table-cell office:value-type="string" office:string-value="" table:formula="of:=IFERROR([.BN30]/MAX([.BN:.BN]);&quot;&quot;)" table:style-name="ce44"/>
          <table:table-cell office:value-type="string" office:string-value="" table:formula="of:=IFERROR([.BO30]/MAX([.BO:.BO]);&quot;&quot;)" table:style-name="ce32"/>
          <table:table-cell office:value-type="string" office:string-value="" table:formula="of:=IFERROR([.BP30]/MAX([.BP:.BP]);&quot;&quot;)" table:style-name="ce43"/>
          <table:table-cell office:value-type="string" office:string-value="" table:formula="of:=IFERROR([.BQ30]/MAX([.BQ:.BQ]);&quot;&quot;)" table:style-name="ce44"/>
          <table:table-cell office:value-type="float" office:value="9.2641111170620058E-2" table:formula="of:=IFERROR([.BR30]/MAX([.BR:.BR]);&quot;&quot;)" table:style-name="ce32">
            <text:p>0.1</text:p>
          </table:table-cell>
          <table:table-cell office:value-type="float" office:value="7.7200925975516713E-2" table:formula="of:=IFERROR([.BS30]/MAX([.BS:.BS]);&quot;&quot;)" table:style-name="ce43">
            <text:p>0.1</text:p>
          </table:table-cell>
          <table:table-cell office:value-type="float" office:value="2.9397236789606526E-2" table:formula="of:=IFERROR([.BT30]/MAX([.BT:.BT]);&quot;&quot;)" table:style-name="ce44">
            <text:p>0.0</text:p>
          </table:table-cell>
          <table:table-cell office:value-type="float" office:value="0.35" table:style-name="ce33">
            <text:p>0.35</text:p>
          </table:table-cell>
          <table:table-cell office:value-type="float" office:value="0.25" table:style-name="ce45">
            <text:p>0.25</text:p>
          </table:table-cell>
          <table:table-cell office:value-type="float" office:value="0.25" table:style-name="ce45">
            <text:p>0.25</text:p>
          </table:table-cell>
          <table:table-cell office:value-type="float" office:value="0.1" table:style-name="ce45">
            <text:p>0.1</text:p>
          </table:table-cell>
          <table:table-cell office:value-type="float" office:value="0.05" table:style-name="ce45">
            <text:p>0.05</text:p>
          </table:table-cell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office:value-type="string" table:style-name="ce46">
            <text:p>S3</text:p>
          </table:table-cell>
          <table:table-cell office:value-type="float" office:value="1.0692676621563613" table:formula="of:=IF([.AG30]=&quot;&quot;;&quot;&quot;;IF(LEFT([.AG30];1)=&quot;S&quot;;0.1/NUMBERVALUE(RIGHT([.AG30];1))*POWER([.$F30]+70*[.$G30];0.5);[.AG30]*POWER([.$F30]+70*[.$G30];0.5)))" table:style-name="ce32">
            <text:p>1.1</text:p>
          </table:table-cell>
          <table:table-cell office:value-type="float" office:value="0.76376261582597238" table:formula="of:=IF([.AH30]=&quot;&quot;;&quot;&quot;;IF(LEFT([.AH30];1)=&quot;S&quot;;0.1/NUMBERVALUE(RIGHT([.AH30];1))*POWER([.$F30]+70*[.$G30];0.5);[.AH30]*POWER([.$F30]+70*[.$G30];0.5)))" table:style-name="ce43">
            <text:p>0.8</text:p>
          </table:table-cell>
          <table:table-cell office:value-type="float" office:value="0.76376261582597238" table:formula="of:=IF([.AI30]=&quot;&quot;;&quot;&quot;;IF(LEFT([.AI30];1)=&quot;S&quot;;0.1/NUMBERVALUE(RIGHT([.AI30];1))*POWER([.$F30]+70*[.$G30];0.5);[.AI30]*POWER([.$F30]+70*[.$G30];0.5)))" table:style-name="ce43">
            <text:p>0.8</text:p>
          </table:table-cell>
          <table:table-cell office:value-type="float" office:value="0.305505046330389" table:formula="of:=IF([.AJ30]=&quot;&quot;;&quot;&quot;;IF(LEFT([.AJ30];1)=&quot;S&quot;;0.1/NUMBERVALUE(RIGHT([.AJ30];1))*POWER([.$F30]+70*[.$G30];0.5);[.AJ30]*POWER([.$F30]+70*[.$G30];0.5)))" table:style-name="ce43">
            <text:p>0.3</text:p>
          </table:table-cell>
          <table:table-cell office:value-type="float" office:value="0.1527525231651945" table:formula="of:=IF([.AK30]=&quot;&quot;;&quot;&quot;;IF(LEFT([.AK30];1)=&quot;S&quot;;0.1/NUMBERVALUE(RIGHT([.AK30];1))*POWER([.$F30]+70*[.$G30];0.5);[.AK30]*POWER([.$F30]+70*[.$G30];0.5)))" table:style-name="ce43">
            <text:p>0.2</text:p>
          </table:table-cell>
          <table:table-cell office:value-type="string" office:string-value="" table:formula="of:=IF([.AL30]=&quot;&quot;;&quot;&quot;;IF(LEFT([.AL30];1)=&quot;S&quot;;0.1/NUMBERVALUE(RIGHT([.AL30];1))*POWER([.$F30]+70*[.$G30];0.5);[.AL30]*POWER([.$F30]+70*[.$G30];0.5)))" table:style-name="ce44"/>
          <table:table-cell office:value-type="string" office:string-value="" table:formula="of:=IF([.AM30]=&quot;&quot;;&quot;&quot;;IF(LEFT([.AM30];1)=&quot;S&quot;;0.1/NUMBERVALUE(RIGHT([.AM30];1))*POWER([.$F30]+70*[.$G30];0.5);[.AM30]*POWER([.$F30]+70*[.$G30];0.5)))" table:style-name="ce32"/>
          <table:table-cell office:value-type="string" office:string-value="" table:formula="of:=IF([.AN30]=&quot;&quot;;&quot;&quot;;IF(LEFT([.AN30];1)=&quot;S&quot;;0.1/NUMBERVALUE(RIGHT([.AN30];1))*POWER([.$F30]+70*[.$G30];0.5);[.AN30]*POWER([.$F30]+70*[.$G30];0.5)))" table:style-name="ce43"/>
          <table:table-cell office:value-type="string" office:string-value="" table:formula="of:=IF([.AO30]=&quot;&quot;;&quot;&quot;;IF(LEFT([.AO30];1)=&quot;S&quot;;0.1/NUMBERVALUE(RIGHT([.AO30];1))*POWER([.$F30]+70*[.$G30];0.5);[.AO30]*POWER([.$F30]+70*[.$G30];0.5)))" table:style-name="ce43"/>
          <table:table-cell office:value-type="string" office:string-value="" table:formula="of:=IF([.AP30]=&quot;&quot;;&quot;&quot;;IF(LEFT([.AP30];1)=&quot;S&quot;;0.1/NUMBERVALUE(RIGHT([.AP30];1))*POWER([.$F30]+70*[.$G30];0.5);[.AP30]*POWER([.$F30]+70*[.$G30];0.5)))" table:style-name="ce44"/>
          <table:table-cell office:value-type="string" office:string-value="" table:formula="of:=IF([.AQ30]=&quot;&quot;;&quot;&quot;;IF(LEFT([.AQ30];1)=&quot;S&quot;;0.1/NUMBERVALUE(RIGHT([.AQ30];1))*POWER([.$F30]+70*[.$G30];0.5);[.AQ30]*POWER([.$F30]+70*[.$G30];0.5)))" table:style-name="ce32"/>
          <table:table-cell office:value-type="string" office:string-value="" table:formula="of:=IF([.AR30]=&quot;&quot;;&quot;&quot;;IF(LEFT([.AR30];1)=&quot;S&quot;;0.1/NUMBERVALUE(RIGHT([.AR30];1))*POWER([.$F30]+70*[.$G30];0.5);[.AR30]*POWER([.$F30]+70*[.$G30];0.5)))" table:style-name="ce43"/>
          <table:table-cell office:value-type="string" office:string-value="" table:formula="of:=IF([.AS30]=&quot;&quot;;&quot;&quot;;IF(LEFT([.AS30];1)=&quot;S&quot;;0.1/NUMBERVALUE(RIGHT([.AS30];1))*POWER([.$F30]+70*[.$G30];0.5);[.AS30]*POWER([.$F30]+70*[.$G30];0.5)))" table:style-name="ce43"/>
          <table:table-cell office:value-type="string" office:string-value="" table:formula="of:=IF([.AT30]=&quot;&quot;;&quot;&quot;;IF(LEFT([.AT30];1)=&quot;S&quot;;0.1/NUMBERVALUE(RIGHT([.AT30];1))*POWER([.$F30]+70*[.$G30];0.5);[.AT30]*POWER([.$F30]+70*[.$G30];0.5)))" table:style-name="ce44"/>
          <table:table-cell office:value-type="string" office:string-value="" table:formula="of:=IF([.AU30]=&quot;&quot;;&quot;&quot;;IF(LEFT([.AU30];1)=&quot;S&quot;;0.1/NUMBERVALUE(RIGHT([.AU30];1))*POWER([.$F30]+70*[.$G30];0.5);[.AU30]*POWER([.$F30]+70*[.$G30];0.5)))" table:style-name="ce32"/>
          <table:table-cell office:value-type="string" office:string-value="" table:formula="of:=IF([.AV30]=&quot;&quot;;&quot;&quot;;IF(LEFT([.AV30];1)=&quot;S&quot;;0.1/NUMBERVALUE(RIGHT([.AV30];1))*POWER([.$F30]+70*[.$G30];0.5);[.AV30]*POWER([.$F30]+70*[.$G30];0.5)))" table:style-name="ce43"/>
          <table:table-cell office:value-type="string" office:string-value="" table:formula="of:=IF([.AW30]=&quot;&quot;;&quot;&quot;;IF(LEFT([.AW30];1)=&quot;S&quot;;0.1/NUMBERVALUE(RIGHT([.AW30];1))*POWER([.$F30]+70*[.$G30];0.5);[.AW30]*POWER([.$F30]+70*[.$G30];0.5)))" table:style-name="ce44"/>
          <table:table-cell office:value-type="float" office:value="0.305505046330389" table:formula="of:=IF([.AX30]=&quot;&quot;;&quot;&quot;;IF(LEFT([.AX30];1)=&quot;S&quot;;0.1/NUMBERVALUE(RIGHT([.AX30];1))*POWER([.$F30]+70*[.$G30];0.5);[.AX30]*POWER([.$F30]+70*[.$G30];0.5)))" table:style-name="ce32">
            <text:p>0.3</text:p>
          </table:table-cell>
          <table:table-cell office:value-type="float" office:value="0.1527525231651945" table:formula="of:=IF([.AY30]=&quot;&quot;;&quot;&quot;;IF(LEFT([.AY30];1)=&quot;S&quot;;0.1/NUMBERVALUE(RIGHT([.AY30];1))*POWER([.$F30]+70*[.$G30];0.5);[.AY30]*POWER([.$F30]+70*[.$G30];0.5)))" table:style-name="ce43">
            <text:p>0.2</text:p>
          </table:table-cell>
          <table:table-cell office:value-type="float" office:value="0.10183501544346298" table:formula="of:=IF([.AZ30]=&quot;&quot;;&quot;&quot;;IF(LEFT([.AZ30];1)=&quot;S&quot;;0.1/NUMBERVALUE(RIGHT([.AZ30];1))*POWER([.$F30]+70*[.$G30];0.5);[.AZ30]*POWER([.$F30]+70*[.$G30];0.5)))" table:style-name="ce44">
            <text:p>0.1</text:p>
          </table:table-cell>
          <table:table-cell table:number-columns-repeated="16312"/>
        </table:table-row>
        <table:table-row table:style-name="ro1">
          <table:table-cell office:value-type="float" office:value="71" table:style-name="ce14">
            <text:p>71</text:p>
          </table:table-cell>
          <table:table-cell office:value-type="string" table:style-name="ce14">
            <text:p>Running SS 5m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ardio</text:p>
          </table:table-cell>
          <table:table-cell office:value-type="float" office:value="10" table:style-name="ce15">
            <text:p>10</text:p>
          </table:table-cell>
          <table:table-cell table:style-name="ce14"/>
          <table:table-cell office:value-type="float" office:value="0.133333333333333" table:style-name="ce20">
            <text:p>0.13</text:p>
          </table:table-cell>
          <table:table-cell table:style-name="ce14"/>
          <table:table-cell table:style-name="ce16"/>
          <table:table-cell office:value-type="float" office:value="2" table:style-name="ce15">
            <text:p>2</text:p>
          </table:table-cell>
          <table:table-cell office:value-type="float" office:value="60" table:style-name="ce14">
            <text:p>60</text:p>
          </table:table-cell>
          <table:table-cell office:value-type="float" office:value="0.6721815106296094" table:formula="of:=SUM([.M31:.AF31])" table:style-name="ce17">
            <text:p>0.7</text:p>
          </table:table-cell>
          <table:table-cell office:value-type="float" office:value="0.12358287613066476" table:formula="of:=IFERROR([.BA31]/MAX([.BA:.BA]);&quot;&quot;)" table:style-name="ce32">
            <text:p>0.1</text:p>
          </table:table-cell>
          <table:table-cell office:value-type="float" office:value="0.13608276348795417" table:formula="of:=IFERROR([.BB31]/MAX([.BB:.BB]);&quot;&quot;)" table:style-name="ce43">
            <text:p>0.1</text:p>
          </table:table-cell>
          <table:table-cell office:value-type="float" office:value="0.12606858420692774" table:formula="of:=IFERROR([.BC31]/MAX([.BC:.BC]);&quot;&quot;)" table:style-name="ce43">
            <text:p>0.1</text:p>
          </table:table-cell>
          <table:table-cell office:value-type="float" office:value="3.3201840381587383E-2" table:formula="of:=IFERROR([.BD31]/MAX([.BD:.BD]);&quot;&quot;)" table:style-name="ce43">
            <text:p>0.0</text:p>
          </table:table-cell>
          <table:table-cell office:value-type="float" office:value="2.7003086243366052E-2" table:formula="of:=IFERROR([.BE31]/MAX([.BE:.BE]);&quot;&quot;)" table:style-name="ce43">
            <text:p>0.0</text:p>
          </table:table-cell>
          <table:table-cell office:value-type="float" office:value="2.7003086243366052E-2" table:formula="of:=IFERROR([.BF31]/MAX([.BF:.BF]);&quot;&quot;)" table:style-name="ce44">
            <text:p>0.0</text:p>
          </table:table-cell>
          <table:table-cell office:value-type="string" office:string-value="" table:formula="of:=IFERROR([.BG31]/MAX([.BG:.BG]);&quot;&quot;)" table:style-name="ce32"/>
          <table:table-cell office:value-type="string" office:string-value="" table:formula="of:=IFERROR([.BH31]/MAX([.BH:.BH]);&quot;&quot;)" table:style-name="ce43"/>
          <table:table-cell office:value-type="string" office:string-value="" table:formula="of:=IFERROR([.BI31]/MAX([.BI:.BI]);&quot;&quot;)" table:style-name="ce43"/>
          <table:table-cell office:value-type="string" office:string-value="" table:formula="of:=IFERROR([.BJ31]/MAX([.BJ:.BJ]);&quot;&quot;)" table:style-name="ce44"/>
          <table:table-cell office:value-type="string" office:string-value="" table:formula="of:=IFERROR([.BK31]/MAX([.BK:.BK]);&quot;&quot;)" table:style-name="ce32"/>
          <table:table-cell office:value-type="string" office:string-value="" table:formula="of:=IFERROR([.BL31]/MAX([.BL:.BL]);&quot;&quot;)" table:style-name="ce43"/>
          <table:table-cell office:value-type="string" office:string-value="" table:formula="of:=IFERROR([.BM31]/MAX([.BM:.BM]);&quot;&quot;)" table:style-name="ce43"/>
          <table:table-cell office:value-type="string" office:string-value="" table:formula="of:=IFERROR([.BN31]/MAX([.BN:.BN]);&quot;&quot;)" table:style-name="ce44"/>
          <table:table-cell office:value-type="string" office:string-value="" table:formula="of:=IFERROR([.BO31]/MAX([.BO:.BO]);&quot;&quot;)" table:style-name="ce32"/>
          <table:table-cell office:value-type="string" office:string-value="" table:formula="of:=IFERROR([.BP31]/MAX([.BP:.BP]);&quot;&quot;)" table:style-name="ce43"/>
          <table:table-cell office:value-type="string" office:string-value="" table:formula="of:=IFERROR([.BQ31]/MAX([.BQ:.BQ]);&quot;&quot;)" table:style-name="ce44"/>
          <table:table-cell office:value-type="float" office:value="9.2641111170620058E-2" table:formula="of:=IFERROR([.BR31]/MAX([.BR:.BR]);&quot;&quot;)" table:style-name="ce32">
            <text:p>0.1</text:p>
          </table:table-cell>
          <table:table-cell office:value-type="float" office:value="7.7200925975516713E-2" table:formula="of:=IFERROR([.BS31]/MAX([.BS:.BS]);&quot;&quot;)" table:style-name="ce43">
            <text:p>0.1</text:p>
          </table:table-cell>
          <table:table-cell office:value-type="float" office:value="2.9397236789606526E-2" table:formula="of:=IFERROR([.BT31]/MAX([.BT:.BT]);&quot;&quot;)" table:style-name="ce44">
            <text:p>0.0</text:p>
          </table:table-cell>
          <table:table-cell office:value-type="float" office:value="0.3" table:style-name="ce33">
            <text:p>0.3</text:p>
          </table:table-cell>
          <table:table-cell office:value-type="float" office:value="0.25" table:style-name="ce45">
            <text:p>0.25</text:p>
          </table:table-cell>
          <table:table-cell office:value-type="float" office:value="0.2" table:style-name="ce45">
            <text:p>0.2</text:p>
          </table:table-cell>
          <table:table-cell office:value-type="float" office:value="0.15" table:style-name="ce45">
            <text:p>0.15</text:p>
          </table:table-cell>
          <table:table-cell office:value-type="float" office:value="0.05" table:style-name="ce45">
            <text:p>0.05</text:p>
          </table:table-cell>
          <table:table-cell office:value-type="float" office:value="0.05" table:style-name="ce46">
            <text:p>0.05</text:p>
          </table:table-cell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office:value-type="string" table:style-name="ce46">
            <text:p>S3</text:p>
          </table:table-cell>
          <table:table-cell office:value-type="float" office:value="0.91651513899116677" table:formula="of:=IF([.AG31]=&quot;&quot;;&quot;&quot;;IF(LEFT([.AG31];1)=&quot;S&quot;;0.1/NUMBERVALUE(RIGHT([.AG31];1))*POWER([.$F31]+70*[.$G31];0.5);[.AG31]*POWER([.$F31]+70*[.$G31];0.5)))" table:style-name="ce32">
            <text:p>0.9</text:p>
          </table:table-cell>
          <table:table-cell office:value-type="float" office:value="0.76376261582597238" table:formula="of:=IF([.AH31]=&quot;&quot;;&quot;&quot;;IF(LEFT([.AH31];1)=&quot;S&quot;;0.1/NUMBERVALUE(RIGHT([.AH31];1))*POWER([.$F31]+70*[.$G31];0.5);[.AH31]*POWER([.$F31]+70*[.$G31];0.5)))" table:style-name="ce43">
            <text:p>0.8</text:p>
          </table:table-cell>
          <table:table-cell office:value-type="float" office:value="0.61101009266077799" table:formula="of:=IF([.AI31]=&quot;&quot;;&quot;&quot;;IF(LEFT([.AI31];1)=&quot;S&quot;;0.1/NUMBERVALUE(RIGHT([.AI31];1))*POWER([.$F31]+70*[.$G31];0.5);[.AI31]*POWER([.$F31]+70*[.$G31];0.5)))" table:style-name="ce43">
            <text:p>0.6</text:p>
          </table:table-cell>
          <table:table-cell office:value-type="float" office:value="0.45825756949558338" table:formula="of:=IF([.AJ31]=&quot;&quot;;&quot;&quot;;IF(LEFT([.AJ31];1)=&quot;S&quot;;0.1/NUMBERVALUE(RIGHT([.AJ31];1))*POWER([.$F31]+70*[.$G31];0.5);[.AJ31]*POWER([.$F31]+70*[.$G31];0.5)))" table:style-name="ce43">
            <text:p>0.5</text:p>
          </table:table-cell>
          <table:table-cell office:value-type="float" office:value="0.1527525231651945" table:formula="of:=IF([.AK31]=&quot;&quot;;&quot;&quot;;IF(LEFT([.AK31];1)=&quot;S&quot;;0.1/NUMBERVALUE(RIGHT([.AK31];1))*POWER([.$F31]+70*[.$G31];0.5);[.AK31]*POWER([.$F31]+70*[.$G31];0.5)))" table:style-name="ce43">
            <text:p>0.2</text:p>
          </table:table-cell>
          <table:table-cell office:value-type="float" office:value="0.1527525231651945" table:formula="of:=IF([.AL31]=&quot;&quot;;&quot;&quot;;IF(LEFT([.AL31];1)=&quot;S&quot;;0.1/NUMBERVALUE(RIGHT([.AL31];1))*POWER([.$F31]+70*[.$G31];0.5);[.AL31]*POWER([.$F31]+70*[.$G31];0.5)))" table:style-name="ce44">
            <text:p>0.2</text:p>
          </table:table-cell>
          <table:table-cell office:value-type="string" office:string-value="" table:formula="of:=IF([.AM31]=&quot;&quot;;&quot;&quot;;IF(LEFT([.AM31];1)=&quot;S&quot;;0.1/NUMBERVALUE(RIGHT([.AM31];1))*POWER([.$F31]+70*[.$G31];0.5);[.AM31]*POWER([.$F31]+70*[.$G31];0.5)))" table:style-name="ce32"/>
          <table:table-cell office:value-type="string" office:string-value="" table:formula="of:=IF([.AN31]=&quot;&quot;;&quot;&quot;;IF(LEFT([.AN31];1)=&quot;S&quot;;0.1/NUMBERVALUE(RIGHT([.AN31];1))*POWER([.$F31]+70*[.$G31];0.5);[.AN31]*POWER([.$F31]+70*[.$G31];0.5)))" table:style-name="ce43"/>
          <table:table-cell office:value-type="string" office:string-value="" table:formula="of:=IF([.AO31]=&quot;&quot;;&quot;&quot;;IF(LEFT([.AO31];1)=&quot;S&quot;;0.1/NUMBERVALUE(RIGHT([.AO31];1))*POWER([.$F31]+70*[.$G31];0.5);[.AO31]*POWER([.$F31]+70*[.$G31];0.5)))" table:style-name="ce43"/>
          <table:table-cell office:value-type="string" office:string-value="" table:formula="of:=IF([.AP31]=&quot;&quot;;&quot;&quot;;IF(LEFT([.AP31];1)=&quot;S&quot;;0.1/NUMBERVALUE(RIGHT([.AP31];1))*POWER([.$F31]+70*[.$G31];0.5);[.AP31]*POWER([.$F31]+70*[.$G31];0.5)))" table:style-name="ce44"/>
          <table:table-cell office:value-type="string" office:string-value="" table:formula="of:=IF([.AQ31]=&quot;&quot;;&quot;&quot;;IF(LEFT([.AQ31];1)=&quot;S&quot;;0.1/NUMBERVALUE(RIGHT([.AQ31];1))*POWER([.$F31]+70*[.$G31];0.5);[.AQ31]*POWER([.$F31]+70*[.$G31];0.5)))" table:style-name="ce32"/>
          <table:table-cell office:value-type="string" office:string-value="" table:formula="of:=IF([.AR31]=&quot;&quot;;&quot;&quot;;IF(LEFT([.AR31];1)=&quot;S&quot;;0.1/NUMBERVALUE(RIGHT([.AR31];1))*POWER([.$F31]+70*[.$G31];0.5);[.AR31]*POWER([.$F31]+70*[.$G31];0.5)))" table:style-name="ce43"/>
          <table:table-cell office:value-type="string" office:string-value="" table:formula="of:=IF([.AS31]=&quot;&quot;;&quot;&quot;;IF(LEFT([.AS31];1)=&quot;S&quot;;0.1/NUMBERVALUE(RIGHT([.AS31];1))*POWER([.$F31]+70*[.$G31];0.5);[.AS31]*POWER([.$F31]+70*[.$G31];0.5)))" table:style-name="ce43"/>
          <table:table-cell office:value-type="string" office:string-value="" table:formula="of:=IF([.AT31]=&quot;&quot;;&quot;&quot;;IF(LEFT([.AT31];1)=&quot;S&quot;;0.1/NUMBERVALUE(RIGHT([.AT31];1))*POWER([.$F31]+70*[.$G31];0.5);[.AT31]*POWER([.$F31]+70*[.$G31];0.5)))" table:style-name="ce44"/>
          <table:table-cell office:value-type="string" office:string-value="" table:formula="of:=IF([.AU31]=&quot;&quot;;&quot;&quot;;IF(LEFT([.AU31];1)=&quot;S&quot;;0.1/NUMBERVALUE(RIGHT([.AU31];1))*POWER([.$F31]+70*[.$G31];0.5);[.AU31]*POWER([.$F31]+70*[.$G31];0.5)))" table:style-name="ce32"/>
          <table:table-cell office:value-type="string" office:string-value="" table:formula="of:=IF([.AV31]=&quot;&quot;;&quot;&quot;;IF(LEFT([.AV31];1)=&quot;S&quot;;0.1/NUMBERVALUE(RIGHT([.AV31];1))*POWER([.$F31]+70*[.$G31];0.5);[.AV31]*POWER([.$F31]+70*[.$G31];0.5)))" table:style-name="ce43"/>
          <table:table-cell office:value-type="string" office:string-value="" table:formula="of:=IF([.AW31]=&quot;&quot;;&quot;&quot;;IF(LEFT([.AW31];1)=&quot;S&quot;;0.1/NUMBERVALUE(RIGHT([.AW31];1))*POWER([.$F31]+70*[.$G31];0.5);[.AW31]*POWER([.$F31]+70*[.$G31];0.5)))" table:style-name="ce44"/>
          <table:table-cell office:value-type="float" office:value="0.305505046330389" table:formula="of:=IF([.AX31]=&quot;&quot;;&quot;&quot;;IF(LEFT([.AX31];1)=&quot;S&quot;;0.1/NUMBERVALUE(RIGHT([.AX31];1))*POWER([.$F31]+70*[.$G31];0.5);[.AX31]*POWER([.$F31]+70*[.$G31];0.5)))" table:style-name="ce32">
            <text:p>0.3</text:p>
          </table:table-cell>
          <table:table-cell office:value-type="float" office:value="0.1527525231651945" table:formula="of:=IF([.AY31]=&quot;&quot;;&quot;&quot;;IF(LEFT([.AY31];1)=&quot;S&quot;;0.1/NUMBERVALUE(RIGHT([.AY31];1))*POWER([.$F31]+70*[.$G31];0.5);[.AY31]*POWER([.$F31]+70*[.$G31];0.5)))" table:style-name="ce43">
            <text:p>0.2</text:p>
          </table:table-cell>
          <table:table-cell office:value-type="float" office:value="0.10183501544346298" table:formula="of:=IF([.AZ31]=&quot;&quot;;&quot;&quot;;IF(LEFT([.AZ31];1)=&quot;S&quot;;0.1/NUMBERVALUE(RIGHT([.AZ31];1))*POWER([.$F31]+70*[.$G31];0.5);[.AZ31]*POWER([.$F31]+70*[.$G31];0.5)))" table:style-name="ce44">
            <text:p>0.1</text:p>
          </table:table-cell>
          <table:table-cell table:number-columns-repeated="16312"/>
        </table:table-row>
        <table:table-row table:style-name="ro1">
          <table:table-cell office:value-type="float" office:value="70" table:style-name="ce14">
            <text:p>70</text:p>
          </table:table-cell>
          <table:table-cell office:value-type="string" table:style-name="ce14">
            <text:p>Running SS 10m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ardio</text:p>
          </table:table-cell>
          <table:table-cell office:value-type="float" office:value="15" table:style-name="ce15">
            <text:p>15</text:p>
          </table:table-cell>
          <table:table-cell table:style-name="ce14"/>
          <table:table-cell office:value-type="float" office:value="0.133333333333333" table:style-name="ce20">
            <text:p>0.13</text:p>
          </table:table-cell>
          <table:table-cell table:style-name="ce14"/>
          <table:table-cell table:style-name="ce16"/>
          <table:table-cell office:value-type="float" office:value="3" table:style-name="ce15">
            <text:p>3</text:p>
          </table:table-cell>
          <table:table-cell office:value-type="float" office:value="120" table:style-name="ce14">
            <text:p>120</text:p>
          </table:table-cell>
          <table:table-cell office:value-type="float" office:value="0.6721815106296094" table:formula="of:=SUM([.M32:.AF32])" table:style-name="ce17">
            <text:p>0.7</text:p>
          </table:table-cell>
          <table:table-cell office:value-type="float" office:value="0.12358287613066476" table:formula="of:=IFERROR([.BA32]/MAX([.BA:.BA]);&quot;&quot;)" table:style-name="ce32">
            <text:p>0.1</text:p>
          </table:table-cell>
          <table:table-cell office:value-type="float" office:value="0.13608276348795417" table:formula="of:=IFERROR([.BB32]/MAX([.BB:.BB]);&quot;&quot;)" table:style-name="ce43">
            <text:p>0.1</text:p>
          </table:table-cell>
          <table:table-cell office:value-type="float" office:value="0.12606858420692774" table:formula="of:=IFERROR([.BC32]/MAX([.BC:.BC]);&quot;&quot;)" table:style-name="ce43">
            <text:p>0.1</text:p>
          </table:table-cell>
          <table:table-cell office:value-type="float" office:value="3.3201840381587383E-2" table:formula="of:=IFERROR([.BD32]/MAX([.BD:.BD]);&quot;&quot;)" table:style-name="ce43">
            <text:p>0.0</text:p>
          </table:table-cell>
          <table:table-cell office:value-type="float" office:value="2.7003086243366052E-2" table:formula="of:=IFERROR([.BE32]/MAX([.BE:.BE]);&quot;&quot;)" table:style-name="ce43">
            <text:p>0.0</text:p>
          </table:table-cell>
          <table:table-cell office:value-type="float" office:value="2.7003086243366052E-2" table:formula="of:=IFERROR([.BF32]/MAX([.BF:.BF]);&quot;&quot;)" table:style-name="ce44">
            <text:p>0.0</text:p>
          </table:table-cell>
          <table:table-cell office:value-type="string" office:string-value="" table:formula="of:=IFERROR([.BG32]/MAX([.BG:.BG]);&quot;&quot;)" table:style-name="ce32"/>
          <table:table-cell office:value-type="string" office:string-value="" table:formula="of:=IFERROR([.BH32]/MAX([.BH:.BH]);&quot;&quot;)" table:style-name="ce43"/>
          <table:table-cell office:value-type="string" office:string-value="" table:formula="of:=IFERROR([.BI32]/MAX([.BI:.BI]);&quot;&quot;)" table:style-name="ce43"/>
          <table:table-cell office:value-type="string" office:string-value="" table:formula="of:=IFERROR([.BJ32]/MAX([.BJ:.BJ]);&quot;&quot;)" table:style-name="ce44"/>
          <table:table-cell office:value-type="string" office:string-value="" table:formula="of:=IFERROR([.BK32]/MAX([.BK:.BK]);&quot;&quot;)" table:style-name="ce32"/>
          <table:table-cell office:value-type="string" office:string-value="" table:formula="of:=IFERROR([.BL32]/MAX([.BL:.BL]);&quot;&quot;)" table:style-name="ce43"/>
          <table:table-cell office:value-type="string" office:string-value="" table:formula="of:=IFERROR([.BM32]/MAX([.BM:.BM]);&quot;&quot;)" table:style-name="ce43"/>
          <table:table-cell office:value-type="string" office:string-value="" table:formula="of:=IFERROR([.BN32]/MAX([.BN:.BN]);&quot;&quot;)" table:style-name="ce44"/>
          <table:table-cell office:value-type="string" office:string-value="" table:formula="of:=IFERROR([.BO32]/MAX([.BO:.BO]);&quot;&quot;)" table:style-name="ce32"/>
          <table:table-cell office:value-type="string" office:string-value="" table:formula="of:=IFERROR([.BP32]/MAX([.BP:.BP]);&quot;&quot;)" table:style-name="ce43"/>
          <table:table-cell office:value-type="string" office:string-value="" table:formula="of:=IFERROR([.BQ32]/MAX([.BQ:.BQ]);&quot;&quot;)" table:style-name="ce44"/>
          <table:table-cell office:value-type="float" office:value="9.2641111170620058E-2" table:formula="of:=IFERROR([.BR32]/MAX([.BR:.BR]);&quot;&quot;)" table:style-name="ce32">
            <text:p>0.1</text:p>
          </table:table-cell>
          <table:table-cell office:value-type="float" office:value="7.7200925975516713E-2" table:formula="of:=IFERROR([.BS32]/MAX([.BS:.BS]);&quot;&quot;)" table:style-name="ce43">
            <text:p>0.1</text:p>
          </table:table-cell>
          <table:table-cell office:value-type="float" office:value="2.9397236789606526E-2" table:formula="of:=IFERROR([.BT32]/MAX([.BT:.BT]);&quot;&quot;)" table:style-name="ce44">
            <text:p>0.0</text:p>
          </table:table-cell>
          <table:table-cell office:value-type="float" office:value="0.3" table:style-name="ce33">
            <text:p>0.3</text:p>
          </table:table-cell>
          <table:table-cell office:value-type="float" office:value="0.25" table:style-name="ce45">
            <text:p>0.25</text:p>
          </table:table-cell>
          <table:table-cell office:value-type="float" office:value="0.2" table:style-name="ce45">
            <text:p>0.2</text:p>
          </table:table-cell>
          <table:table-cell office:value-type="float" office:value="0.15" table:style-name="ce45">
            <text:p>0.15</text:p>
          </table:table-cell>
          <table:table-cell office:value-type="float" office:value="0.05" table:style-name="ce45">
            <text:p>0.05</text:p>
          </table:table-cell>
          <table:table-cell office:value-type="float" office:value="0.05" table:style-name="ce46">
            <text:p>0.05</text:p>
          </table:table-cell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office:value-type="string" table:style-name="ce46">
            <text:p>S3</text:p>
          </table:table-cell>
          <table:table-cell office:value-type="float" office:value="0.91651513899116677" table:formula="of:=IF([.AG32]=&quot;&quot;;&quot;&quot;;IF(LEFT([.AG32];1)=&quot;S&quot;;0.1/NUMBERVALUE(RIGHT([.AG32];1))*POWER([.$F32]+70*[.$G32];0.5);[.AG32]*POWER([.$F32]+70*[.$G32];0.5)))" table:style-name="ce32">
            <text:p>0.9</text:p>
          </table:table-cell>
          <table:table-cell office:value-type="float" office:value="0.76376261582597238" table:formula="of:=IF([.AH32]=&quot;&quot;;&quot;&quot;;IF(LEFT([.AH32];1)=&quot;S&quot;;0.1/NUMBERVALUE(RIGHT([.AH32];1))*POWER([.$F32]+70*[.$G32];0.5);[.AH32]*POWER([.$F32]+70*[.$G32];0.5)))" table:style-name="ce43">
            <text:p>0.8</text:p>
          </table:table-cell>
          <table:table-cell office:value-type="float" office:value="0.61101009266077799" table:formula="of:=IF([.AI32]=&quot;&quot;;&quot;&quot;;IF(LEFT([.AI32];1)=&quot;S&quot;;0.1/NUMBERVALUE(RIGHT([.AI32];1))*POWER([.$F32]+70*[.$G32];0.5);[.AI32]*POWER([.$F32]+70*[.$G32];0.5)))" table:style-name="ce43">
            <text:p>0.6</text:p>
          </table:table-cell>
          <table:table-cell office:value-type="float" office:value="0.45825756949558338" table:formula="of:=IF([.AJ32]=&quot;&quot;;&quot;&quot;;IF(LEFT([.AJ32];1)=&quot;S&quot;;0.1/NUMBERVALUE(RIGHT([.AJ32];1))*POWER([.$F32]+70*[.$G32];0.5);[.AJ32]*POWER([.$F32]+70*[.$G32];0.5)))" table:style-name="ce43">
            <text:p>0.5</text:p>
          </table:table-cell>
          <table:table-cell office:value-type="float" office:value="0.1527525231651945" table:formula="of:=IF([.AK32]=&quot;&quot;;&quot;&quot;;IF(LEFT([.AK32];1)=&quot;S&quot;;0.1/NUMBERVALUE(RIGHT([.AK32];1))*POWER([.$F32]+70*[.$G32];0.5);[.AK32]*POWER([.$F32]+70*[.$G32];0.5)))" table:style-name="ce43">
            <text:p>0.2</text:p>
          </table:table-cell>
          <table:table-cell office:value-type="float" office:value="0.1527525231651945" table:formula="of:=IF([.AL32]=&quot;&quot;;&quot;&quot;;IF(LEFT([.AL32];1)=&quot;S&quot;;0.1/NUMBERVALUE(RIGHT([.AL32];1))*POWER([.$F32]+70*[.$G32];0.5);[.AL32]*POWER([.$F32]+70*[.$G32];0.5)))" table:style-name="ce44">
            <text:p>0.2</text:p>
          </table:table-cell>
          <table:table-cell office:value-type="string" office:string-value="" table:formula="of:=IF([.AM32]=&quot;&quot;;&quot;&quot;;IF(LEFT([.AM32];1)=&quot;S&quot;;0.1/NUMBERVALUE(RIGHT([.AM32];1))*POWER([.$F32]+70*[.$G32];0.5);[.AM32]*POWER([.$F32]+70*[.$G32];0.5)))" table:style-name="ce32"/>
          <table:table-cell office:value-type="string" office:string-value="" table:formula="of:=IF([.AN32]=&quot;&quot;;&quot;&quot;;IF(LEFT([.AN32];1)=&quot;S&quot;;0.1/NUMBERVALUE(RIGHT([.AN32];1))*POWER([.$F32]+70*[.$G32];0.5);[.AN32]*POWER([.$F32]+70*[.$G32];0.5)))" table:style-name="ce43"/>
          <table:table-cell office:value-type="string" office:string-value="" table:formula="of:=IF([.AO32]=&quot;&quot;;&quot;&quot;;IF(LEFT([.AO32];1)=&quot;S&quot;;0.1/NUMBERVALUE(RIGHT([.AO32];1))*POWER([.$F32]+70*[.$G32];0.5);[.AO32]*POWER([.$F32]+70*[.$G32];0.5)))" table:style-name="ce43"/>
          <table:table-cell office:value-type="string" office:string-value="" table:formula="of:=IF([.AP32]=&quot;&quot;;&quot;&quot;;IF(LEFT([.AP32];1)=&quot;S&quot;;0.1/NUMBERVALUE(RIGHT([.AP32];1))*POWER([.$F32]+70*[.$G32];0.5);[.AP32]*POWER([.$F32]+70*[.$G32];0.5)))" table:style-name="ce44"/>
          <table:table-cell office:value-type="string" office:string-value="" table:formula="of:=IF([.AQ32]=&quot;&quot;;&quot;&quot;;IF(LEFT([.AQ32];1)=&quot;S&quot;;0.1/NUMBERVALUE(RIGHT([.AQ32];1))*POWER([.$F32]+70*[.$G32];0.5);[.AQ32]*POWER([.$F32]+70*[.$G32];0.5)))" table:style-name="ce32"/>
          <table:table-cell office:value-type="string" office:string-value="" table:formula="of:=IF([.AR32]=&quot;&quot;;&quot;&quot;;IF(LEFT([.AR32];1)=&quot;S&quot;;0.1/NUMBERVALUE(RIGHT([.AR32];1))*POWER([.$F32]+70*[.$G32];0.5);[.AR32]*POWER([.$F32]+70*[.$G32];0.5)))" table:style-name="ce43"/>
          <table:table-cell office:value-type="string" office:string-value="" table:formula="of:=IF([.AS32]=&quot;&quot;;&quot;&quot;;IF(LEFT([.AS32];1)=&quot;S&quot;;0.1/NUMBERVALUE(RIGHT([.AS32];1))*POWER([.$F32]+70*[.$G32];0.5);[.AS32]*POWER([.$F32]+70*[.$G32];0.5)))" table:style-name="ce43"/>
          <table:table-cell office:value-type="string" office:string-value="" table:formula="of:=IF([.AT32]=&quot;&quot;;&quot;&quot;;IF(LEFT([.AT32];1)=&quot;S&quot;;0.1/NUMBERVALUE(RIGHT([.AT32];1))*POWER([.$F32]+70*[.$G32];0.5);[.AT32]*POWER([.$F32]+70*[.$G32];0.5)))" table:style-name="ce44"/>
          <table:table-cell office:value-type="string" office:string-value="" table:formula="of:=IF([.AU32]=&quot;&quot;;&quot;&quot;;IF(LEFT([.AU32];1)=&quot;S&quot;;0.1/NUMBERVALUE(RIGHT([.AU32];1))*POWER([.$F32]+70*[.$G32];0.5);[.AU32]*POWER([.$F32]+70*[.$G32];0.5)))" table:style-name="ce32"/>
          <table:table-cell office:value-type="string" office:string-value="" table:formula="of:=IF([.AV32]=&quot;&quot;;&quot;&quot;;IF(LEFT([.AV32];1)=&quot;S&quot;;0.1/NUMBERVALUE(RIGHT([.AV32];1))*POWER([.$F32]+70*[.$G32];0.5);[.AV32]*POWER([.$F32]+70*[.$G32];0.5)))" table:style-name="ce43"/>
          <table:table-cell office:value-type="string" office:string-value="" table:formula="of:=IF([.AW32]=&quot;&quot;;&quot;&quot;;IF(LEFT([.AW32];1)=&quot;S&quot;;0.1/NUMBERVALUE(RIGHT([.AW32];1))*POWER([.$F32]+70*[.$G32];0.5);[.AW32]*POWER([.$F32]+70*[.$G32];0.5)))" table:style-name="ce44"/>
          <table:table-cell office:value-type="float" office:value="0.305505046330389" table:formula="of:=IF([.AX32]=&quot;&quot;;&quot;&quot;;IF(LEFT([.AX32];1)=&quot;S&quot;;0.1/NUMBERVALUE(RIGHT([.AX32];1))*POWER([.$F32]+70*[.$G32];0.5);[.AX32]*POWER([.$F32]+70*[.$G32];0.5)))" table:style-name="ce32">
            <text:p>0.3</text:p>
          </table:table-cell>
          <table:table-cell office:value-type="float" office:value="0.1527525231651945" table:formula="of:=IF([.AY32]=&quot;&quot;;&quot;&quot;;IF(LEFT([.AY32];1)=&quot;S&quot;;0.1/NUMBERVALUE(RIGHT([.AY32];1))*POWER([.$F32]+70*[.$G32];0.5);[.AY32]*POWER([.$F32]+70*[.$G32];0.5)))" table:style-name="ce43">
            <text:p>0.2</text:p>
          </table:table-cell>
          <table:table-cell office:value-type="float" office:value="0.10183501544346298" table:formula="of:=IF([.AZ32]=&quot;&quot;;&quot;&quot;;IF(LEFT([.AZ32];1)=&quot;S&quot;;0.1/NUMBERVALUE(RIGHT([.AZ32];1))*POWER([.$F32]+70*[.$G32];0.5);[.AZ32]*POWER([.$F32]+70*[.$G32];0.5)))" table:style-name="ce44">
            <text:p>0.1</text:p>
          </table:table-cell>
          <table:table-cell table:number-columns-repeated="16312"/>
        </table:table-row>
        <table:table-row table:style-name="ro1">
          <table:table-cell office:value-type="float" office:value="5" table:style-name="ce14">
            <text:p>5</text:p>
          </table:table-cell>
          <table:table-cell office:value-type="string" table:style-name="ce14">
            <text:p>Running SS 15m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ardio</text:p>
          </table:table-cell>
          <table:table-cell office:value-type="float" office:value="20" table:style-name="ce15">
            <text:p>20</text:p>
          </table:table-cell>
          <table:table-cell table:style-name="ce14"/>
          <table:table-cell office:value-type="float" office:value="0.133333333333333" table:style-name="ce20">
            <text:p>0.13</text:p>
          </table:table-cell>
          <table:table-cell table:style-name="ce14"/>
          <table:table-cell table:style-name="ce16"/>
          <table:table-cell office:value-type="float" office:value="4" table:style-name="ce15">
            <text:p>4</text:p>
          </table:table-cell>
          <table:table-cell office:value-type="float" office:value="180" table:style-name="ce14">
            <text:p>180</text:p>
          </table:table-cell>
          <table:table-cell office:value-type="float" office:value="0.6721815106296094" table:formula="of:=SUM([.M33:.AF33])" table:style-name="ce17">
            <text:p>0.7</text:p>
          </table:table-cell>
          <table:table-cell office:value-type="float" office:value="0.12358287613066476" table:formula="of:=IFERROR([.BA33]/MAX([.BA:.BA]);&quot;&quot;)" table:style-name="ce32">
            <text:p>0.1</text:p>
          </table:table-cell>
          <table:table-cell office:value-type="float" office:value="0.13608276348795417" table:formula="of:=IFERROR([.BB33]/MAX([.BB:.BB]);&quot;&quot;)" table:style-name="ce43">
            <text:p>0.1</text:p>
          </table:table-cell>
          <table:table-cell office:value-type="float" office:value="0.12606858420692774" table:formula="of:=IFERROR([.BC33]/MAX([.BC:.BC]);&quot;&quot;)" table:style-name="ce43">
            <text:p>0.1</text:p>
          </table:table-cell>
          <table:table-cell office:value-type="float" office:value="3.3201840381587383E-2" table:formula="of:=IFERROR([.BD33]/MAX([.BD:.BD]);&quot;&quot;)" table:style-name="ce43">
            <text:p>0.0</text:p>
          </table:table-cell>
          <table:table-cell office:value-type="float" office:value="2.7003086243366052E-2" table:formula="of:=IFERROR([.BE33]/MAX([.BE:.BE]);&quot;&quot;)" table:style-name="ce43">
            <text:p>0.0</text:p>
          </table:table-cell>
          <table:table-cell office:value-type="float" office:value="2.7003086243366052E-2" table:formula="of:=IFERROR([.BF33]/MAX([.BF:.BF]);&quot;&quot;)" table:style-name="ce44">
            <text:p>0.0</text:p>
          </table:table-cell>
          <table:table-cell office:value-type="string" office:string-value="" table:formula="of:=IFERROR([.BG33]/MAX([.BG:.BG]);&quot;&quot;)" table:style-name="ce32"/>
          <table:table-cell office:value-type="string" office:string-value="" table:formula="of:=IFERROR([.BH33]/MAX([.BH:.BH]);&quot;&quot;)" table:style-name="ce43"/>
          <table:table-cell office:value-type="string" office:string-value="" table:formula="of:=IFERROR([.BI33]/MAX([.BI:.BI]);&quot;&quot;)" table:style-name="ce43"/>
          <table:table-cell office:value-type="string" office:string-value="" table:formula="of:=IFERROR([.BJ33]/MAX([.BJ:.BJ]);&quot;&quot;)" table:style-name="ce44"/>
          <table:table-cell office:value-type="string" office:string-value="" table:formula="of:=IFERROR([.BK33]/MAX([.BK:.BK]);&quot;&quot;)" table:style-name="ce32"/>
          <table:table-cell office:value-type="string" office:string-value="" table:formula="of:=IFERROR([.BL33]/MAX([.BL:.BL]);&quot;&quot;)" table:style-name="ce43"/>
          <table:table-cell office:value-type="string" office:string-value="" table:formula="of:=IFERROR([.BM33]/MAX([.BM:.BM]);&quot;&quot;)" table:style-name="ce43"/>
          <table:table-cell office:value-type="string" office:string-value="" table:formula="of:=IFERROR([.BN33]/MAX([.BN:.BN]);&quot;&quot;)" table:style-name="ce44"/>
          <table:table-cell office:value-type="string" office:string-value="" table:formula="of:=IFERROR([.BO33]/MAX([.BO:.BO]);&quot;&quot;)" table:style-name="ce32"/>
          <table:table-cell office:value-type="string" office:string-value="" table:formula="of:=IFERROR([.BP33]/MAX([.BP:.BP]);&quot;&quot;)" table:style-name="ce43"/>
          <table:table-cell office:value-type="string" office:string-value="" table:formula="of:=IFERROR([.BQ33]/MAX([.BQ:.BQ]);&quot;&quot;)" table:style-name="ce44"/>
          <table:table-cell office:value-type="float" office:value="9.2641111170620058E-2" table:formula="of:=IFERROR([.BR33]/MAX([.BR:.BR]);&quot;&quot;)" table:style-name="ce32">
            <text:p>0.1</text:p>
          </table:table-cell>
          <table:table-cell office:value-type="float" office:value="7.7200925975516713E-2" table:formula="of:=IFERROR([.BS33]/MAX([.BS:.BS]);&quot;&quot;)" table:style-name="ce43">
            <text:p>0.1</text:p>
          </table:table-cell>
          <table:table-cell office:value-type="float" office:value="2.9397236789606526E-2" table:formula="of:=IFERROR([.BT33]/MAX([.BT:.BT]);&quot;&quot;)" table:style-name="ce44">
            <text:p>0.0</text:p>
          </table:table-cell>
          <table:table-cell office:value-type="float" office:value="0.3" table:style-name="ce33">
            <text:p>0.3</text:p>
          </table:table-cell>
          <table:table-cell office:value-type="float" office:value="0.25" table:style-name="ce45">
            <text:p>0.25</text:p>
          </table:table-cell>
          <table:table-cell office:value-type="float" office:value="0.2" table:style-name="ce45">
            <text:p>0.2</text:p>
          </table:table-cell>
          <table:table-cell office:value-type="float" office:value="0.15" table:style-name="ce45">
            <text:p>0.15</text:p>
          </table:table-cell>
          <table:table-cell office:value-type="float" office:value="0.05" table:style-name="ce45">
            <text:p>0.05</text:p>
          </table:table-cell>
          <table:table-cell office:value-type="float" office:value="0.05" table:style-name="ce46">
            <text:p>0.05</text:p>
          </table:table-cell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office:value-type="string" table:style-name="ce46">
            <text:p>S3</text:p>
          </table:table-cell>
          <table:table-cell office:value-type="float" office:value="0.91651513899116677" table:formula="of:=IF([.AG33]=&quot;&quot;;&quot;&quot;;IF(LEFT([.AG33];1)=&quot;S&quot;;0.1/NUMBERVALUE(RIGHT([.AG33];1))*POWER([.$F33]+70*[.$G33];0.5);[.AG33]*POWER([.$F33]+70*[.$G33];0.5)))" table:style-name="ce32">
            <text:p>0.9</text:p>
          </table:table-cell>
          <table:table-cell office:value-type="float" office:value="0.76376261582597238" table:formula="of:=IF([.AH33]=&quot;&quot;;&quot;&quot;;IF(LEFT([.AH33];1)=&quot;S&quot;;0.1/NUMBERVALUE(RIGHT([.AH33];1))*POWER([.$F33]+70*[.$G33];0.5);[.AH33]*POWER([.$F33]+70*[.$G33];0.5)))" table:style-name="ce43">
            <text:p>0.8</text:p>
          </table:table-cell>
          <table:table-cell office:value-type="float" office:value="0.61101009266077799" table:formula="of:=IF([.AI33]=&quot;&quot;;&quot;&quot;;IF(LEFT([.AI33];1)=&quot;S&quot;;0.1/NUMBERVALUE(RIGHT([.AI33];1))*POWER([.$F33]+70*[.$G33];0.5);[.AI33]*POWER([.$F33]+70*[.$G33];0.5)))" table:style-name="ce43">
            <text:p>0.6</text:p>
          </table:table-cell>
          <table:table-cell office:value-type="float" office:value="0.45825756949558338" table:formula="of:=IF([.AJ33]=&quot;&quot;;&quot;&quot;;IF(LEFT([.AJ33];1)=&quot;S&quot;;0.1/NUMBERVALUE(RIGHT([.AJ33];1))*POWER([.$F33]+70*[.$G33];0.5);[.AJ33]*POWER([.$F33]+70*[.$G33];0.5)))" table:style-name="ce43">
            <text:p>0.5</text:p>
          </table:table-cell>
          <table:table-cell office:value-type="float" office:value="0.1527525231651945" table:formula="of:=IF([.AK33]=&quot;&quot;;&quot;&quot;;IF(LEFT([.AK33];1)=&quot;S&quot;;0.1/NUMBERVALUE(RIGHT([.AK33];1))*POWER([.$F33]+70*[.$G33];0.5);[.AK33]*POWER([.$F33]+70*[.$G33];0.5)))" table:style-name="ce43">
            <text:p>0.2</text:p>
          </table:table-cell>
          <table:table-cell office:value-type="float" office:value="0.1527525231651945" table:formula="of:=IF([.AL33]=&quot;&quot;;&quot;&quot;;IF(LEFT([.AL33];1)=&quot;S&quot;;0.1/NUMBERVALUE(RIGHT([.AL33];1))*POWER([.$F33]+70*[.$G33];0.5);[.AL33]*POWER([.$F33]+70*[.$G33];0.5)))" table:style-name="ce44">
            <text:p>0.2</text:p>
          </table:table-cell>
          <table:table-cell office:value-type="string" office:string-value="" table:formula="of:=IF([.AM33]=&quot;&quot;;&quot;&quot;;IF(LEFT([.AM33];1)=&quot;S&quot;;0.1/NUMBERVALUE(RIGHT([.AM33];1))*POWER([.$F33]+70*[.$G33];0.5);[.AM33]*POWER([.$F33]+70*[.$G33];0.5)))" table:style-name="ce32"/>
          <table:table-cell office:value-type="string" office:string-value="" table:formula="of:=IF([.AN33]=&quot;&quot;;&quot;&quot;;IF(LEFT([.AN33];1)=&quot;S&quot;;0.1/NUMBERVALUE(RIGHT([.AN33];1))*POWER([.$F33]+70*[.$G33];0.5);[.AN33]*POWER([.$F33]+70*[.$G33];0.5)))" table:style-name="ce43"/>
          <table:table-cell office:value-type="string" office:string-value="" table:formula="of:=IF([.AO33]=&quot;&quot;;&quot;&quot;;IF(LEFT([.AO33];1)=&quot;S&quot;;0.1/NUMBERVALUE(RIGHT([.AO33];1))*POWER([.$F33]+70*[.$G33];0.5);[.AO33]*POWER([.$F33]+70*[.$G33];0.5)))" table:style-name="ce43"/>
          <table:table-cell office:value-type="string" office:string-value="" table:formula="of:=IF([.AP33]=&quot;&quot;;&quot;&quot;;IF(LEFT([.AP33];1)=&quot;S&quot;;0.1/NUMBERVALUE(RIGHT([.AP33];1))*POWER([.$F33]+70*[.$G33];0.5);[.AP33]*POWER([.$F33]+70*[.$G33];0.5)))" table:style-name="ce44"/>
          <table:table-cell office:value-type="string" office:string-value="" table:formula="of:=IF([.AQ33]=&quot;&quot;;&quot;&quot;;IF(LEFT([.AQ33];1)=&quot;S&quot;;0.1/NUMBERVALUE(RIGHT([.AQ33];1))*POWER([.$F33]+70*[.$G33];0.5);[.AQ33]*POWER([.$F33]+70*[.$G33];0.5)))" table:style-name="ce32"/>
          <table:table-cell office:value-type="string" office:string-value="" table:formula="of:=IF([.AR33]=&quot;&quot;;&quot;&quot;;IF(LEFT([.AR33];1)=&quot;S&quot;;0.1/NUMBERVALUE(RIGHT([.AR33];1))*POWER([.$F33]+70*[.$G33];0.5);[.AR33]*POWER([.$F33]+70*[.$G33];0.5)))" table:style-name="ce43"/>
          <table:table-cell office:value-type="string" office:string-value="" table:formula="of:=IF([.AS33]=&quot;&quot;;&quot;&quot;;IF(LEFT([.AS33];1)=&quot;S&quot;;0.1/NUMBERVALUE(RIGHT([.AS33];1))*POWER([.$F33]+70*[.$G33];0.5);[.AS33]*POWER([.$F33]+70*[.$G33];0.5)))" table:style-name="ce43"/>
          <table:table-cell office:value-type="string" office:string-value="" table:formula="of:=IF([.AT33]=&quot;&quot;;&quot;&quot;;IF(LEFT([.AT33];1)=&quot;S&quot;;0.1/NUMBERVALUE(RIGHT([.AT33];1))*POWER([.$F33]+70*[.$G33];0.5);[.AT33]*POWER([.$F33]+70*[.$G33];0.5)))" table:style-name="ce44"/>
          <table:table-cell office:value-type="string" office:string-value="" table:formula="of:=IF([.AU33]=&quot;&quot;;&quot;&quot;;IF(LEFT([.AU33];1)=&quot;S&quot;;0.1/NUMBERVALUE(RIGHT([.AU33];1))*POWER([.$F33]+70*[.$G33];0.5);[.AU33]*POWER([.$F33]+70*[.$G33];0.5)))" table:style-name="ce32"/>
          <table:table-cell office:value-type="string" office:string-value="" table:formula="of:=IF([.AV33]=&quot;&quot;;&quot;&quot;;IF(LEFT([.AV33];1)=&quot;S&quot;;0.1/NUMBERVALUE(RIGHT([.AV33];1))*POWER([.$F33]+70*[.$G33];0.5);[.AV33]*POWER([.$F33]+70*[.$G33];0.5)))" table:style-name="ce43"/>
          <table:table-cell office:value-type="string" office:string-value="" table:formula="of:=IF([.AW33]=&quot;&quot;;&quot;&quot;;IF(LEFT([.AW33];1)=&quot;S&quot;;0.1/NUMBERVALUE(RIGHT([.AW33];1))*POWER([.$F33]+70*[.$G33];0.5);[.AW33]*POWER([.$F33]+70*[.$G33];0.5)))" table:style-name="ce44"/>
          <table:table-cell office:value-type="float" office:value="0.305505046330389" table:formula="of:=IF([.AX33]=&quot;&quot;;&quot;&quot;;IF(LEFT([.AX33];1)=&quot;S&quot;;0.1/NUMBERVALUE(RIGHT([.AX33];1))*POWER([.$F33]+70*[.$G33];0.5);[.AX33]*POWER([.$F33]+70*[.$G33];0.5)))" table:style-name="ce32">
            <text:p>0.3</text:p>
          </table:table-cell>
          <table:table-cell office:value-type="float" office:value="0.1527525231651945" table:formula="of:=IF([.AY33]=&quot;&quot;;&quot;&quot;;IF(LEFT([.AY33];1)=&quot;S&quot;;0.1/NUMBERVALUE(RIGHT([.AY33];1))*POWER([.$F33]+70*[.$G33];0.5);[.AY33]*POWER([.$F33]+70*[.$G33];0.5)))" table:style-name="ce43">
            <text:p>0.2</text:p>
          </table:table-cell>
          <table:table-cell office:value-type="float" office:value="0.10183501544346298" table:formula="of:=IF([.AZ33]=&quot;&quot;;&quot;&quot;;IF(LEFT([.AZ33];1)=&quot;S&quot;;0.1/NUMBERVALUE(RIGHT([.AZ33];1))*POWER([.$F33]+70*[.$G33];0.5);[.AZ33]*POWER([.$F33]+70*[.$G33];0.5)))" table:style-name="ce44">
            <text:p>0.1</text:p>
          </table:table-cell>
          <table:table-cell table:number-columns-repeated="16312"/>
        </table:table-row>
        <table:table-row table:style-name="ro1">
          <table:table-cell office:value-type="float" office:value="60" table:style-name="ce14">
            <text:p>60</text:p>
          </table:table-cell>
          <table:table-cell office:value-type="string" table:style-name="ce14">
            <text:p>Cycling HIIT 15m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ardio</text:p>
          </table:table-cell>
          <table:table-cell office:value-type="float" office:value="20" table:style-name="ce15">
            <text:p>20</text:p>
          </table:table-cell>
          <table:table-cell table:style-name="ce14"/>
          <table:table-cell office:value-type="float" office:value="0.133333333333333" table:style-name="ce20">
            <text:p>0.13</text:p>
          </table:table-cell>
          <table:table-cell table:style-name="ce14"/>
          <table:table-cell table:style-name="ce16"/>
          <table:table-cell office:value-type="float" office:value="4" table:style-name="ce15">
            <text:p>4</text:p>
          </table:table-cell>
          <table:table-cell office:value-type="float" office:value="200" table:style-name="ce14">
            <text:p>200</text:p>
          </table:table-cell>
          <table:table-cell office:value-type="float" office:value="0.66577557040802093" table:formula="of:=SUM([.M34:.AF34])" table:style-name="ce17">
            <text:p>0.7</text:p>
          </table:table-cell>
          <table:table-cell office:value-type="float" office:value="0.14418002215244224" table:formula="of:=IFERROR([.BA34]/MAX([.BA:.BA]);&quot;&quot;)" table:style-name="ce32">
            <text:p>0.1</text:p>
          </table:table-cell>
          <table:table-cell office:value-type="float" office:value="0.13608276348795417" table:formula="of:=IFERROR([.BB34]/MAX([.BB:.BB]);&quot;&quot;)" table:style-name="ce43">
            <text:p>0.1</text:p>
          </table:table-cell>
          <table:table-cell office:value-type="float" office:value="0.12606858420692774" table:formula="of:=IFERROR([.BC34]/MAX([.BC:.BC]);&quot;&quot;)" table:style-name="ce43">
            <text:p>0.1</text:p>
          </table:table-cell>
          <table:table-cell office:value-type="float" office:value="3.3201840381587383E-2" table:formula="of:=IFERROR([.BD34]/MAX([.BD:.BD]);&quot;&quot;)" table:style-name="ce43">
            <text:p>0.0</text:p>
          </table:table-cell>
          <table:table-cell office:value-type="float" office:value="2.7003086243366052E-2" table:formula="of:=IFERROR([.BE34]/MAX([.BE:.BE]);&quot;&quot;)" table:style-name="ce43">
            <text:p>0.0</text:p>
          </table:table-cell>
          <table:table-cell office:value-type="string" office:string-value="" table:formula="of:=IFERROR([.BF34]/MAX([.BF:.BF]);&quot;&quot;)" table:style-name="ce44"/>
          <table:table-cell office:value-type="string" office:string-value="" table:formula="of:=IFERROR([.BG34]/MAX([.BG:.BG]);&quot;&quot;)" table:style-name="ce32"/>
          <table:table-cell office:value-type="string" office:string-value="" table:formula="of:=IFERROR([.BH34]/MAX([.BH:.BH]);&quot;&quot;)" table:style-name="ce43"/>
          <table:table-cell office:value-type="string" office:string-value="" table:formula="of:=IFERROR([.BI34]/MAX([.BI:.BI]);&quot;&quot;)" table:style-name="ce43"/>
          <table:table-cell office:value-type="string" office:string-value="" table:formula="of:=IFERROR([.BJ34]/MAX([.BJ:.BJ]);&quot;&quot;)" table:style-name="ce44"/>
          <table:table-cell office:value-type="string" office:string-value="" table:formula="of:=IFERROR([.BK34]/MAX([.BK:.BK]);&quot;&quot;)" table:style-name="ce32"/>
          <table:table-cell office:value-type="string" office:string-value="" table:formula="of:=IFERROR([.BL34]/MAX([.BL:.BL]);&quot;&quot;)" table:style-name="ce43"/>
          <table:table-cell office:value-type="string" office:string-value="" table:formula="of:=IFERROR([.BM34]/MAX([.BM:.BM]);&quot;&quot;)" table:style-name="ce43"/>
          <table:table-cell office:value-type="string" office:string-value="" table:formula="of:=IFERROR([.BN34]/MAX([.BN:.BN]);&quot;&quot;)" table:style-name="ce44"/>
          <table:table-cell office:value-type="string" office:string-value="" table:formula="of:=IFERROR([.BO34]/MAX([.BO:.BO]);&quot;&quot;)" table:style-name="ce32"/>
          <table:table-cell office:value-type="string" office:string-value="" table:formula="of:=IFERROR([.BP34]/MAX([.BP:.BP]);&quot;&quot;)" table:style-name="ce43"/>
          <table:table-cell office:value-type="string" office:string-value="" table:formula="of:=IFERROR([.BQ34]/MAX([.BQ:.BQ]);&quot;&quot;)" table:style-name="ce44"/>
          <table:table-cell office:value-type="float" office:value="9.2641111170620058E-2" table:formula="of:=IFERROR([.BR34]/MAX([.BR:.BR]);&quot;&quot;)" table:style-name="ce32">
            <text:p>0.1</text:p>
          </table:table-cell>
          <table:table-cell office:value-type="float" office:value="7.7200925975516713E-2" table:formula="of:=IFERROR([.BS34]/MAX([.BS:.BS]);&quot;&quot;)" table:style-name="ce43">
            <text:p>0.1</text:p>
          </table:table-cell>
          <table:table-cell office:value-type="float" office:value="2.9397236789606526E-2" table:formula="of:=IFERROR([.BT34]/MAX([.BT:.BT]);&quot;&quot;)" table:style-name="ce44">
            <text:p>0.0</text:p>
          </table:table-cell>
          <table:table-cell office:value-type="float" office:value="0.35" table:style-name="ce33">
            <text:p>0.35</text:p>
          </table:table-cell>
          <table:table-cell office:value-type="float" office:value="0.25" table:style-name="ce45">
            <text:p>0.25</text:p>
          </table:table-cell>
          <table:table-cell office:value-type="float" office:value="0.2" table:style-name="ce45">
            <text:p>0.2</text:p>
          </table:table-cell>
          <table:table-cell office:value-type="float" office:value="0.15" table:style-name="ce45">
            <text:p>0.15</text:p>
          </table:table-cell>
          <table:table-cell office:value-type="float" office:value="0.05" table:style-name="ce45">
            <text:p>0.05</text:p>
          </table:table-cell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office:value-type="string" table:style-name="ce46">
            <text:p>S3</text:p>
          </table:table-cell>
          <table:table-cell office:value-type="float" office:value="1.0692676621563613" table:formula="of:=IF([.AG34]=&quot;&quot;;&quot;&quot;;IF(LEFT([.AG34];1)=&quot;S&quot;;0.1/NUMBERVALUE(RIGHT([.AG34];1))*POWER([.$F34]+70*[.$G34];0.5);[.AG34]*POWER([.$F34]+70*[.$G34];0.5)))" table:style-name="ce32">
            <text:p>1.1</text:p>
          </table:table-cell>
          <table:table-cell office:value-type="float" office:value="0.76376261582597238" table:formula="of:=IF([.AH34]=&quot;&quot;;&quot;&quot;;IF(LEFT([.AH34];1)=&quot;S&quot;;0.1/NUMBERVALUE(RIGHT([.AH34];1))*POWER([.$F34]+70*[.$G34];0.5);[.AH34]*POWER([.$F34]+70*[.$G34];0.5)))" table:style-name="ce43">
            <text:p>0.8</text:p>
          </table:table-cell>
          <table:table-cell office:value-type="float" office:value="0.61101009266077799" table:formula="of:=IF([.AI34]=&quot;&quot;;&quot;&quot;;IF(LEFT([.AI34];1)=&quot;S&quot;;0.1/NUMBERVALUE(RIGHT([.AI34];1))*POWER([.$F34]+70*[.$G34];0.5);[.AI34]*POWER([.$F34]+70*[.$G34];0.5)))" table:style-name="ce43">
            <text:p>0.6</text:p>
          </table:table-cell>
          <table:table-cell office:value-type="float" office:value="0.45825756949558338" table:formula="of:=IF([.AJ34]=&quot;&quot;;&quot;&quot;;IF(LEFT([.AJ34];1)=&quot;S&quot;;0.1/NUMBERVALUE(RIGHT([.AJ34];1))*POWER([.$F34]+70*[.$G34];0.5);[.AJ34]*POWER([.$F34]+70*[.$G34];0.5)))" table:style-name="ce43">
            <text:p>0.5</text:p>
          </table:table-cell>
          <table:table-cell office:value-type="float" office:value="0.1527525231651945" table:formula="of:=IF([.AK34]=&quot;&quot;;&quot;&quot;;IF(LEFT([.AK34];1)=&quot;S&quot;;0.1/NUMBERVALUE(RIGHT([.AK34];1))*POWER([.$F34]+70*[.$G34];0.5);[.AK34]*POWER([.$F34]+70*[.$G34];0.5)))" table:style-name="ce43">
            <text:p>0.2</text:p>
          </table:table-cell>
          <table:table-cell office:value-type="string" office:string-value="" table:formula="of:=IF([.AL34]=&quot;&quot;;&quot;&quot;;IF(LEFT([.AL34];1)=&quot;S&quot;;0.1/NUMBERVALUE(RIGHT([.AL34];1))*POWER([.$F34]+70*[.$G34];0.5);[.AL34]*POWER([.$F34]+70*[.$G34];0.5)))" table:style-name="ce44"/>
          <table:table-cell office:value-type="string" office:string-value="" table:formula="of:=IF([.AM34]=&quot;&quot;;&quot;&quot;;IF(LEFT([.AM34];1)=&quot;S&quot;;0.1/NUMBERVALUE(RIGHT([.AM34];1))*POWER([.$F34]+70*[.$G34];0.5);[.AM34]*POWER([.$F34]+70*[.$G34];0.5)))" table:style-name="ce32"/>
          <table:table-cell office:value-type="string" office:string-value="" table:formula="of:=IF([.AN34]=&quot;&quot;;&quot;&quot;;IF(LEFT([.AN34];1)=&quot;S&quot;;0.1/NUMBERVALUE(RIGHT([.AN34];1))*POWER([.$F34]+70*[.$G34];0.5);[.AN34]*POWER([.$F34]+70*[.$G34];0.5)))" table:style-name="ce43"/>
          <table:table-cell office:value-type="string" office:string-value="" table:formula="of:=IF([.AO34]=&quot;&quot;;&quot;&quot;;IF(LEFT([.AO34];1)=&quot;S&quot;;0.1/NUMBERVALUE(RIGHT([.AO34];1))*POWER([.$F34]+70*[.$G34];0.5);[.AO34]*POWER([.$F34]+70*[.$G34];0.5)))" table:style-name="ce43"/>
          <table:table-cell office:value-type="string" office:string-value="" table:formula="of:=IF([.AP34]=&quot;&quot;;&quot;&quot;;IF(LEFT([.AP34];1)=&quot;S&quot;;0.1/NUMBERVALUE(RIGHT([.AP34];1))*POWER([.$F34]+70*[.$G34];0.5);[.AP34]*POWER([.$F34]+70*[.$G34];0.5)))" table:style-name="ce44"/>
          <table:table-cell office:value-type="string" office:string-value="" table:formula="of:=IF([.AQ34]=&quot;&quot;;&quot;&quot;;IF(LEFT([.AQ34];1)=&quot;S&quot;;0.1/NUMBERVALUE(RIGHT([.AQ34];1))*POWER([.$F34]+70*[.$G34];0.5);[.AQ34]*POWER([.$F34]+70*[.$G34];0.5)))" table:style-name="ce32"/>
          <table:table-cell office:value-type="string" office:string-value="" table:formula="of:=IF([.AR34]=&quot;&quot;;&quot;&quot;;IF(LEFT([.AR34];1)=&quot;S&quot;;0.1/NUMBERVALUE(RIGHT([.AR34];1))*POWER([.$F34]+70*[.$G34];0.5);[.AR34]*POWER([.$F34]+70*[.$G34];0.5)))" table:style-name="ce43"/>
          <table:table-cell office:value-type="string" office:string-value="" table:formula="of:=IF([.AS34]=&quot;&quot;;&quot;&quot;;IF(LEFT([.AS34];1)=&quot;S&quot;;0.1/NUMBERVALUE(RIGHT([.AS34];1))*POWER([.$F34]+70*[.$G34];0.5);[.AS34]*POWER([.$F34]+70*[.$G34];0.5)))" table:style-name="ce43"/>
          <table:table-cell office:value-type="string" office:string-value="" table:formula="of:=IF([.AT34]=&quot;&quot;;&quot;&quot;;IF(LEFT([.AT34];1)=&quot;S&quot;;0.1/NUMBERVALUE(RIGHT([.AT34];1))*POWER([.$F34]+70*[.$G34];0.5);[.AT34]*POWER([.$F34]+70*[.$G34];0.5)))" table:style-name="ce44"/>
          <table:table-cell office:value-type="string" office:string-value="" table:formula="of:=IF([.AU34]=&quot;&quot;;&quot;&quot;;IF(LEFT([.AU34];1)=&quot;S&quot;;0.1/NUMBERVALUE(RIGHT([.AU34];1))*POWER([.$F34]+70*[.$G34];0.5);[.AU34]*POWER([.$F34]+70*[.$G34];0.5)))" table:style-name="ce32"/>
          <table:table-cell office:value-type="string" office:string-value="" table:formula="of:=IF([.AV34]=&quot;&quot;;&quot;&quot;;IF(LEFT([.AV34];1)=&quot;S&quot;;0.1/NUMBERVALUE(RIGHT([.AV34];1))*POWER([.$F34]+70*[.$G34];0.5);[.AV34]*POWER([.$F34]+70*[.$G34];0.5)))" table:style-name="ce43"/>
          <table:table-cell office:value-type="string" office:string-value="" table:formula="of:=IF([.AW34]=&quot;&quot;;&quot;&quot;;IF(LEFT([.AW34];1)=&quot;S&quot;;0.1/NUMBERVALUE(RIGHT([.AW34];1))*POWER([.$F34]+70*[.$G34];0.5);[.AW34]*POWER([.$F34]+70*[.$G34];0.5)))" table:style-name="ce44"/>
          <table:table-cell office:value-type="float" office:value="0.305505046330389" table:formula="of:=IF([.AX34]=&quot;&quot;;&quot;&quot;;IF(LEFT([.AX34];1)=&quot;S&quot;;0.1/NUMBERVALUE(RIGHT([.AX34];1))*POWER([.$F34]+70*[.$G34];0.5);[.AX34]*POWER([.$F34]+70*[.$G34];0.5)))" table:style-name="ce32">
            <text:p>0.3</text:p>
          </table:table-cell>
          <table:table-cell office:value-type="float" office:value="0.1527525231651945" table:formula="of:=IF([.AY34]=&quot;&quot;;&quot;&quot;;IF(LEFT([.AY34];1)=&quot;S&quot;;0.1/NUMBERVALUE(RIGHT([.AY34];1))*POWER([.$F34]+70*[.$G34];0.5);[.AY34]*POWER([.$F34]+70*[.$G34];0.5)))" table:style-name="ce43">
            <text:p>0.2</text:p>
          </table:table-cell>
          <table:table-cell office:value-type="float" office:value="0.10183501544346298" table:formula="of:=IF([.AZ34]=&quot;&quot;;&quot;&quot;;IF(LEFT([.AZ34];1)=&quot;S&quot;;0.1/NUMBERVALUE(RIGHT([.AZ34];1))*POWER([.$F34]+70*[.$G34];0.5);[.AZ34]*POWER([.$F34]+70*[.$G34];0.5)))" table:style-name="ce44">
            <text:p>0.1</text:p>
          </table:table-cell>
          <table:table-cell table:number-columns-repeated="16312"/>
        </table:table-row>
        <table:table-row table:style-name="ro1">
          <table:table-cell office:value-type="float" office:value="62" table:style-name="ce14">
            <text:p>62</text:p>
          </table:table-cell>
          <table:table-cell office:value-type="string" table:style-name="ce14">
            <text:p>Cycling SS 5m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ardio</text:p>
          </table:table-cell>
          <table:table-cell office:value-type="float" office:value="10" table:style-name="ce15">
            <text:p>10</text:p>
          </table:table-cell>
          <table:table-cell table:style-name="ce14"/>
          <table:table-cell office:value-type="float" office:value="0.1" table:style-name="ce20">
            <text:p>0.10</text:p>
          </table:table-cell>
          <table:table-cell table:style-name="ce14"/>
          <table:table-cell table:style-name="ce16"/>
          <table:table-cell office:value-type="float" office:value="1" table:style-name="ce15">
            <text:p>1</text:p>
          </table:table-cell>
          <table:table-cell office:value-type="float" office:value="55" table:style-name="ce14">
            <text:p>55</text:p>
          </table:table-cell>
          <table:table-cell office:value-type="float" office:value="0.57657855719242201" table:formula="of:=SUM([.M35:.AF35])" table:style-name="ce17">
            <text:p>0.6</text:p>
          </table:table-cell>
          <table:table-cell office:value-type="float" office:value="0.12486356190221826" table:formula="of:=IFERROR([.BA35]/MAX([.BA:.BA]);&quot;&quot;)" table:style-name="ce32">
            <text:p>0.1</text:p>
          </table:table-cell>
          <table:table-cell office:value-type="float" office:value="0.11785113019775792" table:formula="of:=IFERROR([.BB35]/MAX([.BB:.BB]);&quot;&quot;)" table:style-name="ce43">
            <text:p>0.1</text:p>
          </table:table-cell>
          <table:table-cell office:value-type="float" office:value="0.10917859654233722" table:formula="of:=IFERROR([.BC35]/MAX([.BC:.BC]);&quot;&quot;)" table:style-name="ce43">
            <text:p>0.1</text:p>
          </table:table-cell>
          <table:table-cell office:value-type="float" office:value="2.8753637222850733E-2" table:formula="of:=IFERROR([.BD35]/MAX([.BD:.BD]);&quot;&quot;)" table:style-name="ce43">
            <text:p>0.0</text:p>
          </table:table-cell>
          <table:table-cell office:value-type="float" office:value="2.3385358667337135E-2" table:formula="of:=IFERROR([.BE35]/MAX([.BE:.BE]);&quot;&quot;)" table:style-name="ce43">
            <text:p>0.0</text:p>
          </table:table-cell>
          <table:table-cell office:value-type="string" office:string-value="" table:formula="of:=IFERROR([.BF35]/MAX([.BF:.BF]);&quot;&quot;)" table:style-name="ce44"/>
          <table:table-cell office:value-type="string" office:string-value="" table:formula="of:=IFERROR([.BG35]/MAX([.BG:.BG]);&quot;&quot;)" table:style-name="ce32"/>
          <table:table-cell office:value-type="string" office:string-value="" table:formula="of:=IFERROR([.BH35]/MAX([.BH:.BH]);&quot;&quot;)" table:style-name="ce43"/>
          <table:table-cell office:value-type="string" office:string-value="" table:formula="of:=IFERROR([.BI35]/MAX([.BI:.BI]);&quot;&quot;)" table:style-name="ce43"/>
          <table:table-cell office:value-type="string" office:string-value="" table:formula="of:=IFERROR([.BJ35]/MAX([.BJ:.BJ]);&quot;&quot;)" table:style-name="ce44"/>
          <table:table-cell office:value-type="string" office:string-value="" table:formula="of:=IFERROR([.BK35]/MAX([.BK:.BK]);&quot;&quot;)" table:style-name="ce32"/>
          <table:table-cell office:value-type="string" office:string-value="" table:formula="of:=IFERROR([.BL35]/MAX([.BL:.BL]);&quot;&quot;)" table:style-name="ce43"/>
          <table:table-cell office:value-type="string" office:string-value="" table:formula="of:=IFERROR([.BM35]/MAX([.BM:.BM]);&quot;&quot;)" table:style-name="ce43"/>
          <table:table-cell office:value-type="string" office:string-value="" table:formula="of:=IFERROR([.BN35]/MAX([.BN:.BN]);&quot;&quot;)" table:style-name="ce44"/>
          <table:table-cell office:value-type="string" office:string-value="" table:formula="of:=IFERROR([.BO35]/MAX([.BO:.BO]);&quot;&quot;)" table:style-name="ce32"/>
          <table:table-cell office:value-type="string" office:string-value="" table:formula="of:=IFERROR([.BP35]/MAX([.BP:.BP]);&quot;&quot;)" table:style-name="ce43"/>
          <table:table-cell office:value-type="string" office:string-value="" table:formula="of:=IFERROR([.BQ35]/MAX([.BQ:.BQ]);&quot;&quot;)" table:style-name="ce44"/>
          <table:table-cell office:value-type="float" office:value="8.0229555708575401E-2" table:formula="of:=IFERROR([.BR35]/MAX([.BR:.BR]);&quot;&quot;)" table:style-name="ce32">
            <text:p>0.1</text:p>
          </table:table-cell>
          <table:table-cell office:value-type="float" office:value="6.6857963090479505E-2" table:formula="of:=IFERROR([.BS35]/MAX([.BS:.BS]);&quot;&quot;)" table:style-name="ce43">
            <text:p>0.1</text:p>
          </table:table-cell>
          <table:table-cell office:value-type="float" office:value="2.5458753860865779E-2" table:formula="of:=IFERROR([.BT35]/MAX([.BT:.BT]);&quot;&quot;)" table:style-name="ce44">
            <text:p>0.0</text:p>
          </table:table-cell>
          <table:table-cell office:value-type="float" office:value="0.35" table:style-name="ce33">
            <text:p>0.35</text:p>
          </table:table-cell>
          <table:table-cell office:value-type="float" office:value="0.25" table:style-name="ce45">
            <text:p>0.25</text:p>
          </table:table-cell>
          <table:table-cell office:value-type="float" office:value="0.2" table:style-name="ce45">
            <text:p>0.2</text:p>
          </table:table-cell>
          <table:table-cell office:value-type="float" office:value="0.15" table:style-name="ce45">
            <text:p>0.15</text:p>
          </table:table-cell>
          <table:table-cell office:value-type="float" office:value="0.05" table:style-name="ce45">
            <text:p>0.05</text:p>
          </table:table-cell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office:value-type="string" table:style-name="ce46">
            <text:p>S3</text:p>
          </table:table-cell>
          <table:table-cell office:value-type="float" office:value="0.92601295887260671" table:formula="of:=IF([.AG35]=&quot;&quot;;&quot;&quot;;IF(LEFT([.AG35];1)=&quot;S&quot;;0.1/NUMBERVALUE(RIGHT([.AG35];1))*POWER([.$F35]+70*[.$G35];0.5);[.AG35]*POWER([.$F35]+70*[.$G35];0.5)))" table:style-name="ce32">
            <text:p>0.9</text:p>
          </table:table-cell>
          <table:table-cell office:value-type="float" office:value="0.66143782776614768" table:formula="of:=IF([.AH35]=&quot;&quot;;&quot;&quot;;IF(LEFT([.AH35];1)=&quot;S&quot;;0.1/NUMBERVALUE(RIGHT([.AH35];1))*POWER([.$F35]+70*[.$G35];0.5);[.AH35]*POWER([.$F35]+70*[.$G35];0.5)))" table:style-name="ce43">
            <text:p>0.7</text:p>
          </table:table-cell>
          <table:table-cell office:value-type="float" office:value="0.52915026221291817" table:formula="of:=IF([.AI35]=&quot;&quot;;&quot;&quot;;IF(LEFT([.AI35];1)=&quot;S&quot;;0.1/NUMBERVALUE(RIGHT([.AI35];1))*POWER([.$F35]+70*[.$G35];0.5);[.AI35]*POWER([.$F35]+70*[.$G35];0.5)))" table:style-name="ce43">
            <text:p>0.5</text:p>
          </table:table-cell>
          <table:table-cell office:value-type="float" office:value="0.3968626966596886" table:formula="of:=IF([.AJ35]=&quot;&quot;;&quot;&quot;;IF(LEFT([.AJ35];1)=&quot;S&quot;;0.1/NUMBERVALUE(RIGHT([.AJ35];1))*POWER([.$F35]+70*[.$G35];0.5);[.AJ35]*POWER([.$F35]+70*[.$G35];0.5)))" table:style-name="ce43">
            <text:p>0.4</text:p>
          </table:table-cell>
          <table:table-cell office:value-type="float" office:value="0.13228756555322954" table:formula="of:=IF([.AK35]=&quot;&quot;;&quot;&quot;;IF(LEFT([.AK35];1)=&quot;S&quot;;0.1/NUMBERVALUE(RIGHT([.AK35];1))*POWER([.$F35]+70*[.$G35];0.5);[.AK35]*POWER([.$F35]+70*[.$G35];0.5)))" table:style-name="ce43">
            <text:p>0.1</text:p>
          </table:table-cell>
          <table:table-cell office:value-type="string" office:string-value="" table:formula="of:=IF([.AL35]=&quot;&quot;;&quot;&quot;;IF(LEFT([.AL35];1)=&quot;S&quot;;0.1/NUMBERVALUE(RIGHT([.AL35];1))*POWER([.$F35]+70*[.$G35];0.5);[.AL35]*POWER([.$F35]+70*[.$G35];0.5)))" table:style-name="ce44"/>
          <table:table-cell office:value-type="string" office:string-value="" table:formula="of:=IF([.AM35]=&quot;&quot;;&quot;&quot;;IF(LEFT([.AM35];1)=&quot;S&quot;;0.1/NUMBERVALUE(RIGHT([.AM35];1))*POWER([.$F35]+70*[.$G35];0.5);[.AM35]*POWER([.$F35]+70*[.$G35];0.5)))" table:style-name="ce32"/>
          <table:table-cell office:value-type="string" office:string-value="" table:formula="of:=IF([.AN35]=&quot;&quot;;&quot;&quot;;IF(LEFT([.AN35];1)=&quot;S&quot;;0.1/NUMBERVALUE(RIGHT([.AN35];1))*POWER([.$F35]+70*[.$G35];0.5);[.AN35]*POWER([.$F35]+70*[.$G35];0.5)))" table:style-name="ce43"/>
          <table:table-cell office:value-type="string" office:string-value="" table:formula="of:=IF([.AO35]=&quot;&quot;;&quot;&quot;;IF(LEFT([.AO35];1)=&quot;S&quot;;0.1/NUMBERVALUE(RIGHT([.AO35];1))*POWER([.$F35]+70*[.$G35];0.5);[.AO35]*POWER([.$F35]+70*[.$G35];0.5)))" table:style-name="ce43"/>
          <table:table-cell office:value-type="string" office:string-value="" table:formula="of:=IF([.AP35]=&quot;&quot;;&quot;&quot;;IF(LEFT([.AP35];1)=&quot;S&quot;;0.1/NUMBERVALUE(RIGHT([.AP35];1))*POWER([.$F35]+70*[.$G35];0.5);[.AP35]*POWER([.$F35]+70*[.$G35];0.5)))" table:style-name="ce44"/>
          <table:table-cell office:value-type="string" office:string-value="" table:formula="of:=IF([.AQ35]=&quot;&quot;;&quot;&quot;;IF(LEFT([.AQ35];1)=&quot;S&quot;;0.1/NUMBERVALUE(RIGHT([.AQ35];1))*POWER([.$F35]+70*[.$G35];0.5);[.AQ35]*POWER([.$F35]+70*[.$G35];0.5)))" table:style-name="ce32"/>
          <table:table-cell office:value-type="string" office:string-value="" table:formula="of:=IF([.AR35]=&quot;&quot;;&quot;&quot;;IF(LEFT([.AR35];1)=&quot;S&quot;;0.1/NUMBERVALUE(RIGHT([.AR35];1))*POWER([.$F35]+70*[.$G35];0.5);[.AR35]*POWER([.$F35]+70*[.$G35];0.5)))" table:style-name="ce43"/>
          <table:table-cell office:value-type="string" office:string-value="" table:formula="of:=IF([.AS35]=&quot;&quot;;&quot;&quot;;IF(LEFT([.AS35];1)=&quot;S&quot;;0.1/NUMBERVALUE(RIGHT([.AS35];1))*POWER([.$F35]+70*[.$G35];0.5);[.AS35]*POWER([.$F35]+70*[.$G35];0.5)))" table:style-name="ce43"/>
          <table:table-cell office:value-type="string" office:string-value="" table:formula="of:=IF([.AT35]=&quot;&quot;;&quot;&quot;;IF(LEFT([.AT35];1)=&quot;S&quot;;0.1/NUMBERVALUE(RIGHT([.AT35];1))*POWER([.$F35]+70*[.$G35];0.5);[.AT35]*POWER([.$F35]+70*[.$G35];0.5)))" table:style-name="ce44"/>
          <table:table-cell office:value-type="string" office:string-value="" table:formula="of:=IF([.AU35]=&quot;&quot;;&quot;&quot;;IF(LEFT([.AU35];1)=&quot;S&quot;;0.1/NUMBERVALUE(RIGHT([.AU35];1))*POWER([.$F35]+70*[.$G35];0.5);[.AU35]*POWER([.$F35]+70*[.$G35];0.5)))" table:style-name="ce32"/>
          <table:table-cell office:value-type="string" office:string-value="" table:formula="of:=IF([.AV35]=&quot;&quot;;&quot;&quot;;IF(LEFT([.AV35];1)=&quot;S&quot;;0.1/NUMBERVALUE(RIGHT([.AV35];1))*POWER([.$F35]+70*[.$G35];0.5);[.AV35]*POWER([.$F35]+70*[.$G35];0.5)))" table:style-name="ce43"/>
          <table:table-cell office:value-type="string" office:string-value="" table:formula="of:=IF([.AW35]=&quot;&quot;;&quot;&quot;;IF(LEFT([.AW35];1)=&quot;S&quot;;0.1/NUMBERVALUE(RIGHT([.AW35];1))*POWER([.$F35]+70*[.$G35];0.5);[.AW35]*POWER([.$F35]+70*[.$G35];0.5)))" table:style-name="ce44"/>
          <table:table-cell office:value-type="float" office:value="0.26457513110645908" table:formula="of:=IF([.AX35]=&quot;&quot;;&quot;&quot;;IF(LEFT([.AX35];1)=&quot;S&quot;;0.1/NUMBERVALUE(RIGHT([.AX35];1))*POWER([.$F35]+70*[.$G35];0.5);[.AX35]*POWER([.$F35]+70*[.$G35];0.5)))" table:style-name="ce32">
            <text:p>0.3</text:p>
          </table:table-cell>
          <table:table-cell office:value-type="float" office:value="0.13228756555322954" table:formula="of:=IF([.AY35]=&quot;&quot;;&quot;&quot;;IF(LEFT([.AY35];1)=&quot;S&quot;;0.1/NUMBERVALUE(RIGHT([.AY35];1))*POWER([.$F35]+70*[.$G35];0.5);[.AY35]*POWER([.$F35]+70*[.$G35];0.5)))" table:style-name="ce43">
            <text:p>0.1</text:p>
          </table:table-cell>
          <table:table-cell office:value-type="float" office:value="8.819171036881969E-2" table:formula="of:=IF([.AZ35]=&quot;&quot;;&quot;&quot;;IF(LEFT([.AZ35];1)=&quot;S&quot;;0.1/NUMBERVALUE(RIGHT([.AZ35];1))*POWER([.$F35]+70*[.$G35];0.5);[.AZ35]*POWER([.$F35]+70*[.$G35];0.5)))" table:style-name="ce44">
            <text:p>0.1</text:p>
          </table:table-cell>
          <table:table-cell table:number-columns-repeated="16312"/>
        </table:table-row>
        <table:table-row table:style-name="ro1">
          <table:table-cell office:value-type="float" office:value="61" table:style-name="ce14">
            <text:p>61</text:p>
          </table:table-cell>
          <table:table-cell office:value-type="string" table:style-name="ce14">
            <text:p>Cycling SS 10m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ardio</text:p>
          </table:table-cell>
          <table:table-cell office:value-type="float" office:value="15" table:style-name="ce15">
            <text:p>15</text:p>
          </table:table-cell>
          <table:table-cell table:style-name="ce14"/>
          <table:table-cell office:value-type="float" office:value="0.1" table:style-name="ce20">
            <text:p>0.10</text:p>
          </table:table-cell>
          <table:table-cell table:style-name="ce14"/>
          <table:table-cell table:style-name="ce16"/>
          <table:table-cell office:value-type="float" office:value="2" table:style-name="ce15">
            <text:p>2</text:p>
          </table:table-cell>
          <table:table-cell office:value-type="float" office:value="110" table:style-name="ce14">
            <text:p>110</text:p>
          </table:table-cell>
          <table:table-cell office:value-type="float" office:value="0.57657855719242201" table:formula="of:=SUM([.M36:.AF36])" table:style-name="ce17">
            <text:p>0.6</text:p>
          </table:table-cell>
          <table:table-cell office:value-type="float" office:value="0.12486356190221826" table:formula="of:=IFERROR([.BA36]/MAX([.BA:.BA]);&quot;&quot;)" table:style-name="ce32">
            <text:p>0.1</text:p>
          </table:table-cell>
          <table:table-cell office:value-type="float" office:value="0.11785113019775792" table:formula="of:=IFERROR([.BB36]/MAX([.BB:.BB]);&quot;&quot;)" table:style-name="ce43">
            <text:p>0.1</text:p>
          </table:table-cell>
          <table:table-cell office:value-type="float" office:value="0.10917859654233722" table:formula="of:=IFERROR([.BC36]/MAX([.BC:.BC]);&quot;&quot;)" table:style-name="ce43">
            <text:p>0.1</text:p>
          </table:table-cell>
          <table:table-cell office:value-type="float" office:value="2.8753637222850733E-2" table:formula="of:=IFERROR([.BD36]/MAX([.BD:.BD]);&quot;&quot;)" table:style-name="ce43">
            <text:p>0.0</text:p>
          </table:table-cell>
          <table:table-cell office:value-type="float" office:value="2.3385358667337135E-2" table:formula="of:=IFERROR([.BE36]/MAX([.BE:.BE]);&quot;&quot;)" table:style-name="ce43">
            <text:p>0.0</text:p>
          </table:table-cell>
          <table:table-cell office:value-type="string" office:string-value="" table:formula="of:=IFERROR([.BF36]/MAX([.BF:.BF]);&quot;&quot;)" table:style-name="ce44"/>
          <table:table-cell office:value-type="string" office:string-value="" table:formula="of:=IFERROR([.BG36]/MAX([.BG:.BG]);&quot;&quot;)" table:style-name="ce32"/>
          <table:table-cell office:value-type="string" office:string-value="" table:formula="of:=IFERROR([.BH36]/MAX([.BH:.BH]);&quot;&quot;)" table:style-name="ce43"/>
          <table:table-cell office:value-type="string" office:string-value="" table:formula="of:=IFERROR([.BI36]/MAX([.BI:.BI]);&quot;&quot;)" table:style-name="ce43"/>
          <table:table-cell office:value-type="string" office:string-value="" table:formula="of:=IFERROR([.BJ36]/MAX([.BJ:.BJ]);&quot;&quot;)" table:style-name="ce44"/>
          <table:table-cell office:value-type="string" office:string-value="" table:formula="of:=IFERROR([.BK36]/MAX([.BK:.BK]);&quot;&quot;)" table:style-name="ce32"/>
          <table:table-cell office:value-type="string" office:string-value="" table:formula="of:=IFERROR([.BL36]/MAX([.BL:.BL]);&quot;&quot;)" table:style-name="ce43"/>
          <table:table-cell office:value-type="string" office:string-value="" table:formula="of:=IFERROR([.BM36]/MAX([.BM:.BM]);&quot;&quot;)" table:style-name="ce43"/>
          <table:table-cell office:value-type="string" office:string-value="" table:formula="of:=IFERROR([.BN36]/MAX([.BN:.BN]);&quot;&quot;)" table:style-name="ce44"/>
          <table:table-cell office:value-type="string" office:string-value="" table:formula="of:=IFERROR([.BO36]/MAX([.BO:.BO]);&quot;&quot;)" table:style-name="ce32"/>
          <table:table-cell office:value-type="string" office:string-value="" table:formula="of:=IFERROR([.BP36]/MAX([.BP:.BP]);&quot;&quot;)" table:style-name="ce43"/>
          <table:table-cell office:value-type="string" office:string-value="" table:formula="of:=IFERROR([.BQ36]/MAX([.BQ:.BQ]);&quot;&quot;)" table:style-name="ce44"/>
          <table:table-cell office:value-type="float" office:value="8.0229555708575401E-2" table:formula="of:=IFERROR([.BR36]/MAX([.BR:.BR]);&quot;&quot;)" table:style-name="ce32">
            <text:p>0.1</text:p>
          </table:table-cell>
          <table:table-cell office:value-type="float" office:value="6.6857963090479505E-2" table:formula="of:=IFERROR([.BS36]/MAX([.BS:.BS]);&quot;&quot;)" table:style-name="ce43">
            <text:p>0.1</text:p>
          </table:table-cell>
          <table:table-cell office:value-type="float" office:value="2.5458753860865779E-2" table:formula="of:=IFERROR([.BT36]/MAX([.BT:.BT]);&quot;&quot;)" table:style-name="ce44">
            <text:p>0.0</text:p>
          </table:table-cell>
          <table:table-cell office:value-type="float" office:value="0.35" table:style-name="ce33">
            <text:p>0.35</text:p>
          </table:table-cell>
          <table:table-cell office:value-type="float" office:value="0.25" table:style-name="ce45">
            <text:p>0.25</text:p>
          </table:table-cell>
          <table:table-cell office:value-type="float" office:value="0.2" table:style-name="ce45">
            <text:p>0.2</text:p>
          </table:table-cell>
          <table:table-cell office:value-type="float" office:value="0.15" table:style-name="ce45">
            <text:p>0.15</text:p>
          </table:table-cell>
          <table:table-cell office:value-type="float" office:value="0.05" table:style-name="ce45">
            <text:p>0.05</text:p>
          </table:table-cell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office:value-type="string" table:style-name="ce46">
            <text:p>S3</text:p>
          </table:table-cell>
          <table:table-cell office:value-type="float" office:value="0.92601295887260671" table:formula="of:=IF([.AG36]=&quot;&quot;;&quot;&quot;;IF(LEFT([.AG36];1)=&quot;S&quot;;0.1/NUMBERVALUE(RIGHT([.AG36];1))*POWER([.$F36]+70*[.$G36];0.5);[.AG36]*POWER([.$F36]+70*[.$G36];0.5)))" table:style-name="ce32">
            <text:p>0.9</text:p>
          </table:table-cell>
          <table:table-cell office:value-type="float" office:value="0.66143782776614768" table:formula="of:=IF([.AH36]=&quot;&quot;;&quot;&quot;;IF(LEFT([.AH36];1)=&quot;S&quot;;0.1/NUMBERVALUE(RIGHT([.AH36];1))*POWER([.$F36]+70*[.$G36];0.5);[.AH36]*POWER([.$F36]+70*[.$G36];0.5)))" table:style-name="ce43">
            <text:p>0.7</text:p>
          </table:table-cell>
          <table:table-cell office:value-type="float" office:value="0.52915026221291817" table:formula="of:=IF([.AI36]=&quot;&quot;;&quot;&quot;;IF(LEFT([.AI36];1)=&quot;S&quot;;0.1/NUMBERVALUE(RIGHT([.AI36];1))*POWER([.$F36]+70*[.$G36];0.5);[.AI36]*POWER([.$F36]+70*[.$G36];0.5)))" table:style-name="ce43">
            <text:p>0.5</text:p>
          </table:table-cell>
          <table:table-cell office:value-type="float" office:value="0.3968626966596886" table:formula="of:=IF([.AJ36]=&quot;&quot;;&quot;&quot;;IF(LEFT([.AJ36];1)=&quot;S&quot;;0.1/NUMBERVALUE(RIGHT([.AJ36];1))*POWER([.$F36]+70*[.$G36];0.5);[.AJ36]*POWER([.$F36]+70*[.$G36];0.5)))" table:style-name="ce43">
            <text:p>0.4</text:p>
          </table:table-cell>
          <table:table-cell office:value-type="float" office:value="0.13228756555322954" table:formula="of:=IF([.AK36]=&quot;&quot;;&quot;&quot;;IF(LEFT([.AK36];1)=&quot;S&quot;;0.1/NUMBERVALUE(RIGHT([.AK36];1))*POWER([.$F36]+70*[.$G36];0.5);[.AK36]*POWER([.$F36]+70*[.$G36];0.5)))" table:style-name="ce43">
            <text:p>0.1</text:p>
          </table:table-cell>
          <table:table-cell office:value-type="string" office:string-value="" table:formula="of:=IF([.AL36]=&quot;&quot;;&quot;&quot;;IF(LEFT([.AL36];1)=&quot;S&quot;;0.1/NUMBERVALUE(RIGHT([.AL36];1))*POWER([.$F36]+70*[.$G36];0.5);[.AL36]*POWER([.$F36]+70*[.$G36];0.5)))" table:style-name="ce44"/>
          <table:table-cell office:value-type="string" office:string-value="" table:formula="of:=IF([.AM36]=&quot;&quot;;&quot;&quot;;IF(LEFT([.AM36];1)=&quot;S&quot;;0.1/NUMBERVALUE(RIGHT([.AM36];1))*POWER([.$F36]+70*[.$G36];0.5);[.AM36]*POWER([.$F36]+70*[.$G36];0.5)))" table:style-name="ce32"/>
          <table:table-cell office:value-type="string" office:string-value="" table:formula="of:=IF([.AN36]=&quot;&quot;;&quot;&quot;;IF(LEFT([.AN36];1)=&quot;S&quot;;0.1/NUMBERVALUE(RIGHT([.AN36];1))*POWER([.$F36]+70*[.$G36];0.5);[.AN36]*POWER([.$F36]+70*[.$G36];0.5)))" table:style-name="ce43"/>
          <table:table-cell office:value-type="string" office:string-value="" table:formula="of:=IF([.AO36]=&quot;&quot;;&quot;&quot;;IF(LEFT([.AO36];1)=&quot;S&quot;;0.1/NUMBERVALUE(RIGHT([.AO36];1))*POWER([.$F36]+70*[.$G36];0.5);[.AO36]*POWER([.$F36]+70*[.$G36];0.5)))" table:style-name="ce43"/>
          <table:table-cell office:value-type="string" office:string-value="" table:formula="of:=IF([.AP36]=&quot;&quot;;&quot;&quot;;IF(LEFT([.AP36];1)=&quot;S&quot;;0.1/NUMBERVALUE(RIGHT([.AP36];1))*POWER([.$F36]+70*[.$G36];0.5);[.AP36]*POWER([.$F36]+70*[.$G36];0.5)))" table:style-name="ce44"/>
          <table:table-cell office:value-type="string" office:string-value="" table:formula="of:=IF([.AQ36]=&quot;&quot;;&quot;&quot;;IF(LEFT([.AQ36];1)=&quot;S&quot;;0.1/NUMBERVALUE(RIGHT([.AQ36];1))*POWER([.$F36]+70*[.$G36];0.5);[.AQ36]*POWER([.$F36]+70*[.$G36];0.5)))" table:style-name="ce32"/>
          <table:table-cell office:value-type="string" office:string-value="" table:formula="of:=IF([.AR36]=&quot;&quot;;&quot;&quot;;IF(LEFT([.AR36];1)=&quot;S&quot;;0.1/NUMBERVALUE(RIGHT([.AR36];1))*POWER([.$F36]+70*[.$G36];0.5);[.AR36]*POWER([.$F36]+70*[.$G36];0.5)))" table:style-name="ce43"/>
          <table:table-cell office:value-type="string" office:string-value="" table:formula="of:=IF([.AS36]=&quot;&quot;;&quot;&quot;;IF(LEFT([.AS36];1)=&quot;S&quot;;0.1/NUMBERVALUE(RIGHT([.AS36];1))*POWER([.$F36]+70*[.$G36];0.5);[.AS36]*POWER([.$F36]+70*[.$G36];0.5)))" table:style-name="ce43"/>
          <table:table-cell office:value-type="string" office:string-value="" table:formula="of:=IF([.AT36]=&quot;&quot;;&quot;&quot;;IF(LEFT([.AT36];1)=&quot;S&quot;;0.1/NUMBERVALUE(RIGHT([.AT36];1))*POWER([.$F36]+70*[.$G36];0.5);[.AT36]*POWER([.$F36]+70*[.$G36];0.5)))" table:style-name="ce44"/>
          <table:table-cell office:value-type="string" office:string-value="" table:formula="of:=IF([.AU36]=&quot;&quot;;&quot;&quot;;IF(LEFT([.AU36];1)=&quot;S&quot;;0.1/NUMBERVALUE(RIGHT([.AU36];1))*POWER([.$F36]+70*[.$G36];0.5);[.AU36]*POWER([.$F36]+70*[.$G36];0.5)))" table:style-name="ce32"/>
          <table:table-cell office:value-type="string" office:string-value="" table:formula="of:=IF([.AV36]=&quot;&quot;;&quot;&quot;;IF(LEFT([.AV36];1)=&quot;S&quot;;0.1/NUMBERVALUE(RIGHT([.AV36];1))*POWER([.$F36]+70*[.$G36];0.5);[.AV36]*POWER([.$F36]+70*[.$G36];0.5)))" table:style-name="ce43"/>
          <table:table-cell office:value-type="string" office:string-value="" table:formula="of:=IF([.AW36]=&quot;&quot;;&quot;&quot;;IF(LEFT([.AW36];1)=&quot;S&quot;;0.1/NUMBERVALUE(RIGHT([.AW36];1))*POWER([.$F36]+70*[.$G36];0.5);[.AW36]*POWER([.$F36]+70*[.$G36];0.5)))" table:style-name="ce44"/>
          <table:table-cell office:value-type="float" office:value="0.26457513110645908" table:formula="of:=IF([.AX36]=&quot;&quot;;&quot;&quot;;IF(LEFT([.AX36];1)=&quot;S&quot;;0.1/NUMBERVALUE(RIGHT([.AX36];1))*POWER([.$F36]+70*[.$G36];0.5);[.AX36]*POWER([.$F36]+70*[.$G36];0.5)))" table:style-name="ce32">
            <text:p>0.3</text:p>
          </table:table-cell>
          <table:table-cell office:value-type="float" office:value="0.13228756555322954" table:formula="of:=IF([.AY36]=&quot;&quot;;&quot;&quot;;IF(LEFT([.AY36];1)=&quot;S&quot;;0.1/NUMBERVALUE(RIGHT([.AY36];1))*POWER([.$F36]+70*[.$G36];0.5);[.AY36]*POWER([.$F36]+70*[.$G36];0.5)))" table:style-name="ce43">
            <text:p>0.1</text:p>
          </table:table-cell>
          <table:table-cell office:value-type="float" office:value="8.819171036881969E-2" table:formula="of:=IF([.AZ36]=&quot;&quot;;&quot;&quot;;IF(LEFT([.AZ36];1)=&quot;S&quot;;0.1/NUMBERVALUE(RIGHT([.AZ36];1))*POWER([.$F36]+70*[.$G36];0.5);[.AZ36]*POWER([.$F36]+70*[.$G36];0.5)))" table:style-name="ce44">
            <text:p>0.1</text:p>
          </table:table-cell>
          <table:table-cell table:number-columns-repeated="16312"/>
        </table:table-row>
        <table:table-row table:style-name="ro1">
          <table:table-cell office:value-type="float" office:value="1" table:style-name="ce14">
            <text:p>1</text:p>
          </table:table-cell>
          <table:table-cell office:value-type="string" table:style-name="ce14">
            <text:p>Cycling SS 15m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ardio</text:p>
          </table:table-cell>
          <table:table-cell office:value-type="float" office:value="20" table:style-name="ce15">
            <text:p>20</text:p>
          </table:table-cell>
          <table:table-cell table:style-name="ce14"/>
          <table:table-cell office:value-type="float" office:value="0.1" table:style-name="ce20">
            <text:p>0.10</text:p>
          </table:table-cell>
          <table:table-cell table:style-name="ce14"/>
          <table:table-cell table:style-name="ce16"/>
          <table:table-cell office:value-type="float" office:value="3" table:style-name="ce15">
            <text:p>3</text:p>
          </table:table-cell>
          <table:table-cell office:value-type="float" office:value="160" table:style-name="ce14">
            <text:p>160</text:p>
          </table:table-cell>
          <table:table-cell office:value-type="float" office:value="0.57657855719242201" table:formula="of:=SUM([.M37:.AF37])" table:style-name="ce17">
            <text:p>0.6</text:p>
          </table:table-cell>
          <table:table-cell office:value-type="float" office:value="0.12486356190221826" table:formula="of:=IFERROR([.BA37]/MAX([.BA:.BA]);&quot;&quot;)" table:style-name="ce32">
            <text:p>0.1</text:p>
          </table:table-cell>
          <table:table-cell office:value-type="float" office:value="0.11785113019775792" table:formula="of:=IFERROR([.BB37]/MAX([.BB:.BB]);&quot;&quot;)" table:style-name="ce43">
            <text:p>0.1</text:p>
          </table:table-cell>
          <table:table-cell office:value-type="float" office:value="0.10917859654233722" table:formula="of:=IFERROR([.BC37]/MAX([.BC:.BC]);&quot;&quot;)" table:style-name="ce43">
            <text:p>0.1</text:p>
          </table:table-cell>
          <table:table-cell office:value-type="float" office:value="2.8753637222850733E-2" table:formula="of:=IFERROR([.BD37]/MAX([.BD:.BD]);&quot;&quot;)" table:style-name="ce43">
            <text:p>0.0</text:p>
          </table:table-cell>
          <table:table-cell office:value-type="float" office:value="2.3385358667337135E-2" table:formula="of:=IFERROR([.BE37]/MAX([.BE:.BE]);&quot;&quot;)" table:style-name="ce43">
            <text:p>0.0</text:p>
          </table:table-cell>
          <table:table-cell office:value-type="string" office:string-value="" table:formula="of:=IFERROR([.BF37]/MAX([.BF:.BF]);&quot;&quot;)" table:style-name="ce44"/>
          <table:table-cell office:value-type="string" office:string-value="" table:formula="of:=IFERROR([.BG37]/MAX([.BG:.BG]);&quot;&quot;)" table:style-name="ce32"/>
          <table:table-cell office:value-type="string" office:string-value="" table:formula="of:=IFERROR([.BH37]/MAX([.BH:.BH]);&quot;&quot;)" table:style-name="ce43"/>
          <table:table-cell office:value-type="string" office:string-value="" table:formula="of:=IFERROR([.BI37]/MAX([.BI:.BI]);&quot;&quot;)" table:style-name="ce43"/>
          <table:table-cell office:value-type="string" office:string-value="" table:formula="of:=IFERROR([.BJ37]/MAX([.BJ:.BJ]);&quot;&quot;)" table:style-name="ce44"/>
          <table:table-cell office:value-type="string" office:string-value="" table:formula="of:=IFERROR([.BK37]/MAX([.BK:.BK]);&quot;&quot;)" table:style-name="ce32"/>
          <table:table-cell office:value-type="string" office:string-value="" table:formula="of:=IFERROR([.BL37]/MAX([.BL:.BL]);&quot;&quot;)" table:style-name="ce43"/>
          <table:table-cell office:value-type="string" office:string-value="" table:formula="of:=IFERROR([.BM37]/MAX([.BM:.BM]);&quot;&quot;)" table:style-name="ce43"/>
          <table:table-cell office:value-type="string" office:string-value="" table:formula="of:=IFERROR([.BN37]/MAX([.BN:.BN]);&quot;&quot;)" table:style-name="ce44"/>
          <table:table-cell office:value-type="string" office:string-value="" table:formula="of:=IFERROR([.BO37]/MAX([.BO:.BO]);&quot;&quot;)" table:style-name="ce32"/>
          <table:table-cell office:value-type="string" office:string-value="" table:formula="of:=IFERROR([.BP37]/MAX([.BP:.BP]);&quot;&quot;)" table:style-name="ce43"/>
          <table:table-cell office:value-type="string" office:string-value="" table:formula="of:=IFERROR([.BQ37]/MAX([.BQ:.BQ]);&quot;&quot;)" table:style-name="ce44"/>
          <table:table-cell office:value-type="float" office:value="8.0229555708575401E-2" table:formula="of:=IFERROR([.BR37]/MAX([.BR:.BR]);&quot;&quot;)" table:style-name="ce32">
            <text:p>0.1</text:p>
          </table:table-cell>
          <table:table-cell office:value-type="float" office:value="6.6857963090479505E-2" table:formula="of:=IFERROR([.BS37]/MAX([.BS:.BS]);&quot;&quot;)" table:style-name="ce43">
            <text:p>0.1</text:p>
          </table:table-cell>
          <table:table-cell office:value-type="float" office:value="2.5458753860865779E-2" table:formula="of:=IFERROR([.BT37]/MAX([.BT:.BT]);&quot;&quot;)" table:style-name="ce44">
            <text:p>0.0</text:p>
          </table:table-cell>
          <table:table-cell office:value-type="float" office:value="0.35" table:style-name="ce33">
            <text:p>0.35</text:p>
          </table:table-cell>
          <table:table-cell office:value-type="float" office:value="0.25" table:style-name="ce45">
            <text:p>0.25</text:p>
          </table:table-cell>
          <table:table-cell office:value-type="float" office:value="0.2" table:style-name="ce45">
            <text:p>0.2</text:p>
          </table:table-cell>
          <table:table-cell office:value-type="float" office:value="0.15" table:style-name="ce45">
            <text:p>0.15</text:p>
          </table:table-cell>
          <table:table-cell office:value-type="float" office:value="0.05" table:style-name="ce45">
            <text:p>0.05</text:p>
          </table:table-cell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office:value-type="string" table:style-name="ce46">
            <text:p>S3</text:p>
          </table:table-cell>
          <table:table-cell office:value-type="float" office:value="0.92601295887260671" table:formula="of:=IF([.AG37]=&quot;&quot;;&quot;&quot;;IF(LEFT([.AG37];1)=&quot;S&quot;;0.1/NUMBERVALUE(RIGHT([.AG37];1))*POWER([.$F37]+70*[.$G37];0.5);[.AG37]*POWER([.$F37]+70*[.$G37];0.5)))" table:style-name="ce32">
            <text:p>0.9</text:p>
          </table:table-cell>
          <table:table-cell office:value-type="float" office:value="0.66143782776614768" table:formula="of:=IF([.AH37]=&quot;&quot;;&quot;&quot;;IF(LEFT([.AH37];1)=&quot;S&quot;;0.1/NUMBERVALUE(RIGHT([.AH37];1))*POWER([.$F37]+70*[.$G37];0.5);[.AH37]*POWER([.$F37]+70*[.$G37];0.5)))" table:style-name="ce43">
            <text:p>0.7</text:p>
          </table:table-cell>
          <table:table-cell office:value-type="float" office:value="0.52915026221291817" table:formula="of:=IF([.AI37]=&quot;&quot;;&quot;&quot;;IF(LEFT([.AI37];1)=&quot;S&quot;;0.1/NUMBERVALUE(RIGHT([.AI37];1))*POWER([.$F37]+70*[.$G37];0.5);[.AI37]*POWER([.$F37]+70*[.$G37];0.5)))" table:style-name="ce43">
            <text:p>0.5</text:p>
          </table:table-cell>
          <table:table-cell office:value-type="float" office:value="0.3968626966596886" table:formula="of:=IF([.AJ37]=&quot;&quot;;&quot;&quot;;IF(LEFT([.AJ37];1)=&quot;S&quot;;0.1/NUMBERVALUE(RIGHT([.AJ37];1))*POWER([.$F37]+70*[.$G37];0.5);[.AJ37]*POWER([.$F37]+70*[.$G37];0.5)))" table:style-name="ce43">
            <text:p>0.4</text:p>
          </table:table-cell>
          <table:table-cell office:value-type="float" office:value="0.13228756555322954" table:formula="of:=IF([.AK37]=&quot;&quot;;&quot;&quot;;IF(LEFT([.AK37];1)=&quot;S&quot;;0.1/NUMBERVALUE(RIGHT([.AK37];1))*POWER([.$F37]+70*[.$G37];0.5);[.AK37]*POWER([.$F37]+70*[.$G37];0.5)))" table:style-name="ce43">
            <text:p>0.1</text:p>
          </table:table-cell>
          <table:table-cell office:value-type="string" office:string-value="" table:formula="of:=IF([.AL37]=&quot;&quot;;&quot;&quot;;IF(LEFT([.AL37];1)=&quot;S&quot;;0.1/NUMBERVALUE(RIGHT([.AL37];1))*POWER([.$F37]+70*[.$G37];0.5);[.AL37]*POWER([.$F37]+70*[.$G37];0.5)))" table:style-name="ce44"/>
          <table:table-cell office:value-type="string" office:string-value="" table:formula="of:=IF([.AM37]=&quot;&quot;;&quot;&quot;;IF(LEFT([.AM37];1)=&quot;S&quot;;0.1/NUMBERVALUE(RIGHT([.AM37];1))*POWER([.$F37]+70*[.$G37];0.5);[.AM37]*POWER([.$F37]+70*[.$G37];0.5)))" table:style-name="ce32"/>
          <table:table-cell office:value-type="string" office:string-value="" table:formula="of:=IF([.AN37]=&quot;&quot;;&quot;&quot;;IF(LEFT([.AN37];1)=&quot;S&quot;;0.1/NUMBERVALUE(RIGHT([.AN37];1))*POWER([.$F37]+70*[.$G37];0.5);[.AN37]*POWER([.$F37]+70*[.$G37];0.5)))" table:style-name="ce43"/>
          <table:table-cell office:value-type="string" office:string-value="" table:formula="of:=IF([.AO37]=&quot;&quot;;&quot;&quot;;IF(LEFT([.AO37];1)=&quot;S&quot;;0.1/NUMBERVALUE(RIGHT([.AO37];1))*POWER([.$F37]+70*[.$G37];0.5);[.AO37]*POWER([.$F37]+70*[.$G37];0.5)))" table:style-name="ce43"/>
          <table:table-cell office:value-type="string" office:string-value="" table:formula="of:=IF([.AP37]=&quot;&quot;;&quot;&quot;;IF(LEFT([.AP37];1)=&quot;S&quot;;0.1/NUMBERVALUE(RIGHT([.AP37];1))*POWER([.$F37]+70*[.$G37];0.5);[.AP37]*POWER([.$F37]+70*[.$G37];0.5)))" table:style-name="ce44"/>
          <table:table-cell office:value-type="string" office:string-value="" table:formula="of:=IF([.AQ37]=&quot;&quot;;&quot;&quot;;IF(LEFT([.AQ37];1)=&quot;S&quot;;0.1/NUMBERVALUE(RIGHT([.AQ37];1))*POWER([.$F37]+70*[.$G37];0.5);[.AQ37]*POWER([.$F37]+70*[.$G37];0.5)))" table:style-name="ce32"/>
          <table:table-cell office:value-type="string" office:string-value="" table:formula="of:=IF([.AR37]=&quot;&quot;;&quot;&quot;;IF(LEFT([.AR37];1)=&quot;S&quot;;0.1/NUMBERVALUE(RIGHT([.AR37];1))*POWER([.$F37]+70*[.$G37];0.5);[.AR37]*POWER([.$F37]+70*[.$G37];0.5)))" table:style-name="ce43"/>
          <table:table-cell office:value-type="string" office:string-value="" table:formula="of:=IF([.AS37]=&quot;&quot;;&quot;&quot;;IF(LEFT([.AS37];1)=&quot;S&quot;;0.1/NUMBERVALUE(RIGHT([.AS37];1))*POWER([.$F37]+70*[.$G37];0.5);[.AS37]*POWER([.$F37]+70*[.$G37];0.5)))" table:style-name="ce43"/>
          <table:table-cell office:value-type="string" office:string-value="" table:formula="of:=IF([.AT37]=&quot;&quot;;&quot;&quot;;IF(LEFT([.AT37];1)=&quot;S&quot;;0.1/NUMBERVALUE(RIGHT([.AT37];1))*POWER([.$F37]+70*[.$G37];0.5);[.AT37]*POWER([.$F37]+70*[.$G37];0.5)))" table:style-name="ce44"/>
          <table:table-cell office:value-type="string" office:string-value="" table:formula="of:=IF([.AU37]=&quot;&quot;;&quot;&quot;;IF(LEFT([.AU37];1)=&quot;S&quot;;0.1/NUMBERVALUE(RIGHT([.AU37];1))*POWER([.$F37]+70*[.$G37];0.5);[.AU37]*POWER([.$F37]+70*[.$G37];0.5)))" table:style-name="ce32"/>
          <table:table-cell office:value-type="string" office:string-value="" table:formula="of:=IF([.AV37]=&quot;&quot;;&quot;&quot;;IF(LEFT([.AV37];1)=&quot;S&quot;;0.1/NUMBERVALUE(RIGHT([.AV37];1))*POWER([.$F37]+70*[.$G37];0.5);[.AV37]*POWER([.$F37]+70*[.$G37];0.5)))" table:style-name="ce43"/>
          <table:table-cell office:value-type="string" office:string-value="" table:formula="of:=IF([.AW37]=&quot;&quot;;&quot;&quot;;IF(LEFT([.AW37];1)=&quot;S&quot;;0.1/NUMBERVALUE(RIGHT([.AW37];1))*POWER([.$F37]+70*[.$G37];0.5);[.AW37]*POWER([.$F37]+70*[.$G37];0.5)))" table:style-name="ce44"/>
          <table:table-cell office:value-type="float" office:value="0.26457513110645908" table:formula="of:=IF([.AX37]=&quot;&quot;;&quot;&quot;;IF(LEFT([.AX37];1)=&quot;S&quot;;0.1/NUMBERVALUE(RIGHT([.AX37];1))*POWER([.$F37]+70*[.$G37];0.5);[.AX37]*POWER([.$F37]+70*[.$G37];0.5)))" table:style-name="ce32">
            <text:p>0.3</text:p>
          </table:table-cell>
          <table:table-cell office:value-type="float" office:value="0.13228756555322954" table:formula="of:=IF([.AY37]=&quot;&quot;;&quot;&quot;;IF(LEFT([.AY37];1)=&quot;S&quot;;0.1/NUMBERVALUE(RIGHT([.AY37];1))*POWER([.$F37]+70*[.$G37];0.5);[.AY37]*POWER([.$F37]+70*[.$G37];0.5)))" table:style-name="ce43">
            <text:p>0.1</text:p>
          </table:table-cell>
          <table:table-cell office:value-type="float" office:value="8.819171036881969E-2" table:formula="of:=IF([.AZ37]=&quot;&quot;;&quot;&quot;;IF(LEFT([.AZ37];1)=&quot;S&quot;;0.1/NUMBERVALUE(RIGHT([.AZ37];1))*POWER([.$F37]+70*[.$G37];0.5);[.AZ37]*POWER([.$F37]+70*[.$G37];0.5)))" table:style-name="ce44">
            <text:p>0.1</text:p>
          </table:table-cell>
          <table:table-cell table:number-columns-repeated="16312"/>
        </table:table-row>
        <table:table-row table:style-name="ro1">
          <table:table-cell office:value-type="float" office:value="23" table:style-name="ce14">
            <text:p>23</text:p>
          </table:table-cell>
          <table:table-cell office:value-type="string" table:style-name="ce14">
            <text:p>Bench press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Chest / Shoulders</text:p>
          </table:table-cell>
          <table:table-cell office:value-type="float" office:value="15" table:style-name="ce15">
            <text:p>15</text:p>
          </table:table-cell>
          <table:table-cell office:value-type="float" office:value="52" table:style-name="ce14">
            <text:p>52</text:p>
          </table:table-cell>
          <table:table-cell table:number-columns-repeated="2" table:style-name="ce14"/>
          <table:table-cell table:style-name="ce16"/>
          <table:table-cell office:value-type="float" office:value="4" table:style-name="ce15">
            <text:p>4</text:p>
          </table:table-cell>
          <table:table-cell table:style-name="ce14"/>
          <table:table-cell office:value-type="float" office:value="2.64248256598251" table:formula="of:=SUM([.M38:.AF38])" table:style-name="ce17">
            <text:p>2.6</text:p>
          </table:table-cell>
          <table:table-cell office:value-type="string" office:string-value="" table:formula="of:=IFERROR([.BA38]/MAX([.BA:.BA]);&quot;&quot;)" table:style-name="ce32"/>
          <table:table-cell office:value-type="string" office:string-value="" table:formula="of:=IFERROR([.BB38]/MAX([.BB:.BB]);&quot;&quot;)" table:style-name="ce43"/>
          <table:table-cell office:value-type="float" office:value="3.7196336856221458E-2" table:formula="of:=IFERROR([.BC38]/MAX([.BC:.BC]);&quot;&quot;)" table:style-name="ce43">
            <text:p>0.0</text:p>
          </table:table-cell>
          <table:table-cell office:value-type="string" office:string-value="" table:formula="of:=IFERROR([.BD38]/MAX([.BD:.BD]);&quot;&quot;)" table:style-name="ce43"/>
          <table:table-cell office:value-type="string" office:string-value="" table:formula="of:=IFERROR([.BE38]/MAX([.BE:.BE]);&quot;&quot;)" table:style-name="ce43"/>
          <table:table-cell office:value-type="string" office:string-value="" table:formula="of:=IFERROR([.BF38]/MAX([.BF:.BF]);&quot;&quot;)" table:style-name="ce44"/>
          <table:table-cell office:value-type="float" office:value="1" table:formula="of:=IFERROR([.BG38]/MAX([.BG:.BG]);&quot;&quot;)" table:style-name="ce32">
            <text:p>1.0</text:p>
          </table:table-cell>
          <table:table-cell office:value-type="float" office:value="0.50990195135927852" table:formula="of:=IFERROR([.BH38]/MAX([.BH:.BH]);&quot;&quot;)" table:style-name="ce43">
            <text:p>0.5</text:p>
          </table:table-cell>
          <table:table-cell office:value-type="string" office:string-value="" table:formula="of:=IFERROR([.BI38]/MAX([.BI:.BI]);&quot;&quot;)" table:style-name="ce43"/>
          <table:table-cell office:value-type="string" office:string-value="" table:formula="of:=IFERROR([.BJ38]/MAX([.BJ:.BJ]);&quot;&quot;)" table:style-name="ce44"/>
          <table:table-cell office:value-type="float" office:value="6.7317088572986822E-2" table:formula="of:=IFERROR([.BK38]/MAX([.BK:.BK]);&quot;&quot;)" table:style-name="ce32">
            <text:p>0.1</text:p>
          </table:table-cell>
          <table:table-cell office:value-type="float" office:value="0.12951522516054667" table:formula="of:=IFERROR([.BL38]/MAX([.BL:.BL]);&quot;&quot;)" table:style-name="ce43">
            <text:p>0.1</text:p>
          </table:table-cell>
          <table:table-cell office:value-type="string" office:string-value="" table:formula="of:=IFERROR([.BM38]/MAX([.BM:.BM]);&quot;&quot;)" table:style-name="ce43"/>
          <table:table-cell office:value-type="float" office:value="0.27817432013209337" table:formula="of:=IFERROR([.BN38]/MAX([.BN:.BN]);&quot;&quot;)" table:style-name="ce44">
            <text:p>0.3</text:p>
          </table:table-cell>
          <table:table-cell office:value-type="string" office:string-value="" table:formula="of:=IFERROR([.BO38]/MAX([.BO:.BO]);&quot;&quot;)" table:style-name="ce32"/>
          <table:table-cell office:value-type="float" office:value="0.62037764390138317" table:formula="of:=IFERROR([.BP38]/MAX([.BP:.BP]);&quot;&quot;)" table:style-name="ce43">
            <text:p>0.6</text:p>
          </table:table-cell>
          <table:table-cell office:value-type="string" office:string-value="" table:formula="of:=IFERROR([.BQ38]/MAX([.BQ:.BQ]);&quot;&quot;)" table:style-name="ce44"/>
          <table:table-cell office:value-type="string" office:string-value="" table:formula="of:=IFERROR([.BR38]/MAX([.BR:.BR]);&quot;&quot;)" table:style-name="ce32"/>
          <table:table-cell office:value-type="string" office:string-value="" table:formula="of:=IFERROR([.BS38]/MAX([.BS:.BS]);&quot;&quot;)" table:style-name="ce43"/>
          <table:table-cell office:value-type="string" office:string-value="" table:formula="of:=IFERROR([.BT38]/MAX([.BT:.BT]);&quot;&quot;)" table:style-name="ce44"/>
          <table:table-cell table:style-name="ce33"/>
          <table:table-cell table:style-name="ce45"/>
          <table:table-cell office:value-type="string" table:style-name="ce45">
            <text:p>S4</text:p>
          </table:table-cell>
          <table:table-cell table:style-name="ce45"/>
          <table:table-cell table:style-name="ce45"/>
          <table:table-cell table:style-name="ce46"/>
          <table:table-cell office:value-type="float" office:value="0.5" table:style-name="ce33">
            <text:p>0.5</text:p>
          </table:table-cell>
          <table:table-cell office:value-type="float" office:value="0.2" table:style-name="ce45">
            <text:p>0.2</text:p>
          </table:table-cell>
          <table:table-cell table:style-name="ce45"/>
          <table:table-cell table:style-name="ce46"/>
          <table:table-cell office:value-type="string" table:style-name="ce33">
            <text:p>S3</text:p>
          </table:table-cell>
          <table:table-cell office:value-type="string" table:style-name="ce45">
            <text:p>S2</text:p>
          </table:table-cell>
          <table:table-cell table:style-name="ce45"/>
          <table:table-cell office:value-type="string" table:style-name="ce46">
            <text:p>S1</text:p>
          </table:table-cell>
          <table:table-cell table:style-name="ce33"/>
          <table:table-cell office:value-type="float" office:value="0.3" table:style-name="ce45">
            <text:p>0.3</text:p>
          </table:table-cell>
          <table:table-cell table:style-name="ce46"/>
          <table:table-cell table:style-name="ce33"/>
          <table:table-cell table:style-name="ce45"/>
          <table:table-cell table:style-name="ce46"/>
          <table:table-cell office:value-type="string" office:string-value="" table:formula="of:=IF([.AG38]=&quot;&quot;;&quot;&quot;;IF(LEFT([.AG38];1)=&quot;S&quot;;0.1/NUMBERVALUE(RIGHT([.AG38];1))*POWER([.$F38]+70*[.$G38];0.5);[.AG38]*POWER([.$F38]+70*[.$G38];0.5)))" table:style-name="ce32"/>
          <table:table-cell office:value-type="string" office:string-value="" table:formula="of:=IF([.AH38]=&quot;&quot;;&quot;&quot;;IF(LEFT([.AH38];1)=&quot;S&quot;;0.1/NUMBERVALUE(RIGHT([.AH38];1))*POWER([.$F38]+70*[.$G38];0.5);[.AH38]*POWER([.$F38]+70*[.$G38];0.5)))" table:style-name="ce43"/>
          <table:table-cell office:value-type="float" office:value="0.18027756377319948" table:formula="of:=IF([.AI38]=&quot;&quot;;&quot;&quot;;IF(LEFT([.AI38];1)=&quot;S&quot;;0.1/NUMBERVALUE(RIGHT([.AI38];1))*POWER([.$F38]+70*[.$G38];0.5);[.AI38]*POWER([.$F38]+70*[.$G38];0.5)))" table:style-name="ce43">
            <text:p>0.2</text:p>
          </table:table-cell>
          <table:table-cell office:value-type="string" office:string-value="" table:formula="of:=IF([.AJ38]=&quot;&quot;;&quot;&quot;;IF(LEFT([.AJ38];1)=&quot;S&quot;;0.1/NUMBERVALUE(RIGHT([.AJ38];1))*POWER([.$F38]+70*[.$G38];0.5);[.AJ38]*POWER([.$F38]+70*[.$G38];0.5)))" table:style-name="ce43"/>
          <table:table-cell office:value-type="string" office:string-value="" table:formula="of:=IF([.AK38]=&quot;&quot;;&quot;&quot;;IF(LEFT([.AK38];1)=&quot;S&quot;;0.1/NUMBERVALUE(RIGHT([.AK38];1))*POWER([.$F38]+70*[.$G38];0.5);[.AK38]*POWER([.$F38]+70*[.$G38];0.5)))" table:style-name="ce43"/>
          <table:table-cell office:value-type="string" office:string-value="" table:formula="of:=IF([.AL38]=&quot;&quot;;&quot;&quot;;IF(LEFT([.AL38];1)=&quot;S&quot;;0.1/NUMBERVALUE(RIGHT([.AL38];1))*POWER([.$F38]+70*[.$G38];0.5);[.AL38]*POWER([.$F38]+70*[.$G38];0.5)))" table:style-name="ce44"/>
          <table:table-cell office:value-type="float" office:value="3.6055512754639891" table:formula="of:=IF([.AM38]=&quot;&quot;;&quot;&quot;;IF(LEFT([.AM38];1)=&quot;S&quot;;0.1/NUMBERVALUE(RIGHT([.AM38];1))*POWER([.$F38]+70*[.$G38];0.5);[.AM38]*POWER([.$F38]+70*[.$G38];0.5)))" table:style-name="ce32">
            <text:p>3.6</text:p>
          </table:table-cell>
          <table:table-cell office:value-type="float" office:value="1.4422205101855958" table:formula="of:=IF([.AN38]=&quot;&quot;;&quot;&quot;;IF(LEFT([.AN38];1)=&quot;S&quot;;0.1/NUMBERVALUE(RIGHT([.AN38];1))*POWER([.$F38]+70*[.$G38];0.5);[.AN38]*POWER([.$F38]+70*[.$G38];0.5)))" table:style-name="ce43">
            <text:p>1.4</text:p>
          </table:table-cell>
          <table:table-cell office:value-type="string" office:string-value="" table:formula="of:=IF([.AO38]=&quot;&quot;;&quot;&quot;;IF(LEFT([.AO38];1)=&quot;S&quot;;0.1/NUMBERVALUE(RIGHT([.AO38];1))*POWER([.$F38]+70*[.$G38];0.5);[.AO38]*POWER([.$F38]+70*[.$G38];0.5)))" table:style-name="ce43"/>
          <table:table-cell office:value-type="string" office:string-value="" table:formula="of:=IF([.AP38]=&quot;&quot;;&quot;&quot;;IF(LEFT([.AP38];1)=&quot;S&quot;;0.1/NUMBERVALUE(RIGHT([.AP38];1))*POWER([.$F38]+70*[.$G38];0.5);[.AP38]*POWER([.$F38]+70*[.$G38];0.5)))" table:style-name="ce44"/>
          <table:table-cell office:value-type="float" office:value="0.2403700850309326" table:formula="of:=IF([.AQ38]=&quot;&quot;;&quot;&quot;;IF(LEFT([.AQ38];1)=&quot;S&quot;;0.1/NUMBERVALUE(RIGHT([.AQ38];1))*POWER([.$F38]+70*[.$G38];0.5);[.AQ38]*POWER([.$F38]+70*[.$G38];0.5)))" table:style-name="ce32">
            <text:p>0.2</text:p>
          </table:table-cell>
          <table:table-cell office:value-type="float" office:value="0.36055512754639896" table:formula="of:=IF([.AR38]=&quot;&quot;;&quot;&quot;;IF(LEFT([.AR38];1)=&quot;S&quot;;0.1/NUMBERVALUE(RIGHT([.AR38];1))*POWER([.$F38]+70*[.$G38];0.5);[.AR38]*POWER([.$F38]+70*[.$G38];0.5)))" table:style-name="ce43">
            <text:p>0.4</text:p>
          </table:table-cell>
          <table:table-cell office:value-type="string" office:string-value="" table:formula="of:=IF([.AS38]=&quot;&quot;;&quot;&quot;;IF(LEFT([.AS38];1)=&quot;S&quot;;0.1/NUMBERVALUE(RIGHT([.AS38];1))*POWER([.$F38]+70*[.$G38];0.5);[.AS38]*POWER([.$F38]+70*[.$G38];0.5)))" table:style-name="ce43"/>
          <table:table-cell office:value-type="float" office:value="0.72111025509279791" table:formula="of:=IF([.AT38]=&quot;&quot;;&quot;&quot;;IF(LEFT([.AT38];1)=&quot;S&quot;;0.1/NUMBERVALUE(RIGHT([.AT38];1))*POWER([.$F38]+70*[.$G38];0.5);[.AT38]*POWER([.$F38]+70*[.$G38];0.5)))" table:style-name="ce44">
            <text:p>0.7</text:p>
          </table:table-cell>
          <table:table-cell office:value-type="string" office:string-value="" table:formula="of:=IF([.AU38]=&quot;&quot;;&quot;&quot;;IF(LEFT([.AU38];1)=&quot;S&quot;;0.1/NUMBERVALUE(RIGHT([.AU38];1))*POWER([.$F38]+70*[.$G38];0.5);[.AU38]*POWER([.$F38]+70*[.$G38];0.5)))" table:style-name="ce32"/>
          <table:table-cell office:value-type="float" office:value="2.1633307652783933" table:formula="of:=IF([.AV38]=&quot;&quot;;&quot;&quot;;IF(LEFT([.AV38];1)=&quot;S&quot;;0.1/NUMBERVALUE(RIGHT([.AV38];1))*POWER([.$F38]+70*[.$G38];0.5);[.AV38]*POWER([.$F38]+70*[.$G38];0.5)))" table:style-name="ce43">
            <text:p>2.2</text:p>
          </table:table-cell>
          <table:table-cell office:value-type="string" office:string-value="" table:formula="of:=IF([.AW38]=&quot;&quot;;&quot;&quot;;IF(LEFT([.AW38];1)=&quot;S&quot;;0.1/NUMBERVALUE(RIGHT([.AW38];1))*POWER([.$F38]+70*[.$G38];0.5);[.AW38]*POWER([.$F38]+70*[.$G38];0.5)))" table:style-name="ce44"/>
          <table:table-cell office:value-type="string" office:string-value="" table:formula="of:=IF([.AX38]=&quot;&quot;;&quot;&quot;;IF(LEFT([.AX38];1)=&quot;S&quot;;0.1/NUMBERVALUE(RIGHT([.AX38];1))*POWER([.$F38]+70*[.$G38];0.5);[.AX38]*POWER([.$F38]+70*[.$G38];0.5)))" table:style-name="ce32"/>
          <table:table-cell office:value-type="string" office:string-value="" table:formula="of:=IF([.AY38]=&quot;&quot;;&quot;&quot;;IF(LEFT([.AY38];1)=&quot;S&quot;;0.1/NUMBERVALUE(RIGHT([.AY38];1))*POWER([.$F38]+70*[.$G38];0.5);[.AY38]*POWER([.$F38]+70*[.$G38];0.5)))" table:style-name="ce43"/>
          <table:table-cell office:value-type="string" office:string-value="" table:formula="of:=IF([.AZ38]=&quot;&quot;;&quot;&quot;;IF(LEFT([.AZ38];1)=&quot;S&quot;;0.1/NUMBERVALUE(RIGHT([.AZ38];1))*POWER([.$F38]+70*[.$G38];0.5);[.AZ38]*POWER([.$F38]+70*[.$G38];0.5)))" table:style-name="ce44"/>
          <table:table-cell table:number-columns-repeated="16312"/>
        </table:table-row>
        <table:table-row table:style-name="ro1">
          <table:table-cell office:value-type="float" office:value="27" table:style-name="ce14">
            <text:p>27</text:p>
          </table:table-cell>
          <table:table-cell office:value-type="string" table:style-name="ce14">
            <text:p>Push-up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hest / Shoulders</text:p>
          </table:table-cell>
          <table:table-cell office:value-type="float" office:value="7" table:style-name="ce15">
            <text:p>7</text:p>
          </table:table-cell>
          <table:table-cell table:style-name="ce14"/>
          <table:table-cell office:value-type="float" office:value="0.64" table:style-name="ce14">
            <text:p>0.64</text:p>
          </table:table-cell>
          <table:table-cell office:value-type="float" office:value="1" table:style-name="ce14">
            <text:p>1</text:p>
          </table:table-cell>
          <table:table-cell table:style-name="ce16"/>
          <table:table-cell office:value-type="float" office:value="3" table:style-name="ce15">
            <text:p>3</text:p>
          </table:table-cell>
          <table:table-cell table:style-name="ce14"/>
          <table:table-cell office:value-type="float" office:value="2.4527284344181171" table:formula="of:=SUM([.M39:.AF39])" table:style-name="ce17">
            <text:p>2.5</text:p>
          </table:table-cell>
          <table:table-cell office:value-type="string" office:string-value="" table:formula="of:=IFERROR([.BA39]/MAX([.BA:.BA]);&quot;&quot;)" table:style-name="ce32"/>
          <table:table-cell office:value-type="string" office:string-value="" table:formula="of:=IFERROR([.BB39]/MAX([.BB:.BB]);&quot;&quot;)" table:style-name="ce43"/>
          <table:table-cell office:value-type="float" office:value="3.452530368143697E-2" table:formula="of:=IFERROR([.BC39]/MAX([.BC:.BC]);&quot;&quot;)" table:style-name="ce43">
            <text:p>0.0</text:p>
          </table:table-cell>
          <table:table-cell office:value-type="string" office:string-value="" table:formula="of:=IFERROR([.BD39]/MAX([.BD:.BD]);&quot;&quot;)" table:style-name="ce43"/>
          <table:table-cell office:value-type="string" office:string-value="" table:formula="of:=IFERROR([.BE39]/MAX([.BE:.BE]);&quot;&quot;)" table:style-name="ce43"/>
          <table:table-cell office:value-type="string" office:string-value="" table:formula="of:=IFERROR([.BF39]/MAX([.BF:.BF]);&quot;&quot;)" table:style-name="ce44"/>
          <table:table-cell office:value-type="float" office:value="0.92819096178451432" table:formula="of:=IFERROR([.BG39]/MAX([.BG:.BG]);&quot;&quot;)" table:style-name="ce32">
            <text:p>0.9</text:p>
          </table:table-cell>
          <table:table-cell office:value-type="float" office:value="0.47328638264796929" table:formula="of:=IFERROR([.BH39]/MAX([.BH:.BH]);&quot;&quot;)" table:style-name="ce43">
            <text:p>0.5</text:p>
          </table:table-cell>
          <table:table-cell office:value-type="string" office:string-value="" table:formula="of:=IFERROR([.BI39]/MAX([.BI:.BI]);&quot;&quot;)" table:style-name="ce43"/>
          <table:table-cell office:value-type="string" office:string-value="" table:formula="of:=IFERROR([.BJ39]/MAX([.BJ:.BJ]);&quot;&quot;)" table:style-name="ce44"/>
          <table:table-cell office:value-type="float" office:value="6.2483113187093979E-2" table:formula="of:=IFERROR([.BK39]/MAX([.BK:.BK]);&quot;&quot;)" table:style-name="ce32">
            <text:p>0.1</text:p>
          </table:table-cell>
          <table:table-cell office:value-type="float" office:value="0.12021486140750574" table:formula="of:=IFERROR([.BL39]/MAX([.BL:.BL]);&quot;&quot;)" table:style-name="ce43">
            <text:p>0.1</text:p>
          </table:table-cell>
          <table:table-cell office:value-type="string" office:string-value="" table:formula="of:=IFERROR([.BM39]/MAX([.BM:.BM]);&quot;&quot;)" table:style-name="ce43"/>
          <table:table-cell office:value-type="float" office:value="0.25819888974716115" table:formula="of:=IFERROR([.BN39]/MAX([.BN:.BN]);&quot;&quot;)" table:style-name="ce44">
            <text:p>0.3</text:p>
          </table:table-cell>
          <table:table-cell office:value-type="string" office:string-value="" table:formula="of:=IFERROR([.BO39]/MAX([.BO:.BO]);&quot;&quot;)" table:style-name="ce32"/>
          <table:table-cell office:value-type="float" office:value="0.57582892196243574" table:formula="of:=IFERROR([.BP39]/MAX([.BP:.BP]);&quot;&quot;)" table:style-name="ce43">
            <text:p>0.6</text:p>
          </table:table-cell>
          <table:table-cell office:value-type="string" office:string-value="" table:formula="of:=IFERROR([.BQ39]/MAX([.BQ:.BQ]);&quot;&quot;)" table:style-name="ce44"/>
          <table:table-cell office:value-type="string" office:string-value="" table:formula="of:=IFERROR([.BR39]/MAX([.BR:.BR]);&quot;&quot;)" table:style-name="ce32"/>
          <table:table-cell office:value-type="string" office:string-value="" table:formula="of:=IFERROR([.BS39]/MAX([.BS:.BS]);&quot;&quot;)" table:style-name="ce43"/>
          <table:table-cell office:value-type="string" office:string-value="" table:formula="of:=IFERROR([.BT39]/MAX([.BT:.BT]);&quot;&quot;)" table:style-name="ce44"/>
          <table:table-cell table:style-name="ce33"/>
          <table:table-cell table:style-name="ce45"/>
          <table:table-cell office:value-type="string" table:style-name="ce45">
            <text:p>S4</text:p>
          </table:table-cell>
          <table:table-cell table:style-name="ce45"/>
          <table:table-cell table:style-name="ce45"/>
          <table:table-cell table:style-name="ce46"/>
          <table:table-cell office:value-type="float" office:value="0.5" table:style-name="ce33">
            <text:p>0.5</text:p>
          </table:table-cell>
          <table:table-cell office:value-type="float" office:value="0.2" table:style-name="ce45">
            <text:p>0.2</text:p>
          </table:table-cell>
          <table:table-cell table:style-name="ce45"/>
          <table:table-cell table:style-name="ce46"/>
          <table:table-cell office:value-type="string" table:style-name="ce33">
            <text:p>S3</text:p>
          </table:table-cell>
          <table:table-cell office:value-type="string" table:style-name="ce45">
            <text:p>S2</text:p>
          </table:table-cell>
          <table:table-cell table:style-name="ce45"/>
          <table:table-cell office:value-type="string" table:style-name="ce46">
            <text:p>S1</text:p>
          </table:table-cell>
          <table:table-cell table:style-name="ce33"/>
          <table:table-cell office:value-type="float" office:value="0.3" table:style-name="ce45">
            <text:p>0.3</text:p>
          </table:table-cell>
          <table:table-cell table:style-name="ce46"/>
          <table:table-cell table:style-name="ce33"/>
          <table:table-cell table:style-name="ce45"/>
          <table:table-cell table:style-name="ce46"/>
          <table:table-cell office:value-type="string" office:string-value="" table:formula="of:=IF([.AG39]=&quot;&quot;;&quot;&quot;;IF(LEFT([.AG39];1)=&quot;S&quot;;0.1/NUMBERVALUE(RIGHT([.AG39];1))*POWER([.$F39]+70*[.$G39];0.5);[.AG39]*POWER([.$F39]+70*[.$G39];0.5)))" table:style-name="ce32"/>
          <table:table-cell office:value-type="string" office:string-value="" table:formula="of:=IF([.AH39]=&quot;&quot;;&quot;&quot;;IF(LEFT([.AH39];1)=&quot;S&quot;;0.1/NUMBERVALUE(RIGHT([.AH39];1))*POWER([.$F39]+70*[.$G39];0.5);[.AH39]*POWER([.$F39]+70*[.$G39];0.5)))" table:style-name="ce43"/>
          <table:table-cell office:value-type="float" office:value="0.16733200530681513" table:formula="of:=IF([.AI39]=&quot;&quot;;&quot;&quot;;IF(LEFT([.AI39];1)=&quot;S&quot;;0.1/NUMBERVALUE(RIGHT([.AI39];1))*POWER([.$F39]+70*[.$G39];0.5);[.AI39]*POWER([.$F39]+70*[.$G39];0.5)))" table:style-name="ce43">
            <text:p>0.2</text:p>
          </table:table-cell>
          <table:table-cell office:value-type="string" office:string-value="" table:formula="of:=IF([.AJ39]=&quot;&quot;;&quot;&quot;;IF(LEFT([.AJ39];1)=&quot;S&quot;;0.1/NUMBERVALUE(RIGHT([.AJ39];1))*POWER([.$F39]+70*[.$G39];0.5);[.AJ39]*POWER([.$F39]+70*[.$G39];0.5)))" table:style-name="ce43"/>
          <table:table-cell office:value-type="string" office:string-value="" table:formula="of:=IF([.AK39]=&quot;&quot;;&quot;&quot;;IF(LEFT([.AK39];1)=&quot;S&quot;;0.1/NUMBERVALUE(RIGHT([.AK39];1))*POWER([.$F39]+70*[.$G39];0.5);[.AK39]*POWER([.$F39]+70*[.$G39];0.5)))" table:style-name="ce43"/>
          <table:table-cell office:value-type="string" office:string-value="" table:formula="of:=IF([.AL39]=&quot;&quot;;&quot;&quot;;IF(LEFT([.AL39];1)=&quot;S&quot;;0.1/NUMBERVALUE(RIGHT([.AL39];1))*POWER([.$F39]+70*[.$G39];0.5);[.AL39]*POWER([.$F39]+70*[.$G39];0.5)))" table:style-name="ce44"/>
          <table:table-cell office:value-type="float" office:value="3.3466401061363023" table:formula="of:=IF([.AM39]=&quot;&quot;;&quot;&quot;;IF(LEFT([.AM39];1)=&quot;S&quot;;0.1/NUMBERVALUE(RIGHT([.AM39];1))*POWER([.$F39]+70*[.$G39];0.5);[.AM39]*POWER([.$F39]+70*[.$G39];0.5)))" table:style-name="ce32">
            <text:p>3.3</text:p>
          </table:table-cell>
          <table:table-cell office:value-type="float" office:value="1.3386560424545211" table:formula="of:=IF([.AN39]=&quot;&quot;;&quot;&quot;;IF(LEFT([.AN39];1)=&quot;S&quot;;0.1/NUMBERVALUE(RIGHT([.AN39];1))*POWER([.$F39]+70*[.$G39];0.5);[.AN39]*POWER([.$F39]+70*[.$G39];0.5)))" table:style-name="ce43">
            <text:p>1.3</text:p>
          </table:table-cell>
          <table:table-cell office:value-type="string" office:string-value="" table:formula="of:=IF([.AO39]=&quot;&quot;;&quot;&quot;;IF(LEFT([.AO39];1)=&quot;S&quot;;0.1/NUMBERVALUE(RIGHT([.AO39];1))*POWER([.$F39]+70*[.$G39];0.5);[.AO39]*POWER([.$F39]+70*[.$G39];0.5)))" table:style-name="ce43"/>
          <table:table-cell office:value-type="string" office:string-value="" table:formula="of:=IF([.AP39]=&quot;&quot;;&quot;&quot;;IF(LEFT([.AP39];1)=&quot;S&quot;;0.1/NUMBERVALUE(RIGHT([.AP39];1))*POWER([.$F39]+70*[.$G39];0.5);[.AP39]*POWER([.$F39]+70*[.$G39];0.5)))" table:style-name="ce44"/>
          <table:table-cell office:value-type="float" office:value="0.22310934040908681" table:formula="of:=IF([.AQ39]=&quot;&quot;;&quot;&quot;;IF(LEFT([.AQ39];1)=&quot;S&quot;;0.1/NUMBERVALUE(RIGHT([.AQ39];1))*POWER([.$F39]+70*[.$G39];0.5);[.AQ39]*POWER([.$F39]+70*[.$G39];0.5)))" table:style-name="ce32">
            <text:p>0.2</text:p>
          </table:table-cell>
          <table:table-cell office:value-type="float" office:value="0.33466401061363027" table:formula="of:=IF([.AR39]=&quot;&quot;;&quot;&quot;;IF(LEFT([.AR39];1)=&quot;S&quot;;0.1/NUMBERVALUE(RIGHT([.AR39];1))*POWER([.$F39]+70*[.$G39];0.5);[.AR39]*POWER([.$F39]+70*[.$G39];0.5)))" table:style-name="ce43">
            <text:p>0.3</text:p>
          </table:table-cell>
          <table:table-cell office:value-type="string" office:string-value="" table:formula="of:=IF([.AS39]=&quot;&quot;;&quot;&quot;;IF(LEFT([.AS39];1)=&quot;S&quot;;0.1/NUMBERVALUE(RIGHT([.AS39];1))*POWER([.$F39]+70*[.$G39];0.5);[.AS39]*POWER([.$F39]+70*[.$G39];0.5)))" table:style-name="ce43"/>
          <table:table-cell office:value-type="float" office:value="0.66932802122726054" table:formula="of:=IF([.AT39]=&quot;&quot;;&quot;&quot;;IF(LEFT([.AT39];1)=&quot;S&quot;;0.1/NUMBERVALUE(RIGHT([.AT39];1))*POWER([.$F39]+70*[.$G39];0.5);[.AT39]*POWER([.$F39]+70*[.$G39];0.5)))" table:style-name="ce44">
            <text:p>0.7</text:p>
          </table:table-cell>
          <table:table-cell office:value-type="string" office:string-value="" table:formula="of:=IF([.AU39]=&quot;&quot;;&quot;&quot;;IF(LEFT([.AU39];1)=&quot;S&quot;;0.1/NUMBERVALUE(RIGHT([.AU39];1))*POWER([.$F39]+70*[.$G39];0.5);[.AU39]*POWER([.$F39]+70*[.$G39];0.5)))" table:style-name="ce32"/>
          <table:table-cell office:value-type="float" office:value="2.0079840636817812" table:formula="of:=IF([.AV39]=&quot;&quot;;&quot;&quot;;IF(LEFT([.AV39];1)=&quot;S&quot;;0.1/NUMBERVALUE(RIGHT([.AV39];1))*POWER([.$F39]+70*[.$G39];0.5);[.AV39]*POWER([.$F39]+70*[.$G39];0.5)))" table:style-name="ce43">
            <text:p>2.0</text:p>
          </table:table-cell>
          <table:table-cell office:value-type="string" office:string-value="" table:formula="of:=IF([.AW39]=&quot;&quot;;&quot;&quot;;IF(LEFT([.AW39];1)=&quot;S&quot;;0.1/NUMBERVALUE(RIGHT([.AW39];1))*POWER([.$F39]+70*[.$G39];0.5);[.AW39]*POWER([.$F39]+70*[.$G39];0.5)))" table:style-name="ce44"/>
          <table:table-cell office:value-type="string" office:string-value="" table:formula="of:=IF([.AX39]=&quot;&quot;;&quot;&quot;;IF(LEFT([.AX39];1)=&quot;S&quot;;0.1/NUMBERVALUE(RIGHT([.AX39];1))*POWER([.$F39]+70*[.$G39];0.5);[.AX39]*POWER([.$F39]+70*[.$G39];0.5)))" table:style-name="ce32"/>
          <table:table-cell office:value-type="string" office:string-value="" table:formula="of:=IF([.AY39]=&quot;&quot;;&quot;&quot;;IF(LEFT([.AY39];1)=&quot;S&quot;;0.1/NUMBERVALUE(RIGHT([.AY39];1))*POWER([.$F39]+70*[.$G39];0.5);[.AY39]*POWER([.$F39]+70*[.$G39];0.5)))" table:style-name="ce43"/>
          <table:table-cell office:value-type="string" office:string-value="" table:formula="of:=IF([.AZ39]=&quot;&quot;;&quot;&quot;;IF(LEFT([.AZ39];1)=&quot;S&quot;;0.1/NUMBERVALUE(RIGHT([.AZ39];1))*POWER([.$F39]+70*[.$G39];0.5);[.AZ39]*POWER([.$F39]+70*[.$G39];0.5)))" table:style-name="ce44"/>
          <table:table-cell table:number-columns-repeated="16312"/>
        </table:table-row>
        <table:table-row table:style-name="ro1">
          <table:table-cell office:value-type="float" office:value="48" table:style-name="ce14">
            <text:p>48</text:p>
          </table:table-cell>
          <table:table-cell office:value-type="string" table:style-name="ce14">
            <text:p>Overhead press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Chest / Shoulders</text:p>
          </table:table-cell>
          <table:table-cell office:value-type="float" office:value="10" table:style-name="ce15">
            <text:p>10</text:p>
          </table:table-cell>
          <table:table-cell office:value-type="float" office:value="31" table:style-name="ce14">
            <text:p>31</text:p>
          </table:table-cell>
          <table:table-cell table:number-columns-repeated="2" table:style-name="ce14"/>
          <table:table-cell table:style-name="ce16"/>
          <table:table-cell office:value-type="float" office:value="4" table:style-name="ce15">
            <text:p>4</text:p>
          </table:table-cell>
          <table:table-cell table:style-name="ce14"/>
          <table:table-cell office:value-type="float" office:value="2.4113674518033426" table:formula="of:=SUM([.M40:.AF40])" table:style-name="ce17">
            <text:p>2.4</text:p>
          </table:table-cell>
          <table:table-cell office:value-type="string" office:string-value="" table:formula="of:=IFERROR([.BA40]/MAX([.BA:.BA]);&quot;&quot;)" table:style-name="ce32"/>
          <table:table-cell office:value-type="string" office:string-value="" table:formula="of:=IFERROR([.BB40]/MAX([.BB:.BB]);&quot;&quot;)" table:style-name="ce43"/>
          <table:table-cell office:value-type="string" office:string-value="" table:formula="of:=IFERROR([.BC40]/MAX([.BC:.BC]);&quot;&quot;)" table:style-name="ce43"/>
          <table:table-cell office:value-type="string" office:string-value="" table:formula="of:=IFERROR([.BD40]/MAX([.BD:.BD]);&quot;&quot;)" table:style-name="ce43"/>
          <table:table-cell office:value-type="string" office:string-value="" table:formula="of:=IFERROR([.BE40]/MAX([.BE:.BE]);&quot;&quot;)" table:style-name="ce43"/>
          <table:table-cell office:value-type="string" office:string-value="" table:formula="of:=IFERROR([.BF40]/MAX([.BF:.BF]);&quot;&quot;)" table:style-name="ce44"/>
          <table:table-cell office:value-type="string" office:string-value="" table:formula="of:=IFERROR([.BG40]/MAX([.BG:.BG]);&quot;&quot;)" table:style-name="ce32"/>
          <table:table-cell office:value-type="float" office:value="0.98425098425147628" table:formula="of:=IFERROR([.BH40]/MAX([.BH:.BH]);&quot;&quot;)" table:style-name="ce43">
            <text:p>1.0</text:p>
          </table:table-cell>
          <table:table-cell office:value-type="float" office:value="0.39370039370059057" table:formula="of:=IFERROR([.BI40]/MAX([.BI:.BI]);&quot;&quot;)" table:style-name="ce43">
            <text:p>0.4</text:p>
          </table:table-cell>
          <table:table-cell office:value-type="float" office:value="8.6158990520488227E-2" table:formula="of:=IFERROR([.BJ40]/MAX([.BJ:.BJ]);&quot;&quot;)" table:style-name="ce44">
            <text:p>0.1</text:p>
          </table:table-cell>
          <table:table-cell office:value-type="float" office:value="3.1185718199327122E-2" table:formula="of:=IFERROR([.BK40]/MAX([.BK:.BK]);&quot;&quot;)" table:style-name="ce32">
            <text:p>0.0</text:p>
          </table:table-cell>
          <table:table-cell office:value-type="float" office:value="6.6666666666666666E-2" table:formula="of:=IFERROR([.BL40]/MAX([.BL:.BL]);&quot;&quot;)" table:style-name="ce43">
            <text:p>0.1</text:p>
          </table:table-cell>
          <table:table-cell office:value-type="string" office:string-value="" table:formula="of:=IFERROR([.BM40]/MAX([.BM:.BM]);&quot;&quot;)" table:style-name="ce43"/>
          <table:table-cell office:value-type="float" office:value="0.21478117324605614" table:formula="of:=IFERROR([.BN40]/MAX([.BN:.BN]);&quot;&quot;)" table:style-name="ce44">
            <text:p>0.2</text:p>
          </table:table-cell>
          <table:table-cell office:value-type="string" office:string-value="" table:formula="of:=IFERROR([.BO40]/MAX([.BO:.BO]);&quot;&quot;)" table:style-name="ce32"/>
          <table:table-cell office:value-type="float" office:value="0.47899978024387868" table:formula="of:=IFERROR([.BP40]/MAX([.BP:.BP]);&quot;&quot;)" table:style-name="ce43">
            <text:p>0.5</text:p>
          </table:table-cell>
          <table:table-cell office:value-type="float" office:value="0.15562374497485915" table:formula="of:=IFERROR([.BQ40]/MAX([.BQ:.BQ]);&quot;&quot;)" table:style-name="ce44">
            <text:p>0.2</text:p>
          </table:table-cell>
          <table:table-cell office:value-type="string" office:string-value="" table:formula="of:=IFERROR([.BR40]/MAX([.BR:.BR]);&quot;&quot;)" table:style-name="ce32"/>
          <table:table-cell office:value-type="string" office:string-value="" table:formula="of:=IFERROR([.BS40]/MAX([.BS:.BS]);&quot;&quot;)" table:style-name="ce43"/>
          <table:table-cell office:value-type="string" office:string-value="" table:formula="of:=IFERROR([.BT40]/MAX([.BT:.BT]);&quot;&quot;)" table:style-name="ce44"/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office:value-type="float" office:value="0.5" table:style-name="ce45">
            <text:p>0.5</text:p>
          </table:table-cell>
          <table:table-cell office:value-type="float" office:value="0.2" table:style-name="ce45">
            <text:p>0.2</text:p>
          </table:table-cell>
          <table:table-cell office:value-type="string" table:style-name="ce46">
            <text:p>S4</text:p>
          </table:table-cell>
          <table:table-cell office:value-type="string" table:style-name="ce33">
            <text:p>S5</text:p>
          </table:table-cell>
          <table:table-cell office:value-type="string" table:style-name="ce45">
            <text:p>S3</text:p>
          </table:table-cell>
          <table:table-cell table:style-name="ce45"/>
          <table:table-cell office:value-type="string" table:style-name="ce46">
            <text:p>S1</text:p>
          </table:table-cell>
          <table:table-cell table:style-name="ce33"/>
          <table:table-cell office:value-type="float" office:value="0.3" table:style-name="ce45">
            <text:p>0.3</text:p>
          </table:table-cell>
          <table:table-cell office:value-type="string" table:style-name="ce46">
            <text:p>S2</text:p>
          </table:table-cell>
          <table:table-cell table:style-name="ce33"/>
          <table:table-cell table:style-name="ce45"/>
          <table:table-cell table:style-name="ce46"/>
          <table:table-cell office:value-type="string" office:string-value="" table:formula="of:=IF([.AG40]=&quot;&quot;;&quot;&quot;;IF(LEFT([.AG40];1)=&quot;S&quot;;0.1/NUMBERVALUE(RIGHT([.AG40];1))*POWER([.$F40]+70*[.$G40];0.5);[.AG40]*POWER([.$F40]+70*[.$G40];0.5)))" table:style-name="ce32"/>
          <table:table-cell office:value-type="string" office:string-value="" table:formula="of:=IF([.AH40]=&quot;&quot;;&quot;&quot;;IF(LEFT([.AH40];1)=&quot;S&quot;;0.1/NUMBERVALUE(RIGHT([.AH40];1))*POWER([.$F40]+70*[.$G40];0.5);[.AH40]*POWER([.$F40]+70*[.$G40];0.5)))" table:style-name="ce43"/>
          <table:table-cell office:value-type="string" office:string-value="" table:formula="of:=IF([.AI40]=&quot;&quot;;&quot;&quot;;IF(LEFT([.AI40];1)=&quot;S&quot;;0.1/NUMBERVALUE(RIGHT([.AI40];1))*POWER([.$F40]+70*[.$G40];0.5);[.AI40]*POWER([.$F40]+70*[.$G40];0.5)))" table:style-name="ce43"/>
          <table:table-cell office:value-type="string" office:string-value="" table:formula="of:=IF([.AJ40]=&quot;&quot;;&quot;&quot;;IF(LEFT([.AJ40];1)=&quot;S&quot;;0.1/NUMBERVALUE(RIGHT([.AJ40];1))*POWER([.$F40]+70*[.$G40];0.5);[.AJ40]*POWER([.$F40]+70*[.$G40];0.5)))" table:style-name="ce43"/>
          <table:table-cell office:value-type="string" office:string-value="" table:formula="of:=IF([.AK40]=&quot;&quot;;&quot;&quot;;IF(LEFT([.AK40];1)=&quot;S&quot;;0.1/NUMBERVALUE(RIGHT([.AK40];1))*POWER([.$F40]+70*[.$G40];0.5);[.AK40]*POWER([.$F40]+70*[.$G40];0.5)))" table:style-name="ce43"/>
          <table:table-cell office:value-type="string" office:string-value="" table:formula="of:=IF([.AL40]=&quot;&quot;;&quot;&quot;;IF(LEFT([.AL40];1)=&quot;S&quot;;0.1/NUMBERVALUE(RIGHT([.AL40];1))*POWER([.$F40]+70*[.$G40];0.5);[.AL40]*POWER([.$F40]+70*[.$G40];0.5)))" table:style-name="ce44"/>
          <table:table-cell office:value-type="string" office:string-value="" table:formula="of:=IF([.AM40]=&quot;&quot;;&quot;&quot;;IF(LEFT([.AM40];1)=&quot;S&quot;;0.1/NUMBERVALUE(RIGHT([.AM40];1))*POWER([.$F40]+70*[.$G40];0.5);[.AM40]*POWER([.$F40]+70*[.$G40];0.5)))" table:style-name="ce32"/>
          <table:table-cell office:value-type="float" office:value="2.7838821814150108" table:formula="of:=IF([.AN40]=&quot;&quot;;&quot;&quot;;IF(LEFT([.AN40];1)=&quot;S&quot;;0.1/NUMBERVALUE(RIGHT([.AN40];1))*POWER([.$F40]+70*[.$G40];0.5);[.AN40]*POWER([.$F40]+70*[.$G40];0.5)))" table:style-name="ce43">
            <text:p>2.8</text:p>
          </table:table-cell>
          <table:table-cell office:value-type="float" office:value="1.1135528725660044" table:formula="of:=IF([.AO40]=&quot;&quot;;&quot;&quot;;IF(LEFT([.AO40];1)=&quot;S&quot;;0.1/NUMBERVALUE(RIGHT([.AO40];1))*POWER([.$F40]+70*[.$G40];0.5);[.AO40]*POWER([.$F40]+70*[.$G40];0.5)))" table:style-name="ce43">
            <text:p>1.1</text:p>
          </table:table-cell>
          <table:table-cell office:value-type="float" office:value="0.13919410907075055" table:formula="of:=IF([.AP40]=&quot;&quot;;&quot;&quot;;IF(LEFT([.AP40];1)=&quot;S&quot;;0.1/NUMBERVALUE(RIGHT([.AP40];1))*POWER([.$F40]+70*[.$G40];0.5);[.AP40]*POWER([.$F40]+70*[.$G40];0.5)))" table:style-name="ce44">
            <text:p>0.1</text:p>
          </table:table-cell>
          <table:table-cell office:value-type="float" office:value="0.11135528725660043" table:formula="of:=IF([.AQ40]=&quot;&quot;;&quot;&quot;;IF(LEFT([.AQ40];1)=&quot;S&quot;;0.1/NUMBERVALUE(RIGHT([.AQ40];1))*POWER([.$F40]+70*[.$G40];0.5);[.AQ40]*POWER([.$F40]+70*[.$G40];0.5)))" table:style-name="ce32">
            <text:p>0.1</text:p>
          </table:table-cell>
          <table:table-cell office:value-type="float" office:value="0.18559214542766739" table:formula="of:=IF([.AR40]=&quot;&quot;;&quot;&quot;;IF(LEFT([.AR40];1)=&quot;S&quot;;0.1/NUMBERVALUE(RIGHT([.AR40];1))*POWER([.$F40]+70*[.$G40];0.5);[.AR40]*POWER([.$F40]+70*[.$G40];0.5)))" table:style-name="ce43">
            <text:p>0.2</text:p>
          </table:table-cell>
          <table:table-cell office:value-type="string" office:string-value="" table:formula="of:=IF([.AS40]=&quot;&quot;;&quot;&quot;;IF(LEFT([.AS40];1)=&quot;S&quot;;0.1/NUMBERVALUE(RIGHT([.AS40];1))*POWER([.$F40]+70*[.$G40];0.5);[.AS40]*POWER([.$F40]+70*[.$G40];0.5)))" table:style-name="ce43"/>
          <table:table-cell office:value-type="float" office:value="0.55677643628300222" table:formula="of:=IF([.AT40]=&quot;&quot;;&quot;&quot;;IF(LEFT([.AT40];1)=&quot;S&quot;;0.1/NUMBERVALUE(RIGHT([.AT40];1))*POWER([.$F40]+70*[.$G40];0.5);[.AT40]*POWER([.$F40]+70*[.$G40];0.5)))" table:style-name="ce44">
            <text:p>0.6</text:p>
          </table:table-cell>
          <table:table-cell office:value-type="string" office:string-value="" table:formula="of:=IF([.AU40]=&quot;&quot;;&quot;&quot;;IF(LEFT([.AU40];1)=&quot;S&quot;;0.1/NUMBERVALUE(RIGHT([.AU40];1))*POWER([.$F40]+70*[.$G40];0.5);[.AU40]*POWER([.$F40]+70*[.$G40];0.5)))" table:style-name="ce32"/>
          <table:table-cell office:value-type="float" office:value="1.6703293088490063" table:formula="of:=IF([.AV40]=&quot;&quot;;&quot;&quot;;IF(LEFT([.AV40];1)=&quot;S&quot;;0.1/NUMBERVALUE(RIGHT([.AV40];1))*POWER([.$F40]+70*[.$G40];0.5);[.AV40]*POWER([.$F40]+70*[.$G40];0.5)))" table:style-name="ce43">
            <text:p>1.7</text:p>
          </table:table-cell>
          <table:table-cell office:value-type="float" office:value="0.27838821814150111" table:formula="of:=IF([.AW40]=&quot;&quot;;&quot;&quot;;IF(LEFT([.AW40];1)=&quot;S&quot;;0.1/NUMBERVALUE(RIGHT([.AW40];1))*POWER([.$F40]+70*[.$G40];0.5);[.AW40]*POWER([.$F40]+70*[.$G40];0.5)))" table:style-name="ce44">
            <text:p>0.3</text:p>
          </table:table-cell>
          <table:table-cell office:value-type="string" office:string-value="" table:formula="of:=IF([.AX40]=&quot;&quot;;&quot;&quot;;IF(LEFT([.AX40];1)=&quot;S&quot;;0.1/NUMBERVALUE(RIGHT([.AX40];1))*POWER([.$F40]+70*[.$G40];0.5);[.AX40]*POWER([.$F40]+70*[.$G40];0.5)))" table:style-name="ce32"/>
          <table:table-cell office:value-type="string" office:string-value="" table:formula="of:=IF([.AY40]=&quot;&quot;;&quot;&quot;;IF(LEFT([.AY40];1)=&quot;S&quot;;0.1/NUMBERVALUE(RIGHT([.AY40];1))*POWER([.$F40]+70*[.$G40];0.5);[.AY40]*POWER([.$F40]+70*[.$G40];0.5)))" table:style-name="ce43"/>
          <table:table-cell office:value-type="string" office:string-value="" table:formula="of:=IF([.AZ40]=&quot;&quot;;&quot;&quot;;IF(LEFT([.AZ40];1)=&quot;S&quot;;0.1/NUMBERVALUE(RIGHT([.AZ40];1))*POWER([.$F40]+70*[.$G40];0.5);[.AZ40]*POWER([.$F40]+70*[.$G40];0.5)))" table:style-name="ce44"/>
          <table:table-cell table:number-columns-repeated="16312"/>
        </table:table-row>
        <table:table-row table:style-name="ro1">
          <table:table-cell office:value-type="float" office:value="25" table:style-name="ce14">
            <text:p>25</text:p>
          </table:table-cell>
          <table:table-cell office:value-type="string" table:style-name="ce14">
            <text:p>Dumbbell bench press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Chest / Shoulders</text:p>
          </table:table-cell>
          <table:table-cell office:value-type="float" office:value="7" table:style-name="ce15">
            <text:p>7</text:p>
          </table:table-cell>
          <table:table-cell office:value-type="float" office:value="35" table:style-name="ce14">
            <text:p>35</text:p>
          </table:table-cell>
          <table:table-cell table:style-name="ce14"/>
          <table:table-cell office:value-type="float" office:value="1" table:style-name="ce1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5">
            <text:p>3</text:p>
          </table:table-cell>
          <table:table-cell table:style-name="ce14"/>
          <table:table-cell office:value-type="float" office:value="2.1679261354826433" table:formula="of:=SUM([.M41:.AF41])" table:style-name="ce17">
            <text:p>2.2</text:p>
          </table:table-cell>
          <table:table-cell office:value-type="string" office:string-value="" table:formula="of:=IFERROR([.BA41]/MAX([.BA:.BA]);&quot;&quot;)" table:style-name="ce32"/>
          <table:table-cell office:value-type="string" office:string-value="" table:formula="of:=IFERROR([.BB41]/MAX([.BB:.BB]);&quot;&quot;)" table:style-name="ce43"/>
          <table:table-cell office:value-type="float" office:value="3.0516345444586188E-2" table:formula="of:=IFERROR([.BC41]/MAX([.BC:.BC]);&quot;&quot;)" table:style-name="ce43">
            <text:p>0.0</text:p>
          </table:table-cell>
          <table:table-cell office:value-type="string" office:string-value="" table:formula="of:=IFERROR([.BD41]/MAX([.BD:.BD]);&quot;&quot;)" table:style-name="ce43"/>
          <table:table-cell office:value-type="string" office:string-value="" table:formula="of:=IFERROR([.BE41]/MAX([.BE:.BE]);&quot;&quot;)" table:style-name="ce43"/>
          <table:table-cell office:value-type="string" office:string-value="" table:formula="of:=IFERROR([.BF41]/MAX([.BF:.BF]);&quot;&quot;)" table:style-name="ce44"/>
          <table:table-cell office:value-type="float" office:value="0.82041265414236708" table:formula="of:=IFERROR([.BG41]/MAX([.BG:.BG]);&quot;&quot;)" table:style-name="ce32">
            <text:p>0.8</text:p>
          </table:table-cell>
          <table:table-cell office:value-type="float" office:value="0.41833001326703773" table:formula="of:=IFERROR([.BH41]/MAX([.BH:.BH]);&quot;&quot;)" table:style-name="ce43">
            <text:p>0.4</text:p>
          </table:table-cell>
          <table:table-cell office:value-type="string" office:string-value="" table:formula="of:=IFERROR([.BI41]/MAX([.BI:.BI]);&quot;&quot;)" table:style-name="ce43"/>
          <table:table-cell office:value-type="string" office:string-value="" table:formula="of:=IFERROR([.BJ41]/MAX([.BJ:.BJ]);&quot;&quot;)" table:style-name="ce44"/>
          <table:table-cell office:value-type="float" office:value="5.5227791305300936E-2" table:formula="of:=IFERROR([.BK41]/MAX([.BK:.BK]);&quot;&quot;)" table:style-name="ce32">
            <text:p>0.1</text:p>
          </table:table-cell>
          <table:table-cell office:value-type="float" office:value="0.10625592962581035" table:formula="of:=IFERROR([.BL41]/MAX([.BL:.BL]);&quot;&quot;)" table:style-name="ce43">
            <text:p>0.1</text:p>
          </table:table-cell>
          <table:table-cell office:value-type="string" office:string-value="" table:formula="of:=IFERROR([.BM41]/MAX([.BM:.BM]);&quot;&quot;)" table:style-name="ce43"/>
          <table:table-cell office:value-type="float" office:value="0.2282177322938192" table:formula="of:=IFERROR([.BN41]/MAX([.BN:.BN]);&quot;&quot;)" table:style-name="ce44">
            <text:p>0.2</text:p>
          </table:table-cell>
          <table:table-cell office:value-type="string" office:string-value="" table:formula="of:=IFERROR([.BO41]/MAX([.BO:.BO]);&quot;&quot;)" table:style-name="ce32"/>
          <table:table-cell office:value-type="float" office:value="0.50896566940372201" table:formula="of:=IFERROR([.BP41]/MAX([.BP:.BP]);&quot;&quot;)" table:style-name="ce43">
            <text:p>0.5</text:p>
          </table:table-cell>
          <table:table-cell office:value-type="string" office:string-value="" table:formula="of:=IFERROR([.BQ41]/MAX([.BQ:.BQ]);&quot;&quot;)" table:style-name="ce44"/>
          <table:table-cell office:value-type="string" office:string-value="" table:formula="of:=IFERROR([.BR41]/MAX([.BR:.BR]);&quot;&quot;)" table:style-name="ce32"/>
          <table:table-cell office:value-type="string" office:string-value="" table:formula="of:=IFERROR([.BS41]/MAX([.BS:.BS]);&quot;&quot;)" table:style-name="ce43"/>
          <table:table-cell office:value-type="string" office:string-value="" table:formula="of:=IFERROR([.BT41]/MAX([.BT:.BT]);&quot;&quot;)" table:style-name="ce44"/>
          <table:table-cell table:style-name="ce33"/>
          <table:table-cell table:style-name="ce45"/>
          <table:table-cell office:value-type="string" table:style-name="ce45">
            <text:p>S4</text:p>
          </table:table-cell>
          <table:table-cell table:style-name="ce45"/>
          <table:table-cell table:style-name="ce45"/>
          <table:table-cell table:style-name="ce46"/>
          <table:table-cell office:value-type="float" office:value="0.5" table:style-name="ce33">
            <text:p>0.5</text:p>
          </table:table-cell>
          <table:table-cell office:value-type="float" office:value="0.2" table:style-name="ce45">
            <text:p>0.2</text:p>
          </table:table-cell>
          <table:table-cell table:style-name="ce45"/>
          <table:table-cell table:style-name="ce46"/>
          <table:table-cell office:value-type="string" table:style-name="ce33">
            <text:p>S3</text:p>
          </table:table-cell>
          <table:table-cell office:value-type="string" table:style-name="ce45">
            <text:p>S2</text:p>
          </table:table-cell>
          <table:table-cell table:style-name="ce45"/>
          <table:table-cell office:value-type="string" table:style-name="ce46">
            <text:p>S1</text:p>
          </table:table-cell>
          <table:table-cell table:style-name="ce33"/>
          <table:table-cell office:value-type="float" office:value="0.3" table:style-name="ce45">
            <text:p>0.3</text:p>
          </table:table-cell>
          <table:table-cell table:style-name="ce46"/>
          <table:table-cell table:style-name="ce33"/>
          <table:table-cell table:style-name="ce45"/>
          <table:table-cell table:style-name="ce46"/>
          <table:table-cell office:value-type="string" office:string-value="" table:formula="of:=IF([.AG41]=&quot;&quot;;&quot;&quot;;IF(LEFT([.AG41];1)=&quot;S&quot;;0.1/NUMBERVALUE(RIGHT([.AG41];1))*POWER([.$F41]+70*[.$G41];0.5);[.AG41]*POWER([.$F41]+70*[.$G41];0.5)))" table:style-name="ce32"/>
          <table:table-cell office:value-type="string" office:string-value="" table:formula="of:=IF([.AH41]=&quot;&quot;;&quot;&quot;;IF(LEFT([.AH41];1)=&quot;S&quot;;0.1/NUMBERVALUE(RIGHT([.AH41];1))*POWER([.$F41]+70*[.$G41];0.5);[.AH41]*POWER([.$F41]+70*[.$G41];0.5)))" table:style-name="ce43"/>
          <table:table-cell office:value-type="float" office:value="0.1479019945774904" table:formula="of:=IF([.AI41]=&quot;&quot;;&quot;&quot;;IF(LEFT([.AI41];1)=&quot;S&quot;;0.1/NUMBERVALUE(RIGHT([.AI41];1))*POWER([.$F41]+70*[.$G41];0.5);[.AI41]*POWER([.$F41]+70*[.$G41];0.5)))" table:style-name="ce43">
            <text:p>0.1</text:p>
          </table:table-cell>
          <table:table-cell office:value-type="string" office:string-value="" table:formula="of:=IF([.AJ41]=&quot;&quot;;&quot;&quot;;IF(LEFT([.AJ41];1)=&quot;S&quot;;0.1/NUMBERVALUE(RIGHT([.AJ41];1))*POWER([.$F41]+70*[.$G41];0.5);[.AJ41]*POWER([.$F41]+70*[.$G41];0.5)))" table:style-name="ce43"/>
          <table:table-cell office:value-type="string" office:string-value="" table:formula="of:=IF([.AK41]=&quot;&quot;;&quot;&quot;;IF(LEFT([.AK41];1)=&quot;S&quot;;0.1/NUMBERVALUE(RIGHT([.AK41];1))*POWER([.$F41]+70*[.$G41];0.5);[.AK41]*POWER([.$F41]+70*[.$G41];0.5)))" table:style-name="ce43"/>
          <table:table-cell office:value-type="string" office:string-value="" table:formula="of:=IF([.AL41]=&quot;&quot;;&quot;&quot;;IF(LEFT([.AL41];1)=&quot;S&quot;;0.1/NUMBERVALUE(RIGHT([.AL41];1))*POWER([.$F41]+70*[.$G41];0.5);[.AL41]*POWER([.$F41]+70*[.$G41];0.5)))" table:style-name="ce44"/>
          <table:table-cell office:value-type="float" office:value="2.9580398915498081" table:formula="of:=IF([.AM41]=&quot;&quot;;&quot;&quot;;IF(LEFT([.AM41];1)=&quot;S&quot;;0.1/NUMBERVALUE(RIGHT([.AM41];1))*POWER([.$F41]+70*[.$G41];0.5);[.AM41]*POWER([.$F41]+70*[.$G41];0.5)))" table:style-name="ce32">
            <text:p>3.0</text:p>
          </table:table-cell>
          <table:table-cell office:value-type="float" office:value="1.1832159566199232" table:formula="of:=IF([.AN41]=&quot;&quot;;&quot;&quot;;IF(LEFT([.AN41];1)=&quot;S&quot;;0.1/NUMBERVALUE(RIGHT([.AN41];1))*POWER([.$F41]+70*[.$G41];0.5);[.AN41]*POWER([.$F41]+70*[.$G41];0.5)))" table:style-name="ce43">
            <text:p>1.2</text:p>
          </table:table-cell>
          <table:table-cell office:value-type="string" office:string-value="" table:formula="of:=IF([.AO41]=&quot;&quot;;&quot;&quot;;IF(LEFT([.AO41];1)=&quot;S&quot;;0.1/NUMBERVALUE(RIGHT([.AO41];1))*POWER([.$F41]+70*[.$G41];0.5);[.AO41]*POWER([.$F41]+70*[.$G41];0.5)))" table:style-name="ce43"/>
          <table:table-cell office:value-type="string" office:string-value="" table:formula="of:=IF([.AP41]=&quot;&quot;;&quot;&quot;;IF(LEFT([.AP41];1)=&quot;S&quot;;0.1/NUMBERVALUE(RIGHT([.AP41];1))*POWER([.$F41]+70*[.$G41];0.5);[.AP41]*POWER([.$F41]+70*[.$G41];0.5)))" table:style-name="ce44"/>
          <table:table-cell office:value-type="float" office:value="0.19720265943665388" table:formula="of:=IF([.AQ41]=&quot;&quot;;&quot;&quot;;IF(LEFT([.AQ41];1)=&quot;S&quot;;0.1/NUMBERVALUE(RIGHT([.AQ41];1))*POWER([.$F41]+70*[.$G41];0.5);[.AQ41]*POWER([.$F41]+70*[.$G41];0.5)))" table:style-name="ce32">
            <text:p>0.2</text:p>
          </table:table-cell>
          <table:table-cell office:value-type="float" office:value="0.2958039891549808" table:formula="of:=IF([.AR41]=&quot;&quot;;&quot;&quot;;IF(LEFT([.AR41];1)=&quot;S&quot;;0.1/NUMBERVALUE(RIGHT([.AR41];1))*POWER([.$F41]+70*[.$G41];0.5);[.AR41]*POWER([.$F41]+70*[.$G41];0.5)))" table:style-name="ce43">
            <text:p>0.3</text:p>
          </table:table-cell>
          <table:table-cell office:value-type="string" office:string-value="" table:formula="of:=IF([.AS41]=&quot;&quot;;&quot;&quot;;IF(LEFT([.AS41];1)=&quot;S&quot;;0.1/NUMBERVALUE(RIGHT([.AS41];1))*POWER([.$F41]+70*[.$G41];0.5);[.AS41]*POWER([.$F41]+70*[.$G41];0.5)))" table:style-name="ce43"/>
          <table:table-cell office:value-type="float" office:value="0.59160797830996159" table:formula="of:=IF([.AT41]=&quot;&quot;;&quot;&quot;;IF(LEFT([.AT41];1)=&quot;S&quot;;0.1/NUMBERVALUE(RIGHT([.AT41];1))*POWER([.$F41]+70*[.$G41];0.5);[.AT41]*POWER([.$F41]+70*[.$G41];0.5)))" table:style-name="ce44">
            <text:p>0.6</text:p>
          </table:table-cell>
          <table:table-cell office:value-type="string" office:string-value="" table:formula="of:=IF([.AU41]=&quot;&quot;;&quot;&quot;;IF(LEFT([.AU41];1)=&quot;S&quot;;0.1/NUMBERVALUE(RIGHT([.AU41];1))*POWER([.$F41]+70*[.$G41];0.5);[.AU41]*POWER([.$F41]+70*[.$G41];0.5)))" table:style-name="ce32"/>
          <table:table-cell office:value-type="float" office:value="1.7748239349298849" table:formula="of:=IF([.AV41]=&quot;&quot;;&quot;&quot;;IF(LEFT([.AV41];1)=&quot;S&quot;;0.1/NUMBERVALUE(RIGHT([.AV41];1))*POWER([.$F41]+70*[.$G41];0.5);[.AV41]*POWER([.$F41]+70*[.$G41];0.5)))" table:style-name="ce43">
            <text:p>1.8</text:p>
          </table:table-cell>
          <table:table-cell office:value-type="string" office:string-value="" table:formula="of:=IF([.AW41]=&quot;&quot;;&quot;&quot;;IF(LEFT([.AW41];1)=&quot;S&quot;;0.1/NUMBERVALUE(RIGHT([.AW41];1))*POWER([.$F41]+70*[.$G41];0.5);[.AW41]*POWER([.$F41]+70*[.$G41];0.5)))" table:style-name="ce44"/>
          <table:table-cell office:value-type="string" office:string-value="" table:formula="of:=IF([.AX41]=&quot;&quot;;&quot;&quot;;IF(LEFT([.AX41];1)=&quot;S&quot;;0.1/NUMBERVALUE(RIGHT([.AX41];1))*POWER([.$F41]+70*[.$G41];0.5);[.AX41]*POWER([.$F41]+70*[.$G41];0.5)))" table:style-name="ce32"/>
          <table:table-cell office:value-type="string" office:string-value="" table:formula="of:=IF([.AY41]=&quot;&quot;;&quot;&quot;;IF(LEFT([.AY41];1)=&quot;S&quot;;0.1/NUMBERVALUE(RIGHT([.AY41];1))*POWER([.$F41]+70*[.$G41];0.5);[.AY41]*POWER([.$F41]+70*[.$G41];0.5)))" table:style-name="ce43"/>
          <table:table-cell office:value-type="string" office:string-value="" table:formula="of:=IF([.AZ41]=&quot;&quot;;&quot;&quot;;IF(LEFT([.AZ41];1)=&quot;S&quot;;0.1/NUMBERVALUE(RIGHT([.AZ41];1))*POWER([.$F41]+70*[.$G41];0.5);[.AZ41]*POWER([.$F41]+70*[.$G41];0.5)))" table:style-name="ce44"/>
          <table:table-cell table:number-columns-repeated="16312"/>
        </table:table-row>
        <table:table-row table:style-name="ro1">
          <table:table-cell office:value-type="float" office:value="53" table:style-name="ce14">
            <text:p>53</text:p>
          </table:table-cell>
          <table:table-cell office:value-type="string" table:style-name="ce14">
            <text:p>Dumbbell shoulder press (side)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Chest / Shoulders</text:p>
          </table:table-cell>
          <table:table-cell office:value-type="float" office:value="7" table:style-name="ce15">
            <text:p>7</text:p>
          </table:table-cell>
          <table:table-cell office:value-type="float" office:value="25" table:style-name="ce14">
            <text:p>25</text:p>
          </table:table-cell>
          <table:table-cell table:style-name="ce14"/>
          <table:table-cell office:value-type="float" office:value="1" table:style-name="ce1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5">
            <text:p>3</text:p>
          </table:table-cell>
          <table:table-cell table:style-name="ce14"/>
          <table:table-cell office:value-type="float" office:value="2.0882779838631755" table:formula="of:=SUM([.M42:.AF42])" table:style-name="ce17">
            <text:p>2.1</text:p>
          </table:table-cell>
          <table:table-cell office:value-type="string" office:string-value="" table:formula="of:=IFERROR([.BA42]/MAX([.BA:.BA]);&quot;&quot;)" table:style-name="ce32"/>
          <table:table-cell office:value-type="string" office:string-value="" table:formula="of:=IFERROR([.BB42]/MAX([.BB:.BB]);&quot;&quot;)" table:style-name="ce43"/>
          <table:table-cell office:value-type="string" office:string-value="" table:formula="of:=IFERROR([.BC42]/MAX([.BC:.BC]);&quot;&quot;)" table:style-name="ce43"/>
          <table:table-cell office:value-type="string" office:string-value="" table:formula="of:=IFERROR([.BD42]/MAX([.BD:.BD]);&quot;&quot;)" table:style-name="ce43"/>
          <table:table-cell office:value-type="string" office:string-value="" table:formula="of:=IFERROR([.BE42]/MAX([.BE:.BE]);&quot;&quot;)" table:style-name="ce43"/>
          <table:table-cell office:value-type="string" office:string-value="" table:formula="of:=IFERROR([.BF42]/MAX([.BF:.BF]);&quot;&quot;)" table:style-name="ce44"/>
          <table:table-cell office:value-type="float" office:value="6.9337524528153643E-2" table:formula="of:=IFERROR([.BG42]/MAX([.BG:.BG]);&quot;&quot;)" table:style-name="ce32">
            <text:p>0.1</text:p>
          </table:table-cell>
          <table:table-cell office:value-type="float" office:value="0.5303300858899106" table:formula="of:=IFERROR([.BH42]/MAX([.BH:.BH]);&quot;&quot;)" table:style-name="ce43">
            <text:p>0.5</text:p>
          </table:table-cell>
          <table:table-cell office:value-type="float" office:value="0.61871843353822908" table:formula="of:=IFERROR([.BI42]/MAX([.BI:.BI]);&quot;&quot;)" table:style-name="ce43">
            <text:p>0.6</text:p>
          </table:table-cell>
          <table:table-cell office:value-type="string" office:string-value="" table:formula="of:=IFERROR([.BJ42]/MAX([.BJ:.BJ]);&quot;&quot;)" table:style-name="ce44"/>
          <table:table-cell office:value-type="string" office:string-value="" table:formula="of:=IFERROR([.BK42]/MAX([.BK:.BK]);&quot;&quot;)" table:style-name="ce32"/>
          <table:table-cell office:value-type="float" office:value="0.17960530202677491" table:formula="of:=IFERROR([.BL42]/MAX([.BL:.BL]);&quot;&quot;)" table:style-name="ce43">
            <text:p>0.2</text:p>
          </table:table-cell>
          <table:table-cell office:value-type="string" office:string-value="" table:formula="of:=IFERROR([.BM42]/MAX([.BM:.BM]);&quot;&quot;)" table:style-name="ce43"/>
          <table:table-cell office:value-type="float" office:value="6.4293062484204952E-2" table:formula="of:=IFERROR([.BN42]/MAX([.BN:.BN]);&quot;&quot;)" table:style-name="ce44">
            <text:p>0.1</text:p>
          </table:table-cell>
          <table:table-cell office:value-type="string" office:string-value="" table:formula="of:=IFERROR([.BO42]/MAX([.BO:.BO]);&quot;&quot;)" table:style-name="ce32"/>
          <table:table-cell office:value-type="float" office:value="0.28676966733820214" table:formula="of:=IFERROR([.BP42]/MAX([.BP:.BP]);&quot;&quot;)" table:style-name="ce43">
            <text:p>0.3</text:p>
          </table:table-cell>
          <table:table-cell office:value-type="float" office:value="5.5901699437494741E-2" table:formula="of:=IFERROR([.BQ42]/MAX([.BQ:.BQ]);&quot;&quot;)" table:style-name="ce44">
            <text:p>0.1</text:p>
          </table:table-cell>
          <table:table-cell office:value-type="float" office:value="7.5809804357890337E-2" table:formula="of:=IFERROR([.BR42]/MAX([.BR:.BR]);&quot;&quot;)" table:style-name="ce32">
            <text:p>0.1</text:p>
          </table:table-cell>
          <table:table-cell office:value-type="float" office:value="6.3174836964908623E-2" table:formula="of:=IFERROR([.BS42]/MAX([.BS:.BS]);&quot;&quot;)" table:style-name="ce43">
            <text:p>0.1</text:p>
          </table:table-cell>
          <table:table-cell office:value-type="float" office:value="0.14433756729740646" table:formula="of:=IFERROR([.BT42]/MAX([.BT:.BT]);&quot;&quot;)" table:style-name="ce44">
            <text:p>0.1</text:p>
          </table:table-cell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office:value-type="float" office:value="0.05" table:style-name="ce33">
            <text:p>0.05</text:p>
          </table:table-cell>
          <table:table-cell office:value-type="float" office:value="0.3" table:style-name="ce45">
            <text:p>0.3</text:p>
          </table:table-cell>
          <table:table-cell office:value-type="float" office:value="0.35" table:style-name="ce45">
            <text:p>0.35</text:p>
          </table:table-cell>
          <table:table-cell table:style-name="ce46"/>
          <table:table-cell table:style-name="ce33"/>
          <table:table-cell office:value-type="float" office:value="0.1" table:style-name="ce45">
            <text:p>0.1</text:p>
          </table:table-cell>
          <table:table-cell table:style-name="ce45"/>
          <table:table-cell office:value-type="string" table:style-name="ce46">
            <text:p>S3</text:p>
          </table:table-cell>
          <table:table-cell table:style-name="ce33"/>
          <table:table-cell office:value-type="float" office:value="0.2" table:style-name="ce45">
            <text:p>0.2</text:p>
          </table:table-cell>
          <table:table-cell office:value-type="string" table:style-name="ce46">
            <text:p>S5</text:p>
          </table:table-cell>
          <table:table-cell office:value-type="string" table:style-name="ce33">
            <text:p>S2</text:p>
          </table:table-cell>
          <table:table-cell office:value-type="string" table:style-name="ce45">
            <text:p>S4</text:p>
          </table:table-cell>
          <table:table-cell office:value-type="string" table:style-name="ce46">
            <text:p>S1</text:p>
          </table:table-cell>
          <table:table-cell office:value-type="string" office:string-value="" table:formula="of:=IF([.AG42]=&quot;&quot;;&quot;&quot;;IF(LEFT([.AG42];1)=&quot;S&quot;;0.1/NUMBERVALUE(RIGHT([.AG42];1))*POWER([.$F42]+70*[.$G42];0.5);[.AG42]*POWER([.$F42]+70*[.$G42];0.5)))" table:style-name="ce32"/>
          <table:table-cell office:value-type="string" office:string-value="" table:formula="of:=IF([.AH42]=&quot;&quot;;&quot;&quot;;IF(LEFT([.AH42];1)=&quot;S&quot;;0.1/NUMBERVALUE(RIGHT([.AH42];1))*POWER([.$F42]+70*[.$G42];0.5);[.AH42]*POWER([.$F42]+70*[.$G42];0.5)))" table:style-name="ce43"/>
          <table:table-cell office:value-type="string" office:string-value="" table:formula="of:=IF([.AI42]=&quot;&quot;;&quot;&quot;;IF(LEFT([.AI42];1)=&quot;S&quot;;0.1/NUMBERVALUE(RIGHT([.AI42];1))*POWER([.$F42]+70*[.$G42];0.5);[.AI42]*POWER([.$F42]+70*[.$G42];0.5)))" table:style-name="ce43"/>
          <table:table-cell office:value-type="string" office:string-value="" table:formula="of:=IF([.AJ42]=&quot;&quot;;&quot;&quot;;IF(LEFT([.AJ42];1)=&quot;S&quot;;0.1/NUMBERVALUE(RIGHT([.AJ42];1))*POWER([.$F42]+70*[.$G42];0.5);[.AJ42]*POWER([.$F42]+70*[.$G42];0.5)))" table:style-name="ce43"/>
          <table:table-cell office:value-type="string" office:string-value="" table:formula="of:=IF([.AK42]=&quot;&quot;;&quot;&quot;;IF(LEFT([.AK42];1)=&quot;S&quot;;0.1/NUMBERVALUE(RIGHT([.AK42];1))*POWER([.$F42]+70*[.$G42];0.5);[.AK42]*POWER([.$F42]+70*[.$G42];0.5)))" table:style-name="ce43"/>
          <table:table-cell office:value-type="string" office:string-value="" table:formula="of:=IF([.AL42]=&quot;&quot;;&quot;&quot;;IF(LEFT([.AL42];1)=&quot;S&quot;;0.1/NUMBERVALUE(RIGHT([.AL42];1))*POWER([.$F42]+70*[.$G42];0.5);[.AL42]*POWER([.$F42]+70*[.$G42];0.5)))" table:style-name="ce44"/>
          <table:table-cell office:value-type="float" office:value="0.25" table:formula="of:=IF([.AM42]=&quot;&quot;;&quot;&quot;;IF(LEFT([.AM42];1)=&quot;S&quot;;0.1/NUMBERVALUE(RIGHT([.AM42];1))*POWER([.$F42]+70*[.$G42];0.5);[.AM42]*POWER([.$F42]+70*[.$G42];0.5)))" table:style-name="ce32">
            <text:p>0.3</text:p>
          </table:table-cell>
          <table:table-cell office:value-type="float" office:value="1.5" table:formula="of:=IF([.AN42]=&quot;&quot;;&quot;&quot;;IF(LEFT([.AN42];1)=&quot;S&quot;;0.1/NUMBERVALUE(RIGHT([.AN42];1))*POWER([.$F42]+70*[.$G42];0.5);[.AN42]*POWER([.$F42]+70*[.$G42];0.5)))" table:style-name="ce43">
            <text:p>1.5</text:p>
          </table:table-cell>
          <table:table-cell office:value-type="float" office:value="1.75" table:formula="of:=IF([.AO42]=&quot;&quot;;&quot;&quot;;IF(LEFT([.AO42];1)=&quot;S&quot;;0.1/NUMBERVALUE(RIGHT([.AO42];1))*POWER([.$F42]+70*[.$G42];0.5);[.AO42]*POWER([.$F42]+70*[.$G42];0.5)))" table:style-name="ce43">
            <text:p>1.8</text:p>
          </table:table-cell>
          <table:table-cell office:value-type="string" office:string-value="" table:formula="of:=IF([.AP42]=&quot;&quot;;&quot;&quot;;IF(LEFT([.AP42];1)=&quot;S&quot;;0.1/NUMBERVALUE(RIGHT([.AP42];1))*POWER([.$F42]+70*[.$G42];0.5);[.AP42]*POWER([.$F42]+70*[.$G42];0.5)))" table:style-name="ce44"/>
          <table:table-cell office:value-type="string" office:string-value="" table:formula="of:=IF([.AQ42]=&quot;&quot;;&quot;&quot;;IF(LEFT([.AQ42];1)=&quot;S&quot;;0.1/NUMBERVALUE(RIGHT([.AQ42];1))*POWER([.$F42]+70*[.$G42];0.5);[.AQ42]*POWER([.$F42]+70*[.$G42];0.5)))" table:style-name="ce32"/>
          <table:table-cell office:value-type="float" office:value="0.5" table:formula="of:=IF([.AR42]=&quot;&quot;;&quot;&quot;;IF(LEFT([.AR42];1)=&quot;S&quot;;0.1/NUMBERVALUE(RIGHT([.AR42];1))*POWER([.$F42]+70*[.$G42];0.5);[.AR42]*POWER([.$F42]+70*[.$G42];0.5)))" table:style-name="ce43">
            <text:p>0.5</text:p>
          </table:table-cell>
          <table:table-cell office:value-type="string" office:string-value="" table:formula="of:=IF([.AS42]=&quot;&quot;;&quot;&quot;;IF(LEFT([.AS42];1)=&quot;S&quot;;0.1/NUMBERVALUE(RIGHT([.AS42];1))*POWER([.$F42]+70*[.$G42];0.5);[.AS42]*POWER([.$F42]+70*[.$G42];0.5)))" table:style-name="ce43"/>
          <table:table-cell office:value-type="float" office:value="0.16666666666666666" table:formula="of:=IF([.AT42]=&quot;&quot;;&quot;&quot;;IF(LEFT([.AT42];1)=&quot;S&quot;;0.1/NUMBERVALUE(RIGHT([.AT42];1))*POWER([.$F42]+70*[.$G42];0.5);[.AT42]*POWER([.$F42]+70*[.$G42];0.5)))" table:style-name="ce44">
            <text:p>0.2</text:p>
          </table:table-cell>
          <table:table-cell office:value-type="string" office:string-value="" table:formula="of:=IF([.AU42]=&quot;&quot;;&quot;&quot;;IF(LEFT([.AU42];1)=&quot;S&quot;;0.1/NUMBERVALUE(RIGHT([.AU42];1))*POWER([.$F42]+70*[.$G42];0.5);[.AU42]*POWER([.$F42]+70*[.$G42];0.5)))" table:style-name="ce32"/>
          <table:table-cell office:value-type="float" office:value="1" table:formula="of:=IF([.AV42]=&quot;&quot;;&quot;&quot;;IF(LEFT([.AV42];1)=&quot;S&quot;;0.1/NUMBERVALUE(RIGHT([.AV42];1))*POWER([.$F42]+70*[.$G42];0.5);[.AV42]*POWER([.$F42]+70*[.$G42];0.5)))" table:style-name="ce43">
            <text:p>1.0</text:p>
          </table:table-cell>
          <table:table-cell office:value-type="float" office:value="0.1" table:formula="of:=IF([.AW42]=&quot;&quot;;&quot;&quot;;IF(LEFT([.AW42];1)=&quot;S&quot;;0.1/NUMBERVALUE(RIGHT([.AW42];1))*POWER([.$F42]+70*[.$G42];0.5);[.AW42]*POWER([.$F42]+70*[.$G42];0.5)))" table:style-name="ce44">
            <text:p>0.1</text:p>
          </table:table-cell>
          <table:table-cell office:value-type="float" office:value="0.25" table:formula="of:=IF([.AX42]=&quot;&quot;;&quot;&quot;;IF(LEFT([.AX42];1)=&quot;S&quot;;0.1/NUMBERVALUE(RIGHT([.AX42];1))*POWER([.$F42]+70*[.$G42];0.5);[.AX42]*POWER([.$F42]+70*[.$G42];0.5)))" table:style-name="ce32">
            <text:p>0.3</text:p>
          </table:table-cell>
          <table:table-cell office:value-type="float" office:value="0.125" table:formula="of:=IF([.AY42]=&quot;&quot;;&quot;&quot;;IF(LEFT([.AY42];1)=&quot;S&quot;;0.1/NUMBERVALUE(RIGHT([.AY42];1))*POWER([.$F42]+70*[.$G42];0.5);[.AY42]*POWER([.$F42]+70*[.$G42];0.5)))" table:style-name="ce43">
            <text:p>0.1</text:p>
          </table:table-cell>
          <table:table-cell office:value-type="float" office:value="0.5" table:formula="of:=IF([.AZ42]=&quot;&quot;;&quot;&quot;;IF(LEFT([.AZ42];1)=&quot;S&quot;;0.1/NUMBERVALUE(RIGHT([.AZ42];1))*POWER([.$F42]+70*[.$G42];0.5);[.AZ42]*POWER([.$F42]+70*[.$G42];0.5)))" table:style-name="ce44">
            <text:p>0.5</text:p>
          </table:table-cell>
          <table:table-cell table:number-columns-repeated="16312"/>
        </table:table-row>
        <table:table-row table:style-name="ro1">
          <table:table-cell office:value-type="float" office:value="26" table:style-name="ce14">
            <text:p>26</text:p>
          </table:table-cell>
          <table:table-cell office:value-type="string" table:style-name="ce14">
            <text:p>Dumbbell incline bench press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hest / Shoulders</text:p>
          </table:table-cell>
          <table:table-cell office:value-type="float" office:value="7" table:style-name="ce15">
            <text:p>7</text:p>
          </table:table-cell>
          <table:table-cell office:value-type="float" office:value="30" table:style-name="ce14">
            <text:p>30</text:p>
          </table:table-cell>
          <table:table-cell table:style-name="ce14"/>
          <table:table-cell office:value-type="float" office:value="1" table:style-name="ce1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5">
            <text:p>3</text:p>
          </table:table-cell>
          <table:table-cell table:style-name="ce14"/>
          <table:table-cell office:value-type="float" office:value="2.0279787221759733" table:formula="of:=SUM([.M43:.AF43])" table:style-name="ce17">
            <text:p>2.0</text:p>
          </table:table-cell>
          <table:table-cell office:value-type="string" office:string-value="" table:formula="of:=IFERROR([.BA43]/MAX([.BA:.BA]);&quot;&quot;)" table:style-name="ce32"/>
          <table:table-cell office:value-type="string" office:string-value="" table:formula="of:=IFERROR([.BB43]/MAX([.BB:.BB]);&quot;&quot;)" table:style-name="ce43"/>
          <table:table-cell office:value-type="float" office:value="2.8252645984200436E-2" table:formula="of:=IFERROR([.BC43]/MAX([.BC:.BC]);&quot;&quot;)" table:style-name="ce43">
            <text:p>0.0</text:p>
          </table:table-cell>
          <table:table-cell office:value-type="string" office:string-value="" table:formula="of:=IFERROR([.BD43]/MAX([.BD:.BD]);&quot;&quot;)" table:style-name="ce43"/>
          <table:table-cell office:value-type="string" office:string-value="" table:formula="of:=IFERROR([.BE43]/MAX([.BE:.BE]);&quot;&quot;)" table:style-name="ce43"/>
          <table:table-cell office:value-type="string" office:string-value="" table:formula="of:=IFERROR([.BF43]/MAX([.BF:.BF]);&quot;&quot;)" table:style-name="ce44"/>
          <table:table-cell office:value-type="float" office:value="0.68359907278147503" table:formula="of:=IFERROR([.BG43]/MAX([.BG:.BG]);&quot;&quot;)" table:style-name="ce32">
            <text:p>0.7</text:p>
          </table:table-cell>
          <table:table-cell office:value-type="float" office:value="0.48412291827592707" table:formula="of:=IFERROR([.BH43]/MAX([.BH:.BH]);&quot;&quot;)" table:style-name="ce43">
            <text:p>0.5</text:p>
          </table:table-cell>
          <table:table-cell office:value-type="string" office:string-value="" table:formula="of:=IFERROR([.BI43]/MAX([.BI:.BI]);&quot;&quot;)" table:style-name="ce43"/>
          <table:table-cell office:value-type="string" office:string-value="" table:formula="of:=IFERROR([.BJ43]/MAX([.BJ:.BJ]);&quot;&quot;)" table:style-name="ce44"/>
          <table:table-cell office:value-type="float" office:value="5.1130999256491352E-2" table:formula="of:=IFERROR([.BK43]/MAX([.BK:.BK]);&quot;&quot;)" table:style-name="ce32">
            <text:p>0.1</text:p>
          </table:table-cell>
          <table:table-cell office:value-type="float" office:value="9.8373875367592969E-2" table:formula="of:=IFERROR([.BL43]/MAX([.BL:.BL]);&quot;&quot;)" table:style-name="ce43">
            <text:p>0.1</text:p>
          </table:table-cell>
          <table:table-cell office:value-type="string" office:string-value="" table:formula="of:=IFERROR([.BM43]/MAX([.BM:.BM]);&quot;&quot;)" table:style-name="ce43"/>
          <table:table-cell office:value-type="float" office:value="0.21128856368212914" table:formula="of:=IFERROR([.BN43]/MAX([.BN:.BN]);&quot;&quot;)" table:style-name="ce44">
            <text:p>0.2</text:p>
          </table:table-cell>
          <table:table-cell office:value-type="string" office:string-value="" table:formula="of:=IFERROR([.BO43]/MAX([.BO:.BO]);&quot;&quot;)" table:style-name="ce32"/>
          <table:table-cell office:value-type="float" office:value="0.47121064682815733" table:formula="of:=IFERROR([.BP43]/MAX([.BP:.BP]);&quot;&quot;)" table:style-name="ce43">
            <text:p>0.5</text:p>
          </table:table-cell>
          <table:table-cell office:value-type="string" office:string-value="" table:formula="of:=IFERROR([.BQ43]/MAX([.BQ:.BQ]);&quot;&quot;)" table:style-name="ce44"/>
          <table:table-cell office:value-type="string" office:string-value="" table:formula="of:=IFERROR([.BR43]/MAX([.BR:.BR]);&quot;&quot;)" table:style-name="ce32"/>
          <table:table-cell office:value-type="string" office:string-value="" table:formula="of:=IFERROR([.BS43]/MAX([.BS:.BS]);&quot;&quot;)" table:style-name="ce43"/>
          <table:table-cell office:value-type="string" office:string-value="" table:formula="of:=IFERROR([.BT43]/MAX([.BT:.BT]);&quot;&quot;)" table:style-name="ce44"/>
          <table:table-cell table:style-name="ce33"/>
          <table:table-cell table:style-name="ce45"/>
          <table:table-cell office:value-type="string" table:style-name="ce45">
            <text:p>S4</text:p>
          </table:table-cell>
          <table:table-cell table:style-name="ce45"/>
          <table:table-cell table:style-name="ce45"/>
          <table:table-cell table:style-name="ce46"/>
          <table:table-cell office:value-type="float" office:value="0.45" table:style-name="ce33">
            <text:p>0.45</text:p>
          </table:table-cell>
          <table:table-cell office:value-type="float" office:value="0.25" table:style-name="ce45">
            <text:p>0.25</text:p>
          </table:table-cell>
          <table:table-cell table:style-name="ce45"/>
          <table:table-cell table:style-name="ce46"/>
          <table:table-cell office:value-type="string" table:style-name="ce33">
            <text:p>S3</text:p>
          </table:table-cell>
          <table:table-cell office:value-type="string" table:style-name="ce45">
            <text:p>S2</text:p>
          </table:table-cell>
          <table:table-cell table:style-name="ce45"/>
          <table:table-cell office:value-type="string" table:style-name="ce46">
            <text:p>S1</text:p>
          </table:table-cell>
          <table:table-cell table:style-name="ce33"/>
          <table:table-cell office:value-type="float" office:value="0.3" table:style-name="ce45">
            <text:p>0.3</text:p>
          </table:table-cell>
          <table:table-cell table:style-name="ce46"/>
          <table:table-cell table:style-name="ce33"/>
          <table:table-cell table:style-name="ce45"/>
          <table:table-cell table:style-name="ce46"/>
          <table:table-cell office:value-type="string" office:string-value="" table:formula="of:=IF([.AG43]=&quot;&quot;;&quot;&quot;;IF(LEFT([.AG43];1)=&quot;S&quot;;0.1/NUMBERVALUE(RIGHT([.AG43];1))*POWER([.$F43]+70*[.$G43];0.5);[.AG43]*POWER([.$F43]+70*[.$G43];0.5)))" table:style-name="ce32"/>
          <table:table-cell office:value-type="string" office:string-value="" table:formula="of:=IF([.AH43]=&quot;&quot;;&quot;&quot;;IF(LEFT([.AH43];1)=&quot;S&quot;;0.1/NUMBERVALUE(RIGHT([.AH43];1))*POWER([.$F43]+70*[.$G43];0.5);[.AH43]*POWER([.$F43]+70*[.$G43];0.5)))" table:style-name="ce43"/>
          <table:table-cell office:value-type="float" office:value="0.13693063937629155" table:formula="of:=IF([.AI43]=&quot;&quot;;&quot;&quot;;IF(LEFT([.AI43];1)=&quot;S&quot;;0.1/NUMBERVALUE(RIGHT([.AI43];1))*POWER([.$F43]+70*[.$G43];0.5);[.AI43]*POWER([.$F43]+70*[.$G43];0.5)))" table:style-name="ce43">
            <text:p>0.1</text:p>
          </table:table-cell>
          <table:table-cell office:value-type="string" office:string-value="" table:formula="of:=IF([.AJ43]=&quot;&quot;;&quot;&quot;;IF(LEFT([.AJ43];1)=&quot;S&quot;;0.1/NUMBERVALUE(RIGHT([.AJ43];1))*POWER([.$F43]+70*[.$G43];0.5);[.AJ43]*POWER([.$F43]+70*[.$G43];0.5)))" table:style-name="ce43"/>
          <table:table-cell office:value-type="string" office:string-value="" table:formula="of:=IF([.AK43]=&quot;&quot;;&quot;&quot;;IF(LEFT([.AK43];1)=&quot;S&quot;;0.1/NUMBERVALUE(RIGHT([.AK43];1))*POWER([.$F43]+70*[.$G43];0.5);[.AK43]*POWER([.$F43]+70*[.$G43];0.5)))" table:style-name="ce43"/>
          <table:table-cell office:value-type="string" office:string-value="" table:formula="of:=IF([.AL43]=&quot;&quot;;&quot;&quot;;IF(LEFT([.AL43];1)=&quot;S&quot;;0.1/NUMBERVALUE(RIGHT([.AL43];1))*POWER([.$F43]+70*[.$G43];0.5);[.AL43]*POWER([.$F43]+70*[.$G43];0.5)))" table:style-name="ce44"/>
          <table:table-cell office:value-type="float" office:value="2.4647515087732477" table:formula="of:=IF([.AM43]=&quot;&quot;;&quot;&quot;;IF(LEFT([.AM43];1)=&quot;S&quot;;0.1/NUMBERVALUE(RIGHT([.AM43];1))*POWER([.$F43]+70*[.$G43];0.5);[.AM43]*POWER([.$F43]+70*[.$G43];0.5)))" table:style-name="ce32">
            <text:p>2.5</text:p>
          </table:table-cell>
          <table:table-cell office:value-type="float" office:value="1.3693063937629153" table:formula="of:=IF([.AN43]=&quot;&quot;;&quot;&quot;;IF(LEFT([.AN43];1)=&quot;S&quot;;0.1/NUMBERVALUE(RIGHT([.AN43];1))*POWER([.$F43]+70*[.$G43];0.5);[.AN43]*POWER([.$F43]+70*[.$G43];0.5)))" table:style-name="ce43">
            <text:p>1.4</text:p>
          </table:table-cell>
          <table:table-cell office:value-type="string" office:string-value="" table:formula="of:=IF([.AO43]=&quot;&quot;;&quot;&quot;;IF(LEFT([.AO43];1)=&quot;S&quot;;0.1/NUMBERVALUE(RIGHT([.AO43];1))*POWER([.$F43]+70*[.$G43];0.5);[.AO43]*POWER([.$F43]+70*[.$G43];0.5)))" table:style-name="ce43"/>
          <table:table-cell office:value-type="string" office:string-value="" table:formula="of:=IF([.AP43]=&quot;&quot;;&quot;&quot;;IF(LEFT([.AP43];1)=&quot;S&quot;;0.1/NUMBERVALUE(RIGHT([.AP43];1))*POWER([.$F43]+70*[.$G43];0.5);[.AP43]*POWER([.$F43]+70*[.$G43];0.5)))" table:style-name="ce44"/>
          <table:table-cell office:value-type="float" office:value="0.18257418583505536" table:formula="of:=IF([.AQ43]=&quot;&quot;;&quot;&quot;;IF(LEFT([.AQ43];1)=&quot;S&quot;;0.1/NUMBERVALUE(RIGHT([.AQ43];1))*POWER([.$F43]+70*[.$G43];0.5);[.AQ43]*POWER([.$F43]+70*[.$G43];0.5)))" table:style-name="ce32">
            <text:p>0.2</text:p>
          </table:table-cell>
          <table:table-cell office:value-type="float" office:value="0.27386127875258309" table:formula="of:=IF([.AR43]=&quot;&quot;;&quot;&quot;;IF(LEFT([.AR43];1)=&quot;S&quot;;0.1/NUMBERVALUE(RIGHT([.AR43];1))*POWER([.$F43]+70*[.$G43];0.5);[.AR43]*POWER([.$F43]+70*[.$G43];0.5)))" table:style-name="ce43">
            <text:p>0.3</text:p>
          </table:table-cell>
          <table:table-cell office:value-type="string" office:string-value="" table:formula="of:=IF([.AS43]=&quot;&quot;;&quot;&quot;;IF(LEFT([.AS43];1)=&quot;S&quot;;0.1/NUMBERVALUE(RIGHT([.AS43];1))*POWER([.$F43]+70*[.$G43];0.5);[.AS43]*POWER([.$F43]+70*[.$G43];0.5)))" table:style-name="ce43"/>
          <table:table-cell office:value-type="float" office:value="0.54772255750516619" table:formula="of:=IF([.AT43]=&quot;&quot;;&quot;&quot;;IF(LEFT([.AT43];1)=&quot;S&quot;;0.1/NUMBERVALUE(RIGHT([.AT43];1))*POWER([.$F43]+70*[.$G43];0.5);[.AT43]*POWER([.$F43]+70*[.$G43];0.5)))" table:style-name="ce44">
            <text:p>0.5</text:p>
          </table:table-cell>
          <table:table-cell office:value-type="string" office:string-value="" table:formula="of:=IF([.AU43]=&quot;&quot;;&quot;&quot;;IF(LEFT([.AU43];1)=&quot;S&quot;;0.1/NUMBERVALUE(RIGHT([.AU43];1))*POWER([.$F43]+70*[.$G43];0.5);[.AU43]*POWER([.$F43]+70*[.$G43];0.5)))" table:style-name="ce32"/>
          <table:table-cell office:value-type="float" office:value="1.6431676725154982" table:formula="of:=IF([.AV43]=&quot;&quot;;&quot;&quot;;IF(LEFT([.AV43];1)=&quot;S&quot;;0.1/NUMBERVALUE(RIGHT([.AV43];1))*POWER([.$F43]+70*[.$G43];0.5);[.AV43]*POWER([.$F43]+70*[.$G43];0.5)))" table:style-name="ce43">
            <text:p>1.6</text:p>
          </table:table-cell>
          <table:table-cell office:value-type="string" office:string-value="" table:formula="of:=IF([.AW43]=&quot;&quot;;&quot;&quot;;IF(LEFT([.AW43];1)=&quot;S&quot;;0.1/NUMBERVALUE(RIGHT([.AW43];1))*POWER([.$F43]+70*[.$G43];0.5);[.AW43]*POWER([.$F43]+70*[.$G43];0.5)))" table:style-name="ce44"/>
          <table:table-cell office:value-type="string" office:string-value="" table:formula="of:=IF([.AX43]=&quot;&quot;;&quot;&quot;;IF(LEFT([.AX43];1)=&quot;S&quot;;0.1/NUMBERVALUE(RIGHT([.AX43];1))*POWER([.$F43]+70*[.$G43];0.5);[.AX43]*POWER([.$F43]+70*[.$G43];0.5)))" table:style-name="ce32"/>
          <table:table-cell office:value-type="string" office:string-value="" table:formula="of:=IF([.AY43]=&quot;&quot;;&quot;&quot;;IF(LEFT([.AY43];1)=&quot;S&quot;;0.1/NUMBERVALUE(RIGHT([.AY43];1))*POWER([.$F43]+70*[.$G43];0.5);[.AY43]*POWER([.$F43]+70*[.$G43];0.5)))" table:style-name="ce43"/>
          <table:table-cell office:value-type="string" office:string-value="" table:formula="of:=IF([.AZ43]=&quot;&quot;;&quot;&quot;;IF(LEFT([.AZ43];1)=&quot;S&quot;;0.1/NUMBERVALUE(RIGHT([.AZ43];1))*POWER([.$F43]+70*[.$G43];0.5);[.AZ43]*POWER([.$F43]+70*[.$G43];0.5)))" table:style-name="ce44"/>
          <table:table-cell table:number-columns-repeated="16312"/>
        </table:table-row>
        <table:table-row table:style-name="ro1">
          <table:table-cell office:value-type="float" office:value="52" table:style-name="ce14">
            <text:p>52</text:p>
          </table:table-cell>
          <table:table-cell office:value-type="string" table:style-name="ce14">
            <text:p>Dumbbell shoulder press (front)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hest / Shoulders</text:p>
          </table:table-cell>
          <table:table-cell office:value-type="float" office:value="7" table:style-name="ce15">
            <text:p>7</text:p>
          </table:table-cell>
          <table:table-cell office:value-type="float" office:value="20" table:style-name="ce14">
            <text:p>20</text:p>
          </table:table-cell>
          <table:table-cell table:style-name="ce14"/>
          <table:table-cell office:value-type="float" office:value="1" table:style-name="ce1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5">
            <text:p>3</text:p>
          </table:table-cell>
          <table:table-cell table:style-name="ce14"/>
          <table:table-cell office:value-type="float" office:value="1.8507730369241022" table:formula="of:=SUM([.M44:.AF44])" table:style-name="ce17">
            <text:p>1.9</text:p>
          </table:table-cell>
          <table:table-cell office:value-type="string" office:string-value="" table:formula="of:=IFERROR([.BA44]/MAX([.BA:.BA]);&quot;&quot;)" table:style-name="ce32"/>
          <table:table-cell office:value-type="string" office:string-value="" table:formula="of:=IFERROR([.BB44]/MAX([.BB:.BB]);&quot;&quot;)" table:style-name="ce43"/>
          <table:table-cell office:value-type="string" office:string-value="" table:formula="of:=IFERROR([.BC44]/MAX([.BC:.BC]);&quot;&quot;)" table:style-name="ce43"/>
          <table:table-cell office:value-type="string" office:string-value="" table:formula="of:=IFERROR([.BD44]/MAX([.BD:.BD]);&quot;&quot;)" table:style-name="ce43"/>
          <table:table-cell office:value-type="string" office:string-value="" table:formula="of:=IFERROR([.BE44]/MAX([.BE:.BE]);&quot;&quot;)" table:style-name="ce43"/>
          <table:table-cell office:value-type="string" office:string-value="" table:formula="of:=IFERROR([.BF44]/MAX([.BF:.BF]);&quot;&quot;)" table:style-name="ce44"/>
          <table:table-cell office:value-type="float" office:value="0.12403473458920847" table:formula="of:=IFERROR([.BG44]/MAX([.BG:.BG]);&quot;&quot;)" table:style-name="ce32">
            <text:p>0.1</text:p>
          </table:table-cell>
          <table:table-cell office:value-type="float" office:value="0.55339859052946638" table:formula="of:=IFERROR([.BH44]/MAX([.BH:.BH]);&quot;&quot;)" table:style-name="ce43">
            <text:p>0.6</text:p>
          </table:table-cell>
          <table:table-cell office:value-type="float" office:value="0.39528470752104738" table:formula="of:=IFERROR([.BI44]/MAX([.BI:.BI]);&quot;&quot;)" table:style-name="ce43">
            <text:p>0.4</text:p>
          </table:table-cell>
          <table:table-cell office:value-type="string" office:string-value="" table:formula="of:=IFERROR([.BJ44]/MAX([.BJ:.BJ]);&quot;&quot;)" table:style-name="ce44"/>
          <table:table-cell office:value-type="string" office:string-value="" table:formula="of:=IFERROR([.BK44]/MAX([.BK:.BK]);&quot;&quot;)" table:style-name="ce32"/>
          <table:table-cell office:value-type="float" office:value="0.1606438657804998" table:formula="of:=IFERROR([.BL44]/MAX([.BL:.BL]);&quot;&quot;)" table:style-name="ce43">
            <text:p>0.2</text:p>
          </table:table-cell>
          <table:table-cell office:value-type="string" office:string-value="" table:formula="of:=IFERROR([.BM44]/MAX([.BM:.BM]);&quot;&quot;)" table:style-name="ce43"/>
          <table:table-cell office:value-type="float" office:value="5.7505463278529512E-2" table:formula="of:=IFERROR([.BN44]/MAX([.BN:.BN]);&quot;&quot;)" table:style-name="ce44">
            <text:p>0.1</text:p>
          </table:table-cell>
          <table:table-cell office:value-type="string" office:string-value="" table:formula="of:=IFERROR([.BO44]/MAX([.BO:.BO]);&quot;&quot;)" table:style-name="ce32"/>
          <table:table-cell office:value-type="float" office:value="0.25649458802128849" table:formula="of:=IFERROR([.BP44]/MAX([.BP:.BP]);&quot;&quot;)" table:style-name="ce43">
            <text:p>0.3</text:p>
          </table:table-cell>
          <table:table-cell office:value-type="float" office:value="4.9999999999999996E-2" table:formula="of:=IFERROR([.BQ44]/MAX([.BQ:.BQ]);&quot;&quot;)" table:style-name="ce44">
            <text:p>0.1</text:p>
          </table:table-cell>
          <table:table-cell office:value-type="float" office:value="6.7806350362081047E-2" table:formula="of:=IFERROR([.BR44]/MAX([.BR:.BR]);&quot;&quot;)" table:style-name="ce32">
            <text:p>0.1</text:p>
          </table:table-cell>
          <table:table-cell office:value-type="float" office:value="5.6505291968400873E-2" table:formula="of:=IFERROR([.BS44]/MAX([.BS:.BS]);&quot;&quot;)" table:style-name="ce43">
            <text:p>0.1</text:p>
          </table:table-cell>
          <table:table-cell office:value-type="float" office:value="0.12909944487358058" table:formula="of:=IFERROR([.BT44]/MAX([.BT:.BT]);&quot;&quot;)" table:style-name="ce44">
            <text:p>0.1</text:p>
          </table:table-cell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office:value-type="float" office:value="0.1" table:style-name="ce33">
            <text:p>0.1</text:p>
          </table:table-cell>
          <table:table-cell office:value-type="float" office:value="0.35" table:style-name="ce45">
            <text:p>0.35</text:p>
          </table:table-cell>
          <table:table-cell office:value-type="float" office:value="0.25" table:style-name="ce45">
            <text:p>0.25</text:p>
          </table:table-cell>
          <table:table-cell table:style-name="ce46"/>
          <table:table-cell table:style-name="ce33"/>
          <table:table-cell office:value-type="float" office:value="0.1" table:style-name="ce45">
            <text:p>0.1</text:p>
          </table:table-cell>
          <table:table-cell table:style-name="ce45"/>
          <table:table-cell office:value-type="string" table:style-name="ce46">
            <text:p>S3</text:p>
          </table:table-cell>
          <table:table-cell table:style-name="ce33"/>
          <table:table-cell office:value-type="float" office:value="0.2" table:style-name="ce45">
            <text:p>0.2</text:p>
          </table:table-cell>
          <table:table-cell office:value-type="string" table:style-name="ce46">
            <text:p>S5</text:p>
          </table:table-cell>
          <table:table-cell office:value-type="string" table:style-name="ce33">
            <text:p>S2</text:p>
          </table:table-cell>
          <table:table-cell office:value-type="string" table:style-name="ce45">
            <text:p>S4</text:p>
          </table:table-cell>
          <table:table-cell office:value-type="string" table:style-name="ce46">
            <text:p>S1</text:p>
          </table:table-cell>
          <table:table-cell office:value-type="string" office:string-value="" table:formula="of:=IF([.AG44]=&quot;&quot;;&quot;&quot;;IF(LEFT([.AG44];1)=&quot;S&quot;;0.1/NUMBERVALUE(RIGHT([.AG44];1))*POWER([.$F44]+70*[.$G44];0.5);[.AG44]*POWER([.$F44]+70*[.$G44];0.5)))" table:style-name="ce32"/>
          <table:table-cell office:value-type="string" office:string-value="" table:formula="of:=IF([.AH44]=&quot;&quot;;&quot;&quot;;IF(LEFT([.AH44];1)=&quot;S&quot;;0.1/NUMBERVALUE(RIGHT([.AH44];1))*POWER([.$F44]+70*[.$G44];0.5);[.AH44]*POWER([.$F44]+70*[.$G44];0.5)))" table:style-name="ce43"/>
          <table:table-cell office:value-type="string" office:string-value="" table:formula="of:=IF([.AI44]=&quot;&quot;;&quot;&quot;;IF(LEFT([.AI44];1)=&quot;S&quot;;0.1/NUMBERVALUE(RIGHT([.AI44];1))*POWER([.$F44]+70*[.$G44];0.5);[.AI44]*POWER([.$F44]+70*[.$G44];0.5)))" table:style-name="ce43"/>
          <table:table-cell office:value-type="string" office:string-value="" table:formula="of:=IF([.AJ44]=&quot;&quot;;&quot;&quot;;IF(LEFT([.AJ44];1)=&quot;S&quot;;0.1/NUMBERVALUE(RIGHT([.AJ44];1))*POWER([.$F44]+70*[.$G44];0.5);[.AJ44]*POWER([.$F44]+70*[.$G44];0.5)))" table:style-name="ce43"/>
          <table:table-cell office:value-type="string" office:string-value="" table:formula="of:=IF([.AK44]=&quot;&quot;;&quot;&quot;;IF(LEFT([.AK44];1)=&quot;S&quot;;0.1/NUMBERVALUE(RIGHT([.AK44];1))*POWER([.$F44]+70*[.$G44];0.5);[.AK44]*POWER([.$F44]+70*[.$G44];0.5)))" table:style-name="ce43"/>
          <table:table-cell office:value-type="string" office:string-value="" table:formula="of:=IF([.AL44]=&quot;&quot;;&quot;&quot;;IF(LEFT([.AL44];1)=&quot;S&quot;;0.1/NUMBERVALUE(RIGHT([.AL44];1))*POWER([.$F44]+70*[.$G44];0.5);[.AL44]*POWER([.$F44]+70*[.$G44];0.5)))" table:style-name="ce44"/>
          <table:table-cell office:value-type="float" office:value="0.44721359549995798" table:formula="of:=IF([.AM44]=&quot;&quot;;&quot;&quot;;IF(LEFT([.AM44];1)=&quot;S&quot;;0.1/NUMBERVALUE(RIGHT([.AM44];1))*POWER([.$F44]+70*[.$G44];0.5);[.AM44]*POWER([.$F44]+70*[.$G44];0.5)))" table:style-name="ce32">
            <text:p>0.4</text:p>
          </table:table-cell>
          <table:table-cell office:value-type="float" office:value="1.5652475842498528" table:formula="of:=IF([.AN44]=&quot;&quot;;&quot;&quot;;IF(LEFT([.AN44];1)=&quot;S&quot;;0.1/NUMBERVALUE(RIGHT([.AN44];1))*POWER([.$F44]+70*[.$G44];0.5);[.AN44]*POWER([.$F44]+70*[.$G44];0.5)))" table:style-name="ce43">
            <text:p>1.6</text:p>
          </table:table-cell>
          <table:table-cell office:value-type="float" office:value="1.1180339887498949" table:formula="of:=IF([.AO44]=&quot;&quot;;&quot;&quot;;IF(LEFT([.AO44];1)=&quot;S&quot;;0.1/NUMBERVALUE(RIGHT([.AO44];1))*POWER([.$F44]+70*[.$G44];0.5);[.AO44]*POWER([.$F44]+70*[.$G44];0.5)))" table:style-name="ce43">
            <text:p>1.1</text:p>
          </table:table-cell>
          <table:table-cell office:value-type="string" office:string-value="" table:formula="of:=IF([.AP44]=&quot;&quot;;&quot;&quot;;IF(LEFT([.AP44];1)=&quot;S&quot;;0.1/NUMBERVALUE(RIGHT([.AP44];1))*POWER([.$F44]+70*[.$G44];0.5);[.AP44]*POWER([.$F44]+70*[.$G44];0.5)))" table:style-name="ce44"/>
          <table:table-cell office:value-type="string" office:string-value="" table:formula="of:=IF([.AQ44]=&quot;&quot;;&quot;&quot;;IF(LEFT([.AQ44];1)=&quot;S&quot;;0.1/NUMBERVALUE(RIGHT([.AQ44];1))*POWER([.$F44]+70*[.$G44];0.5);[.AQ44]*POWER([.$F44]+70*[.$G44];0.5)))" table:style-name="ce32"/>
          <table:table-cell office:value-type="float" office:value="0.44721359549995798" table:formula="of:=IF([.AR44]=&quot;&quot;;&quot;&quot;;IF(LEFT([.AR44];1)=&quot;S&quot;;0.1/NUMBERVALUE(RIGHT([.AR44];1))*POWER([.$F44]+70*[.$G44];0.5);[.AR44]*POWER([.$F44]+70*[.$G44];0.5)))" table:style-name="ce43">
            <text:p>0.4</text:p>
          </table:table-cell>
          <table:table-cell office:value-type="string" office:string-value="" table:formula="of:=IF([.AS44]=&quot;&quot;;&quot;&quot;;IF(LEFT([.AS44];1)=&quot;S&quot;;0.1/NUMBERVALUE(RIGHT([.AS44];1))*POWER([.$F44]+70*[.$G44];0.5);[.AS44]*POWER([.$F44]+70*[.$G44];0.5)))" table:style-name="ce43"/>
          <table:table-cell office:value-type="float" office:value="0.14907119849998599" table:formula="of:=IF([.AT44]=&quot;&quot;;&quot;&quot;;IF(LEFT([.AT44];1)=&quot;S&quot;;0.1/NUMBERVALUE(RIGHT([.AT44];1))*POWER([.$F44]+70*[.$G44];0.5);[.AT44]*POWER([.$F44]+70*[.$G44];0.5)))" table:style-name="ce44">
            <text:p>0.1</text:p>
          </table:table-cell>
          <table:table-cell office:value-type="string" office:string-value="" table:formula="of:=IF([.AU44]=&quot;&quot;;&quot;&quot;;IF(LEFT([.AU44];1)=&quot;S&quot;;0.1/NUMBERVALUE(RIGHT([.AU44];1))*POWER([.$F44]+70*[.$G44];0.5);[.AU44]*POWER([.$F44]+70*[.$G44];0.5)))" table:style-name="ce32"/>
          <table:table-cell office:value-type="float" office:value="0.89442719099991597" table:formula="of:=IF([.AV44]=&quot;&quot;;&quot;&quot;;IF(LEFT([.AV44];1)=&quot;S&quot;;0.1/NUMBERVALUE(RIGHT([.AV44];1))*POWER([.$F44]+70*[.$G44];0.5);[.AV44]*POWER([.$F44]+70*[.$G44];0.5)))" table:style-name="ce43">
            <text:p>0.9</text:p>
          </table:table-cell>
          <table:table-cell office:value-type="float" office:value="8.9442719099991588E-2" table:formula="of:=IF([.AW44]=&quot;&quot;;&quot;&quot;;IF(LEFT([.AW44];1)=&quot;S&quot;;0.1/NUMBERVALUE(RIGHT([.AW44];1))*POWER([.$F44]+70*[.$G44];0.5);[.AW44]*POWER([.$F44]+70*[.$G44];0.5)))" table:style-name="ce44">
            <text:p>0.1</text:p>
          </table:table-cell>
          <table:table-cell office:value-type="float" office:value="0.22360679774997899" table:formula="of:=IF([.AX44]=&quot;&quot;;&quot;&quot;;IF(LEFT([.AX44];1)=&quot;S&quot;;0.1/NUMBERVALUE(RIGHT([.AX44];1))*POWER([.$F44]+70*[.$G44];0.5);[.AX44]*POWER([.$F44]+70*[.$G44];0.5)))" table:style-name="ce32">
            <text:p>0.2</text:p>
          </table:table-cell>
          <table:table-cell office:value-type="float" office:value="0.1118033988749895" table:formula="of:=IF([.AY44]=&quot;&quot;;&quot;&quot;;IF(LEFT([.AY44];1)=&quot;S&quot;;0.1/NUMBERVALUE(RIGHT([.AY44];1))*POWER([.$F44]+70*[.$G44];0.5);[.AY44]*POWER([.$F44]+70*[.$G44];0.5)))" table:style-name="ce43">
            <text:p>0.1</text:p>
          </table:table-cell>
          <table:table-cell office:value-type="float" office:value="0.44721359549995798" table:formula="of:=IF([.AZ44]=&quot;&quot;;&quot;&quot;;IF(LEFT([.AZ44];1)=&quot;S&quot;;0.1/NUMBERVALUE(RIGHT([.AZ44];1))*POWER([.$F44]+70*[.$G44];0.5);[.AZ44]*POWER([.$F44]+70*[.$G44];0.5)))" table:style-name="ce44">
            <text:p>0.4</text:p>
          </table:table-cell>
          <table:table-cell table:number-columns-repeated="16312"/>
        </table:table-row>
        <table:table-row table:style-name="ro1">
          <table:table-cell office:value-type="float" office:value="24" table:style-name="ce14">
            <text:p>24</text:p>
          </table:table-cell>
          <table:table-cell office:value-type="string" table:style-name="ce14">
            <text:p>Cable pec fly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hest / Shoulders</text:p>
          </table:table-cell>
          <table:table-cell office:value-type="float" office:value="7" table:style-name="ce15">
            <text:p>7</text:p>
          </table:table-cell>
          <table:table-cell office:value-type="float" office:value="17" table:style-name="ce14">
            <text:p>17</text:p>
          </table:table-cell>
          <table:table-cell table:number-columns-repeated="2" table:style-name="ce14"/>
          <table:table-cell table:style-name="ce16"/>
          <table:table-cell office:value-type="float" office:value="2" table:style-name="ce15">
            <text:p>2</text:p>
          </table:table-cell>
          <table:table-cell table:style-name="ce14"/>
          <table:table-cell office:value-type="float" office:value="1.5680446714093716" table:formula="of:=SUM([.M45:.AF45])" table:style-name="ce17">
            <text:p>1.6</text:p>
          </table:table-cell>
          <table:table-cell office:value-type="string" office:string-value="" table:formula="of:=IFERROR([.BA45]/MAX([.BA:.BA]);&quot;&quot;)" table:style-name="ce32"/>
          <table:table-cell office:value-type="string" office:string-value="" table:formula="of:=IFERROR([.BB45]/MAX([.BB:.BB]);&quot;&quot;)" table:style-name="ce43"/>
          <table:table-cell office:value-type="string" office:string-value="" table:formula="of:=IFERROR([.BC45]/MAX([.BC:.BC]);&quot;&quot;)" table:style-name="ce43"/>
          <table:table-cell office:value-type="string" office:string-value="" table:formula="of:=IFERROR([.BD45]/MAX([.BD:.BD]);&quot;&quot;)" table:style-name="ce43"/>
          <table:table-cell office:value-type="string" office:string-value="" table:formula="of:=IFERROR([.BE45]/MAX([.BE:.BE]);&quot;&quot;)" table:style-name="ce43"/>
          <table:table-cell office:value-type="string" office:string-value="" table:formula="of:=IFERROR([.BF45]/MAX([.BF:.BF]);&quot;&quot;)" table:style-name="ce44"/>
          <table:table-cell office:value-type="float" office:value="0.68612624987623871" table:formula="of:=IFERROR([.BG45]/MAX([.BG:.BG]);&quot;&quot;)" table:style-name="ce32">
            <text:p>0.7</text:p>
          </table:table-cell>
          <table:table-cell office:value-type="float" office:value="0.29154759474226499" table:formula="of:=IFERROR([.BH45]/MAX([.BH:.BH]);&quot;&quot;)" table:style-name="ce43">
            <text:p>0.3</text:p>
          </table:table-cell>
          <table:table-cell office:value-type="string" office:string-value="" table:formula="of:=IFERROR([.BI45]/MAX([.BI:.BI]);&quot;&quot;)" table:style-name="ce43"/>
          <table:table-cell office:value-type="string" office:string-value="" table:formula="of:=IFERROR([.BJ45]/MAX([.BJ:.BJ]);&quot;&quot;)" table:style-name="ce44"/>
          <table:table-cell office:value-type="string" office:string-value="" table:formula="of:=IFERROR([.BK45]/MAX([.BK:.BK]);&quot;&quot;)" table:style-name="ce32"/>
          <table:table-cell office:value-type="float" office:value="4.9368775411823641E-2" table:formula="of:=IFERROR([.BL45]/MAX([.BL:.BL]);&quot;&quot;)" table:style-name="ce43">
            <text:p>0.0</text:p>
          </table:table-cell>
          <table:table-cell office:value-type="float" office:value="0.10359692675134352" table:formula="of:=IFERROR([.BM45]/MAX([.BM:.BM]);&quot;&quot;)" table:style-name="ce43">
            <text:p>0.1</text:p>
          </table:table-cell>
          <table:table-cell office:value-type="string" office:string-value="" table:formula="of:=IFERROR([.BN45]/MAX([.BN:.BN]);&quot;&quot;)" table:style-name="ce44"/>
          <table:table-cell office:value-type="string" office:string-value="" table:formula="of:=IFERROR([.BO45]/MAX([.BO:.BO]);&quot;&quot;)" table:style-name="ce32"/>
          <table:table-cell office:value-type="float" office:value="0.23647632573172928" table:formula="of:=IFERROR([.BP45]/MAX([.BP:.BP]);&quot;&quot;)" table:style-name="ce43">
            <text:p>0.2</text:p>
          </table:table-cell>
          <table:table-cell office:value-type="string" office:string-value="" table:formula="of:=IFERROR([.BQ45]/MAX([.BQ:.BQ]);&quot;&quot;)" table:style-name="ce44"/>
          <table:table-cell office:value-type="float" office:value="0.12502873232999676" table:formula="of:=IFERROR([.BR45]/MAX([.BR:.BR]);&quot;&quot;)" table:style-name="ce32">
            <text:p>0.1</text:p>
          </table:table-cell>
          <table:table-cell office:value-type="float" office:value="5.2095305137498653E-2" table:formula="of:=IFERROR([.BS45]/MAX([.BS:.BS]);&quot;&quot;)" table:style-name="ce43">
            <text:p>0.1</text:p>
          </table:table-cell>
          <table:table-cell office:value-type="float" office:value="2.3804761428476172E-2" table:formula="of:=IFERROR([.BT45]/MAX([.BT:.BT]);&quot;&quot;)" table:style-name="ce44">
            <text:p>0.0</text:p>
          </table:table-cell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office:value-type="float" office:value="0.6" table:style-name="ce33">
            <text:p>0.6</text:p>
          </table:table-cell>
          <table:table-cell office:value-type="float" office:value="0.2" table:style-name="ce45">
            <text:p>0.2</text:p>
          </table:table-cell>
          <table:table-cell table:style-name="ce45"/>
          <table:table-cell table:style-name="ce46"/>
          <table:table-cell table:style-name="ce33"/>
          <table:table-cell office:value-type="string" table:style-name="ce45">
            <text:p>S3</text:p>
          </table:table-cell>
          <table:table-cell office:value-type="string" table:style-name="ce45">
            <text:p>S2</text:p>
          </table:table-cell>
          <table:table-cell table:style-name="ce46"/>
          <table:table-cell table:style-name="ce33"/>
          <table:table-cell office:value-type="float" office:value="0.2" table:style-name="ce45">
            <text:p>0.2</text:p>
          </table:table-cell>
          <table:table-cell table:style-name="ce46"/>
          <table:table-cell office:value-type="string" table:style-name="ce33">
            <text:p>S1</text:p>
          </table:table-cell>
          <table:table-cell office:value-type="string" table:style-name="ce45">
            <text:p>S4</text:p>
          </table:table-cell>
          <table:table-cell office:value-type="string" table:style-name="ce46">
            <text:p>S5</text:p>
          </table:table-cell>
          <table:table-cell office:value-type="string" office:string-value="" table:formula="of:=IF([.AG45]=&quot;&quot;;&quot;&quot;;IF(LEFT([.AG45];1)=&quot;S&quot;;0.1/NUMBERVALUE(RIGHT([.AG45];1))*POWER([.$F45]+70*[.$G45];0.5);[.AG45]*POWER([.$F45]+70*[.$G45];0.5)))" table:style-name="ce32"/>
          <table:table-cell office:value-type="string" office:string-value="" table:formula="of:=IF([.AH45]=&quot;&quot;;&quot;&quot;;IF(LEFT([.AH45];1)=&quot;S&quot;;0.1/NUMBERVALUE(RIGHT([.AH45];1))*POWER([.$F45]+70*[.$G45];0.5);[.AH45]*POWER([.$F45]+70*[.$G45];0.5)))" table:style-name="ce43"/>
          <table:table-cell office:value-type="string" office:string-value="" table:formula="of:=IF([.AI45]=&quot;&quot;;&quot;&quot;;IF(LEFT([.AI45];1)=&quot;S&quot;;0.1/NUMBERVALUE(RIGHT([.AI45];1))*POWER([.$F45]+70*[.$G45];0.5);[.AI45]*POWER([.$F45]+70*[.$G45];0.5)))" table:style-name="ce43"/>
          <table:table-cell office:value-type="string" office:string-value="" table:formula="of:=IF([.AJ45]=&quot;&quot;;&quot;&quot;;IF(LEFT([.AJ45];1)=&quot;S&quot;;0.1/NUMBERVALUE(RIGHT([.AJ45];1))*POWER([.$F45]+70*[.$G45];0.5);[.AJ45]*POWER([.$F45]+70*[.$G45];0.5)))" table:style-name="ce43"/>
          <table:table-cell office:value-type="string" office:string-value="" table:formula="of:=IF([.AK45]=&quot;&quot;;&quot;&quot;;IF(LEFT([.AK45];1)=&quot;S&quot;;0.1/NUMBERVALUE(RIGHT([.AK45];1))*POWER([.$F45]+70*[.$G45];0.5);[.AK45]*POWER([.$F45]+70*[.$G45];0.5)))" table:style-name="ce43"/>
          <table:table-cell office:value-type="string" office:string-value="" table:formula="of:=IF([.AL45]=&quot;&quot;;&quot;&quot;;IF(LEFT([.AL45];1)=&quot;S&quot;;0.1/NUMBERVALUE(RIGHT([.AL45];1))*POWER([.$F45]+70*[.$G45];0.5);[.AL45]*POWER([.$F45]+70*[.$G45];0.5)))" table:style-name="ce44"/>
          <table:table-cell office:value-type="float" office:value="2.4738633753705961" table:formula="of:=IF([.AM45]=&quot;&quot;;&quot;&quot;;IF(LEFT([.AM45];1)=&quot;S&quot;;0.1/NUMBERVALUE(RIGHT([.AM45];1))*POWER([.$F45]+70*[.$G45];0.5);[.AM45]*POWER([.$F45]+70*[.$G45];0.5)))" table:style-name="ce32">
            <text:p>2.5</text:p>
          </table:table-cell>
          <table:table-cell office:value-type="float" office:value="0.82462112512353214" table:formula="of:=IF([.AN45]=&quot;&quot;;&quot;&quot;;IF(LEFT([.AN45];1)=&quot;S&quot;;0.1/NUMBERVALUE(RIGHT([.AN45];1))*POWER([.$F45]+70*[.$G45];0.5);[.AN45]*POWER([.$F45]+70*[.$G45];0.5)))" table:style-name="ce43">
            <text:p>0.8</text:p>
          </table:table-cell>
          <table:table-cell office:value-type="string" office:string-value="" table:formula="of:=IF([.AO45]=&quot;&quot;;&quot;&quot;;IF(LEFT([.AO45];1)=&quot;S&quot;;0.1/NUMBERVALUE(RIGHT([.AO45];1))*POWER([.$F45]+70*[.$G45];0.5);[.AO45]*POWER([.$F45]+70*[.$G45];0.5)))" table:style-name="ce43"/>
          <table:table-cell office:value-type="string" office:string-value="" table:formula="of:=IF([.AP45]=&quot;&quot;;&quot;&quot;;IF(LEFT([.AP45];1)=&quot;S&quot;;0.1/NUMBERVALUE(RIGHT([.AP45];1))*POWER([.$F45]+70*[.$G45];0.5);[.AP45]*POWER([.$F45]+70*[.$G45];0.5)))" table:style-name="ce44"/>
          <table:table-cell office:value-type="string" office:string-value="" table:formula="of:=IF([.AQ45]=&quot;&quot;;&quot;&quot;;IF(LEFT([.AQ45];1)=&quot;S&quot;;0.1/NUMBERVALUE(RIGHT([.AQ45];1))*POWER([.$F45]+70*[.$G45];0.5);[.AQ45]*POWER([.$F45]+70*[.$G45];0.5)))" table:style-name="ce32"/>
          <table:table-cell office:value-type="float" office:value="0.13743685418725535" table:formula="of:=IF([.AR45]=&quot;&quot;;&quot;&quot;;IF(LEFT([.AR45];1)=&quot;S&quot;;0.1/NUMBERVALUE(RIGHT([.AR45];1))*POWER([.$F45]+70*[.$G45];0.5);[.AR45]*POWER([.$F45]+70*[.$G45];0.5)))" table:style-name="ce43">
            <text:p>0.1</text:p>
          </table:table-cell>
          <table:table-cell office:value-type="float" office:value="0.20615528128088303" table:formula="of:=IF([.AS45]=&quot;&quot;;&quot;&quot;;IF(LEFT([.AS45];1)=&quot;S&quot;;0.1/NUMBERVALUE(RIGHT([.AS45];1))*POWER([.$F45]+70*[.$G45];0.5);[.AS45]*POWER([.$F45]+70*[.$G45];0.5)))" table:style-name="ce43">
            <text:p>0.2</text:p>
          </table:table-cell>
          <table:table-cell office:value-type="string" office:string-value="" table:formula="of:=IF([.AT45]=&quot;&quot;;&quot;&quot;;IF(LEFT([.AT45];1)=&quot;S&quot;;0.1/NUMBERVALUE(RIGHT([.AT45];1))*POWER([.$F45]+70*[.$G45];0.5);[.AT45]*POWER([.$F45]+70*[.$G45];0.5)))" table:style-name="ce44"/>
          <table:table-cell office:value-type="string" office:string-value="" table:formula="of:=IF([.AU45]=&quot;&quot;;&quot;&quot;;IF(LEFT([.AU45];1)=&quot;S&quot;;0.1/NUMBERVALUE(RIGHT([.AU45];1))*POWER([.$F45]+70*[.$G45];0.5);[.AU45]*POWER([.$F45]+70*[.$G45];0.5)))" table:style-name="ce32"/>
          <table:table-cell office:value-type="float" office:value="0.82462112512353214" table:formula="of:=IF([.AV45]=&quot;&quot;;&quot;&quot;;IF(LEFT([.AV45];1)=&quot;S&quot;;0.1/NUMBERVALUE(RIGHT([.AV45];1))*POWER([.$F45]+70*[.$G45];0.5);[.AV45]*POWER([.$F45]+70*[.$G45];0.5)))" table:style-name="ce43">
            <text:p>0.8</text:p>
          </table:table-cell>
          <table:table-cell office:value-type="string" office:string-value="" table:formula="of:=IF([.AW45]=&quot;&quot;;&quot;&quot;;IF(LEFT([.AW45];1)=&quot;S&quot;;0.1/NUMBERVALUE(RIGHT([.AW45];1))*POWER([.$F45]+70*[.$G45];0.5);[.AW45]*POWER([.$F45]+70*[.$G45];0.5)))" table:style-name="ce44"/>
          <table:table-cell office:value-type="float" office:value="0.41231056256176607" table:formula="of:=IF([.AX45]=&quot;&quot;;&quot;&quot;;IF(LEFT([.AX45];1)=&quot;S&quot;;0.1/NUMBERVALUE(RIGHT([.AX45];1))*POWER([.$F45]+70*[.$G45];0.5);[.AX45]*POWER([.$F45]+70*[.$G45];0.5)))" table:style-name="ce32">
            <text:p>0.4</text:p>
          </table:table-cell>
          <table:table-cell office:value-type="float" office:value="0.10307764064044152" table:formula="of:=IF([.AY45]=&quot;&quot;;&quot;&quot;;IF(LEFT([.AY45];1)=&quot;S&quot;;0.1/NUMBERVALUE(RIGHT([.AY45];1))*POWER([.$F45]+70*[.$G45];0.5);[.AY45]*POWER([.$F45]+70*[.$G45];0.5)))" table:style-name="ce43">
            <text:p>0.1</text:p>
          </table:table-cell>
          <table:table-cell office:value-type="float" office:value="8.2462112512353219E-2" table:formula="of:=IF([.AZ45]=&quot;&quot;;&quot;&quot;;IF(LEFT([.AZ45];1)=&quot;S&quot;;0.1/NUMBERVALUE(RIGHT([.AZ45];1))*POWER([.$F45]+70*[.$G45];0.5);[.AZ45]*POWER([.$F45]+70*[.$G45];0.5)))" table:style-name="ce44">
            <text:p>0.1</text:p>
          </table:table-cell>
          <table:table-cell table:number-columns-repeated="16312"/>
        </table:table-row>
        <table:table-row table:style-name="ro1">
          <table:table-cell office:value-type="float" office:value="51" table:style-name="ce14">
            <text:p>51</text:p>
          </table:table-cell>
          <table:table-cell office:value-type="string" table:style-name="ce14">
            <text:p>Cable front raises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hest / Shoulders</text:p>
          </table:table-cell>
          <table:table-cell office:value-type="float" office:value="7" table:style-name="ce15">
            <text:p>7</text:p>
          </table:table-cell>
          <table:table-cell office:value-type="float" office:value="8" table:style-name="ce14">
            <text:p>8</text:p>
          </table:table-cell>
          <table:table-cell table:number-columns-repeated="2" table:style-name="ce14"/>
          <table:table-cell office:value-type="float" office:value="1" table:style-name="ce16">
            <text:p>1</text:p>
          </table:table-cell>
          <table:table-cell office:value-type="float" office:value="2" table:style-name="ce15">
            <text:p>2</text:p>
          </table:table-cell>
          <table:table-cell table:style-name="ce14"/>
          <table:table-cell office:value-type="float" office:value="1.204630914103084" table:formula="of:=SUM([.M46:.AF46])" table:style-name="ce17">
            <text:p>1.2</text:p>
          </table:table-cell>
          <table:table-cell office:value-type="string" office:string-value="" table:formula="of:=IFERROR([.BA46]/MAX([.BA:.BA]);&quot;&quot;)" table:style-name="ce32"/>
          <table:table-cell office:value-type="string" office:string-value="" table:formula="of:=IFERROR([.BB46]/MAX([.BB:.BB]);&quot;&quot;)" table:style-name="ce43"/>
          <table:table-cell office:value-type="string" office:string-value="" table:formula="of:=IFERROR([.BC46]/MAX([.BC:.BC]);&quot;&quot;)" table:style-name="ce43"/>
          <table:table-cell office:value-type="string" office:string-value="" table:formula="of:=IFERROR([.BD46]/MAX([.BD:.BD]);&quot;&quot;)" table:style-name="ce43"/>
          <table:table-cell office:value-type="string" office:string-value="" table:formula="of:=IFERROR([.BE46]/MAX([.BE:.BE]);&quot;&quot;)" table:style-name="ce43"/>
          <table:table-cell office:value-type="string" office:string-value="" table:formula="of:=IFERROR([.BF46]/MAX([.BF:.BF]);&quot;&quot;)" table:style-name="ce44"/>
          <table:table-cell office:value-type="string" office:string-value="" table:formula="of:=IFERROR([.BG46]/MAX([.BG:.BG]);&quot;&quot;)" table:style-name="ce32"/>
          <table:table-cell office:value-type="float" office:value="1" table:formula="of:=IFERROR([.BH46]/MAX([.BH:.BH]);&quot;&quot;)" table:style-name="ce43">
            <text:p>1.0</text:p>
          </table:table-cell>
          <table:table-cell office:value-type="string" office:string-value="" table:formula="of:=IFERROR([.BI46]/MAX([.BI:.BI]);&quot;&quot;)" table:style-name="ce43"/>
          <table:table-cell office:value-type="string" office:string-value="" table:formula="of:=IFERROR([.BJ46]/MAX([.BJ:.BJ]);&quot;&quot;)" table:style-name="ce44"/>
          <table:table-cell office:value-type="string" office:string-value="" table:formula="of:=IFERROR([.BK46]/MAX([.BK:.BK]);&quot;&quot;)" table:style-name="ce32"/>
          <table:table-cell office:value-type="float" office:value="5.0800050800076213E-2" table:formula="of:=IFERROR([.BL46]/MAX([.BL:.BL]);&quot;&quot;)" table:style-name="ce43">
            <text:p>0.1</text:p>
          </table:table-cell>
          <table:table-cell office:value-type="string" office:string-value="" table:formula="of:=IFERROR([.BM46]/MAX([.BM:.BM]);&quot;&quot;)" table:style-name="ce43"/>
          <table:table-cell office:value-type="string" office:string-value="" table:formula="of:=IFERROR([.BN46]/MAX([.BN:.BN]);&quot;&quot;)" table:style-name="ce44"/>
          <table:table-cell office:value-type="string" office:string-value="" table:formula="of:=IFERROR([.BO46]/MAX([.BO:.BO]);&quot;&quot;)" table:style-name="ce32"/>
          <table:table-cell office:value-type="string" office:string-value="" table:formula="of:=IFERROR([.BP46]/MAX([.BP:.BP]);&quot;&quot;)" table:style-name="ce43"/>
          <table:table-cell office:value-type="string" office:string-value="" table:formula="of:=IFERROR([.BQ46]/MAX([.BQ:.BQ]);&quot;&quot;)" table:style-name="ce44"/>
          <table:table-cell office:value-type="float" office:value="8.5769002787023596E-2" table:formula="of:=IFERROR([.BR46]/MAX([.BR:.BR]);&quot;&quot;)" table:style-name="ce32">
            <text:p>0.1</text:p>
          </table:table-cell>
          <table:table-cell office:value-type="float" office:value="4.7649445992790883E-2" table:formula="of:=IFERROR([.BS46]/MAX([.BS:.BS]);&quot;&quot;)" table:style-name="ce43">
            <text:p>0.0</text:p>
          </table:table-cell>
          <table:table-cell office:value-type="float" office:value="2.0412414523193156E-2" table:formula="of:=IFERROR([.BT46]/MAX([.BT:.BT]);&quot;&quot;)" table:style-name="ce44">
            <text:p>0.0</text:p>
          </table:table-cell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office:value-type="float" office:value="1" table:style-name="ce45">
            <text:p>1</text:p>
          </table:table-cell>
          <table:table-cell table:style-name="ce45"/>
          <table:table-cell table:style-name="ce46"/>
          <table:table-cell table:style-name="ce33"/>
          <table:table-cell office:value-type="string" table:style-name="ce45">
            <text:p>S2</text:p>
          </table:table-cell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office:value-type="string" table:style-name="ce33">
            <text:p>S1</text:p>
          </table:table-cell>
          <table:table-cell office:value-type="string" table:style-name="ce45">
            <text:p>S3</text:p>
          </table:table-cell>
          <table:table-cell office:value-type="string" table:style-name="ce46">
            <text:p>S4</text:p>
          </table:table-cell>
          <table:table-cell office:value-type="string" office:string-value="" table:formula="of:=IF([.AG46]=&quot;&quot;;&quot;&quot;;IF(LEFT([.AG46];1)=&quot;S&quot;;0.1/NUMBERVALUE(RIGHT([.AG46];1))*POWER([.$F46]+70*[.$G46];0.5);[.AG46]*POWER([.$F46]+70*[.$G46];0.5)))" table:style-name="ce32"/>
          <table:table-cell office:value-type="string" office:string-value="" table:formula="of:=IF([.AH46]=&quot;&quot;;&quot;&quot;;IF(LEFT([.AH46];1)=&quot;S&quot;;0.1/NUMBERVALUE(RIGHT([.AH46];1))*POWER([.$F46]+70*[.$G46];0.5);[.AH46]*POWER([.$F46]+70*[.$G46];0.5)))" table:style-name="ce43"/>
          <table:table-cell office:value-type="string" office:string-value="" table:formula="of:=IF([.AI46]=&quot;&quot;;&quot;&quot;;IF(LEFT([.AI46];1)=&quot;S&quot;;0.1/NUMBERVALUE(RIGHT([.AI46];1))*POWER([.$F46]+70*[.$G46];0.5);[.AI46]*POWER([.$F46]+70*[.$G46];0.5)))" table:style-name="ce43"/>
          <table:table-cell office:value-type="string" office:string-value="" table:formula="of:=IF([.AJ46]=&quot;&quot;;&quot;&quot;;IF(LEFT([.AJ46];1)=&quot;S&quot;;0.1/NUMBERVALUE(RIGHT([.AJ46];1))*POWER([.$F46]+70*[.$G46];0.5);[.AJ46]*POWER([.$F46]+70*[.$G46];0.5)))" table:style-name="ce43"/>
          <table:table-cell office:value-type="string" office:string-value="" table:formula="of:=IF([.AK46]=&quot;&quot;;&quot;&quot;;IF(LEFT([.AK46];1)=&quot;S&quot;;0.1/NUMBERVALUE(RIGHT([.AK46];1))*POWER([.$F46]+70*[.$G46];0.5);[.AK46]*POWER([.$F46]+70*[.$G46];0.5)))" table:style-name="ce43"/>
          <table:table-cell office:value-type="string" office:string-value="" table:formula="of:=IF([.AL46]=&quot;&quot;;&quot;&quot;;IF(LEFT([.AL46];1)=&quot;S&quot;;0.1/NUMBERVALUE(RIGHT([.AL46];1))*POWER([.$F46]+70*[.$G46];0.5);[.AL46]*POWER([.$F46]+70*[.$G46];0.5)))" table:style-name="ce44"/>
          <table:table-cell office:value-type="string" office:string-value="" table:formula="of:=IF([.AM46]=&quot;&quot;;&quot;&quot;;IF(LEFT([.AM46];1)=&quot;S&quot;;0.1/NUMBERVALUE(RIGHT([.AM46];1))*POWER([.$F46]+70*[.$G46];0.5);[.AM46]*POWER([.$F46]+70*[.$G46];0.5)))" table:style-name="ce32"/>
          <table:table-cell office:value-type="float" office:value="2.8284271247461903" table:formula="of:=IF([.AN46]=&quot;&quot;;&quot;&quot;;IF(LEFT([.AN46];1)=&quot;S&quot;;0.1/NUMBERVALUE(RIGHT([.AN46];1))*POWER([.$F46]+70*[.$G46];0.5);[.AN46]*POWER([.$F46]+70*[.$G46];0.5)))" table:style-name="ce43">
            <text:p>2.8</text:p>
          </table:table-cell>
          <table:table-cell office:value-type="string" office:string-value="" table:formula="of:=IF([.AO46]=&quot;&quot;;&quot;&quot;;IF(LEFT([.AO46];1)=&quot;S&quot;;0.1/NUMBERVALUE(RIGHT([.AO46];1))*POWER([.$F46]+70*[.$G46];0.5);[.AO46]*POWER([.$F46]+70*[.$G46];0.5)))" table:style-name="ce43"/>
          <table:table-cell office:value-type="string" office:string-value="" table:formula="of:=IF([.AP46]=&quot;&quot;;&quot;&quot;;IF(LEFT([.AP46];1)=&quot;S&quot;;0.1/NUMBERVALUE(RIGHT([.AP46];1))*POWER([.$F46]+70*[.$G46];0.5);[.AP46]*POWER([.$F46]+70*[.$G46];0.5)))" table:style-name="ce44"/>
          <table:table-cell office:value-type="string" office:string-value="" table:formula="of:=IF([.AQ46]=&quot;&quot;;&quot;&quot;;IF(LEFT([.AQ46];1)=&quot;S&quot;;0.1/NUMBERVALUE(RIGHT([.AQ46];1))*POWER([.$F46]+70*[.$G46];0.5);[.AQ46]*POWER([.$F46]+70*[.$G46];0.5)))" table:style-name="ce32"/>
          <table:table-cell office:value-type="float" office:value="0.14142135623730953" table:formula="of:=IF([.AR46]=&quot;&quot;;&quot;&quot;;IF(LEFT([.AR46];1)=&quot;S&quot;;0.1/NUMBERVALUE(RIGHT([.AR46];1))*POWER([.$F46]+70*[.$G46];0.5);[.AR46]*POWER([.$F46]+70*[.$G46];0.5)))" table:style-name="ce43">
            <text:p>0.1</text:p>
          </table:table-cell>
          <table:table-cell office:value-type="string" office:string-value="" table:formula="of:=IF([.AS46]=&quot;&quot;;&quot;&quot;;IF(LEFT([.AS46];1)=&quot;S&quot;;0.1/NUMBERVALUE(RIGHT([.AS46];1))*POWER([.$F46]+70*[.$G46];0.5);[.AS46]*POWER([.$F46]+70*[.$G46];0.5)))" table:style-name="ce43"/>
          <table:table-cell office:value-type="string" office:string-value="" table:formula="of:=IF([.AT46]=&quot;&quot;;&quot;&quot;;IF(LEFT([.AT46];1)=&quot;S&quot;;0.1/NUMBERVALUE(RIGHT([.AT46];1))*POWER([.$F46]+70*[.$G46];0.5);[.AT46]*POWER([.$F46]+70*[.$G46];0.5)))" table:style-name="ce44"/>
          <table:table-cell office:value-type="string" office:string-value="" table:formula="of:=IF([.AU46]=&quot;&quot;;&quot;&quot;;IF(LEFT([.AU46];1)=&quot;S&quot;;0.1/NUMBERVALUE(RIGHT([.AU46];1))*POWER([.$F46]+70*[.$G46];0.5);[.AU46]*POWER([.$F46]+70*[.$G46];0.5)))" table:style-name="ce32"/>
          <table:table-cell office:value-type="string" office:string-value="" table:formula="of:=IF([.AV46]=&quot;&quot;;&quot;&quot;;IF(LEFT([.AV46];1)=&quot;S&quot;;0.1/NUMBERVALUE(RIGHT([.AV46];1))*POWER([.$F46]+70*[.$G46];0.5);[.AV46]*POWER([.$F46]+70*[.$G46];0.5)))" table:style-name="ce43"/>
          <table:table-cell office:value-type="string" office:string-value="" table:formula="of:=IF([.AW46]=&quot;&quot;;&quot;&quot;;IF(LEFT([.AW46];1)=&quot;S&quot;;0.1/NUMBERVALUE(RIGHT([.AW46];1))*POWER([.$F46]+70*[.$G46];0.5);[.AW46]*POWER([.$F46]+70*[.$G46];0.5)))" table:style-name="ce44"/>
          <table:table-cell office:value-type="float" office:value="0.28284271247461906" table:formula="of:=IF([.AX46]=&quot;&quot;;&quot;&quot;;IF(LEFT([.AX46];1)=&quot;S&quot;;0.1/NUMBERVALUE(RIGHT([.AX46];1))*POWER([.$F46]+70*[.$G46];0.5);[.AX46]*POWER([.$F46]+70*[.$G46];0.5)))" table:style-name="ce32">
            <text:p>0.3</text:p>
          </table:table-cell>
          <table:table-cell office:value-type="float" office:value="9.4280904158206336E-2" table:formula="of:=IF([.AY46]=&quot;&quot;;&quot;&quot;;IF(LEFT([.AY46];1)=&quot;S&quot;;0.1/NUMBERVALUE(RIGHT([.AY46];1))*POWER([.$F46]+70*[.$G46];0.5);[.AY46]*POWER([.$F46]+70*[.$G46];0.5)))" table:style-name="ce43">
            <text:p>0.1</text:p>
          </table:table-cell>
          <table:table-cell office:value-type="float" office:value="7.0710678118654766E-2" table:formula="of:=IF([.AZ46]=&quot;&quot;;&quot;&quot;;IF(LEFT([.AZ46];1)=&quot;S&quot;;0.1/NUMBERVALUE(RIGHT([.AZ46];1))*POWER([.$F46]+70*[.$G46];0.5);[.AZ46]*POWER([.$F46]+70*[.$G46];0.5)))" table:style-name="ce44">
            <text:p>0.1</text:p>
          </table:table-cell>
          <table:table-cell table:number-columns-repeated="16312"/>
        </table:table-row>
        <table:table-row table:style-name="ro1">
          <table:table-cell office:value-type="float" office:value="55" table:style-name="ce14">
            <text:p>55</text:p>
          </table:table-cell>
          <table:table-cell office:value-type="string" table:style-name="ce14">
            <text:p>Cable single lateral raise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Chest / Shoulders</text:p>
          </table:table-cell>
          <table:table-cell office:value-type="float" office:value="7" table:style-name="ce15">
            <text:p>7</text:p>
          </table:table-cell>
          <table:table-cell office:value-type="float" office:value="8" table:style-name="ce14">
            <text:p>8</text:p>
          </table:table-cell>
          <table:table-cell table:number-columns-repeated="2" table:style-name="ce14"/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table:style-name="ce14"/>
          <table:table-cell office:value-type="float" office:value="1.204630914103084" table:formula="of:=SUM([.M47:.AF47])" table:style-name="ce17">
            <text:p>1.2</text:p>
          </table:table-cell>
          <table:table-cell office:value-type="string" office:string-value="" table:formula="of:=IFERROR([.BA47]/MAX([.BA:.BA]);&quot;&quot;)" table:style-name="ce32"/>
          <table:table-cell office:value-type="string" office:string-value="" table:formula="of:=IFERROR([.BB47]/MAX([.BB:.BB]);&quot;&quot;)" table:style-name="ce43"/>
          <table:table-cell office:value-type="string" office:string-value="" table:formula="of:=IFERROR([.BC47]/MAX([.BC:.BC]);&quot;&quot;)" table:style-name="ce43"/>
          <table:table-cell office:value-type="string" office:string-value="" table:formula="of:=IFERROR([.BD47]/MAX([.BD:.BD]);&quot;&quot;)" table:style-name="ce43"/>
          <table:table-cell office:value-type="string" office:string-value="" table:formula="of:=IFERROR([.BE47]/MAX([.BE:.BE]);&quot;&quot;)" table:style-name="ce43"/>
          <table:table-cell office:value-type="string" office:string-value="" table:formula="of:=IFERROR([.BF47]/MAX([.BF:.BF]);&quot;&quot;)" table:style-name="ce44"/>
          <table:table-cell office:value-type="string" office:string-value="" table:formula="of:=IFERROR([.BG47]/MAX([.BG:.BG]);&quot;&quot;)" table:style-name="ce32"/>
          <table:table-cell office:value-type="string" office:string-value="" table:formula="of:=IFERROR([.BH47]/MAX([.BH:.BH]);&quot;&quot;)" table:style-name="ce43"/>
          <table:table-cell office:value-type="float" office:value="1" table:formula="of:=IFERROR([.BI47]/MAX([.BI:.BI]);&quot;&quot;)" table:style-name="ce43">
            <text:p>1.0</text:p>
          </table:table-cell>
          <table:table-cell office:value-type="string" office:string-value="" table:formula="of:=IFERROR([.BJ47]/MAX([.BJ:.BJ]);&quot;&quot;)" table:style-name="ce44"/>
          <table:table-cell office:value-type="string" office:string-value="" table:formula="of:=IFERROR([.BK47]/MAX([.BK:.BK]);&quot;&quot;)" table:style-name="ce32"/>
          <table:table-cell office:value-type="float" office:value="5.0800050800076213E-2" table:formula="of:=IFERROR([.BL47]/MAX([.BL:.BL]);&quot;&quot;)" table:style-name="ce43">
            <text:p>0.1</text:p>
          </table:table-cell>
          <table:table-cell office:value-type="string" office:string-value="" table:formula="of:=IFERROR([.BM47]/MAX([.BM:.BM]);&quot;&quot;)" table:style-name="ce43"/>
          <table:table-cell office:value-type="string" office:string-value="" table:formula="of:=IFERROR([.BN47]/MAX([.BN:.BN]);&quot;&quot;)" table:style-name="ce44"/>
          <table:table-cell office:value-type="string" office:string-value="" table:formula="of:=IFERROR([.BO47]/MAX([.BO:.BO]);&quot;&quot;)" table:style-name="ce32"/>
          <table:table-cell office:value-type="string" office:string-value="" table:formula="of:=IFERROR([.BP47]/MAX([.BP:.BP]);&quot;&quot;)" table:style-name="ce43"/>
          <table:table-cell office:value-type="string" office:string-value="" table:formula="of:=IFERROR([.BQ47]/MAX([.BQ:.BQ]);&quot;&quot;)" table:style-name="ce44"/>
          <table:table-cell office:value-type="float" office:value="8.5769002787023596E-2" table:formula="of:=IFERROR([.BR47]/MAX([.BR:.BR]);&quot;&quot;)" table:style-name="ce32">
            <text:p>0.1</text:p>
          </table:table-cell>
          <table:table-cell office:value-type="float" office:value="4.7649445992790883E-2" table:formula="of:=IFERROR([.BS47]/MAX([.BS:.BS]);&quot;&quot;)" table:style-name="ce43">
            <text:p>0.0</text:p>
          </table:table-cell>
          <table:table-cell office:value-type="float" office:value="2.0412414523193156E-2" table:formula="of:=IFERROR([.BT47]/MAX([.BT:.BT]);&quot;&quot;)" table:style-name="ce44">
            <text:p>0.0</text:p>
          </table:table-cell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office:value-type="float" office:value="1" table:style-name="ce45">
            <text:p>1</text:p>
          </table:table-cell>
          <table:table-cell table:style-name="ce46"/>
          <table:table-cell table:style-name="ce33"/>
          <table:table-cell office:value-type="string" table:style-name="ce45">
            <text:p>S2</text:p>
          </table:table-cell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office:value-type="string" table:style-name="ce33">
            <text:p>S1</text:p>
          </table:table-cell>
          <table:table-cell office:value-type="string" table:style-name="ce45">
            <text:p>S3</text:p>
          </table:table-cell>
          <table:table-cell office:value-type="string" table:style-name="ce46">
            <text:p>S4</text:p>
          </table:table-cell>
          <table:table-cell office:value-type="string" office:string-value="" table:formula="of:=IF([.AG47]=&quot;&quot;;&quot;&quot;;IF(LEFT([.AG47];1)=&quot;S&quot;;0.1/NUMBERVALUE(RIGHT([.AG47];1))*POWER([.$F47]+70*[.$G47];0.5);[.AG47]*POWER([.$F47]+70*[.$G47];0.5)))" table:style-name="ce32"/>
          <table:table-cell office:value-type="string" office:string-value="" table:formula="of:=IF([.AH47]=&quot;&quot;;&quot;&quot;;IF(LEFT([.AH47];1)=&quot;S&quot;;0.1/NUMBERVALUE(RIGHT([.AH47];1))*POWER([.$F47]+70*[.$G47];0.5);[.AH47]*POWER([.$F47]+70*[.$G47];0.5)))" table:style-name="ce43"/>
          <table:table-cell office:value-type="string" office:string-value="" table:formula="of:=IF([.AI47]=&quot;&quot;;&quot;&quot;;IF(LEFT([.AI47];1)=&quot;S&quot;;0.1/NUMBERVALUE(RIGHT([.AI47];1))*POWER([.$F47]+70*[.$G47];0.5);[.AI47]*POWER([.$F47]+70*[.$G47];0.5)))" table:style-name="ce43"/>
          <table:table-cell office:value-type="string" office:string-value="" table:formula="of:=IF([.AJ47]=&quot;&quot;;&quot;&quot;;IF(LEFT([.AJ47];1)=&quot;S&quot;;0.1/NUMBERVALUE(RIGHT([.AJ47];1))*POWER([.$F47]+70*[.$G47];0.5);[.AJ47]*POWER([.$F47]+70*[.$G47];0.5)))" table:style-name="ce43"/>
          <table:table-cell office:value-type="string" office:string-value="" table:formula="of:=IF([.AK47]=&quot;&quot;;&quot;&quot;;IF(LEFT([.AK47];1)=&quot;S&quot;;0.1/NUMBERVALUE(RIGHT([.AK47];1))*POWER([.$F47]+70*[.$G47];0.5);[.AK47]*POWER([.$F47]+70*[.$G47];0.5)))" table:style-name="ce43"/>
          <table:table-cell office:value-type="string" office:string-value="" table:formula="of:=IF([.AL47]=&quot;&quot;;&quot;&quot;;IF(LEFT([.AL47];1)=&quot;S&quot;;0.1/NUMBERVALUE(RIGHT([.AL47];1))*POWER([.$F47]+70*[.$G47];0.5);[.AL47]*POWER([.$F47]+70*[.$G47];0.5)))" table:style-name="ce44"/>
          <table:table-cell office:value-type="string" office:string-value="" table:formula="of:=IF([.AM47]=&quot;&quot;;&quot;&quot;;IF(LEFT([.AM47];1)=&quot;S&quot;;0.1/NUMBERVALUE(RIGHT([.AM47];1))*POWER([.$F47]+70*[.$G47];0.5);[.AM47]*POWER([.$F47]+70*[.$G47];0.5)))" table:style-name="ce32"/>
          <table:table-cell office:value-type="string" office:string-value="" table:formula="of:=IF([.AN47]=&quot;&quot;;&quot;&quot;;IF(LEFT([.AN47];1)=&quot;S&quot;;0.1/NUMBERVALUE(RIGHT([.AN47];1))*POWER([.$F47]+70*[.$G47];0.5);[.AN47]*POWER([.$F47]+70*[.$G47];0.5)))" table:style-name="ce43"/>
          <table:table-cell office:value-type="float" office:value="2.8284271247461903" table:formula="of:=IF([.AO47]=&quot;&quot;;&quot;&quot;;IF(LEFT([.AO47];1)=&quot;S&quot;;0.1/NUMBERVALUE(RIGHT([.AO47];1))*POWER([.$F47]+70*[.$G47];0.5);[.AO47]*POWER([.$F47]+70*[.$G47];0.5)))" table:style-name="ce43">
            <text:p>2.8</text:p>
          </table:table-cell>
          <table:table-cell office:value-type="string" office:string-value="" table:formula="of:=IF([.AP47]=&quot;&quot;;&quot;&quot;;IF(LEFT([.AP47];1)=&quot;S&quot;;0.1/NUMBERVALUE(RIGHT([.AP47];1))*POWER([.$F47]+70*[.$G47];0.5);[.AP47]*POWER([.$F47]+70*[.$G47];0.5)))" table:style-name="ce44"/>
          <table:table-cell office:value-type="string" office:string-value="" table:formula="of:=IF([.AQ47]=&quot;&quot;;&quot;&quot;;IF(LEFT([.AQ47];1)=&quot;S&quot;;0.1/NUMBERVALUE(RIGHT([.AQ47];1))*POWER([.$F47]+70*[.$G47];0.5);[.AQ47]*POWER([.$F47]+70*[.$G47];0.5)))" table:style-name="ce32"/>
          <table:table-cell office:value-type="float" office:value="0.14142135623730953" table:formula="of:=IF([.AR47]=&quot;&quot;;&quot;&quot;;IF(LEFT([.AR47];1)=&quot;S&quot;;0.1/NUMBERVALUE(RIGHT([.AR47];1))*POWER([.$F47]+70*[.$G47];0.5);[.AR47]*POWER([.$F47]+70*[.$G47];0.5)))" table:style-name="ce43">
            <text:p>0.1</text:p>
          </table:table-cell>
          <table:table-cell office:value-type="string" office:string-value="" table:formula="of:=IF([.AS47]=&quot;&quot;;&quot;&quot;;IF(LEFT([.AS47];1)=&quot;S&quot;;0.1/NUMBERVALUE(RIGHT([.AS47];1))*POWER([.$F47]+70*[.$G47];0.5);[.AS47]*POWER([.$F47]+70*[.$G47];0.5)))" table:style-name="ce43"/>
          <table:table-cell office:value-type="string" office:string-value="" table:formula="of:=IF([.AT47]=&quot;&quot;;&quot;&quot;;IF(LEFT([.AT47];1)=&quot;S&quot;;0.1/NUMBERVALUE(RIGHT([.AT47];1))*POWER([.$F47]+70*[.$G47];0.5);[.AT47]*POWER([.$F47]+70*[.$G47];0.5)))" table:style-name="ce44"/>
          <table:table-cell office:value-type="string" office:string-value="" table:formula="of:=IF([.AU47]=&quot;&quot;;&quot;&quot;;IF(LEFT([.AU47];1)=&quot;S&quot;;0.1/NUMBERVALUE(RIGHT([.AU47];1))*POWER([.$F47]+70*[.$G47];0.5);[.AU47]*POWER([.$F47]+70*[.$G47];0.5)))" table:style-name="ce32"/>
          <table:table-cell office:value-type="string" office:string-value="" table:formula="of:=IF([.AV47]=&quot;&quot;;&quot;&quot;;IF(LEFT([.AV47];1)=&quot;S&quot;;0.1/NUMBERVALUE(RIGHT([.AV47];1))*POWER([.$F47]+70*[.$G47];0.5);[.AV47]*POWER([.$F47]+70*[.$G47];0.5)))" table:style-name="ce43"/>
          <table:table-cell office:value-type="string" office:string-value="" table:formula="of:=IF([.AW47]=&quot;&quot;;&quot;&quot;;IF(LEFT([.AW47];1)=&quot;S&quot;;0.1/NUMBERVALUE(RIGHT([.AW47];1))*POWER([.$F47]+70*[.$G47];0.5);[.AW47]*POWER([.$F47]+70*[.$G47];0.5)))" table:style-name="ce44"/>
          <table:table-cell office:value-type="float" office:value="0.28284271247461906" table:formula="of:=IF([.AX47]=&quot;&quot;;&quot;&quot;;IF(LEFT([.AX47];1)=&quot;S&quot;;0.1/NUMBERVALUE(RIGHT([.AX47];1))*POWER([.$F47]+70*[.$G47];0.5);[.AX47]*POWER([.$F47]+70*[.$G47];0.5)))" table:style-name="ce32">
            <text:p>0.3</text:p>
          </table:table-cell>
          <table:table-cell office:value-type="float" office:value="9.4280904158206336E-2" table:formula="of:=IF([.AY47]=&quot;&quot;;&quot;&quot;;IF(LEFT([.AY47];1)=&quot;S&quot;;0.1/NUMBERVALUE(RIGHT([.AY47];1))*POWER([.$F47]+70*[.$G47];0.5);[.AY47]*POWER([.$F47]+70*[.$G47];0.5)))" table:style-name="ce43">
            <text:p>0.1</text:p>
          </table:table-cell>
          <table:table-cell office:value-type="float" office:value="7.0710678118654766E-2" table:formula="of:=IF([.AZ47]=&quot;&quot;;&quot;&quot;;IF(LEFT([.AZ47];1)=&quot;S&quot;;0.1/NUMBERVALUE(RIGHT([.AZ47];1))*POWER([.$F47]+70*[.$G47];0.5);[.AZ47]*POWER([.$F47]+70*[.$G47];0.5)))" table:style-name="ce44">
            <text:p>0.1</text:p>
          </table:table-cell>
          <table:table-cell table:number-columns-repeated="16312"/>
        </table:table-row>
        <table:table-row table:style-name="ro1">
          <table:table-cell office:value-type="float" office:value="30" table:style-name="ce14">
            <text:p>30</text:p>
          </table:table-cell>
          <table:table-cell office:value-type="string" table:style-name="ce14">
            <text:p>Plank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Core</text:p>
          </table:table-cell>
          <table:table-cell office:value-type="float" office:value="7" table:style-name="ce15">
            <text:p>7</text:p>
          </table:table-cell>
          <table:table-cell table:style-name="ce14"/>
          <table:table-cell office:value-type="float" office:value="0.6" table:style-name="ce14">
            <text:p>0.6</text:p>
          </table:table-cell>
          <table:table-cell office:value-type="float" office:value="1" table:style-name="ce14">
            <text:p>1</text:p>
          </table:table-cell>
          <table:table-cell table:style-name="ce16"/>
          <table:table-cell office:value-type="float" office:value="3" table:style-name="ce15">
            <text:p>3</text:p>
          </table:table-cell>
          <table:table-cell table:style-name="ce14"/>
          <table:table-cell office:value-type="float" office:value="2.5444544306008248" table:formula="of:=SUM([.M48:.AF48])" table:style-name="ce17">
            <text:p>2.5</text:p>
          </table:table-cell>
          <table:table-cell office:value-type="float" office:value="2.1846572437632578E-2" table:formula="of:=IFERROR([.BA48]/MAX([.BA:.BA]);&quot;&quot;)" table:style-name="ce32">
            <text:p>0.0</text:p>
          </table:table-cell>
          <table:table-cell office:value-type="float" office:value="2.3094010767585032E-2" table:formula="of:=IFERROR([.BB48]/MAX([.BB:.BB]);&quot;&quot;)" table:style-name="ce43">
            <text:p>0.0</text:p>
          </table:table-cell>
          <table:table-cell office:value-type="float" office:value="4.4571975393652992E-2" table:formula="of:=IFERROR([.BC48]/MAX([.BC:.BC]);&quot;&quot;)" table:style-name="ce43">
            <text:p>0.0</text:p>
          </table:table-cell>
          <table:table-cell office:value-type="string" office:string-value="" table:formula="of:=IFERROR([.BD48]/MAX([.BD:.BD]);&quot;&quot;)" table:style-name="ce43"/>
          <table:table-cell office:value-type="string" office:string-value="" table:formula="of:=IFERROR([.BE48]/MAX([.BE:.BE]);&quot;&quot;)" table:style-name="ce43"/>
          <table:table-cell office:value-type="string" office:string-value="" table:formula="of:=IFERROR([.BF48]/MAX([.BF:.BF]);&quot;&quot;)" table:style-name="ce44"/>
          <table:table-cell office:value-type="string" office:string-value="" table:formula="of:=IFERROR([.BG48]/MAX([.BG:.BG]);&quot;&quot;)" table:style-name="ce32"/>
          <table:table-cell office:value-type="string" office:string-value="" table:formula="of:=IFERROR([.BH48]/MAX([.BH:.BH]);&quot;&quot;)" table:style-name="ce43"/>
          <table:table-cell office:value-type="string" office:string-value="" table:formula="of:=IFERROR([.BI48]/MAX([.BI:.BI]);&quot;&quot;)" table:style-name="ce43"/>
          <table:table-cell office:value-type="string" office:string-value="" table:formula="of:=IFERROR([.BJ48]/MAX([.BJ:.BJ]);&quot;&quot;)" table:style-name="ce44"/>
          <table:table-cell office:value-type="string" office:string-value="" table:formula="of:=IFERROR([.BK48]/MAX([.BK:.BK]);&quot;&quot;)" table:style-name="ce32"/>
          <table:table-cell office:value-type="string" office:string-value="" table:formula="of:=IFERROR([.BL48]/MAX([.BL:.BL]);&quot;&quot;)" table:style-name="ce43"/>
          <table:table-cell office:value-type="string" office:string-value="" table:formula="of:=IFERROR([.BM48]/MAX([.BM:.BM]);&quot;&quot;)" table:style-name="ce43"/>
          <table:table-cell office:value-type="float" office:value="0.125" table:formula="of:=IFERROR([.BN48]/MAX([.BN:.BN]);&quot;&quot;)" table:style-name="ce44">
            <text:p>0.1</text:p>
          </table:table-cell>
          <table:table-cell office:value-type="string" office:string-value="" table:formula="of:=IFERROR([.BO48]/MAX([.BO:.BO]);&quot;&quot;)" table:style-name="ce32"/>
          <table:table-cell office:value-type="string" office:string-value="" table:formula="of:=IFERROR([.BP48]/MAX([.BP:.BP]);&quot;&quot;)" table:style-name="ce43"/>
          <table:table-cell office:value-type="string" office:string-value="" table:formula="of:=IFERROR([.BQ48]/MAX([.BQ:.BQ]);&quot;&quot;)" table:style-name="ce44"/>
          <table:table-cell office:value-type="float" office:value="0.78608589510482807" table:formula="of:=IFERROR([.BR48]/MAX([.BR:.BR]);&quot;&quot;)" table:style-name="ce32">
            <text:p>0.8</text:p>
          </table:table-cell>
          <table:table-cell office:value-type="float" office:value="0.98260736888103495" table:formula="of:=IFERROR([.BS48]/MAX([.BS:.BS]);&quot;&quot;)" table:style-name="ce43">
            <text:p>1.0</text:p>
          </table:table-cell>
          <table:table-cell office:value-type="float" office:value="0.56124860801609122" table:formula="of:=IFERROR([.BT48]/MAX([.BT:.BT]);&quot;&quot;)" table:style-name="ce44">
            <text:p>0.6</text:p>
          </table:table-cell>
          <table:table-cell office:value-type="string" table:style-name="ce33">
            <text:p>S4</text:p>
          </table:table-cell>
          <table:table-cell office:value-type="string" table:style-name="ce45">
            <text:p>S5</text:p>
          </table:table-cell>
          <table:table-cell office:value-type="string" table:style-name="ce45">
            <text:p>S3</text:p>
          </table:table-cell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office:value-type="string" table:style-name="ce46">
            <text:p>S2</text:p>
          </table:table-cell>
          <table:table-cell table:style-name="ce33"/>
          <table:table-cell table:style-name="ce45"/>
          <table:table-cell table:style-name="ce46"/>
          <table:table-cell office:value-type="float" office:value="0.4" table:style-name="ce33">
            <text:p>0.4</text:p>
          </table:table-cell>
          <table:table-cell office:value-type="float" office:value="0.3" table:style-name="ce45">
            <text:p>0.3</text:p>
          </table:table-cell>
          <table:table-cell office:value-type="float" office:value="0.3" table:style-name="ce46">
            <text:p>0.3</text:p>
          </table:table-cell>
          <table:table-cell office:value-type="float" office:value="0.16201851746019652" table:formula="of:=IF([.AG48]=&quot;&quot;;&quot;&quot;;IF(LEFT([.AG48];1)=&quot;S&quot;;0.1/NUMBERVALUE(RIGHT([.AG48];1))*POWER([.$F48]+70*[.$G48];0.5);[.AG48]*POWER([.$F48]+70*[.$G48];0.5)))" table:style-name="ce32">
            <text:p>0.2</text:p>
          </table:table-cell>
          <table:table-cell office:value-type="float" office:value="0.12961481396815722" table:formula="of:=IF([.AH48]=&quot;&quot;;&quot;&quot;;IF(LEFT([.AH48];1)=&quot;S&quot;;0.1/NUMBERVALUE(RIGHT([.AH48];1))*POWER([.$F48]+70*[.$G48];0.5);[.AH48]*POWER([.$F48]+70*[.$G48];0.5)))" table:style-name="ce43">
            <text:p>0.1</text:p>
          </table:table-cell>
          <table:table-cell office:value-type="float" office:value="0.21602468994692867" table:formula="of:=IF([.AI48]=&quot;&quot;;&quot;&quot;;IF(LEFT([.AI48];1)=&quot;S&quot;;0.1/NUMBERVALUE(RIGHT([.AI48];1))*POWER([.$F48]+70*[.$G48];0.5);[.AI48]*POWER([.$F48]+70*[.$G48];0.5)))" table:style-name="ce43">
            <text:p>0.2</text:p>
          </table:table-cell>
          <table:table-cell office:value-type="string" office:string-value="" table:formula="of:=IF([.AJ48]=&quot;&quot;;&quot;&quot;;IF(LEFT([.AJ48];1)=&quot;S&quot;;0.1/NUMBERVALUE(RIGHT([.AJ48];1))*POWER([.$F48]+70*[.$G48];0.5);[.AJ48]*POWER([.$F48]+70*[.$G48];0.5)))" table:style-name="ce43"/>
          <table:table-cell office:value-type="string" office:string-value="" table:formula="of:=IF([.AK48]=&quot;&quot;;&quot;&quot;;IF(LEFT([.AK48];1)=&quot;S&quot;;0.1/NUMBERVALUE(RIGHT([.AK48];1))*POWER([.$F48]+70*[.$G48];0.5);[.AK48]*POWER([.$F48]+70*[.$G48];0.5)))" table:style-name="ce43"/>
          <table:table-cell office:value-type="string" office:string-value="" table:formula="of:=IF([.AL48]=&quot;&quot;;&quot;&quot;;IF(LEFT([.AL48];1)=&quot;S&quot;;0.1/NUMBERVALUE(RIGHT([.AL48];1))*POWER([.$F48]+70*[.$G48];0.5);[.AL48]*POWER([.$F48]+70*[.$G48];0.5)))" table:style-name="ce44"/>
          <table:table-cell office:value-type="string" office:string-value="" table:formula="of:=IF([.AM48]=&quot;&quot;;&quot;&quot;;IF(LEFT([.AM48];1)=&quot;S&quot;;0.1/NUMBERVALUE(RIGHT([.AM48];1))*POWER([.$F48]+70*[.$G48];0.5);[.AM48]*POWER([.$F48]+70*[.$G48];0.5)))" table:style-name="ce32"/>
          <table:table-cell office:value-type="string" office:string-value="" table:formula="of:=IF([.AN48]=&quot;&quot;;&quot;&quot;;IF(LEFT([.AN48];1)=&quot;S&quot;;0.1/NUMBERVALUE(RIGHT([.AN48];1))*POWER([.$F48]+70*[.$G48];0.5);[.AN48]*POWER([.$F48]+70*[.$G48];0.5)))" table:style-name="ce43"/>
          <table:table-cell office:value-type="string" office:string-value="" table:formula="of:=IF([.AO48]=&quot;&quot;;&quot;&quot;;IF(LEFT([.AO48];1)=&quot;S&quot;;0.1/NUMBERVALUE(RIGHT([.AO48];1))*POWER([.$F48]+70*[.$G48];0.5);[.AO48]*POWER([.$F48]+70*[.$G48];0.5)))" table:style-name="ce43"/>
          <table:table-cell office:value-type="string" office:string-value="" table:formula="of:=IF([.AP48]=&quot;&quot;;&quot;&quot;;IF(LEFT([.AP48];1)=&quot;S&quot;;0.1/NUMBERVALUE(RIGHT([.AP48];1))*POWER([.$F48]+70*[.$G48];0.5);[.AP48]*POWER([.$F48]+70*[.$G48];0.5)))" table:style-name="ce44"/>
          <table:table-cell office:value-type="string" office:string-value="" table:formula="of:=IF([.AQ48]=&quot;&quot;;&quot;&quot;;IF(LEFT([.AQ48];1)=&quot;S&quot;;0.1/NUMBERVALUE(RIGHT([.AQ48];1))*POWER([.$F48]+70*[.$G48];0.5);[.AQ48]*POWER([.$F48]+70*[.$G48];0.5)))" table:style-name="ce32"/>
          <table:table-cell office:value-type="string" office:string-value="" table:formula="of:=IF([.AR48]=&quot;&quot;;&quot;&quot;;IF(LEFT([.AR48];1)=&quot;S&quot;;0.1/NUMBERVALUE(RIGHT([.AR48];1))*POWER([.$F48]+70*[.$G48];0.5);[.AR48]*POWER([.$F48]+70*[.$G48];0.5)))" table:style-name="ce43"/>
          <table:table-cell office:value-type="string" office:string-value="" table:formula="of:=IF([.AS48]=&quot;&quot;;&quot;&quot;;IF(LEFT([.AS48];1)=&quot;S&quot;;0.1/NUMBERVALUE(RIGHT([.AS48];1))*POWER([.$F48]+70*[.$G48];0.5);[.AS48]*POWER([.$F48]+70*[.$G48];0.5)))" table:style-name="ce43"/>
          <table:table-cell office:value-type="float" office:value="0.32403703492039304" table:formula="of:=IF([.AT48]=&quot;&quot;;&quot;&quot;;IF(LEFT([.AT48];1)=&quot;S&quot;;0.1/NUMBERVALUE(RIGHT([.AT48];1))*POWER([.$F48]+70*[.$G48];0.5);[.AT48]*POWER([.$F48]+70*[.$G48];0.5)))" table:style-name="ce44">
            <text:p>0.3</text:p>
          </table:table-cell>
          <table:table-cell office:value-type="string" office:string-value="" table:formula="of:=IF([.AU48]=&quot;&quot;;&quot;&quot;;IF(LEFT([.AU48];1)=&quot;S&quot;;0.1/NUMBERVALUE(RIGHT([.AU48];1))*POWER([.$F48]+70*[.$G48];0.5);[.AU48]*POWER([.$F48]+70*[.$G48];0.5)))" table:style-name="ce32"/>
          <table:table-cell office:value-type="string" office:string-value="" table:formula="of:=IF([.AV48]=&quot;&quot;;&quot;&quot;;IF(LEFT([.AV48];1)=&quot;S&quot;;0.1/NUMBERVALUE(RIGHT([.AV48];1))*POWER([.$F48]+70*[.$G48];0.5);[.AV48]*POWER([.$F48]+70*[.$G48];0.5)))" table:style-name="ce43"/>
          <table:table-cell office:value-type="string" office:string-value="" table:formula="of:=IF([.AW48]=&quot;&quot;;&quot;&quot;;IF(LEFT([.AW48];1)=&quot;S&quot;;0.1/NUMBERVALUE(RIGHT([.AW48];1))*POWER([.$F48]+70*[.$G48];0.5);[.AW48]*POWER([.$F48]+70*[.$G48];0.5)))" table:style-name="ce44"/>
          <table:table-cell office:value-type="float" office:value="2.5922962793631443" table:formula="of:=IF([.AX48]=&quot;&quot;;&quot;&quot;;IF(LEFT([.AX48];1)=&quot;S&quot;;0.1/NUMBERVALUE(RIGHT([.AX48];1))*POWER([.$F48]+70*[.$G48];0.5);[.AX48]*POWER([.$F48]+70*[.$G48];0.5)))" table:style-name="ce32">
            <text:p>2.6</text:p>
          </table:table-cell>
          <table:table-cell office:value-type="float" office:value="1.944222209522358" table:formula="of:=IF([.AY48]=&quot;&quot;;&quot;&quot;;IF(LEFT([.AY48];1)=&quot;S&quot;;0.1/NUMBERVALUE(RIGHT([.AY48];1))*POWER([.$F48]+70*[.$G48];0.5);[.AY48]*POWER([.$F48]+70*[.$G48];0.5)))" table:style-name="ce43">
            <text:p>1.9</text:p>
          </table:table-cell>
          <table:table-cell office:value-type="float" office:value="1.944222209522358" table:formula="of:=IF([.AZ48]=&quot;&quot;;&quot;&quot;;IF(LEFT([.AZ48];1)=&quot;S&quot;;0.1/NUMBERVALUE(RIGHT([.AZ48];1))*POWER([.$F48]+70*[.$G48];0.5);[.AZ48]*POWER([.$F48]+70*[.$G48];0.5)))" table:style-name="ce44">
            <text:p>1.9</text:p>
          </table:table-cell>
          <table:table-cell table:number-columns-repeated="16312"/>
        </table:table-row>
        <table:table-row table:style-name="ro1">
          <table:table-cell office:value-type="float" office:value="31" table:style-name="ce14">
            <text:p>31</text:p>
          </table:table-cell>
          <table:table-cell office:value-type="string" table:style-name="ce14">
            <text:p>Sit-up (head)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Core</text:p>
          </table:table-cell>
          <table:table-cell office:value-type="float" office:value="7" table:style-name="ce15">
            <text:p>7</text:p>
          </table:table-cell>
          <table:table-cell office:value-type="float" office:value="1.5" table:style-name="ce14">
            <text:p>1.5</text:p>
          </table:table-cell>
          <table:table-cell office:value-type="float" office:value="0.6" table:style-name="ce14">
            <text:p>0.6</text:p>
          </table:table-cell>
          <table:table-cell office:value-type="float" office:value="1" table:style-name="ce14">
            <text:p>1</text:p>
          </table:table-cell>
          <table:table-cell table:style-name="ce16"/>
          <table:table-cell office:value-type="float" office:value="2" table:style-name="ce15">
            <text:p>2</text:p>
          </table:table-cell>
          <table:table-cell table:style-name="ce14"/>
          <table:table-cell office:value-type="float" office:value="2.542021907314961" table:formula="of:=SUM([.M49:.AF49])" table:style-name="ce17">
            <text:p>2.5</text:p>
          </table:table-cell>
          <table:table-cell office:value-type="string" office:string-value="" table:formula="of:=IFERROR([.BA49]/MAX([.BA:.BA]);&quot;&quot;)" table:style-name="ce32"/>
          <table:table-cell office:value-type="string" office:string-value="" table:formula="of:=IFERROR([.BB49]/MAX([.BB:.BB]);&quot;&quot;)" table:style-name="ce43"/>
          <table:table-cell office:value-type="float" office:value="3.4020690871988585E-2" table:formula="of:=IFERROR([.BC49]/MAX([.BC:.BC]);&quot;&quot;)" table:style-name="ce43">
            <text:p>0.0</text:p>
          </table:table-cell>
          <table:table-cell office:value-type="string" office:string-value="" table:formula="of:=IFERROR([.BD49]/MAX([.BD:.BD]);&quot;&quot;)" table:style-name="ce43"/>
          <table:table-cell office:value-type="string" office:string-value="" table:formula="of:=IFERROR([.BE49]/MAX([.BE:.BE]);&quot;&quot;)" table:style-name="ce43"/>
          <table:table-cell office:value-type="string" office:string-value="" table:formula="of:=IFERROR([.BF49]/MAX([.BF:.BF]);&quot;&quot;)" table:style-name="ce44"/>
          <table:table-cell office:value-type="string" office:string-value="" table:formula="of:=IFERROR([.BG49]/MAX([.BG:.BG]);&quot;&quot;)" table:style-name="ce32"/>
          <table:table-cell office:value-type="string" office:string-value="" table:formula="of:=IFERROR([.BH49]/MAX([.BH:.BH]);&quot;&quot;)" table:style-name="ce43"/>
          <table:table-cell office:value-type="string" office:string-value="" table:formula="of:=IFERROR([.BI49]/MAX([.BI:.BI]);&quot;&quot;)" table:style-name="ce43"/>
          <table:table-cell office:value-type="string" office:string-value="" table:formula="of:=IFERROR([.BJ49]/MAX([.BJ:.BJ]);&quot;&quot;)" table:style-name="ce44"/>
          <table:table-cell office:value-type="string" office:string-value="" table:formula="of:=IFERROR([.BK49]/MAX([.BK:.BK]);&quot;&quot;)" table:style-name="ce32"/>
          <table:table-cell office:value-type="string" office:string-value="" table:formula="of:=IFERROR([.BL49]/MAX([.BL:.BL]);&quot;&quot;)" table:style-name="ce43"/>
          <table:table-cell office:value-type="string" office:string-value="" table:formula="of:=IFERROR([.BM49]/MAX([.BM:.BM]);&quot;&quot;)" table:style-name="ce43"/>
          <table:table-cell office:value-type="float" office:value="0.12721256114977686" table:formula="of:=IFERROR([.BN49]/MAX([.BN:.BN]);&quot;&quot;)" table:style-name="ce44">
            <text:p>0.1</text:p>
          </table:table-cell>
          <table:table-cell office:value-type="string" office:string-value="" table:formula="of:=IFERROR([.BO49]/MAX([.BO:.BO]);&quot;&quot;)" table:style-name="ce32"/>
          <table:table-cell office:value-type="string" office:string-value="" table:formula="of:=IFERROR([.BP49]/MAX([.BP:.BP]);&quot;&quot;)" table:style-name="ce43"/>
          <table:table-cell office:value-type="string" office:string-value="" table:formula="of:=IFERROR([.BQ49]/MAX([.BQ:.BQ]);&quot;&quot;)" table:style-name="ce44"/>
          <table:table-cell office:value-type="float" office:value="1" table:formula="of:=IFERROR([.BR49]/MAX([.BR:.BR]);&quot;&quot;)" table:style-name="ce32">
            <text:p>1.0</text:p>
          </table:table-cell>
          <table:table-cell office:value-type="float" office:value="1" table:formula="of:=IFERROR([.BS49]/MAX([.BS:.BS]);&quot;&quot;)" table:style-name="ce43">
            <text:p>1.0</text:p>
          </table:table-cell>
          <table:table-cell office:value-type="float" office:value="0.3807886552931955" table:formula="of:=IFERROR([.BT49]/MAX([.BT:.BT]);&quot;&quot;)" table:style-name="ce44">
            <text:p>0.4</text:p>
          </table:table-cell>
          <table:table-cell table:style-name="ce33"/>
          <table:table-cell table:style-name="ce45"/>
          <table:table-cell office:value-type="string" table:style-name="ce45">
            <text:p>S4</text:p>
          </table:table-cell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office:value-type="string" table:style-name="ce46">
            <text:p>S2</text:p>
          </table:table-cell>
          <table:table-cell table:style-name="ce33"/>
          <table:table-cell table:style-name="ce45"/>
          <table:table-cell table:style-name="ce46"/>
          <table:table-cell office:value-type="float" office:value="0.5" table:style-name="ce33">
            <text:p>0.5</text:p>
          </table:table-cell>
          <table:table-cell office:value-type="float" office:value="0.3" table:style-name="ce45">
            <text:p>0.3</text:p>
          </table:table-cell>
          <table:table-cell office:value-type="float" office:value="0.2" table:style-name="ce46">
            <text:p>0.2</text:p>
          </table:table-cell>
          <table:table-cell office:value-type="string" office:string-value="" table:formula="of:=IF([.AG49]=&quot;&quot;;&quot;&quot;;IF(LEFT([.AG49];1)=&quot;S&quot;;0.1/NUMBERVALUE(RIGHT([.AG49];1))*POWER([.$F49]+70*[.$G49];0.5);[.AG49]*POWER([.$F49]+70*[.$G49];0.5)))" table:style-name="ce32"/>
          <table:table-cell office:value-type="string" office:string-value="" table:formula="of:=IF([.AH49]=&quot;&quot;;&quot;&quot;;IF(LEFT([.AH49];1)=&quot;S&quot;;0.1/NUMBERVALUE(RIGHT([.AH49];1))*POWER([.$F49]+70*[.$G49];0.5);[.AH49]*POWER([.$F49]+70*[.$G49];0.5)))" table:style-name="ce43"/>
          <table:table-cell office:value-type="float" office:value="0.16488632447841151" table:formula="of:=IF([.AI49]=&quot;&quot;;&quot;&quot;;IF(LEFT([.AI49];1)=&quot;S&quot;;0.1/NUMBERVALUE(RIGHT([.AI49];1))*POWER([.$F49]+70*[.$G49];0.5);[.AI49]*POWER([.$F49]+70*[.$G49];0.5)))" table:style-name="ce43">
            <text:p>0.2</text:p>
          </table:table-cell>
          <table:table-cell office:value-type="string" office:string-value="" table:formula="of:=IF([.AJ49]=&quot;&quot;;&quot;&quot;;IF(LEFT([.AJ49];1)=&quot;S&quot;;0.1/NUMBERVALUE(RIGHT([.AJ49];1))*POWER([.$F49]+70*[.$G49];0.5);[.AJ49]*POWER([.$F49]+70*[.$G49];0.5)))" table:style-name="ce43"/>
          <table:table-cell office:value-type="string" office:string-value="" table:formula="of:=IF([.AK49]=&quot;&quot;;&quot;&quot;;IF(LEFT([.AK49];1)=&quot;S&quot;;0.1/NUMBERVALUE(RIGHT([.AK49];1))*POWER([.$F49]+70*[.$G49];0.5);[.AK49]*POWER([.$F49]+70*[.$G49];0.5)))" table:style-name="ce43"/>
          <table:table-cell office:value-type="string" office:string-value="" table:formula="of:=IF([.AL49]=&quot;&quot;;&quot;&quot;;IF(LEFT([.AL49];1)=&quot;S&quot;;0.1/NUMBERVALUE(RIGHT([.AL49];1))*POWER([.$F49]+70*[.$G49];0.5);[.AL49]*POWER([.$F49]+70*[.$G49];0.5)))" table:style-name="ce44"/>
          <table:table-cell office:value-type="string" office:string-value="" table:formula="of:=IF([.AM49]=&quot;&quot;;&quot;&quot;;IF(LEFT([.AM49];1)=&quot;S&quot;;0.1/NUMBERVALUE(RIGHT([.AM49];1))*POWER([.$F49]+70*[.$G49];0.5);[.AM49]*POWER([.$F49]+70*[.$G49];0.5)))" table:style-name="ce32"/>
          <table:table-cell office:value-type="string" office:string-value="" table:formula="of:=IF([.AN49]=&quot;&quot;;&quot;&quot;;IF(LEFT([.AN49];1)=&quot;S&quot;;0.1/NUMBERVALUE(RIGHT([.AN49];1))*POWER([.$F49]+70*[.$G49];0.5);[.AN49]*POWER([.$F49]+70*[.$G49];0.5)))" table:style-name="ce43"/>
          <table:table-cell office:value-type="string" office:string-value="" table:formula="of:=IF([.AO49]=&quot;&quot;;&quot;&quot;;IF(LEFT([.AO49];1)=&quot;S&quot;;0.1/NUMBERVALUE(RIGHT([.AO49];1))*POWER([.$F49]+70*[.$G49];0.5);[.AO49]*POWER([.$F49]+70*[.$G49];0.5)))" table:style-name="ce43"/>
          <table:table-cell office:value-type="string" office:string-value="" table:formula="of:=IF([.AP49]=&quot;&quot;;&quot;&quot;;IF(LEFT([.AP49];1)=&quot;S&quot;;0.1/NUMBERVALUE(RIGHT([.AP49];1))*POWER([.$F49]+70*[.$G49];0.5);[.AP49]*POWER([.$F49]+70*[.$G49];0.5)))" table:style-name="ce44"/>
          <table:table-cell office:value-type="string" office:string-value="" table:formula="of:=IF([.AQ49]=&quot;&quot;;&quot;&quot;;IF(LEFT([.AQ49];1)=&quot;S&quot;;0.1/NUMBERVALUE(RIGHT([.AQ49];1))*POWER([.$F49]+70*[.$G49];0.5);[.AQ49]*POWER([.$F49]+70*[.$G49];0.5)))" table:style-name="ce32"/>
          <table:table-cell office:value-type="string" office:string-value="" table:formula="of:=IF([.AR49]=&quot;&quot;;&quot;&quot;;IF(LEFT([.AR49];1)=&quot;S&quot;;0.1/NUMBERVALUE(RIGHT([.AR49];1))*POWER([.$F49]+70*[.$G49];0.5);[.AR49]*POWER([.$F49]+70*[.$G49];0.5)))" table:style-name="ce43"/>
          <table:table-cell office:value-type="string" office:string-value="" table:formula="of:=IF([.AS49]=&quot;&quot;;&quot;&quot;;IF(LEFT([.AS49];1)=&quot;S&quot;;0.1/NUMBERVALUE(RIGHT([.AS49];1))*POWER([.$F49]+70*[.$G49];0.5);[.AS49]*POWER([.$F49]+70*[.$G49];0.5)))" table:style-name="ce43"/>
          <table:table-cell office:value-type="float" office:value="0.32977264895682301" table:formula="of:=IF([.AT49]=&quot;&quot;;&quot;&quot;;IF(LEFT([.AT49];1)=&quot;S&quot;;0.1/NUMBERVALUE(RIGHT([.AT49];1))*POWER([.$F49]+70*[.$G49];0.5);[.AT49]*POWER([.$F49]+70*[.$G49];0.5)))" table:style-name="ce44">
            <text:p>0.3</text:p>
          </table:table-cell>
          <table:table-cell office:value-type="string" office:string-value="" table:formula="of:=IF([.AU49]=&quot;&quot;;&quot;&quot;;IF(LEFT([.AU49];1)=&quot;S&quot;;0.1/NUMBERVALUE(RIGHT([.AU49];1))*POWER([.$F49]+70*[.$G49];0.5);[.AU49]*POWER([.$F49]+70*[.$G49];0.5)))" table:style-name="ce32"/>
          <table:table-cell office:value-type="string" office:string-value="" table:formula="of:=IF([.AV49]=&quot;&quot;;&quot;&quot;;IF(LEFT([.AV49];1)=&quot;S&quot;;0.1/NUMBERVALUE(RIGHT([.AV49];1))*POWER([.$F49]+70*[.$G49];0.5);[.AV49]*POWER([.$F49]+70*[.$G49];0.5)))" table:style-name="ce43"/>
          <table:table-cell office:value-type="string" office:string-value="" table:formula="of:=IF([.AW49]=&quot;&quot;;&quot;&quot;;IF(LEFT([.AW49];1)=&quot;S&quot;;0.1/NUMBERVALUE(RIGHT([.AW49];1))*POWER([.$F49]+70*[.$G49];0.5);[.AW49]*POWER([.$F49]+70*[.$G49];0.5)))" table:style-name="ce44"/>
          <table:table-cell office:value-type="float" office:value="3.2977264895682299" table:formula="of:=IF([.AX49]=&quot;&quot;;&quot;&quot;;IF(LEFT([.AX49];1)=&quot;S&quot;;0.1/NUMBERVALUE(RIGHT([.AX49];1))*POWER([.$F49]+70*[.$G49];0.5);[.AX49]*POWER([.$F49]+70*[.$G49];0.5)))" table:style-name="ce32">
            <text:p>3.3</text:p>
          </table:table-cell>
          <table:table-cell office:value-type="float" office:value="1.9786358937409378" table:formula="of:=IF([.AY49]=&quot;&quot;;&quot;&quot;;IF(LEFT([.AY49];1)=&quot;S&quot;;0.1/NUMBERVALUE(RIGHT([.AY49];1))*POWER([.$F49]+70*[.$G49];0.5);[.AY49]*POWER([.$F49]+70*[.$G49];0.5)))" table:style-name="ce43">
            <text:p>2.0</text:p>
          </table:table-cell>
          <table:table-cell office:value-type="float" office:value="1.319090595827292" table:formula="of:=IF([.AZ49]=&quot;&quot;;&quot;&quot;;IF(LEFT([.AZ49];1)=&quot;S&quot;;0.1/NUMBERVALUE(RIGHT([.AZ49];1))*POWER([.$F49]+70*[.$G49];0.5);[.AZ49]*POWER([.$F49]+70*[.$G49];0.5)))" table:style-name="ce44">
            <text:p>1.3</text:p>
          </table:table-cell>
          <table:table-cell table:number-columns-repeated="16312"/>
        </table:table-row>
        <table:table-row table:style-name="ro1">
          <table:table-cell office:value-type="float" office:value="29" table:style-name="ce14">
            <text:p>29</text:p>
          </table:table-cell>
          <table:table-cell office:value-type="string" table:style-name="ce14">
            <text:p>Hanging leg raise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Core</text:p>
          </table:table-cell>
          <table:table-cell office:value-type="float" office:value="7" table:style-name="ce15">
            <text:p>7</text:p>
          </table:table-cell>
          <table:table-cell table:style-name="ce14"/>
          <table:table-cell office:value-type="float" office:value="0.3" table:style-name="ce14">
            <text:p>0.3</text:p>
          </table:table-cell>
          <table:table-cell office:value-type="float" office:value="1" table:style-name="ce14">
            <text:p>1</text:p>
          </table:table-cell>
          <table:table-cell table:style-name="ce16"/>
          <table:table-cell office:value-type="float" office:value="2" table:style-name="ce15">
            <text:p>2</text:p>
          </table:table-cell>
          <table:table-cell table:style-name="ce14"/>
          <table:table-cell office:value-type="float" office:value="1.8089972690475287" table:formula="of:=SUM([.M50:.AF50])" table:style-name="ce17">
            <text:p>1.8</text:p>
          </table:table-cell>
          <table:table-cell office:value-type="string" office:string-value="" table:formula="of:=IFERROR([.BA50]/MAX([.BA:.BA]);&quot;&quot;)" table:style-name="ce32"/>
          <table:table-cell office:value-type="string" office:string-value="" table:formula="of:=IFERROR([.BB50]/MAX([.BB:.BB]);&quot;&quot;)" table:style-name="ce43"/>
          <table:table-cell office:value-type="float" office:value="2.3637859538798975E-2" table:formula="of:=IFERROR([.BC50]/MAX([.BC:.BC]);&quot;&quot;)" table:style-name="ce43">
            <text:p>0.0</text:p>
          </table:table-cell>
          <table:table-cell office:value-type="string" office:string-value="" table:formula="of:=IFERROR([.BD50]/MAX([.BD:.BD]);&quot;&quot;)" table:style-name="ce43"/>
          <table:table-cell office:value-type="string" office:string-value="" table:formula="of:=IFERROR([.BE50]/MAX([.BE:.BE]);&quot;&quot;)" table:style-name="ce43"/>
          <table:table-cell office:value-type="string" office:string-value="" table:formula="of:=IFERROR([.BF50]/MAX([.BF:.BF]);&quot;&quot;)" table:style-name="ce44"/>
          <table:table-cell office:value-type="string" office:string-value="" table:formula="of:=IFERROR([.BG50]/MAX([.BG:.BG]);&quot;&quot;)" table:style-name="ce32"/>
          <table:table-cell office:value-type="string" office:string-value="" table:formula="of:=IFERROR([.BH50]/MAX([.BH:.BH]);&quot;&quot;)" table:style-name="ce43"/>
          <table:table-cell office:value-type="string" office:string-value="" table:formula="of:=IFERROR([.BI50]/MAX([.BI:.BI]);&quot;&quot;)" table:style-name="ce43"/>
          <table:table-cell office:value-type="string" office:string-value="" table:formula="of:=IFERROR([.BJ50]/MAX([.BJ:.BJ]);&quot;&quot;)" table:style-name="ce44"/>
          <table:table-cell office:value-type="float" office:value="4.2779263194649857E-2" table:formula="of:=IFERROR([.BK50]/MAX([.BK:.BK]);&quot;&quot;)" table:style-name="ce32">
            <text:p>0.0</text:p>
          </table:table-cell>
          <table:table-cell office:value-type="string" office:string-value="" table:formula="of:=IFERROR([.BL50]/MAX([.BL:.BL]);&quot;&quot;)" table:style-name="ce43"/>
          <table:table-cell office:value-type="string" office:string-value="" table:formula="of:=IFERROR([.BM50]/MAX([.BM:.BM]);&quot;&quot;)" table:style-name="ce43"/>
          <table:table-cell office:value-type="float" office:value="8.8388347648318433E-2" table:formula="of:=IFERROR([.BN50]/MAX([.BN:.BN]);&quot;&quot;)" table:style-name="ce44">
            <text:p>0.1</text:p>
          </table:table-cell>
          <table:table-cell office:value-type="string" office:string-value="" table:formula="of:=IFERROR([.BO50]/MAX([.BO:.BO]);&quot;&quot;)" table:style-name="ce32"/>
          <table:table-cell office:value-type="string" office:string-value="" table:formula="of:=IFERROR([.BP50]/MAX([.BP:.BP]);&quot;&quot;)" table:style-name="ce43"/>
          <table:table-cell office:value-type="string" office:string-value="" table:formula="of:=IFERROR([.BQ50]/MAX([.BQ:.BQ]);&quot;&quot;)" table:style-name="ce44"/>
          <table:table-cell office:value-type="float" office:value="0.69480833377965112" table:formula="of:=IFERROR([.BR50]/MAX([.BR:.BR]);&quot;&quot;)" table:style-name="ce32">
            <text:p>0.7</text:p>
          </table:table-cell>
          <table:table-cell office:value-type="float" office:value="0.69480833377965112" table:formula="of:=IFERROR([.BS50]/MAX([.BS:.BS]);&quot;&quot;)" table:style-name="ce43">
            <text:p>0.7</text:p>
          </table:table-cell>
          <table:table-cell office:value-type="float" office:value="0.26457513110645908" table:formula="of:=IFERROR([.BT50]/MAX([.BT:.BT]);&quot;&quot;)" table:style-name="ce44">
            <text:p>0.3</text:p>
          </table:table-cell>
          <table:table-cell table:style-name="ce33"/>
          <table:table-cell table:style-name="ce45"/>
          <table:table-cell office:value-type="string" table:style-name="ce45">
            <text:p>S4</text:p>
          </table:table-cell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office:value-type="string" table:style-name="ce33">
            <text:p>S3</text:p>
          </table:table-cell>
          <table:table-cell table:style-name="ce45"/>
          <table:table-cell table:style-name="ce45"/>
          <table:table-cell office:value-type="string" table:style-name="ce46">
            <text:p>S2</text:p>
          </table:table-cell>
          <table:table-cell table:style-name="ce33"/>
          <table:table-cell table:style-name="ce45"/>
          <table:table-cell table:style-name="ce46"/>
          <table:table-cell office:value-type="float" office:value="0.5" table:style-name="ce33">
            <text:p>0.5</text:p>
          </table:table-cell>
          <table:table-cell office:value-type="float" office:value="0.3" table:style-name="ce45">
            <text:p>0.3</text:p>
          </table:table-cell>
          <table:table-cell office:value-type="float" office:value="0.2" table:style-name="ce46">
            <text:p>0.2</text:p>
          </table:table-cell>
          <table:table-cell office:value-type="string" office:string-value="" table:formula="of:=IF([.AG50]=&quot;&quot;;&quot;&quot;;IF(LEFT([.AG50];1)=&quot;S&quot;;0.1/NUMBERVALUE(RIGHT([.AG50];1))*POWER([.$F50]+70*[.$G50];0.5);[.AG50]*POWER([.$F50]+70*[.$G50];0.5)))" table:style-name="ce32"/>
          <table:table-cell office:value-type="string" office:string-value="" table:formula="of:=IF([.AH50]=&quot;&quot;;&quot;&quot;;IF(LEFT([.AH50];1)=&quot;S&quot;;0.1/NUMBERVALUE(RIGHT([.AH50];1))*POWER([.$F50]+70*[.$G50];0.5);[.AH50]*POWER([.$F50]+70*[.$G50];0.5)))" table:style-name="ce43"/>
          <table:table-cell office:value-type="float" office:value="0.114564392373896" table:formula="of:=IF([.AI50]=&quot;&quot;;&quot;&quot;;IF(LEFT([.AI50];1)=&quot;S&quot;;0.1/NUMBERVALUE(RIGHT([.AI50];1))*POWER([.$F50]+70*[.$G50];0.5);[.AI50]*POWER([.$F50]+70*[.$G50];0.5)))" table:style-name="ce43">
            <text:p>0.1</text:p>
          </table:table-cell>
          <table:table-cell office:value-type="string" office:string-value="" table:formula="of:=IF([.AJ50]=&quot;&quot;;&quot;&quot;;IF(LEFT([.AJ50];1)=&quot;S&quot;;0.1/NUMBERVALUE(RIGHT([.AJ50];1))*POWER([.$F50]+70*[.$G50];0.5);[.AJ50]*POWER([.$F50]+70*[.$G50];0.5)))" table:style-name="ce43"/>
          <table:table-cell office:value-type="string" office:string-value="" table:formula="of:=IF([.AK50]=&quot;&quot;;&quot;&quot;;IF(LEFT([.AK50];1)=&quot;S&quot;;0.1/NUMBERVALUE(RIGHT([.AK50];1))*POWER([.$F50]+70*[.$G50];0.5);[.AK50]*POWER([.$F50]+70*[.$G50];0.5)))" table:style-name="ce43"/>
          <table:table-cell office:value-type="string" office:string-value="" table:formula="of:=IF([.AL50]=&quot;&quot;;&quot;&quot;;IF(LEFT([.AL50];1)=&quot;S&quot;;0.1/NUMBERVALUE(RIGHT([.AL50];1))*POWER([.$F50]+70*[.$G50];0.5);[.AL50]*POWER([.$F50]+70*[.$G50];0.5)))" table:style-name="ce44"/>
          <table:table-cell office:value-type="string" office:string-value="" table:formula="of:=IF([.AM50]=&quot;&quot;;&quot;&quot;;IF(LEFT([.AM50];1)=&quot;S&quot;;0.1/NUMBERVALUE(RIGHT([.AM50];1))*POWER([.$F50]+70*[.$G50];0.5);[.AM50]*POWER([.$F50]+70*[.$G50];0.5)))" table:style-name="ce32"/>
          <table:table-cell office:value-type="string" office:string-value="" table:formula="of:=IF([.AN50]=&quot;&quot;;&quot;&quot;;IF(LEFT([.AN50];1)=&quot;S&quot;;0.1/NUMBERVALUE(RIGHT([.AN50];1))*POWER([.$F50]+70*[.$G50];0.5);[.AN50]*POWER([.$F50]+70*[.$G50];0.5)))" table:style-name="ce43"/>
          <table:table-cell office:value-type="string" office:string-value="" table:formula="of:=IF([.AO50]=&quot;&quot;;&quot;&quot;;IF(LEFT([.AO50];1)=&quot;S&quot;;0.1/NUMBERVALUE(RIGHT([.AO50];1))*POWER([.$F50]+70*[.$G50];0.5);[.AO50]*POWER([.$F50]+70*[.$G50];0.5)))" table:style-name="ce43"/>
          <table:table-cell office:value-type="string" office:string-value="" table:formula="of:=IF([.AP50]=&quot;&quot;;&quot;&quot;;IF(LEFT([.AP50];1)=&quot;S&quot;;0.1/NUMBERVALUE(RIGHT([.AP50];1))*POWER([.$F50]+70*[.$G50];0.5);[.AP50]*POWER([.$F50]+70*[.$G50];0.5)))" table:style-name="ce44"/>
          <table:table-cell office:value-type="float" office:value="0.15275252316519466" table:formula="of:=IF([.AQ50]=&quot;&quot;;&quot;&quot;;IF(LEFT([.AQ50];1)=&quot;S&quot;;0.1/NUMBERVALUE(RIGHT([.AQ50];1))*POWER([.$F50]+70*[.$G50];0.5);[.AQ50]*POWER([.$F50]+70*[.$G50];0.5)))" table:style-name="ce32">
            <text:p>0.2</text:p>
          </table:table-cell>
          <table:table-cell office:value-type="string" office:string-value="" table:formula="of:=IF([.AR50]=&quot;&quot;;&quot;&quot;;IF(LEFT([.AR50];1)=&quot;S&quot;;0.1/NUMBERVALUE(RIGHT([.AR50];1))*POWER([.$F50]+70*[.$G50];0.5);[.AR50]*POWER([.$F50]+70*[.$G50];0.5)))" table:style-name="ce43"/>
          <table:table-cell office:value-type="string" office:string-value="" table:formula="of:=IF([.AS50]=&quot;&quot;;&quot;&quot;;IF(LEFT([.AS50];1)=&quot;S&quot;;0.1/NUMBERVALUE(RIGHT([.AS50];1))*POWER([.$F50]+70*[.$G50];0.5);[.AS50]*POWER([.$F50]+70*[.$G50];0.5)))" table:style-name="ce43"/>
          <table:table-cell office:value-type="float" office:value="0.229128784747792" table:formula="of:=IF([.AT50]=&quot;&quot;;&quot;&quot;;IF(LEFT([.AT50];1)=&quot;S&quot;;0.1/NUMBERVALUE(RIGHT([.AT50];1))*POWER([.$F50]+70*[.$G50];0.5);[.AT50]*POWER([.$F50]+70*[.$G50];0.5)))" table:style-name="ce44">
            <text:p>0.2</text:p>
          </table:table-cell>
          <table:table-cell office:value-type="string" office:string-value="" table:formula="of:=IF([.AU50]=&quot;&quot;;&quot;&quot;;IF(LEFT([.AU50];1)=&quot;S&quot;;0.1/NUMBERVALUE(RIGHT([.AU50];1))*POWER([.$F50]+70*[.$G50];0.5);[.AU50]*POWER([.$F50]+70*[.$G50];0.5)))" table:style-name="ce32"/>
          <table:table-cell office:value-type="string" office:string-value="" table:formula="of:=IF([.AV50]=&quot;&quot;;&quot;&quot;;IF(LEFT([.AV50];1)=&quot;S&quot;;0.1/NUMBERVALUE(RIGHT([.AV50];1))*POWER([.$F50]+70*[.$G50];0.5);[.AV50]*POWER([.$F50]+70*[.$G50];0.5)))" table:style-name="ce43"/>
          <table:table-cell office:value-type="string" office:string-value="" table:formula="of:=IF([.AW50]=&quot;&quot;;&quot;&quot;;IF(LEFT([.AW50];1)=&quot;S&quot;;0.1/NUMBERVALUE(RIGHT([.AW50];1))*POWER([.$F50]+70*[.$G50];0.5);[.AW50]*POWER([.$F50]+70*[.$G50];0.5)))" table:style-name="ce44"/>
          <table:table-cell office:value-type="float" office:value="2.2912878474779199" table:formula="of:=IF([.AX50]=&quot;&quot;;&quot;&quot;;IF(LEFT([.AX50];1)=&quot;S&quot;;0.1/NUMBERVALUE(RIGHT([.AX50];1))*POWER([.$F50]+70*[.$G50];0.5);[.AX50]*POWER([.$F50]+70*[.$G50];0.5)))" table:style-name="ce32">
            <text:p>2.3</text:p>
          </table:table-cell>
          <table:table-cell office:value-type="float" office:value="1.3747727084867518" table:formula="of:=IF([.AY50]=&quot;&quot;;&quot;&quot;;IF(LEFT([.AY50];1)=&quot;S&quot;;0.1/NUMBERVALUE(RIGHT([.AY50];1))*POWER([.$F50]+70*[.$G50];0.5);[.AY50]*POWER([.$F50]+70*[.$G50];0.5)))" table:style-name="ce43">
            <text:p>1.4</text:p>
          </table:table-cell>
          <table:table-cell office:value-type="float" office:value="0.91651513899116799" table:formula="of:=IF([.AZ50]=&quot;&quot;;&quot;&quot;;IF(LEFT([.AZ50];1)=&quot;S&quot;;0.1/NUMBERVALUE(RIGHT([.AZ50];1))*POWER([.$F50]+70*[.$G50];0.5);[.AZ50]*POWER([.$F50]+70*[.$G50];0.5)))" table:style-name="ce44">
            <text:p>0.9</text:p>
          </table:table-cell>
          <table:table-cell table:number-columns-repeated="16312"/>
        </table:table-row>
        <table:table-row table:style-name="ro1">
          <table:table-cell office:value-type="float" office:value="28" table:style-name="ce14">
            <text:p>28</text:p>
          </table:table-cell>
          <table:table-cell office:value-type="string" table:style-name="ce14">
            <text:p>Cable standing twist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Core</text:p>
          </table:table-cell>
          <table:table-cell office:value-type="float" office:value="7" table:style-name="ce15">
            <text:p>7</text:p>
          </table:table-cell>
          <table:table-cell office:value-type="float" office:value="12" table:style-name="ce14">
            <text:p>12</text:p>
          </table:table-cell>
          <table:table-cell table:number-columns-repeated="2" table:style-name="ce14"/>
          <table:table-cell office:value-type="float" office:value="1" table:style-name="ce16">
            <text:p>1</text:p>
          </table:table-cell>
          <table:table-cell office:value-type="float" office:value="2" table:style-name="ce15">
            <text:p>2</text:p>
          </table:table-cell>
          <table:table-cell table:style-name="ce14"/>
          <table:table-cell office:value-type="float" office:value="1.2549948507602937" table:formula="of:=SUM([.M51:.AF51])" table:style-name="ce17">
            <text:p>1.3</text:p>
          </table:table-cell>
          <table:table-cell office:value-type="string" office:string-value="" table:formula="of:=IFERROR([.BA51]/MAX([.BA:.BA]);&quot;&quot;)" table:style-name="ce32"/>
          <table:table-cell office:value-type="string" office:string-value="" table:formula="of:=IFERROR([.BB51]/MAX([.BB:.BB]);&quot;&quot;)" table:style-name="ce43"/>
          <table:table-cell office:value-type="float" office:value="1.786854224729658E-2" table:formula="of:=IFERROR([.BC51]/MAX([.BC:.BC]);&quot;&quot;)" table:style-name="ce43">
            <text:p>0.0</text:p>
          </table:table-cell>
          <table:table-cell office:value-type="string" office:string-value="" table:formula="of:=IFERROR([.BD51]/MAX([.BD:.BD]);&quot;&quot;)" table:style-name="ce43"/>
          <table:table-cell office:value-type="string" office:string-value="" table:formula="of:=IFERROR([.BE51]/MAX([.BE:.BE]);&quot;&quot;)" table:style-name="ce43"/>
          <table:table-cell office:value-type="string" office:string-value="" table:formula="of:=IFERROR([.BF51]/MAX([.BF:.BF]);&quot;&quot;)" table:style-name="ce44"/>
          <table:table-cell office:value-type="string" office:string-value="" table:formula="of:=IFERROR([.BG51]/MAX([.BG:.BG]);&quot;&quot;)" table:style-name="ce32"/>
          <table:table-cell office:value-type="string" office:string-value="" table:formula="of:=IFERROR([.BH51]/MAX([.BH:.BH]);&quot;&quot;)" table:style-name="ce43"/>
          <table:table-cell office:value-type="string" office:string-value="" table:formula="of:=IFERROR([.BI51]/MAX([.BI:.BI]);&quot;&quot;)" table:style-name="ce43"/>
          <table:table-cell office:value-type="string" office:string-value="" table:formula="of:=IFERROR([.BJ51]/MAX([.BJ:.BJ]);&quot;&quot;)" table:style-name="ce44"/>
          <table:table-cell office:value-type="string" office:string-value="" table:formula="of:=IFERROR([.BK51]/MAX([.BK:.BK]);&quot;&quot;)" table:style-name="ce32"/>
          <table:table-cell office:value-type="string" office:string-value="" table:formula="of:=IFERROR([.BL51]/MAX([.BL:.BL]);&quot;&quot;)" table:style-name="ce43"/>
          <table:table-cell office:value-type="string" office:string-value="" table:formula="of:=IFERROR([.BM51]/MAX([.BM:.BM]);&quot;&quot;)" table:style-name="ce43"/>
          <table:table-cell office:value-type="float" office:value="4.454354031873739E-2" table:formula="of:=IFERROR([.BN51]/MAX([.BN:.BN]);&quot;&quot;)" table:style-name="ce44">
            <text:p>0.0</text:p>
          </table:table-cell>
          <table:table-cell office:value-type="string" office:string-value="" table:formula="of:=IFERROR([.BO51]/MAX([.BO:.BO]);&quot;&quot;)" table:style-name="ce32"/>
          <table:table-cell office:value-type="string" office:string-value="" table:formula="of:=IFERROR([.BP51]/MAX([.BP:.BP]);&quot;&quot;)" table:style-name="ce43"/>
          <table:table-cell office:value-type="string" office:string-value="" table:formula="of:=IFERROR([.BQ51]/MAX([.BQ:.BQ]);&quot;&quot;)" table:style-name="ce44"/>
          <table:table-cell office:value-type="float" office:value="0.10504514628777804" table:formula="of:=IFERROR([.BR51]/MAX([.BR:.BR]);&quot;&quot;)" table:style-name="ce32">
            <text:p>0.1</text:p>
          </table:table-cell>
          <table:table-cell office:value-type="float" office:value="8.7537621906481705E-2" table:formula="of:=IFERROR([.BS51]/MAX([.BS:.BS]);&quot;&quot;)" table:style-name="ce43">
            <text:p>0.1</text:p>
          </table:table-cell>
          <table:table-cell office:value-type="float" office:value="1" table:formula="of:=IFERROR([.BT51]/MAX([.BT:.BT]);&quot;&quot;)" table:style-name="ce44">
            <text:p>1.0</text:p>
          </table:table-cell>
          <table:table-cell table:style-name="ce33"/>
          <table:table-cell table:style-name="ce45"/>
          <table:table-cell office:value-type="string" table:style-name="ce45">
            <text:p>S4</text:p>
          </table:table-cell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office:value-type="string" table:style-name="ce46">
            <text:p>S3</text:p>
          </table:table-cell>
          <table:table-cell table:style-name="ce33"/>
          <table:table-cell table:style-name="ce45"/>
          <table:table-cell table:style-name="ce46"/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office:value-type="float" office:value="1" table:style-name="ce46">
            <text:p>1</text:p>
          </table:table-cell>
          <table:table-cell office:value-type="string" office:string-value="" table:formula="of:=IF([.AG51]=&quot;&quot;;&quot;&quot;;IF(LEFT([.AG51];1)=&quot;S&quot;;0.1/NUMBERVALUE(RIGHT([.AG51];1))*POWER([.$F51]+70*[.$G51];0.5);[.AG51]*POWER([.$F51]+70*[.$G51];0.5)))" table:style-name="ce32"/>
          <table:table-cell office:value-type="string" office:string-value="" table:formula="of:=IF([.AH51]=&quot;&quot;;&quot;&quot;;IF(LEFT([.AH51];1)=&quot;S&quot;;0.1/NUMBERVALUE(RIGHT([.AH51];1))*POWER([.$F51]+70*[.$G51];0.5);[.AH51]*POWER([.$F51]+70*[.$G51];0.5)))" table:style-name="ce43"/>
          <table:table-cell office:value-type="float" office:value="8.6602540378443865E-2" table:formula="of:=IF([.AI51]=&quot;&quot;;&quot;&quot;;IF(LEFT([.AI51];1)=&quot;S&quot;;0.1/NUMBERVALUE(RIGHT([.AI51];1))*POWER([.$F51]+70*[.$G51];0.5);[.AI51]*POWER([.$F51]+70*[.$G51];0.5)))" table:style-name="ce43">
            <text:p>0.1</text:p>
          </table:table-cell>
          <table:table-cell office:value-type="string" office:string-value="" table:formula="of:=IF([.AJ51]=&quot;&quot;;&quot;&quot;;IF(LEFT([.AJ51];1)=&quot;S&quot;;0.1/NUMBERVALUE(RIGHT([.AJ51];1))*POWER([.$F51]+70*[.$G51];0.5);[.AJ51]*POWER([.$F51]+70*[.$G51];0.5)))" table:style-name="ce43"/>
          <table:table-cell office:value-type="string" office:string-value="" table:formula="of:=IF([.AK51]=&quot;&quot;;&quot;&quot;;IF(LEFT([.AK51];1)=&quot;S&quot;;0.1/NUMBERVALUE(RIGHT([.AK51];1))*POWER([.$F51]+70*[.$G51];0.5);[.AK51]*POWER([.$F51]+70*[.$G51];0.5)))" table:style-name="ce43"/>
          <table:table-cell office:value-type="string" office:string-value="" table:formula="of:=IF([.AL51]=&quot;&quot;;&quot;&quot;;IF(LEFT([.AL51];1)=&quot;S&quot;;0.1/NUMBERVALUE(RIGHT([.AL51];1))*POWER([.$F51]+70*[.$G51];0.5);[.AL51]*POWER([.$F51]+70*[.$G51];0.5)))" table:style-name="ce44"/>
          <table:table-cell office:value-type="string" office:string-value="" table:formula="of:=IF([.AM51]=&quot;&quot;;&quot;&quot;;IF(LEFT([.AM51];1)=&quot;S&quot;;0.1/NUMBERVALUE(RIGHT([.AM51];1))*POWER([.$F51]+70*[.$G51];0.5);[.AM51]*POWER([.$F51]+70*[.$G51];0.5)))" table:style-name="ce32"/>
          <table:table-cell office:value-type="string" office:string-value="" table:formula="of:=IF([.AN51]=&quot;&quot;;&quot;&quot;;IF(LEFT([.AN51];1)=&quot;S&quot;;0.1/NUMBERVALUE(RIGHT([.AN51];1))*POWER([.$F51]+70*[.$G51];0.5);[.AN51]*POWER([.$F51]+70*[.$G51];0.5)))" table:style-name="ce43"/>
          <table:table-cell office:value-type="string" office:string-value="" table:formula="of:=IF([.AO51]=&quot;&quot;;&quot;&quot;;IF(LEFT([.AO51];1)=&quot;S&quot;;0.1/NUMBERVALUE(RIGHT([.AO51];1))*POWER([.$F51]+70*[.$G51];0.5);[.AO51]*POWER([.$F51]+70*[.$G51];0.5)))" table:style-name="ce43"/>
          <table:table-cell office:value-type="string" office:string-value="" table:formula="of:=IF([.AP51]=&quot;&quot;;&quot;&quot;;IF(LEFT([.AP51];1)=&quot;S&quot;;0.1/NUMBERVALUE(RIGHT([.AP51];1))*POWER([.$F51]+70*[.$G51];0.5);[.AP51]*POWER([.$F51]+70*[.$G51];0.5)))" table:style-name="ce44"/>
          <table:table-cell office:value-type="string" office:string-value="" table:formula="of:=IF([.AQ51]=&quot;&quot;;&quot;&quot;;IF(LEFT([.AQ51];1)=&quot;S&quot;;0.1/NUMBERVALUE(RIGHT([.AQ51];1))*POWER([.$F51]+70*[.$G51];0.5);[.AQ51]*POWER([.$F51]+70*[.$G51];0.5)))" table:style-name="ce32"/>
          <table:table-cell office:value-type="string" office:string-value="" table:formula="of:=IF([.AR51]=&quot;&quot;;&quot;&quot;;IF(LEFT([.AR51];1)=&quot;S&quot;;0.1/NUMBERVALUE(RIGHT([.AR51];1))*POWER([.$F51]+70*[.$G51];0.5);[.AR51]*POWER([.$F51]+70*[.$G51];0.5)))" table:style-name="ce43"/>
          <table:table-cell office:value-type="string" office:string-value="" table:formula="of:=IF([.AS51]=&quot;&quot;;&quot;&quot;;IF(LEFT([.AS51];1)=&quot;S&quot;;0.1/NUMBERVALUE(RIGHT([.AS51];1))*POWER([.$F51]+70*[.$G51];0.5);[.AS51]*POWER([.$F51]+70*[.$G51];0.5)))" table:style-name="ce43"/>
          <table:table-cell office:value-type="float" office:value="0.11547005383792515" table:formula="of:=IF([.AT51]=&quot;&quot;;&quot;&quot;;IF(LEFT([.AT51];1)=&quot;S&quot;;0.1/NUMBERVALUE(RIGHT([.AT51];1))*POWER([.$F51]+70*[.$G51];0.5);[.AT51]*POWER([.$F51]+70*[.$G51];0.5)))" table:style-name="ce44">
            <text:p>0.1</text:p>
          </table:table-cell>
          <table:table-cell office:value-type="string" office:string-value="" table:formula="of:=IF([.AU51]=&quot;&quot;;&quot;&quot;;IF(LEFT([.AU51];1)=&quot;S&quot;;0.1/NUMBERVALUE(RIGHT([.AU51];1))*POWER([.$F51]+70*[.$G51];0.5);[.AU51]*POWER([.$F51]+70*[.$G51];0.5)))" table:style-name="ce32"/>
          <table:table-cell office:value-type="string" office:string-value="" table:formula="of:=IF([.AV51]=&quot;&quot;;&quot;&quot;;IF(LEFT([.AV51];1)=&quot;S&quot;;0.1/NUMBERVALUE(RIGHT([.AV51];1))*POWER([.$F51]+70*[.$G51];0.5);[.AV51]*POWER([.$F51]+70*[.$G51];0.5)))" table:style-name="ce43"/>
          <table:table-cell office:value-type="string" office:string-value="" table:formula="of:=IF([.AW51]=&quot;&quot;;&quot;&quot;;IF(LEFT([.AW51];1)=&quot;S&quot;;0.1/NUMBERVALUE(RIGHT([.AW51];1))*POWER([.$F51]+70*[.$G51];0.5);[.AW51]*POWER([.$F51]+70*[.$G51];0.5)))" table:style-name="ce44"/>
          <table:table-cell office:value-type="float" office:value="0.34641016151377546" table:formula="of:=IF([.AX51]=&quot;&quot;;&quot;&quot;;IF(LEFT([.AX51];1)=&quot;S&quot;;0.1/NUMBERVALUE(RIGHT([.AX51];1))*POWER([.$F51]+70*[.$G51];0.5);[.AX51]*POWER([.$F51]+70*[.$G51];0.5)))" table:style-name="ce32">
            <text:p>0.3</text:p>
          </table:table-cell>
          <table:table-cell office:value-type="float" office:value="0.17320508075688773" table:formula="of:=IF([.AY51]=&quot;&quot;;&quot;&quot;;IF(LEFT([.AY51];1)=&quot;S&quot;;0.1/NUMBERVALUE(RIGHT([.AY51];1))*POWER([.$F51]+70*[.$G51];0.5);[.AY51]*POWER([.$F51]+70*[.$G51];0.5)))" table:style-name="ce43">
            <text:p>0.2</text:p>
          </table:table-cell>
          <table:table-cell office:value-type="float" office:value="3.4641016151377544" table:formula="of:=IF([.AZ51]=&quot;&quot;;&quot;&quot;;IF(LEFT([.AZ51];1)=&quot;S&quot;;0.1/NUMBERVALUE(RIGHT([.AZ51];1))*POWER([.$F51]+70*[.$G51];0.5);[.AZ51]*POWER([.$F51]+70*[.$G51];0.5)))" table:style-name="ce44">
            <text:p>3.5</text:p>
          </table:table-cell>
          <table:table-cell table:number-columns-repeated="16312"/>
        </table:table-row>
        <table:table-row table:style-name="ro1">
          <table:table-cell office:value-type="float" office:value="44" table:style-name="ce14">
            <text:p>44</text:p>
          </table:table-cell>
          <table:table-cell office:value-type="string" table:style-name="ce14">
            <text:p>Leg press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Legs</text:p>
          </table:table-cell>
          <table:table-cell office:value-type="float" office:value="10" table:style-name="ce15">
            <text:p>10</text:p>
          </table:table-cell>
          <table:table-cell office:value-type="float" office:value="175" table:style-name="ce14">
            <text:p>175</text:p>
          </table:table-cell>
          <table:table-cell office:value-type="float" office:value="0.25" table:style-name="ce14">
            <text:p>0.25</text:p>
          </table:table-cell>
          <table:table-cell table:style-name="ce14"/>
          <table:table-cell office:value-type="float" office:value="1" table:style-name="ce16">
            <text:p>1</text:p>
          </table:table-cell>
          <table:table-cell office:value-type="float" office:value="3" table:style-name="ce15">
            <text:p>3</text:p>
          </table:table-cell>
          <table:table-cell table:style-name="ce14"/>
          <table:table-cell office:value-type="float" office:value="3.1072743809874166" table:formula="of:=SUM([.M52:.AF52])" table:style-name="ce17">
            <text:p>3.1</text:p>
          </table:table-cell>
          <table:table-cell office:value-type="float" office:value="0.93541434669348533" table:formula="of:=IFERROR([.BA52]/MAX([.BA:.BA]);&quot;&quot;)" table:style-name="ce32">
            <text:p>0.9</text:p>
          </table:table-cell>
          <table:table-cell office:value-type="float" office:value="0.4944132324730442" table:formula="of:=IFERROR([.BB52]/MAX([.BB:.BB]);&quot;&quot;)" table:style-name="ce43">
            <text:p>0.5</text:p>
          </table:table-cell>
          <table:table-cell office:value-type="float" office:value="0.71567173802751494" table:formula="of:=IFERROR([.BC52]/MAX([.BC:.BC]);&quot;&quot;)" table:style-name="ce43">
            <text:p>0.7</text:p>
          </table:table-cell>
          <table:table-cell office:value-type="float" office:value="5.0261781894000788E-2" table:formula="of:=IFERROR([.BD52]/MAX([.BD:.BD]);&quot;&quot;)" table:style-name="ce43">
            <text:p>0.1</text:p>
          </table:table-cell>
          <table:table-cell office:value-type="float" office:value="8.1755903626452422E-2" table:formula="of:=IFERROR([.BE52]/MAX([.BE:.BE]);&quot;&quot;)" table:style-name="ce43">
            <text:p>0.1</text:p>
          </table:table-cell>
          <table:table-cell office:value-type="float" office:value="6.131692771983932E-2" table:formula="of:=IFERROR([.BF52]/MAX([.BF:.BF]);&quot;&quot;)" table:style-name="ce44">
            <text:p>0.1</text:p>
          </table:table-cell>
          <table:table-cell office:value-type="string" office:string-value="" table:formula="of:=IFERROR([.BG52]/MAX([.BG:.BG]);&quot;&quot;)" table:style-name="ce32"/>
          <table:table-cell office:value-type="string" office:string-value="" table:formula="of:=IFERROR([.BH52]/MAX([.BH:.BH]);&quot;&quot;)" table:style-name="ce43"/>
          <table:table-cell office:value-type="string" office:string-value="" table:formula="of:=IFERROR([.BI52]/MAX([.BI:.BI]);&quot;&quot;)" table:style-name="ce43"/>
          <table:table-cell office:value-type="string" office:string-value="" table:formula="of:=IFERROR([.BJ52]/MAX([.BJ:.BJ]);&quot;&quot;)" table:style-name="ce44"/>
          <table:table-cell office:value-type="string" office:string-value="" table:formula="of:=IFERROR([.BK52]/MAX([.BK:.BK]);&quot;&quot;)" table:style-name="ce32"/>
          <table:table-cell office:value-type="string" office:string-value="" table:formula="of:=IFERROR([.BL52]/MAX([.BL:.BL]);&quot;&quot;)" table:style-name="ce43"/>
          <table:table-cell office:value-type="string" office:string-value="" table:formula="of:=IFERROR([.BM52]/MAX([.BM:.BM]);&quot;&quot;)" table:style-name="ce43"/>
          <table:table-cell office:value-type="float" office:value="0.26760901205552351" table:formula="of:=IFERROR([.BN52]/MAX([.BN:.BN]);&quot;&quot;)" table:style-name="ce44">
            <text:p>0.3</text:p>
          </table:table-cell>
          <table:table-cell office:value-type="string" office:string-value="" table:formula="of:=IFERROR([.BO52]/MAX([.BO:.BO]);&quot;&quot;)" table:style-name="ce32"/>
          <table:table-cell office:value-type="string" office:string-value="" table:formula="of:=IFERROR([.BP52]/MAX([.BP:.BP]);&quot;&quot;)" table:style-name="ce43"/>
          <table:table-cell office:value-type="string" office:string-value="" table:formula="of:=IFERROR([.BQ52]/MAX([.BQ:.BQ]);&quot;&quot;)" table:style-name="ce44"/>
          <table:table-cell office:value-type="float" office:value="0.42072733955956981" table:formula="of:=IFERROR([.BR52]/MAX([.BR:.BR]);&quot;&quot;)" table:style-name="ce32">
            <text:p>0.4</text:p>
          </table:table-cell>
          <table:table-cell office:value-type="string" office:string-value="" table:formula="of:=IFERROR([.BS52]/MAX([.BS:.BS]);&quot;&quot;)" table:style-name="ce43"/>
          <table:table-cell office:value-type="float" office:value="8.0104098937986104E-2" table:formula="of:=IFERROR([.BT52]/MAX([.BT:.BT]);&quot;&quot;)" table:style-name="ce44">
            <text:p>0.1</text:p>
          </table:table-cell>
          <table:table-cell office:value-type="float" office:value="0.5" table:style-name="ce33">
            <text:p>0.5</text:p>
          </table:table-cell>
          <table:table-cell office:value-type="float" office:value="0.2" table:style-name="ce45">
            <text:p>0.2</text:p>
          </table:table-cell>
          <table:table-cell office:value-type="float" office:value="0.25" table:style-name="ce45">
            <text:p>0.25</text:p>
          </table:table-cell>
          <table:table-cell office:value-type="float" office:value="0.05" table:style-name="ce45">
            <text:p>0.05</text:p>
          </table:table-cell>
          <table:table-cell office:value-type="string" table:style-name="ce45">
            <text:p>S3</text:p>
          </table:table-cell>
          <table:table-cell office:value-type="string" table:style-name="ce46">
            <text:p>S4</text:p>
          </table:table-cell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office:value-type="string" table:style-name="ce46">
            <text:p>S2</text:p>
          </table:table-cell>
          <table:table-cell table:style-name="ce33"/>
          <table:table-cell table:style-name="ce45"/>
          <table:table-cell table:style-name="ce46"/>
          <table:table-cell office:value-type="string" table:style-name="ce33">
            <text:p>S1</text:p>
          </table:table-cell>
          <table:table-cell table:style-name="ce45"/>
          <table:table-cell office:value-type="string" table:style-name="ce46">
            <text:p>S5</text:p>
          </table:table-cell>
          <table:table-cell office:value-type="float" office:value="6.937218462755804" table:formula="of:=IF([.AG52]=&quot;&quot;;&quot;&quot;;IF(LEFT([.AG52];1)=&quot;S&quot;;0.1/NUMBERVALUE(RIGHT([.AG52];1))*POWER([.$F52]+70*[.$G52];0.5);[.AG52]*POWER([.$F52]+70*[.$G52];0.5)))" table:style-name="ce32">
            <text:p>6.9</text:p>
          </table:table-cell>
          <table:table-cell office:value-type="float" office:value="2.7748873851023217" table:formula="of:=IF([.AH52]=&quot;&quot;;&quot;&quot;;IF(LEFT([.AH52];1)=&quot;S&quot;;0.1/NUMBERVALUE(RIGHT([.AH52];1))*POWER([.$F52]+70*[.$G52];0.5);[.AH52]*POWER([.$F52]+70*[.$G52];0.5)))" table:style-name="ce43">
            <text:p>2.8</text:p>
          </table:table-cell>
          <table:table-cell office:value-type="float" office:value="3.468609231377902" table:formula="of:=IF([.AI52]=&quot;&quot;;&quot;&quot;;IF(LEFT([.AI52];1)=&quot;S&quot;;0.1/NUMBERVALUE(RIGHT([.AI52];1))*POWER([.$F52]+70*[.$G52];0.5);[.AI52]*POWER([.$F52]+70*[.$G52];0.5)))" table:style-name="ce43">
            <text:p>3.5</text:p>
          </table:table-cell>
          <table:table-cell office:value-type="float" office:value="0.69372184627558042" table:formula="of:=IF([.AJ52]=&quot;&quot;;&quot;&quot;;IF(LEFT([.AJ52];1)=&quot;S&quot;;0.1/NUMBERVALUE(RIGHT([.AJ52];1))*POWER([.$F52]+70*[.$G52];0.5);[.AJ52]*POWER([.$F52]+70*[.$G52];0.5)))" table:style-name="ce43">
            <text:p>0.7</text:p>
          </table:table-cell>
          <table:table-cell office:value-type="float" office:value="0.46248123085038695" table:formula="of:=IF([.AK52]=&quot;&quot;;&quot;&quot;;IF(LEFT([.AK52];1)=&quot;S&quot;;0.1/NUMBERVALUE(RIGHT([.AK52];1))*POWER([.$F52]+70*[.$G52];0.5);[.AK52]*POWER([.$F52]+70*[.$G52];0.5)))" table:style-name="ce43">
            <text:p>0.5</text:p>
          </table:table-cell>
          <table:table-cell office:value-type="float" office:value="0.34686092313779021" table:formula="of:=IF([.AL52]=&quot;&quot;;&quot;&quot;;IF(LEFT([.AL52];1)=&quot;S&quot;;0.1/NUMBERVALUE(RIGHT([.AL52];1))*POWER([.$F52]+70*[.$G52];0.5);[.AL52]*POWER([.$F52]+70*[.$G52];0.5)))" table:style-name="ce44">
            <text:p>0.3</text:p>
          </table:table-cell>
          <table:table-cell office:value-type="string" office:string-value="" table:formula="of:=IF([.AM52]=&quot;&quot;;&quot;&quot;;IF(LEFT([.AM52];1)=&quot;S&quot;;0.1/NUMBERVALUE(RIGHT([.AM52];1))*POWER([.$F52]+70*[.$G52];0.5);[.AM52]*POWER([.$F52]+70*[.$G52];0.5)))" table:style-name="ce32"/>
          <table:table-cell office:value-type="string" office:string-value="" table:formula="of:=IF([.AN52]=&quot;&quot;;&quot;&quot;;IF(LEFT([.AN52];1)=&quot;S&quot;;0.1/NUMBERVALUE(RIGHT([.AN52];1))*POWER([.$F52]+70*[.$G52];0.5);[.AN52]*POWER([.$F52]+70*[.$G52];0.5)))" table:style-name="ce43"/>
          <table:table-cell office:value-type="string" office:string-value="" table:formula="of:=IF([.AO52]=&quot;&quot;;&quot;&quot;;IF(LEFT([.AO52];1)=&quot;S&quot;;0.1/NUMBERVALUE(RIGHT([.AO52];1))*POWER([.$F52]+70*[.$G52];0.5);[.AO52]*POWER([.$F52]+70*[.$G52];0.5)))" table:style-name="ce43"/>
          <table:table-cell office:value-type="string" office:string-value="" table:formula="of:=IF([.AP52]=&quot;&quot;;&quot;&quot;;IF(LEFT([.AP52];1)=&quot;S&quot;;0.1/NUMBERVALUE(RIGHT([.AP52];1))*POWER([.$F52]+70*[.$G52];0.5);[.AP52]*POWER([.$F52]+70*[.$G52];0.5)))" table:style-name="ce44"/>
          <table:table-cell office:value-type="string" office:string-value="" table:formula="of:=IF([.AQ52]=&quot;&quot;;&quot;&quot;;IF(LEFT([.AQ52];1)=&quot;S&quot;;0.1/NUMBERVALUE(RIGHT([.AQ52];1))*POWER([.$F52]+70*[.$G52];0.5);[.AQ52]*POWER([.$F52]+70*[.$G52];0.5)))" table:style-name="ce32"/>
          <table:table-cell office:value-type="string" office:string-value="" table:formula="of:=IF([.AR52]=&quot;&quot;;&quot;&quot;;IF(LEFT([.AR52];1)=&quot;S&quot;;0.1/NUMBERVALUE(RIGHT([.AR52];1))*POWER([.$F52]+70*[.$G52];0.5);[.AR52]*POWER([.$F52]+70*[.$G52];0.5)))" table:style-name="ce43"/>
          <table:table-cell office:value-type="string" office:string-value="" table:formula="of:=IF([.AS52]=&quot;&quot;;&quot;&quot;;IF(LEFT([.AS52];1)=&quot;S&quot;;0.1/NUMBERVALUE(RIGHT([.AS52];1))*POWER([.$F52]+70*[.$G52];0.5);[.AS52]*POWER([.$F52]+70*[.$G52];0.5)))" table:style-name="ce43"/>
          <table:table-cell office:value-type="float" office:value="0.69372184627558042" table:formula="of:=IF([.AT52]=&quot;&quot;;&quot;&quot;;IF(LEFT([.AT52];1)=&quot;S&quot;;0.1/NUMBERVALUE(RIGHT([.AT52];1))*POWER([.$F52]+70*[.$G52];0.5);[.AT52]*POWER([.$F52]+70*[.$G52];0.5)))" table:style-name="ce44">
            <text:p>0.7</text:p>
          </table:table-cell>
          <table:table-cell office:value-type="string" office:string-value="" table:formula="of:=IF([.AU52]=&quot;&quot;;&quot;&quot;;IF(LEFT([.AU52];1)=&quot;S&quot;;0.1/NUMBERVALUE(RIGHT([.AU52];1))*POWER([.$F52]+70*[.$G52];0.5);[.AU52]*POWER([.$F52]+70*[.$G52];0.5)))" table:style-name="ce32"/>
          <table:table-cell office:value-type="string" office:string-value="" table:formula="of:=IF([.AV52]=&quot;&quot;;&quot;&quot;;IF(LEFT([.AV52];1)=&quot;S&quot;;0.1/NUMBERVALUE(RIGHT([.AV52];1))*POWER([.$F52]+70*[.$G52];0.5);[.AV52]*POWER([.$F52]+70*[.$G52];0.5)))" table:style-name="ce43"/>
          <table:table-cell office:value-type="string" office:string-value="" table:formula="of:=IF([.AW52]=&quot;&quot;;&quot;&quot;;IF(LEFT([.AW52];1)=&quot;S&quot;;0.1/NUMBERVALUE(RIGHT([.AW52];1))*POWER([.$F52]+70*[.$G52];0.5);[.AW52]*POWER([.$F52]+70*[.$G52];0.5)))" table:style-name="ce44"/>
          <table:table-cell office:value-type="float" office:value="1.3874436925511608" table:formula="of:=IF([.AX52]=&quot;&quot;;&quot;&quot;;IF(LEFT([.AX52];1)=&quot;S&quot;;0.1/NUMBERVALUE(RIGHT([.AX52];1))*POWER([.$F52]+70*[.$G52];0.5);[.AX52]*POWER([.$F52]+70*[.$G52];0.5)))" table:style-name="ce32">
            <text:p>1.4</text:p>
          </table:table-cell>
          <table:table-cell office:value-type="string" office:string-value="" table:formula="of:=IF([.AY52]=&quot;&quot;;&quot;&quot;;IF(LEFT([.AY52];1)=&quot;S&quot;;0.1/NUMBERVALUE(RIGHT([.AY52];1))*POWER([.$F52]+70*[.$G52];0.5);[.AY52]*POWER([.$F52]+70*[.$G52];0.5)))" table:style-name="ce43"/>
          <table:table-cell office:value-type="float" office:value="0.27748873851023215" table:formula="of:=IF([.AZ52]=&quot;&quot;;&quot;&quot;;IF(LEFT([.AZ52];1)=&quot;S&quot;;0.1/NUMBERVALUE(RIGHT([.AZ52];1))*POWER([.$F52]+70*[.$G52];0.5);[.AZ52]*POWER([.$F52]+70*[.$G52];0.5)))" table:style-name="ce44">
            <text:p>0.3</text:p>
          </table:table-cell>
          <table:table-cell table:number-columns-repeated="16312"/>
        </table:table-row>
        <table:table-row table:style-name="ro1">
          <table:table-cell office:value-type="float" office:value="8" table:style-name="ce14">
            <text:p>8</text:p>
          </table:table-cell>
          <table:table-cell office:value-type="string" table:style-name="ce14">
            <text:p>Deadlift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Legs</text:p>
          </table:table-cell>
          <table:table-cell office:value-type="float" office:value="15" table:style-name="ce15">
            <text:p>15</text:p>
          </table:table-cell>
          <table:table-cell office:value-type="float" office:value="93" table:style-name="ce14">
            <text:p>93</text:p>
          </table:table-cell>
          <table:table-cell office:value-type="float" office:value="0.77" table:style-name="ce14">
            <text:p>0.77</text:p>
          </table:table-cell>
          <table:table-cell table:style-name="ce14"/>
          <table:table-cell table:style-name="ce16"/>
          <table:table-cell office:value-type="float" office:value="5" table:style-name="ce15">
            <text:p>5</text:p>
          </table:table-cell>
          <table:table-cell table:style-name="ce14"/>
          <table:table-cell office:value-type="float" office:value="3.0428632077599196" table:formula="of:=SUM([.M53:.AF53])" table:style-name="ce17">
            <text:p>3.0</text:p>
          </table:table-cell>
          <table:table-cell office:value-type="float" office:value="0.4085729043656936" table:formula="of:=IFERROR([.BA53]/MAX([.BA:.BA]);&quot;&quot;)" table:style-name="ce32">
            <text:p>0.4</text:p>
          </table:table-cell>
          <table:table-cell office:value-type="float" office:value="0.64785359898227446" table:formula="of:=IFERROR([.BB53]/MAX([.BB:.BB]);&quot;&quot;)" table:style-name="ce43">
            <text:p>0.6</text:p>
          </table:table-cell>
          <table:table-cell office:value-type="float" office:value="0.75022346607004076" table:formula="of:=IFERROR([.BC53]/MAX([.BC:.BC]);&quot;&quot;)" table:style-name="ce43">
            <text:p>0.8</text:p>
          </table:table-cell>
          <table:table-cell office:value-type="float" office:value="8.7813928788312665E-2" table:formula="of:=IFERROR([.BD53]/MAX([.BD:.BD]);&quot;&quot;)" table:style-name="ce43">
            <text:p>0.1</text:p>
          </table:table-cell>
          <table:table-cell office:value-type="float" office:value="0.10712871930532913" table:formula="of:=IFERROR([.BE53]/MAX([.BE:.BE]);&quot;&quot;)" table:style-name="ce43">
            <text:p>0.1</text:p>
          </table:table-cell>
          <table:table-cell office:value-type="string" office:string-value="" table:formula="of:=IFERROR([.BF53]/MAX([.BF:.BF]);&quot;&quot;)" table:style-name="ce44"/>
          <table:table-cell office:value-type="string" office:string-value="" table:formula="of:=IFERROR([.BG53]/MAX([.BG:.BG]);&quot;&quot;)" table:style-name="ce32"/>
          <table:table-cell office:value-type="string" office:string-value="" table:formula="of:=IFERROR([.BH53]/MAX([.BH:.BH]);&quot;&quot;)" table:style-name="ce43"/>
          <table:table-cell office:value-type="string" office:string-value="" table:formula="of:=IFERROR([.BI53]/MAX([.BI:.BI]);&quot;&quot;)" table:style-name="ce43"/>
          <table:table-cell office:value-type="string" office:string-value="" table:formula="of:=IFERROR([.BJ53]/MAX([.BJ:.BJ]);&quot;&quot;)" table:style-name="ce44"/>
          <table:table-cell office:value-type="float" office:value="0.11314478741590342" table:formula="of:=IFERROR([.BK53]/MAX([.BK:.BK]);&quot;&quot;)" table:style-name="ce32">
            <text:p>0.1</text:p>
          </table:table-cell>
          <table:table-cell office:value-type="float" office:value="0.21768577531431299" table:formula="of:=IFERROR([.BL53]/MAX([.BL:.BL]);&quot;&quot;)" table:style-name="ce43">
            <text:p>0.2</text:p>
          </table:table-cell>
          <table:table-cell office:value-type="string" office:string-value="" table:formula="of:=IFERROR([.BM53]/MAX([.BM:.BM]);&quot;&quot;)" table:style-name="ce43"/>
          <table:table-cell office:value-type="float" office:value="0.46754806220985501" table:formula="of:=IFERROR([.BN53]/MAX([.BN:.BN]);&quot;&quot;)" table:style-name="ce44">
            <text:p>0.5</text:p>
          </table:table-cell>
          <table:table-cell office:value-type="string" office:string-value="" table:formula="of:=IFERROR([.BO53]/MAX([.BO:.BO]);&quot;&quot;)" table:style-name="ce32"/>
          <table:table-cell office:value-type="string" office:string-value="" table:formula="of:=IFERROR([.BP53]/MAX([.BP:.BP]);&quot;&quot;)" table:style-name="ce43"/>
          <table:table-cell office:value-type="float" office:value="0.16938537791084565" table:formula="of:=IFERROR([.BQ53]/MAX([.BQ:.BQ]);&quot;&quot;)" table:style-name="ce44">
            <text:p>0.2</text:p>
          </table:table-cell>
          <table:table-cell office:value-type="float" office:value="7.3506587397352344E-2" table:formula="of:=IFERROR([.BR53]/MAX([.BR:.BR]);&quot;&quot;)" table:style-name="ce32">
            <text:p>0.1</text:p>
          </table:table-cell>
          <table:table-cell office:value-type="string" office:string-value="" table:formula="of:=IFERROR([.BS53]/MAX([.BS:.BS]);&quot;&quot;)" table:style-name="ce43"/>
          <table:table-cell office:value-type="string" office:string-value="" table:formula="of:=IFERROR([.BT53]/MAX([.BT:.BT]);&quot;&quot;)" table:style-name="ce44"/>
          <table:table-cell office:value-type="float" office:value="0.25" table:style-name="ce33">
            <text:p>0.25</text:p>
          </table:table-cell>
          <table:table-cell office:value-type="float" office:value="0.3" table:style-name="ce45">
            <text:p>0.3</text:p>
          </table:table-cell>
          <table:table-cell office:value-type="float" office:value="0.3" table:style-name="ce45">
            <text:p>0.3</text:p>
          </table:table-cell>
          <table:table-cell office:value-type="float" office:value="0.1" table:style-name="ce45">
            <text:p>0.1</text:p>
          </table:table-cell>
          <table:table-cell office:value-type="float" office:value="0.05" table:style-name="ce45">
            <text:p>0.05</text:p>
          </table:table-cell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office:value-type="string" table:style-name="ce33">
            <text:p>S3</text:p>
          </table:table-cell>
          <table:table-cell office:value-type="string" table:style-name="ce45">
            <text:p>S2</text:p>
          </table:table-cell>
          <table:table-cell table:style-name="ce45"/>
          <table:table-cell office:value-type="string" table:style-name="ce46">
            <text:p>S1</text:p>
          </table:table-cell>
          <table:table-cell table:style-name="ce33"/>
          <table:table-cell table:style-name="ce45"/>
          <table:table-cell office:value-type="string" table:style-name="ce46">
            <text:p>S4</text:p>
          </table:table-cell>
          <table:table-cell office:value-type="string" table:style-name="ce33">
            <text:p>S5</text:p>
          </table:table-cell>
          <table:table-cell table:style-name="ce45"/>
          <table:table-cell table:style-name="ce46"/>
          <table:table-cell office:value-type="float" office:value="3.0300577552251378" table:formula="of:=IF([.AG53]=&quot;&quot;;&quot;&quot;;IF(LEFT([.AG53];1)=&quot;S&quot;;0.1/NUMBERVALUE(RIGHT([.AG53];1))*POWER([.$F53]+70*[.$G53];0.5);[.AG53]*POWER([.$F53]+70*[.$G53];0.5)))" table:style-name="ce32">
            <text:p>3.0</text:p>
          </table:table-cell>
          <table:table-cell office:value-type="float" office:value="3.6360693062701652" table:formula="of:=IF([.AH53]=&quot;&quot;;&quot;&quot;;IF(LEFT([.AH53];1)=&quot;S&quot;;0.1/NUMBERVALUE(RIGHT([.AH53];1))*POWER([.$F53]+70*[.$G53];0.5);[.AH53]*POWER([.$F53]+70*[.$G53];0.5)))" table:style-name="ce43">
            <text:p>3.6</text:p>
          </table:table-cell>
          <table:table-cell office:value-type="float" office:value="3.6360693062701652" table:formula="of:=IF([.AI53]=&quot;&quot;;&quot;&quot;;IF(LEFT([.AI53];1)=&quot;S&quot;;0.1/NUMBERVALUE(RIGHT([.AI53];1))*POWER([.$F53]+70*[.$G53];0.5);[.AI53]*POWER([.$F53]+70*[.$G53];0.5)))" table:style-name="ce43">
            <text:p>3.6</text:p>
          </table:table-cell>
          <table:table-cell office:value-type="float" office:value="1.2120231020900551" table:formula="of:=IF([.AJ53]=&quot;&quot;;&quot;&quot;;IF(LEFT([.AJ53];1)=&quot;S&quot;;0.1/NUMBERVALUE(RIGHT([.AJ53];1))*POWER([.$F53]+70*[.$G53];0.5);[.AJ53]*POWER([.$F53]+70*[.$G53];0.5)))" table:style-name="ce43">
            <text:p>1.2</text:p>
          </table:table-cell>
          <table:table-cell office:value-type="float" office:value="0.60601155104502757" table:formula="of:=IF([.AK53]=&quot;&quot;;&quot;&quot;;IF(LEFT([.AK53];1)=&quot;S&quot;;0.1/NUMBERVALUE(RIGHT([.AK53];1))*POWER([.$F53]+70*[.$G53];0.5);[.AK53]*POWER([.$F53]+70*[.$G53];0.5)))" table:style-name="ce43">
            <text:p>0.6</text:p>
          </table:table-cell>
          <table:table-cell office:value-type="string" office:string-value="" table:formula="of:=IF([.AL53]=&quot;&quot;;&quot;&quot;;IF(LEFT([.AL53];1)=&quot;S&quot;;0.1/NUMBERVALUE(RIGHT([.AL53];1))*POWER([.$F53]+70*[.$G53];0.5);[.AL53]*POWER([.$F53]+70*[.$G53];0.5)))" table:style-name="ce44"/>
          <table:table-cell office:value-type="string" office:string-value="" table:formula="of:=IF([.AM53]=&quot;&quot;;&quot;&quot;;IF(LEFT([.AM53];1)=&quot;S&quot;;0.1/NUMBERVALUE(RIGHT([.AM53];1))*POWER([.$F53]+70*[.$G53];0.5);[.AM53]*POWER([.$F53]+70*[.$G53];0.5)))" table:style-name="ce32"/>
          <table:table-cell office:value-type="string" office:string-value="" table:formula="of:=IF([.AN53]=&quot;&quot;;&quot;&quot;;IF(LEFT([.AN53];1)=&quot;S&quot;;0.1/NUMBERVALUE(RIGHT([.AN53];1))*POWER([.$F53]+70*[.$G53];0.5);[.AN53]*POWER([.$F53]+70*[.$G53];0.5)))" table:style-name="ce43"/>
          <table:table-cell office:value-type="string" office:string-value="" table:formula="of:=IF([.AO53]=&quot;&quot;;&quot;&quot;;IF(LEFT([.AO53];1)=&quot;S&quot;;0.1/NUMBERVALUE(RIGHT([.AO53];1))*POWER([.$F53]+70*[.$G53];0.5);[.AO53]*POWER([.$F53]+70*[.$G53];0.5)))" table:style-name="ce43"/>
          <table:table-cell office:value-type="string" office:string-value="" table:formula="of:=IF([.AP53]=&quot;&quot;;&quot;&quot;;IF(LEFT([.AP53];1)=&quot;S&quot;;0.1/NUMBERVALUE(RIGHT([.AP53];1))*POWER([.$F53]+70*[.$G53];0.5);[.AP53]*POWER([.$F53]+70*[.$G53];0.5)))" table:style-name="ce44"/>
          <table:table-cell office:value-type="float" office:value="0.40400770069668501" table:formula="of:=IF([.AQ53]=&quot;&quot;;&quot;&quot;;IF(LEFT([.AQ53];1)=&quot;S&quot;;0.1/NUMBERVALUE(RIGHT([.AQ53];1))*POWER([.$F53]+70*[.$G53];0.5);[.AQ53]*POWER([.$F53]+70*[.$G53];0.5)))" table:style-name="ce32">
            <text:p>0.4</text:p>
          </table:table-cell>
          <table:table-cell office:value-type="float" office:value="0.60601155104502757" table:formula="of:=IF([.AR53]=&quot;&quot;;&quot;&quot;;IF(LEFT([.AR53];1)=&quot;S&quot;;0.1/NUMBERVALUE(RIGHT([.AR53];1))*POWER([.$F53]+70*[.$G53];0.5);[.AR53]*POWER([.$F53]+70*[.$G53];0.5)))" table:style-name="ce43">
            <text:p>0.6</text:p>
          </table:table-cell>
          <table:table-cell office:value-type="string" office:string-value="" table:formula="of:=IF([.AS53]=&quot;&quot;;&quot;&quot;;IF(LEFT([.AS53];1)=&quot;S&quot;;0.1/NUMBERVALUE(RIGHT([.AS53];1))*POWER([.$F53]+70*[.$G53];0.5);[.AS53]*POWER([.$F53]+70*[.$G53];0.5)))" table:style-name="ce43"/>
          <table:table-cell office:value-type="float" office:value="1.2120231020900551" table:formula="of:=IF([.AT53]=&quot;&quot;;&quot;&quot;;IF(LEFT([.AT53];1)=&quot;S&quot;;0.1/NUMBERVALUE(RIGHT([.AT53];1))*POWER([.$F53]+70*[.$G53];0.5);[.AT53]*POWER([.$F53]+70*[.$G53];0.5)))" table:style-name="ce44">
            <text:p>1.2</text:p>
          </table:table-cell>
          <table:table-cell office:value-type="string" office:string-value="" table:formula="of:=IF([.AU53]=&quot;&quot;;&quot;&quot;;IF(LEFT([.AU53];1)=&quot;S&quot;;0.1/NUMBERVALUE(RIGHT([.AU53];1))*POWER([.$F53]+70*[.$G53];0.5);[.AU53]*POWER([.$F53]+70*[.$G53];0.5)))" table:style-name="ce32"/>
          <table:table-cell office:value-type="string" office:string-value="" table:formula="of:=IF([.AV53]=&quot;&quot;;&quot;&quot;;IF(LEFT([.AV53];1)=&quot;S&quot;;0.1/NUMBERVALUE(RIGHT([.AV53];1))*POWER([.$F53]+70*[.$G53];0.5);[.AV53]*POWER([.$F53]+70*[.$G53];0.5)))" table:style-name="ce43"/>
          <table:table-cell office:value-type="float" office:value="0.30300577552251379" table:formula="of:=IF([.AW53]=&quot;&quot;;&quot;&quot;;IF(LEFT([.AW53];1)=&quot;S&quot;;0.1/NUMBERVALUE(RIGHT([.AW53];1))*POWER([.$F53]+70*[.$G53];0.5);[.AW53]*POWER([.$F53]+70*[.$G53];0.5)))" table:style-name="ce44">
            <text:p>0.3</text:p>
          </table:table-cell>
          <table:table-cell office:value-type="float" office:value="0.24240462041801103" table:formula="of:=IF([.AX53]=&quot;&quot;;&quot;&quot;;IF(LEFT([.AX53];1)=&quot;S&quot;;0.1/NUMBERVALUE(RIGHT([.AX53];1))*POWER([.$F53]+70*[.$G53];0.5);[.AX53]*POWER([.$F53]+70*[.$G53];0.5)))" table:style-name="ce32">
            <text:p>0.2</text:p>
          </table:table-cell>
          <table:table-cell office:value-type="string" office:string-value="" table:formula="of:=IF([.AY53]=&quot;&quot;;&quot;&quot;;IF(LEFT([.AY53];1)=&quot;S&quot;;0.1/NUMBERVALUE(RIGHT([.AY53];1))*POWER([.$F53]+70*[.$G53];0.5);[.AY53]*POWER([.$F53]+70*[.$G53];0.5)))" table:style-name="ce43"/>
          <table:table-cell office:value-type="string" office:string-value="" table:formula="of:=IF([.AZ53]=&quot;&quot;;&quot;&quot;;IF(LEFT([.AZ53];1)=&quot;S&quot;;0.1/NUMBERVALUE(RIGHT([.AZ53];1))*POWER([.$F53]+70*[.$G53];0.5);[.AZ53]*POWER([.$F53]+70*[.$G53];0.5)))" table:style-name="ce44"/>
          <table:table-cell table:number-columns-repeated="16312"/>
        </table:table-row>
        <table:table-row table:style-name="ro1">
          <table:table-cell office:value-type="float" office:value="37" table:style-name="ce14">
            <text:p>37</text:p>
          </table:table-cell>
          <table:table-cell office:value-type="string" table:style-name="ce14">
            <text:p>Squat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Legs</text:p>
          </table:table-cell>
          <table:table-cell office:value-type="float" office:value="15" table:style-name="ce15">
            <text:p>15</text:p>
          </table:table-cell>
          <table:table-cell office:value-type="float" office:value="68" table:style-name="ce14">
            <text:p>68</text:p>
          </table:table-cell>
          <table:table-cell office:value-type="float" office:value="0.77" table:style-name="ce14">
            <text:p>0.77</text:p>
          </table:table-cell>
          <table:table-cell office:value-type="float" office:value="1" table:style-name="ce14">
            <text:p>1</text:p>
          </table:table-cell>
          <table:table-cell table:style-name="ce16"/>
          <table:table-cell office:value-type="float" office:value="5" table:style-name="ce15">
            <text:p>5</text:p>
          </table:table-cell>
          <table:table-cell table:style-name="ce14"/>
          <table:table-cell office:value-type="float" office:value="2.7219912654916123" table:formula="of:=SUM([.M54:.AF54])" table:style-name="ce17">
            <text:p>2.7</text:p>
          </table:table-cell>
          <table:table-cell office:value-type="float" office:value="0.44662369761660348" table:formula="of:=IFERROR([.BA54]/MAX([.BA:.BA]);&quot;&quot;)" table:style-name="ce32">
            <text:p>0.4</text:p>
          </table:table-cell>
          <table:table-cell office:value-type="float" office:value="0.49179780333494716" table:formula="of:=IFERROR([.BB54]/MAX([.BB:.BB]);&quot;&quot;)" table:style-name="ce43">
            <text:p>0.5</text:p>
          </table:table-cell>
          <table:table-cell office:value-type="float" office:value="0.68341042458329448" table:formula="of:=IFERROR([.BC54]/MAX([.BC:.BC]);&quot;&quot;)" table:style-name="ce43">
            <text:p>0.7</text:p>
          </table:table-cell>
          <table:table-cell office:value-type="float" office:value="7.9993438051090146E-2" table:formula="of:=IFERROR([.BD54]/MAX([.BD:.BD]);&quot;&quot;)" table:style-name="ce43">
            <text:p>0.1</text:p>
          </table:table-cell>
          <table:table-cell office:value-type="float" office:value="9.7588101221409151E-2" table:formula="of:=IFERROR([.BE54]/MAX([.BE:.BE]);&quot;&quot;)" table:style-name="ce43">
            <text:p>0.1</text:p>
          </table:table-cell>
          <table:table-cell office:value-type="string" office:string-value="" table:formula="of:=IFERROR([.BF54]/MAX([.BF:.BF]);&quot;&quot;)" table:style-name="ce44"/>
          <table:table-cell office:value-type="string" office:string-value="" table:formula="of:=IFERROR([.BG54]/MAX([.BG:.BG]);&quot;&quot;)" table:style-name="ce32"/>
          <table:table-cell office:value-type="string" office:string-value="" table:formula="of:=IFERROR([.BH54]/MAX([.BH:.BH]);&quot;&quot;)" table:style-name="ce43"/>
          <table:table-cell office:value-type="string" office:string-value="" table:formula="of:=IFERROR([.BI54]/MAX([.BI:.BI]);&quot;&quot;)" table:style-name="ce43"/>
          <table:table-cell office:value-type="string" office:string-value="" table:formula="of:=IFERROR([.BJ54]/MAX([.BJ:.BJ]);&quot;&quot;)" table:style-name="ce44"/>
          <table:table-cell office:value-type="float" office:value="0.10306839322467974" table:formula="of:=IFERROR([.BK54]/MAX([.BK:.BK]);&quot;&quot;)" table:style-name="ce32">
            <text:p>0.1</text:p>
          </table:table-cell>
          <table:table-cell office:value-type="float" office:value="0.19829921998122255" table:formula="of:=IFERROR([.BL54]/MAX([.BL:.BL]);&quot;&quot;)" table:style-name="ce43">
            <text:p>0.2</text:p>
          </table:table-cell>
          <table:table-cell office:value-type="string" office:string-value="" table:formula="of:=IFERROR([.BM54]/MAX([.BM:.BM]);&quot;&quot;)" table:style-name="ce43"/>
          <table:table-cell office:value-type="float" office:value="0.42590939121344751" table:formula="of:=IFERROR([.BN54]/MAX([.BN:.BN]);&quot;&quot;)" table:style-name="ce44">
            <text:p>0.4</text:p>
          </table:table-cell>
          <table:table-cell office:value-type="string" office:string-value="" table:formula="of:=IFERROR([.BO54]/MAX([.BO:.BO]);&quot;&quot;)" table:style-name="ce32"/>
          <table:table-cell office:value-type="string" office:string-value="" table:formula="of:=IFERROR([.BP54]/MAX([.BP:.BP]);&quot;&quot;)" table:style-name="ce43"/>
          <table:table-cell office:value-type="string" office:string-value="" table:formula="of:=IFERROR([.BQ54]/MAX([.BQ:.BQ]);&quot;&quot;)" table:style-name="ce44"/>
          <table:table-cell office:value-type="float" office:value="8.370034125639382E-2" table:formula="of:=IFERROR([.BR54]/MAX([.BR:.BR]);&quot;&quot;)" table:style-name="ce32">
            <text:p>0.1</text:p>
          </table:table-cell>
          <table:table-cell office:value-type="float" office:value="0.1116004550085251" table:formula="of:=IFERROR([.BS54]/MAX([.BS:.BS]);&quot;&quot;)" table:style-name="ce43">
            <text:p>0.1</text:p>
          </table:table-cell>
          <table:table-cell office:value-type="string" office:string-value="" table:formula="of:=IFERROR([.BT54]/MAX([.BT:.BT]);&quot;&quot;)" table:style-name="ce44"/>
          <table:table-cell office:value-type="float" office:value="0.3" table:style-name="ce33">
            <text:p>0.3</text:p>
          </table:table-cell>
          <table:table-cell office:value-type="float" office:value="0.25" table:style-name="ce45">
            <text:p>0.25</text:p>
          </table:table-cell>
          <table:table-cell office:value-type="float" office:value="0.3" table:style-name="ce45">
            <text:p>0.3</text:p>
          </table:table-cell>
          <table:table-cell office:value-type="float" office:value="0.1" table:style-name="ce45">
            <text:p>0.1</text:p>
          </table:table-cell>
          <table:table-cell office:value-type="float" office:value="0.05" table:style-name="ce45">
            <text:p>0.05</text:p>
          </table:table-cell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office:value-type="string" table:style-name="ce33">
            <text:p>S3</text:p>
          </table:table-cell>
          <table:table-cell office:value-type="string" table:style-name="ce45">
            <text:p>S2</text:p>
          </table:table-cell>
          <table:table-cell table:style-name="ce45"/>
          <table:table-cell office:value-type="string" table:style-name="ce46">
            <text:p>S1</text:p>
          </table:table-cell>
          <table:table-cell table:style-name="ce33"/>
          <table:table-cell table:style-name="ce45"/>
          <table:table-cell table:style-name="ce46"/>
          <table:table-cell office:value-type="string" table:style-name="ce33">
            <text:p>S4</text:p>
          </table:table-cell>
          <table:table-cell office:value-type="string" table:style-name="ce45">
            <text:p>S5</text:p>
          </table:table-cell>
          <table:table-cell table:style-name="ce46"/>
          <table:table-cell office:value-type="float" office:value="3.3122499905653258" table:formula="of:=IF([.AG54]=&quot;&quot;;&quot;&quot;;IF(LEFT([.AG54];1)=&quot;S&quot;;0.1/NUMBERVALUE(RIGHT([.AG54];1))*POWER([.$F54]+70*[.$G54];0.5);[.AG54]*POWER([.$F54]+70*[.$G54];0.5)))" table:style-name="ce32">
            <text:p>3.3</text:p>
          </table:table-cell>
          <table:table-cell office:value-type="float" office:value="2.7602083254711047" table:formula="of:=IF([.AH54]=&quot;&quot;;&quot;&quot;;IF(LEFT([.AH54];1)=&quot;S&quot;;0.1/NUMBERVALUE(RIGHT([.AH54];1))*POWER([.$F54]+70*[.$G54];0.5);[.AH54]*POWER([.$F54]+70*[.$G54];0.5)))" table:style-name="ce43">
            <text:p>2.8</text:p>
          </table:table-cell>
          <table:table-cell office:value-type="float" office:value="3.3122499905653258" table:formula="of:=IF([.AI54]=&quot;&quot;;&quot;&quot;;IF(LEFT([.AI54];1)=&quot;S&quot;;0.1/NUMBERVALUE(RIGHT([.AI54];1))*POWER([.$F54]+70*[.$G54];0.5);[.AI54]*POWER([.$F54]+70*[.$G54];0.5)))" table:style-name="ce43">
            <text:p>3.3</text:p>
          </table:table-cell>
          <table:table-cell office:value-type="float" office:value="1.1040833301884418" table:formula="of:=IF([.AJ54]=&quot;&quot;;&quot;&quot;;IF(LEFT([.AJ54];1)=&quot;S&quot;;0.1/NUMBERVALUE(RIGHT([.AJ54];1))*POWER([.$F54]+70*[.$G54];0.5);[.AJ54]*POWER([.$F54]+70*[.$G54];0.5)))" table:style-name="ce43">
            <text:p>1.1</text:p>
          </table:table-cell>
          <table:table-cell office:value-type="float" office:value="0.55204166509422092" table:formula="of:=IF([.AK54]=&quot;&quot;;&quot;&quot;;IF(LEFT([.AK54];1)=&quot;S&quot;;0.1/NUMBERVALUE(RIGHT([.AK54];1))*POWER([.$F54]+70*[.$G54];0.5);[.AK54]*POWER([.$F54]+70*[.$G54];0.5)))" table:style-name="ce43">
            <text:p>0.6</text:p>
          </table:table-cell>
          <table:table-cell office:value-type="string" office:string-value="" table:formula="of:=IF([.AL54]=&quot;&quot;;&quot;&quot;;IF(LEFT([.AL54];1)=&quot;S&quot;;0.1/NUMBERVALUE(RIGHT([.AL54];1))*POWER([.$F54]+70*[.$G54];0.5);[.AL54]*POWER([.$F54]+70*[.$G54];0.5)))" table:style-name="ce44"/>
          <table:table-cell office:value-type="string" office:string-value="" table:formula="of:=IF([.AM54]=&quot;&quot;;&quot;&quot;;IF(LEFT([.AM54];1)=&quot;S&quot;;0.1/NUMBERVALUE(RIGHT([.AM54];1))*POWER([.$F54]+70*[.$G54];0.5);[.AM54]*POWER([.$F54]+70*[.$G54];0.5)))" table:style-name="ce32"/>
          <table:table-cell office:value-type="string" office:string-value="" table:formula="of:=IF([.AN54]=&quot;&quot;;&quot;&quot;;IF(LEFT([.AN54];1)=&quot;S&quot;;0.1/NUMBERVALUE(RIGHT([.AN54];1))*POWER([.$F54]+70*[.$G54];0.5);[.AN54]*POWER([.$F54]+70*[.$G54];0.5)))" table:style-name="ce43"/>
          <table:table-cell office:value-type="string" office:string-value="" table:formula="of:=IF([.AO54]=&quot;&quot;;&quot;&quot;;IF(LEFT([.AO54];1)=&quot;S&quot;;0.1/NUMBERVALUE(RIGHT([.AO54];1))*POWER([.$F54]+70*[.$G54];0.5);[.AO54]*POWER([.$F54]+70*[.$G54];0.5)))" table:style-name="ce43"/>
          <table:table-cell office:value-type="string" office:string-value="" table:formula="of:=IF([.AP54]=&quot;&quot;;&quot;&quot;;IF(LEFT([.AP54];1)=&quot;S&quot;;0.1/NUMBERVALUE(RIGHT([.AP54];1))*POWER([.$F54]+70*[.$G54];0.5);[.AP54]*POWER([.$F54]+70*[.$G54];0.5)))" table:style-name="ce44"/>
          <table:table-cell office:value-type="float" office:value="0.36802777672948062" table:formula="of:=IF([.AQ54]=&quot;&quot;;&quot;&quot;;IF(LEFT([.AQ54];1)=&quot;S&quot;;0.1/NUMBERVALUE(RIGHT([.AQ54];1))*POWER([.$F54]+70*[.$G54];0.5);[.AQ54]*POWER([.$F54]+70*[.$G54];0.5)))" table:style-name="ce32">
            <text:p>0.4</text:p>
          </table:table-cell>
          <table:table-cell office:value-type="float" office:value="0.55204166509422092" table:formula="of:=IF([.AR54]=&quot;&quot;;&quot;&quot;;IF(LEFT([.AR54];1)=&quot;S&quot;;0.1/NUMBERVALUE(RIGHT([.AR54];1))*POWER([.$F54]+70*[.$G54];0.5);[.AR54]*POWER([.$F54]+70*[.$G54];0.5)))" table:style-name="ce43">
            <text:p>0.6</text:p>
          </table:table-cell>
          <table:table-cell office:value-type="string" office:string-value="" table:formula="of:=IF([.AS54]=&quot;&quot;;&quot;&quot;;IF(LEFT([.AS54];1)=&quot;S&quot;;0.1/NUMBERVALUE(RIGHT([.AS54];1))*POWER([.$F54]+70*[.$G54];0.5);[.AS54]*POWER([.$F54]+70*[.$G54];0.5)))" table:style-name="ce43"/>
          <table:table-cell office:value-type="float" office:value="1.1040833301884418" table:formula="of:=IF([.AT54]=&quot;&quot;;&quot;&quot;;IF(LEFT([.AT54];1)=&quot;S&quot;;0.1/NUMBERVALUE(RIGHT([.AT54];1))*POWER([.$F54]+70*[.$G54];0.5);[.AT54]*POWER([.$F54]+70*[.$G54];0.5)))" table:style-name="ce44">
            <text:p>1.1</text:p>
          </table:table-cell>
          <table:table-cell office:value-type="string" office:string-value="" table:formula="of:=IF([.AU54]=&quot;&quot;;&quot;&quot;;IF(LEFT([.AU54];1)=&quot;S&quot;;0.1/NUMBERVALUE(RIGHT([.AU54];1))*POWER([.$F54]+70*[.$G54];0.5);[.AU54]*POWER([.$F54]+70*[.$G54];0.5)))" table:style-name="ce32"/>
          <table:table-cell office:value-type="string" office:string-value="" table:formula="of:=IF([.AV54]=&quot;&quot;;&quot;&quot;;IF(LEFT([.AV54];1)=&quot;S&quot;;0.1/NUMBERVALUE(RIGHT([.AV54];1))*POWER([.$F54]+70*[.$G54];0.5);[.AV54]*POWER([.$F54]+70*[.$G54];0.5)))" table:style-name="ce43"/>
          <table:table-cell office:value-type="string" office:string-value="" table:formula="of:=IF([.AW54]=&quot;&quot;;&quot;&quot;;IF(LEFT([.AW54];1)=&quot;S&quot;;0.1/NUMBERVALUE(RIGHT([.AW54];1))*POWER([.$F54]+70*[.$G54];0.5);[.AW54]*POWER([.$F54]+70*[.$G54];0.5)))" table:style-name="ce44"/>
          <table:table-cell office:value-type="float" office:value="0.27602083254711046" table:formula="of:=IF([.AX54]=&quot;&quot;;&quot;&quot;;IF(LEFT([.AX54];1)=&quot;S&quot;;0.1/NUMBERVALUE(RIGHT([.AX54];1))*POWER([.$F54]+70*[.$G54];0.5);[.AX54]*POWER([.$F54]+70*[.$G54];0.5)))" table:style-name="ce32">
            <text:p>0.3</text:p>
          </table:table-cell>
          <table:table-cell office:value-type="float" office:value="0.22081666603768837" table:formula="of:=IF([.AY54]=&quot;&quot;;&quot;&quot;;IF(LEFT([.AY54];1)=&quot;S&quot;;0.1/NUMBERVALUE(RIGHT([.AY54];1))*POWER([.$F54]+70*[.$G54];0.5);[.AY54]*POWER([.$F54]+70*[.$G54];0.5)))" table:style-name="ce43">
            <text:p>0.2</text:p>
          </table:table-cell>
          <table:table-cell office:value-type="string" office:string-value="" table:formula="of:=IF([.AZ54]=&quot;&quot;;&quot;&quot;;IF(LEFT([.AZ54];1)=&quot;S&quot;;0.1/NUMBERVALUE(RIGHT([.AZ54];1))*POWER([.$F54]+70*[.$G54];0.5);[.AZ54]*POWER([.$F54]+70*[.$G54];0.5)))" table:style-name="ce44"/>
          <table:table-cell table:number-columns-repeated="16312"/>
        </table:table-row>
        <table:table-row table:style-name="ro1">
          <table:table-cell office:value-type="float" office:value="36" table:style-name="ce14">
            <text:p>36</text:p>
          </table:table-cell>
          <table:table-cell office:value-type="string" table:style-name="ce14">
            <text:p>Barbell hip thrust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Legs</text:p>
          </table:table-cell>
          <table:table-cell office:value-type="float" office:value="12" table:style-name="ce15">
            <text:p>12</text:p>
          </table:table-cell>
          <table:table-cell office:value-type="float" office:value="81" table:style-name="ce14">
            <text:p>81</text:p>
          </table:table-cell>
          <table:table-cell office:value-type="float" office:value="0.5" table:style-name="ce14">
            <text:p>0.5</text:p>
          </table:table-cell>
          <table:table-cell table:style-name="ce14"/>
          <table:table-cell table:style-name="ce16"/>
          <table:table-cell office:value-type="float" office:value="3" table:style-name="ce15">
            <text:p>3</text:p>
          </table:table-cell>
          <table:table-cell table:style-name="ce14"/>
          <table:table-cell office:value-type="float" office:value="2.6646342383403296" table:formula="of:=SUM([.M55:.AF55])" table:style-name="ce17">
            <text:p>2.7</text:p>
          </table:table-cell>
          <table:table-cell office:value-type="float" office:value="0.29045418978495791" table:formula="of:=IFERROR([.BA55]/MAX([.BA:.BA]);&quot;&quot;)" table:style-name="ce32">
            <text:p>0.3</text:p>
          </table:table-cell>
          <table:table-cell office:value-type="float" office:value="0.47974861141928293" table:formula="of:=IFERROR([.BB55]/MAX([.BB:.BB]);&quot;&quot;)" table:style-name="ce43">
            <text:p>0.5</text:p>
          </table:table-cell>
          <table:table-cell office:value-type="float" office:value="1" table:formula="of:=IFERROR([.BC55]/MAX([.BC:.BC]);&quot;&quot;)" table:style-name="ce43">
            <text:p>1.0</text:p>
          </table:table-cell>
          <table:table-cell office:value-type="float" office:value="3.9016787557230918E-2" table:formula="of:=IFERROR([.BD55]/MAX([.BD:.BD]);&quot;&quot;)" table:style-name="ce43">
            <text:p>0.0</text:p>
          </table:table-cell>
          <table:table-cell office:value-type="float" office:value="9.5197163823298847E-2" table:formula="of:=IFERROR([.BE55]/MAX([.BE:.BE]);&quot;&quot;)" table:style-name="ce43">
            <text:p>0.1</text:p>
          </table:table-cell>
          <table:table-cell office:value-type="string" office:string-value="" table:formula="of:=IFERROR([.BF55]/MAX([.BF:.BF]);&quot;&quot;)" table:style-name="ce44"/>
          <table:table-cell office:value-type="string" office:string-value="" table:formula="of:=IFERROR([.BG55]/MAX([.BG:.BG]);&quot;&quot;)" table:style-name="ce32"/>
          <table:table-cell office:value-type="string" office:string-value="" table:formula="of:=IFERROR([.BH55]/MAX([.BH:.BH]);&quot;&quot;)" table:style-name="ce43"/>
          <table:table-cell office:value-type="string" office:string-value="" table:formula="of:=IFERROR([.BI55]/MAX([.BI:.BI]);&quot;&quot;)" table:style-name="ce43"/>
          <table:table-cell office:value-type="string" office:string-value="" table:formula="of:=IFERROR([.BJ55]/MAX([.BJ:.BJ]);&quot;&quot;)" table:style-name="ce44"/>
          <table:table-cell office:value-type="string" office:string-value="" table:formula="of:=IFERROR([.BK55]/MAX([.BK:.BK]);&quot;&quot;)" table:style-name="ce32"/>
          <table:table-cell office:value-type="string" office:string-value="" table:formula="of:=IFERROR([.BL55]/MAX([.BL:.BL]);&quot;&quot;)" table:style-name="ce43"/>
          <table:table-cell office:value-type="string" office:string-value="" table:formula="of:=IFERROR([.BM55]/MAX([.BM:.BM]);&quot;&quot;)" table:style-name="ce43"/>
          <table:table-cell office:value-type="float" office:value="0.41547448491940819" table:formula="of:=IFERROR([.BN55]/MAX([.BN:.BN]);&quot;&quot;)" table:style-name="ce44">
            <text:p>0.4</text:p>
          </table:table-cell>
          <table:table-cell office:value-type="string" office:string-value="" table:formula="of:=IFERROR([.BO55]/MAX([.BO:.BO]);&quot;&quot;)" table:style-name="ce32"/>
          <table:table-cell office:value-type="string" office:string-value="" table:formula="of:=IFERROR([.BP55]/MAX([.BP:.BP]);&quot;&quot;)" table:style-name="ce43"/>
          <table:table-cell office:value-type="string" office:string-value="" table:formula="of:=IFERROR([.BQ55]/MAX([.BQ:.BQ]);&quot;&quot;)" table:style-name="ce44"/>
          <table:table-cell office:value-type="float" office:value="0.16329931618554519" table:formula="of:=IFERROR([.BR55]/MAX([.BR:.BR]);&quot;&quot;)" table:style-name="ce32">
            <text:p>0.2</text:p>
          </table:table-cell>
          <table:table-cell office:value-type="float" office:value="0.18144368465060576" table:formula="of:=IFERROR([.BS55]/MAX([.BS:.BS]);&quot;&quot;)" table:style-name="ce43">
            <text:p>0.2</text:p>
          </table:table-cell>
          <table:table-cell office:value-type="string" office:string-value="" table:formula="of:=IFERROR([.BT55]/MAX([.BT:.BT]);&quot;&quot;)" table:style-name="ce44"/>
          <table:table-cell office:value-type="float" office:value="0.2" table:style-name="ce33">
            <text:p>0.2</text:p>
          </table:table-cell>
          <table:table-cell office:value-type="float" office:value="0.25" table:style-name="ce45">
            <text:p>0.25</text:p>
          </table:table-cell>
          <table:table-cell office:value-type="float" office:value="0.45" table:style-name="ce45">
            <text:p>0.45</text:p>
          </table:table-cell>
          <table:table-cell office:value-type="float" office:value="0.05" table:style-name="ce45">
            <text:p>0.05</text:p>
          </table:table-cell>
          <table:table-cell office:value-type="float" office:value="0.05" table:style-name="ce45">
            <text:p>0.05</text:p>
          </table:table-cell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office:value-type="string" table:style-name="ce46">
            <text:p>S1</text:p>
          </table:table-cell>
          <table:table-cell table:style-name="ce33"/>
          <table:table-cell table:style-name="ce45"/>
          <table:table-cell table:style-name="ce46"/>
          <table:table-cell office:value-type="string" table:style-name="ce33">
            <text:p>S2</text:p>
          </table:table-cell>
          <table:table-cell office:value-type="string" table:style-name="ce45">
            <text:p>S3</text:p>
          </table:table-cell>
          <table:table-cell table:style-name="ce46"/>
          <table:table-cell office:value-type="float" office:value="2.1540659228538015" table:formula="of:=IF([.AG55]=&quot;&quot;;&quot;&quot;;IF(LEFT([.AG55];1)=&quot;S&quot;;0.1/NUMBERVALUE(RIGHT([.AG55];1))*POWER([.$F55]+70*[.$G55];0.5);[.AG55]*POWER([.$F55]+70*[.$G55];0.5)))" table:style-name="ce32">
            <text:p>2.2</text:p>
          </table:table-cell>
          <table:table-cell office:value-type="float" office:value="2.6925824035672519" table:formula="of:=IF([.AH55]=&quot;&quot;;&quot;&quot;;IF(LEFT([.AH55];1)=&quot;S&quot;;0.1/NUMBERVALUE(RIGHT([.AH55];1))*POWER([.$F55]+70*[.$G55];0.5);[.AH55]*POWER([.$F55]+70*[.$G55];0.5)))" table:style-name="ce43">
            <text:p>2.7</text:p>
          </table:table-cell>
          <table:table-cell office:value-type="float" office:value="4.8466483264210538" table:formula="of:=IF([.AI55]=&quot;&quot;;&quot;&quot;;IF(LEFT([.AI55];1)=&quot;S&quot;;0.1/NUMBERVALUE(RIGHT([.AI55];1))*POWER([.$F55]+70*[.$G55];0.5);[.AI55]*POWER([.$F55]+70*[.$G55];0.5)))" table:style-name="ce43">
            <text:p>4.8</text:p>
          </table:table-cell>
          <table:table-cell office:value-type="float" office:value="0.53851648071345037" table:formula="of:=IF([.AJ55]=&quot;&quot;;&quot;&quot;;IF(LEFT([.AJ55];1)=&quot;S&quot;;0.1/NUMBERVALUE(RIGHT([.AJ55];1))*POWER([.$F55]+70*[.$G55];0.5);[.AJ55]*POWER([.$F55]+70*[.$G55];0.5)))" table:style-name="ce43">
            <text:p>0.5</text:p>
          </table:table-cell>
          <table:table-cell office:value-type="float" office:value="0.53851648071345037" table:formula="of:=IF([.AK55]=&quot;&quot;;&quot;&quot;;IF(LEFT([.AK55];1)=&quot;S&quot;;0.1/NUMBERVALUE(RIGHT([.AK55];1))*POWER([.$F55]+70*[.$G55];0.5);[.AK55]*POWER([.$F55]+70*[.$G55];0.5)))" table:style-name="ce43">
            <text:p>0.5</text:p>
          </table:table-cell>
          <table:table-cell office:value-type="string" office:string-value="" table:formula="of:=IF([.AL55]=&quot;&quot;;&quot;&quot;;IF(LEFT([.AL55];1)=&quot;S&quot;;0.1/NUMBERVALUE(RIGHT([.AL55];1))*POWER([.$F55]+70*[.$G55];0.5);[.AL55]*POWER([.$F55]+70*[.$G55];0.5)))" table:style-name="ce44"/>
          <table:table-cell office:value-type="string" office:string-value="" table:formula="of:=IF([.AM55]=&quot;&quot;;&quot;&quot;;IF(LEFT([.AM55];1)=&quot;S&quot;;0.1/NUMBERVALUE(RIGHT([.AM55];1))*POWER([.$F55]+70*[.$G55];0.5);[.AM55]*POWER([.$F55]+70*[.$G55];0.5)))" table:style-name="ce32"/>
          <table:table-cell office:value-type="string" office:string-value="" table:formula="of:=IF([.AN55]=&quot;&quot;;&quot;&quot;;IF(LEFT([.AN55];1)=&quot;S&quot;;0.1/NUMBERVALUE(RIGHT([.AN55];1))*POWER([.$F55]+70*[.$G55];0.5);[.AN55]*POWER([.$F55]+70*[.$G55];0.5)))" table:style-name="ce43"/>
          <table:table-cell office:value-type="string" office:string-value="" table:formula="of:=IF([.AO55]=&quot;&quot;;&quot;&quot;;IF(LEFT([.AO55];1)=&quot;S&quot;;0.1/NUMBERVALUE(RIGHT([.AO55];1))*POWER([.$F55]+70*[.$G55];0.5);[.AO55]*POWER([.$F55]+70*[.$G55];0.5)))" table:style-name="ce43"/>
          <table:table-cell office:value-type="string" office:string-value="" table:formula="of:=IF([.AP55]=&quot;&quot;;&quot;&quot;;IF(LEFT([.AP55];1)=&quot;S&quot;;0.1/NUMBERVALUE(RIGHT([.AP55];1))*POWER([.$F55]+70*[.$G55];0.5);[.AP55]*POWER([.$F55]+70*[.$G55];0.5)))" table:style-name="ce44"/>
          <table:table-cell office:value-type="string" office:string-value="" table:formula="of:=IF([.AQ55]=&quot;&quot;;&quot;&quot;;IF(LEFT([.AQ55];1)=&quot;S&quot;;0.1/NUMBERVALUE(RIGHT([.AQ55];1))*POWER([.$F55]+70*[.$G55];0.5);[.AQ55]*POWER([.$F55]+70*[.$G55];0.5)))" table:style-name="ce32"/>
          <table:table-cell office:value-type="string" office:string-value="" table:formula="of:=IF([.AR55]=&quot;&quot;;&quot;&quot;;IF(LEFT([.AR55];1)=&quot;S&quot;;0.1/NUMBERVALUE(RIGHT([.AR55];1))*POWER([.$F55]+70*[.$G55];0.5);[.AR55]*POWER([.$F55]+70*[.$G55];0.5)))" table:style-name="ce43"/>
          <table:table-cell office:value-type="string" office:string-value="" table:formula="of:=IF([.AS55]=&quot;&quot;;&quot;&quot;;IF(LEFT([.AS55];1)=&quot;S&quot;;0.1/NUMBERVALUE(RIGHT([.AS55];1))*POWER([.$F55]+70*[.$G55];0.5);[.AS55]*POWER([.$F55]+70*[.$G55];0.5)))" table:style-name="ce43"/>
          <table:table-cell office:value-type="float" office:value="1.0770329614269007" table:formula="of:=IF([.AT55]=&quot;&quot;;&quot;&quot;;IF(LEFT([.AT55];1)=&quot;S&quot;;0.1/NUMBERVALUE(RIGHT([.AT55];1))*POWER([.$F55]+70*[.$G55];0.5);[.AT55]*POWER([.$F55]+70*[.$G55];0.5)))" table:style-name="ce44">
            <text:p>1.1</text:p>
          </table:table-cell>
          <table:table-cell office:value-type="string" office:string-value="" table:formula="of:=IF([.AU55]=&quot;&quot;;&quot;&quot;;IF(LEFT([.AU55];1)=&quot;S&quot;;0.1/NUMBERVALUE(RIGHT([.AU55];1))*POWER([.$F55]+70*[.$G55];0.5);[.AU55]*POWER([.$F55]+70*[.$G55];0.5)))" table:style-name="ce32"/>
          <table:table-cell office:value-type="string" office:string-value="" table:formula="of:=IF([.AV55]=&quot;&quot;;&quot;&quot;;IF(LEFT([.AV55];1)=&quot;S&quot;;0.1/NUMBERVALUE(RIGHT([.AV55];1))*POWER([.$F55]+70*[.$G55];0.5);[.AV55]*POWER([.$F55]+70*[.$G55];0.5)))" table:style-name="ce43"/>
          <table:table-cell office:value-type="string" office:string-value="" table:formula="of:=IF([.AW55]=&quot;&quot;;&quot;&quot;;IF(LEFT([.AW55];1)=&quot;S&quot;;0.1/NUMBERVALUE(RIGHT([.AW55];1))*POWER([.$F55]+70*[.$G55];0.5);[.AW55]*POWER([.$F55]+70*[.$G55];0.5)))" table:style-name="ce44"/>
          <table:table-cell office:value-type="float" office:value="0.53851648071345037" table:formula="of:=IF([.AX55]=&quot;&quot;;&quot;&quot;;IF(LEFT([.AX55];1)=&quot;S&quot;;0.1/NUMBERVALUE(RIGHT([.AX55];1))*POWER([.$F55]+70*[.$G55];0.5);[.AX55]*POWER([.$F55]+70*[.$G55];0.5)))" table:style-name="ce32">
            <text:p>0.5</text:p>
          </table:table-cell>
          <table:table-cell office:value-type="float" office:value="0.35901098714230023" table:formula="of:=IF([.AY55]=&quot;&quot;;&quot;&quot;;IF(LEFT([.AY55];1)=&quot;S&quot;;0.1/NUMBERVALUE(RIGHT([.AY55];1))*POWER([.$F55]+70*[.$G55];0.5);[.AY55]*POWER([.$F55]+70*[.$G55];0.5)))" table:style-name="ce43">
            <text:p>0.4</text:p>
          </table:table-cell>
          <table:table-cell office:value-type="string" office:string-value="" table:formula="of:=IF([.AZ55]=&quot;&quot;;&quot;&quot;;IF(LEFT([.AZ55];1)=&quot;S&quot;;0.1/NUMBERVALUE(RIGHT([.AZ55];1))*POWER([.$F55]+70*[.$G55];0.5);[.AZ55]*POWER([.$F55]+70*[.$G55];0.5)))" table:style-name="ce44"/>
          <table:table-cell table:number-columns-repeated="16312"/>
        </table:table-row>
        <table:table-row table:style-name="ro1">
          <table:table-cell office:value-type="float" office:value="78" table:style-name="ce14">
            <text:p>78</text:p>
          </table:table-cell>
          <table:table-cell office:value-type="string" table:style-name="ce14">
            <text:p>Hack squat</text:p>
          </table:table-cell>
          <table:table-cell table:style-name="ce14"/>
          <table:table-cell office:value-type="string" table:style-name="ce14">
            <text:p>Legs</text:p>
          </table:table-cell>
          <table:table-cell office:value-type="float" office:value="15" table:style-name="ce15">
            <text:p>15</text:p>
          </table:table-cell>
          <table:table-cell office:value-type="float" office:value="70" table:style-name="ce14">
            <text:p>70</text:p>
          </table:table-cell>
          <table:table-cell office:value-type="float" office:value="0.77" table:style-name="ce14">
            <text:p>0.77</text:p>
          </table:table-cell>
          <table:table-cell table:style-name="ce14"/>
          <table:table-cell table:style-name="ce16"/>
          <table:table-cell office:value-type="float" office:value="4" table:style-name="ce15">
            <text:p>4</text:p>
          </table:table-cell>
          <table:table-cell table:style-name="ce14"/>
          <table:table-cell office:value-type="float" office:value="2.5947277198611367" table:formula="of:=SUM([.M56:.AF56])" table:style-name="ce17">
            <text:p>2.6</text:p>
          </table:table-cell>
          <table:table-cell office:value-type="float" office:value="0.60036352623753197" table:formula="of:=IFERROR([.BA56]/MAX([.BA:.BA]);&quot;&quot;)" table:style-name="ce32">
            <text:p>0.6</text:p>
          </table:table-cell>
          <table:table-cell office:value-type="float" office:value="0.49581582602145052" table:formula="of:=IFERROR([.BB56]/MAX([.BB:.BB]);&quot;&quot;)" table:style-name="ce43">
            <text:p>0.5</text:p>
          </table:table-cell>
          <table:table-cell office:value-type="float" office:value="0.57416161323257575" table:formula="of:=IFERROR([.BC56]/MAX([.BC:.BC]);&quot;&quot;)" table:style-name="ce43">
            <text:p>0.6</text:p>
          </table:table-cell>
          <table:table-cell office:value-type="float" office:value="4.0323495036622317E-2" table:formula="of:=IFERROR([.BD56]/MAX([.BD:.BD]);&quot;&quot;)" table:style-name="ce43">
            <text:p>0.0</text:p>
          </table:table-cell>
          <table:table-cell office:value-type="float" office:value="9.8385402880711945E-2" table:formula="of:=IFERROR([.BE56]/MAX([.BE:.BE]);&quot;&quot;)" table:style-name="ce43">
            <text:p>0.1</text:p>
          </table:table-cell>
          <table:table-cell office:value-type="string" office:string-value="" table:formula="of:=IFERROR([.BF56]/MAX([.BF:.BF]);&quot;&quot;)" table:style-name="ce44"/>
          <table:table-cell office:value-type="string" office:string-value="" table:formula="of:=IFERROR([.BG56]/MAX([.BG:.BG]);&quot;&quot;)" table:style-name="ce32"/>
          <table:table-cell office:value-type="string" office:string-value="" table:formula="of:=IFERROR([.BH56]/MAX([.BH:.BH]);&quot;&quot;)" table:style-name="ce43"/>
          <table:table-cell office:value-type="string" office:string-value="" table:formula="of:=IFERROR([.BI56]/MAX([.BI:.BI]);&quot;&quot;)" table:style-name="ce43"/>
          <table:table-cell office:value-type="string" office:string-value="" table:formula="of:=IFERROR([.BJ56]/MAX([.BJ:.BJ]);&quot;&quot;)" table:style-name="ce44"/>
          <table:table-cell office:value-type="string" office:string-value="" table:formula="of:=IFERROR([.BK56]/MAX([.BK:.BK]);&quot;&quot;)" table:style-name="ce32"/>
          <table:table-cell office:value-type="string" office:string-value="" table:formula="of:=IFERROR([.BL56]/MAX([.BL:.BL]);&quot;&quot;)" table:style-name="ce43"/>
          <table:table-cell office:value-type="string" office:string-value="" table:formula="of:=IFERROR([.BM56]/MAX([.BM:.BM]);&quot;&quot;)" table:style-name="ce43"/>
          <table:table-cell office:value-type="float" office:value="0.42938910093294169" table:formula="of:=IFERROR([.BN56]/MAX([.BN:.BN]);&quot;&quot;)" table:style-name="ce44">
            <text:p>0.4</text:p>
          </table:table-cell>
          <table:table-cell office:value-type="string" office:string-value="" table:formula="of:=IFERROR([.BO56]/MAX([.BO:.BO]);&quot;&quot;)" table:style-name="ce32"/>
          <table:table-cell office:value-type="string" office:string-value="" table:formula="of:=IFERROR([.BP56]/MAX([.BP:.BP]);&quot;&quot;)" table:style-name="ce43"/>
          <table:table-cell office:value-type="string" office:string-value="" table:formula="of:=IFERROR([.BQ56]/MAX([.BQ:.BQ]);&quot;&quot;)" table:style-name="ce44"/>
          <table:table-cell office:value-type="float" office:value="0.16876835787756442" table:formula="of:=IFERROR([.BR56]/MAX([.BR:.BR]);&quot;&quot;)" table:style-name="ce32">
            <text:p>0.2</text:p>
          </table:table-cell>
          <table:table-cell office:value-type="float" office:value="0.18752039764173822" table:formula="of:=IFERROR([.BS56]/MAX([.BS:.BS]);&quot;&quot;)" table:style-name="ce43">
            <text:p>0.2</text:p>
          </table:table-cell>
          <table:table-cell office:value-type="string" office:string-value="" table:formula="of:=IFERROR([.BT56]/MAX([.BT:.BT]);&quot;&quot;)" table:style-name="ce44"/>
          <table:table-cell office:value-type="float" office:value="0.4" table:style-name="ce33">
            <text:p>0.4</text:p>
          </table:table-cell>
          <table:table-cell office:value-type="float" office:value="0.25" table:style-name="ce45">
            <text:p>0.25</text:p>
          </table:table-cell>
          <table:table-cell office:value-type="float" office:value="0.25" table:style-name="ce45">
            <text:p>0.25</text:p>
          </table:table-cell>
          <table:table-cell office:value-type="float" office:value="0.05" table:style-name="ce45">
            <text:p>0.05</text:p>
          </table:table-cell>
          <table:table-cell office:value-type="float" office:value="0.05" table:style-name="ce45">
            <text:p>0.05</text:p>
          </table:table-cell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office:value-type="string" table:style-name="ce46">
            <text:p>S1</text:p>
          </table:table-cell>
          <table:table-cell table:style-name="ce33"/>
          <table:table-cell table:style-name="ce45"/>
          <table:table-cell table:style-name="ce46"/>
          <table:table-cell office:value-type="string" table:style-name="ce33">
            <text:p>S2</text:p>
          </table:table-cell>
          <table:table-cell office:value-type="string" table:style-name="ce45">
            <text:p>S3</text:p>
          </table:table-cell>
          <table:table-cell table:style-name="ce46"/>
          <table:table-cell office:value-type="float" office:value="4.4524150749902018" table:formula="of:=IF([.AG56]=&quot;&quot;;&quot;&quot;;IF(LEFT([.AG56];1)=&quot;S&quot;;0.1/NUMBERVALUE(RIGHT([.AG56];1))*POWER([.$F56]+70*[.$G56];0.5);[.AG56]*POWER([.$F56]+70*[.$G56];0.5)))" table:style-name="ce32">
            <text:p>4.5</text:p>
          </table:table-cell>
          <table:table-cell office:value-type="float" office:value="2.7827594218688758" table:formula="of:=IF([.AH56]=&quot;&quot;;&quot;&quot;;IF(LEFT([.AH56];1)=&quot;S&quot;;0.1/NUMBERVALUE(RIGHT([.AH56];1))*POWER([.$F56]+70*[.$G56];0.5);[.AH56]*POWER([.$F56]+70*[.$G56];0.5)))" table:style-name="ce43">
            <text:p>2.8</text:p>
          </table:table-cell>
          <table:table-cell office:value-type="float" office:value="2.7827594218688758" table:formula="of:=IF([.AI56]=&quot;&quot;;&quot;&quot;;IF(LEFT([.AI56];1)=&quot;S&quot;;0.1/NUMBERVALUE(RIGHT([.AI56];1))*POWER([.$F56]+70*[.$G56];0.5);[.AI56]*POWER([.$F56]+70*[.$G56];0.5)))" table:style-name="ce43">
            <text:p>2.8</text:p>
          </table:table-cell>
          <table:table-cell office:value-type="float" office:value="0.55655188437377523" table:formula="of:=IF([.AJ56]=&quot;&quot;;&quot;&quot;;IF(LEFT([.AJ56];1)=&quot;S&quot;;0.1/NUMBERVALUE(RIGHT([.AJ56];1))*POWER([.$F56]+70*[.$G56];0.5);[.AJ56]*POWER([.$F56]+70*[.$G56];0.5)))" table:style-name="ce43">
            <text:p>0.6</text:p>
          </table:table-cell>
          <table:table-cell office:value-type="float" office:value="0.55655188437377523" table:formula="of:=IF([.AK56]=&quot;&quot;;&quot;&quot;;IF(LEFT([.AK56];1)=&quot;S&quot;;0.1/NUMBERVALUE(RIGHT([.AK56];1))*POWER([.$F56]+70*[.$G56];0.5);[.AK56]*POWER([.$F56]+70*[.$G56];0.5)))" table:style-name="ce43">
            <text:p>0.6</text:p>
          </table:table-cell>
          <table:table-cell office:value-type="string" office:string-value="" table:formula="of:=IF([.AL56]=&quot;&quot;;&quot;&quot;;IF(LEFT([.AL56];1)=&quot;S&quot;;0.1/NUMBERVALUE(RIGHT([.AL56];1))*POWER([.$F56]+70*[.$G56];0.5);[.AL56]*POWER([.$F56]+70*[.$G56];0.5)))" table:style-name="ce44"/>
          <table:table-cell office:value-type="string" office:string-value="" table:formula="of:=IF([.AM56]=&quot;&quot;;&quot;&quot;;IF(LEFT([.AM56];1)=&quot;S&quot;;0.1/NUMBERVALUE(RIGHT([.AM56];1))*POWER([.$F56]+70*[.$G56];0.5);[.AM56]*POWER([.$F56]+70*[.$G56];0.5)))" table:style-name="ce32"/>
          <table:table-cell office:value-type="string" office:string-value="" table:formula="of:=IF([.AN56]=&quot;&quot;;&quot;&quot;;IF(LEFT([.AN56];1)=&quot;S&quot;;0.1/NUMBERVALUE(RIGHT([.AN56];1))*POWER([.$F56]+70*[.$G56];0.5);[.AN56]*POWER([.$F56]+70*[.$G56];0.5)))" table:style-name="ce43"/>
          <table:table-cell office:value-type="string" office:string-value="" table:formula="of:=IF([.AO56]=&quot;&quot;;&quot;&quot;;IF(LEFT([.AO56];1)=&quot;S&quot;;0.1/NUMBERVALUE(RIGHT([.AO56];1))*POWER([.$F56]+70*[.$G56];0.5);[.AO56]*POWER([.$F56]+70*[.$G56];0.5)))" table:style-name="ce43"/>
          <table:table-cell office:value-type="string" office:string-value="" table:formula="of:=IF([.AP56]=&quot;&quot;;&quot;&quot;;IF(LEFT([.AP56];1)=&quot;S&quot;;0.1/NUMBERVALUE(RIGHT([.AP56];1))*POWER([.$F56]+70*[.$G56];0.5);[.AP56]*POWER([.$F56]+70*[.$G56];0.5)))" table:style-name="ce44"/>
          <table:table-cell office:value-type="string" office:string-value="" table:formula="of:=IF([.AQ56]=&quot;&quot;;&quot;&quot;;IF(LEFT([.AQ56];1)=&quot;S&quot;;0.1/NUMBERVALUE(RIGHT([.AQ56];1))*POWER([.$F56]+70*[.$G56];0.5);[.AQ56]*POWER([.$F56]+70*[.$G56];0.5)))" table:style-name="ce32"/>
          <table:table-cell office:value-type="string" office:string-value="" table:formula="of:=IF([.AR56]=&quot;&quot;;&quot;&quot;;IF(LEFT([.AR56];1)=&quot;S&quot;;0.1/NUMBERVALUE(RIGHT([.AR56];1))*POWER([.$F56]+70*[.$G56];0.5);[.AR56]*POWER([.$F56]+70*[.$G56];0.5)))" table:style-name="ce43"/>
          <table:table-cell office:value-type="string" office:string-value="" table:formula="of:=IF([.AS56]=&quot;&quot;;&quot;&quot;;IF(LEFT([.AS56];1)=&quot;S&quot;;0.1/NUMBERVALUE(RIGHT([.AS56];1))*POWER([.$F56]+70*[.$G56];0.5);[.AS56]*POWER([.$F56]+70*[.$G56];0.5)))" table:style-name="ce43"/>
          <table:table-cell office:value-type="float" office:value="1.1131037687475505" table:formula="of:=IF([.AT56]=&quot;&quot;;&quot;&quot;;IF(LEFT([.AT56];1)=&quot;S&quot;;0.1/NUMBERVALUE(RIGHT([.AT56];1))*POWER([.$F56]+70*[.$G56];0.5);[.AT56]*POWER([.$F56]+70*[.$G56];0.5)))" table:style-name="ce44">
            <text:p>1.1</text:p>
          </table:table-cell>
          <table:table-cell office:value-type="string" office:string-value="" table:formula="of:=IF([.AU56]=&quot;&quot;;&quot;&quot;;IF(LEFT([.AU56];1)=&quot;S&quot;;0.1/NUMBERVALUE(RIGHT([.AU56];1))*POWER([.$F56]+70*[.$G56];0.5);[.AU56]*POWER([.$F56]+70*[.$G56];0.5)))" table:style-name="ce32"/>
          <table:table-cell office:value-type="string" office:string-value="" table:formula="of:=IF([.AV56]=&quot;&quot;;&quot;&quot;;IF(LEFT([.AV56];1)=&quot;S&quot;;0.1/NUMBERVALUE(RIGHT([.AV56];1))*POWER([.$F56]+70*[.$G56];0.5);[.AV56]*POWER([.$F56]+70*[.$G56];0.5)))" table:style-name="ce43"/>
          <table:table-cell office:value-type="string" office:string-value="" table:formula="of:=IF([.AW56]=&quot;&quot;;&quot;&quot;;IF(LEFT([.AW56];1)=&quot;S&quot;;0.1/NUMBERVALUE(RIGHT([.AW56];1))*POWER([.$F56]+70*[.$G56];0.5);[.AW56]*POWER([.$F56]+70*[.$G56];0.5)))" table:style-name="ce44"/>
          <table:table-cell office:value-type="float" office:value="0.55655188437377523" table:formula="of:=IF([.AX56]=&quot;&quot;;&quot;&quot;;IF(LEFT([.AX56];1)=&quot;S&quot;;0.1/NUMBERVALUE(RIGHT([.AX56];1))*POWER([.$F56]+70*[.$G56];0.5);[.AX56]*POWER([.$F56]+70*[.$G56];0.5)))" table:style-name="ce32">
            <text:p>0.6</text:p>
          </table:table-cell>
          <table:table-cell office:value-type="float" office:value="0.37103458958251678" table:formula="of:=IF([.AY56]=&quot;&quot;;&quot;&quot;;IF(LEFT([.AY56];1)=&quot;S&quot;;0.1/NUMBERVALUE(RIGHT([.AY56];1))*POWER([.$F56]+70*[.$G56];0.5);[.AY56]*POWER([.$F56]+70*[.$G56];0.5)))" table:style-name="ce43">
            <text:p>0.4</text:p>
          </table:table-cell>
          <table:table-cell office:value-type="string" office:string-value="" table:formula="of:=IF([.AZ56]=&quot;&quot;;&quot;&quot;;IF(LEFT([.AZ56];1)=&quot;S&quot;;0.1/NUMBERVALUE(RIGHT([.AZ56];1))*POWER([.$F56]+70*[.$G56];0.5);[.AZ56]*POWER([.$F56]+70*[.$G56];0.5)))" table:style-name="ce44"/>
          <table:table-cell table:number-columns-repeated="16312"/>
        </table:table-row>
        <table:table-row table:style-name="ro1">
          <table:table-cell office:value-type="float" office:value="41" table:style-name="ce14">
            <text:p>41</text:p>
          </table:table-cell>
          <table:table-cell office:value-type="string" table:style-name="ce14">
            <text:p>Dumbbell walking lunge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Legs</text:p>
          </table:table-cell>
          <table:table-cell office:value-type="float" office:value="10" table:style-name="ce15">
            <text:p>10</text:p>
          </table:table-cell>
          <table:table-cell office:value-type="float" office:value="20" table:style-name="ce14">
            <text:p>20</text:p>
          </table:table-cell>
          <table:table-cell office:value-type="float" office:value="0.85" table:style-name="ce14">
            <text:p>0.8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5">
            <text:p>4</text:p>
          </table:table-cell>
          <table:table-cell table:style-name="ce14"/>
          <table:table-cell office:value-type="float" office:value="2.197583242646123" table:formula="of:=SUM([.M57:.AF57])" table:style-name="ce17">
            <text:p>2.2</text:p>
          </table:table-cell>
          <table:table-cell office:value-type="float" office:value="0.36068117374061687" table:formula="of:=IFERROR([.BA57]/MAX([.BA:.BA]);&quot;&quot;)" table:style-name="ce32">
            <text:p>0.4</text:p>
          </table:table-cell>
          <table:table-cell office:value-type="float" office:value="0.31773004414499573" table:formula="of:=IFERROR([.BB57]/MAX([.BB:.BB]);&quot;&quot;)" table:style-name="ce43">
            <text:p>0.3</text:p>
          </table:table-cell>
          <table:table-cell office:value-type="float" office:value="0.55190370641029862" table:formula="of:=IFERROR([.BC57]/MAX([.BC:.BC]);&quot;&quot;)" table:style-name="ce43">
            <text:p>0.6</text:p>
          </table:table-cell>
          <table:table-cell office:value-type="float" office:value="6.4600528995176917E-2" table:formula="of:=IFERROR([.BD57]/MAX([.BD:.BD]);&quot;&quot;)" table:style-name="ce43">
            <text:p>0.1</text:p>
          </table:table-cell>
          <table:table-cell office:value-type="float" office:value="7.8809501330740564E-2" table:formula="of:=IFERROR([.BE57]/MAX([.BE:.BE]);&quot;&quot;)" table:style-name="ce43">
            <text:p>0.1</text:p>
          </table:table-cell>
          <table:table-cell office:value-type="float" office:value="7.8809501330740564E-2" table:formula="of:=IFERROR([.BF57]/MAX([.BF:.BF]);&quot;&quot;)" table:style-name="ce44">
            <text:p>0.1</text:p>
          </table:table-cell>
          <table:table-cell office:value-type="string" office:string-value="" table:formula="of:=IFERROR([.BG57]/MAX([.BG:.BG]);&quot;&quot;)" table:style-name="ce32"/>
          <table:table-cell office:value-type="string" office:string-value="" table:formula="of:=IFERROR([.BH57]/MAX([.BH:.BH]);&quot;&quot;)" table:style-name="ce43"/>
          <table:table-cell office:value-type="string" office:string-value="" table:formula="of:=IFERROR([.BI57]/MAX([.BI:.BI]);&quot;&quot;)" table:style-name="ce43"/>
          <table:table-cell office:value-type="string" office:string-value="" table:formula="of:=IFERROR([.BJ57]/MAX([.BJ:.BJ]);&quot;&quot;)" table:style-name="ce44"/>
          <table:table-cell office:value-type="float" office:value="8.3235236379573016E-2" table:formula="of:=IFERROR([.BK57]/MAX([.BK:.BK]);&quot;&quot;)" table:style-name="ce32">
            <text:p>0.1</text:p>
          </table:table-cell>
          <table:table-cell office:value-type="float" office:value="0.16014106684521176" table:formula="of:=IFERROR([.BL57]/MAX([.BL:.BL]);&quot;&quot;)" table:style-name="ce43">
            <text:p>0.2</text:p>
          </table:table-cell>
          <table:table-cell office:value-type="string" office:string-value="" table:formula="of:=IFERROR([.BM57]/MAX([.BM:.BM]);&quot;&quot;)" table:style-name="ce43"/>
          <table:table-cell office:value-type="float" office:value="0.34395286221889676" table:formula="of:=IFERROR([.BN57]/MAX([.BN:.BN]);&quot;&quot;)" table:style-name="ce44">
            <text:p>0.3</text:p>
          </table:table-cell>
          <table:table-cell office:value-type="string" office:string-value="" table:formula="of:=IFERROR([.BO57]/MAX([.BO:.BO]);&quot;&quot;)" table:style-name="ce32"/>
          <table:table-cell office:value-type="string" office:string-value="" table:formula="of:=IFERROR([.BP57]/MAX([.BP:.BP]);&quot;&quot;)" table:style-name="ce43"/>
          <table:table-cell office:value-type="string" office:string-value="" table:formula="of:=IFERROR([.BQ57]/MAX([.BQ:.BQ]);&quot;&quot;)" table:style-name="ce44"/>
          <table:table-cell office:value-type="float" office:value="6.7594123392802269E-2" table:formula="of:=IFERROR([.BR57]/MAX([.BR:.BR]);&quot;&quot;)" table:style-name="ce32">
            <text:p>0.1</text:p>
          </table:table-cell>
          <table:table-cell office:value-type="float" office:value="9.0125497857069692E-2" table:formula="of:=IFERROR([.BS57]/MAX([.BS:.BS]);&quot;&quot;)" table:style-name="ce43">
            <text:p>0.1</text:p>
          </table:table-cell>
          <table:table-cell office:value-type="string" office:string-value="" table:formula="of:=IFERROR([.BT57]/MAX([.BT:.BT]);&quot;&quot;)" table:style-name="ce44"/>
          <table:table-cell office:value-type="float" office:value="0.3" table:style-name="ce33">
            <text:p>0.3</text:p>
          </table:table-cell>
          <table:table-cell office:value-type="float" office:value="0.2" table:style-name="ce45">
            <text:p>0.2</text:p>
          </table:table-cell>
          <table:table-cell office:value-type="float" office:value="0.3" table:style-name="ce45">
            <text:p>0.3</text:p>
          </table:table-cell>
          <table:table-cell office:value-type="float" office:value="0.1" table:style-name="ce45">
            <text:p>0.1</text:p>
          </table:table-cell>
          <table:table-cell office:value-type="float" office:value="0.05" table:style-name="ce45">
            <text:p>0.05</text:p>
          </table:table-cell>
          <table:table-cell office:value-type="float" office:value="0.05" table:style-name="ce46">
            <text:p>0.05</text:p>
          </table:table-cell>
          <table:table-cell table:style-name="ce33"/>
          <table:table-cell table:style-name="ce45"/>
          <table:table-cell table:style-name="ce45"/>
          <table:table-cell table:style-name="ce46"/>
          <table:table-cell office:value-type="string" table:style-name="ce33">
            <text:p>S3</text:p>
          </table:table-cell>
          <table:table-cell office:value-type="string" table:style-name="ce45">
            <text:p>S2</text:p>
          </table:table-cell>
          <table:table-cell table:style-name="ce45"/>
          <table:table-cell office:value-type="string" table:style-name="ce46">
            <text:p>S1</text:p>
          </table:table-cell>
          <table:table-cell table:style-name="ce33"/>
          <table:table-cell table:style-name="ce45"/>
          <table:table-cell table:style-name="ce46"/>
          <table:table-cell office:value-type="string" table:style-name="ce33">
            <text:p>S4</text:p>
          </table:table-cell>
          <table:table-cell office:value-type="string" table:style-name="ce45">
            <text:p>S5</text:p>
          </table:table-cell>
          <table:table-cell table:style-name="ce46"/>
          <table:table-cell office:value-type="float" office:value="2.6748831750190507" table:formula="of:=IF([.AG57]=&quot;&quot;;&quot;&quot;;IF(LEFT([.AG57];1)=&quot;S&quot;;0.1/NUMBERVALUE(RIGHT([.AG57];1))*POWER([.$F57]+70*[.$G57];0.5);[.AG57]*POWER([.$F57]+70*[.$G57];0.5)))" table:style-name="ce32">
            <text:p>2.7</text:p>
          </table:table-cell>
          <table:table-cell office:value-type="float" office:value="1.7832554500127007" table:formula="of:=IF([.AH57]=&quot;&quot;;&quot;&quot;;IF(LEFT([.AH57];1)=&quot;S&quot;;0.1/NUMBERVALUE(RIGHT([.AH57];1))*POWER([.$F57]+70*[.$G57];0.5);[.AH57]*POWER([.$F57]+70*[.$G57];0.5)))" table:style-name="ce43">
            <text:p>1.8</text:p>
          </table:table-cell>
          <table:table-cell office:value-type="float" office:value="2.6748831750190507" table:formula="of:=IF([.AI57]=&quot;&quot;;&quot;&quot;;IF(LEFT([.AI57];1)=&quot;S&quot;;0.1/NUMBERVALUE(RIGHT([.AI57];1))*POWER([.$F57]+70*[.$G57];0.5);[.AI57]*POWER([.$F57]+70*[.$G57];0.5)))" table:style-name="ce43">
            <text:p>2.7</text:p>
          </table:table-cell>
          <table:table-cell office:value-type="float" office:value="0.89162772500635035" table:formula="of:=IF([.AJ57]=&quot;&quot;;&quot;&quot;;IF(LEFT([.AJ57];1)=&quot;S&quot;;0.1/NUMBERVALUE(RIGHT([.AJ57];1))*POWER([.$F57]+70*[.$G57];0.5);[.AJ57]*POWER([.$F57]+70*[.$G57];0.5)))" table:style-name="ce43">
            <text:p>0.9</text:p>
          </table:table-cell>
          <table:table-cell office:value-type="float" office:value="0.44581386250317517" table:formula="of:=IF([.AK57]=&quot;&quot;;&quot;&quot;;IF(LEFT([.AK57];1)=&quot;S&quot;;0.1/NUMBERVALUE(RIGHT([.AK57];1))*POWER([.$F57]+70*[.$G57];0.5);[.AK57]*POWER([.$F57]+70*[.$G57];0.5)))" table:style-name="ce43">
            <text:p>0.4</text:p>
          </table:table-cell>
          <table:table-cell office:value-type="float" office:value="0.44581386250317517" table:formula="of:=IF([.AL57]=&quot;&quot;;&quot;&quot;;IF(LEFT([.AL57];1)=&quot;S&quot;;0.1/NUMBERVALUE(RIGHT([.AL57];1))*POWER([.$F57]+70*[.$G57];0.5);[.AL57]*POWER([.$F57]+70*[.$G57];0.5)))" table:style-name="ce44">
            <text:p>0.4</text:p>
          </table:table-cell>
          <table:table-cell office:value-type="string" office:string-value="" table:formula="of:=IF([.AM57]=&quot;&quot;;&quot;&quot;;IF(LEFT([.AM57];1)=&quot;S&quot;;0.1/NUMBERVALUE(RIGHT([.AM57];1))*POWER([.$F57]+70*[.$G57];0.5);[.AM57]*POWER([.$F57]+70*[.$G57];0.5)))" table:style-name="ce32"/>
          <table:table-cell office:value-type="string" office:string-value="" table:formula="of:=IF([.AN57]=&quot;&quot;;&quot;&quot;;IF(LEFT([.AN57];1)=&quot;S&quot;;0.1/NUMBERVALUE(RIGHT([.AN57];1))*POWER([.$F57]+70*[.$G57];0.5);[.AN57]*POWER([.$F57]+70*[.$G57];0.5)))" table:style-name="ce43"/>
          <table:table-cell office:value-type="string" office:string-value="" table:formula="of:=IF([.AO57]=&quot;&quot;;&quot;&quot;;IF(LEFT([.AO57];1)=&quot;S&quot;;0.1/NUMBERVALUE(RIGHT([.AO57];1))*POWER([.$F57]+70*[.$G57];0.5);[.AO57]*POWER([.$F57]+70*[.$G57];0.5)))" table:style-name="ce43"/>
          <table:table-cell office:value-type="string" office:string-value="" table:formula="of:=IF([.AP57]=&quot;&quot;;&quot;&quot;;IF(LEFT([.AP57];1)=&quot;S&quot;;0.1/NUMBERVALUE(RIGHT([.AP57];1))*POWER([.$F57]+70*[.$G57];0.5);[.AP57]*POWER([.$F57]+70*[.$G57];0.5)))" table:style-name="ce44"/>
          <table:table-cell office:value-type="float" office:value="0.29720924166878343" table:formula="of:=IF([.AQ57]=&quot;&quot;;&quot;&quot;;IF(LEFT([.AQ57];1)=&quot;S&quot;;0.1/NUMBERVALUE(RIGHT([.AQ57];1))*POWER([.$F57]+70*[.$G57];0.5);[.AQ57]*POWER([.$F57]+70*[.$G57];0.5)))" table:style-name="ce32">
            <text:p>0.3</text:p>
          </table:table-cell>
          <table:table-cell office:value-type="float" office:value="0.44581386250317517" table:formula="of:=IF([.AR57]=&quot;&quot;;&quot;&quot;;IF(LEFT([.AR57];1)=&quot;S&quot;;0.1/NUMBERVALUE(RIGHT([.AR57];1))*POWER([.$F57]+70*[.$G57];0.5);[.AR57]*POWER([.$F57]+70*[.$G57];0.5)))" table:style-name="ce43">
            <text:p>0.4</text:p>
          </table:table-cell>
          <table:table-cell office:value-type="string" office:string-value="" table:formula="of:=IF([.AS57]=&quot;&quot;;&quot;&quot;;IF(LEFT([.AS57];1)=&quot;S&quot;;0.1/NUMBERVALUE(RIGHT([.AS57];1))*POWER([.$F57]+70*[.$G57];0.5);[.AS57]*POWER([.$F57]+70*[.$G57];0.5)))" table:style-name="ce43"/>
          <table:table-cell office:value-type="float" office:value="0.89162772500635035" table:formula="of:=IF([.AT57]=&quot;&quot;;&quot;&quot;;IF(LEFT([.AT57];1)=&quot;S&quot;;0.1/NUMBERVALUE(RIGHT([.AT57];1))*POWER([.$F57]+70*[.$G57];0.5);[.AT57]*POWER([.$F57]+70*[.$G57];0.5)))" table:style-name="ce44">
            <text:p>0.9</text:p>
          </table:table-cell>
          <table:table-cell office:value-type="string" office:string-value="" table:formula="of:=IF([.AU57]=&quot;&quot;;&quot;&quot;;IF(LEFT([.AU57];1)=&quot;S&quot;;0.1/NUMBERVALUE(RIGHT([.AU57];1))*POWER([.$F57]+70*[.$G57];0.5);[.AU57]*POWER([.$F57]+70*[.$G57];0.5)))" table:style-name="ce32"/>
          <table:table-cell office:value-type="string" office:string-value="" table:formula="of:=IF([.AV57]=&quot;&quot;;&quot;&quot;;IF(LEFT([.AV57];1)=&quot;S&quot;;0.1/NUMBERVALUE(RIGHT([.AV57];1))*POWER([.$F57]+70*[.$G57];0.5);[.AV57]*POWER([.$F57]+70*[.$G57];0.5)))" table:style-name="ce43"/>
          <table:table-cell office:value-type="string" office:string-value="" table:formula="of:=IF([.AW57]=&quot;&quot;;&quot;&quot;;IF(LEFT([.AW57];1)=&quot;S&quot;;0.1/NUMBERVALUE(RIGHT([.AW57];1))*POWER([.$F57]+70*[.$G57];0.5);[.AW57]*POWER([.$F57]+70*[.$G57];0.5)))" table:style-name="ce44"/>
          <table:table-cell office:value-type="float" office:value="0.22290693125158759" table:formula="of:=IF([.AX57]=&quot;&quot;;&quot;&quot;;IF(LEFT([.AX57];1)=&quot;S&quot;;0.1/NUMBERVALUE(RIGHT([.AX57];1))*POWER([.$F57]+70*[.$G57];0.5);[.AX57]*POWER([.$F57]+70*[.$G57];0.5)))" table:style-name="ce32">
            <text:p>0.2</text:p>
          </table:table-cell>
          <table:table-cell office:value-type="float" office:value="0.17832554500127007" table:formula="of:=IF([.AY57]=&quot;&quot;;&quot;&quot;;IF(LEFT([.AY57];1)=&quot;S&quot;;0.1/NUMBERVALUE(RIGHT([.AY57];1))*POWER([.$F57]+70*[.$G57];0.5);[.AY57]*POWER([.$F57]+70*[.$G57];0.5)))" table:style-name="ce43">
            <text:p>0.2</text:p>
          </table:table-cell>
          <table:table-cell office:value-type="string" office:string-value="" table:formula="of:=IF([.AZ57]=&quot;&quot;;&quot;&quot;;IF(LEFT([.AZ57];1)=&quot;S&quot;;0.1/NUMBERVALUE(RIGHT([.AZ57];1))*POWER([.$F57]+70*[.$G57];0.5);[.AZ57]*POWER([.$F57]+70*[.$G57];0.5)))" table:style-name="ce44"/>
          <table:table-cell table:number-columns-repeated="16312"/>
        </table:table-row>
        <table:table-row table:style-name="ro1">
          <table:table-cell office:value-type="float" office:value="77" table:style-name="ce14">
            <text:p>77</text:p>
          </table:table-cell>
          <table:table-cell office:value-type="string" table:style-name="ce14">
            <text:p>Bulgarian split-squat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Legs</text:p>
          </table:table-cell>
          <table:table-cell office:value-type="float" office:value="15" table:style-name="ce15">
            <text:p>15</text:p>
          </table:table-cell>
          <table:table-cell office:value-type="float" office:value="16" table:style-name="ce14">
            <text:p>16</text:p>
          </table:table-cell>
          <table:table-cell office:value-type="float" office:value="0.85" table:style-name="ce14">
            <text:p>0.85</text:p>
          </table:table-cell>
          <table:table-cell table:style-name="ce14"/>
          <table:table-cell office:value-type="float" office:value="1" table:style-name="ce16">
            <text:p>1</text:p>
          </table:table-cell>
          <table:table-cell office:value-type="float" office:value="4" table:style-name="ce15">
            <text:p>4</text:p>
          </table:table-cell>
          <table:table-cell table:style-name="ce14"/>
          <table:table-cell office:value-type="float" office:value="2.1233650909717809" table:formula="of:=SUM([.M58:.AF58])" table:style-name="ce17">
            <text:p>2.1</text:p>
          </table:table-cell>
          <table:table-cell office:value-type="float" office:value="0.41007205575251149" table:formula="of:=IFERROR([.BA58]/MAX([.BA:.BA]);&quot;&quot;)" table:style-name="ce32">
            <text:p>0.4</text:p>
          </table:table-cell>
          <table:table-cell office:value-type="float" office:value="0.30963368013350206" table:formula="of:=IFERROR([.BB58]/MAX([.BB:.BB]);&quot;&quot;)" table:style-name="ce43">
            <text:p>0.3</text:p>
          </table:table-cell>
          <table:table-cell office:value-type="float" office:value="0.53784015343905012" table:formula="of:=IFERROR([.BC58]/MAX([.BC:.BC]);&quot;&quot;)" table:style-name="ce43">
            <text:p>0.5</text:p>
          </table:table-cell>
          <table:table-cell office:value-type="float" office:value="6.2954385019439701E-2" table:formula="of:=IFERROR([.BD58]/MAX([.BD:.BD]);&quot;&quot;)" table:style-name="ce43">
            <text:p>0.1</text:p>
          </table:table-cell>
          <table:table-cell office:value-type="float" office:value="7.6801285796528174E-2" table:formula="of:=IFERROR([.BE58]/MAX([.BE:.BE]);&quot;&quot;)" table:style-name="ce43">
            <text:p>0.1</text:p>
          </table:table-cell>
          <table:table-cell office:value-type="string" office:string-value="" table:formula="of:=IFERROR([.BF58]/MAX([.BF:.BF]);&quot;&quot;)" table:style-name="ce44"/>
          <table:table-cell office:value-type="string" office:string-value="" table:formula="of:=IFERROR([.BG58]/MAX([.BG:.BG]);&quot;&quot;)" table:style-name="ce32"/>
          <table:table-cell office:value-type="string" office:string-value="" table:formula="of:=IFERROR([.BH58]/MAX([.BH:.BH]);&quot;&quot;)" table:style-name="ce43"/>
          <table:table-cell office:value-type="string" office:string-value="" table:formula="of:=IFERROR([.BI58]/MAX([.BI:.BI]);&quot;&quot;)" table:style-name="ce43"/>
          <table:table-cell office:value-type="string" office:string-value="" table:formula="of:=IFERROR([.BJ58]/MAX([.BJ:.BJ]);&quot;&quot;)" table:style-name="ce44"/>
          <table:table-cell office:value-type="float" office:value="8.11142447241405E-2" table:formula="of:=IFERROR([.BK58]/MAX([.BK:.BK]);&quot;&quot;)" table:style-name="ce32">
            <text:p>0.1</text:p>
          </table:table-cell>
          <table:table-cell office:value-type="float" office:value="0.1560603687989921" table:formula="of:=IFERROR([.BL58]/MAX([.BL:.BL]);&quot;&quot;)" table:style-name="ce43">
            <text:p>0.2</text:p>
          </table:table-cell>
          <table:table-cell office:value-type="string" office:string-value="" table:formula="of:=IFERROR([.BM58]/MAX([.BM:.BM]);&quot;&quot;)" table:style-name="ce43"/>
          <table:table-cell office:value-type="float" office:value="0.33518829107859727" table:formula="of:=IFERROR([.BN58]/MAX([.BN:.BN]);&quot;&quot;)" table:style-name="ce44">
            <text:p>0.3</text:p>
          </table:table-cell>
          <table:table-cell office:value-type="string" office:string-value="" table:formula="of:=IFERROR([.BO58]/MAX([.BO:.BO]);&quot;&quot;)" table:style-name="ce32"/>
          <table:table-cell office:value-type="string" office:string-value="" table:formula="of:=IFERROR([.BP58]/MAX([.BP:.BP]);&quot;&quot;)" table:style-name="ce43"/>
          <table:table-cell office:value-type="string" office:string-value="" table:formula="of:=IFERROR([.BQ58]/MAX([.BQ:.BQ]);&quot;&quot;)" table:style-name="ce44"/>
          <table:table-cell office:value-type="float" office:value="6.5871696955294198E-2" table:formula="of:=IFERROR([.BR58]/MAX([.BR:.BR]);&quot;&quot;)" table:style-name="ce32">
            <text:p>0.1</text:p>
          </table:table-cell>
          <table:table-cell office:value-type="float" office:value="8.7828929273725598E-2" table:formula="of:=IFERROR([.BS58]/MAX([.BS:.BS]);&quot;&quot;)" table:style-name="ce43">
            <text:p>0.1</text:p>
          </table:table-cell>
          <table:table-cell office:value-type="string" office:string-value="" table:formula="of:=IFERROR([.BT58]/MAX([.BT:.BT]);&quot;&quot;)" table:style-name="ce44"/>
          <table:table-cell office:value-type="float" office:value="0.35" table:style-name="ce33">
            <text:p>0.35</text:p>
          </table:table-cell>
          <table:table-cell office:value-type="float" office:value="0.2" table:style-name="ce45">
            <text:p>0.2</text:p>
          </table:table-cell>
          <table:table-cell office:value-type="float" office:value="0.3" table:style-name="ce45">
            <text:p>0.3</text:p>
          </table:table-cell>
          <table:table-cell office:value-type="float" office:value="0.1" table:style-name="ce45">
            <text:p>0.1</text:p>
          </table:table-cell>
          <table:table-cell office:value-type="float" office:value="0.05" table:style-name="ce45">
            <text:p>0.05</text:p>
          </table:table-cell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office:value-type="string" table:style-name="ce33">
            <text:p>S3</text:p>
          </table:table-cell>
          <table:table-cell office:value-type="string" table:style-name="ce45">
            <text:p>S2</text:p>
          </table:table-cell>
          <table:table-cell table:style-name="ce45"/>
          <table:table-cell office:value-type="string" table:style-name="ce46">
            <text:p>S1</text:p>
          </table:table-cell>
          <table:table-cell table:style-name="ce33"/>
          <table:table-cell table:style-name="ce45"/>
          <table:table-cell table:style-name="ce46"/>
          <table:table-cell office:value-type="string" table:style-name="ce33">
            <text:p>S4</text:p>
          </table:table-cell>
          <table:table-cell office:value-type="string" table:style-name="ce45">
            <text:p>S5</text:p>
          </table:table-cell>
          <table:table-cell table:style-name="ce46"/>
          <table:table-cell office:value-type="float" office:value="3.0411757594719839" table:formula="of:=IF([.AG58]=&quot;&quot;;&quot;&quot;;IF(LEFT([.AG58];1)=&quot;S&quot;;0.1/NUMBERVALUE(RIGHT([.AG58];1))*POWER([.$F58]+70*[.$G58];0.5);[.AG58]*POWER([.$F58]+70*[.$G58];0.5)))" table:style-name="ce32">
            <text:p>3.0</text:p>
          </table:table-cell>
          <table:table-cell office:value-type="float" office:value="1.7378147196982767" table:formula="of:=IF([.AH58]=&quot;&quot;;&quot;&quot;;IF(LEFT([.AH58];1)=&quot;S&quot;;0.1/NUMBERVALUE(RIGHT([.AH58];1))*POWER([.$F58]+70*[.$G58];0.5);[.AH58]*POWER([.$F58]+70*[.$G58];0.5)))" table:style-name="ce43">
            <text:p>1.7</text:p>
          </table:table-cell>
          <table:table-cell office:value-type="float" office:value="2.6067220795474149" table:formula="of:=IF([.AI58]=&quot;&quot;;&quot;&quot;;IF(LEFT([.AI58];1)=&quot;S&quot;;0.1/NUMBERVALUE(RIGHT([.AI58];1))*POWER([.$F58]+70*[.$G58];0.5);[.AI58]*POWER([.$F58]+70*[.$G58];0.5)))" table:style-name="ce43">
            <text:p>2.6</text:p>
          </table:table-cell>
          <table:table-cell office:value-type="float" office:value="0.86890735984913836" table:formula="of:=IF([.AJ58]=&quot;&quot;;&quot;&quot;;IF(LEFT([.AJ58];1)=&quot;S&quot;;0.1/NUMBERVALUE(RIGHT([.AJ58];1))*POWER([.$F58]+70*[.$G58];0.5);[.AJ58]*POWER([.$F58]+70*[.$G58];0.5)))" table:style-name="ce43">
            <text:p>0.9</text:p>
          </table:table-cell>
          <table:table-cell office:value-type="float" office:value="0.43445367992456918" table:formula="of:=IF([.AK58]=&quot;&quot;;&quot;&quot;;IF(LEFT([.AK58];1)=&quot;S&quot;;0.1/NUMBERVALUE(RIGHT([.AK58];1))*POWER([.$F58]+70*[.$G58];0.5);[.AK58]*POWER([.$F58]+70*[.$G58];0.5)))" table:style-name="ce43">
            <text:p>0.4</text:p>
          </table:table-cell>
          <table:table-cell office:value-type="string" office:string-value="" table:formula="of:=IF([.AL58]=&quot;&quot;;&quot;&quot;;IF(LEFT([.AL58];1)=&quot;S&quot;;0.1/NUMBERVALUE(RIGHT([.AL58];1))*POWER([.$F58]+70*[.$G58];0.5);[.AL58]*POWER([.$F58]+70*[.$G58];0.5)))" table:style-name="ce44"/>
          <table:table-cell office:value-type="string" office:string-value="" table:formula="of:=IF([.AM58]=&quot;&quot;;&quot;&quot;;IF(LEFT([.AM58];1)=&quot;S&quot;;0.1/NUMBERVALUE(RIGHT([.AM58];1))*POWER([.$F58]+70*[.$G58];0.5);[.AM58]*POWER([.$F58]+70*[.$G58];0.5)))" table:style-name="ce32"/>
          <table:table-cell office:value-type="string" office:string-value="" table:formula="of:=IF([.AN58]=&quot;&quot;;&quot;&quot;;IF(LEFT([.AN58];1)=&quot;S&quot;;0.1/NUMBERVALUE(RIGHT([.AN58];1))*POWER([.$F58]+70*[.$G58];0.5);[.AN58]*POWER([.$F58]+70*[.$G58];0.5)))" table:style-name="ce43"/>
          <table:table-cell office:value-type="string" office:string-value="" table:formula="of:=IF([.AO58]=&quot;&quot;;&quot;&quot;;IF(LEFT([.AO58];1)=&quot;S&quot;;0.1/NUMBERVALUE(RIGHT([.AO58];1))*POWER([.$F58]+70*[.$G58];0.5);[.AO58]*POWER([.$F58]+70*[.$G58];0.5)))" table:style-name="ce43"/>
          <table:table-cell office:value-type="string" office:string-value="" table:formula="of:=IF([.AP58]=&quot;&quot;;&quot;&quot;;IF(LEFT([.AP58];1)=&quot;S&quot;;0.1/NUMBERVALUE(RIGHT([.AP58];1))*POWER([.$F58]+70*[.$G58];0.5);[.AP58]*POWER([.$F58]+70*[.$G58];0.5)))" table:style-name="ce44"/>
          <table:table-cell office:value-type="float" office:value="0.28963578661637945" table:formula="of:=IF([.AQ58]=&quot;&quot;;&quot;&quot;;IF(LEFT([.AQ58];1)=&quot;S&quot;;0.1/NUMBERVALUE(RIGHT([.AQ58];1))*POWER([.$F58]+70*[.$G58];0.5);[.AQ58]*POWER([.$F58]+70*[.$G58];0.5)))" table:style-name="ce32">
            <text:p>0.3</text:p>
          </table:table-cell>
          <table:table-cell office:value-type="float" office:value="0.43445367992456918" table:formula="of:=IF([.AR58]=&quot;&quot;;&quot;&quot;;IF(LEFT([.AR58];1)=&quot;S&quot;;0.1/NUMBERVALUE(RIGHT([.AR58];1))*POWER([.$F58]+70*[.$G58];0.5);[.AR58]*POWER([.$F58]+70*[.$G58];0.5)))" table:style-name="ce43">
            <text:p>0.4</text:p>
          </table:table-cell>
          <table:table-cell office:value-type="string" office:string-value="" table:formula="of:=IF([.AS58]=&quot;&quot;;&quot;&quot;;IF(LEFT([.AS58];1)=&quot;S&quot;;0.1/NUMBERVALUE(RIGHT([.AS58];1))*POWER([.$F58]+70*[.$G58];0.5);[.AS58]*POWER([.$F58]+70*[.$G58];0.5)))" table:style-name="ce43"/>
          <table:table-cell office:value-type="float" office:value="0.86890735984913836" table:formula="of:=IF([.AT58]=&quot;&quot;;&quot;&quot;;IF(LEFT([.AT58];1)=&quot;S&quot;;0.1/NUMBERVALUE(RIGHT([.AT58];1))*POWER([.$F58]+70*[.$G58];0.5);[.AT58]*POWER([.$F58]+70*[.$G58];0.5)))" table:style-name="ce44">
            <text:p>0.9</text:p>
          </table:table-cell>
          <table:table-cell office:value-type="string" office:string-value="" table:formula="of:=IF([.AU58]=&quot;&quot;;&quot;&quot;;IF(LEFT([.AU58];1)=&quot;S&quot;;0.1/NUMBERVALUE(RIGHT([.AU58];1))*POWER([.$F58]+70*[.$G58];0.5);[.AU58]*POWER([.$F58]+70*[.$G58];0.5)))" table:style-name="ce32"/>
          <table:table-cell office:value-type="string" office:string-value="" table:formula="of:=IF([.AV58]=&quot;&quot;;&quot;&quot;;IF(LEFT([.AV58];1)=&quot;S&quot;;0.1/NUMBERVALUE(RIGHT([.AV58];1))*POWER([.$F58]+70*[.$G58];0.5);[.AV58]*POWER([.$F58]+70*[.$G58];0.5)))" table:style-name="ce43"/>
          <table:table-cell office:value-type="string" office:string-value="" table:formula="of:=IF([.AW58]=&quot;&quot;;&quot;&quot;;IF(LEFT([.AW58];1)=&quot;S&quot;;0.1/NUMBERVALUE(RIGHT([.AW58];1))*POWER([.$F58]+70*[.$G58];0.5);[.AW58]*POWER([.$F58]+70*[.$G58];0.5)))" table:style-name="ce44"/>
          <table:table-cell office:value-type="float" office:value="0.21722683996228459" table:formula="of:=IF([.AX58]=&quot;&quot;;&quot;&quot;;IF(LEFT([.AX58];1)=&quot;S&quot;;0.1/NUMBERVALUE(RIGHT([.AX58];1))*POWER([.$F58]+70*[.$G58];0.5);[.AX58]*POWER([.$F58]+70*[.$G58];0.5)))" table:style-name="ce32">
            <text:p>0.2</text:p>
          </table:table-cell>
          <table:table-cell office:value-type="float" office:value="0.17378147196982766" table:formula="of:=IF([.AY58]=&quot;&quot;;&quot;&quot;;IF(LEFT([.AY58];1)=&quot;S&quot;;0.1/NUMBERVALUE(RIGHT([.AY58];1))*POWER([.$F58]+70*[.$G58];0.5);[.AY58]*POWER([.$F58]+70*[.$G58];0.5)))" table:style-name="ce43">
            <text:p>0.2</text:p>
          </table:table-cell>
          <table:table-cell office:value-type="string" office:string-value="" table:formula="of:=IF([.AZ58]=&quot;&quot;;&quot;&quot;;IF(LEFT([.AZ58];1)=&quot;S&quot;;0.1/NUMBERVALUE(RIGHT([.AZ58];1))*POWER([.$F58]+70*[.$G58];0.5);[.AZ58]*POWER([.$F58]+70*[.$G58];0.5)))" table:style-name="ce44"/>
          <table:table-cell table:number-columns-repeated="16312"/>
        </table:table-row>
        <table:table-row table:style-name="ro1">
          <table:table-cell office:value-type="float" office:value="45" table:style-name="ce14">
            <text:p>45</text:p>
          </table:table-cell>
          <table:table-cell office:value-type="string" table:style-name="ce14">
            <text:p>Seated leg curl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Legs</text:p>
          </table:table-cell>
          <table:table-cell office:value-type="float" office:value="7" table:style-name="ce15">
            <text:p>7</text:p>
          </table:table-cell>
          <table:table-cell office:value-type="float" office:value="56" table:style-name="ce14">
            <text:p>56</text:p>
          </table:table-cell>
          <table:table-cell table:number-columns-repeated="2" table:style-name="ce14"/>
          <table:table-cell office:value-type="float" office:value="1" table:style-name="ce16">
            <text:p>1</text:p>
          </table:table-cell>
          <table:table-cell office:value-type="float" office:value="2" table:style-name="ce15">
            <text:p>2</text:p>
          </table:table-cell>
          <table:table-cell table:style-name="ce14"/>
          <table:table-cell office:value-type="float" office:value="1.7738557140958706" table:formula="of:=SUM([.M59:.AF59])" table:style-name="ce17">
            <text:p>1.8</text:p>
          </table:table-cell>
          <table:table-cell office:value-type="string" office:string-value="" table:formula="of:=IFERROR([.BA59]/MAX([.BA:.BA]);&quot;&quot;)" table:style-name="ce32"/>
          <table:table-cell office:value-type="float" office:value="1" table:formula="of:=IFERROR([.BB59]/MAX([.BB:.BB]);&quot;&quot;)" table:style-name="ce43">
            <text:p>1.0</text:p>
          </table:table-cell>
          <table:table-cell office:value-type="float" office:value="0.2316027779265504" table:formula="of:=IFERROR([.BC59]/MAX([.BC:.BC]);&quot;&quot;)" table:style-name="ce43">
            <text:p>0.2</text:p>
          </table:table-cell>
          <table:table-cell office:value-type="float" office:value="5.4218378304148489E-2" table:formula="of:=IFERROR([.BD59]/MAX([.BD:.BD]);&quot;&quot;)" table:style-name="ce43">
            <text:p>0.1</text:p>
          </table:table-cell>
          <table:table-cell office:value-type="string" office:string-value="" table:formula="of:=IFERROR([.BE59]/MAX([.BE:.BE]);&quot;&quot;)" table:style-name="ce43"/>
          <table:table-cell office:value-type="string" office:string-value="" table:formula="of:=IFERROR([.BF59]/MAX([.BF:.BF]);&quot;&quot;)" table:style-name="ce44"/>
          <table:table-cell office:value-type="string" office:string-value="" table:formula="of:=IFERROR([.BG59]/MAX([.BG:.BG]);&quot;&quot;)" table:style-name="ce32"/>
          <table:table-cell office:value-type="string" office:string-value="" table:formula="of:=IFERROR([.BH59]/MAX([.BH:.BH]);&quot;&quot;)" table:style-name="ce43"/>
          <table:table-cell office:value-type="string" office:string-value="" table:formula="of:=IFERROR([.BI59]/MAX([.BI:.BI]);&quot;&quot;)" table:style-name="ce43"/>
          <table:table-cell office:value-type="string" office:string-value="" table:formula="of:=IFERROR([.BJ59]/MAX([.BJ:.BJ]);&quot;&quot;)" table:style-name="ce44"/>
          <table:table-cell office:value-type="string" office:string-value="" table:formula="of:=IFERROR([.BK59]/MAX([.BK:.BK]);&quot;&quot;)" table:style-name="ce32"/>
          <table:table-cell office:value-type="string" office:string-value="" table:formula="of:=IFERROR([.BL59]/MAX([.BL:.BL]);&quot;&quot;)" table:style-name="ce43"/>
          <table:table-cell office:value-type="string" office:string-value="" table:formula="of:=IFERROR([.BM59]/MAX([.BM:.BM]);&quot;&quot;)" table:style-name="ce43"/>
          <table:table-cell office:value-type="string" office:string-value="" table:formula="of:=IFERROR([.BN59]/MAX([.BN:.BN]);&quot;&quot;)" table:style-name="ce44"/>
          <table:table-cell office:value-type="string" office:string-value="" table:formula="of:=IFERROR([.BO59]/MAX([.BO:.BO]);&quot;&quot;)" table:style-name="ce32"/>
          <table:table-cell office:value-type="string" office:string-value="" table:formula="of:=IFERROR([.BP59]/MAX([.BP:.BP]);&quot;&quot;)" table:style-name="ce43"/>
          <table:table-cell office:value-type="string" office:string-value="" table:formula="of:=IFERROR([.BQ59]/MAX([.BQ:.BQ]);&quot;&quot;)" table:style-name="ce44"/>
          <table:table-cell office:value-type="float" office:value="0.22692345157247018" table:formula="of:=IFERROR([.BR59]/MAX([.BR:.BR]);&quot;&quot;)" table:style-name="ce32">
            <text:p>0.2</text:p>
          </table:table-cell>
          <table:table-cell office:value-type="float" office:value="0.18910287631039183" table:formula="of:=IFERROR([.BS59]/MAX([.BS:.BS]);&quot;&quot;)" table:style-name="ce43">
            <text:p>0.2</text:p>
          </table:table-cell>
          <table:table-cell office:value-type="float" office:value="7.200822998230956E-2" table:formula="of:=IFERROR([.BT59]/MAX([.BT:.BT]);&quot;&quot;)" table:style-name="ce44">
            <text:p>0.1</text:p>
          </table:table-cell>
          <table:table-cell table:style-name="ce33"/>
          <table:table-cell office:value-type="float" office:value="0.75" table:style-name="ce45">
            <text:p>0.75</text:p>
          </table:table-cell>
          <table:table-cell office:value-type="float" office:value="0.15" table:style-name="ce45">
            <text:p>0.15</text:p>
          </table:table-cell>
          <table:table-cell office:value-type="float" office:value="0.1" table:style-name="ce45">
            <text:p>0.1</text:p>
          </table:table-cell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office:value-type="string" table:style-name="ce46">
            <text:p>S3</text:p>
          </table:table-cell>
          <table:table-cell office:value-type="string" office:string-value="" table:formula="of:=IF([.AG59]=&quot;&quot;;&quot;&quot;;IF(LEFT([.AG59];1)=&quot;S&quot;;0.1/NUMBERVALUE(RIGHT([.AG59];1))*POWER([.$F59]+70*[.$G59];0.5);[.AG59]*POWER([.$F59]+70*[.$G59];0.5)))" table:style-name="ce32"/>
          <table:table-cell office:value-type="float" office:value="5.6124860801609122" table:formula="of:=IF([.AH59]=&quot;&quot;;&quot;&quot;;IF(LEFT([.AH59];1)=&quot;S&quot;;0.1/NUMBERVALUE(RIGHT([.AH59];1))*POWER([.$F59]+70*[.$G59];0.5);[.AH59]*POWER([.$F59]+70*[.$G59];0.5)))" table:style-name="ce43">
            <text:p>5.6</text:p>
          </table:table-cell>
          <table:table-cell office:value-type="float" office:value="1.1224972160321824" table:formula="of:=IF([.AI59]=&quot;&quot;;&quot;&quot;;IF(LEFT([.AI59];1)=&quot;S&quot;;0.1/NUMBERVALUE(RIGHT([.AI59];1))*POWER([.$F59]+70*[.$G59];0.5);[.AI59]*POWER([.$F59]+70*[.$G59];0.5)))" table:style-name="ce43">
            <text:p>1.1</text:p>
          </table:table-cell>
          <table:table-cell office:value-type="float" office:value="0.74833147735478833" table:formula="of:=IF([.AJ59]=&quot;&quot;;&quot;&quot;;IF(LEFT([.AJ59];1)=&quot;S&quot;;0.1/NUMBERVALUE(RIGHT([.AJ59];1))*POWER([.$F59]+70*[.$G59];0.5);[.AJ59]*POWER([.$F59]+70*[.$G59];0.5)))" table:style-name="ce43">
            <text:p>0.7</text:p>
          </table:table-cell>
          <table:table-cell office:value-type="string" office:string-value="" table:formula="of:=IF([.AK59]=&quot;&quot;;&quot;&quot;;IF(LEFT([.AK59];1)=&quot;S&quot;;0.1/NUMBERVALUE(RIGHT([.AK59];1))*POWER([.$F59]+70*[.$G59];0.5);[.AK59]*POWER([.$F59]+70*[.$G59];0.5)))" table:style-name="ce43"/>
          <table:table-cell office:value-type="string" office:string-value="" table:formula="of:=IF([.AL59]=&quot;&quot;;&quot;&quot;;IF(LEFT([.AL59];1)=&quot;S&quot;;0.1/NUMBERVALUE(RIGHT([.AL59];1))*POWER([.$F59]+70*[.$G59];0.5);[.AL59]*POWER([.$F59]+70*[.$G59];0.5)))" table:style-name="ce44"/>
          <table:table-cell office:value-type="string" office:string-value="" table:formula="of:=IF([.AM59]=&quot;&quot;;&quot;&quot;;IF(LEFT([.AM59];1)=&quot;S&quot;;0.1/NUMBERVALUE(RIGHT([.AM59];1))*POWER([.$F59]+70*[.$G59];0.5);[.AM59]*POWER([.$F59]+70*[.$G59];0.5)))" table:style-name="ce32"/>
          <table:table-cell office:value-type="string" office:string-value="" table:formula="of:=IF([.AN59]=&quot;&quot;;&quot;&quot;;IF(LEFT([.AN59];1)=&quot;S&quot;;0.1/NUMBERVALUE(RIGHT([.AN59];1))*POWER([.$F59]+70*[.$G59];0.5);[.AN59]*POWER([.$F59]+70*[.$G59];0.5)))" table:style-name="ce43"/>
          <table:table-cell office:value-type="string" office:string-value="" table:formula="of:=IF([.AO59]=&quot;&quot;;&quot;&quot;;IF(LEFT([.AO59];1)=&quot;S&quot;;0.1/NUMBERVALUE(RIGHT([.AO59];1))*POWER([.$F59]+70*[.$G59];0.5);[.AO59]*POWER([.$F59]+70*[.$G59];0.5)))" table:style-name="ce43"/>
          <table:table-cell office:value-type="string" office:string-value="" table:formula="of:=IF([.AP59]=&quot;&quot;;&quot;&quot;;IF(LEFT([.AP59];1)=&quot;S&quot;;0.1/NUMBERVALUE(RIGHT([.AP59];1))*POWER([.$F59]+70*[.$G59];0.5);[.AP59]*POWER([.$F59]+70*[.$G59];0.5)))" table:style-name="ce44"/>
          <table:table-cell office:value-type="string" office:string-value="" table:formula="of:=IF([.AQ59]=&quot;&quot;;&quot;&quot;;IF(LEFT([.AQ59];1)=&quot;S&quot;;0.1/NUMBERVALUE(RIGHT([.AQ59];1))*POWER([.$F59]+70*[.$G59];0.5);[.AQ59]*POWER([.$F59]+70*[.$G59];0.5)))" table:style-name="ce32"/>
          <table:table-cell office:value-type="string" office:string-value="" table:formula="of:=IF([.AR59]=&quot;&quot;;&quot;&quot;;IF(LEFT([.AR59];1)=&quot;S&quot;;0.1/NUMBERVALUE(RIGHT([.AR59];1))*POWER([.$F59]+70*[.$G59];0.5);[.AR59]*POWER([.$F59]+70*[.$G59];0.5)))" table:style-name="ce43"/>
          <table:table-cell office:value-type="string" office:string-value="" table:formula="of:=IF([.AS59]=&quot;&quot;;&quot;&quot;;IF(LEFT([.AS59];1)=&quot;S&quot;;0.1/NUMBERVALUE(RIGHT([.AS59];1))*POWER([.$F59]+70*[.$G59];0.5);[.AS59]*POWER([.$F59]+70*[.$G59];0.5)))" table:style-name="ce43"/>
          <table:table-cell office:value-type="string" office:string-value="" table:formula="of:=IF([.AT59]=&quot;&quot;;&quot;&quot;;IF(LEFT([.AT59];1)=&quot;S&quot;;0.1/NUMBERVALUE(RIGHT([.AT59];1))*POWER([.$F59]+70*[.$G59];0.5);[.AT59]*POWER([.$F59]+70*[.$G59];0.5)))" table:style-name="ce44"/>
          <table:table-cell office:value-type="string" office:string-value="" table:formula="of:=IF([.AU59]=&quot;&quot;;&quot;&quot;;IF(LEFT([.AU59];1)=&quot;S&quot;;0.1/NUMBERVALUE(RIGHT([.AU59];1))*POWER([.$F59]+70*[.$G59];0.5);[.AU59]*POWER([.$F59]+70*[.$G59];0.5)))" table:style-name="ce32"/>
          <table:table-cell office:value-type="string" office:string-value="" table:formula="of:=IF([.AV59]=&quot;&quot;;&quot;&quot;;IF(LEFT([.AV59];1)=&quot;S&quot;;0.1/NUMBERVALUE(RIGHT([.AV59];1))*POWER([.$F59]+70*[.$G59];0.5);[.AV59]*POWER([.$F59]+70*[.$G59];0.5)))" table:style-name="ce43"/>
          <table:table-cell office:value-type="string" office:string-value="" table:formula="of:=IF([.AW59]=&quot;&quot;;&quot;&quot;;IF(LEFT([.AW59];1)=&quot;S&quot;;0.1/NUMBERVALUE(RIGHT([.AW59];1))*POWER([.$F59]+70*[.$G59];0.5);[.AW59]*POWER([.$F59]+70*[.$G59];0.5)))" table:style-name="ce44"/>
          <table:table-cell office:value-type="float" office:value="0.74833147735478833" table:formula="of:=IF([.AX59]=&quot;&quot;;&quot;&quot;;IF(LEFT([.AX59];1)=&quot;S&quot;;0.1/NUMBERVALUE(RIGHT([.AX59];1))*POWER([.$F59]+70*[.$G59];0.5);[.AX59]*POWER([.$F59]+70*[.$G59];0.5)))" table:style-name="ce32">
            <text:p>0.7</text:p>
          </table:table-cell>
          <table:table-cell office:value-type="float" office:value="0.37416573867739417" table:formula="of:=IF([.AY59]=&quot;&quot;;&quot;&quot;;IF(LEFT([.AY59];1)=&quot;S&quot;;0.1/NUMBERVALUE(RIGHT([.AY59];1))*POWER([.$F59]+70*[.$G59];0.5);[.AY59]*POWER([.$F59]+70*[.$G59];0.5)))" table:style-name="ce43">
            <text:p>0.4</text:p>
          </table:table-cell>
          <table:table-cell office:value-type="float" office:value="0.24944382578492941" table:formula="of:=IF([.AZ59]=&quot;&quot;;&quot;&quot;;IF(LEFT([.AZ59];1)=&quot;S&quot;;0.1/NUMBERVALUE(RIGHT([.AZ59];1))*POWER([.$F59]+70*[.$G59];0.5);[.AZ59]*POWER([.$F59]+70*[.$G59];0.5)))" table:style-name="ce44">
            <text:p>0.2</text:p>
          </table:table-cell>
          <table:table-cell table:number-columns-repeated="16312"/>
        </table:table-row>
        <table:table-row table:style-name="ro1">
          <table:table-cell office:value-type="float" office:value="46" table:style-name="ce14">
            <text:p>46</text:p>
          </table:table-cell>
          <table:table-cell office:value-type="string" table:style-name="ce14">
            <text:p>Seated leg extension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Legs</text:p>
          </table:table-cell>
          <table:table-cell office:value-type="float" office:value="7" table:style-name="ce15">
            <text:p>7</text:p>
          </table:table-cell>
          <table:table-cell office:value-type="float" office:value="55" table:style-name="ce14">
            <text:p>55</text:p>
          </table:table-cell>
          <table:table-cell table:number-columns-repeated="2" table:style-name="ce14"/>
          <table:table-cell office:value-type="float" office:value="1" table:style-name="ce16">
            <text:p>1</text:p>
          </table:table-cell>
          <table:table-cell office:value-type="float" office:value="2" table:style-name="ce15">
            <text:p>2</text:p>
          </table:table-cell>
          <table:table-cell table:style-name="ce14"/>
          <table:table-cell office:value-type="float" office:value="1.4836574778978764" table:formula="of:=SUM([.M60:.AF60])" table:style-name="ce17">
            <text:p>1.5</text:p>
          </table:table-cell>
          <table:table-cell office:value-type="float" office:value="1" table:formula="of:=IFERROR([.BA60]/MAX([.BA:.BA]);&quot;&quot;)" table:style-name="ce32">
            <text:p>1.0</text:p>
          </table:table-cell>
          <table:table-cell office:value-type="string" office:string-value="" table:formula="of:=IFERROR([.BB60]/MAX([.BB:.BB]);&quot;&quot;)" table:style-name="ce43"/>
          <table:table-cell office:value-type="string" office:string-value="" table:formula="of:=IFERROR([.BC60]/MAX([.BC:.BC]);&quot;&quot;)" table:style-name="ce43"/>
          <table:table-cell office:value-type="string" office:string-value="" table:formula="of:=IFERROR([.BD60]/MAX([.BD:.BD]);&quot;&quot;)" table:style-name="ce43"/>
          <table:table-cell office:value-type="string" office:string-value="" table:formula="of:=IFERROR([.BE60]/MAX([.BE:.BE]);&quot;&quot;)" table:style-name="ce43"/>
          <table:table-cell office:value-type="string" office:string-value="" table:formula="of:=IFERROR([.BF60]/MAX([.BF:.BF]);&quot;&quot;)" table:style-name="ce44"/>
          <table:table-cell office:value-type="string" office:string-value="" table:formula="of:=IFERROR([.BG60]/MAX([.BG:.BG]);&quot;&quot;)" table:style-name="ce32"/>
          <table:table-cell office:value-type="string" office:string-value="" table:formula="of:=IFERROR([.BH60]/MAX([.BH:.BH]);&quot;&quot;)" table:style-name="ce43"/>
          <table:table-cell office:value-type="string" office:string-value="" table:formula="of:=IFERROR([.BI60]/MAX([.BI:.BI]);&quot;&quot;)" table:style-name="ce43"/>
          <table:table-cell office:value-type="string" office:string-value="" table:formula="of:=IFERROR([.BJ60]/MAX([.BJ:.BJ]);&quot;&quot;)" table:style-name="ce44"/>
          <table:table-cell office:value-type="string" office:string-value="" table:formula="of:=IFERROR([.BK60]/MAX([.BK:.BK]);&quot;&quot;)" table:style-name="ce32"/>
          <table:table-cell office:value-type="string" office:string-value="" table:formula="of:=IFERROR([.BL60]/MAX([.BL:.BL]);&quot;&quot;)" table:style-name="ce43"/>
          <table:table-cell office:value-type="string" office:string-value="" table:formula="of:=IFERROR([.BM60]/MAX([.BM:.BM]);&quot;&quot;)" table:style-name="ce43"/>
          <table:table-cell office:value-type="string" office:string-value="" table:formula="of:=IFERROR([.BN60]/MAX([.BN:.BN]);&quot;&quot;)" table:style-name="ce44"/>
          <table:table-cell office:value-type="string" office:string-value="" table:formula="of:=IFERROR([.BO60]/MAX([.BO:.BO]);&quot;&quot;)" table:style-name="ce32"/>
          <table:table-cell office:value-type="string" office:string-value="" table:formula="of:=IFERROR([.BP60]/MAX([.BP:.BP]);&quot;&quot;)" table:style-name="ce43"/>
          <table:table-cell office:value-type="string" office:string-value="" table:formula="of:=IFERROR([.BQ60]/MAX([.BQ:.BQ]);&quot;&quot;)" table:style-name="ce44"/>
          <table:table-cell office:value-type="float" office:value="0.22488822255440183" table:formula="of:=IFERROR([.BR60]/MAX([.BR:.BR]);&quot;&quot;)" table:style-name="ce32">
            <text:p>0.2</text:p>
          </table:table-cell>
          <table:table-cell office:value-type="float" office:value="0.1874068521286682" table:formula="of:=IFERROR([.BS60]/MAX([.BS:.BS]);&quot;&quot;)" table:style-name="ce43">
            <text:p>0.2</text:p>
          </table:table-cell>
          <table:table-cell office:value-type="float" office:value="7.1362403214806275E-2" table:formula="of:=IFERROR([.BT60]/MAX([.BT:.BT]);&quot;&quot;)" table:style-name="ce44">
            <text:p>0.1</text:p>
          </table:table-cell>
          <table:table-cell office:value-type="float" office:value="1" table:style-name="ce33">
            <text:p>1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office:value-type="string" table:style-name="ce46">
            <text:p>S3</text:p>
          </table:table-cell>
          <table:table-cell office:value-type="float" office:value="7.416198487095663" table:formula="of:=IF([.AG60]=&quot;&quot;;&quot;&quot;;IF(LEFT([.AG60];1)=&quot;S&quot;;0.1/NUMBERVALUE(RIGHT([.AG60];1))*POWER([.$F60]+70*[.$G60];0.5);[.AG60]*POWER([.$F60]+70*[.$G60];0.5)))" table:style-name="ce32">
            <text:p>7.4</text:p>
          </table:table-cell>
          <table:table-cell office:value-type="string" office:string-value="" table:formula="of:=IF([.AH60]=&quot;&quot;;&quot;&quot;;IF(LEFT([.AH60];1)=&quot;S&quot;;0.1/NUMBERVALUE(RIGHT([.AH60];1))*POWER([.$F60]+70*[.$G60];0.5);[.AH60]*POWER([.$F60]+70*[.$G60];0.5)))" table:style-name="ce43"/>
          <table:table-cell office:value-type="string" office:string-value="" table:formula="of:=IF([.AI60]=&quot;&quot;;&quot;&quot;;IF(LEFT([.AI60];1)=&quot;S&quot;;0.1/NUMBERVALUE(RIGHT([.AI60];1))*POWER([.$F60]+70*[.$G60];0.5);[.AI60]*POWER([.$F60]+70*[.$G60];0.5)))" table:style-name="ce43"/>
          <table:table-cell office:value-type="string" office:string-value="" table:formula="of:=IF([.AJ60]=&quot;&quot;;&quot;&quot;;IF(LEFT([.AJ60];1)=&quot;S&quot;;0.1/NUMBERVALUE(RIGHT([.AJ60];1))*POWER([.$F60]+70*[.$G60];0.5);[.AJ60]*POWER([.$F60]+70*[.$G60];0.5)))" table:style-name="ce43"/>
          <table:table-cell office:value-type="string" office:string-value="" table:formula="of:=IF([.AK60]=&quot;&quot;;&quot;&quot;;IF(LEFT([.AK60];1)=&quot;S&quot;;0.1/NUMBERVALUE(RIGHT([.AK60];1))*POWER([.$F60]+70*[.$G60];0.5);[.AK60]*POWER([.$F60]+70*[.$G60];0.5)))" table:style-name="ce43"/>
          <table:table-cell office:value-type="string" office:string-value="" table:formula="of:=IF([.AL60]=&quot;&quot;;&quot;&quot;;IF(LEFT([.AL60];1)=&quot;S&quot;;0.1/NUMBERVALUE(RIGHT([.AL60];1))*POWER([.$F60]+70*[.$G60];0.5);[.AL60]*POWER([.$F60]+70*[.$G60];0.5)))" table:style-name="ce44"/>
          <table:table-cell office:value-type="string" office:string-value="" table:formula="of:=IF([.AM60]=&quot;&quot;;&quot;&quot;;IF(LEFT([.AM60];1)=&quot;S&quot;;0.1/NUMBERVALUE(RIGHT([.AM60];1))*POWER([.$F60]+70*[.$G60];0.5);[.AM60]*POWER([.$F60]+70*[.$G60];0.5)))" table:style-name="ce32"/>
          <table:table-cell office:value-type="string" office:string-value="" table:formula="of:=IF([.AN60]=&quot;&quot;;&quot;&quot;;IF(LEFT([.AN60];1)=&quot;S&quot;;0.1/NUMBERVALUE(RIGHT([.AN60];1))*POWER([.$F60]+70*[.$G60];0.5);[.AN60]*POWER([.$F60]+70*[.$G60];0.5)))" table:style-name="ce43"/>
          <table:table-cell office:value-type="string" office:string-value="" table:formula="of:=IF([.AO60]=&quot;&quot;;&quot;&quot;;IF(LEFT([.AO60];1)=&quot;S&quot;;0.1/NUMBERVALUE(RIGHT([.AO60];1))*POWER([.$F60]+70*[.$G60];0.5);[.AO60]*POWER([.$F60]+70*[.$G60];0.5)))" table:style-name="ce43"/>
          <table:table-cell office:value-type="string" office:string-value="" table:formula="of:=IF([.AP60]=&quot;&quot;;&quot;&quot;;IF(LEFT([.AP60];1)=&quot;S&quot;;0.1/NUMBERVALUE(RIGHT([.AP60];1))*POWER([.$F60]+70*[.$G60];0.5);[.AP60]*POWER([.$F60]+70*[.$G60];0.5)))" table:style-name="ce44"/>
          <table:table-cell office:value-type="string" office:string-value="" table:formula="of:=IF([.AQ60]=&quot;&quot;;&quot;&quot;;IF(LEFT([.AQ60];1)=&quot;S&quot;;0.1/NUMBERVALUE(RIGHT([.AQ60];1))*POWER([.$F60]+70*[.$G60];0.5);[.AQ60]*POWER([.$F60]+70*[.$G60];0.5)))" table:style-name="ce32"/>
          <table:table-cell office:value-type="string" office:string-value="" table:formula="of:=IF([.AR60]=&quot;&quot;;&quot;&quot;;IF(LEFT([.AR60];1)=&quot;S&quot;;0.1/NUMBERVALUE(RIGHT([.AR60];1))*POWER([.$F60]+70*[.$G60];0.5);[.AR60]*POWER([.$F60]+70*[.$G60];0.5)))" table:style-name="ce43"/>
          <table:table-cell office:value-type="string" office:string-value="" table:formula="of:=IF([.AS60]=&quot;&quot;;&quot;&quot;;IF(LEFT([.AS60];1)=&quot;S&quot;;0.1/NUMBERVALUE(RIGHT([.AS60];1))*POWER([.$F60]+70*[.$G60];0.5);[.AS60]*POWER([.$F60]+70*[.$G60];0.5)))" table:style-name="ce43"/>
          <table:table-cell office:value-type="string" office:string-value="" table:formula="of:=IF([.AT60]=&quot;&quot;;&quot;&quot;;IF(LEFT([.AT60];1)=&quot;S&quot;;0.1/NUMBERVALUE(RIGHT([.AT60];1))*POWER([.$F60]+70*[.$G60];0.5);[.AT60]*POWER([.$F60]+70*[.$G60];0.5)))" table:style-name="ce44"/>
          <table:table-cell office:value-type="string" office:string-value="" table:formula="of:=IF([.AU60]=&quot;&quot;;&quot;&quot;;IF(LEFT([.AU60];1)=&quot;S&quot;;0.1/NUMBERVALUE(RIGHT([.AU60];1))*POWER([.$F60]+70*[.$G60];0.5);[.AU60]*POWER([.$F60]+70*[.$G60];0.5)))" table:style-name="ce32"/>
          <table:table-cell office:value-type="string" office:string-value="" table:formula="of:=IF([.AV60]=&quot;&quot;;&quot;&quot;;IF(LEFT([.AV60];1)=&quot;S&quot;;0.1/NUMBERVALUE(RIGHT([.AV60];1))*POWER([.$F60]+70*[.$G60];0.5);[.AV60]*POWER([.$F60]+70*[.$G60];0.5)))" table:style-name="ce43"/>
          <table:table-cell office:value-type="string" office:string-value="" table:formula="of:=IF([.AW60]=&quot;&quot;;&quot;&quot;;IF(LEFT([.AW60];1)=&quot;S&quot;;0.1/NUMBERVALUE(RIGHT([.AW60];1))*POWER([.$F60]+70*[.$G60];0.5);[.AW60]*POWER([.$F60]+70*[.$G60];0.5)))" table:style-name="ce44"/>
          <table:table-cell office:value-type="float" office:value="0.74161984870956632" table:formula="of:=IF([.AX60]=&quot;&quot;;&quot;&quot;;IF(LEFT([.AX60];1)=&quot;S&quot;;0.1/NUMBERVALUE(RIGHT([.AX60];1))*POWER([.$F60]+70*[.$G60];0.5);[.AX60]*POWER([.$F60]+70*[.$G60];0.5)))" table:style-name="ce32">
            <text:p>0.7</text:p>
          </table:table-cell>
          <table:table-cell office:value-type="float" office:value="0.37080992435478316" table:formula="of:=IF([.AY60]=&quot;&quot;;&quot;&quot;;IF(LEFT([.AY60];1)=&quot;S&quot;;0.1/NUMBERVALUE(RIGHT([.AY60];1))*POWER([.$F60]+70*[.$G60];0.5);[.AY60]*POWER([.$F60]+70*[.$G60];0.5)))" table:style-name="ce43">
            <text:p>0.4</text:p>
          </table:table-cell>
          <table:table-cell office:value-type="float" office:value="0.2472066162365221" table:formula="of:=IF([.AZ60]=&quot;&quot;;&quot;&quot;;IF(LEFT([.AZ60];1)=&quot;S&quot;;0.1/NUMBERVALUE(RIGHT([.AZ60];1))*POWER([.$F60]+70*[.$G60];0.5);[.AZ60]*POWER([.$F60]+70*[.$G60];0.5)))" table:style-name="ce44">
            <text:p>0.2</text:p>
          </table:table-cell>
          <table:table-cell table:number-columns-repeated="16312"/>
        </table:table-row>
        <table:table-row table:style-name="ro1">
          <table:table-cell office:value-type="float" office:value="38" table:style-name="ce14">
            <text:p>38</text:p>
          </table:table-cell>
          <table:table-cell office:value-type="string" table:style-name="ce14">
            <text:p>Cable hip abduction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Legs</text:p>
          </table:table-cell>
          <table:table-cell office:value-type="float" office:value="7" table:style-name="ce15">
            <text:p>7</text:p>
          </table:table-cell>
          <table:table-cell office:value-type="float" office:value="18" table:style-name="ce14">
            <text:p>18</text:p>
          </table:table-cell>
          <table:table-cell office:value-type="float" office:value="0.2" table:style-name="ce14">
            <text:p>0.2</text:p>
          </table:table-cell>
          <table:table-cell table:style-name="ce14"/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table:style-name="ce14"/>
          <table:table-cell office:value-type="float" office:value="1.3689194489476015" table:formula="of:=SUM([.M61:.AF61])" table:style-name="ce17">
            <text:p>1.4</text:p>
          </table:table-cell>
          <table:table-cell office:value-type="string" office:string-value="" table:formula="of:=IFERROR([.BA61]/MAX([.BA:.BA]);&quot;&quot;)" table:style-name="ce32"/>
          <table:table-cell office:value-type="string" office:string-value="" table:formula="of:=IFERROR([.BB61]/MAX([.BB:.BB]);&quot;&quot;)" table:style-name="ce43"/>
          <table:table-cell office:value-type="string" office:string-value="" table:formula="of:=IFERROR([.BC61]/MAX([.BC:.BC]);&quot;&quot;)" table:style-name="ce43"/>
          <table:table-cell office:value-type="string" office:string-value="" table:formula="of:=IFERROR([.BD61]/MAX([.BD:.BD]);&quot;&quot;)" table:style-name="ce43"/>
          <table:table-cell office:value-type="string" office:string-value="" table:formula="of:=IFERROR([.BE61]/MAX([.BE:.BE]);&quot;&quot;)" table:style-name="ce43"/>
          <table:table-cell office:value-type="float" office:value="1" table:formula="of:=IFERROR([.BF61]/MAX([.BF:.BF]);&quot;&quot;)" table:style-name="ce44">
            <text:p>1.0</text:p>
          </table:table-cell>
          <table:table-cell office:value-type="string" office:string-value="" table:formula="of:=IFERROR([.BG61]/MAX([.BG:.BG]);&quot;&quot;)" table:style-name="ce32"/>
          <table:table-cell office:value-type="string" office:string-value="" table:formula="of:=IFERROR([.BH61]/MAX([.BH:.BH]);&quot;&quot;)" table:style-name="ce43"/>
          <table:table-cell office:value-type="string" office:string-value="" table:formula="of:=IFERROR([.BI61]/MAX([.BI:.BI]);&quot;&quot;)" table:style-name="ce43"/>
          <table:table-cell office:value-type="string" office:string-value="" table:formula="of:=IFERROR([.BJ61]/MAX([.BJ:.BJ]);&quot;&quot;)" table:style-name="ce44"/>
          <table:table-cell office:value-type="string" office:string-value="" table:formula="of:=IFERROR([.BK61]/MAX([.BK:.BK]);&quot;&quot;)" table:style-name="ce32"/>
          <table:table-cell office:value-type="string" office:string-value="" table:formula="of:=IFERROR([.BL61]/MAX([.BL:.BL]);&quot;&quot;)" table:style-name="ce43"/>
          <table:table-cell office:value-type="string" office:string-value="" table:formula="of:=IFERROR([.BM61]/MAX([.BM:.BM]);&quot;&quot;)" table:style-name="ce43"/>
          <table:table-cell office:value-type="string" office:string-value="" table:formula="of:=IFERROR([.BN61]/MAX([.BN:.BN]);&quot;&quot;)" table:style-name="ce44"/>
          <table:table-cell office:value-type="string" office:string-value="" table:formula="of:=IFERROR([.BO61]/MAX([.BO:.BO]);&quot;&quot;)" table:style-name="ce32"/>
          <table:table-cell office:value-type="string" office:string-value="" table:formula="of:=IFERROR([.BP61]/MAX([.BP:.BP]);&quot;&quot;)" table:style-name="ce43"/>
          <table:table-cell office:value-type="string" office:string-value="" table:formula="of:=IFERROR([.BQ61]/MAX([.BQ:.BQ]);&quot;&quot;)" table:style-name="ce44"/>
          <table:table-cell office:value-type="float" office:value="0.17153800557404719" table:formula="of:=IFERROR([.BR61]/MAX([.BR:.BR]);&quot;&quot;)" table:style-name="ce32">
            <text:p>0.2</text:p>
          </table:table-cell>
          <table:table-cell office:value-type="float" office:value="0.14294833797837267" table:formula="of:=IFERROR([.BS61]/MAX([.BS:.BS]);&quot;&quot;)" table:style-name="ce43">
            <text:p>0.1</text:p>
          </table:table-cell>
          <table:table-cell office:value-type="float" office:value="5.4433105395181737E-2" table:formula="of:=IFERROR([.BT61]/MAX([.BT:.BT]);&quot;&quot;)" table:style-name="ce44">
            <text:p>0.1</text:p>
          </table:table-cell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office:value-type="float" office:value="1" table:style-name="ce46">
            <text:p>1</text:p>
          </table:table-cell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office:value-type="string" table:style-name="ce46">
            <text:p>S3</text:p>
          </table:table-cell>
          <table:table-cell office:value-type="string" office:string-value="" table:formula="of:=IF([.AG61]=&quot;&quot;;&quot;&quot;;IF(LEFT([.AG61];1)=&quot;S&quot;;0.1/NUMBERVALUE(RIGHT([.AG61];1))*POWER([.$F61]+70*[.$G61];0.5);[.AG61]*POWER([.$F61]+70*[.$G61];0.5)))" table:style-name="ce32"/>
          <table:table-cell office:value-type="string" office:string-value="" table:formula="of:=IF([.AH61]=&quot;&quot;;&quot;&quot;;IF(LEFT([.AH61];1)=&quot;S&quot;;0.1/NUMBERVALUE(RIGHT([.AH61];1))*POWER([.$F61]+70*[.$G61];0.5);[.AH61]*POWER([.$F61]+70*[.$G61];0.5)))" table:style-name="ce43"/>
          <table:table-cell office:value-type="string" office:string-value="" table:formula="of:=IF([.AI61]=&quot;&quot;;&quot;&quot;;IF(LEFT([.AI61];1)=&quot;S&quot;;0.1/NUMBERVALUE(RIGHT([.AI61];1))*POWER([.$F61]+70*[.$G61];0.5);[.AI61]*POWER([.$F61]+70*[.$G61];0.5)))" table:style-name="ce43"/>
          <table:table-cell office:value-type="string" office:string-value="" table:formula="of:=IF([.AJ61]=&quot;&quot;;&quot;&quot;;IF(LEFT([.AJ61];1)=&quot;S&quot;;0.1/NUMBERVALUE(RIGHT([.AJ61];1))*POWER([.$F61]+70*[.$G61];0.5);[.AJ61]*POWER([.$F61]+70*[.$G61];0.5)))" table:style-name="ce43"/>
          <table:table-cell office:value-type="string" office:string-value="" table:formula="of:=IF([.AK61]=&quot;&quot;;&quot;&quot;;IF(LEFT([.AK61];1)=&quot;S&quot;;0.1/NUMBERVALUE(RIGHT([.AK61];1))*POWER([.$F61]+70*[.$G61];0.5);[.AK61]*POWER([.$F61]+70*[.$G61];0.5)))" table:style-name="ce43"/>
          <table:table-cell office:value-type="float" office:value="5.6568542494923806" table:formula="of:=IF([.AL61]=&quot;&quot;;&quot;&quot;;IF(LEFT([.AL61];1)=&quot;S&quot;;0.1/NUMBERVALUE(RIGHT([.AL61];1))*POWER([.$F61]+70*[.$G61];0.5);[.AL61]*POWER([.$F61]+70*[.$G61];0.5)))" table:style-name="ce44">
            <text:p>5.7</text:p>
          </table:table-cell>
          <table:table-cell office:value-type="string" office:string-value="" table:formula="of:=IF([.AM61]=&quot;&quot;;&quot;&quot;;IF(LEFT([.AM61];1)=&quot;S&quot;;0.1/NUMBERVALUE(RIGHT([.AM61];1))*POWER([.$F61]+70*[.$G61];0.5);[.AM61]*POWER([.$F61]+70*[.$G61];0.5)))" table:style-name="ce32"/>
          <table:table-cell office:value-type="string" office:string-value="" table:formula="of:=IF([.AN61]=&quot;&quot;;&quot;&quot;;IF(LEFT([.AN61];1)=&quot;S&quot;;0.1/NUMBERVALUE(RIGHT([.AN61];1))*POWER([.$F61]+70*[.$G61];0.5);[.AN61]*POWER([.$F61]+70*[.$G61];0.5)))" table:style-name="ce43"/>
          <table:table-cell office:value-type="string" office:string-value="" table:formula="of:=IF([.AO61]=&quot;&quot;;&quot;&quot;;IF(LEFT([.AO61];1)=&quot;S&quot;;0.1/NUMBERVALUE(RIGHT([.AO61];1))*POWER([.$F61]+70*[.$G61];0.5);[.AO61]*POWER([.$F61]+70*[.$G61];0.5)))" table:style-name="ce43"/>
          <table:table-cell office:value-type="string" office:string-value="" table:formula="of:=IF([.AP61]=&quot;&quot;;&quot;&quot;;IF(LEFT([.AP61];1)=&quot;S&quot;;0.1/NUMBERVALUE(RIGHT([.AP61];1))*POWER([.$F61]+70*[.$G61];0.5);[.AP61]*POWER([.$F61]+70*[.$G61];0.5)))" table:style-name="ce44"/>
          <table:table-cell office:value-type="string" office:string-value="" table:formula="of:=IF([.AQ61]=&quot;&quot;;&quot;&quot;;IF(LEFT([.AQ61];1)=&quot;S&quot;;0.1/NUMBERVALUE(RIGHT([.AQ61];1))*POWER([.$F61]+70*[.$G61];0.5);[.AQ61]*POWER([.$F61]+70*[.$G61];0.5)))" table:style-name="ce32"/>
          <table:table-cell office:value-type="string" office:string-value="" table:formula="of:=IF([.AR61]=&quot;&quot;;&quot;&quot;;IF(LEFT([.AR61];1)=&quot;S&quot;;0.1/NUMBERVALUE(RIGHT([.AR61];1))*POWER([.$F61]+70*[.$G61];0.5);[.AR61]*POWER([.$F61]+70*[.$G61];0.5)))" table:style-name="ce43"/>
          <table:table-cell office:value-type="string" office:string-value="" table:formula="of:=IF([.AS61]=&quot;&quot;;&quot;&quot;;IF(LEFT([.AS61];1)=&quot;S&quot;;0.1/NUMBERVALUE(RIGHT([.AS61];1))*POWER([.$F61]+70*[.$G61];0.5);[.AS61]*POWER([.$F61]+70*[.$G61];0.5)))" table:style-name="ce43"/>
          <table:table-cell office:value-type="string" office:string-value="" table:formula="of:=IF([.AT61]=&quot;&quot;;&quot;&quot;;IF(LEFT([.AT61];1)=&quot;S&quot;;0.1/NUMBERVALUE(RIGHT([.AT61];1))*POWER([.$F61]+70*[.$G61];0.5);[.AT61]*POWER([.$F61]+70*[.$G61];0.5)))" table:style-name="ce44"/>
          <table:table-cell office:value-type="string" office:string-value="" table:formula="of:=IF([.AU61]=&quot;&quot;;&quot;&quot;;IF(LEFT([.AU61];1)=&quot;S&quot;;0.1/NUMBERVALUE(RIGHT([.AU61];1))*POWER([.$F61]+70*[.$G61];0.5);[.AU61]*POWER([.$F61]+70*[.$G61];0.5)))" table:style-name="ce32"/>
          <table:table-cell office:value-type="string" office:string-value="" table:formula="of:=IF([.AV61]=&quot;&quot;;&quot;&quot;;IF(LEFT([.AV61];1)=&quot;S&quot;;0.1/NUMBERVALUE(RIGHT([.AV61];1))*POWER([.$F61]+70*[.$G61];0.5);[.AV61]*POWER([.$F61]+70*[.$G61];0.5)))" table:style-name="ce43"/>
          <table:table-cell office:value-type="string" office:string-value="" table:formula="of:=IF([.AW61]=&quot;&quot;;&quot;&quot;;IF(LEFT([.AW61];1)=&quot;S&quot;;0.1/NUMBERVALUE(RIGHT([.AW61];1))*POWER([.$F61]+70*[.$G61];0.5);[.AW61]*POWER([.$F61]+70*[.$G61];0.5)))" table:style-name="ce44"/>
          <table:table-cell office:value-type="float" office:value="0.56568542494923812" table:formula="of:=IF([.AX61]=&quot;&quot;;&quot;&quot;;IF(LEFT([.AX61];1)=&quot;S&quot;;0.1/NUMBERVALUE(RIGHT([.AX61];1))*POWER([.$F61]+70*[.$G61];0.5);[.AX61]*POWER([.$F61]+70*[.$G61];0.5)))" table:style-name="ce32">
            <text:p>0.6</text:p>
          </table:table-cell>
          <table:table-cell office:value-type="float" office:value="0.28284271247461906" table:formula="of:=IF([.AY61]=&quot;&quot;;&quot;&quot;;IF(LEFT([.AY61];1)=&quot;S&quot;;0.1/NUMBERVALUE(RIGHT([.AY61];1))*POWER([.$F61]+70*[.$G61];0.5);[.AY61]*POWER([.$F61]+70*[.$G61];0.5)))" table:style-name="ce43">
            <text:p>0.3</text:p>
          </table:table-cell>
          <table:table-cell office:value-type="float" office:value="0.18856180831641267" table:formula="of:=IF([.AZ61]=&quot;&quot;;&quot;&quot;;IF(LEFT([.AZ61];1)=&quot;S&quot;;0.1/NUMBERVALUE(RIGHT([.AZ61];1))*POWER([.$F61]+70*[.$G61];0.5);[.AZ61]*POWER([.$F61]+70*[.$G61];0.5)))" table:style-name="ce44">
            <text:p>0.2</text:p>
          </table:table-cell>
          <table:table-cell table:number-columns-repeated="16312"/>
        </table:table-row>
        <table:table-row table:style-name="ro1">
          <table:table-cell office:value-type="float" office:value="39" table:style-name="ce14">
            <text:p>39</text:p>
          </table:table-cell>
          <table:table-cell office:value-type="string" table:style-name="ce14">
            <text:p>Cable hip adduction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Legs</text:p>
          </table:table-cell>
          <table:table-cell office:value-type="float" office:value="7" table:style-name="ce15">
            <text:p>7</text:p>
          </table:table-cell>
          <table:table-cell office:value-type="float" office:value="18" table:style-name="ce14">
            <text:p>18</text:p>
          </table:table-cell>
          <table:table-cell office:value-type="float" office:value="0.2" table:style-name="ce14">
            <text:p>0.2</text:p>
          </table:table-cell>
          <table:table-cell table:style-name="ce14"/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table:style-name="ce14"/>
          <table:table-cell office:value-type="float" office:value="1.3689194489476015" table:formula="of:=SUM([.M62:.AF62])" table:style-name="ce17">
            <text:p>1.4</text:p>
          </table:table-cell>
          <table:table-cell office:value-type="string" office:string-value="" table:formula="of:=IFERROR([.BA62]/MAX([.BA:.BA]);&quot;&quot;)" table:style-name="ce32"/>
          <table:table-cell office:value-type="string" office:string-value="" table:formula="of:=IFERROR([.BB62]/MAX([.BB:.BB]);&quot;&quot;)" table:style-name="ce43"/>
          <table:table-cell office:value-type="string" office:string-value="" table:formula="of:=IFERROR([.BC62]/MAX([.BC:.BC]);&quot;&quot;)" table:style-name="ce43"/>
          <table:table-cell office:value-type="string" office:string-value="" table:formula="of:=IFERROR([.BD62]/MAX([.BD:.BD]);&quot;&quot;)" table:style-name="ce43"/>
          <table:table-cell office:value-type="float" office:value="1" table:formula="of:=IFERROR([.BE62]/MAX([.BE:.BE]);&quot;&quot;)" table:style-name="ce43">
            <text:p>1.0</text:p>
          </table:table-cell>
          <table:table-cell office:value-type="string" office:string-value="" table:formula="of:=IFERROR([.BF62]/MAX([.BF:.BF]);&quot;&quot;)" table:style-name="ce44"/>
          <table:table-cell office:value-type="string" office:string-value="" table:formula="of:=IFERROR([.BG62]/MAX([.BG:.BG]);&quot;&quot;)" table:style-name="ce32"/>
          <table:table-cell office:value-type="string" office:string-value="" table:formula="of:=IFERROR([.BH62]/MAX([.BH:.BH]);&quot;&quot;)" table:style-name="ce43"/>
          <table:table-cell office:value-type="string" office:string-value="" table:formula="of:=IFERROR([.BI62]/MAX([.BI:.BI]);&quot;&quot;)" table:style-name="ce43"/>
          <table:table-cell office:value-type="string" office:string-value="" table:formula="of:=IFERROR([.BJ62]/MAX([.BJ:.BJ]);&quot;&quot;)" table:style-name="ce44"/>
          <table:table-cell office:value-type="string" office:string-value="" table:formula="of:=IFERROR([.BK62]/MAX([.BK:.BK]);&quot;&quot;)" table:style-name="ce32"/>
          <table:table-cell office:value-type="string" office:string-value="" table:formula="of:=IFERROR([.BL62]/MAX([.BL:.BL]);&quot;&quot;)" table:style-name="ce43"/>
          <table:table-cell office:value-type="string" office:string-value="" table:formula="of:=IFERROR([.BM62]/MAX([.BM:.BM]);&quot;&quot;)" table:style-name="ce43"/>
          <table:table-cell office:value-type="string" office:string-value="" table:formula="of:=IFERROR([.BN62]/MAX([.BN:.BN]);&quot;&quot;)" table:style-name="ce44"/>
          <table:table-cell office:value-type="string" office:string-value="" table:formula="of:=IFERROR([.BO62]/MAX([.BO:.BO]);&quot;&quot;)" table:style-name="ce32"/>
          <table:table-cell office:value-type="string" office:string-value="" table:formula="of:=IFERROR([.BP62]/MAX([.BP:.BP]);&quot;&quot;)" table:style-name="ce43"/>
          <table:table-cell office:value-type="string" office:string-value="" table:formula="of:=IFERROR([.BQ62]/MAX([.BQ:.BQ]);&quot;&quot;)" table:style-name="ce44"/>
          <table:table-cell office:value-type="float" office:value="0.17153800557404719" table:formula="of:=IFERROR([.BR62]/MAX([.BR:.BR]);&quot;&quot;)" table:style-name="ce32">
            <text:p>0.2</text:p>
          </table:table-cell>
          <table:table-cell office:value-type="float" office:value="0.14294833797837267" table:formula="of:=IFERROR([.BS62]/MAX([.BS:.BS]);&quot;&quot;)" table:style-name="ce43">
            <text:p>0.1</text:p>
          </table:table-cell>
          <table:table-cell office:value-type="float" office:value="5.4433105395181737E-2" table:formula="of:=IFERROR([.BT62]/MAX([.BT:.BT]);&quot;&quot;)" table:style-name="ce44">
            <text:p>0.1</text:p>
          </table:table-cell>
          <table:table-cell table:style-name="ce33"/>
          <table:table-cell table:style-name="ce45"/>
          <table:table-cell table:style-name="ce45"/>
          <table:table-cell table:style-name="ce45"/>
          <table:table-cell office:value-type="float" office:value="1" table:style-name="ce45">
            <text:p>1</text:p>
          </table:table-cell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office:value-type="string" table:style-name="ce33">
            <text:p>S1</text:p>
          </table:table-cell>
          <table:table-cell office:value-type="string" table:style-name="ce45">
            <text:p>S2</text:p>
          </table:table-cell>
          <table:table-cell office:value-type="string" table:style-name="ce46">
            <text:p>S3</text:p>
          </table:table-cell>
          <table:table-cell office:value-type="string" office:string-value="" table:formula="of:=IF([.AG62]=&quot;&quot;;&quot;&quot;;IF(LEFT([.AG62];1)=&quot;S&quot;;0.1/NUMBERVALUE(RIGHT([.AG62];1))*POWER([.$F62]+70*[.$G62];0.5);[.AG62]*POWER([.$F62]+70*[.$G62];0.5)))" table:style-name="ce32"/>
          <table:table-cell office:value-type="string" office:string-value="" table:formula="of:=IF([.AH62]=&quot;&quot;;&quot;&quot;;IF(LEFT([.AH62];1)=&quot;S&quot;;0.1/NUMBERVALUE(RIGHT([.AH62];1))*POWER([.$F62]+70*[.$G62];0.5);[.AH62]*POWER([.$F62]+70*[.$G62];0.5)))" table:style-name="ce43"/>
          <table:table-cell office:value-type="string" office:string-value="" table:formula="of:=IF([.AI62]=&quot;&quot;;&quot;&quot;;IF(LEFT([.AI62];1)=&quot;S&quot;;0.1/NUMBERVALUE(RIGHT([.AI62];1))*POWER([.$F62]+70*[.$G62];0.5);[.AI62]*POWER([.$F62]+70*[.$G62];0.5)))" table:style-name="ce43"/>
          <table:table-cell office:value-type="string" office:string-value="" table:formula="of:=IF([.AJ62]=&quot;&quot;;&quot;&quot;;IF(LEFT([.AJ62];1)=&quot;S&quot;;0.1/NUMBERVALUE(RIGHT([.AJ62];1))*POWER([.$F62]+70*[.$G62];0.5);[.AJ62]*POWER([.$F62]+70*[.$G62];0.5)))" table:style-name="ce43"/>
          <table:table-cell office:value-type="float" office:value="5.6568542494923806" table:formula="of:=IF([.AK62]=&quot;&quot;;&quot;&quot;;IF(LEFT([.AK62];1)=&quot;S&quot;;0.1/NUMBERVALUE(RIGHT([.AK62];1))*POWER([.$F62]+70*[.$G62];0.5);[.AK62]*POWER([.$F62]+70*[.$G62];0.5)))" table:style-name="ce43">
            <text:p>5.7</text:p>
          </table:table-cell>
          <table:table-cell office:value-type="string" office:string-value="" table:formula="of:=IF([.AL62]=&quot;&quot;;&quot;&quot;;IF(LEFT([.AL62];1)=&quot;S&quot;;0.1/NUMBERVALUE(RIGHT([.AL62];1))*POWER([.$F62]+70*[.$G62];0.5);[.AL62]*POWER([.$F62]+70*[.$G62];0.5)))" table:style-name="ce44"/>
          <table:table-cell office:value-type="string" office:string-value="" table:formula="of:=IF([.AM62]=&quot;&quot;;&quot;&quot;;IF(LEFT([.AM62];1)=&quot;S&quot;;0.1/NUMBERVALUE(RIGHT([.AM62];1))*POWER([.$F62]+70*[.$G62];0.5);[.AM62]*POWER([.$F62]+70*[.$G62];0.5)))" table:style-name="ce32"/>
          <table:table-cell office:value-type="string" office:string-value="" table:formula="of:=IF([.AN62]=&quot;&quot;;&quot;&quot;;IF(LEFT([.AN62];1)=&quot;S&quot;;0.1/NUMBERVALUE(RIGHT([.AN62];1))*POWER([.$F62]+70*[.$G62];0.5);[.AN62]*POWER([.$F62]+70*[.$G62];0.5)))" table:style-name="ce43"/>
          <table:table-cell office:value-type="string" office:string-value="" table:formula="of:=IF([.AO62]=&quot;&quot;;&quot;&quot;;IF(LEFT([.AO62];1)=&quot;S&quot;;0.1/NUMBERVALUE(RIGHT([.AO62];1))*POWER([.$F62]+70*[.$G62];0.5);[.AO62]*POWER([.$F62]+70*[.$G62];0.5)))" table:style-name="ce43"/>
          <table:table-cell office:value-type="string" office:string-value="" table:formula="of:=IF([.AP62]=&quot;&quot;;&quot;&quot;;IF(LEFT([.AP62];1)=&quot;S&quot;;0.1/NUMBERVALUE(RIGHT([.AP62];1))*POWER([.$F62]+70*[.$G62];0.5);[.AP62]*POWER([.$F62]+70*[.$G62];0.5)))" table:style-name="ce44"/>
          <table:table-cell office:value-type="string" office:string-value="" table:formula="of:=IF([.AQ62]=&quot;&quot;;&quot;&quot;;IF(LEFT([.AQ62];1)=&quot;S&quot;;0.1/NUMBERVALUE(RIGHT([.AQ62];1))*POWER([.$F62]+70*[.$G62];0.5);[.AQ62]*POWER([.$F62]+70*[.$G62];0.5)))" table:style-name="ce32"/>
          <table:table-cell office:value-type="string" office:string-value="" table:formula="of:=IF([.AR62]=&quot;&quot;;&quot;&quot;;IF(LEFT([.AR62];1)=&quot;S&quot;;0.1/NUMBERVALUE(RIGHT([.AR62];1))*POWER([.$F62]+70*[.$G62];0.5);[.AR62]*POWER([.$F62]+70*[.$G62];0.5)))" table:style-name="ce43"/>
          <table:table-cell office:value-type="string" office:string-value="" table:formula="of:=IF([.AS62]=&quot;&quot;;&quot;&quot;;IF(LEFT([.AS62];1)=&quot;S&quot;;0.1/NUMBERVALUE(RIGHT([.AS62];1))*POWER([.$F62]+70*[.$G62];0.5);[.AS62]*POWER([.$F62]+70*[.$G62];0.5)))" table:style-name="ce43"/>
          <table:table-cell office:value-type="string" office:string-value="" table:formula="of:=IF([.AT62]=&quot;&quot;;&quot;&quot;;IF(LEFT([.AT62];1)=&quot;S&quot;;0.1/NUMBERVALUE(RIGHT([.AT62];1))*POWER([.$F62]+70*[.$G62];0.5);[.AT62]*POWER([.$F62]+70*[.$G62];0.5)))" table:style-name="ce44"/>
          <table:table-cell office:value-type="string" office:string-value="" table:formula="of:=IF([.AU62]=&quot;&quot;;&quot;&quot;;IF(LEFT([.AU62];1)=&quot;S&quot;;0.1/NUMBERVALUE(RIGHT([.AU62];1))*POWER([.$F62]+70*[.$G62];0.5);[.AU62]*POWER([.$F62]+70*[.$G62];0.5)))" table:style-name="ce32"/>
          <table:table-cell office:value-type="string" office:string-value="" table:formula="of:=IF([.AV62]=&quot;&quot;;&quot;&quot;;IF(LEFT([.AV62];1)=&quot;S&quot;;0.1/NUMBERVALUE(RIGHT([.AV62];1))*POWER([.$F62]+70*[.$G62];0.5);[.AV62]*POWER([.$F62]+70*[.$G62];0.5)))" table:style-name="ce43"/>
          <table:table-cell office:value-type="string" office:string-value="" table:formula="of:=IF([.AW62]=&quot;&quot;;&quot;&quot;;IF(LEFT([.AW62];1)=&quot;S&quot;;0.1/NUMBERVALUE(RIGHT([.AW62];1))*POWER([.$F62]+70*[.$G62];0.5);[.AW62]*POWER([.$F62]+70*[.$G62];0.5)))" table:style-name="ce44"/>
          <table:table-cell office:value-type="float" office:value="0.56568542494923812" table:formula="of:=IF([.AX62]=&quot;&quot;;&quot;&quot;;IF(LEFT([.AX62];1)=&quot;S&quot;;0.1/NUMBERVALUE(RIGHT([.AX62];1))*POWER([.$F62]+70*[.$G62];0.5);[.AX62]*POWER([.$F62]+70*[.$G62];0.5)))" table:style-name="ce32">
            <text:p>0.6</text:p>
          </table:table-cell>
          <table:table-cell office:value-type="float" office:value="0.28284271247461906" table:formula="of:=IF([.AY62]=&quot;&quot;;&quot;&quot;;IF(LEFT([.AY62];1)=&quot;S&quot;;0.1/NUMBERVALUE(RIGHT([.AY62];1))*POWER([.$F62]+70*[.$G62];0.5);[.AY62]*POWER([.$F62]+70*[.$G62];0.5)))" table:style-name="ce43">
            <text:p>0.3</text:p>
          </table:table-cell>
          <table:table-cell office:value-type="float" office:value="0.18856180831641267" table:formula="of:=IF([.AZ62]=&quot;&quot;;&quot;&quot;;IF(LEFT([.AZ62];1)=&quot;S&quot;;0.1/NUMBERVALUE(RIGHT([.AZ62];1))*POWER([.$F62]+70*[.$G62];0.5);[.AZ62]*POWER([.$F62]+70*[.$G62];0.5)))" table:style-name="ce44">
            <text:p>0.2</text:p>
          </table:table-cell>
          <table:table-cell table:number-columns-repeated="16312"/>
        </table:table-row>
        <table:table-row table:style-name="ro1">
          <table:table-cell office:value-type="float" office:value="13" table:style-name="ce14">
            <text:p>13</text:p>
          </table:table-cell>
          <table:table-cell office:value-type="string" table:style-name="ce14">
            <text:p>Kettlebell Swing</text:p>
          </table:table-cell>
          <table:table-cell table:style-name="ce14"/>
          <table:table-cell office:value-type="string" table:style-name="ce14">
            <text:p>Legs</text:p>
          </table:table-cell>
          <table:table-cell office:value-type="float" office:value="7" table:style-name="ce15">
            <text:p>7</text:p>
          </table:table-cell>
          <table:table-cell office:value-type="float" office:value="15" table:style-name="ce14">
            <text:p>15</text:p>
          </table:table-cell>
          <table:table-cell office:value-type="float" office:value="0.3" table:style-name="ce14">
            <text:p>0.3</text:p>
          </table:table-cell>
          <table:table-cell table:style-name="ce14"/>
          <table:table-cell table:style-name="ce16"/>
          <table:table-cell office:value-type="float" office:value="3" table:style-name="ce15">
            <text:p>3</text:p>
          </table:table-cell>
          <table:table-cell table:style-name="ce14"/>
          <table:table-cell office:value-type="float" office:value="1.4968562931217642" table:formula="of:=SUM([.M63:.AF63])" table:style-name="ce17">
            <text:p>1.5</text:p>
          </table:table-cell>
          <table:table-cell office:value-type="float" office:value="0.16180796699117814" table:formula="of:=IFERROR([.BA63]/MAX([.BA:.BA]);&quot;&quot;)" table:style-name="ce32">
            <text:p>0.2</text:p>
          </table:table-cell>
          <table:table-cell office:value-type="float" office:value="0.3207134902949092" table:formula="of:=IFERROR([.BB63]/MAX([.BB:.BB]);&quot;&quot;)" table:style-name="ce43">
            <text:p>0.3</text:p>
          </table:table-cell>
          <table:table-cell office:value-type="float" office:value="0.49518756847213835" table:formula="of:=IFERROR([.BC63]/MAX([.BC:.BC]);&quot;&quot;)" table:style-name="ce43">
            <text:p>0.5</text:p>
          </table:table-cell>
          <table:table-cell office:value-type="float" office:value="4.3471413360133111E-2" table:formula="of:=IFERROR([.BD63]/MAX([.BD:.BD]);&quot;&quot;)" table:style-name="ce43">
            <text:p>0.0</text:p>
          </table:table-cell>
          <table:table-cell office:value-type="string" office:string-value="" table:formula="of:=IFERROR([.BE63]/MAX([.BE:.BE]);&quot;&quot;)" table:style-name="ce43"/>
          <table:table-cell office:value-type="string" office:string-value="" table:formula="of:=IFERROR([.BF63]/MAX([.BF:.BF]);&quot;&quot;)" table:style-name="ce44"/>
          <table:table-cell office:value-type="string" office:string-value="" table:formula="of:=IFERROR([.BG63]/MAX([.BG:.BG]);&quot;&quot;)" table:style-name="ce32"/>
          <table:table-cell office:value-type="string" office:string-value="" table:formula="of:=IFERROR([.BH63]/MAX([.BH:.BH]);&quot;&quot;)" table:style-name="ce43"/>
          <table:table-cell office:value-type="string" office:string-value="" table:formula="of:=IFERROR([.BI63]/MAX([.BI:.BI]);&quot;&quot;)" table:style-name="ce43"/>
          <table:table-cell office:value-type="string" office:string-value="" table:formula="of:=IFERROR([.BJ63]/MAX([.BJ:.BJ]);&quot;&quot;)" table:style-name="ce44"/>
          <table:table-cell office:value-type="string" office:string-value="" table:formula="of:=IFERROR([.BK63]/MAX([.BK:.BK]);&quot;&quot;)" table:style-name="ce32"/>
          <table:table-cell office:value-type="float" office:value="0.10776318121606497" table:formula="of:=IFERROR([.BL63]/MAX([.BL:.BL]);&quot;&quot;)" table:style-name="ce43">
            <text:p>0.1</text:p>
          </table:table-cell>
          <table:table-cell office:value-type="string" office:string-value="" table:formula="of:=IFERROR([.BM63]/MAX([.BM:.BM]);&quot;&quot;)" table:style-name="ce43"/>
          <table:table-cell office:value-type="float" office:value="0.23145502494313788" table:formula="of:=IFERROR([.BN63]/MAX([.BN:.BN]);&quot;&quot;)" table:style-name="ce44">
            <text:p>0.2</text:p>
          </table:table-cell>
          <table:table-cell office:value-type="string" office:string-value="" table:formula="of:=IFERROR([.BO63]/MAX([.BO:.BO]);&quot;&quot;)" table:style-name="ce32"/>
          <table:table-cell office:value-type="string" office:string-value="" table:formula="of:=IFERROR([.BP63]/MAX([.BP:.BP]);&quot;&quot;)" table:style-name="ce43"/>
          <table:table-cell office:value-type="string" office:string-value="" table:formula="of:=IFERROR([.BQ63]/MAX([.BQ:.BQ]);&quot;&quot;)" table:style-name="ce44"/>
          <table:table-cell office:value-type="float" office:value="6.0647843486312275E-2" table:formula="of:=IFERROR([.BR63]/MAX([.BR:.BR]);&quot;&quot;)" table:style-name="ce32">
            <text:p>0.1</text:p>
          </table:table-cell>
          <table:table-cell office:value-type="float" office:value="7.5809804357890351E-2" table:formula="of:=IFERROR([.BS63]/MAX([.BS:.BS]);&quot;&quot;)" table:style-name="ce43">
            <text:p>0.1</text:p>
          </table:table-cell>
          <table:table-cell office:value-type="string" office:string-value="" table:formula="of:=IFERROR([.BT63]/MAX([.BT:.BT]);&quot;&quot;)" table:style-name="ce44"/>
          <table:table-cell office:value-type="float" office:value="0.2" table:style-name="ce33">
            <text:p>0.2</text:p>
          </table:table-cell>
          <table:table-cell office:value-type="float" office:value="0.3" table:style-name="ce45">
            <text:p>0.3</text:p>
          </table:table-cell>
          <table:table-cell office:value-type="float" office:value="0.4" table:style-name="ce45">
            <text:p>0.4</text:p>
          </table:table-cell>
          <table:table-cell office:value-type="float" office:value="0.1" table:style-name="ce45">
            <text:p>0.1</text:p>
          </table:table-cell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office:value-type="string" table:style-name="ce45">
            <text:p>S2</text:p>
          </table:table-cell>
          <table:table-cell table:style-name="ce45"/>
          <table:table-cell office:value-type="string" table:style-name="ce46">
            <text:p>S1</text:p>
          </table:table-cell>
          <table:table-cell table:style-name="ce33"/>
          <table:table-cell table:style-name="ce45"/>
          <table:table-cell table:style-name="ce46"/>
          <table:table-cell office:value-type="string" table:style-name="ce33">
            <text:p>S3</text:p>
          </table:table-cell>
          <table:table-cell office:value-type="string" table:style-name="ce45">
            <text:p>S4</text:p>
          </table:table-cell>
          <table:table-cell table:style-name="ce46"/>
          <table:table-cell office:value-type="float" office:value="1.2000000000000002" table:formula="of:=IF([.AG63]=&quot;&quot;;&quot;&quot;;IF(LEFT([.AG63];1)=&quot;S&quot;;0.1/NUMBERVALUE(RIGHT([.AG63];1))*POWER([.$F63]+70*[.$G63];0.5);[.AG63]*POWER([.$F63]+70*[.$G63];0.5)))" table:style-name="ce32">
            <text:p>1.2</text:p>
          </table:table-cell>
          <table:table-cell office:value-type="float" office:value="1.7999999999999998" table:formula="of:=IF([.AH63]=&quot;&quot;;&quot;&quot;;IF(LEFT([.AH63];1)=&quot;S&quot;;0.1/NUMBERVALUE(RIGHT([.AH63];1))*POWER([.$F63]+70*[.$G63];0.5);[.AH63]*POWER([.$F63]+70*[.$G63];0.5)))" table:style-name="ce43">
            <text:p>1.8</text:p>
          </table:table-cell>
          <table:table-cell office:value-type="float" office:value="2.4000000000000004" table:formula="of:=IF([.AI63]=&quot;&quot;;&quot;&quot;;IF(LEFT([.AI63];1)=&quot;S&quot;;0.1/NUMBERVALUE(RIGHT([.AI63];1))*POWER([.$F63]+70*[.$G63];0.5);[.AI63]*POWER([.$F63]+70*[.$G63];0.5)))" table:style-name="ce43">
            <text:p>2.4</text:p>
          </table:table-cell>
          <table:table-cell office:value-type="float" office:value="0.60000000000000009" table:formula="of:=IF([.AJ63]=&quot;&quot;;&quot;&quot;;IF(LEFT([.AJ63];1)=&quot;S&quot;;0.1/NUMBERVALUE(RIGHT([.AJ63];1))*POWER([.$F63]+70*[.$G63];0.5);[.AJ63]*POWER([.$F63]+70*[.$G63];0.5)))" table:style-name="ce43">
            <text:p>0.6</text:p>
          </table:table-cell>
          <table:table-cell office:value-type="string" office:string-value="" table:formula="of:=IF([.AK63]=&quot;&quot;;&quot;&quot;;IF(LEFT([.AK63];1)=&quot;S&quot;;0.1/NUMBERVALUE(RIGHT([.AK63];1))*POWER([.$F63]+70*[.$G63];0.5);[.AK63]*POWER([.$F63]+70*[.$G63];0.5)))" table:style-name="ce43"/>
          <table:table-cell office:value-type="string" office:string-value="" table:formula="of:=IF([.AL63]=&quot;&quot;;&quot;&quot;;IF(LEFT([.AL63];1)=&quot;S&quot;;0.1/NUMBERVALUE(RIGHT([.AL63];1))*POWER([.$F63]+70*[.$G63];0.5);[.AL63]*POWER([.$F63]+70*[.$G63];0.5)))" table:style-name="ce44"/>
          <table:table-cell office:value-type="string" office:string-value="" table:formula="of:=IF([.AM63]=&quot;&quot;;&quot;&quot;;IF(LEFT([.AM63];1)=&quot;S&quot;;0.1/NUMBERVALUE(RIGHT([.AM63];1))*POWER([.$F63]+70*[.$G63];0.5);[.AM63]*POWER([.$F63]+70*[.$G63];0.5)))" table:style-name="ce32"/>
          <table:table-cell office:value-type="string" office:string-value="" table:formula="of:=IF([.AN63]=&quot;&quot;;&quot;&quot;;IF(LEFT([.AN63];1)=&quot;S&quot;;0.1/NUMBERVALUE(RIGHT([.AN63];1))*POWER([.$F63]+70*[.$G63];0.5);[.AN63]*POWER([.$F63]+70*[.$G63];0.5)))" table:style-name="ce43"/>
          <table:table-cell office:value-type="string" office:string-value="" table:formula="of:=IF([.AO63]=&quot;&quot;;&quot;&quot;;IF(LEFT([.AO63];1)=&quot;S&quot;;0.1/NUMBERVALUE(RIGHT([.AO63];1))*POWER([.$F63]+70*[.$G63];0.5);[.AO63]*POWER([.$F63]+70*[.$G63];0.5)))" table:style-name="ce43"/>
          <table:table-cell office:value-type="string" office:string-value="" table:formula="of:=IF([.AP63]=&quot;&quot;;&quot;&quot;;IF(LEFT([.AP63];1)=&quot;S&quot;;0.1/NUMBERVALUE(RIGHT([.AP63];1))*POWER([.$F63]+70*[.$G63];0.5);[.AP63]*POWER([.$F63]+70*[.$G63];0.5)))" table:style-name="ce44"/>
          <table:table-cell office:value-type="string" office:string-value="" table:formula="of:=IF([.AQ63]=&quot;&quot;;&quot;&quot;;IF(LEFT([.AQ63];1)=&quot;S&quot;;0.1/NUMBERVALUE(RIGHT([.AQ63];1))*POWER([.$F63]+70*[.$G63];0.5);[.AQ63]*POWER([.$F63]+70*[.$G63];0.5)))" table:style-name="ce32"/>
          <table:table-cell office:value-type="float" office:value="0.30000000000000004" table:formula="of:=IF([.AR63]=&quot;&quot;;&quot;&quot;;IF(LEFT([.AR63];1)=&quot;S&quot;;0.1/NUMBERVALUE(RIGHT([.AR63];1))*POWER([.$F63]+70*[.$G63];0.5);[.AR63]*POWER([.$F63]+70*[.$G63];0.5)))" table:style-name="ce43">
            <text:p>0.3</text:p>
          </table:table-cell>
          <table:table-cell office:value-type="string" office:string-value="" table:formula="of:=IF([.AS63]=&quot;&quot;;&quot;&quot;;IF(LEFT([.AS63];1)=&quot;S&quot;;0.1/NUMBERVALUE(RIGHT([.AS63];1))*POWER([.$F63]+70*[.$G63];0.5);[.AS63]*POWER([.$F63]+70*[.$G63];0.5)))" table:style-name="ce43"/>
          <table:table-cell office:value-type="float" office:value="0.60000000000000009" table:formula="of:=IF([.AT63]=&quot;&quot;;&quot;&quot;;IF(LEFT([.AT63];1)=&quot;S&quot;;0.1/NUMBERVALUE(RIGHT([.AT63];1))*POWER([.$F63]+70*[.$G63];0.5);[.AT63]*POWER([.$F63]+70*[.$G63];0.5)))" table:style-name="ce44">
            <text:p>0.6</text:p>
          </table:table-cell>
          <table:table-cell office:value-type="string" office:string-value="" table:formula="of:=IF([.AU63]=&quot;&quot;;&quot;&quot;;IF(LEFT([.AU63];1)=&quot;S&quot;;0.1/NUMBERVALUE(RIGHT([.AU63];1))*POWER([.$F63]+70*[.$G63];0.5);[.AU63]*POWER([.$F63]+70*[.$G63];0.5)))" table:style-name="ce32"/>
          <table:table-cell office:value-type="string" office:string-value="" table:formula="of:=IF([.AV63]=&quot;&quot;;&quot;&quot;;IF(LEFT([.AV63];1)=&quot;S&quot;;0.1/NUMBERVALUE(RIGHT([.AV63];1))*POWER([.$F63]+70*[.$G63];0.5);[.AV63]*POWER([.$F63]+70*[.$G63];0.5)))" table:style-name="ce43"/>
          <table:table-cell office:value-type="string" office:string-value="" table:formula="of:=IF([.AW63]=&quot;&quot;;&quot;&quot;;IF(LEFT([.AW63];1)=&quot;S&quot;;0.1/NUMBERVALUE(RIGHT([.AW63];1))*POWER([.$F63]+70*[.$G63];0.5);[.AW63]*POWER([.$F63]+70*[.$G63];0.5)))" table:style-name="ce44"/>
          <table:table-cell office:value-type="float" office:value="0.2" table:formula="of:=IF([.AX63]=&quot;&quot;;&quot;&quot;;IF(LEFT([.AX63];1)=&quot;S&quot;;0.1/NUMBERVALUE(RIGHT([.AX63];1))*POWER([.$F63]+70*[.$G63];0.5);[.AX63]*POWER([.$F63]+70*[.$G63];0.5)))" table:style-name="ce32">
            <text:p>0.2</text:p>
          </table:table-cell>
          <table:table-cell office:value-type="float" office:value="0.15000000000000002" table:formula="of:=IF([.AY63]=&quot;&quot;;&quot;&quot;;IF(LEFT([.AY63];1)=&quot;S&quot;;0.1/NUMBERVALUE(RIGHT([.AY63];1))*POWER([.$F63]+70*[.$G63];0.5);[.AY63]*POWER([.$F63]+70*[.$G63];0.5)))" table:style-name="ce43">
            <text:p>0.2</text:p>
          </table:table-cell>
          <table:table-cell office:value-type="string" office:string-value="" table:formula="of:=IF([.AZ63]=&quot;&quot;;&quot;&quot;;IF(LEFT([.AZ63];1)=&quot;S&quot;;0.1/NUMBERVALUE(RIGHT([.AZ63];1))*POWER([.$F63]+70*[.$G63];0.5);[.AZ63]*POWER([.$F63]+70*[.$G63];0.5)))" table:style-name="ce44"/>
          <table:table-cell table:number-columns-repeated="16312"/>
        </table:table-row>
        <table:table-row table:style-name="ro1">
          <table:table-cell office:value-type="float" office:value="40" table:style-name="ce14">
            <text:p>40</text:p>
          </table:table-cell>
          <table:table-cell office:value-type="string" table:style-name="ce14">
            <text:p>Calf press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Legs</text:p>
          </table:table-cell>
          <table:table-cell office:value-type="float" office:value="7" table:style-name="ce15">
            <text:p>7</text:p>
          </table:table-cell>
          <table:table-cell office:value-type="float" office:value="124" table:style-name="ce14">
            <text:p>124</text:p>
          </table:table-cell>
          <table:table-cell office:value-type="float" office:value="0.95" table:style-name="ce14">
            <text:p>0.9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5">
            <text:p>1</text:p>
          </table:table-cell>
          <table:table-cell table:style-name="ce14"/>
          <table:table-cell office:value-type="float" office:value="1" table:formula="of:=SUM([.M64:.AF64])" table:style-name="ce17">
            <text:p>1.0</text:p>
          </table:table-cell>
          <table:table-cell office:value-type="string" office:string-value="" table:formula="of:=IFERROR([.BA64]/MAX([.BA:.BA]);&quot;&quot;)" table:style-name="ce32"/>
          <table:table-cell office:value-type="string" office:string-value="" table:formula="of:=IFERROR([.BB64]/MAX([.BB:.BB]);&quot;&quot;)" table:style-name="ce43"/>
          <table:table-cell office:value-type="string" office:string-value="" table:formula="of:=IFERROR([.BC64]/MAX([.BC:.BC]);&quot;&quot;)" table:style-name="ce43"/>
          <table:table-cell office:value-type="float" office:value="1" table:formula="of:=IFERROR([.BD64]/MAX([.BD:.BD]);&quot;&quot;)" table:style-name="ce43">
            <text:p>1.0</text:p>
          </table:table-cell>
          <table:table-cell office:value-type="string" office:string-value="" table:formula="of:=IFERROR([.BE64]/MAX([.BE:.BE]);&quot;&quot;)" table:style-name="ce43"/>
          <table:table-cell office:value-type="string" office:string-value="" table:formula="of:=IFERROR([.BF64]/MAX([.BF:.BF]);&quot;&quot;)" table:style-name="ce44"/>
          <table:table-cell office:value-type="string" office:string-value="" table:formula="of:=IFERROR([.BG64]/MAX([.BG:.BG]);&quot;&quot;)" table:style-name="ce32"/>
          <table:table-cell office:value-type="string" office:string-value="" table:formula="of:=IFERROR([.BH64]/MAX([.BH:.BH]);&quot;&quot;)" table:style-name="ce43"/>
          <table:table-cell office:value-type="string" office:string-value="" table:formula="of:=IFERROR([.BI64]/MAX([.BI:.BI]);&quot;&quot;)" table:style-name="ce43"/>
          <table:table-cell office:value-type="string" office:string-value="" table:formula="of:=IFERROR([.BJ64]/MAX([.BJ:.BJ]);&quot;&quot;)" table:style-name="ce44"/>
          <table:table-cell office:value-type="string" office:string-value="" table:formula="of:=IFERROR([.BK64]/MAX([.BK:.BK]);&quot;&quot;)" table:style-name="ce32"/>
          <table:table-cell office:value-type="string" office:string-value="" table:formula="of:=IFERROR([.BL64]/MAX([.BL:.BL]);&quot;&quot;)" table:style-name="ce43"/>
          <table:table-cell office:value-type="string" office:string-value="" table:formula="of:=IFERROR([.BM64]/MAX([.BM:.BM]);&quot;&quot;)" table:style-name="ce43"/>
          <table:table-cell office:value-type="string" office:string-value="" table:formula="of:=IFERROR([.BN64]/MAX([.BN:.BN]);&quot;&quot;)" table:style-name="ce44"/>
          <table:table-cell office:value-type="string" office:string-value="" table:formula="of:=IFERROR([.BO64]/MAX([.BO:.BO]);&quot;&quot;)" table:style-name="ce32"/>
          <table:table-cell office:value-type="string" office:string-value="" table:formula="of:=IFERROR([.BP64]/MAX([.BP:.BP]);&quot;&quot;)" table:style-name="ce43"/>
          <table:table-cell office:value-type="string" office:string-value="" table:formula="of:=IFERROR([.BQ64]/MAX([.BQ:.BQ]);&quot;&quot;)" table:style-name="ce44"/>
          <table:table-cell office:value-type="string" office:string-value="" table:formula="of:=IFERROR([.BR64]/MAX([.BR:.BR]);&quot;&quot;)" table:style-name="ce32"/>
          <table:table-cell office:value-type="string" office:string-value="" table:formula="of:=IFERROR([.BS64]/MAX([.BS:.BS]);&quot;&quot;)" table:style-name="ce43"/>
          <table:table-cell office:value-type="string" office:string-value="" table:formula="of:=IFERROR([.BT64]/MAX([.BT:.BT]);&quot;&quot;)" table:style-name="ce44"/>
          <table:table-cell table:style-name="ce33"/>
          <table:table-cell table:style-name="ce45"/>
          <table:table-cell table:style-name="ce45"/>
          <table:table-cell office:value-type="float" office:value="1" table:style-name="ce45">
            <text:p>1</text:p>
          </table:table-cell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office:value-type="string" office:string-value="" table:formula="of:=IF([.AG64]=&quot;&quot;;&quot;&quot;;IF(LEFT([.AG64];1)=&quot;S&quot;;0.1/NUMBERVALUE(RIGHT([.AG64];1))*POWER([.$F64]+70*[.$G64];0.5);[.AG64]*POWER([.$F64]+70*[.$G64];0.5)))" table:style-name="ce32"/>
          <table:table-cell office:value-type="string" office:string-value="" table:formula="of:=IF([.AH64]=&quot;&quot;;&quot;&quot;;IF(LEFT([.AH64];1)=&quot;S&quot;;0.1/NUMBERVALUE(RIGHT([.AH64];1))*POWER([.$F64]+70*[.$G64];0.5);[.AH64]*POWER([.$F64]+70*[.$G64];0.5)))" table:style-name="ce43"/>
          <table:table-cell office:value-type="string" office:string-value="" table:formula="of:=IF([.AI64]=&quot;&quot;;&quot;&quot;;IF(LEFT([.AI64];1)=&quot;S&quot;;0.1/NUMBERVALUE(RIGHT([.AI64];1))*POWER([.$F64]+70*[.$G64];0.5);[.AI64]*POWER([.$F64]+70*[.$G64];0.5)))" table:style-name="ce43"/>
          <table:table-cell office:value-type="float" office:value="13.80217374184226" table:formula="of:=IF([.AJ64]=&quot;&quot;;&quot;&quot;;IF(LEFT([.AJ64];1)=&quot;S&quot;;0.1/NUMBERVALUE(RIGHT([.AJ64];1))*POWER([.$F64]+70*[.$G64];0.5);[.AJ64]*POWER([.$F64]+70*[.$G64];0.5)))" table:style-name="ce43">
            <text:p>13.8</text:p>
          </table:table-cell>
          <table:table-cell office:value-type="string" office:string-value="" table:formula="of:=IF([.AK64]=&quot;&quot;;&quot;&quot;;IF(LEFT([.AK64];1)=&quot;S&quot;;0.1/NUMBERVALUE(RIGHT([.AK64];1))*POWER([.$F64]+70*[.$G64];0.5);[.AK64]*POWER([.$F64]+70*[.$G64];0.5)))" table:style-name="ce43"/>
          <table:table-cell office:value-type="string" office:string-value="" table:formula="of:=IF([.AL64]=&quot;&quot;;&quot;&quot;;IF(LEFT([.AL64];1)=&quot;S&quot;;0.1/NUMBERVALUE(RIGHT([.AL64];1))*POWER([.$F64]+70*[.$G64];0.5);[.AL64]*POWER([.$F64]+70*[.$G64];0.5)))" table:style-name="ce44"/>
          <table:table-cell office:value-type="string" office:string-value="" table:formula="of:=IF([.AM64]=&quot;&quot;;&quot;&quot;;IF(LEFT([.AM64];1)=&quot;S&quot;;0.1/NUMBERVALUE(RIGHT([.AM64];1))*POWER([.$F64]+70*[.$G64];0.5);[.AM64]*POWER([.$F64]+70*[.$G64];0.5)))" table:style-name="ce32"/>
          <table:table-cell office:value-type="string" office:string-value="" table:formula="of:=IF([.AN64]=&quot;&quot;;&quot;&quot;;IF(LEFT([.AN64];1)=&quot;S&quot;;0.1/NUMBERVALUE(RIGHT([.AN64];1))*POWER([.$F64]+70*[.$G64];0.5);[.AN64]*POWER([.$F64]+70*[.$G64];0.5)))" table:style-name="ce43"/>
          <table:table-cell office:value-type="string" office:string-value="" table:formula="of:=IF([.AO64]=&quot;&quot;;&quot;&quot;;IF(LEFT([.AO64];1)=&quot;S&quot;;0.1/NUMBERVALUE(RIGHT([.AO64];1))*POWER([.$F64]+70*[.$G64];0.5);[.AO64]*POWER([.$F64]+70*[.$G64];0.5)))" table:style-name="ce43"/>
          <table:table-cell office:value-type="string" office:string-value="" table:formula="of:=IF([.AP64]=&quot;&quot;;&quot;&quot;;IF(LEFT([.AP64];1)=&quot;S&quot;;0.1/NUMBERVALUE(RIGHT([.AP64];1))*POWER([.$F64]+70*[.$G64];0.5);[.AP64]*POWER([.$F64]+70*[.$G64];0.5)))" table:style-name="ce44"/>
          <table:table-cell office:value-type="string" office:string-value="" table:formula="of:=IF([.AQ64]=&quot;&quot;;&quot;&quot;;IF(LEFT([.AQ64];1)=&quot;S&quot;;0.1/NUMBERVALUE(RIGHT([.AQ64];1))*POWER([.$F64]+70*[.$G64];0.5);[.AQ64]*POWER([.$F64]+70*[.$G64];0.5)))" table:style-name="ce32"/>
          <table:table-cell office:value-type="string" office:string-value="" table:formula="of:=IF([.AR64]=&quot;&quot;;&quot;&quot;;IF(LEFT([.AR64];1)=&quot;S&quot;;0.1/NUMBERVALUE(RIGHT([.AR64];1))*POWER([.$F64]+70*[.$G64];0.5);[.AR64]*POWER([.$F64]+70*[.$G64];0.5)))" table:style-name="ce43"/>
          <table:table-cell office:value-type="string" office:string-value="" table:formula="of:=IF([.AS64]=&quot;&quot;;&quot;&quot;;IF(LEFT([.AS64];1)=&quot;S&quot;;0.1/NUMBERVALUE(RIGHT([.AS64];1))*POWER([.$F64]+70*[.$G64];0.5);[.AS64]*POWER([.$F64]+70*[.$G64];0.5)))" table:style-name="ce43"/>
          <table:table-cell office:value-type="string" office:string-value="" table:formula="of:=IF([.AT64]=&quot;&quot;;&quot;&quot;;IF(LEFT([.AT64];1)=&quot;S&quot;;0.1/NUMBERVALUE(RIGHT([.AT64];1))*POWER([.$F64]+70*[.$G64];0.5);[.AT64]*POWER([.$F64]+70*[.$G64];0.5)))" table:style-name="ce44"/>
          <table:table-cell office:value-type="string" office:string-value="" table:formula="of:=IF([.AU64]=&quot;&quot;;&quot;&quot;;IF(LEFT([.AU64];1)=&quot;S&quot;;0.1/NUMBERVALUE(RIGHT([.AU64];1))*POWER([.$F64]+70*[.$G64];0.5);[.AU64]*POWER([.$F64]+70*[.$G64];0.5)))" table:style-name="ce32"/>
          <table:table-cell office:value-type="string" office:string-value="" table:formula="of:=IF([.AV64]=&quot;&quot;;&quot;&quot;;IF(LEFT([.AV64];1)=&quot;S&quot;;0.1/NUMBERVALUE(RIGHT([.AV64];1))*POWER([.$F64]+70*[.$G64];0.5);[.AV64]*POWER([.$F64]+70*[.$G64];0.5)))" table:style-name="ce43"/>
          <table:table-cell office:value-type="string" office:string-value="" table:formula="of:=IF([.AW64]=&quot;&quot;;&quot;&quot;;IF(LEFT([.AW64];1)=&quot;S&quot;;0.1/NUMBERVALUE(RIGHT([.AW64];1))*POWER([.$F64]+70*[.$G64];0.5);[.AW64]*POWER([.$F64]+70*[.$G64];0.5)))" table:style-name="ce44"/>
          <table:table-cell office:value-type="string" office:string-value="" table:formula="of:=IF([.AX64]=&quot;&quot;;&quot;&quot;;IF(LEFT([.AX64];1)=&quot;S&quot;;0.1/NUMBERVALUE(RIGHT([.AX64];1))*POWER([.$F64]+70*[.$G64];0.5);[.AX64]*POWER([.$F64]+70*[.$G64];0.5)))" table:style-name="ce32"/>
          <table:table-cell office:value-type="string" office:string-value="" table:formula="of:=IF([.AY64]=&quot;&quot;;&quot;&quot;;IF(LEFT([.AY64];1)=&quot;S&quot;;0.1/NUMBERVALUE(RIGHT([.AY64];1))*POWER([.$F64]+70*[.$G64];0.5);[.AY64]*POWER([.$F64]+70*[.$G64];0.5)))" table:style-name="ce43"/>
          <table:table-cell office:value-type="string" office:string-value="" table:formula="of:=IF([.AZ64]=&quot;&quot;;&quot;&quot;;IF(LEFT([.AZ64];1)=&quot;S&quot;;0.1/NUMBERVALUE(RIGHT([.AZ64];1))*POWER([.$F64]+70*[.$G64];0.5);[.AZ64]*POWER([.$F64]+70*[.$G64];0.5)))" table:style-name="ce44"/>
          <table:table-cell table:number-columns-repeated="16312"/>
        </table:table-row>
        <table:table-row table:style-name="ro1">
          <table:table-cell table:number-columns-repeated="6"/>
          <table:table-cell table:style-name="ce20"/>
          <table:table-cell table:number-columns-repeated="5"/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table:number-columns-repeated="16312"/>
        </table:table-row>
        <table:table-row table:style-name="ro1">
          <table:table-cell table:number-columns-repeated="6"/>
          <table:table-cell office:value-type="float" office:value="3" table:style-name="ce20">
            <text:p>3.00</text:p>
          </table:table-cell>
          <table:table-cell table:number-columns-repeated="5"/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table:number-columns-repeated="16312"/>
        </table:table-row>
        <table:table-row table:number-rows-repeated="1048510" table:style-name="ro3">
          <table:table-cell table:number-columns-repeated="12"/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table:style-name="ce33"/>
          <table:table-cell table:style-name="ce45"/>
          <table:table-cell table:style-name="ce46"/>
          <table:table-cell table:number-columns-repeated="16312"/>
        </table:table-row>
      </table:table>
      <table:table table:name="Sheet1" table:style-name="ta1">
        <table:table-column table:style-name="co5" table:default-cell-style-name="ce3"/>
        <table:table-column table:style-name="co6" table:number-columns-repeated="20" table:default-cell-style-name="ce1"/>
        <table:table-column table:style-name="co6" table:number-columns-repeated="16363" table:default-cell-style-name="ce3"/>
        <table:table-row table:style-name="ro1">
          <table:table-cell office:value-type="string" table:style-name="ce3">
            <text:p>Exercise</text:p>
          </table:table-cell>
          <table:table-cell office:value-type="string" table:style-name="ce51">
            <text:p>Quads</text:p>
          </table:table-cell>
          <table:table-cell office:value-type="string" table:style-name="ce51">
            <text:p>Hamstrings</text:p>
          </table:table-cell>
          <table:table-cell office:value-type="string" table:style-name="ce51">
            <text:p>Glutes</text:p>
          </table:table-cell>
          <table:table-cell office:value-type="string" table:style-name="ce51">
            <text:p>Calves</text:p>
          </table:table-cell>
          <table:table-cell office:value-type="string" table:style-name="ce51">
            <text:p>Adductors</text:p>
          </table:table-cell>
          <table:table-cell office:value-type="string" table:style-name="ce51">
            <text:p>Abductors</text:p>
          </table:table-cell>
          <table:table-cell office:value-type="string" table:style-name="ce51">
            <text:p>Pecs</text:p>
          </table:table-cell>
          <table:table-cell office:value-type="string" table:style-name="ce51">
            <text:p>Front delts</text:p>
          </table:table-cell>
          <table:table-cell office:value-type="string" table:style-name="ce51">
            <text:p>Side delts</text:p>
          </table:table-cell>
          <table:table-cell office:value-type="string" table:style-name="ce51">
            <text:p>Rear delts</text:p>
          </table:table-cell>
          <table:table-cell office:value-type="string" table:style-name="ce51">
            <text:p>Lats</text:p>
          </table:table-cell>
          <table:table-cell office:value-type="string" table:style-name="ce51">
            <text:p>Traps</text:p>
          </table:table-cell>
          <table:table-cell office:value-type="string" table:style-name="ce51">
            <text:p>Rhomboids</text:p>
          </table:table-cell>
          <table:table-cell office:value-type="string" table:style-name="ce51">
            <text:p>Lower back</text:p>
          </table:table-cell>
          <table:table-cell office:value-type="string" table:style-name="ce51">
            <text:p>Biceps</text:p>
          </table:table-cell>
          <table:table-cell office:value-type="string" table:style-name="ce51">
            <text:p>Triceps</text:p>
          </table:table-cell>
          <table:table-cell office:value-type="string" table:style-name="ce51">
            <text:p>Forearms</text:p>
          </table:table-cell>
          <table:table-cell office:value-type="string" table:style-name="ce51">
            <text:p>Front abs</text:p>
          </table:table-cell>
          <table:table-cell office:value-type="string" table:style-name="ce51">
            <text:p>Deep abs</text:p>
          </table:table-cell>
          <table:table-cell office:value-type="string" table:style-name="ce51">
            <text:p>Obliques</text:p>
          </table:table-cell>
          <table:table-cell office:value-type="string" table:style-name="ce3">
            <text:p>Total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Barbell Hip Thrust</text:p>
          </table:table-cell>
          <table:table-cell office:value-type="float" office:value="0.2" table:style-name="ce51">
            <text:p>0.2</text:p>
          </table:table-cell>
          <table:table-cell office:value-type="float" office:value="0.25" table:style-name="ce51">
            <text:p>0.25</text:p>
          </table:table-cell>
          <table:table-cell office:value-type="float" office:value="0.45" table:style-name="ce51">
            <text:p>0.45</text:p>
          </table:table-cell>
          <table:table-cell office:value-type="float" office:value="0.05" table:style-name="ce51">
            <text:p>0.05</text:p>
          </table:table-cell>
          <table:table-cell office:value-type="float" office:value="0.05" table:style-name="ce51">
            <text:p>0.0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1</text:p>
          </table:table-cell>
          <table:table-cell table:style-name="ce51"/>
          <table:table-cell table:style-name="ce51"/>
          <table:table-cell table:style-name="ce51"/>
          <table:table-cell office:value-type="string" table:style-name="ce51">
            <text:p>S2</text:p>
          </table:table-cell>
          <table:table-cell office:value-type="string" table:style-name="ce51">
            <text:p>S3</text:p>
          </table:table-cell>
          <table:table-cell table:style-name="ce51"/>
          <table:table-cell office:value-type="float" office:value="1" table:formula="of:=SUM([.B2:.U2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Bench Press (Arched Powerlifting Form)</text:p>
          </table:table-cell>
          <table:table-cell table:style-name="ce51"/>
          <table:table-cell table:style-name="ce51"/>
          <table:table-cell office:value-type="string" table:style-name="ce51">
            <text:p>S4</text:p>
          </table:table-cell>
          <table:table-cell table:style-name="ce51"/>
          <table:table-cell table:style-name="ce51"/>
          <table:table-cell table:style-name="ce51"/>
          <table:table-cell office:value-type="float" office:value="0.5" table:style-name="ce51">
            <text:p>0.5</text:p>
          </table:table-cell>
          <table:table-cell office:value-type="float" office:value="0.2" table:style-name="ce51">
            <text:p>0.2</text:p>
          </table:table-cell>
          <table:table-cell table:style-name="ce51"/>
          <table:table-cell table:style-name="ce51"/>
          <table:table-cell office:value-type="string" table:style-name="ce51">
            <text:p>S3</text:p>
          </table:table-cell>
          <table:table-cell office:value-type="string" table:style-name="ce51">
            <text:p>S2</text:p>
          </table:table-cell>
          <table:table-cell table:style-name="ce51"/>
          <table:table-cell office:value-type="string" table:style-name="ce51">
            <text:p>S1</text:p>
          </table:table-cell>
          <table:table-cell table:style-name="ce51"/>
          <table:table-cell office:value-type="float" office:value="0.3" table:style-name="ce51">
            <text:p>0.3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office:value-type="float" office:value="1" table:formula="of:=SUM([.B3:.U3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Bent-over Row</text:p>
          </table:table-cell>
          <table:table-cell table:style-name="ce51"/>
          <table:table-cell office:value-type="string" table:style-name="ce51">
            <text:p>S3</text:p>
          </table:table-cell>
          <table:table-cell office:value-type="string" table:style-name="ce51">
            <text:p>S2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float" office:value="0.3" table:style-name="ce51">
            <text:p>0.3</text:p>
          </table:table-cell>
          <table:table-cell office:value-type="float" office:value="0.2" table:style-name="ce51">
            <text:p>0.2</text:p>
          </table:table-cell>
          <table:table-cell office:value-type="float" office:value="0.3" table:style-name="ce51">
            <text:p>0.3</text:p>
          </table:table-cell>
          <table:table-cell office:value-type="string" table:style-name="ce51">
            <text:p>S1</text:p>
          </table:table-cell>
          <table:table-cell office:value-type="float" office:value="0.1" table:style-name="ce51">
            <text:p>0.1</text:p>
          </table:table-cell>
          <table:table-cell table:style-name="ce51"/>
          <table:table-cell office:value-type="float" office:value="0.1" table:style-name="ce51">
            <text:p>0.1</text:p>
          </table:table-cell>
          <table:table-cell office:value-type="string" table:style-name="ce51">
            <text:p>S4</text:p>
          </table:table-cell>
          <table:table-cell office:value-type="string" table:style-name="ce51">
            <text:p>S5</text:p>
          </table:table-cell>
          <table:table-cell table:style-name="ce51"/>
          <table:table-cell office:value-type="float" office:value="1" table:formula="of:=SUM([.B4:.U4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Bulgarian Split-Squat</text:p>
          </table:table-cell>
          <table:table-cell office:value-type="float" office:value="0.35" table:style-name="ce51">
            <text:p>0.35</text:p>
          </table:table-cell>
          <table:table-cell office:value-type="float" office:value="0.2" table:style-name="ce51">
            <text:p>0.2</text:p>
          </table:table-cell>
          <table:table-cell office:value-type="float" office:value="0.3" table:style-name="ce51">
            <text:p>0.3</text:p>
          </table:table-cell>
          <table:table-cell office:value-type="float" office:value="0.1" table:style-name="ce51">
            <text:p>0.1</text:p>
          </table:table-cell>
          <table:table-cell office:value-type="float" office:value="0.05" table:style-name="ce51">
            <text:p>0.0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3</text:p>
          </table:table-cell>
          <table:table-cell office:value-type="string" table:style-name="ce51">
            <text:p>S2</text:p>
          </table:table-cell>
          <table:table-cell table:style-name="ce51"/>
          <table:table-cell office:value-type="string" table:style-name="ce51">
            <text:p>S1</text:p>
          </table:table-cell>
          <table:table-cell table:style-name="ce51"/>
          <table:table-cell table:style-name="ce51"/>
          <table:table-cell table:style-name="ce51"/>
          <table:table-cell office:value-type="string" table:style-name="ce51">
            <text:p>S4</text:p>
          </table:table-cell>
          <table:table-cell office:value-type="string" table:style-name="ce51">
            <text:p>S5</text:p>
          </table:table-cell>
          <table:table-cell table:style-name="ce51"/>
          <table:table-cell office:value-type="float" office:value="1" table:formula="of:=SUM([.B5:.U5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Cable Face Pull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float" office:value="0.2" table:style-name="ce51">
            <text:p>0.2</text:p>
          </table:table-cell>
          <table:table-cell office:value-type="float" office:value="0.3" table:style-name="ce51">
            <text:p>0.3</text:p>
          </table:table-cell>
          <table:table-cell table:style-name="ce51"/>
          <table:table-cell office:value-type="float" office:value="0.2" table:style-name="ce51">
            <text:p>0.2</text:p>
          </table:table-cell>
          <table:table-cell office:value-type="float" office:value="0.2" table:style-name="ce51">
            <text:p>0.2</text:p>
          </table:table-cell>
          <table:table-cell table:style-name="ce51"/>
          <table:table-cell table:style-name="ce51"/>
          <table:table-cell table:style-name="ce51"/>
          <table:table-cell office:value-type="float" office:value="0.1" table:style-name="ce51">
            <text:p>0.1</text:p>
          </table:table-cell>
          <table:table-cell office:value-type="string" table:style-name="ce51">
            <text:p>S1</text:p>
          </table:table-cell>
          <table:table-cell office:value-type="string" table:style-name="ce51">
            <text:p>S2</text:p>
          </table:table-cell>
          <table:table-cell table:style-name="ce51"/>
          <table:table-cell office:value-type="float" office:value="0.99999999999999989" table:formula="of:=SUM([.B6:.U6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Cable Front Raises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float" office:value="1" table:style-name="ce51">
            <text:p>1</text:p>
          </table:table-cell>
          <table:table-cell table:style-name="ce51"/>
          <table:table-cell table:style-name="ce51"/>
          <table:table-cell table:style-name="ce51"/>
          <table:table-cell office:value-type="string" table:style-name="ce51">
            <text:p>S2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1</text:p>
          </table:table-cell>
          <table:table-cell office:value-type="string" table:style-name="ce51">
            <text:p>S3</text:p>
          </table:table-cell>
          <table:table-cell office:value-type="string" table:style-name="ce51">
            <text:p>S4</text:p>
          </table:table-cell>
          <table:table-cell office:value-type="float" office:value="1" table:formula="of:=SUM([.B7:.U7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Cable Hip Abduction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float" office:value="1" table:style-name="ce51">
            <text:p>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1</text:p>
          </table:table-cell>
          <table:table-cell office:value-type="string" table:style-name="ce51">
            <text:p>S2</text:p>
          </table:table-cell>
          <table:table-cell office:value-type="string" table:style-name="ce51">
            <text:p>S3</text:p>
          </table:table-cell>
          <table:table-cell office:value-type="float" office:value="1" table:formula="of:=SUM([.B8:.U8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Cable Hip Adduction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office:value-type="float" office:value="1" table:style-name="ce51">
            <text:p>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1</text:p>
          </table:table-cell>
          <table:table-cell office:value-type="string" table:style-name="ce51">
            <text:p>S2</text:p>
          </table:table-cell>
          <table:table-cell office:value-type="string" table:style-name="ce51">
            <text:p>S3</text:p>
          </table:table-cell>
          <table:table-cell office:value-type="float" office:value="1" table:formula="of:=SUM([.B9:.U9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Cable Lat Pulldown (Chin Grip)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float" office:value="0.35" table:style-name="ce51">
            <text:p>0.35</text:p>
          </table:table-cell>
          <table:table-cell office:value-type="float" office:value="0.2" table:style-name="ce51">
            <text:p>0.2</text:p>
          </table:table-cell>
          <table:table-cell office:value-type="float" office:value="0.2" table:style-name="ce51">
            <text:p>0.2</text:p>
          </table:table-cell>
          <table:table-cell table:style-name="ce51"/>
          <table:table-cell office:value-type="float" office:value="0.15" table:style-name="ce51">
            <text:p>0.15</text:p>
          </table:table-cell>
          <table:table-cell table:style-name="ce51"/>
          <table:table-cell office:value-type="float" office:value="0.1" table:style-name="ce51">
            <text:p>0.1</text:p>
          </table:table-cell>
          <table:table-cell office:value-type="string" table:style-name="ce51">
            <text:p>S1</text:p>
          </table:table-cell>
          <table:table-cell office:value-type="string" table:style-name="ce51">
            <text:p>S2</text:p>
          </table:table-cell>
          <table:table-cell table:style-name="ce51"/>
          <table:table-cell office:value-type="float" office:value="1" table:formula="of:=SUM([.B10:.U10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Cable Lat Pulldown (Wide Grip)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float" office:value="0.5" table:style-name="ce51">
            <text:p>0.5</text:p>
          </table:table-cell>
          <table:table-cell office:value-type="float" office:value="0.15" table:style-name="ce51">
            <text:p>0.15</text:p>
          </table:table-cell>
          <table:table-cell office:value-type="float" office:value="0.15" table:style-name="ce51">
            <text:p>0.15</text:p>
          </table:table-cell>
          <table:table-cell table:style-name="ce51"/>
          <table:table-cell office:value-type="float" office:value="0.2" table:style-name="ce51">
            <text:p>0.2</text:p>
          </table:table-cell>
          <table:table-cell table:style-name="ce51"/>
          <table:table-cell office:value-type="string" table:style-name="ce51">
            <text:p>S3</text:p>
          </table:table-cell>
          <table:table-cell table:style-name="ce51"/>
          <table:table-cell table:style-name="ce51"/>
          <table:table-cell office:value-type="string" table:style-name="ce51">
            <text:p>S4</text:p>
          </table:table-cell>
          <table:table-cell office:value-type="float" office:value="1" table:formula="of:=SUM([.B11:.U11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Cable Pec Fly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float" office:value="0.6" table:style-name="ce51">
            <text:p>0.6</text:p>
          </table:table-cell>
          <table:table-cell office:value-type="float" office:value="0.2" table:style-name="ce51">
            <text:p>0.2</text:p>
          </table:table-cell>
          <table:table-cell table:style-name="ce51"/>
          <table:table-cell table:style-name="ce51"/>
          <table:table-cell table:style-name="ce51"/>
          <table:table-cell office:value-type="string" table:style-name="ce51">
            <text:p>S3</text:p>
          </table:table-cell>
          <table:table-cell office:value-type="string" table:style-name="ce51">
            <text:p>S2</text:p>
          </table:table-cell>
          <table:table-cell table:style-name="ce51"/>
          <table:table-cell table:style-name="ce51"/>
          <table:table-cell office:value-type="float" office:value="0.2" table:style-name="ce51">
            <text:p>0.2</text:p>
          </table:table-cell>
          <table:table-cell table:style-name="ce51"/>
          <table:table-cell office:value-type="string" table:style-name="ce51">
            <text:p>S1</text:p>
          </table:table-cell>
          <table:table-cell office:value-type="string" table:style-name="ce51">
            <text:p>S4</text:p>
          </table:table-cell>
          <table:table-cell office:value-type="string" table:style-name="ce51">
            <text:p>S5</text:p>
          </table:table-cell>
          <table:table-cell office:value-type="float" office:value="1" table:formula="of:=SUM([.B12:.U12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Cable Reverse Fly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float" office:value="0.2" table:style-name="ce51">
            <text:p>0.2</text:p>
          </table:table-cell>
          <table:table-cell office:value-type="float" office:value="0.4" table:style-name="ce51">
            <text:p>0.4</text:p>
          </table:table-cell>
          <table:table-cell table:style-name="ce51"/>
          <table:table-cell office:value-type="float" office:value="0.2" table:style-name="ce51">
            <text:p>0.2</text:p>
          </table:table-cell>
          <table:table-cell office:value-type="float" office:value="0.2" table:style-name="ce51">
            <text:p>0.2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1</text:p>
          </table:table-cell>
          <table:table-cell office:value-type="string" table:style-name="ce51">
            <text:p>S2</text:p>
          </table:table-cell>
          <table:table-cell table:style-name="ce51"/>
          <table:table-cell office:value-type="float" office:value="1" table:formula="of:=SUM([.B13:.U13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Cable Seated Row (Narrow Grip)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float" office:value="0.35" table:style-name="ce51">
            <text:p>0.35</text:p>
          </table:table-cell>
          <table:table-cell office:value-type="float" office:value="0.25" table:style-name="ce51">
            <text:p>0.25</text:p>
          </table:table-cell>
          <table:table-cell office:value-type="float" office:value="0.25" table:style-name="ce51">
            <text:p>0.25</text:p>
          </table:table-cell>
          <table:table-cell office:value-type="string" table:style-name="ce51">
            <text:p>S1</text:p>
          </table:table-cell>
          <table:table-cell office:value-type="float" office:value="0.1" table:style-name="ce51">
            <text:p>0.1</text:p>
          </table:table-cell>
          <table:table-cell table:style-name="ce51"/>
          <table:table-cell office:value-type="float" office:value="0.05" table:style-name="ce51">
            <text:p>0.05</text:p>
          </table:table-cell>
          <table:table-cell office:value-type="string" table:style-name="ce51">
            <text:p>S2</text:p>
          </table:table-cell>
          <table:table-cell office:value-type="string" table:style-name="ce51">
            <text:p>S3</text:p>
          </table:table-cell>
          <table:table-cell table:style-name="ce51"/>
          <table:table-cell office:value-type="float" office:value="1" table:formula="of:=SUM([.B14:.U14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Cable Seated Row (Wide Grip)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float" office:value="0.25" table:style-name="ce51">
            <text:p>0.25</text:p>
          </table:table-cell>
          <table:table-cell office:value-type="float" office:value="0.3" table:style-name="ce51">
            <text:p>0.3</text:p>
          </table:table-cell>
          <table:table-cell office:value-type="float" office:value="0.15" table:style-name="ce51">
            <text:p>0.15</text:p>
          </table:table-cell>
          <table:table-cell office:value-type="float" office:value="0.2" table:style-name="ce51">
            <text:p>0.2</text:p>
          </table:table-cell>
          <table:table-cell office:value-type="string" table:style-name="ce51">
            <text:p>S3</text:p>
          </table:table-cell>
          <table:table-cell office:value-type="float" office:value="0.1" table:style-name="ce51">
            <text:p>0.1</text:p>
          </table:table-cell>
          <table:table-cell table:style-name="ce51"/>
          <table:table-cell office:value-type="string" table:style-name="ce51">
            <text:p>S4</text:p>
          </table:table-cell>
          <table:table-cell office:value-type="string" table:style-name="ce51">
            <text:p>S2</text:p>
          </table:table-cell>
          <table:table-cell office:value-type="string" table:style-name="ce51">
            <text:p>S1</text:p>
          </table:table-cell>
          <table:table-cell office:value-type="string" table:style-name="ce51">
            <text:p>S5</text:p>
          </table:table-cell>
          <table:table-cell office:value-type="float" office:value="1.0000000000000002" table:formula="of:=SUM([.B15:.U15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Cable Shrug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float" office:value="0.5" table:style-name="ce51">
            <text:p>0.5</text:p>
          </table:table-cell>
          <table:table-cell office:value-type="float" office:value="0.3" table:style-name="ce51">
            <text:p>0.3</text:p>
          </table:table-cell>
          <table:table-cell table:style-name="ce51"/>
          <table:table-cell table:style-name="ce51"/>
          <table:table-cell table:style-name="ce51"/>
          <table:table-cell office:value-type="float" office:value="0.2" table:style-name="ce51">
            <text:p>0.2</text:p>
          </table:table-cell>
          <table:table-cell office:value-type="string" table:style-name="ce51">
            <text:p>S1</text:p>
          </table:table-cell>
          <table:table-cell office:value-type="string" table:style-name="ce51">
            <text:p>S2</text:p>
          </table:table-cell>
          <table:table-cell table:style-name="ce51"/>
          <table:table-cell office:value-type="float" office:value="1" table:formula="of:=SUM([.B16:.U16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Cable Single Lateral Raise (Egyptian)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float" office:value="1" table:style-name="ce51">
            <text:p>1</text:p>
          </table:table-cell>
          <table:table-cell table:style-name="ce51"/>
          <table:table-cell table:style-name="ce51"/>
          <table:table-cell office:value-type="string" table:style-name="ce51">
            <text:p>S2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1</text:p>
          </table:table-cell>
          <table:table-cell office:value-type="string" table:style-name="ce51">
            <text:p>S3</text:p>
          </table:table-cell>
          <table:table-cell office:value-type="string" table:style-name="ce51">
            <text:p>S4</text:p>
          </table:table-cell>
          <table:table-cell office:value-type="float" office:value="1" table:formula="of:=SUM([.B17:.U17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Cable Standing Twist</text:p>
          </table:table-cell>
          <table:table-cell table:style-name="ce51"/>
          <table:table-cell table:style-name="ce51"/>
          <table:table-cell office:value-type="string" table:style-name="ce51">
            <text:p>S4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3</text:p>
          </table:table-cell>
          <table:table-cell table:style-name="ce51"/>
          <table:table-cell table:style-name="ce51"/>
          <table:table-cell table:style-name="ce51"/>
          <table:table-cell office:value-type="string" table:style-name="ce51">
            <text:p>S1</text:p>
          </table:table-cell>
          <table:table-cell office:value-type="string" table:style-name="ce51">
            <text:p>S2</text:p>
          </table:table-cell>
          <table:table-cell office:value-type="float" office:value="1" table:style-name="ce51">
            <text:p>1</text:p>
          </table:table-cell>
          <table:table-cell office:value-type="float" office:value="1" table:formula="of:=SUM([.B18:.U18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Cable Triceps Pushdown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4</text:p>
          </table:table-cell>
          <table:table-cell office:value-type="string" table:style-name="ce51">
            <text:p>S3</text:p>
          </table:table-cell>
          <table:table-cell table:style-name="ce51"/>
          <table:table-cell table:style-name="ce51"/>
          <table:table-cell table:style-name="ce51"/>
          <table:table-cell office:value-type="float" office:value="0.75" table:style-name="ce51">
            <text:p>0.75</text:p>
          </table:table-cell>
          <table:table-cell office:value-type="float" office:value="0.25" table:style-name="ce51">
            <text:p>0.25</text:p>
          </table:table-cell>
          <table:table-cell office:value-type="string" table:style-name="ce51">
            <text:p>S1</text:p>
          </table:table-cell>
          <table:table-cell office:value-type="string" table:style-name="ce51">
            <text:p>S2</text:p>
          </table:table-cell>
          <table:table-cell table:style-name="ce51"/>
          <table:table-cell office:value-type="float" office:value="1" table:formula="of:=SUM([.B19:.U19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Calf Press</text:p>
          </table:table-cell>
          <table:table-cell table:style-name="ce51"/>
          <table:table-cell table:style-name="ce51"/>
          <table:table-cell table:style-name="ce51"/>
          <table:table-cell office:value-type="float" office:value="1" table:style-name="ce51">
            <text:p>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1</text:p>
          </table:table-cell>
          <table:table-cell office:value-type="string" table:style-name="ce51">
            <text:p>S2</text:p>
          </table:table-cell>
          <table:table-cell office:value-type="string" table:style-name="ce51">
            <text:p>S3</text:p>
          </table:table-cell>
          <table:table-cell office:value-type="float" office:value="1" table:formula="of:=SUM([.B20:.U20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Chin-up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float" office:value="0.4" table:style-name="ce51">
            <text:p>0.4</text:p>
          </table:table-cell>
          <table:table-cell office:value-type="float" office:value="0.2" table:style-name="ce51">
            <text:p>0.2</text:p>
          </table:table-cell>
          <table:table-cell office:value-type="float" office:value="0.2" table:style-name="ce51">
            <text:p>0.2</text:p>
          </table:table-cell>
          <table:table-cell table:style-name="ce51"/>
          <table:table-cell office:value-type="float" office:value="0.1" table:style-name="ce51">
            <text:p>0.1</text:p>
          </table:table-cell>
          <table:table-cell table:style-name="ce51"/>
          <table:table-cell office:value-type="float" office:value="0.1" table:style-name="ce51">
            <text:p>0.1</text:p>
          </table:table-cell>
          <table:table-cell office:value-type="string" table:style-name="ce51">
            <text:p>S1</text:p>
          </table:table-cell>
          <table:table-cell office:value-type="string" table:style-name="ce51">
            <text:p>S2</text:p>
          </table:table-cell>
          <table:table-cell table:style-name="ce51"/>
          <table:table-cell office:value-type="float" office:value="1" table:formula="of:=SUM([.B21:.U21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Concentration Curl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float" office:value="0.85" table:style-name="ce51">
            <text:p>0.85</text:p>
          </table:table-cell>
          <table:table-cell table:style-name="ce51"/>
          <table:table-cell office:value-type="float" office:value="0.15" table:style-name="ce51">
            <text:p>0.15</text:p>
          </table:table-cell>
          <table:table-cell office:value-type="string" table:style-name="ce51">
            <text:p>S1</text:p>
          </table:table-cell>
          <table:table-cell table:style-name="ce51"/>
          <table:table-cell table:style-name="ce51"/>
          <table:table-cell office:value-type="float" office:value="1" table:formula="of:=SUM([.B22:.U22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Deadlift</text:p>
          </table:table-cell>
          <table:table-cell office:value-type="float" office:value="0.25" table:style-name="ce51">
            <text:p>0.25</text:p>
          </table:table-cell>
          <table:table-cell office:value-type="float" office:value="0.3" table:style-name="ce51">
            <text:p>0.3</text:p>
          </table:table-cell>
          <table:table-cell office:value-type="float" office:value="0.3" table:style-name="ce51">
            <text:p>0.3</text:p>
          </table:table-cell>
          <table:table-cell office:value-type="float" office:value="0.1" table:style-name="ce51">
            <text:p>0.1</text:p>
          </table:table-cell>
          <table:table-cell office:value-type="float" office:value="0.05" table:style-name="ce51">
            <text:p>0.0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3</text:p>
          </table:table-cell>
          <table:table-cell office:value-type="string" table:style-name="ce51">
            <text:p>S2</text:p>
          </table:table-cell>
          <table:table-cell table:style-name="ce51"/>
          <table:table-cell office:value-type="string" table:style-name="ce51">
            <text:p>S1</text:p>
          </table:table-cell>
          <table:table-cell table:style-name="ce51"/>
          <table:table-cell table:style-name="ce51"/>
          <table:table-cell office:value-type="string" table:style-name="ce51">
            <text:p>S4</text:p>
          </table:table-cell>
          <table:table-cell office:value-type="string" table:style-name="ce51">
            <text:p>S5</text:p>
          </table:table-cell>
          <table:table-cell table:style-name="ce51"/>
          <table:table-cell table:style-name="ce51"/>
          <table:table-cell office:value-type="float" office:value="1" table:formula="of:=SUM([.B23:.U23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Dumbbell Bench Press (Arched Powerlifting Form)</text:p>
          </table:table-cell>
          <table:table-cell table:style-name="ce51"/>
          <table:table-cell table:style-name="ce51"/>
          <table:table-cell office:value-type="string" table:style-name="ce51">
            <text:p>S4</text:p>
          </table:table-cell>
          <table:table-cell table:style-name="ce51"/>
          <table:table-cell table:style-name="ce51"/>
          <table:table-cell table:style-name="ce51"/>
          <table:table-cell office:value-type="float" office:value="0.5" table:style-name="ce51">
            <text:p>0.5</text:p>
          </table:table-cell>
          <table:table-cell office:value-type="float" office:value="0.2" table:style-name="ce51">
            <text:p>0.2</text:p>
          </table:table-cell>
          <table:table-cell table:style-name="ce51"/>
          <table:table-cell table:style-name="ce51"/>
          <table:table-cell office:value-type="string" table:style-name="ce51">
            <text:p>S3</text:p>
          </table:table-cell>
          <table:table-cell office:value-type="string" table:style-name="ce51">
            <text:p>S2</text:p>
          </table:table-cell>
          <table:table-cell table:style-name="ce51"/>
          <table:table-cell office:value-type="string" table:style-name="ce51">
            <text:p>S1</text:p>
          </table:table-cell>
          <table:table-cell table:style-name="ce51"/>
          <table:table-cell office:value-type="float" office:value="0.3" table:style-name="ce51">
            <text:p>0.3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office:value-type="float" office:value="1" table:formula="of:=SUM([.B24:.U24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Dumbbell Incline Bench Press (Arched Form)</text:p>
          </table:table-cell>
          <table:table-cell table:style-name="ce51"/>
          <table:table-cell table:style-name="ce51"/>
          <table:table-cell office:value-type="string" table:style-name="ce51">
            <text:p>S4</text:p>
          </table:table-cell>
          <table:table-cell table:style-name="ce51"/>
          <table:table-cell table:style-name="ce51"/>
          <table:table-cell table:style-name="ce51"/>
          <table:table-cell office:value-type="float" office:value="0.45" table:style-name="ce51">
            <text:p>0.45</text:p>
          </table:table-cell>
          <table:table-cell office:value-type="float" office:value="0.25" table:style-name="ce51">
            <text:p>0.25</text:p>
          </table:table-cell>
          <table:table-cell table:style-name="ce51"/>
          <table:table-cell table:style-name="ce51"/>
          <table:table-cell office:value-type="string" table:style-name="ce51">
            <text:p>S3</text:p>
          </table:table-cell>
          <table:table-cell office:value-type="string" table:style-name="ce51">
            <text:p>S2</text:p>
          </table:table-cell>
          <table:table-cell table:style-name="ce51"/>
          <table:table-cell office:value-type="string" table:style-name="ce51">
            <text:p>S1</text:p>
          </table:table-cell>
          <table:table-cell table:style-name="ce51"/>
          <table:table-cell office:value-type="float" office:value="0.3" table:style-name="ce51">
            <text:p>0.3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office:value-type="float" office:value="1" table:formula="of:=SUM([.B25:.U25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Dumbbell Incline Curl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3</text:p>
          </table:table-cell>
          <table:table-cell office:value-type="float" office:value="0.8" table:style-name="ce51">
            <text:p>0.8</text:p>
          </table:table-cell>
          <table:table-cell table:style-name="ce51"/>
          <table:table-cell office:value-type="float" office:value="0.2" table:style-name="ce51">
            <text:p>0.2</text:p>
          </table:table-cell>
          <table:table-cell office:value-type="string" table:style-name="ce51">
            <text:p>S1</text:p>
          </table:table-cell>
          <table:table-cell office:value-type="string" table:style-name="ce51">
            <text:p>S2</text:p>
          </table:table-cell>
          <table:table-cell table:style-name="ce51"/>
          <table:table-cell office:value-type="float" office:value="1" table:formula="of:=SUM([.B26:.U26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Dumbbell Row</text:p>
          </table:table-cell>
          <table:table-cell table:style-name="ce51"/>
          <table:table-cell office:value-type="string" table:style-name="ce51">
            <text:p>S3</text:p>
          </table:table-cell>
          <table:table-cell office:value-type="string" table:style-name="ce51">
            <text:p>S2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float" office:value="0.35" table:style-name="ce51">
            <text:p>0.35</text:p>
          </table:table-cell>
          <table:table-cell office:value-type="float" office:value="0.2" table:style-name="ce51">
            <text:p>0.2</text:p>
          </table:table-cell>
          <table:table-cell office:value-type="float" office:value="0.25" table:style-name="ce51">
            <text:p>0.25</text:p>
          </table:table-cell>
          <table:table-cell office:value-type="string" table:style-name="ce51">
            <text:p>S1</text:p>
          </table:table-cell>
          <table:table-cell office:value-type="float" office:value="0.1" table:style-name="ce51">
            <text:p>0.1</text:p>
          </table:table-cell>
          <table:table-cell table:style-name="ce51"/>
          <table:table-cell office:value-type="float" office:value="0.1" table:style-name="ce51">
            <text:p>0.1</text:p>
          </table:table-cell>
          <table:table-cell office:value-type="string" table:style-name="ce51">
            <text:p>S4</text:p>
          </table:table-cell>
          <table:table-cell office:value-type="string" table:style-name="ce51">
            <text:p>S5</text:p>
          </table:table-cell>
          <table:table-cell table:style-name="ce51"/>
          <table:table-cell office:value-type="float" office:value="1" table:formula="of:=SUM([.B27:.U27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Dumbbell Shoulder Press (Palms Facing Forward, dumbbells to side of shoulder)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float" office:value="0.05" table:style-name="ce51">
            <text:p>0.05</text:p>
          </table:table-cell>
          <table:table-cell office:value-type="float" office:value="0.3" table:style-name="ce51">
            <text:p>0.3</text:p>
          </table:table-cell>
          <table:table-cell office:value-type="float" office:value="0.35" table:style-name="ce51">
            <text:p>0.35</text:p>
          </table:table-cell>
          <table:table-cell table:style-name="ce51"/>
          <table:table-cell table:style-name="ce51"/>
          <table:table-cell office:value-type="float" office:value="0.1" table:style-name="ce51">
            <text:p>0.1</text:p>
          </table:table-cell>
          <table:table-cell table:style-name="ce51"/>
          <table:table-cell office:value-type="string" table:style-name="ce51">
            <text:p>S3</text:p>
          </table:table-cell>
          <table:table-cell table:style-name="ce51"/>
          <table:table-cell office:value-type="float" office:value="0.2" table:style-name="ce51">
            <text:p>0.2</text:p>
          </table:table-cell>
          <table:table-cell office:value-type="string" table:style-name="ce51">
            <text:p>S5</text:p>
          </table:table-cell>
          <table:table-cell office:value-type="string" table:style-name="ce51">
            <text:p>S2</text:p>
          </table:table-cell>
          <table:table-cell office:value-type="string" table:style-name="ce51">
            <text:p>S4</text:p>
          </table:table-cell>
          <table:table-cell office:value-type="string" table:style-name="ce51">
            <text:p>S1</text:p>
          </table:table-cell>
          <table:table-cell office:value-type="float" office:value="1" table:formula="of:=SUM([.B28:.U28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Dumbbell Shoulder Press (Palms Facing In, dumbbells in front of shoulder)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float" office:value="0.1" table:style-name="ce51">
            <text:p>0.1</text:p>
          </table:table-cell>
          <table:table-cell office:value-type="float" office:value="0.35" table:style-name="ce51">
            <text:p>0.35</text:p>
          </table:table-cell>
          <table:table-cell office:value-type="float" office:value="0.25" table:style-name="ce51">
            <text:p>0.25</text:p>
          </table:table-cell>
          <table:table-cell table:style-name="ce51"/>
          <table:table-cell table:style-name="ce51"/>
          <table:table-cell office:value-type="float" office:value="0.1" table:style-name="ce51">
            <text:p>0.1</text:p>
          </table:table-cell>
          <table:table-cell table:style-name="ce51"/>
          <table:table-cell office:value-type="string" table:style-name="ce51">
            <text:p>S3</text:p>
          </table:table-cell>
          <table:table-cell table:style-name="ce51"/>
          <table:table-cell office:value-type="float" office:value="0.2" table:style-name="ce51">
            <text:p>0.2</text:p>
          </table:table-cell>
          <table:table-cell office:value-type="string" table:style-name="ce51">
            <text:p>S5</text:p>
          </table:table-cell>
          <table:table-cell office:value-type="string" table:style-name="ce51">
            <text:p>S2</text:p>
          </table:table-cell>
          <table:table-cell office:value-type="string" table:style-name="ce51">
            <text:p>S4</text:p>
          </table:table-cell>
          <table:table-cell office:value-type="string" table:style-name="ce51">
            <text:p>S1</text:p>
          </table:table-cell>
          <table:table-cell office:value-type="float" office:value="1" table:formula="of:=SUM([.B29:.U29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Dumbbell Walking Lunge</text:p>
          </table:table-cell>
          <table:table-cell office:value-type="float" office:value="0.3" table:style-name="ce51">
            <text:p>0.3</text:p>
          </table:table-cell>
          <table:table-cell office:value-type="float" office:value="0.2" table:style-name="ce51">
            <text:p>0.2</text:p>
          </table:table-cell>
          <table:table-cell office:value-type="float" office:value="0.3" table:style-name="ce51">
            <text:p>0.3</text:p>
          </table:table-cell>
          <table:table-cell office:value-type="float" office:value="0.1" table:style-name="ce51">
            <text:p>0.1</text:p>
          </table:table-cell>
          <table:table-cell office:value-type="float" office:value="0.05" table:style-name="ce51">
            <text:p>0.05</text:p>
          </table:table-cell>
          <table:table-cell office:value-type="float" office:value="0.05" table:style-name="ce51">
            <text:p>0.0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3</text:p>
          </table:table-cell>
          <table:table-cell office:value-type="string" table:style-name="ce51">
            <text:p>S2</text:p>
          </table:table-cell>
          <table:table-cell table:style-name="ce51"/>
          <table:table-cell office:value-type="string" table:style-name="ce51">
            <text:p>S1</text:p>
          </table:table-cell>
          <table:table-cell table:style-name="ce51"/>
          <table:table-cell table:style-name="ce51"/>
          <table:table-cell table:style-name="ce51"/>
          <table:table-cell office:value-type="string" table:style-name="ce51">
            <text:p>S4</text:p>
          </table:table-cell>
          <table:table-cell office:value-type="string" table:style-name="ce51">
            <text:p>S5</text:p>
          </table:table-cell>
          <table:table-cell table:style-name="ce51"/>
          <table:table-cell office:value-type="float" office:value="1" table:formula="of:=SUM([.B30:.U30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EZ Bar Curl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3</text:p>
          </table:table-cell>
          <table:table-cell office:value-type="float" office:value="0.75" table:style-name="ce51">
            <text:p>0.75</text:p>
          </table:table-cell>
          <table:table-cell table:style-name="ce51"/>
          <table:table-cell office:value-type="float" office:value="0.25" table:style-name="ce51">
            <text:p>0.25</text:p>
          </table:table-cell>
          <table:table-cell office:value-type="string" table:style-name="ce51">
            <text:p>S1</text:p>
          </table:table-cell>
          <table:table-cell office:value-type="string" table:style-name="ce51">
            <text:p>S2</text:p>
          </table:table-cell>
          <table:table-cell table:style-name="ce51"/>
          <table:table-cell office:value-type="float" office:value="1" table:formula="of:=SUM([.B31:.U31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EZ Bar Reverse Curl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4</text:p>
          </table:table-cell>
          <table:table-cell table:style-name="ce51"/>
          <table:table-cell office:value-type="string" table:style-name="ce51">
            <text:p>S3</text:p>
          </table:table-cell>
          <table:table-cell office:value-type="float" office:value="0.6" table:style-name="ce51">
            <text:p>0.6</text:p>
          </table:table-cell>
          <table:table-cell table:style-name="ce51"/>
          <table:table-cell office:value-type="float" office:value="0.4" table:style-name="ce51">
            <text:p>0.4</text:p>
          </table:table-cell>
          <table:table-cell office:value-type="string" table:style-name="ce51">
            <text:p>S1</text:p>
          </table:table-cell>
          <table:table-cell office:value-type="string" table:style-name="ce51">
            <text:p>S2</text:p>
          </table:table-cell>
          <table:table-cell table:style-name="ce51"/>
          <table:table-cell office:value-type="float" office:value="1" table:formula="of:=SUM([.B32:.U32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Hack Squat</text:p>
          </table:table-cell>
          <table:table-cell office:value-type="float" office:value="0.4" table:style-name="ce51">
            <text:p>0.4</text:p>
          </table:table-cell>
          <table:table-cell office:value-type="float" office:value="0.25" table:style-name="ce51">
            <text:p>0.25</text:p>
          </table:table-cell>
          <table:table-cell office:value-type="float" office:value="0.25" table:style-name="ce51">
            <text:p>0.25</text:p>
          </table:table-cell>
          <table:table-cell office:value-type="float" office:value="0.05" table:style-name="ce51">
            <text:p>0.05</text:p>
          </table:table-cell>
          <table:table-cell office:value-type="float" office:value="0.05" table:style-name="ce51">
            <text:p>0.0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1</text:p>
          </table:table-cell>
          <table:table-cell table:style-name="ce51"/>
          <table:table-cell table:style-name="ce51"/>
          <table:table-cell table:style-name="ce51"/>
          <table:table-cell office:value-type="string" table:style-name="ce51">
            <text:p>S2</text:p>
          </table:table-cell>
          <table:table-cell office:value-type="string" table:style-name="ce51">
            <text:p>S3</text:p>
          </table:table-cell>
          <table:table-cell table:style-name="ce51"/>
          <table:table-cell office:value-type="float" office:value="1" table:formula="of:=SUM([.B33:.U33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Hanging Leg Raise (Legs to 90 Degrees)</text:p>
          </table:table-cell>
          <table:table-cell table:style-name="ce51"/>
          <table:table-cell table:style-name="ce51"/>
          <table:table-cell office:value-type="string" table:style-name="ce51">
            <text:p>S4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3</text:p>
          </table:table-cell>
          <table:table-cell table:style-name="ce51"/>
          <table:table-cell table:style-name="ce51"/>
          <table:table-cell office:value-type="string" table:style-name="ce51">
            <text:p>S2</text:p>
          </table:table-cell>
          <table:table-cell table:style-name="ce51"/>
          <table:table-cell table:style-name="ce51"/>
          <table:table-cell table:style-name="ce51"/>
          <table:table-cell office:value-type="float" office:value="0.5" table:style-name="ce51">
            <text:p>0.5</text:p>
          </table:table-cell>
          <table:table-cell office:value-type="float" office:value="0.3" table:style-name="ce51">
            <text:p>0.3</text:p>
          </table:table-cell>
          <table:table-cell office:value-type="float" office:value="0.2" table:style-name="ce51">
            <text:p>0.2</text:p>
          </table:table-cell>
          <table:table-cell office:value-type="float" office:value="1" table:formula="of:=SUM([.B34:.U34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Kettlebell Swing</text:p>
          </table:table-cell>
          <table:table-cell office:value-type="float" office:value="0.2" table:style-name="ce51">
            <text:p>0.2</text:p>
          </table:table-cell>
          <table:table-cell office:value-type="float" office:value="0.3" table:style-name="ce51">
            <text:p>0.3</text:p>
          </table:table-cell>
          <table:table-cell office:value-type="float" office:value="0.4" table:style-name="ce51">
            <text:p>0.4</text:p>
          </table:table-cell>
          <table:table-cell office:value-type="float" office:value="0.1" table:style-name="ce51">
            <text:p>0.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2</text:p>
          </table:table-cell>
          <table:table-cell table:style-name="ce51"/>
          <table:table-cell office:value-type="string" table:style-name="ce51">
            <text:p>S1</text:p>
          </table:table-cell>
          <table:table-cell table:style-name="ce51"/>
          <table:table-cell table:style-name="ce51"/>
          <table:table-cell table:style-name="ce51"/>
          <table:table-cell office:value-type="string" table:style-name="ce51">
            <text:p>S3</text:p>
          </table:table-cell>
          <table:table-cell office:value-type="string" table:style-name="ce51">
            <text:p>S4</text:p>
          </table:table-cell>
          <table:table-cell table:style-name="ce51"/>
          <table:table-cell office:value-type="float" office:value="1" table:formula="of:=SUM([.B35:.U35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Leg Press</text:p>
          </table:table-cell>
          <table:table-cell office:value-type="float" office:value="0.4" table:style-name="ce51">
            <text:p>0.4</text:p>
          </table:table-cell>
          <table:table-cell office:value-type="float" office:value="0.25" table:style-name="ce51">
            <text:p>0.25</text:p>
          </table:table-cell>
          <table:table-cell office:value-type="float" office:value="0.25" table:style-name="ce51">
            <text:p>0.25</text:p>
          </table:table-cell>
          <table:table-cell office:value-type="float" office:value="0.05" table:style-name="ce51">
            <text:p>0.05</text:p>
          </table:table-cell>
          <table:table-cell office:value-type="float" office:value="0.05" table:style-name="ce51">
            <text:p>0.0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1</text:p>
          </table:table-cell>
          <table:table-cell table:style-name="ce51"/>
          <table:table-cell table:style-name="ce51"/>
          <table:table-cell table:style-name="ce51"/>
          <table:table-cell office:value-type="string" table:style-name="ce51">
            <text:p>S2</text:p>
          </table:table-cell>
          <table:table-cell office:value-type="string" table:style-name="ce51">
            <text:p>S3</text:p>
          </table:table-cell>
          <table:table-cell table:style-name="ce51"/>
          <table:table-cell office:value-type="float" office:value="1" table:formula="of:=SUM([.B36:.U36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Overhead Press (Barbell)</text:p>
          </table:table-cell>
          <table:table-cell office:value-type="float" office:value="0.05" table:style-name="ce51">
            <text:p>0.05</text:p>
          </table:table-cell>
          <table:table-cell office:value-type="float" office:value="0.05" table:style-name="ce51">
            <text:p>0.05</text:p>
          </table:table-cell>
          <table:table-cell office:value-type="float" office:value="0.1" table:style-name="ce51">
            <text:p>0.1</text:p>
          </table:table-cell>
          <table:table-cell office:value-type="float" office:value="0.05" table:style-name="ce51">
            <text:p>0.05</text:p>
          </table:table-cell>
          <table:table-cell table:style-name="ce51"/>
          <table:table-cell table:style-name="ce51"/>
          <table:table-cell table:style-name="ce51"/>
          <table:table-cell office:value-type="float" office:value="0.4" table:style-name="ce51">
            <text:p>0.4</text:p>
          </table:table-cell>
          <table:table-cell office:value-type="float" office:value="0.15" table:style-name="ce51">
            <text:p>0.15</text:p>
          </table:table-cell>
          <table:table-cell table:style-name="ce51"/>
          <table:table-cell table:style-name="ce51"/>
          <table:table-cell office:value-type="float" office:value="0.1" table:style-name="ce51">
            <text:p>0.1</text:p>
          </table:table-cell>
          <table:table-cell table:style-name="ce51"/>
          <table:table-cell office:value-type="string" table:style-name="ce51">
            <text:p>S1</text:p>
          </table:table-cell>
          <table:table-cell table:style-name="ce51"/>
          <table:table-cell office:value-type="float" office:value="0.1" table:style-name="ce51">
            <text:p>0.1</text:p>
          </table:table-cell>
          <table:table-cell table:style-name="ce51"/>
          <table:table-cell office:value-type="string" table:style-name="ce51">
            <text:p>S2</text:p>
          </table:table-cell>
          <table:table-cell office:value-type="string" table:style-name="ce51">
            <text:p>S3</text:p>
          </table:table-cell>
          <table:table-cell office:value-type="string" table:style-name="ce51">
            <text:p>S4</text:p>
          </table:table-cell>
          <table:table-cell office:value-type="float" office:value="1" table:formula="of:=SUM([.B37:.U37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Plank</text:p>
          </table:table-cell>
          <table:table-cell office:value-type="string" table:style-name="ce51">
            <text:p>S4</text:p>
          </table:table-cell>
          <table:table-cell office:value-type="string" table:style-name="ce51">
            <text:p>S5</text:p>
          </table:table-cell>
          <table:table-cell office:value-type="string" table:style-name="ce51">
            <text:p>S3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2</text:p>
          </table:table-cell>
          <table:table-cell table:style-name="ce51"/>
          <table:table-cell table:style-name="ce51"/>
          <table:table-cell table:style-name="ce51"/>
          <table:table-cell office:value-type="float" office:value="0.4" table:style-name="ce51">
            <text:p>0.4</text:p>
          </table:table-cell>
          <table:table-cell office:value-type="float" office:value="0.3" table:style-name="ce51">
            <text:p>0.3</text:p>
          </table:table-cell>
          <table:table-cell office:value-type="float" office:value="0.3" table:style-name="ce51">
            <text:p>0.3</text:p>
          </table:table-cell>
          <table:table-cell office:value-type="float" office:value="1" table:formula="of:=SUM([.B38:.U38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Pull-up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float" office:value="0.4" table:style-name="ce51">
            <text:p>0.4</text:p>
          </table:table-cell>
          <table:table-cell office:value-type="float" office:value="0.2" table:style-name="ce51">
            <text:p>0.2</text:p>
          </table:table-cell>
          <table:table-cell office:value-type="float" office:value="0.2" table:style-name="ce51">
            <text:p>0.2</text:p>
          </table:table-cell>
          <table:table-cell table:style-name="ce51"/>
          <table:table-cell office:value-type="float" office:value="0.1" table:style-name="ce51">
            <text:p>0.1</text:p>
          </table:table-cell>
          <table:table-cell table:style-name="ce51"/>
          <table:table-cell office:value-type="float" office:value="0.1" table:style-name="ce51">
            <text:p>0.1</text:p>
          </table:table-cell>
          <table:table-cell office:value-type="string" table:style-name="ce51">
            <text:p>S1</text:p>
          </table:table-cell>
          <table:table-cell office:value-type="string" table:style-name="ce51">
            <text:p>S2</text:p>
          </table:table-cell>
          <table:table-cell table:style-name="ce51"/>
          <table:table-cell office:value-type="float" office:value="1" table:formula="of:=SUM([.B39:.U39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Push-up (45° Angle of Upper Arms with Torso)</text:p>
          </table:table-cell>
          <table:table-cell table:style-name="ce51"/>
          <table:table-cell table:style-name="ce51"/>
          <table:table-cell office:value-type="string" table:style-name="ce51">
            <text:p>S4</text:p>
          </table:table-cell>
          <table:table-cell table:style-name="ce51"/>
          <table:table-cell table:style-name="ce51"/>
          <table:table-cell table:style-name="ce51"/>
          <table:table-cell office:value-type="float" office:value="0.5" table:style-name="ce51">
            <text:p>0.5</text:p>
          </table:table-cell>
          <table:table-cell office:value-type="float" office:value="0.2" table:style-name="ce51">
            <text:p>0.2</text:p>
          </table:table-cell>
          <table:table-cell table:style-name="ce51"/>
          <table:table-cell table:style-name="ce51"/>
          <table:table-cell office:value-type="string" table:style-name="ce51">
            <text:p>S3</text:p>
          </table:table-cell>
          <table:table-cell office:value-type="string" table:style-name="ce51">
            <text:p>S2</text:p>
          </table:table-cell>
          <table:table-cell table:style-name="ce51"/>
          <table:table-cell office:value-type="string" table:style-name="ce51">
            <text:p>S1</text:p>
          </table:table-cell>
          <table:table-cell table:style-name="ce51"/>
          <table:table-cell office:value-type="float" office:value="0.3" table:style-name="ce51">
            <text:p>0.3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office:value-type="float" office:value="1" table:formula="of:=SUM([.B40:.U40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Seated Leg Curl</text:p>
          </table:table-cell>
          <table:table-cell table:style-name="ce51"/>
          <table:table-cell office:value-type="float" office:value="0.6" table:style-name="ce51">
            <text:p>0.6</text:p>
          </table:table-cell>
          <table:table-cell office:value-type="float" office:value="0.3" table:style-name="ce51">
            <text:p>0.3</text:p>
          </table:table-cell>
          <table:table-cell office:value-type="float" office:value="0.05" table:style-name="ce51">
            <text:p>0.05</text:p>
          </table:table-cell>
          <table:table-cell office:value-type="float" office:value="0.05" table:style-name="ce51">
            <text:p>0.0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1</text:p>
          </table:table-cell>
          <table:table-cell office:value-type="string" table:style-name="ce51">
            <text:p>S2</text:p>
          </table:table-cell>
          <table:table-cell office:value-type="string" table:style-name="ce51">
            <text:p>S3</text:p>
          </table:table-cell>
          <table:table-cell office:value-type="float" office:value="1" table:formula="of:=SUM([.B41:.U41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Seated Leg Extension</text:p>
          </table:table-cell>
          <table:table-cell office:value-type="float" office:value="1" table:style-name="ce51">
            <text:p>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1</text:p>
          </table:table-cell>
          <table:table-cell office:value-type="string" table:style-name="ce51">
            <text:p>S2</text:p>
          </table:table-cell>
          <table:table-cell office:value-type="string" table:style-name="ce51">
            <text:p>S3</text:p>
          </table:table-cell>
          <table:table-cell office:value-type="float" office:value="1" table:formula="of:=SUM([.B42:.U42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Sit-up (Weight Plate Behind Head)</text:p>
          </table:table-cell>
          <table:table-cell table:style-name="ce51"/>
          <table:table-cell table:style-name="ce51"/>
          <table:table-cell office:value-type="string" table:style-name="ce51">
            <text:p>S4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2</text:p>
          </table:table-cell>
          <table:table-cell table:style-name="ce51"/>
          <table:table-cell table:style-name="ce51"/>
          <table:table-cell table:style-name="ce51"/>
          <table:table-cell office:value-type="float" office:value="0.5" table:style-name="ce51">
            <text:p>0.5</text:p>
          </table:table-cell>
          <table:table-cell office:value-type="float" office:value="0.3" table:style-name="ce51">
            <text:p>0.3</text:p>
          </table:table-cell>
          <table:table-cell office:value-type="float" office:value="0.2" table:style-name="ce51">
            <text:p>0.2</text:p>
          </table:table-cell>
          <table:table-cell office:value-type="float" office:value="1" table:formula="of:=SUM([.B43:.U43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Skull Crusher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3</text:p>
          </table:table-cell>
          <table:table-cell table:style-name="ce51"/>
          <table:table-cell office:value-type="float" office:value="0.8" table:style-name="ce51">
            <text:p>0.8</text:p>
          </table:table-cell>
          <table:table-cell office:value-type="float" office:value="0.2" table:style-name="ce51">
            <text:p>0.2</text:p>
          </table:table-cell>
          <table:table-cell office:value-type="string" table:style-name="ce51">
            <text:p>S1</text:p>
          </table:table-cell>
          <table:table-cell office:value-type="string" table:style-name="ce51">
            <text:p>S2</text:p>
          </table:table-cell>
          <table:table-cell table:style-name="ce51"/>
          <table:table-cell office:value-type="float" office:value="1" table:formula="of:=SUM([.B44:.U44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Squat (Low-Bar Barbell)</text:p>
          </table:table-cell>
          <table:table-cell office:value-type="float" office:value="0.3" table:style-name="ce51">
            <text:p>0.3</text:p>
          </table:table-cell>
          <table:table-cell office:value-type="float" office:value="0.25" table:style-name="ce51">
            <text:p>0.25</text:p>
          </table:table-cell>
          <table:table-cell office:value-type="float" office:value="0.3" table:style-name="ce51">
            <text:p>0.3</text:p>
          </table:table-cell>
          <table:table-cell office:value-type="float" office:value="0.1" table:style-name="ce51">
            <text:p>0.1</text:p>
          </table:table-cell>
          <table:table-cell office:value-type="float" office:value="0.05" table:style-name="ce51">
            <text:p>0.0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3</text:p>
          </table:table-cell>
          <table:table-cell office:value-type="string" table:style-name="ce51">
            <text:p>S2</text:p>
          </table:table-cell>
          <table:table-cell table:style-name="ce51"/>
          <table:table-cell office:value-type="string" table:style-name="ce51">
            <text:p>S1</text:p>
          </table:table-cell>
          <table:table-cell table:style-name="ce51"/>
          <table:table-cell table:style-name="ce51"/>
          <table:table-cell table:style-name="ce51"/>
          <table:table-cell office:value-type="string" table:style-name="ce51">
            <text:p>S4</text:p>
          </table:table-cell>
          <table:table-cell office:value-type="string" table:style-name="ce51">
            <text:p>S5</text:p>
          </table:table-cell>
          <table:table-cell table:style-name="ce51"/>
          <table:table-cell office:value-type="float" office:value="1" table:formula="of:=SUM([.B45:.U45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Triceps Dip</text:p>
          </table:table-cell>
          <table:table-cell table:style-name="ce51"/>
          <table:table-cell table:style-name="ce51"/>
          <table:table-cell office:value-type="string" table:style-name="ce51">
            <text:p>S4</text:p>
          </table:table-cell>
          <table:table-cell table:style-name="ce51"/>
          <table:table-cell table:style-name="ce51"/>
          <table:table-cell table:style-name="ce51"/>
          <table:table-cell office:value-type="float" office:value="0.25" table:style-name="ce51">
            <text:p>0.25</text:p>
          </table:table-cell>
          <table:table-cell office:value-type="float" office:value="0.2" table:style-name="ce51">
            <text:p>0.2</text:p>
          </table:table-cell>
          <table:table-cell table:style-name="ce51"/>
          <table:table-cell table:style-name="ce51"/>
          <table:table-cell office:value-type="string" table:style-name="ce51">
            <text:p>S3</text:p>
          </table:table-cell>
          <table:table-cell office:value-type="string" table:style-name="ce51">
            <text:p>S2</text:p>
          </table:table-cell>
          <table:table-cell table:style-name="ce51"/>
          <table:table-cell office:value-type="string" table:style-name="ce51">
            <text:p>S1</text:p>
          </table:table-cell>
          <table:table-cell table:style-name="ce51"/>
          <table:table-cell office:value-type="float" office:value="0.35" table:style-name="ce51">
            <text:p>0.35</text:p>
          </table:table-cell>
          <table:table-cell office:value-type="float" office:value="0.2" table:style-name="ce51">
            <text:p>0.2</text:p>
          </table:table-cell>
          <table:table-cell table:style-name="ce51"/>
          <table:table-cell table:style-name="ce51"/>
          <table:table-cell table:style-name="ce51"/>
          <table:table-cell office:value-type="float" office:value="1" table:formula="of:=SUM([.B46:.U46])" table:style-name="ce3">
            <text:p>1</text:p>
          </table:table-cell>
          <table:table-cell table:number-columns-repeated="16362"/>
        </table:table-row>
        <table:table-row table:style-name="ro1">
          <table:table-cell table:style-name="ce3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 table:style-name="ce3"/>
        </table:table-row>
        <table:table-row table:style-name="ro1">
          <table:table-cell office:value-type="string" table:style-name="ce3">
            <text:p>Stair Machine</text:p>
          </table:table-cell>
          <table:table-cell office:value-type="float" office:value="0.35" table:style-name="ce51">
            <text:p>0.35</text:p>
          </table:table-cell>
          <table:table-cell office:value-type="float" office:value="0.25" table:style-name="ce51">
            <text:p>0.25</text:p>
          </table:table-cell>
          <table:table-cell office:value-type="float" office:value="0.25" table:style-name="ce51">
            <text:p>0.25</text:p>
          </table:table-cell>
          <table:table-cell office:value-type="float" office:value="0.1" table:style-name="ce51">
            <text:p>0.1</text:p>
          </table:table-cell>
          <table:table-cell office:value-type="float" office:value="0.05" table:style-name="ce51">
            <text:p>0.0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1</text:p>
          </table:table-cell>
          <table:table-cell office:value-type="string" table:style-name="ce51">
            <text:p>S2</text:p>
          </table:table-cell>
          <table:table-cell office:value-type="string" table:style-name="ce51">
            <text:p>S3</text:p>
          </table:table-cell>
          <table:table-cell office:value-type="float" office:value="1" table:formula="of:=SUM([.B48:.U48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Treadmill Running</text:p>
          </table:table-cell>
          <table:table-cell office:value-type="float" office:value="0.3" table:style-name="ce51">
            <text:p>0.3</text:p>
          </table:table-cell>
          <table:table-cell office:value-type="float" office:value="0.25" table:style-name="ce51">
            <text:p>0.25</text:p>
          </table:table-cell>
          <table:table-cell office:value-type="float" office:value="0.2" table:style-name="ce51">
            <text:p>0.2</text:p>
          </table:table-cell>
          <table:table-cell office:value-type="float" office:value="0.15" table:style-name="ce51">
            <text:p>0.15</text:p>
          </table:table-cell>
          <table:table-cell office:value-type="float" office:value="0.05" table:style-name="ce51">
            <text:p>0.05</text:p>
          </table:table-cell>
          <table:table-cell office:value-type="float" office:value="0.05" table:style-name="ce51">
            <text:p>0.0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1</text:p>
          </table:table-cell>
          <table:table-cell office:value-type="string" table:style-name="ce51">
            <text:p>S2</text:p>
          </table:table-cell>
          <table:table-cell office:value-type="string" table:style-name="ce51">
            <text:p>S3</text:p>
          </table:table-cell>
          <table:table-cell office:value-type="float" office:value="1" table:formula="of:=SUM([.B49:.U49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Rowing Machine</text:p>
          </table:table-cell>
          <table:table-cell office:value-type="float" office:value="0.25" table:style-name="ce51">
            <text:p>0.25</text:p>
          </table:table-cell>
          <table:table-cell office:value-type="float" office:value="0.15" table:style-name="ce51">
            <text:p>0.15</text:p>
          </table:table-cell>
          <table:table-cell office:value-type="float" office:value="0.2" table:style-name="ce51">
            <text:p>0.2</text:p>
          </table:table-cell>
          <table:table-cell office:value-type="float" office:value="0.05" table:style-name="ce51">
            <text:p>0.05</text:p>
          </table:table-cell>
          <table:table-cell table:style-name="ce51"/>
          <table:table-cell table:style-name="ce51"/>
          <table:table-cell office:value-type="float" office:value="0.05" table:style-name="ce51">
            <text:p>0.05</text:p>
          </table:table-cell>
          <table:table-cell office:value-type="float" office:value="0.05" table:style-name="ce51">
            <text:p>0.05</text:p>
          </table:table-cell>
          <table:table-cell table:style-name="ce51"/>
          <table:table-cell office:value-type="float" office:value="0.05" table:style-name="ce51">
            <text:p>0.05</text:p>
          </table:table-cell>
          <table:table-cell office:value-type="float" office:value="0.1" table:style-name="ce51">
            <text:p>0.1</text:p>
          </table:table-cell>
          <table:table-cell office:value-type="float" office:value="0.05" table:style-name="ce51">
            <text:p>0.05</text:p>
          </table:table-cell>
          <table:table-cell table:style-name="ce51"/>
          <table:table-cell office:value-type="string" table:style-name="ce51">
            <text:p>S1</text:p>
          </table:table-cell>
          <table:table-cell office:value-type="float" office:value="0.05" table:style-name="ce51">
            <text:p>0.05</text:p>
          </table:table-cell>
          <table:table-cell table:style-name="ce51"/>
          <table:table-cell table:style-name="ce51"/>
          <table:table-cell office:value-type="string" table:style-name="ce51">
            <text:p>S2</text:p>
          </table:table-cell>
          <table:table-cell office:value-type="string" table:style-name="ce51">
            <text:p>S3</text:p>
          </table:table-cell>
          <table:table-cell office:value-type="string" table:style-name="ce51">
            <text:p>S4</text:p>
          </table:table-cell>
          <table:table-cell office:value-type="float" office:value="1.0000000000000002" table:formula="of:=SUM([.B50:.U50])" table:style-name="ce3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Cycling Machine</text:p>
          </table:table-cell>
          <table:table-cell office:value-type="float" office:value="0.35" table:style-name="ce51">
            <text:p>0.35</text:p>
          </table:table-cell>
          <table:table-cell office:value-type="float" office:value="0.25" table:style-name="ce51">
            <text:p>0.25</text:p>
          </table:table-cell>
          <table:table-cell office:value-type="float" office:value="0.2" table:style-name="ce51">
            <text:p>0.2</text:p>
          </table:table-cell>
          <table:table-cell office:value-type="float" office:value="0.15" table:style-name="ce51">
            <text:p>0.15</text:p>
          </table:table-cell>
          <table:table-cell office:value-type="float" office:value="0.05" table:style-name="ce51">
            <text:p>0.0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office:value-type="string" table:style-name="ce51">
            <text:p>S1</text:p>
          </table:table-cell>
          <table:table-cell office:value-type="string" table:style-name="ce51">
            <text:p>S2</text:p>
          </table:table-cell>
          <table:table-cell office:value-type="string" table:style-name="ce51">
            <text:p>S3</text:p>
          </table:table-cell>
          <table:table-cell office:value-type="float" office:value="1" table:formula="of:=SUM([.B51:.U51])" table:style-name="ce3">
            <text:p>1</text:p>
          </table:table-cell>
          <table:table-cell table:number-columns-repeated="16362"/>
        </table:table-row>
        <table:table-row table:style-name="ro1">
          <table:table-cell table:style-name="ce3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 table:style-name="ce3"/>
        </table:table-row>
        <table:table-row table:style-name="ro1">
          <table:table-cell office:value-type="string" table:style-name="ce3">
            <text:p>Muscle Group</text:p>
          </table:table-cell>
          <table:table-cell office:value-type="string" table:style-name="ce51">
            <text:p>Adjusted Mass (kg)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 table:style-name="ce3"/>
        </table:table-row>
        <table:table-row table:style-name="ro1">
          <table:table-cell office:value-type="string" table:style-name="ce3">
            <text:p>Quads (Quadriceps)</text:p>
          </table:table-cell>
          <table:table-cell office:value-type="float" office:value="2.6" table:style-name="ce51">
            <text:p>2.6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 table:style-name="ce3"/>
        </table:table-row>
        <table:table-row table:style-name="ro1">
          <table:table-cell office:value-type="string" table:style-name="ce3">
            <text:p>Hamstrings</text:p>
          </table:table-cell>
          <table:table-cell office:value-type="float" office:value="1.7" table:style-name="ce51">
            <text:p>1.7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 table:style-name="ce3"/>
        </table:table-row>
        <table:table-row table:style-name="ro1">
          <table:table-cell office:value-type="string" table:style-name="ce3">
            <text:p>Glutes</text:p>
          </table:table-cell>
          <table:table-cell office:value-type="float" office:value="2.2000000000000002" table:style-name="ce51">
            <text:p>2.2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 table:style-name="ce3"/>
        </table:table-row>
        <table:table-row table:style-name="ro1">
          <table:table-cell office:value-type="string" table:style-name="ce3">
            <text:p>Calves</text:p>
          </table:table-cell>
          <table:table-cell office:value-type="float" office:value="1.1000000000000001" table:style-name="ce51">
            <text:p>1.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 table:style-name="ce3"/>
        </table:table-row>
        <table:table-row table:style-name="ro1">
          <table:table-cell office:value-type="string" table:style-name="ce3">
            <text:p>Adductors</text:p>
          </table:table-cell>
          <table:table-cell office:value-type="float" office:value="0.9" table:style-name="ce51">
            <text:p>0.9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 table:style-name="ce3"/>
        </table:table-row>
        <table:table-row table:style-name="ro1">
          <table:table-cell office:value-type="string" table:style-name="ce3">
            <text:p>Abductors</text:p>
          </table:table-cell>
          <table:table-cell office:value-type="float" office:value="0.55000000000000004" table:style-name="ce51">
            <text:p>0.5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 table:style-name="ce3"/>
        </table:table-row>
        <table:table-row table:style-name="ro1">
          <table:table-cell office:value-type="string" table:style-name="ce3">
            <text:p>Pecs (Pectorals)</text:p>
          </table:table-cell>
          <table:table-cell office:value-type="float" office:value="1.75" table:style-name="ce51">
            <text:p>1.7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 table:style-name="ce3"/>
        </table:table-row>
        <table:table-row table:style-name="ro1">
          <table:table-cell office:value-type="string" table:style-name="ce3">
            <text:p>Front Delts</text:p>
          </table:table-cell>
          <table:table-cell office:value-type="float" office:value="0.35" table:style-name="ce51">
            <text:p>0.3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 table:style-name="ce3"/>
        </table:table-row>
        <table:table-row table:style-name="ro1">
          <table:table-cell office:value-type="string" table:style-name="ce3">
            <text:p>Side Delts</text:p>
          </table:table-cell>
          <table:table-cell office:value-type="float" office:value="0.25" table:style-name="ce51">
            <text:p>0.2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 table:style-name="ce3"/>
        </table:table-row>
        <table:table-row table:style-name="ro1">
          <table:table-cell office:value-type="string" table:style-name="ce3">
            <text:p>Rear Delts</text:p>
          </table:table-cell>
          <table:table-cell office:value-type="float" office:value="0.25" table:style-name="ce51">
            <text:p>0.2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 table:style-name="ce3"/>
        </table:table-row>
        <table:table-row table:style-name="ro1">
          <table:table-cell office:value-type="string" table:style-name="ce3">
            <text:p>Lats (Latissimus Dorsi)</text:p>
          </table:table-cell>
          <table:table-cell office:value-type="float" office:value="2.2000000000000002" table:style-name="ce51">
            <text:p>2.2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 table:style-name="ce3"/>
        </table:table-row>
        <table:table-row table:style-name="ro1">
          <table:table-cell office:value-type="string" table:style-name="ce3">
            <text:p>Traps (Trapezius)</text:p>
          </table:table-cell>
          <table:table-cell office:value-type="float" office:value="1.1000000000000001" table:style-name="ce51">
            <text:p>1.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/>
        </table:table-row>
        <table:table-row table:style-name="ro1">
          <table:table-cell office:value-type="string" table:style-name="ce3">
            <text:p>Rhomboids</text:p>
          </table:table-cell>
          <table:table-cell office:value-type="float" office:value="0.55000000000000004" table:style-name="ce51">
            <text:p>0.5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/>
        </table:table-row>
        <table:table-row table:style-name="ro1">
          <table:table-cell office:value-type="string" table:style-name="ce3">
            <text:p>Lower Back</text:p>
          </table:table-cell>
          <table:table-cell office:value-type="float" office:value="1.1000000000000001" table:style-name="ce51">
            <text:p>1.1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/>
        </table:table-row>
        <table:table-row table:style-name="ro1">
          <table:table-cell office:value-type="string" table:style-name="ce3">
            <text:p>Biceps</text:p>
          </table:table-cell>
          <table:table-cell office:value-type="float" office:value="0.55000000000000004" table:style-name="ce51">
            <text:p>0.5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/>
        </table:table-row>
        <table:table-row table:style-name="ro1">
          <table:table-cell office:value-type="string" table:style-name="ce3">
            <text:p>Triceps</text:p>
          </table:table-cell>
          <table:table-cell office:value-type="float" office:value="0.65" table:style-name="ce51">
            <text:p>0.6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/>
        </table:table-row>
        <table:table-row table:style-name="ro1">
          <table:table-cell office:value-type="string" table:style-name="ce3">
            <text:p>Forearms</text:p>
          </table:table-cell>
          <table:table-cell office:value-type="float" office:value="0.55000000000000004" table:style-name="ce51">
            <text:p>0.5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/>
        </table:table-row>
        <table:table-row table:style-name="ro1">
          <table:table-cell office:value-type="string" table:style-name="ce3">
            <text:p>Front Abs</text:p>
          </table:table-cell>
          <table:table-cell office:value-type="float" office:value="0.55000000000000004" table:style-name="ce51">
            <text:p>0.5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/>
        </table:table-row>
        <table:table-row table:style-name="ro1">
          <table:table-cell office:value-type="string" table:style-name="ce3">
            <text:p>Deep Abs</text:p>
          </table:table-cell>
          <table:table-cell office:value-type="float" office:value="0.35" table:style-name="ce51">
            <text:p>0.3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/>
        </table:table-row>
        <table:table-row table:style-name="ro1">
          <table:table-cell office:value-type="string" table:style-name="ce3">
            <text:p>Obliques</text:p>
          </table:table-cell>
          <table:table-cell office:value-type="float" office:value="0.45" table:style-name="ce51">
            <text:p>0.45</text:p>
          </table:table-cell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/>
        </table:table-row>
        <table:table-row table:number-rows-repeated="1048503" table:style-name="ro3">
          <table:table-cell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number-columns-repeated="16363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3B7D23"/>
    </style:style>
    <style:style style:name="cf2" style:family="table-cell" style:data-style-name="N0">
      <style:table-cell-properties fo:background-color="#4EA72E"/>
    </style:style>
    <style:style style:name="cf3" style:family="table-cell" style:data-style-name="N0">
      <style:table-cell-properties fo:background-color="#8ED973"/>
    </style:style>
    <style:style style:name="cf4" style:family="table-cell" style:data-style-name="N0">
      <style:table-cell-properties fo:background-color="#B4E5A2"/>
    </style:style>
    <style:style style:name="cf5" style:family="table-cell" style:data-style-name="N0">
      <style:table-cell-properties fo:background-color="#D9F2D0"/>
    </style:style>
    <style:style style:name="cf6" style:family="table-cell" style:data-style-name="N0">
      <style:table-cell-properties fo:background-color="#275417"/>
    </style:style>
    <style:style style:name="ConditionalStyle_1" style:family="table-cell" style:data-style-name="N0">
      <style:table-cell-properties style:vertical-align="automatic" fo:background-color="#D9F2D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20_37__32_-_32_Accent1" style:display-name="Excel Built-in 20% - Accent1" style:family="table-cell" style:data-style-name="N0">
      <style:table-cell-properties style:vertical-align="automatic" fo:background-color="#C1E5F5"/>
    </style:style>
    <style:style style:name="Excel_32_Built-in_32_20_37__32_-_32_Accent2" style:display-name="Excel Built-in 20% - Accent2" style:family="table-cell" style:data-style-name="N0">
      <style:table-cell-properties style:vertical-align="automatic" fo:background-color="#FBE3D6"/>
    </style:style>
    <style:style style:name="Excel_32_Built-in_32_20_37__32_-_32_Accent3" style:display-name="Excel Built-in 20% - Accent3" style:family="table-cell" style:data-style-name="N0">
      <style:table-cell-properties style:vertical-align="automatic" fo:background-color="#C2F1C8"/>
    </style:style>
    <style:style style:name="Excel_32_Built-in_32_20_37__32_-_32_Accent4" style:display-name="Excel Built-in 20% - Accent4" style:family="table-cell" style:data-style-name="N0">
      <style:table-cell-properties style:vertical-align="automatic" fo:background-color="#CAEEFB"/>
    </style:style>
    <style:style style:name="Excel_32_Built-in_32_20_37__32_-_32_Accent5" style:display-name="Excel Built-in 20% - Accent5" style:family="table-cell" style:data-style-name="N0">
      <style:table-cell-properties style:vertical-align="automatic" fo:background-color="#F2CFEE"/>
    </style:style>
    <style:style style:name="Excel_32_Built-in_32_20_37__32_-_32_Accent6" style:display-name="Excel Built-in 20% - Accent6" style:family="table-cell" style:data-style-name="N0">
      <style:table-cell-properties style:vertical-align="automatic" fo:background-color="#D9F2D0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83CBEB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F6C6AD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84E291"/>
    </style:style>
    <style:style style:name="Excel_32_Built-in_32_40_37__32_-_32_Accent4" style:display-name="Excel Built-in 40% - Accent4" style:family="table-cell" style:data-style-name="N0">
      <style:table-cell-properties style:vertical-align="automatic" fo:background-color="#96DCF8"/>
    </style:style>
    <style:style style:name="Excel_32_Built-in_32_40_37__32_-_32_Accent5" style:display-name="Excel Built-in 40% - Accent5" style:family="table-cell" style:data-style-name="N0">
      <style:table-cell-properties style:vertical-align="automatic" fo:background-color="#E59EDD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B4E5A2"/>
    </style:style>
    <style:style style:name="Excel_32_Built-in_32_60_37__32_-_32_Accent1" style:display-name="Excel Built-in 60% - Accent1" style:family="table-cell" style:data-style-name="N0">
      <style:table-cell-properties style:vertical-align="automatic" fo:background-color="#46B1E1"/>
    </style:style>
    <style:style style:name="Excel_32_Built-in_32_60_37__32_-_32_Accent2" style:display-name="Excel Built-in 60% - Accent2" style:family="table-cell" style:data-style-name="N0">
      <style:table-cell-properties style:vertical-align="automatic" fo:background-color="#F2AA84"/>
    </style:style>
    <style:style style:name="Excel_32_Built-in_32_60_37__32_-_32_Accent3" style:display-name="Excel Built-in 60% - Accent3" style:family="table-cell" style:data-style-name="N0">
      <style:table-cell-properties style:vertical-align="automatic" fo:background-color="#47D45A"/>
    </style:style>
    <style:style style:name="Excel_32_Built-in_32_60_37__32_-_32_Accent4" style:display-name="Excel Built-in 60% - Accent4" style:family="table-cell" style:data-style-name="N0">
      <style:table-cell-properties style:vertical-align="automatic" fo:background-color="#61CBF4"/>
    </style:style>
    <style:style style:name="Excel_32_Built-in_32_60_37__32_-_32_Accent5" style:display-name="Excel Built-in 60% - Accent5" style:family="table-cell" style:data-style-name="N0">
      <style:table-cell-properties style:vertical-align="automatic" fo:background-color="#D86ECC"/>
    </style:style>
    <style:style style:name="Excel_32_Built-in_32_60_37__32_-_32_Accent6" style:display-name="Excel Built-in 60% - Accent6" style:family="table-cell" style:data-style-name="N0">
      <style:table-cell-properties style:vertical-align="automatic" fo:background-color="#8ED973"/>
    </style:style>
    <style:style style:name="Excel_32_Built-in_32_Accent1" style:display-name="Excel Built-in Accent1" style:family="table-cell" style:data-style-name="N0">
      <style:table-cell-properties style:vertical-align="automatic" fo:background-color="#156082"/>
      <style:text-properties fo:color="#FFFFFF"/>
    </style:style>
    <style:style style:name="Excel_32_Built-in_32_Accent2" style:display-name="Excel Built-in Accent2" style:family="table-cell" style:data-style-name="N0">
      <style:table-cell-properties style:vertical-align="automatic" fo:background-color="#E97132"/>
      <style:text-properties fo:color="#FFFFFF"/>
    </style:style>
    <style:style style:name="Excel_32_Built-in_32_Accent3" style:display-name="Excel Built-in Accent3" style:family="table-cell" style:data-style-name="N0">
      <style:table-cell-properties style:vertical-align="automatic" fo:background-color="#196B24"/>
      <style:text-properties fo:color="#FFFFFF"/>
    </style:style>
    <style:style style:name="Excel_32_Built-in_32_Accent4" style:display-name="Excel Built-in Accent4" style:family="table-cell" style:data-style-name="N0">
      <style:table-cell-properties style:vertical-align="automatic" fo:background-color="#0F9ED5"/>
      <style:text-properties fo:color="#FFFFFF"/>
    </style:style>
    <style:style style:name="Excel_32_Built-in_32_Accent5" style:display-name="Excel Built-in Accent5" style:family="table-cell" style:data-style-name="N0">
      <style:table-cell-properties style:vertical-align="automatic" fo:background-color="#A02B93"/>
      <style:text-properties fo:color="#FFFFFF"/>
    </style:style>
    <style:style style:name="Excel_32_Built-in_32_Accent6" style:display-name="Excel Built-in Accent6" style:family="table-cell" style:data-style-name="N0">
      <style:table-cell-properties style:vertical-align="automatic" fo:background-color="#4EA72E"/>
      <style:text-properties fo:color="#FFFFFF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/>
    </style:style>
    <style:style style:name="Excel_32_Built-in_32_Calculation" style:display-name="Excel Built-in Calculation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Excel_32_Built-in_32_Good" style:display-name="Excel Built-in Good" style:family="table-cell" style:data-style-name="N0">
      <style:table-cell-properties style:vertical-align="automatic" fo:background-color="#C6EFCE"/>
      <style:text-properties fo:color="#006100"/>
    </style:style>
    <style:style style:name="Excel_32_Built-in_32_Heading_32_1" style:display-name="Excel Built-in Heading 1" style:family="table-cell" style:data-style-name="N0">
      <style:table-cell-properties fo:border-top="none" fo:border-bottom="2pt solid #156082" fo:border-left="none" fo:border-right="none" style:vertical-align="automatic" fo:background-color="transparent"/>
      <style:text-properties fo:color="#0E2841" fo:font-size="15pt" style:font-size-asian="15pt" style:font-size-complex="15pt" fo:font-weight="bold" style:font-weight-asian="bold" style:font-weight-complex="bold"/>
    </style:style>
    <style:style style:name="Excel_32_Built-in_32_Heading_32_2" style:display-name="Excel Built-in Heading 2" style:family="table-cell" style:data-style-name="N0">
      <style:table-cell-properties fo:border-top="none" fo:border-bottom="2pt solid #64BEE6" fo:border-left="none" fo:border-right="none" style:vertical-align="automatic" fo:background-color="transparent"/>
      <style:text-properties fo:color="#0E2841" fo:font-size="13pt" style:font-size-asian="13pt" style:font-size-complex="13pt" fo:font-weight="bold" style:font-weight-asian="bold" style:font-weight-complex="bold"/>
    </style:style>
    <style:style style:name="Excel_32_Built-in_32_Heading_32_3" style:display-name="Excel Built-in Heading 3" style:family="table-cell" style:data-style-name="N0">
      <style:table-cell-properties fo:border-top="none" fo:border-bottom="thin solid #46B1E1" fo:border-left="none" fo:border-right="none" style:vertical-align="automatic" fo:background-color="transparent"/>
      <style:text-properties fo:color="#0E2841" fo:font-weight="bold" style:font-weight-asian="bold" style:font-weight-complex="bold"/>
    </style:style>
    <style:style style:name="Excel_32_Built-in_32_Heading_32_4" style:display-name="Excel Built-in Heading 4" style:family="table-cell" style:data-style-name="N0">
      <style:table-cell-properties style:vertical-align="automatic" fo:background-color="transparent"/>
      <style:text-properties fo:color="#0E2841" fo:font-weight="bold" style:font-weight-asian="bold" style:font-weight-complex="bold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Excel_32_Built-in_32_Linked_32_Cell" style:display-name="Excel Built-in Linked Cell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A7D00"/>
    </style:style>
    <style:style style:name="Excel_32_Built-in_32_Neutral" style:display-name="Excel Built-in Neutral" style:family="table-cell" style:data-style-name="N0">
      <style:table-cell-properties style:vertical-align="automatic" fo:background-color="#FFEB9C"/>
      <style:text-properties fo:color="#9C5700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Excel_32_Built-in_32_Output" style:display-name="Excel Built-in Output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Excel_32_Built-in_32_Title" style:display-name="Excel Built-in Title" style:family="table-cell" style:data-style-name="N0">
      <style:table-cell-properties style:vertical-align="automatic" fo:background-color="transparent"/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Excel_32_Built-in_32_Total" style:display-name="Excel Built-in Total" style:family="table-cell" style:data-style-name="N0">
      <style:table-cell-properties fo:border-top="thin solid #156082" fo:border-bottom="thin double #000000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Excel_32_Built-in_32_Warning_32_Text" style:display-name="Excel Built-in Warning Text" style:family="table-cell" style:data-style-name="N0">
      <style:table-cell-properties style:vertical-align="automatic" fo:background-color="transparent"/>
      <style:text-properties fo:color="#FF0000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Marij Qureshi</meta:initial-creator>
    <dc:creator>Marij Qureshi (Student)</dc:creator>
    <meta:creation-date>2024-09-04T17:06:57Z</meta:creation-date>
    <dc:date>2024-11-08T15:57:31Z</dc:date>
    <meta:editing-cycles>2</meta:editing-cycles>
    <meta:editing-duration>PT196S</meta:editing-duration>
    <meta:user-defined meta:name="AppVersion">16.0300</meta:user-defined>
  </office:meta>
</office:document-meta>
</file>